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ext-properties style:text-position="" style:font-name="Liberation Sans1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 style:data-style-name="N122"/>
    <style:style style:name="ce6" style:family="table-cell" style:parent-style-name="Default" style:data-style-name="N60"/>
    <style:style style:name="ce7" style:family="table-cell" style:parent-style-name="Default">
      <style:text-properties style:font-name="Liberation Sans1"/>
    </style:style>
    <style:style style:name="ce8" style:family="table-cell" style:parent-style-name="Default" style:data-style-name="N0"/>
    <style:style style:name="T1" style:family="text">
      <style:text-properties style:font-name="Symbol"/>
    </style:style>
    <style:style style:name="T2" style:family="text">
      <style:text-properties style:font-name="Liberation Sans"/>
    </style:style>
    <style:style style:name="T3" style:family="text">
      <style:text-properties style:text-position="-33% 58%"/>
    </style:style>
    <style:style style:name="T4" style:family="text">
      <style:text-properties style:font-name="Symbol"/>
    </style:style>
    <style:style style:name="T5" style:family="text">
      <style:text-properties style:font-name="Liberation Sans"/>
    </style:style>
    <style:style style:name="T6" style:family="text">
      <style:text-properties style:text-position="-33%"/>
    </style:style>
  </office:automatic-styles>
  <office:body>
    <office:spreadsheet>
      <table:table table:name="n7793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w</text:span><text:span text:style-name="T2">l</text:span>/<text:span text:style-name="T1">w</text:span>o</text:p>
          </table:table-cell>
          <table:table-cell office:value-type="string" calcext:value-type="string">
            <text:p>v2 denom </text:p>
          </table:table-cell>
          <table:table-cell office:value-type="string" calcext:value-type="string">
            <text:p>potential galaxy</text:p>
          </table:table-cell>
          <table:table-cell office:value-type="string" calcext:value-type="string">
            <text:p>potential milky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000000164842" calcext:value-type="float">
            <text:p>0.000000164842</text:p>
          </table:table-cell>
          <table:table-cell office:value-type="float" office:value="0.00000000980132" calcext:value-type="float">
            <text:p>0.000000009801</text:p>
          </table:table-cell>
          <table:table-cell table:style-name="ce2" office:value-type="float" office:value="0.000000174644" calcext:value-type="float">
            <text:p>1.75E-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kpc)</text:p>
          </table:table-cell>
          <table:table-cell table:number-columns-repeated="5"/>
          <table:table-cell office:value-type="float" office:value="0.516" calcext:value-type="float">
            <text:p>0.516</text:p>
          </table:table-cell>
          <table:table-cell office:value-type="float" office:value="1.00016" calcext:value-type="float">
            <text:p>1.00016</text:p>
          </table:table-cell>
          <table:table-cell office:value-type="float" office:value="0.000000281411" calcext:value-type="float">
            <text:p>0.000000281411</text:p>
          </table:table-cell>
          <table:table-cell office:value-type="float" office:value="0.000000017618" calcext:value-type="float">
            <text:p>0.000000017618</text:p>
          </table:table-cell>
          <table:table-cell table:style-name="ce2" office:value-type="float" office:value="0.000000299029" calcext:value-type="float">
            <text:p>2.99E-007</text:p>
          </table:table-cell>
          <table:table-cell table:number-columns-repeated="2"/>
        </table:table-row>
        <table:table-row table:style-name="ro2">
          <table:table-cell office:value-type="float" office:value="0.189" calcext:value-type="float">
            <text:p>0.189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0331387" calcext:value-type="float">
            <text:p>0.000000003314</text:p>
          </table:table-cell>
          <table:table-cell table:style-name="ce2" office:value-type="float" office:value="0.000000693969" calcext:value-type="float">
            <text:p>6.94E-007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.00017" calcext:value-type="float">
            <text:p>1.00017</text:p>
          </table:table-cell>
          <table:table-cell office:value-type="float" office:value="0.000000388373" calcext:value-type="float">
            <text:p>0.000000388373</text:p>
          </table:table-cell>
          <table:table-cell office:value-type="float" office:value="0.0000000253778" calcext:value-type="float">
            <text:p>0.000000025378</text:p>
          </table:table-cell>
          <table:table-cell table:style-name="ce2" office:value-type="float" office:value="0.000000413751" calcext:value-type="float">
            <text:p>4.14E-007</text:p>
          </table:table-cell>
          <table:table-cell table:number-columns-repeated="2"/>
        </table:table-row>
        <table:table-row table:style-name="ro2">
          <table:table-cell office:value-type="float" office:value="0.353" calcext:value-type="float">
            <text:p>0.353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100377" calcext:value-type="float">
            <text:p>0.000000010038</text:p>
          </table:table-cell>
          <table:table-cell table:style-name="ce2" office:value-type="float" office:value="0.000000766046" calcext:value-type="float">
            <text:p>7.66E-007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.00019" calcext:value-type="float">
            <text:p>1.00019</text:p>
          </table:table-cell>
          <table:table-cell office:value-type="float" office:value="0.000000445464" calcext:value-type="float">
            <text:p>0.000000445464</text:p>
          </table:table-cell>
          <table:table-cell office:value-type="float" office:value="0.0000000318135" calcext:value-type="float">
            <text:p>0.000000031814</text:p>
          </table:table-cell>
          <table:table-cell table:style-name="ce2" office:value-type="float" office:value="0.000000477278" calcext:value-type="float">
            <text:p>4.77E-007</text:p>
          </table:table-cell>
          <table:table-cell table:number-columns-repeated="2"/>
        </table:table-row>
        <table:table-row table:style-name="ro2">
          <table:table-cell office:value-type="float" office:value="0.516" calcext:value-type="float">
            <text:p>0.516</text:p>
          </table:table-cell>
          <table:table-cell office:value-type="float" office:value="1.00016" calcext:value-type="float">
            <text:p>1.00016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18043" calcext:value-type="float">
            <text:p>0.000000018043</text:p>
          </table:table-cell>
          <table:table-cell table:style-name="ce2" office:value-type="float" office:value="0.000000815749" calcext:value-type="float">
            <text:p>8.16E-007</text:p>
          </table:table-cell>
          <table:table-cell/>
          <table:table-cell office:value-type="float" office:value="1.007" calcext:value-type="float">
            <text:p>1.007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00000049503" calcext:value-type="float">
            <text:p>0.000000495030</text:p>
          </table:table-cell>
          <table:table-cell office:value-type="float" office:value="0.0000000393472" calcext:value-type="float">
            <text:p>0.000000039347</text:p>
          </table:table-cell>
          <table:table-cell table:style-name="ce2" office:value-type="float" office:value="0.000000534377" calcext:value-type="float">
            <text:p>5.34E-007</text:p>
          </table:table-cell>
          <table:table-cell table:number-columns-repeated="2"/>
        </table:table-row>
        <table:table-row table:style-name="ro2">
          <table:table-cell office:value-type="float" office:value="0.68" calcext:value-type="float">
            <text:p>0.68</text:p>
          </table:table-cell>
          <table:table-cell office:value-type="float" office:value="1.00018" calcext:value-type="float">
            <text:p>1.00018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2599" calcext:value-type="float">
            <text:p>0.000000025990</text:p>
          </table:table-cell>
          <table:table-cell table:style-name="ce2" office:value-type="float" office:value="0.000000856896" calcext:value-type="float">
            <text:p>8.57E-007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0534769" calcext:value-type="float">
            <text:p>0.000000534769</text:p>
          </table:table-cell>
          <table:table-cell office:value-type="float" office:value="0.0000000455705" calcext:value-type="float">
            <text:p>0.000000045571</text:p>
          </table:table-cell>
          <table:table-cell table:style-name="ce2" office:value-type="float" office:value="0.000000580339" calcext:value-type="float">
            <text:p>5.80E-007</text:p>
          </table:table-cell>
          <table:table-cell table:number-columns-repeated="2"/>
        </table:table-row>
        <table:table-row table:style-name="ro2">
          <table:table-cell office:value-type="float" office:value="0.825" calcext:value-type="float">
            <text:p>0.825</text:p>
          </table:table-cell>
          <table:table-cell office:value-type="float" office:value="1.00019" calcext:value-type="float">
            <text:p>1.00019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325807" calcext:value-type="float">
            <text:p>0.000000032581</text:p>
          </table:table-cell>
          <table:table-cell table:style-name="ce2" office:value-type="float" office:value="0.00000088728" calcext:value-type="float">
            <text:p>8.87E-007</text:p>
          </table:table-cell>
          <table:table-cell/>
          <table:table-cell office:value-type="float" office:value="1.316" calcext:value-type="float">
            <text:p>1.316</text:p>
          </table:table-cell>
          <table:table-cell office:value-type="float" office:value="1.00022" calcext:value-type="float">
            <text:p>1.00022</text:p>
          </table:table-cell>
          <table:table-cell office:value-type="float" office:value="0.000000572354" calcext:value-type="float">
            <text:p>0.000000572354</text:p>
          </table:table-cell>
          <table:table-cell office:value-type="float" office:value="0.000000050938" calcext:value-type="float">
            <text:p>0.000000050938</text:p>
          </table:table-cell>
          <table:table-cell table:style-name="ce2" office:value-type="float" office:value="0.000000623292" calcext:value-type="float">
            <text:p>6.23E-007</text:p>
          </table:table-cell>
          <table:table-cell table:number-columns-repeated="2"/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402958" calcext:value-type="float">
            <text:p>0.000000040296</text:p>
          </table:table-cell>
          <table:table-cell table:style-name="ce2" office:value-type="float" office:value="0.000000925847" calcext:value-type="float">
            <text:p>9.26E-007</text:p>
          </table:table-cell>
          <table:table-cell/>
          <table:table-cell office:value-type="float" office:value="1.479" calcext:value-type="float">
            <text:p>1.479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000000614724" calcext:value-type="float">
            <text:p>0.000000614724</text:p>
          </table:table-cell>
          <table:table-cell office:value-type="float" office:value="0.0000000569161" calcext:value-type="float">
            <text:p>0.000000056916</text:p>
          </table:table-cell>
          <table:table-cell table:style-name="ce2" office:value-type="float" office:value="0.00000067164" calcext:value-type="float">
            <text:p>6.72E-007</text:p>
          </table:table-cell>
          <table:table-cell table:number-columns-repeated="2"/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466684" calcext:value-type="float">
            <text:p>0.000000046668</text:p>
          </table:table-cell>
          <table:table-cell table:style-name="ce2" office:value-type="float" office:value="0.000000955901" calcext:value-type="float">
            <text:p>9.56E-007</text:p>
          </table:table-cell>
          <table:table-cell/>
          <table:table-cell office:value-type="float" office:value="1.661" calcext:value-type="float">
            <text:p>1.661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06395" calcext:value-type="float">
            <text:p>0.000000639500</text:p>
          </table:table-cell>
          <table:table-cell office:value-type="float" office:value="0.0000000636908" calcext:value-type="float">
            <text:p>0.000000063691</text:p>
          </table:table-cell>
          <table:table-cell table:style-name="ce2" office:value-type="float" office:value="0.00000070319" calcext:value-type="float">
            <text:p>7.03E-007</text:p>
          </table:table-cell>
          <table:table-cell table:number-columns-repeated="2"/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1.00022" calcext:value-type="float">
            <text:p>1.00022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521641" calcext:value-type="float">
            <text:p>0.000000052164</text:p>
          </table:table-cell>
          <table:table-cell table:style-name="ce2" office:value-type="float" office:value="0.000000979128" calcext:value-type="float">
            <text:p>9.79E-007</text:p>
          </table:table-cell>
          <table:table-cell/>
          <table:table-cell office:value-type="float" office:value="1.806" calcext:value-type="float">
            <text:p>1.806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0664014" calcext:value-type="float">
            <text:p>0.000000664014</text:p>
          </table:table-cell>
          <table:table-cell office:value-type="float" office:value="0.0000000689816" calcext:value-type="float">
            <text:p>0.000000068982</text:p>
          </table:table-cell>
          <table:table-cell table:style-name="ce2" office:value-type="float" office:value="0.000000732996" calcext:value-type="float">
            <text:p>7.33E-007</text:p>
          </table:table-cell>
          <table:table-cell table:number-columns-repeated="2"/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582848" calcext:value-type="float">
            <text:p>0.000000058285</text:p>
          </table:table-cell>
          <table:table-cell table:style-name="ce2" office:value-type="float" office:value="0.000001005" calcext:value-type="float">
            <text:p>1.01E-006</text:p>
          </table:table-cell>
          <table:table-cell/>
          <table:table-cell office:value-type="float" office:value="1.988" calcext:value-type="float">
            <text:p>1.988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691233" calcext:value-type="float">
            <text:p>0.000000691233</text:p>
          </table:table-cell>
          <table:table-cell office:value-type="float" office:value="0.0000000757777" calcext:value-type="float">
            <text:p>0.000000075778</text:p>
          </table:table-cell>
          <table:table-cell table:style-name="ce2" office:value-type="float" office:value="0.000000767011" calcext:value-type="float">
            <text:p>7.67E-007</text:p>
          </table:table-cell>
          <table:table-cell table:number-columns-repeated="2"/>
        </table:table-row>
        <table:table-row table:style-name="ro2">
          <table:table-cell office:value-type="float" office:value="1.661" calcext:value-type="float">
            <text:p>1.661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652203" calcext:value-type="float">
            <text:p>0.000000065220</text:p>
          </table:table-cell>
          <table:table-cell table:style-name="ce2" office:value-type="float" office:value="0.00000103256" calcext:value-type="float">
            <text:p>1.03E-006</text:p>
          </table:table-cell>
          <table:table-cell/>
          <table:table-cell office:value-type="float" office:value="2.134" calcext:value-type="float">
            <text:p>2.134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710076" calcext:value-type="float">
            <text:p>0.000000710076</text:p>
          </table:table-cell>
          <table:table-cell office:value-type="float" office:value="0.000000081321" calcext:value-type="float">
            <text:p>0.000000081321</text:p>
          </table:table-cell>
          <table:table-cell table:style-name="ce2" office:value-type="float" office:value="0.000000791397" calcext:value-type="float">
            <text:p>7.91E-007</text:p>
          </table:table-cell>
          <table:table-cell table:number-columns-repeated="2"/>
        </table:table-row>
        <table:table-row table:style-name="ro2">
          <table:table-cell office:value-type="float" office:value="1.806" calcext:value-type="float">
            <text:p>1.806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70636" calcext:value-type="float">
            <text:p>0.000000070636</text:p>
          </table:table-cell>
          <table:table-cell table:style-name="ce2" office:value-type="float" office:value="0.000001051" calcext:value-type="float">
            <text:p>1.05E-006</text:p>
          </table:table-cell>
          <table:table-cell/>
          <table:table-cell office:value-type="float" office:value="2.297" calcext:value-type="float">
            <text:p>2.297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0725893" calcext:value-type="float">
            <text:p>0.000000725893</text:p>
          </table:table-cell>
          <table:table-cell office:value-type="float" office:value="0.0000000875315" calcext:value-type="float">
            <text:p>0.000000087532</text:p>
          </table:table-cell>
          <table:table-cell table:style-name="ce2" office:value-type="float" office:value="0.000000813425" calcext:value-type="float">
            <text:p>8.13E-007</text:p>
          </table:table-cell>
          <table:table-cell table:number-columns-repeated="2"/>
        </table:table-row>
        <table:table-row table:style-name="ro2">
          <table:table-cell office:value-type="float" office:value="1.988" calcext:value-type="float">
            <text:p>1.988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775918" calcext:value-type="float">
            <text:p>0.000000077592</text:p>
          </table:table-cell>
          <table:table-cell table:style-name="ce2" office:value-type="float" office:value="0.00000107174" calcext:value-type="float">
            <text:p>1.07E-006</text:p>
          </table:table-cell>
          <table:table-cell/>
          <table:table-cell office:value-type="float" office:value="2.461" calcext:value-type="float">
            <text:p>2.461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0743625" calcext:value-type="float">
            <text:p>0.000000743625</text:p>
          </table:table-cell>
          <table:table-cell office:value-type="float" office:value="0.0000000938474" calcext:value-type="float">
            <text:p>0.000000093847</text:p>
          </table:table-cell>
          <table:table-cell table:style-name="ce2" office:value-type="float" office:value="0.000000837473" calcext:value-type="float">
            <text:p>8.37E-007</text:p>
          </table:table-cell>
          <table:table-cell table:number-columns-repeated="2"/>
        </table:table-row>
        <table:table-row table:style-name="ro2">
          <table:table-cell office:value-type="float" office:value="2.134" calcext:value-type="float">
            <text:p>2.134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832648" calcext:value-type="float">
            <text:p>0.000000083265</text:p>
          </table:table-cell>
          <table:table-cell table:style-name="ce2" office:value-type="float" office:value="0.00000109099" calcext:value-type="float">
            <text:p>1.09E-006</text:p>
          </table:table-cell>
          <table:table-cell/>
          <table:table-cell office:value-type="float" office:value="2.624" calcext:value-type="float">
            <text:p>2.624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0756903" calcext:value-type="float">
            <text:p>0.000000756903</text:p>
          </table:table-cell>
          <table:table-cell office:value-type="float" office:value="0.0000000999314" calcext:value-type="float">
            <text:p>0.000000099931</text:p>
          </table:table-cell>
          <table:table-cell table:style-name="ce2" office:value-type="float" office:value="0.000000856835" calcext:value-type="float">
            <text:p>8.57E-007</text:p>
          </table:table-cell>
          <table:table-cell table:number-columns-repeated="2"/>
        </table:table-row>
        <table:table-row table:style-name="ro2">
          <table:table-cell office:value-type="float" office:value="2.297" calcext:value-type="float">
            <text:p>2.297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896202" calcext:value-type="float">
            <text:p>0.000000089620</text:p>
          </table:table-cell>
          <table:table-cell table:style-name="ce2" office:value-type="float" office:value="0.00000110916" calcext:value-type="float">
            <text:p>1.11E-006</text:p>
          </table:table-cell>
          <table:table-cell/>
          <table:table-cell office:value-type="float" office:value="2.788" calcext:value-type="float">
            <text:p>2.788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0769008" calcext:value-type="float">
            <text:p>0.000000769008</text:p>
          </table:table-cell>
          <table:table-cell office:value-type="float" office:value="0.000000105568" calcext:value-type="float">
            <text:p>0.000000105568</text:p>
          </table:table-cell>
          <table:table-cell table:style-name="ce2" office:value-type="float" office:value="0.000000874576" calcext:value-type="float">
            <text:p>8.75E-007</text:p>
          </table:table-cell>
          <table:table-cell table:number-columns-repeated="2"/>
        </table:table-row>
        <table:table-row table:style-name="ro2">
          <table:table-cell office:value-type="float" office:value="2.461" calcext:value-type="float">
            <text:p>2.461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0960827" calcext:value-type="float">
            <text:p>0.000000096083</text:p>
          </table:table-cell>
          <table:table-cell table:style-name="ce2" office:value-type="float" office:value="0.00000112536" calcext:value-type="float">
            <text:p>1.13E-006</text:p>
          </table:table-cell>
          <table:table-cell/>
          <table:table-cell office:value-type="float" office:value="2.951" calcext:value-type="float">
            <text:p>2.951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0780414" calcext:value-type="float">
            <text:p>0.000000780414</text:p>
          </table:table-cell>
          <table:table-cell office:value-type="float" office:value="0.000000110937" calcext:value-type="float">
            <text:p>0.000000110937</text:p>
          </table:table-cell>
          <table:table-cell table:style-name="ce2" office:value-type="float" office:value="0.000000891351" calcext:value-type="float">
            <text:p>8.91E-007</text:p>
          </table:table-cell>
          <table:table-cell table:number-columns-repeated="2"/>
        </table:table-row>
        <table:table-row table:style-name="ro2">
          <table:table-cell office:value-type="float" office:value="2.624" calcext:value-type="float">
            <text:p>2.624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02307" calcext:value-type="float">
            <text:p>0.000000102307</text:p>
          </table:table-cell>
          <table:table-cell table:style-name="ce2" office:value-type="float" office:value="0.00000114149" calcext:value-type="float">
            <text:p>1.14E-006</text:p>
          </table:table-cell>
          <table:table-cell/>
          <table:table-cell office:value-type="float" office:value="3.133" calcext:value-type="float">
            <text:p>3.133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0795474" calcext:value-type="float">
            <text:p>0.000000795474</text:p>
          </table:table-cell>
          <table:table-cell office:value-type="float" office:value="0.00000011698" calcext:value-type="float">
            <text:p>0.000000116980</text:p>
          </table:table-cell>
          <table:table-cell table:style-name="ce2" office:value-type="float" office:value="0.000000912454" calcext:value-type="float">
            <text:p>9.12E-007</text:p>
          </table:table-cell>
          <table:table-cell table:number-columns-repeated="2"/>
        </table:table-row>
        <table:table-row table:style-name="ro2">
          <table:table-cell office:value-type="float" office:value="2.788" calcext:value-type="float">
            <text:p>2.788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08072" calcext:value-type="float">
            <text:p>0.000000108072</text:p>
          </table:table-cell>
          <table:table-cell table:style-name="ce2" office:value-type="float" office:value="0.00000115758" calcext:value-type="float">
            <text:p>1.16E-006</text:p>
          </table:table-cell>
          <table:table-cell/>
          <table:table-cell office:value-type="float" office:value="3.297" calcext:value-type="float">
            <text:p>3.297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0804692" calcext:value-type="float">
            <text:p>0.000000804692</text:p>
          </table:table-cell>
          <table:table-cell office:value-type="float" office:value="0.000000122435" calcext:value-type="float">
            <text:p>0.000000122435</text:p>
          </table:table-cell>
          <table:table-cell table:style-name="ce2" office:value-type="float" office:value="0.000000927127" calcext:value-type="float">
            <text:p>9.27E-007</text:p>
          </table:table-cell>
          <table:table-cell table:number-columns-repeated="2"/>
        </table:table-row>
        <table:table-row table:style-name="ro2">
          <table:table-cell office:value-type="float" office:value="2.951" calcext:value-type="float">
            <text:p>2.951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13562" calcext:value-type="float">
            <text:p>0.000000113562</text:p>
          </table:table-cell>
          <table:table-cell table:style-name="ce2" office:value-type="float" office:value="0.00000117205" calcext:value-type="float">
            <text:p>1.17E-006</text:p>
          </table:table-cell>
          <table:table-cell/>
          <table:table-cell office:value-type="float" office:value="3.442" calcext:value-type="float">
            <text:p>3.442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0813323" calcext:value-type="float">
            <text:p>0.000000813323</text:p>
          </table:table-cell>
          <table:table-cell office:value-type="float" office:value="0.000000127606" calcext:value-type="float">
            <text:p>0.000000127606</text:p>
          </table:table-cell>
          <table:table-cell table:style-name="ce2" office:value-type="float" office:value="0.000000940929" calcext:value-type="float">
            <text:p>9.41E-007</text:p>
          </table:table-cell>
          <table:table-cell table:number-columns-repeated="2"/>
        </table:table-row>
        <table:table-row table:style-name="ro2">
          <table:table-cell office:value-type="float" office:value="3.133" calcext:value-type="float">
            <text:p>3.133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1974" calcext:value-type="float">
            <text:p>0.000000119740</text:p>
          </table:table-cell>
          <table:table-cell table:style-name="ce2" office:value-type="float" office:value="0.00000118593" calcext:value-type="float">
            <text:p>1.19E-006</text:p>
          </table:table-cell>
          <table:table-cell/>
          <table:table-cell office:value-type="float" office:value="3.606" calcext:value-type="float">
            <text:p>3.606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0825119" calcext:value-type="float">
            <text:p>0.000000825119</text:p>
          </table:table-cell>
          <table:table-cell office:value-type="float" office:value="0.000000133493" calcext:value-type="float">
            <text:p>0.000000133493</text:p>
          </table:table-cell>
          <table:table-cell table:style-name="ce2" office:value-type="float" office:value="0.000000958612" calcext:value-type="float">
            <text:p>9.59E-007</text:p>
          </table:table-cell>
          <table:table-cell table:number-columns-repeated="2"/>
        </table:table-row>
        <table:table-row table:style-name="ro2">
          <table:table-cell office:value-type="float" office:value="3.297" calcext:value-type="float">
            <text:p>3.297</text:p>
          </table:table-cell>
          <table:table-cell office:value-type="float" office:value="1.00034" calcext:value-type="float">
            <text:p>1.00034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25316" calcext:value-type="float">
            <text:p>0.000000125316</text:p>
          </table:table-cell>
          <table:table-cell table:style-name="ce2" office:value-type="float" office:value="0.00000119911" calcext:value-type="float">
            <text:p>1.20E-006</text:p>
          </table:table-cell>
          <table:table-cell/>
          <table:table-cell office:value-type="float" office:value="3.769" calcext:value-type="float">
            <text:p>3.769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0832383" calcext:value-type="float">
            <text:p>0.000000832383</text:p>
          </table:table-cell>
          <table:table-cell office:value-type="float" office:value="0.000000138988" calcext:value-type="float">
            <text:p>0.000000138988</text:p>
          </table:table-cell>
          <table:table-cell table:style-name="ce2" office:value-type="float" office:value="0.000000971372" calcext:value-type="float">
            <text:p>9.71E-007</text:p>
          </table:table-cell>
          <table:table-cell table:number-columns-repeated="2"/>
        </table:table-row>
        <table:table-row table:style-name="ro2">
          <table:table-cell office:value-type="float" office:value="3.442" calcext:value-type="float">
            <text:p>3.442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30601" calcext:value-type="float">
            <text:p>0.000000130601</text:p>
          </table:table-cell>
          <table:table-cell table:style-name="ce2" office:value-type="float" office:value="0.0000012118" calcext:value-type="float">
            <text:p>1.21E-006</text:p>
          </table:table-cell>
          <table:table-cell/>
          <table:table-cell office:value-type="float" office:value="3.933" calcext:value-type="float">
            <text:p>3.933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0839029" calcext:value-type="float">
            <text:p>0.000000839029</text:p>
          </table:table-cell>
          <table:table-cell office:value-type="float" office:value="0.000000144447" calcext:value-type="float">
            <text:p>0.000000144447</text:p>
          </table:table-cell>
          <table:table-cell table:style-name="ce2" office:value-type="float" office:value="0.000000983476" calcext:value-type="float">
            <text:p>9.83E-007</text:p>
          </table:table-cell>
          <table:table-cell table:number-columns-repeated="2"/>
        </table:table-row>
        <table:table-row table:style-name="ro2">
          <table:table-cell office:value-type="float" office:value="3.606" calcext:value-type="float">
            <text:p>3.606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36619" calcext:value-type="float">
            <text:p>0.000000136619</text:p>
          </table:table-cell>
          <table:table-cell table:style-name="ce2" office:value-type="float" office:value="0.00000122192" calcext:value-type="float">
            <text:p>1.22E-006</text:p>
          </table:table-cell>
          <table:table-cell/>
          <table:table-cell office:value-type="float" office:value="4.096" calcext:value-type="float">
            <text:p>4.096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0845324" calcext:value-type="float">
            <text:p>0.000000845324</text:p>
          </table:table-cell>
          <table:table-cell office:value-type="float" office:value="0.000000149674" calcext:value-type="float">
            <text:p>0.000000149674</text:p>
          </table:table-cell>
          <table:table-cell table:style-name="ce2" office:value-type="float" office:value="0.000000994998" calcext:value-type="float">
            <text:p>9.95E-007</text:p>
          </table:table-cell>
          <table:table-cell table:number-columns-repeated="2"/>
        </table:table-row>
        <table:table-row table:style-name="ro2">
          <table:table-cell office:value-type="float" office:value="3.769" calcext:value-type="float">
            <text:p>3.769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42236" calcext:value-type="float">
            <text:p>0.000000142236</text:p>
          </table:table-cell>
          <table:table-cell table:style-name="ce2" office:value-type="float" office:value="0.00000123362" calcext:value-type="float">
            <text:p>1.23E-00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0855514" calcext:value-type="float">
            <text:p>0.000000855514</text:p>
          </table:table-cell>
          <table:table-cell office:value-type="float" office:value="0.000000154265" calcext:value-type="float">
            <text:p>0.000000154265</text:p>
          </table:table-cell>
          <table:table-cell table:style-name="ce2" office:value-type="float" office:value="0.00000100978" calcext:value-type="float">
            <text:p>1.01E-006</text:p>
          </table:table-cell>
          <table:table-cell table:number-columns-repeated="2"/>
        </table:table-row>
        <table:table-row table:style-name="ro2">
          <table:table-cell office:value-type="float" office:value="3.933" calcext:value-type="float">
            <text:p>3.933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47815" calcext:value-type="float">
            <text:p>0.000000147815</text:p>
          </table:table-cell>
          <table:table-cell table:style-name="ce2" office:value-type="float" office:value="0.00000124493" calcext:value-type="float">
            <text:p>1.24E-006</text:p>
          </table:table-cell>
          <table:table-cell/>
          <table:table-cell office:value-type="float" office:value="4.423" calcext:value-type="float">
            <text:p>4.423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0861855" calcext:value-type="float">
            <text:p>0.000000861855</text:p>
          </table:table-cell>
          <table:table-cell office:value-type="float" office:value="0.00000015817" calcext:value-type="float">
            <text:p>0.000000158170</text:p>
          </table:table-cell>
          <table:table-cell table:style-name="ce2" office:value-type="float" office:value="0.00000102003" calcext:value-type="float">
            <text:p>1.02E-006</text:p>
          </table:table-cell>
          <table:table-cell table:number-columns-repeated="2"/>
        </table:table-row>
        <table:table-row table:style-name="ro2">
          <table:table-cell office:value-type="float" office:value="4.096" calcext:value-type="float">
            <text:p>4.096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53156" calcext:value-type="float">
            <text:p>0.000000153156</text:p>
          </table:table-cell>
          <table:table-cell table:style-name="ce2" office:value-type="float" office:value="0.00000125574" calcext:value-type="float">
            <text:p>1.26E-006</text:p>
          </table:table-cell>
          <table:table-cell/>
          <table:table-cell office:value-type="float" office:value="4.587" calcext:value-type="float">
            <text:p>4.587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086833" calcext:value-type="float">
            <text:p>0.000000868330</text:p>
          </table:table-cell>
          <table:table-cell office:value-type="float" office:value="0.000000161794" calcext:value-type="float">
            <text:p>0.000000161794</text:p>
          </table:table-cell>
          <table:table-cell table:style-name="ce2" office:value-type="float" office:value="0.00000103012" calcext:value-type="float">
            <text:p>1.03E-006</text:p>
          </table:table-cell>
          <table:table-cell table:number-columns-repeated="2"/>
        </table:table-row>
        <table:table-row table:style-name="ro2">
          <table:table-cell office:value-type="float" office:value="4.26" calcext:value-type="float">
            <text:p>4.26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57847" calcext:value-type="float">
            <text:p>0.000000157847</text:p>
          </table:table-cell>
          <table:table-cell table:style-name="ce2" office:value-type="float" office:value="0.00000126625" calcext:value-type="float">
            <text:p>1.27E-006</text:p>
          </table:table-cell>
          <table:table-cell/>
          <table:table-cell office:value-type="float" office:value="4.751" calcext:value-type="float">
            <text:p>4.751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0877852" calcext:value-type="float">
            <text:p>0.000000877852</text:p>
          </table:table-cell>
          <table:table-cell office:value-type="float" office:value="0.000000165339" calcext:value-type="float">
            <text:p>0.000000165339</text:p>
          </table:table-cell>
          <table:table-cell table:style-name="ce2" office:value-type="float" office:value="0.00000104319" calcext:value-type="float">
            <text:p>1.04E-006</text:p>
          </table:table-cell>
          <table:table-cell table:number-columns-repeated="2"/>
        </table:table-row>
        <table:table-row table:style-name="ro2">
          <table:table-cell office:value-type="float" office:value="4.423" calcext:value-type="float">
            <text:p>4.423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61835" calcext:value-type="float">
            <text:p>0.000000161835</text:p>
          </table:table-cell>
          <table:table-cell table:style-name="ce2" office:value-type="float" office:value="0.00000127634" calcext:value-type="float">
            <text:p>1.28E-006</text:p>
          </table:table-cell>
          <table:table-cell/>
          <table:table-cell office:value-type="float" office:value="4.914" calcext:value-type="float">
            <text:p>4.914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0883792" calcext:value-type="float">
            <text:p>0.000000883792</text:p>
          </table:table-cell>
          <table:table-cell office:value-type="float" office:value="0.00000016877" calcext:value-type="float">
            <text:p>0.000000168770</text:p>
          </table:table-cell>
          <table:table-cell table:style-name="ce2" office:value-type="float" office:value="0.00000105256" calcext:value-type="float">
            <text:p>1.05E-006</text:p>
          </table:table-cell>
          <table:table-cell table:number-columns-repeated="2"/>
        </table:table-row>
        <table:table-row table:style-name="ro2">
          <table:table-cell office:value-type="float" office:value="4.587" calcext:value-type="float">
            <text:p>4.587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65535" calcext:value-type="float">
            <text:p>0.000000165535</text:p>
          </table:table-cell>
          <table:table-cell table:style-name="ce2" office:value-type="float" office:value="0.0000012861" calcext:value-type="float">
            <text:p>1.29E-006</text:p>
          </table:table-cell>
          <table:table-cell/>
          <table:table-cell office:value-type="float" office:value="5.078" calcext:value-type="float">
            <text:p>5.078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88944" calcext:value-type="float">
            <text:p>0.000000889440</text:p>
          </table:table-cell>
          <table:table-cell office:value-type="float" office:value="0.000000171733" calcext:value-type="float">
            <text:p>0.000000171733</text:p>
          </table:table-cell>
          <table:table-cell table:style-name="ce2" office:value-type="float" office:value="0.00000106117" calcext:value-type="float">
            <text:p>1.06E-006</text:p>
          </table:table-cell>
          <table:table-cell table:number-columns-repeated="2"/>
        </table:table-row>
        <table:table-row table:style-name="ro2">
          <table:table-cell office:value-type="float" office:value="4.751" calcext:value-type="float">
            <text:p>4.751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69155" calcext:value-type="float">
            <text:p>0.000000169155</text:p>
          </table:table-cell>
          <table:table-cell table:style-name="ce2" office:value-type="float" office:value="0.00000129558" calcext:value-type="float">
            <text:p>1.30E-006</text:p>
          </table:table-cell>
          <table:table-cell/>
          <table:table-cell office:value-type="float" office:value="5.241" calcext:value-type="float">
            <text:p>5.241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895658" calcext:value-type="float">
            <text:p>0.000000895658</text:p>
          </table:table-cell>
          <table:table-cell office:value-type="float" office:value="0.000000174278" calcext:value-type="float">
            <text:p>0.000000174278</text:p>
          </table:table-cell>
          <table:table-cell table:style-name="ce2" office:value-type="float" office:value="0.00000106994" calcext:value-type="float">
            <text:p>1.07E-006</text:p>
          </table:table-cell>
          <table:table-cell table:number-columns-repeated="2"/>
        </table:table-row>
        <table:table-row table:style-name="ro2">
          <table:table-cell office:value-type="float" office:value="4.914" calcext:value-type="float">
            <text:p>4.914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72658" calcext:value-type="float">
            <text:p>0.000000172658</text:p>
          </table:table-cell>
          <table:table-cell table:style-name="ce2" office:value-type="float" office:value="0.00000130472" calcext:value-type="float">
            <text:p>1.30E-006</text:p>
          </table:table-cell>
          <table:table-cell/>
          <table:table-cell office:value-type="float" office:value="5.405" calcext:value-type="float">
            <text:p>5.405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0904432" calcext:value-type="float">
            <text:p>0.000000904432</text:p>
          </table:table-cell>
          <table:table-cell office:value-type="float" office:value="0.00000017658" calcext:value-type="float">
            <text:p>0.000000176580</text:p>
          </table:table-cell>
          <table:table-cell table:style-name="ce2" office:value-type="float" office:value="0.00000108101" calcext:value-type="float">
            <text:p>1.08E-006</text:p>
          </table:table-cell>
          <table:table-cell table:number-columns-repeated="2"/>
        </table:table-row>
        <table:table-row table:style-name="ro2">
          <table:table-cell office:value-type="float" office:value="5.078" calcext:value-type="float">
            <text:p>5.078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75682" calcext:value-type="float">
            <text:p>0.000000175682</text:p>
          </table:table-cell>
          <table:table-cell table:style-name="ce2" office:value-type="float" office:value="0.00000131361" calcext:value-type="float">
            <text:p>1.31E-006</text:p>
          </table:table-cell>
          <table:table-cell/>
          <table:table-cell office:value-type="float" office:value="5.568" calcext:value-type="float">
            <text:p>5.568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000000910703" calcext:value-type="float">
            <text:p>0.000000910703</text:p>
          </table:table-cell>
          <table:table-cell office:value-type="float" office:value="0.00000017837" calcext:value-type="float">
            <text:p>0.000000178370</text:p>
          </table:table-cell>
          <table:table-cell table:style-name="ce2" office:value-type="float" office:value="0.00000108907" calcext:value-type="float">
            <text:p>1.09E-006</text:p>
          </table:table-cell>
          <table:table-cell table:number-columns-repeated="2"/>
        </table:table-row>
        <table:table-row table:style-name="ro2">
          <table:table-cell office:value-type="float" office:value="5.241" calcext:value-type="float">
            <text:p>5.241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78278" calcext:value-type="float">
            <text:p>0.000000178278</text:p>
          </table:table-cell>
          <table:table-cell table:style-name="ce2" office:value-type="float" office:value="0.00000132217" calcext:value-type="float">
            <text:p>1.32E-006</text:p>
          </table:table-cell>
          <table:table-cell/>
          <table:table-cell office:value-type="float" office:value="5.732" calcext:value-type="float">
            <text:p>5.732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000000916961" calcext:value-type="float">
            <text:p>0.000000916961</text:p>
          </table:table-cell>
          <table:table-cell office:value-type="float" office:value="0.000000179871" calcext:value-type="float">
            <text:p>0.000000179871</text:p>
          </table:table-cell>
          <table:table-cell table:style-name="ce2" office:value-type="float" office:value="0.00000109683" calcext:value-type="float">
            <text:p>1.10E-006</text:p>
          </table:table-cell>
          <table:table-cell table:number-columns-repeated="2"/>
        </table:table-row>
        <table:table-row table:style-name="ro2">
          <table:table-cell office:value-type="float" office:value="5.405" calcext:value-type="float">
            <text:p>5.405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80625" calcext:value-type="float">
            <text:p>0.000000180625</text:p>
          </table:table-cell>
          <table:table-cell table:style-name="ce2" office:value-type="float" office:value="0.00000133054" calcext:value-type="float">
            <text:p>1.33E-006</text:p>
          </table:table-cell>
          <table:table-cell/>
          <table:table-cell office:value-type="float" office:value="5.896" calcext:value-type="float">
            <text:p>5.896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0922727" calcext:value-type="float">
            <text:p>0.000000922727</text:p>
          </table:table-cell>
          <table:table-cell office:value-type="float" office:value="0.000000181469" calcext:value-type="float">
            <text:p>0.000000181469</text:p>
          </table:table-cell>
          <table:table-cell table:style-name="ce2" office:value-type="float" office:value="0.0000011042" calcext:value-type="float">
            <text:p>1.10E-006</text:p>
          </table:table-cell>
          <table:table-cell table:number-columns-repeated="2"/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82448" calcext:value-type="float">
            <text:p>0.000000182448</text:p>
          </table:table-cell>
          <table:table-cell table:style-name="ce2" office:value-type="float" office:value="0.00000133863" calcext:value-type="float">
            <text:p>1.34E-006</text:p>
          </table:table-cell>
          <table:table-cell/>
          <table:table-cell office:value-type="float" office:value="6.059" calcext:value-type="float">
            <text:p>6.059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930608" calcext:value-type="float">
            <text:p>0.000000930608</text:p>
          </table:table-cell>
          <table:table-cell office:value-type="float" office:value="0.000000183411" calcext:value-type="float">
            <text:p>0.000000183411</text:p>
          </table:table-cell>
          <table:table-cell table:style-name="ce2" office:value-type="float" office:value="0.00000111402" calcext:value-type="float">
            <text:p>1.11E-006</text:p>
          </table:table-cell>
          <table:table-cell table:number-columns-repeated="2"/>
        </table:table-row>
        <table:table-row table:style-name="ro2">
          <table:table-cell office:value-type="float" office:value="5.732" calcext:value-type="float">
            <text:p>5.732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83975" calcext:value-type="float">
            <text:p>0.000000183975</text:p>
          </table:table-cell>
          <table:table-cell table:style-name="ce2" office:value-type="float" office:value="0.00000134648" calcext:value-type="float">
            <text:p>1.35E-006</text:p>
          </table:table-cell>
          <table:table-cell/>
          <table:table-cell office:value-type="float" office:value="6.223" calcext:value-type="float">
            <text:p>6.223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0935371" calcext:value-type="float">
            <text:p>0.000000935371</text:p>
          </table:table-cell>
          <table:table-cell office:value-type="float" office:value="0.000000185616" calcext:value-type="float">
            <text:p>0.000000185616</text:p>
          </table:table-cell>
          <table:table-cell table:style-name="ce2" office:value-type="float" office:value="0.00000112099" calcext:value-type="float">
            <text:p>1.12E-006</text:p>
          </table:table-cell>
          <table:table-cell table:number-columns-repeated="2"/>
        </table:table-row>
        <table:table-row table:style-name="ro2">
          <table:table-cell office:value-type="float" office:value="5.896" calcext:value-type="float">
            <text:p>5.896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85602" calcext:value-type="float">
            <text:p>0.000000185602</text:p>
          </table:table-cell>
          <table:table-cell table:style-name="ce2" office:value-type="float" office:value="0.00000135416" calcext:value-type="float">
            <text:p>1.35E-006</text:p>
          </table:table-cell>
          <table:table-cell/>
          <table:table-cell office:value-type="float" office:value="6.386" calcext:value-type="float">
            <text:p>6.386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940047" calcext:value-type="float">
            <text:p>0.000000940047</text:p>
          </table:table-cell>
          <table:table-cell office:value-type="float" office:value="0.000000187698" calcext:value-type="float">
            <text:p>0.000000187698</text:p>
          </table:table-cell>
          <table:table-cell table:style-name="ce2" office:value-type="float" office:value="0.00000112774" calcext:value-type="float">
            <text:p>1.13E-006</text:p>
          </table:table-cell>
          <table:table-cell table:number-columns-repeated="2"/>
        </table:table-row>
        <table:table-row table:style-name="ro2">
          <table:table-cell office:value-type="float" office:value="6.059" calcext:value-type="float">
            <text:p>6.059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87581" calcext:value-type="float">
            <text:p>0.000000187581</text:p>
          </table:table-cell>
          <table:table-cell table:style-name="ce2" office:value-type="float" office:value="0.00000136158" calcext:value-type="float">
            <text:p>1.36E-006</text:p>
          </table:table-cell>
          <table:table-cell/>
          <table:table-cell office:value-type="float" office:value="6.532" calcext:value-type="float">
            <text:p>6.532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0945071" calcext:value-type="float">
            <text:p>0.000000945071</text:p>
          </table:table-cell>
          <table:table-cell office:value-type="float" office:value="0.00000018928" calcext:value-type="float">
            <text:p>0.000000189280</text:p>
          </table:table-cell>
          <table:table-cell table:style-name="ce2" office:value-type="float" office:value="0.00000113435" calcext:value-type="float">
            <text:p>1.13E-006</text:p>
          </table:table-cell>
          <table:table-cell table:number-columns-repeated="2"/>
        </table:table-row>
        <table:table-row table:style-name="ro2">
          <table:table-cell office:value-type="float" office:value="6.223" calcext:value-type="float">
            <text:p>6.223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8983" calcext:value-type="float">
            <text:p>0.000000189830</text:p>
          </table:table-cell>
          <table:table-cell table:style-name="ce2" office:value-type="float" office:value="0.00000136884" calcext:value-type="float">
            <text:p>1.37E-006</text:p>
          </table:table-cell>
          <table:table-cell/>
          <table:table-cell office:value-type="float" office:value="6.732" calcext:value-type="float">
            <text:p>6.732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000000951807" calcext:value-type="float">
            <text:p>0.000000951807</text:p>
          </table:table-cell>
          <table:table-cell office:value-type="float" office:value="0.000000191072" calcext:value-type="float">
            <text:p>0.000000191072</text:p>
          </table:table-cell>
          <table:table-cell table:style-name="ce2" office:value-type="float" office:value="0.00000114288" calcext:value-type="float">
            <text:p>1.14E-006</text:p>
          </table:table-cell>
          <table:table-cell table:number-columns-repeated="2"/>
        </table:table-row>
        <table:table-row table:style-name="ro2">
          <table:table-cell office:value-type="float" office:value="6.386" calcext:value-type="float">
            <text:p>6.386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91954" calcext:value-type="float">
            <text:p>0.000000191954</text:p>
          </table:table-cell>
          <table:table-cell table:style-name="ce2" office:value-type="float" office:value="0.00000137584" calcext:value-type="float">
            <text:p>1.38E-006</text:p>
          </table:table-cell>
          <table:table-cell/>
          <table:table-cell office:value-type="float" office:value="6.877" calcext:value-type="float">
            <text:p>6.87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0954808" calcext:value-type="float">
            <text:p>0.000000954808</text:p>
          </table:table-cell>
          <table:table-cell office:value-type="float" office:value="0.000000192121" calcext:value-type="float">
            <text:p>0.000000192121</text:p>
          </table:table-cell>
          <table:table-cell table:style-name="ce2" office:value-type="float" office:value="0.00000114693" calcext:value-type="float">
            <text:p>1.15E-006</text:p>
          </table:table-cell>
          <table:table-cell table:number-columns-repeated="2"/>
        </table:table-row>
        <table:table-row table:style-name="ro2">
          <table:table-cell office:value-type="float" office:value="6.532" calcext:value-type="float">
            <text:p>6.532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93566" calcext:value-type="float">
            <text:p>0.000000193566</text:p>
          </table:table-cell>
          <table:table-cell table:style-name="ce2" office:value-type="float" office:value="0.00000138155" calcext:value-type="float">
            <text:p>1.38E-006</text:p>
          </table:table-cell>
          <table:table-cell/>
          <table:table-cell office:value-type="float" office:value="6.877" calcext:value-type="float">
            <text:p>6.87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127687" calcext:value-type="float">
            <text:p>0.000001276870</text:p>
          </table:table-cell>
          <table:table-cell office:value-type="float" office:value="0.000000194005" calcext:value-type="float">
            <text:p>0.000000194005</text:p>
          </table:table-cell>
          <table:table-cell table:style-name="ce4" office:value-type="float" office:value="0.00000147088" calcext:value-type="float">
            <text:p>1.47088E-006</text:p>
          </table:table-cell>
          <table:table-cell table:number-columns-repeated="2"/>
        </table:table-row>
        <table:table-row table:style-name="ro2">
          <table:table-cell office:value-type="float" office:value="6.732" calcext:value-type="float">
            <text:p>6.732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95392" calcext:value-type="float">
            <text:p>0.000000195392</text:p>
          </table:table-cell>
          <table:table-cell table:style-name="ce2" office:value-type="float" office:value="0.00000139046" calcext:value-type="float">
            <text:p>1.39E-006</text:p>
          </table:table-cell>
          <table:table-cell/>
          <table:table-cell office:value-type="float" office:value="6.877" calcext:value-type="float">
            <text:p>6.87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119829" calcext:value-type="float">
            <text:p>0.000001198290</text:p>
          </table:table-cell>
          <table:table-cell office:value-type="float" office:value="0.00000019646" calcext:value-type="float">
            <text:p>0.000000196460</text:p>
          </table:table-cell>
          <table:table-cell table:style-name="ce4" office:value-type="float" office:value="0.00000139475" calcext:value-type="float">
            <text:p>1.39475E-006</text:p>
          </table:table-cell>
          <table:table-cell table:number-columns-repeated="2"/>
        </table:table-row>
        <table:table-row table:style-name="ro2">
          <table:table-cell office:value-type="float" office:value="6.877" calcext:value-type="float">
            <text:p>6.87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999999" calcext:value-type="float">
            <text:p>0.999999000000</text:p>
          </table:table-cell>
          <table:table-cell office:value-type="float" office:value="0.00000019646" calcext:value-type="float">
            <text:p>0.000000196460</text:p>
          </table:table-cell>
          <table:table-cell table:style-name="ce2" office:value-type="float" office:value="0.00000139475" calcext:value-type="float">
            <text:p>1.39E-006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2" table:number-rows-repeated="6">
          <table:table-cell table:number-columns-repeated="10"/>
          <table:table-cell table:style-name="ce4"/>
          <table:table-cell table:number-columns-repeated="2"/>
        </table:table-row>
        <table:table-row table:style-name="ro2">
          <table:table-cell office:value-type="float" office:value="0.353" calcext:value-type="float">
            <text:p>0.353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000000164842" calcext:value-type="float">
            <text:p>0.000000164842</text:p>
          </table:table-cell>
          <table:table-cell office:value-type="float" office:value="0.00000000980132" calcext:value-type="float">
            <text:p>0.000000009801</text:p>
          </table:table-cell>
          <table:table-cell table:style-name="ce2" office:value-type="float" office:value="0.000000174644" calcext:value-type="float">
            <text:p>1.75E-007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000000742621" calcext:value-type="float">
            <text:p>0.000000742621</text:p>
          </table:table-cell>
          <table:table-cell office:value-type="float" office:value="0.000000493589" calcext:value-type="float">
            <text:p>0.000000493589</text:p>
          </table:table-cell>
          <table:table-cell table:style-name="ce2" office:value-type="float" office:value="0.00000123621" calcext:value-type="float">
            <text:p>1.24E-006</text:p>
          </table:table-cell>
          <table:table-cell table:number-columns-repeated="2"/>
        </table:table-row>
        <table:table-row table:style-name="ro2">
          <table:table-cell office:value-type="float" office:value="0.516" calcext:value-type="float">
            <text:p>0.516</text:p>
          </table:table-cell>
          <table:table-cell office:value-type="float" office:value="1.00016" calcext:value-type="float">
            <text:p>1.00016</text:p>
          </table:table-cell>
          <table:table-cell office:value-type="float" office:value="0.000000281411" calcext:value-type="float">
            <text:p>0.000000281411</text:p>
          </table:table-cell>
          <table:table-cell office:value-type="float" office:value="0.000000017618" calcext:value-type="float">
            <text:p>0.000000017618</text:p>
          </table:table-cell>
          <table:table-cell table:style-name="ce2" office:value-type="float" office:value="0.000000299029" calcext:value-type="float">
            <text:p>2.99E-007</text:p>
          </table:table-cell>
          <table:table-cell/>
          <table:table-cell office:value-type="float" office:value="4.102" calcext:value-type="float">
            <text:p>4.102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688367" calcext:value-type="float">
            <text:p>0.000000688367</text:p>
          </table:table-cell>
          <table:table-cell office:value-type="float" office:value="0.000000580491" calcext:value-type="float">
            <text:p>0.000000580491</text:p>
          </table:table-cell>
          <table:table-cell table:style-name="ce2" office:value-type="float" office:value="0.00000126886" calcext:value-type="float">
            <text:p>1.27E-006</text:p>
          </table:table-cell>
          <table:table-cell table:number-columns-repeated="2"/>
        </table:table-row>
        <table:table-row table:style-name="ro2">
          <table:table-cell office:value-type="float" office:value="0.68" calcext:value-type="float">
            <text:p>0.68</text:p>
          </table:table-cell>
          <table:table-cell office:value-type="float" office:value="1.00017" calcext:value-type="float">
            <text:p>1.00017</text:p>
          </table:table-cell>
          <table:table-cell office:value-type="float" office:value="0.000000388373" calcext:value-type="float">
            <text:p>0.000000388373</text:p>
          </table:table-cell>
          <table:table-cell office:value-type="float" office:value="0.0000000253778" calcext:value-type="float">
            <text:p>0.000000025378</text:p>
          </table:table-cell>
          <table:table-cell table:style-name="ce2" office:value-type="float" office:value="0.000000413751" calcext:value-type="float">
            <text:p>4.14E-007</text:p>
          </table:table-cell>
          <table:table-cell/>
          <table:table-cell office:value-type="float" office:value="4.443" calcext:value-type="float">
            <text:p>4.443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640686" calcext:value-type="float">
            <text:p>0.000000640686</text:p>
          </table:table-cell>
          <table:table-cell office:value-type="float" office:value="0.000000660888" calcext:value-type="float">
            <text:p>0.000000660888</text:p>
          </table:table-cell>
          <table:table-cell table:style-name="ce2" office:value-type="float" office:value="0.00000130157" calcext:value-type="float">
            <text:p>1.30E-006</text:p>
          </table:table-cell>
          <table:table-cell table:number-columns-repeated="2"/>
        </table:table-row>
        <table:table-row table:style-name="ro2">
          <table:table-cell office:value-type="float" office:value="0.825" calcext:value-type="float">
            <text:p>0.825</text:p>
          </table:table-cell>
          <table:table-cell office:value-type="float" office:value="1.00019" calcext:value-type="float">
            <text:p>1.00019</text:p>
          </table:table-cell>
          <table:table-cell office:value-type="float" office:value="0.000000445464" calcext:value-type="float">
            <text:p>0.000000445464</text:p>
          </table:table-cell>
          <table:table-cell office:value-type="float" office:value="0.0000000318135" calcext:value-type="float">
            <text:p>0.000000031814</text:p>
          </table:table-cell>
          <table:table-cell table:style-name="ce2" office:value-type="float" office:value="0.000000477278" calcext:value-type="float">
            <text:p>4.77E-007</text:p>
          </table:table-cell>
          <table:table-cell/>
          <table:table-cell office:value-type="float" office:value="4.785" calcext:value-type="float">
            <text:p>4.785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594523" calcext:value-type="float">
            <text:p>0.000000594523</text:p>
          </table:table-cell>
          <table:table-cell office:value-type="float" office:value="0.000000735174" calcext:value-type="float">
            <text:p>0.000000735174</text:p>
          </table:table-cell>
          <table:table-cell table:style-name="ce2" office:value-type="float" office:value="0.0000013297" calcext:value-type="float">
            <text:p>1.33E-006</text:p>
          </table:table-cell>
          <table:table-cell table:number-columns-repeated="2"/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00000049503" calcext:value-type="float">
            <text:p>0.000000495030</text:p>
          </table:table-cell>
          <table:table-cell office:value-type="float" office:value="0.0000000393472" calcext:value-type="float">
            <text:p>0.000000039347</text:p>
          </table:table-cell>
          <table:table-cell table:style-name="ce2" office:value-type="float" office:value="0.000000534377" calcext:value-type="float">
            <text:p>5.34E-007</text:p>
          </table:table-cell>
          <table:table-cell/>
          <table:table-cell office:value-type="float" office:value="5.127" calcext:value-type="float">
            <text:p>5.127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554035" calcext:value-type="float">
            <text:p>0.000000554035</text:p>
          </table:table-cell>
          <table:table-cell office:value-type="float" office:value="0.000000804066" calcext:value-type="float">
            <text:p>0.000000804066</text:p>
          </table:table-cell>
          <table:table-cell table:style-name="ce2" office:value-type="float" office:value="0.0000013581" calcext:value-type="float">
            <text:p>1.36E-006</text:p>
          </table:table-cell>
          <table:table-cell table:number-columns-repeated="2"/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0534769" calcext:value-type="float">
            <text:p>0.000000534769</text:p>
          </table:table-cell>
          <table:table-cell office:value-type="float" office:value="0.0000000455705" calcext:value-type="float">
            <text:p>0.000000045571</text:p>
          </table:table-cell>
          <table:table-cell table:style-name="ce2" office:value-type="float" office:value="0.000000580339" calcext:value-type="float">
            <text:p>5.80E-007</text:p>
          </table:table-cell>
          <table:table-cell/>
          <table:table-cell office:value-type="float" office:value="5.469" calcext:value-type="float">
            <text:p>5.469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514013" calcext:value-type="float">
            <text:p>0.000000514013</text:p>
          </table:table-cell>
          <table:table-cell office:value-type="float" office:value="0.000000868441" calcext:value-type="float">
            <text:p>0.000000868441</text:p>
          </table:table-cell>
          <table:table-cell table:style-name="ce2" office:value-type="float" office:value="0.00000138245" calcext:value-type="float">
            <text:p>1.38E-006</text:p>
          </table:table-cell>
          <table:table-cell table:number-columns-repeated="2"/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1.00022" calcext:value-type="float">
            <text:p>1.00022</text:p>
          </table:table-cell>
          <table:table-cell office:value-type="float" office:value="0.000000572354" calcext:value-type="float">
            <text:p>0.000000572354</text:p>
          </table:table-cell>
          <table:table-cell office:value-type="float" office:value="0.000000050938" calcext:value-type="float">
            <text:p>0.000000050938</text:p>
          </table:table-cell>
          <table:table-cell table:style-name="ce2" office:value-type="float" office:value="0.000000623292" calcext:value-type="float">
            <text:p>6.23E-007</text:p>
          </table:table-cell>
          <table:table-cell/>
          <table:table-cell office:value-type="float" office:value="5.811" calcext:value-type="float">
            <text:p>5.811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478289" calcext:value-type="float">
            <text:p>0.000000478289</text:p>
          </table:table-cell>
          <table:table-cell office:value-type="float" office:value="0.000000929007" calcext:value-type="float">
            <text:p>0.000000929007</text:p>
          </table:table-cell>
          <table:table-cell table:style-name="ce2" office:value-type="float" office:value="0.0000014073" calcext:value-type="float">
            <text:p>1.41E-006</text:p>
          </table:table-cell>
          <table:table-cell table:number-columns-repeated="2"/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000000614724" calcext:value-type="float">
            <text:p>0.000000614724</text:p>
          </table:table-cell>
          <table:table-cell office:value-type="float" office:value="0.0000000569161" calcext:value-type="float">
            <text:p>0.000000056916</text:p>
          </table:table-cell>
          <table:table-cell table:style-name="ce2" office:value-type="float" office:value="0.00000067164" calcext:value-type="float">
            <text:p>6.72E-007</text:p>
          </table:table-cell>
          <table:table-cell/>
          <table:table-cell office:value-type="float" office:value="6.152" calcext:value-type="float">
            <text:p>6.152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44268" calcext:value-type="float">
            <text:p>0.000000442680</text:p>
          </table:table-cell>
          <table:table-cell office:value-type="float" office:value="0.000000986057" calcext:value-type="float">
            <text:p>0.000000986057</text:p>
          </table:table-cell>
          <table:table-cell table:style-name="ce2" office:value-type="float" office:value="0.00000142874" calcext:value-type="float">
            <text:p>1.43E-006</text:p>
          </table:table-cell>
          <table:table-cell table:number-columns-repeated="2"/>
        </table:table-row>
        <table:table-row table:style-name="ro2">
          <table:table-cell office:value-type="float" office:value="1.661" calcext:value-type="float">
            <text:p>1.661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06395" calcext:value-type="float">
            <text:p>0.000000639500</text:p>
          </table:table-cell>
          <table:table-cell office:value-type="float" office:value="0.0000000636908" calcext:value-type="float">
            <text:p>0.000000063691</text:p>
          </table:table-cell>
          <table:table-cell table:style-name="ce2" office:value-type="float" office:value="0.00000070319" calcext:value-type="float">
            <text:p>7.03E-007</text:p>
          </table:table-cell>
          <table:table-cell/>
          <table:table-cell office:value-type="float" office:value="6.494" calcext:value-type="float">
            <text:p>6.494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410223" calcext:value-type="float">
            <text:p>0.000000410223</text:p>
          </table:table-cell>
          <table:table-cell office:value-type="float" office:value="0.00000104028" calcext:value-type="float">
            <text:p>0.000001040280</text:p>
          </table:table-cell>
          <table:table-cell table:style-name="ce2" office:value-type="float" office:value="0.0000014505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1.806" calcext:value-type="float">
            <text:p>1.806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0664014" calcext:value-type="float">
            <text:p>0.000000664014</text:p>
          </table:table-cell>
          <table:table-cell office:value-type="float" office:value="0.0000000689816" calcext:value-type="float">
            <text:p>0.000000068982</text:p>
          </table:table-cell>
          <table:table-cell table:style-name="ce2" office:value-type="float" office:value="0.000000732996" calcext:value-type="float">
            <text:p>7.33E-007</text:p>
          </table:table-cell>
          <table:table-cell/>
          <table:table-cell office:value-type="float" office:value="6.836" calcext:value-type="float">
            <text:p>6.836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37787" calcext:value-type="float">
            <text:p>0.000000377870</text:p>
          </table:table-cell>
          <table:table-cell office:value-type="float" office:value="0.00000109151" calcext:value-type="float">
            <text:p>0.000001091510</text:p>
          </table:table-cell>
          <table:table-cell table:style-name="ce2" office:value-type="float" office:value="0.00000146938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.988" calcext:value-type="float">
            <text:p>1.988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691233" calcext:value-type="float">
            <text:p>0.000000691233</text:p>
          </table:table-cell>
          <table:table-cell office:value-type="float" office:value="0.0000000757777" calcext:value-type="float">
            <text:p>0.000000075778</text:p>
          </table:table-cell>
          <table:table-cell table:style-name="ce2" office:value-type="float" office:value="0.000000767011" calcext:value-type="float">
            <text:p>7.67E-007</text:p>
          </table:table-cell>
          <table:table-cell/>
          <table:table-cell office:value-type="float" office:value="7.178" calcext:value-type="float">
            <text:p>7.178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348515" calcext:value-type="float">
            <text:p>0.000000348515</text:p>
          </table:table-cell>
          <table:table-cell office:value-type="float" office:value="0.00000114006" calcext:value-type="float">
            <text:p>0.000001140060</text:p>
          </table:table-cell>
          <table:table-cell table:style-name="ce2" office:value-type="float" office:value="0.00000148857" calcext:value-type="float">
            <text:p>1.49E-006</text:p>
          </table:table-cell>
          <table:table-cell table:number-columns-repeated="2"/>
        </table:table-row>
        <table:table-row table:style-name="ro2">
          <table:table-cell office:value-type="float" office:value="2.134" calcext:value-type="float">
            <text:p>2.134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710076" calcext:value-type="float">
            <text:p>0.000000710076</text:p>
          </table:table-cell>
          <table:table-cell office:value-type="float" office:value="0.000000081321" calcext:value-type="float">
            <text:p>0.000000081321</text:p>
          </table:table-cell>
          <table:table-cell table:style-name="ce2" office:value-type="float" office:value="0.000000791397" calcext:value-type="float">
            <text:p>7.91E-007</text:p>
          </table:table-cell>
          <table:table-cell/>
          <table:table-cell office:value-type="float" office:value="7.519" calcext:value-type="float">
            <text:p>7.519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318816" calcext:value-type="float">
            <text:p>0.000000318816</text:p>
          </table:table-cell>
          <table:table-cell office:value-type="float" office:value="0.00000118642" calcext:value-type="float">
            <text:p>0.000001186420</text:p>
          </table:table-cell>
          <table:table-cell table:style-name="ce2" office:value-type="float" office:value="0.00000150524" calcext:value-type="float">
            <text:p>1.51E-006</text:p>
          </table:table-cell>
          <table:table-cell table:number-columns-repeated="2"/>
        </table:table-row>
        <table:table-row table:style-name="ro2">
          <table:table-cell office:value-type="float" office:value="2.297" calcext:value-type="float">
            <text:p>2.297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0725893" calcext:value-type="float">
            <text:p>0.000000725893</text:p>
          </table:table-cell>
          <table:table-cell office:value-type="float" office:value="0.0000000875315" calcext:value-type="float">
            <text:p>0.000000087532</text:p>
          </table:table-cell>
          <table:table-cell table:style-name="ce2" office:value-type="float" office:value="0.000000813425" calcext:value-type="float">
            <text:p>8.13E-007</text:p>
          </table:table-cell>
          <table:table-cell/>
          <table:table-cell office:value-type="float" office:value="7.861" calcext:value-type="float">
            <text:p>7.861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0.000000292036" calcext:value-type="float">
            <text:p>0.000000292036</text:p>
          </table:table-cell>
          <table:table-cell office:value-type="float" office:value="0.00000123018" calcext:value-type="float">
            <text:p>0.000001230180</text:p>
          </table:table-cell>
          <table:table-cell table:style-name="ce2" office:value-type="float" office:value="0.00000152221" calcext:value-type="float">
            <text:p>1.52E-006</text:p>
          </table:table-cell>
          <table:table-cell table:number-columns-repeated="2"/>
        </table:table-row>
        <table:table-row table:style-name="ro2">
          <table:table-cell office:value-type="float" office:value="2.461" calcext:value-type="float">
            <text:p>2.461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0743625" calcext:value-type="float">
            <text:p>0.000000743625</text:p>
          </table:table-cell>
          <table:table-cell office:value-type="float" office:value="0.0000000938474" calcext:value-type="float">
            <text:p>0.000000093847</text:p>
          </table:table-cell>
          <table:table-cell table:style-name="ce2" office:value-type="float" office:value="0.000000837473" calcext:value-type="float">
            <text:p>8.37E-007</text:p>
          </table:table-cell>
          <table:table-cell/>
          <table:table-cell office:value-type="float" office:value="8.203" calcext:value-type="float">
            <text:p>8.203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0.00000026614" calcext:value-type="float">
            <text:p>0.000000266140</text:p>
          </table:table-cell>
          <table:table-cell office:value-type="float" office:value="0.00000127083" calcext:value-type="float">
            <text:p>0.000001270830</text:p>
          </table:table-cell>
          <table:table-cell table:style-name="ce2" office:value-type="float" office:value="0.00000153697" calcext:value-type="float">
            <text:p>1.54E-006</text:p>
          </table:table-cell>
          <table:table-cell table:number-columns-repeated="2"/>
        </table:table-row>
        <table:table-row table:style-name="ro2">
          <table:table-cell office:value-type="float" office:value="2.624" calcext:value-type="float">
            <text:p>2.624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0756903" calcext:value-type="float">
            <text:p>0.000000756903</text:p>
          </table:table-cell>
          <table:table-cell office:value-type="float" office:value="0.0000000999314" calcext:value-type="float">
            <text:p>0.000000099931</text:p>
          </table:table-cell>
          <table:table-cell table:style-name="ce2" office:value-type="float" office:value="0.000000856835" calcext:value-type="float">
            <text:p>8.57E-007</text:p>
          </table:table-cell>
          <table:table-cell/>
          <table:table-cell office:value-type="float" office:value="8.545" calcext:value-type="float">
            <text:p>8.545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0.000000241515" calcext:value-type="float">
            <text:p>0.000000241515</text:p>
          </table:table-cell>
          <table:table-cell office:value-type="float" office:value="0.00000130939" calcext:value-type="float">
            <text:p>0.000001309390</text:p>
          </table:table-cell>
          <table:table-cell table:style-name="ce2" office:value-type="float" office:value="0.0000015509" calcext:value-type="float">
            <text:p>1.55E-006</text:p>
          </table:table-cell>
          <table:table-cell table:number-columns-repeated="2"/>
        </table:table-row>
        <table:table-row table:style-name="ro2">
          <table:table-cell office:value-type="float" office:value="2.788" calcext:value-type="float">
            <text:p>2.788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0769008" calcext:value-type="float">
            <text:p>0.000000769008</text:p>
          </table:table-cell>
          <table:table-cell office:value-type="float" office:value="0.000000105568" calcext:value-type="float">
            <text:p>0.000000105568</text:p>
          </table:table-cell>
          <table:table-cell table:style-name="ce2" office:value-type="float" office:value="0.000000874576" calcext:value-type="float">
            <text:p>8.75E-007</text:p>
          </table:table-cell>
          <table:table-cell/>
          <table:table-cell office:value-type="float" office:value="8.887" calcext:value-type="float">
            <text:p>8.887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0.000000218704" calcext:value-type="float">
            <text:p>0.000000218704</text:p>
          </table:table-cell>
          <table:table-cell office:value-type="float" office:value="0.00000134641" calcext:value-type="float">
            <text:p>0.000001346410</text:p>
          </table:table-cell>
          <table:table-cell table:style-name="ce2" office:value-type="float" office:value="0.00000156511" calcext:value-type="float">
            <text:p>1.57E-006</text:p>
          </table:table-cell>
          <table:table-cell table:number-columns-repeated="2"/>
        </table:table-row>
        <table:table-row table:style-name="ro2">
          <table:table-cell office:value-type="float" office:value="2.951" calcext:value-type="float">
            <text:p>2.951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0780414" calcext:value-type="float">
            <text:p>0.000000780414</text:p>
          </table:table-cell>
          <table:table-cell office:value-type="float" office:value="0.000000110937" calcext:value-type="float">
            <text:p>0.000000110937</text:p>
          </table:table-cell>
          <table:table-cell table:style-name="ce2" office:value-type="float" office:value="0.000000891351" calcext:value-type="float">
            <text:p>8.91E-007</text:p>
          </table:table-cell>
          <table:table-cell/>
          <table:table-cell office:value-type="float" office:value="9.228" calcext:value-type="float">
            <text:p>9.228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0196383" calcext:value-type="float">
            <text:p>0.000000196383</text:p>
          </table:table-cell>
          <table:table-cell office:value-type="float" office:value="0.00000138111" calcext:value-type="float">
            <text:p>0.000001381110</text:p>
          </table:table-cell>
          <table:table-cell table:style-name="ce2" office:value-type="float" office:value="0.0000015775" calcext:value-type="float">
            <text:p>1.58E-006</text:p>
          </table:table-cell>
          <table:table-cell table:number-columns-repeated="2"/>
        </table:table-row>
        <table:table-row table:style-name="ro2">
          <table:table-cell office:value-type="float" office:value="3.133" calcext:value-type="float">
            <text:p>3.133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0795474" calcext:value-type="float">
            <text:p>0.000000795474</text:p>
          </table:table-cell>
          <table:table-cell office:value-type="float" office:value="0.00000011698" calcext:value-type="float">
            <text:p>0.000000116980</text:p>
          </table:table-cell>
          <table:table-cell table:style-name="ce2" office:value-type="float" office:value="0.000000912454" calcext:value-type="float">
            <text:p>9.12E-007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0176424" calcext:value-type="float">
            <text:p>0.000000176424</text:p>
          </table:table-cell>
          <table:table-cell office:value-type="float" office:value="0.00000141374" calcext:value-type="float">
            <text:p>0.000001413740</text:p>
          </table:table-cell>
          <table:table-cell table:style-name="ce2" office:value-type="float" office:value="0.00000159016" calcext:value-type="float">
            <text:p>1.59E-006</text:p>
          </table:table-cell>
          <table:table-cell table:number-columns-repeated="2"/>
        </table:table-row>
        <table:table-row table:style-name="ro2">
          <table:table-cell office:value-type="float" office:value="3.297" calcext:value-type="float">
            <text:p>3.297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0804692" calcext:value-type="float">
            <text:p>0.000000804692</text:p>
          </table:table-cell>
          <table:table-cell office:value-type="float" office:value="0.000000122435" calcext:value-type="float">
            <text:p>0.000000122435</text:p>
          </table:table-cell>
          <table:table-cell table:style-name="ce2" office:value-type="float" office:value="0.000000927127" calcext:value-type="float">
            <text:p>9.27E-007</text:p>
          </table:table-cell>
          <table:table-cell/>
          <table:table-cell office:value-type="float" office:value="9.912" calcext:value-type="float">
            <text:p>9.912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0.000000156102" calcext:value-type="float">
            <text:p>0.000000156102</text:p>
          </table:table-cell>
          <table:table-cell office:value-type="float" office:value="0.00000144507" calcext:value-type="float">
            <text:p>0.000001445070</text:p>
          </table:table-cell>
          <table:table-cell table:style-name="ce2" office:value-type="float" office:value="0.00000160117" calcext:value-type="float">
            <text:p>1.60E-006</text:p>
          </table:table-cell>
          <table:table-cell table:number-columns-repeated="2"/>
        </table:table-row>
        <table:table-row table:style-name="ro2">
          <table:table-cell office:value-type="float" office:value="3.442" calcext:value-type="float">
            <text:p>3.442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0813323" calcext:value-type="float">
            <text:p>0.000000813323</text:p>
          </table:table-cell>
          <table:table-cell office:value-type="float" office:value="0.000000127606" calcext:value-type="float">
            <text:p>0.000000127606</text:p>
          </table:table-cell>
          <table:table-cell table:style-name="ce2" office:value-type="float" office:value="0.000000940929" calcext:value-type="float">
            <text:p>9.41E-007</text:p>
          </table:table-cell>
          <table:table-cell/>
          <table:table-cell office:value-type="float" office:value="10.254" calcext:value-type="float">
            <text:p>10.254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0136959" calcext:value-type="float">
            <text:p>0.000000136959</text:p>
          </table:table-cell>
          <table:table-cell office:value-type="float" office:value="0.00000147545" calcext:value-type="float">
            <text:p>0.000001475450</text:p>
          </table:table-cell>
          <table:table-cell table:style-name="ce2" office:value-type="float" office:value="0.00000161241" calcext:value-type="float">
            <text:p>1.61E-006</text:p>
          </table:table-cell>
          <table:table-cell table:number-columns-repeated="2"/>
        </table:table-row>
        <table:table-row table:style-name="ro2">
          <table:table-cell office:value-type="float" office:value="3.606" calcext:value-type="float">
            <text:p>3.606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0825119" calcext:value-type="float">
            <text:p>0.000000825119</text:p>
          </table:table-cell>
          <table:table-cell office:value-type="float" office:value="0.000000133493" calcext:value-type="float">
            <text:p>0.000000133493</text:p>
          </table:table-cell>
          <table:table-cell table:style-name="ce2" office:value-type="float" office:value="0.000000958612" calcext:value-type="float">
            <text:p>9.59E-007</text:p>
          </table:table-cell>
          <table:table-cell/>
          <table:table-cell office:value-type="float" office:value="10.596" calcext:value-type="float">
            <text:p>10.596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0117285" calcext:value-type="float">
            <text:p>0.000000117285</text:p>
          </table:table-cell>
          <table:table-cell office:value-type="float" office:value="0.00000150494" calcext:value-type="float">
            <text:p>0.000001504940</text:p>
          </table:table-cell>
          <table:table-cell table:style-name="ce2" office:value-type="float" office:value="0.00000162222" calcext:value-type="float">
            <text:p>1.62E-006</text:p>
          </table:table-cell>
          <table:table-cell table:number-columns-repeated="2"/>
        </table:table-row>
        <table:table-row table:style-name="ro2">
          <table:table-cell office:value-type="float" office:value="3.769" calcext:value-type="float">
            <text:p>3.769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0832383" calcext:value-type="float">
            <text:p>0.000000832383</text:p>
          </table:table-cell>
          <table:table-cell office:value-type="float" office:value="0.000000138988" calcext:value-type="float">
            <text:p>0.000000138988</text:p>
          </table:table-cell>
          <table:table-cell table:style-name="ce2" office:value-type="float" office:value="0.000000971372" calcext:value-type="float">
            <text:p>9.71E-007</text:p>
          </table:table-cell>
          <table:table-cell/>
          <table:table-cell office:value-type="float" office:value="10.937" calcext:value-type="float">
            <text:p>10.937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0.0000000994641" calcext:value-type="float">
            <text:p>0.000000099464</text:p>
          </table:table-cell>
          <table:table-cell office:value-type="float" office:value="0.00000153281" calcext:value-type="float">
            <text:p>0.000001532810</text:p>
          </table:table-cell>
          <table:table-cell table:style-name="ce2" office:value-type="float" office:value="0.00000163227" calcext:value-type="float">
            <text:p>1.63E-006</text:p>
          </table:table-cell>
          <table:table-cell table:number-columns-repeated="2"/>
        </table:table-row>
        <table:table-row table:style-name="ro2">
          <table:table-cell office:value-type="float" office:value="3.933" calcext:value-type="float">
            <text:p>3.933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0839029" calcext:value-type="float">
            <text:p>0.000000839029</text:p>
          </table:table-cell>
          <table:table-cell office:value-type="float" office:value="0.000000144447" calcext:value-type="float">
            <text:p>0.000000144447</text:p>
          </table:table-cell>
          <table:table-cell table:style-name="ce2" office:value-type="float" office:value="0.000000983476" calcext:value-type="float">
            <text:p>9.83E-007</text:p>
          </table:table-cell>
          <table:table-cell/>
          <table:table-cell office:value-type="float" office:value="11.279" calcext:value-type="float">
            <text:p>11.279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0.0000000819199" calcext:value-type="float">
            <text:p>0.000000081920</text:p>
          </table:table-cell>
          <table:table-cell office:value-type="float" office:value="0.00000155914" calcext:value-type="float">
            <text:p>0.000001559140</text:p>
          </table:table-cell>
          <table:table-cell table:style-name="ce2" office:value-type="float" office:value="0.00000164106" calcext:value-type="float">
            <text:p>1.64E-006</text:p>
          </table:table-cell>
          <table:table-cell table:number-columns-repeated="2"/>
        </table:table-row>
        <table:table-row table:style-name="ro2">
          <table:table-cell office:value-type="float" office:value="4.096" calcext:value-type="float">
            <text:p>4.096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0845324" calcext:value-type="float">
            <text:p>0.000000845324</text:p>
          </table:table-cell>
          <table:table-cell office:value-type="float" office:value="0.000000149674" calcext:value-type="float">
            <text:p>0.000000149674</text:p>
          </table:table-cell>
          <table:table-cell table:style-name="ce2" office:value-type="float" office:value="0.000000994998" calcext:value-type="float">
            <text:p>9.95E-007</text:p>
          </table:table-cell>
          <table:table-cell/>
          <table:table-cell office:value-type="float" office:value="11.621" calcext:value-type="float">
            <text:p>11.621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0.0000000654912" calcext:value-type="float">
            <text:p>0.000000065491</text:p>
          </table:table-cell>
          <table:table-cell office:value-type="float" office:value="0.00000158458" calcext:value-type="float">
            <text:p>0.000001584580</text:p>
          </table:table-cell>
          <table:table-cell table:style-name="ce2" office:value-type="float" office:value="0.00000165007" calcext:value-type="float">
            <text:p>1.65E-006</text:p>
          </table:table-cell>
          <table:table-cell table:number-columns-repeated="2"/>
        </table:table-row>
        <table:table-row table:style-name="ro2">
          <table:table-cell office:value-type="float" office:value="4.26" calcext:value-type="float">
            <text:p>4.26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0855514" calcext:value-type="float">
            <text:p>0.000000855514</text:p>
          </table:table-cell>
          <table:table-cell office:value-type="float" office:value="0.000000154265" calcext:value-type="float">
            <text:p>0.000000154265</text:p>
          </table:table-cell>
          <table:table-cell table:style-name="ce2" office:value-type="float" office:value="0.00000100978" calcext:value-type="float">
            <text:p>1.01E-006</text:p>
          </table:table-cell>
          <table:table-cell/>
          <table:table-cell office:value-type="float" office:value="11.963" calcext:value-type="float">
            <text:p>11.963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0.0000000487986" calcext:value-type="float">
            <text:p>0.000000048799</text:p>
          </table:table-cell>
          <table:table-cell office:value-type="float" office:value="0.00000160919" calcext:value-type="float">
            <text:p>0.000001609190</text:p>
          </table:table-cell>
          <table:table-cell table:style-name="ce2" office:value-type="float" office:value="0.00000165798" calcext:value-type="float">
            <text:p>1.66E-006</text:p>
          </table:table-cell>
          <table:table-cell table:number-columns-repeated="2"/>
        </table:table-row>
        <table:table-row table:style-name="ro2">
          <table:table-cell office:value-type="float" office:value="4.423" calcext:value-type="float">
            <text:p>4.423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0861855" calcext:value-type="float">
            <text:p>0.000000861855</text:p>
          </table:table-cell>
          <table:table-cell office:value-type="float" office:value="0.00000015817" calcext:value-type="float">
            <text:p>0.000000158170</text:p>
          </table:table-cell>
          <table:table-cell table:style-name="ce2" office:value-type="float" office:value="0.00000102003" calcext:value-type="float">
            <text:p>1.02E-006</text:p>
          </table:table-cell>
          <table:table-cell/>
          <table:table-cell office:value-type="float" office:value="12.305" calcext:value-type="float">
            <text:p>12.305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0.0000000331158" calcext:value-type="float">
            <text:p>0.000000033116</text:p>
          </table:table-cell>
          <table:table-cell office:value-type="float" office:value="0.000001633" calcext:value-type="float">
            <text:p>0.000001633000</text:p>
          </table:table-cell>
          <table:table-cell table:style-name="ce2" office:value-type="float" office:value="0.00000166611" calcext:value-type="float">
            <text:p>1.67E-006</text:p>
          </table:table-cell>
          <table:table-cell table:number-columns-repeated="2"/>
        </table:table-row>
        <table:table-row table:style-name="ro2">
          <table:table-cell office:value-type="float" office:value="4.587" calcext:value-type="float">
            <text:p>4.587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086833" calcext:value-type="float">
            <text:p>0.000000868330</text:p>
          </table:table-cell>
          <table:table-cell office:value-type="float" office:value="0.000000161794" calcext:value-type="float">
            <text:p>0.000000161794</text:p>
          </table:table-cell>
          <table:table-cell table:style-name="ce2" office:value-type="float" office:value="0.00000103012" calcext:value-type="float">
            <text:p>1.03E-006</text:p>
          </table:table-cell>
          <table:table-cell/>
          <table:table-cell office:value-type="float" office:value="12.646" calcext:value-type="float">
            <text:p>12.646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0000000172243" calcext:value-type="float">
            <text:p>0.000000017224</text:p>
          </table:table-cell>
          <table:table-cell office:value-type="float" office:value="0.000001656" calcext:value-type="float">
            <text:p>0.000001656000</text:p>
          </table:table-cell>
          <table:table-cell table:style-name="ce2" office:value-type="float" office:value="0.00000167323" calcext:value-type="float">
            <text:p>1.67E-006</text:p>
          </table:table-cell>
          <table:table-cell table:number-columns-repeated="2"/>
        </table:table-row>
        <table:table-row table:style-name="ro2">
          <table:table-cell office:value-type="float" office:value="4.751" calcext:value-type="float">
            <text:p>4.751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0877852" calcext:value-type="float">
            <text:p>0.000000877852</text:p>
          </table:table-cell>
          <table:table-cell office:value-type="float" office:value="0.000000165339" calcext:value-type="float">
            <text:p>0.000000165339</text:p>
          </table:table-cell>
          <table:table-cell table:style-name="ce2" office:value-type="float" office:value="0.00000104319" calcext:value-type="float">
            <text:p>1.04E-006</text:p>
          </table:table-cell>
          <table:table-cell/>
          <table:table-cell office:value-type="float" office:value="12.988" calcext:value-type="float">
            <text:p>12.988</text:p>
          </table:table-cell>
          <table:table-cell office:value-type="float" office:value="1.0009" calcext:value-type="float">
            <text:p>1.0009</text:p>
          </table:table-cell>
          <table:table-cell office:value-type="float" office:value="0.00000000251418" calcext:value-type="float">
            <text:p>0.000000002514</text:p>
          </table:table-cell>
          <table:table-cell office:value-type="float" office:value="0.00000167803" calcext:value-type="float">
            <text:p>0.000001678030</text:p>
          </table:table-cell>
          <table:table-cell table:style-name="ce2" office:value-type="float" office:value="0.00000168054" calcext:value-type="float">
            <text:p>1.68E-006</text:p>
          </table:table-cell>
          <table:table-cell table:number-columns-repeated="2"/>
        </table:table-row>
        <table:table-row table:style-name="ro2">
          <table:table-cell office:value-type="float" office:value="4.914" calcext:value-type="float">
            <text:p>4.914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0883792" calcext:value-type="float">
            <text:p>0.000000883792</text:p>
          </table:table-cell>
          <table:table-cell office:value-type="float" office:value="0.00000016877" calcext:value-type="float">
            <text:p>0.000000168770</text:p>
          </table:table-cell>
          <table:table-cell table:style-name="ce2" office:value-type="float" office:value="0.00000105256" calcext:value-type="float">
            <text:p>1.05E-006</text:p>
          </table:table-cell>
          <table:table-cell/>
          <table:table-cell office:value-type="float" office:value="13.33" calcext:value-type="float">
            <text:p>13.33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0000012221" calcext:value-type="float">
            <text:p>-0.000000012221</text:p>
          </table:table-cell>
          <table:table-cell office:value-type="float" office:value="0.00000169918" calcext:value-type="float">
            <text:p>0.000001699180</text:p>
          </table:table-cell>
          <table:table-cell table:style-name="ce2" office:value-type="float" office:value="0.00000168696" calcext:value-type="float">
            <text:p>1.69E-006</text:p>
          </table:table-cell>
          <table:table-cell table:number-columns-repeated="2"/>
        </table:table-row>
        <table:table-row table:style-name="ro2">
          <table:table-cell office:value-type="float" office:value="5.078" calcext:value-type="float">
            <text:p>5.078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88944" calcext:value-type="float">
            <text:p>0.000000889440</text:p>
          </table:table-cell>
          <table:table-cell office:value-type="float" office:value="0.000000171733" calcext:value-type="float">
            <text:p>0.000000171733</text:p>
          </table:table-cell>
          <table:table-cell table:style-name="ce2" office:value-type="float" office:value="0.00000106117" calcext:value-type="float">
            <text:p>1.06E-006</text:p>
          </table:table-cell>
          <table:table-cell/>
          <table:table-cell office:value-type="float" office:value="13.672" calcext:value-type="float">
            <text:p>13.672</text:p>
          </table:table-cell>
          <table:table-cell office:value-type="float" office:value="1.00089" calcext:value-type="float">
            <text:p>1.00089</text:p>
          </table:table-cell>
          <table:table-cell office:value-type="float" office:value="-0.0000000260559" calcext:value-type="float">
            <text:p>-0.000000026056</text:p>
          </table:table-cell>
          <table:table-cell office:value-type="float" office:value="0.0000017196" calcext:value-type="float">
            <text:p>0.000001719600</text:p>
          </table:table-cell>
          <table:table-cell table:style-name="ce2" office:value-type="float" office:value="0.00000169355" calcext:value-type="float">
            <text:p>1.69E-006</text:p>
          </table:table-cell>
          <table:table-cell table:number-columns-repeated="2"/>
        </table:table-row>
        <table:table-row table:style-name="ro2">
          <table:table-cell office:value-type="float" office:value="5.241" calcext:value-type="float">
            <text:p>5.241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895658" calcext:value-type="float">
            <text:p>0.000000895658</text:p>
          </table:table-cell>
          <table:table-cell office:value-type="float" office:value="0.000000174278" calcext:value-type="float">
            <text:p>0.000000174278</text:p>
          </table:table-cell>
          <table:table-cell table:style-name="ce2" office:value-type="float" office:value="0.00000106994" calcext:value-type="float">
            <text:p>1.07E-006</text:p>
          </table:table-cell>
          <table:table-cell/>
          <table:table-cell office:value-type="float" office:value="14.014" calcext:value-type="float">
            <text:p>14.014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-0.000000039016" calcext:value-type="float">
            <text:p>-0.000000039016</text:p>
          </table:table-cell>
          <table:table-cell office:value-type="float" office:value="0.00000173836" calcext:value-type="float">
            <text:p>0.000001738360</text:p>
          </table:table-cell>
          <table:table-cell table:style-name="ce2" office:value-type="float" office:value="0.00000169934" calcext:value-type="float">
            <text:p>1.70E-006</text:p>
          </table:table-cell>
          <table:table-cell table:number-columns-repeated="2"/>
        </table:table-row>
        <table:table-row table:style-name="ro2">
          <table:table-cell office:value-type="float" office:value="5.405" calcext:value-type="float">
            <text:p>5.405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0904432" calcext:value-type="float">
            <text:p>0.000000904432</text:p>
          </table:table-cell>
          <table:table-cell office:value-type="float" office:value="0.00000017658" calcext:value-type="float">
            <text:p>0.000000176580</text:p>
          </table:table-cell>
          <table:table-cell table:style-name="ce2" office:value-type="float" office:value="0.00000108101" calcext:value-type="float">
            <text:p>1.08E-006</text:p>
          </table:table-cell>
          <table:table-cell/>
          <table:table-cell office:value-type="float" office:value="14.355" calcext:value-type="float">
            <text:p>14.355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00504086" calcext:value-type="float">
            <text:p>-0.000000050409</text:p>
          </table:table-cell>
          <table:table-cell office:value-type="float" office:value="0.00000175527" calcext:value-type="float">
            <text:p>0.000001755270</text:p>
          </table:table-cell>
          <table:table-cell table:style-name="ce2" office:value-type="float" office:value="0.00000170486" calcext:value-type="float">
            <text:p>1.70E-006</text:p>
          </table:table-cell>
          <table:table-cell table:number-columns-repeated="2"/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000000910703" calcext:value-type="float">
            <text:p>0.000000910703</text:p>
          </table:table-cell>
          <table:table-cell office:value-type="float" office:value="0.00000017837" calcext:value-type="float">
            <text:p>0.000000178370</text:p>
          </table:table-cell>
          <table:table-cell table:style-name="ce2" office:value-type="float" office:value="0.00000108907" calcext:value-type="float">
            <text:p>1.09E-006</text:p>
          </table:table-cell>
          <table:table-cell/>
          <table:table-cell office:value-type="float" office:value="14.697" calcext:value-type="float">
            <text:p>14.697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00609003" calcext:value-type="float">
            <text:p>-0.000000060900</text:p>
          </table:table-cell>
          <table:table-cell office:value-type="float" office:value="0.00000177146" calcext:value-type="float">
            <text:p>0.000001771460</text:p>
          </table:table-cell>
          <table:table-cell table:style-name="ce2" office:value-type="float" office:value="0.00000171056" calcext:value-type="float">
            <text:p>1.71E-006</text:p>
          </table:table-cell>
          <table:table-cell table:number-columns-repeated="2"/>
        </table:table-row>
        <table:table-row table:style-name="ro2">
          <table:table-cell office:value-type="float" office:value="5.732" calcext:value-type="float">
            <text:p>5.732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000000916961" calcext:value-type="float">
            <text:p>0.000000916961</text:p>
          </table:table-cell>
          <table:table-cell office:value-type="float" office:value="0.000000179871" calcext:value-type="float">
            <text:p>0.000000179871</text:p>
          </table:table-cell>
          <table:table-cell table:style-name="ce2" office:value-type="float" office:value="0.00000109683" calcext:value-type="float">
            <text:p>1.10E-006</text:p>
          </table:table-cell>
          <table:table-cell/>
          <table:table-cell office:value-type="float" office:value="15.039" calcext:value-type="float">
            <text:p>15.039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-0.0000000714713" calcext:value-type="float">
            <text:p>-0.000000071471</text:p>
          </table:table-cell>
          <table:table-cell office:value-type="float" office:value="0.00000178704" calcext:value-type="float">
            <text:p>0.000001787040</text:p>
          </table:table-cell>
          <table:table-cell table:style-name="ce2" office:value-type="float" office:value="0.00000171557" calcext:value-type="float">
            <text:p>1.72E-006</text:p>
          </table:table-cell>
          <table:table-cell table:number-columns-repeated="2"/>
        </table:table-row>
        <table:table-row table:style-name="ro2">
          <table:table-cell office:value-type="float" office:value="5.896" calcext:value-type="float">
            <text:p>5.896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0922727" calcext:value-type="float">
            <text:p>0.000000922727</text:p>
          </table:table-cell>
          <table:table-cell office:value-type="float" office:value="0.000000181469" calcext:value-type="float">
            <text:p>0.000000181469</text:p>
          </table:table-cell>
          <table:table-cell table:style-name="ce2" office:value-type="float" office:value="0.0000011042" calcext:value-type="float">
            <text:p>1.10E-006</text:p>
          </table:table-cell>
          <table:table-cell/>
          <table:table-cell office:value-type="float" office:value="15.381" calcext:value-type="float">
            <text:p>15.381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00816409" calcext:value-type="float">
            <text:p>-0.000000081641</text:p>
          </table:table-cell>
          <table:table-cell office:value-type="float" office:value="0.00000180239" calcext:value-type="float">
            <text:p>0.000001802390</text:p>
          </table:table-cell>
          <table:table-cell table:style-name="ce2" office:value-type="float" office:value="0.00000172075" calcext:value-type="float">
            <text:p>1.72E-006</text:p>
          </table:table-cell>
          <table:table-cell table:number-columns-repeated="2"/>
        </table:table-row>
        <table:table-row table:style-name="ro2">
          <table:table-cell office:value-type="float" office:value="6.059" calcext:value-type="float">
            <text:p>6.059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930608" calcext:value-type="float">
            <text:p>0.000000930608</text:p>
          </table:table-cell>
          <table:table-cell office:value-type="float" office:value="0.000000183411" calcext:value-type="float">
            <text:p>0.000000183411</text:p>
          </table:table-cell>
          <table:table-cell table:style-name="ce2" office:value-type="float" office:value="0.00000111402" calcext:value-type="float">
            <text:p>1.11E-006</text:p>
          </table:table-cell>
          <table:table-cell/>
          <table:table-cell office:value-type="float" office:value="15.723" calcext:value-type="float">
            <text:p>15.723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-0.000000092004" calcext:value-type="float">
            <text:p>-0.000000092004</text:p>
          </table:table-cell>
          <table:table-cell office:value-type="float" office:value="0.00000181732" calcext:value-type="float">
            <text:p>0.000001817320</text:p>
          </table:table-cell>
          <table:table-cell table:style-name="ce2" office:value-type="float" office:value="0.00000172532" calcext:value-type="float">
            <text:p>1.73E-006</text:p>
          </table:table-cell>
          <table:table-cell table:number-columns-repeated="2"/>
        </table:table-row>
        <table:table-row table:style-name="ro2">
          <table:table-cell office:value-type="float" office:value="6.223" calcext:value-type="float">
            <text:p>6.223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0935371" calcext:value-type="float">
            <text:p>0.000000935371</text:p>
          </table:table-cell>
          <table:table-cell office:value-type="float" office:value="0.000000185616" calcext:value-type="float">
            <text:p>0.000000185616</text:p>
          </table:table-cell>
          <table:table-cell table:style-name="ce2" office:value-type="float" office:value="0.00000112099" calcext:value-type="float">
            <text:p>1.12E-006</text:p>
          </table:table-cell>
          <table:table-cell/>
          <table:table-cell office:value-type="float" office:value="16.064" calcext:value-type="float">
            <text:p>16.064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-0.000000101413" calcext:value-type="float">
            <text:p>-0.000000101413</text:p>
          </table:table-cell>
          <table:table-cell office:value-type="float" office:value="0.00000183145" calcext:value-type="float">
            <text:p>0.000001831450</text:p>
          </table:table-cell>
          <table:table-cell table:style-name="ce2" office:value-type="float" office:value="0.00000173004" calcext:value-type="float">
            <text:p>1.73E-006</text:p>
          </table:table-cell>
          <table:table-cell table:number-columns-repeated="2"/>
        </table:table-row>
        <table:table-row table:style-name="ro2">
          <table:table-cell office:value-type="float" office:value="6.386" calcext:value-type="float">
            <text:p>6.386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0940047" calcext:value-type="float">
            <text:p>0.000000940047</text:p>
          </table:table-cell>
          <table:table-cell office:value-type="float" office:value="0.000000187698" calcext:value-type="float">
            <text:p>0.000000187698</text:p>
          </table:table-cell>
          <table:table-cell table:style-name="ce2" office:value-type="float" office:value="0.00000112774" calcext:value-type="float">
            <text:p>1.13E-006</text:p>
          </table:table-cell>
          <table:table-cell/>
          <table:table-cell office:value-type="float" office:value="16.406" calcext:value-type="float">
            <text:p>16.406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-0.000000110682" calcext:value-type="float">
            <text:p>-0.000000110682</text:p>
          </table:table-cell>
          <table:table-cell office:value-type="float" office:value="0.00000184489" calcext:value-type="float">
            <text:p>0.000001844890</text:p>
          </table:table-cell>
          <table:table-cell table:style-name="ce2" office:value-type="float" office:value="0.00000173421" calcext:value-type="float">
            <text:p>1.73E-006</text:p>
          </table:table-cell>
          <table:table-cell table:number-columns-repeated="2"/>
        </table:table-row>
        <table:table-row table:style-name="ro2">
          <table:table-cell office:value-type="float" office:value="6.532" calcext:value-type="float">
            <text:p>6.532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0945071" calcext:value-type="float">
            <text:p>0.000000945071</text:p>
          </table:table-cell>
          <table:table-cell office:value-type="float" office:value="0.00000018928" calcext:value-type="float">
            <text:p>0.000000189280</text:p>
          </table:table-cell>
          <table:table-cell table:style-name="ce2" office:value-type="float" office:value="0.00000113435" calcext:value-type="float">
            <text:p>1.13E-006</text:p>
          </table:table-cell>
          <table:table-cell/>
          <table:table-cell office:value-type="float" office:value="16.748" calcext:value-type="float">
            <text:p>16.748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-0.000000118929" calcext:value-type="float">
            <text:p>-0.000000118929</text:p>
          </table:table-cell>
          <table:table-cell office:value-type="float" office:value="0.00000185746" calcext:value-type="float">
            <text:p>0.000001857460</text:p>
          </table:table-cell>
          <table:table-cell table:style-name="ce2" office:value-type="float" office:value="0.00000173853" calcext:value-type="float">
            <text:p>1.74E-006</text:p>
          </table:table-cell>
          <table:table-cell table:number-columns-repeated="2"/>
        </table:table-row>
        <table:table-row table:style-name="ro2">
          <table:table-cell office:value-type="float" office:value="6.732" calcext:value-type="float">
            <text:p>6.732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000000951807" calcext:value-type="float">
            <text:p>0.000000951807</text:p>
          </table:table-cell>
          <table:table-cell office:value-type="float" office:value="0.000000191072" calcext:value-type="float">
            <text:p>0.000000191072</text:p>
          </table:table-cell>
          <table:table-cell table:style-name="ce2" office:value-type="float" office:value="0.00000114288" calcext:value-type="float">
            <text:p>1.14E-006</text:p>
          </table:table-cell>
          <table:table-cell/>
          <table:table-cell office:value-type="float" office:value="17.09" calcext:value-type="float">
            <text:p>17.09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-0.000000127088" calcext:value-type="float">
            <text:p>-0.000000127088</text:p>
          </table:table-cell>
          <table:table-cell office:value-type="float" office:value="0.00000186943" calcext:value-type="float">
            <text:p>0.000001869430</text:p>
          </table:table-cell>
          <table:table-cell table:style-name="ce2" office:value-type="float" office:value="0.00000174234" calcext:value-type="float">
            <text:p>1.74E-006</text:p>
          </table:table-cell>
          <table:table-cell table:number-columns-repeated="2"/>
        </table:table-row>
        <table:table-row table:style-name="ro2">
          <table:table-cell office:value-type="float" office:value="6.877" calcext:value-type="float">
            <text:p>6.87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0954808" calcext:value-type="float">
            <text:p>0.000000954808</text:p>
          </table:table-cell>
          <table:table-cell office:value-type="float" office:value="0.000000192121" calcext:value-type="float">
            <text:p>0.000000192121</text:p>
          </table:table-cell>
          <table:table-cell table:style-name="ce2" office:value-type="float" office:value="0.00000114693" calcext:value-type="float">
            <text:p>1.15E-006</text:p>
          </table:table-cell>
          <table:table-cell/>
          <table:table-cell office:value-type="float" office:value="17.432" calcext:value-type="float">
            <text:p>17.432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-0.000000134379" calcext:value-type="float">
            <text:p>-0.000000134379</text:p>
          </table:table-cell>
          <table:table-cell office:value-type="float" office:value="0.00000188069" calcext:value-type="float">
            <text:p>0.000001880690</text:p>
          </table:table-cell>
          <table:table-cell table:style-name="ce2" office:value-type="float" office:value="0.00000174631" calcext:value-type="float">
            <text:p>1.75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7.773" calcext:value-type="float">
            <text:p>17.773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-0.000000141293" calcext:value-type="float">
            <text:p>-0.000000141293</text:p>
          </table:table-cell>
          <table:table-cell office:value-type="float" office:value="0.00000189111" calcext:value-type="float">
            <text:p>0.000001891110</text:p>
          </table:table-cell>
          <table:table-cell table:style-name="ce2" office:value-type="float" office:value="0.00000174982" calcext:value-type="float">
            <text:p>1.75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8.115" calcext:value-type="float">
            <text:p>18.115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-0.000000147617" calcext:value-type="float">
            <text:p>-0.000000147617</text:p>
          </table:table-cell>
          <table:table-cell office:value-type="float" office:value="0.00000190107" calcext:value-type="float">
            <text:p>0.000001901070</text:p>
          </table:table-cell>
          <table:table-cell table:style-name="ce2" office:value-type="float" office:value="0.00000175345" calcext:value-type="float">
            <text:p>1.75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8.457" calcext:value-type="float">
            <text:p>18.457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-0.000000153323" calcext:value-type="float">
            <text:p>-0.000000153323</text:p>
          </table:table-cell>
          <table:table-cell office:value-type="float" office:value="0.00000191" calcext:value-type="float">
            <text:p>0.000001910000</text:p>
          </table:table-cell>
          <table:table-cell table:style-name="ce2" office:value-type="float" office:value="0.00000175668" calcext:value-type="float">
            <text:p>1.76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8.799" calcext:value-type="float">
            <text:p>18.799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-0.000000157136" calcext:value-type="float">
            <text:p>-0.000000157136</text:p>
          </table:table-cell>
          <table:table-cell office:value-type="float" office:value="0.00000191718" calcext:value-type="float">
            <text:p>0.000001917180</text:p>
          </table:table-cell>
          <table:table-cell table:style-name="ce2" office:value-type="float" office:value="0.00000176004" calcext:value-type="float">
            <text:p>1.76E-0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wo/wl</text:p>
          </table:table-cell>
          <table:table-cell office:value-type="string" calcext:value-type="string">
            <text:p>1-wmw/wgal</text:p>
          </table:table-cell>
          <table:table-cell table:number-columns-repeated="3"/>
          <table:table-cell office:value-type="float" office:value="19.141" calcext:value-type="float">
            <text:p>19.141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-0.000000160281" calcext:value-type="float">
            <text:p>-0.000000160281</text:p>
          </table:table-cell>
          <table:table-cell office:value-type="float" office:value="0.00000192331" calcext:value-type="float">
            <text:p>0.000001923310</text:p>
          </table:table-cell>
          <table:table-cell table:style-name="ce2" office:value-type="float" office:value="0.00000176303" calcext:value-type="float">
            <text:p>1.76E-006</text:p>
          </table:table-cell>
          <table:table-cell table:number-columns-repeated="2"/>
        </table:table-row>
        <table:table-row table:style-name="ro2">
          <table:table-cell office:value-type="float" office:value="0.189" calcext:value-type="float">
            <text:p>0.189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0.00000135992" calcext:value-type="float">
            <text:p>0.000001359920</text:p>
          </table:table-cell>
          <table:table-cell office:value-type="float" office:value="0.0000000033382" calcext:value-type="float">
            <text:p>0.000000003338</text:p>
          </table:table-cell>
          <table:table-cell table:style-name="ce2" office:value-type="float" office:value="0.00000136325" calcext:value-type="float">
            <text:p>1.36E-006</text:p>
          </table:table-cell>
          <table:table-cell/>
          <table:table-cell office:value-type="float" office:value="19.482" calcext:value-type="float">
            <text:p>19.482</text:p>
          </table:table-cell>
          <table:table-cell office:value-type="float" office:value="1.00051" calcext:value-type="float">
            <text:p>1.00051</text:p>
          </table:table-cell>
          <table:table-cell office:value-type="float" office:value="-0.00000016246" calcext:value-type="float">
            <text:p>-0.000000162460</text:p>
          </table:table-cell>
          <table:table-cell office:value-type="float" office:value="0.00000192861" calcext:value-type="float">
            <text:p>0.000001928610</text:p>
          </table:table-cell>
          <table:table-cell table:style-name="ce2" office:value-type="float" office:value="0.00000176615" calcext:value-type="float">
            <text:p>1.77E-006</text:p>
          </table:table-cell>
          <table:table-cell table:number-columns-repeated="2"/>
        </table:table-row>
        <table:table-row table:style-name="ro2">
          <table:table-cell office:value-type="float" office:value="0.353" calcext:value-type="float">
            <text:p>0.353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00000168707" calcext:value-type="float">
            <text:p>0.000001687070</text:p>
          </table:table-cell>
          <table:table-cell office:value-type="float" office:value="0.0000000101114" calcext:value-type="float">
            <text:p>0.000000010111</text:p>
          </table:table-cell>
          <table:table-cell table:style-name="ce2" office:value-type="float" office:value="0.00000169719" calcext:value-type="float">
            <text:p>1.70E-006</text:p>
          </table:table-cell>
          <table:table-cell/>
          <table:table-cell office:value-type="float" office:value="19.824" calcext:value-type="float">
            <text:p>19.824</text:p>
          </table:table-cell>
          <table:table-cell office:value-type="float" office:value="1.00051" calcext:value-type="float">
            <text:p>1.00051</text:p>
          </table:table-cell>
          <table:table-cell office:value-type="float" office:value="-0.000000164239" calcext:value-type="float">
            <text:p>-0.000000164239</text:p>
          </table:table-cell>
          <table:table-cell office:value-type="float" office:value="0.00000193315" calcext:value-type="float">
            <text:p>0.000001933150</text:p>
          </table:table-cell>
          <table:table-cell table:style-name="ce2" office:value-type="float" office:value="0.00000176892" calcext:value-type="float">
            <text:p>1.77E-006</text:p>
          </table:table-cell>
          <table:table-cell table:number-columns-repeated="2"/>
        </table:table-row>
        <table:table-row table:style-name="ro2">
          <table:table-cell office:value-type="float" office:value="0.516" calcext:value-type="float">
            <text:p>0.516</text:p>
          </table:table-cell>
          <table:table-cell office:value-type="float" office:value="1.00016" calcext:value-type="float">
            <text:p>1.00016</text:p>
          </table:table-cell>
          <table:table-cell office:value-type="float" office:value="0.00000188115" calcext:value-type="float">
            <text:p>0.000001881150</text:p>
          </table:table-cell>
          <table:table-cell office:value-type="float" office:value="0.0000000181756" calcext:value-type="float">
            <text:p>0.000000018176</text:p>
          </table:table-cell>
          <table:table-cell table:style-name="ce2" office:value-type="float" office:value="0.00000189932" calcext:value-type="float">
            <text:p>1.90E-006</text:p>
          </table:table-cell>
          <table:table-cell table:number-columns-repeated="8"/>
        </table:table-row>
        <table:table-row table:style-name="ro2">
          <table:table-cell office:value-type="float" office:value="0.68" calcext:value-type="float">
            <text:p>0.68</text:p>
          </table:table-cell>
          <table:table-cell office:value-type="float" office:value="1.00018" calcext:value-type="float">
            <text:p>1.00018</text:p>
          </table:table-cell>
          <table:table-cell office:value-type="float" office:value="0.00000204156" calcext:value-type="float">
            <text:p>0.000002041560</text:p>
          </table:table-cell>
          <table:table-cell office:value-type="float" office:value="0.0000000261809" calcext:value-type="float">
            <text:p>0.000000026181</text:p>
          </table:table-cell>
          <table:table-cell table:style-name="ce2" office:value-type="float" office:value="0.00000206774" calcext:value-type="float">
            <text:p>2.07E-006</text:p>
          </table:table-cell>
          <table:table-cell table:number-columns-repeated="8"/>
        </table:table-row>
        <table:table-row table:style-name="ro2">
          <table:table-cell office:value-type="float" office:value="0.825" calcext:value-type="float">
            <text:p>0.825</text:p>
          </table:table-cell>
          <table:table-cell office:value-type="float" office:value="1.00019" calcext:value-type="float">
            <text:p>1.00019</text:p>
          </table:table-cell>
          <table:table-cell office:value-type="float" office:value="0.00000209923" calcext:value-type="float">
            <text:p>0.000002099230</text:p>
          </table:table-cell>
          <table:table-cell office:value-type="float" office:value="0.00000003282" calcext:value-type="float">
            <text:p>0.000000032820</text:p>
          </table:table-cell>
          <table:table-cell table:style-name="ce2" office:value-type="float" office:value="0.00000213205" calcext:value-type="float">
            <text:p>2.13E-006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-0.00000164268" calcext:value-type="float">
            <text:p>-0.000001642680</text:p>
          </table:table-cell>
          <table:table-cell office:value-type="float" office:value="0.00000261405" calcext:value-type="float">
            <text:p>0.000002614050</text:p>
          </table:table-cell>
          <table:table-cell table:style-name="ce2" office:value-type="float" office:value="0.000000971372" calcext:value-type="float">
            <text:p>9.71E-007</text:p>
          </table:table-cell>
          <table:table-cell table:number-columns-repeated="2"/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0000021901" calcext:value-type="float">
            <text:p>0.000002190100</text:p>
          </table:table-cell>
          <table:table-cell office:value-type="float" office:value="0.0000000405916" calcext:value-type="float">
            <text:p>0.000000040592</text:p>
          </table:table-cell>
          <table:table-cell table:style-name="ce2" office:value-type="float" office:value="0.00000223069" calcext:value-type="float">
            <text:p>2.23E-006</text:p>
          </table:table-cell>
          <table:table-cell/>
          <table:table-cell office:value-type="float" office:value="4.102" calcext:value-type="float">
            <text:p>4.102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-0.00000169144" calcext:value-type="float">
            <text:p>-0.000001691440</text:p>
          </table:table-cell>
          <table:table-cell office:value-type="float" office:value="0.00000269032" calcext:value-type="float">
            <text:p>0.000002690320</text:p>
          </table:table-cell>
          <table:table-cell table:style-name="ce2" office:value-type="float" office:value="0.00000099889" calcext:value-type="float">
            <text:p>9.99E-007</text:p>
          </table:table-cell>
          <table:table-cell table:number-columns-repeated="2"/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224533" calcext:value-type="float">
            <text:p>0.000002245330</text:p>
          </table:table-cell>
          <table:table-cell office:value-type="float" office:value="0.0000000470108" calcext:value-type="float">
            <text:p>0.000000047011</text:p>
          </table:table-cell>
          <table:table-cell table:style-name="ce2" office:value-type="float" office:value="0.00000229235" calcext:value-type="float">
            <text:p>2.29E-006</text:p>
          </table:table-cell>
          <table:table-cell/>
          <table:table-cell office:value-type="float" office:value="4.443" calcext:value-type="float">
            <text:p>4.443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-0.00000174121" calcext:value-type="float">
            <text:p>-0.000001741210</text:p>
          </table:table-cell>
          <table:table-cell office:value-type="float" office:value="0.00000276123" calcext:value-type="float">
            <text:p>0.000002761230</text:p>
          </table:table-cell>
          <table:table-cell table:style-name="ce2" office:value-type="float" office:value="0.00000102003" calcext:value-type="float">
            <text:p>1.02E-006</text:p>
          </table:table-cell>
          <table:table-cell table:number-columns-repeated="2"/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1.00022" calcext:value-type="float">
            <text:p>1.00022</text:p>
          </table:table-cell>
          <table:table-cell office:value-type="float" office:value="0.00000229018" calcext:value-type="float">
            <text:p>0.000002290180</text:p>
          </table:table-cell>
          <table:table-cell office:value-type="float" office:value="0.0000000525466" calcext:value-type="float">
            <text:p>0.000000052547</text:p>
          </table:table-cell>
          <table:table-cell table:style-name="ce2" office:value-type="float" office:value="0.00000234273" calcext:value-type="float">
            <text:p>2.34E-006</text:p>
          </table:table-cell>
          <table:table-cell/>
          <table:table-cell office:value-type="float" office:value="4.785" calcext:value-type="float">
            <text:p>4.785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-0.00000178441" calcext:value-type="float">
            <text:p>-0.000001784410</text:p>
          </table:table-cell>
          <table:table-cell office:value-type="float" office:value="0.00000282759" calcext:value-type="float">
            <text:p>0.000002827590</text:p>
          </table:table-cell>
          <table:table-cell table:style-name="ce2" office:value-type="float" office:value="0.00000104319" calcext:value-type="float">
            <text:p>1.04E-006</text:p>
          </table:table-cell>
          <table:table-cell table:number-columns-repeated="2"/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00000234201" calcext:value-type="float">
            <text:p>0.000002342010</text:p>
          </table:table-cell>
          <table:table-cell office:value-type="float" office:value="0.0000000587117" calcext:value-type="float">
            <text:p>0.000000058712</text:p>
          </table:table-cell>
          <table:table-cell table:style-name="ce2" office:value-type="float" office:value="0.00000240072" calcext:value-type="float">
            <text:p>2.40E-006</text:p>
          </table:table-cell>
          <table:table-cell/>
          <table:table-cell office:value-type="float" office:value="5.127" calcext:value-type="float">
            <text:p>5.127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-0.00000182503" calcext:value-type="float">
            <text:p>-0.000001825030</text:p>
          </table:table-cell>
          <table:table-cell office:value-type="float" office:value="0.00000288927" calcext:value-type="float">
            <text:p>0.000002889270</text:p>
          </table:table-cell>
          <table:table-cell table:style-name="ce2" office:value-type="float" office:value="0.00000106424" calcext:value-type="float">
            <text:p>1.06E-006</text:p>
          </table:table-cell>
          <table:table-cell table:number-columns-repeated="2"/>
        </table:table-row>
        <table:table-row table:style-name="ro2">
          <table:table-cell office:value-type="float" office:value="1.661" calcext:value-type="float">
            <text:p>1.661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237341" calcext:value-type="float">
            <text:p>0.000002373410</text:p>
          </table:table-cell>
          <table:table-cell office:value-type="float" office:value="0.0000000656973" calcext:value-type="float">
            <text:p>0.000000065697</text:p>
          </table:table-cell>
          <table:table-cell table:style-name="ce2" office:value-type="float" office:value="0.00000243911" calcext:value-type="float">
            <text:p>2.44E-006</text:p>
          </table:table-cell>
          <table:table-cell/>
          <table:table-cell office:value-type="float" office:value="5.469" calcext:value-type="float">
            <text:p>5.469</text:p>
          </table:table-cell>
          <table:table-cell office:value-type="float" office:value="1.00096" calcext:value-type="float">
            <text:p>1.00096</text:p>
          </table:table-cell>
          <table:table-cell office:value-type="float" office:value="-0.0000018643" calcext:value-type="float">
            <text:p>-0.000001864300</text:p>
          </table:table-cell>
          <table:table-cell office:value-type="float" office:value="0.00000294816" calcext:value-type="float">
            <text:p>0.000002948160</text:p>
          </table:table-cell>
          <table:table-cell table:style-name="ce2" office:value-type="float" office:value="0.00000108387" calcext:value-type="float">
            <text:p>1.08E-006</text:p>
          </table:table-cell>
          <table:table-cell table:number-columns-repeated="2"/>
        </table:table-row>
        <table:table-row table:style-name="ro2">
          <table:table-cell office:value-type="float" office:value="1.806" calcext:value-type="float">
            <text:p>1.806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240316" calcext:value-type="float">
            <text:p>0.000002403160</text:p>
          </table:table-cell>
          <table:table-cell office:value-type="float" office:value="0.0000000711521" calcext:value-type="float">
            <text:p>0.000000071152</text:p>
          </table:table-cell>
          <table:table-cell table:style-name="ce2" office:value-type="float" office:value="0.00000247431" calcext:value-type="float">
            <text:p>2.47E-006</text:p>
          </table:table-cell>
          <table:table-cell/>
          <table:table-cell office:value-type="float" office:value="5.811" calcext:value-type="float">
            <text:p>5.811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-0.00000190265" calcext:value-type="float">
            <text:p>-0.000001902650</text:p>
          </table:table-cell>
          <table:table-cell office:value-type="float" office:value="0.00000300468" calcext:value-type="float">
            <text:p>0.000003004680</text:p>
          </table:table-cell>
          <table:table-cell table:style-name="ce2" office:value-type="float" office:value="0.00000110204" calcext:value-type="float">
            <text:p>1.10E-006</text:p>
          </table:table-cell>
          <table:table-cell table:number-columns-repeated="2"/>
        </table:table-row>
        <table:table-row table:style-name="ro2">
          <table:table-cell office:value-type="float" office:value="1.988" calcext:value-type="float">
            <text:p>1.988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243735" calcext:value-type="float">
            <text:p>0.000002437350</text:p>
          </table:table-cell>
          <table:table-cell office:value-type="float" office:value="0.0000000781577" calcext:value-type="float">
            <text:p>0.000000078158</text:p>
          </table:table-cell>
          <table:table-cell table:style-name="ce2" office:value-type="float" office:value="0.00000251551" calcext:value-type="float">
            <text:p>2.52E-006</text:p>
          </table:table-cell>
          <table:table-cell/>
          <table:table-cell office:value-type="float" office:value="6.152" calcext:value-type="float">
            <text:p>6.152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-0.00000193924" calcext:value-type="float">
            <text:p>-0.000001939240</text:p>
          </table:table-cell>
          <table:table-cell office:value-type="float" office:value="0.00000305799" calcext:value-type="float">
            <text:p>0.000003057990</text:p>
          </table:table-cell>
          <table:table-cell table:style-name="ce2" office:value-type="float" office:value="0.00000111875" calcext:value-type="float">
            <text:p>1.12E-006</text:p>
          </table:table-cell>
          <table:table-cell table:number-columns-repeated="2"/>
        </table:table-row>
        <table:table-row table:style-name="ro2">
          <table:table-cell office:value-type="float" office:value="2.134" calcext:value-type="float">
            <text:p>2.134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45973" calcext:value-type="float">
            <text:p>0.000002459730</text:p>
          </table:table-cell>
          <table:table-cell office:value-type="float" office:value="0.0000000838711" calcext:value-type="float">
            <text:p>0.000000083871</text:p>
          </table:table-cell>
          <table:table-cell table:style-name="ce2" office:value-type="float" office:value="0.0000025436" calcext:value-type="float">
            <text:p>2.54E-006</text:p>
          </table:table-cell>
          <table:table-cell/>
          <table:table-cell office:value-type="float" office:value="6.494" calcext:value-type="float">
            <text:p>6.494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-0.00000197686" calcext:value-type="float">
            <text:p>-0.000001976860</text:p>
          </table:table-cell>
          <table:table-cell office:value-type="float" office:value="0.00000310907" calcext:value-type="float">
            <text:p>0.000003109070</text:p>
          </table:table-cell>
          <table:table-cell table:style-name="ce2" office:value-type="float" office:value="0.00000113221" calcext:value-type="float">
            <text:p>1.13E-006</text:p>
          </table:table-cell>
          <table:table-cell table:number-columns-repeated="2"/>
        </table:table-row>
        <table:table-row table:style-name="ro2">
          <table:table-cell office:value-type="float" office:value="2.297" calcext:value-type="float">
            <text:p>2.297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248011" calcext:value-type="float">
            <text:p>0.000002480110</text:p>
          </table:table-cell>
          <table:table-cell office:value-type="float" office:value="0.0000000902717" calcext:value-type="float">
            <text:p>0.000000090272</text:p>
          </table:table-cell>
          <table:table-cell table:style-name="ce2" office:value-type="float" office:value="0.00000257038" calcext:value-type="float">
            <text:p>2.57E-006</text:p>
          </table:table-cell>
          <table:table-cell/>
          <table:table-cell office:value-type="float" office:value="6.836" calcext:value-type="float">
            <text:p>6.836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-0.00000201137" calcext:value-type="float">
            <text:p>-0.000002011370</text:p>
          </table:table-cell>
          <table:table-cell office:value-type="float" office:value="0.00000315829" calcext:value-type="float">
            <text:p>0.000003158290</text:p>
          </table:table-cell>
          <table:table-cell table:style-name="ce2" office:value-type="float" office:value="0.00000114693" calcext:value-type="float">
            <text:p>1.15E-006</text:p>
          </table:table-cell>
          <table:table-cell table:number-columns-repeated="2"/>
        </table:table-row>
        <table:table-row table:style-name="ro2">
          <table:table-cell office:value-type="float" office:value="2.461" calcext:value-type="float">
            <text:p>2.461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249746" calcext:value-type="float">
            <text:p>0.000002497460</text:p>
          </table:table-cell>
          <table:table-cell office:value-type="float" office:value="0.0000000967799" calcext:value-type="float">
            <text:p>0.000000096780</text:p>
          </table:table-cell>
          <table:table-cell table:style-name="ce2" office:value-type="float" office:value="0.00000259424" calcext:value-type="float">
            <text:p>2.59E-006</text:p>
          </table:table-cell>
          <table:table-cell/>
          <table:table-cell office:value-type="float" office:value="7.178" calcext:value-type="float">
            <text:p>7.178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-0.00000204461" calcext:value-type="float">
            <text:p>-0.000002044610</text:p>
          </table:table-cell>
          <table:table-cell office:value-type="float" office:value="0.00000320555" calcext:value-type="float">
            <text:p>0.000003205550</text:p>
          </table:table-cell>
          <table:table-cell table:style-name="ce2" office:value-type="float" office:value="0.00000116094" calcext:value-type="float">
            <text:p>1.16E-006</text:p>
          </table:table-cell>
          <table:table-cell table:number-columns-repeated="2"/>
        </table:table-row>
        <table:table-row table:style-name="ro2">
          <table:table-cell office:value-type="float" office:value="2.624" calcext:value-type="float">
            <text:p>2.624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252136" calcext:value-type="float">
            <text:p>0.000002521360</text:p>
          </table:table-cell>
          <table:table-cell office:value-type="float" office:value="0.000000103048" calcext:value-type="float">
            <text:p>0.000000103048</text:p>
          </table:table-cell>
          <table:table-cell table:style-name="ce2" office:value-type="float" office:value="0.00000262441" calcext:value-type="float">
            <text:p>2.62E-006</text:p>
          </table:table-cell>
          <table:table-cell/>
          <table:table-cell office:value-type="float" office:value="7.519" calcext:value-type="float">
            <text:p>7.519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-0.00000207681" calcext:value-type="float">
            <text:p>-0.000002076810</text:p>
          </table:table-cell>
          <table:table-cell office:value-type="float" office:value="0.0000032508" calcext:value-type="float">
            <text:p>0.000003250800</text:p>
          </table:table-cell>
          <table:table-cell table:style-name="ce2" office:value-type="float" office:value="0.000001174" calcext:value-type="float">
            <text:p>1.17E-006</text:p>
          </table:table-cell>
          <table:table-cell table:number-columns-repeated="2"/>
        </table:table-row>
        <table:table-row table:style-name="ro2">
          <table:table-cell office:value-type="float" office:value="2.788" calcext:value-type="float">
            <text:p>2.788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253649" calcext:value-type="float">
            <text:p>0.000002536490</text:p>
          </table:table-cell>
          <table:table-cell office:value-type="float" office:value="0.000000108853" calcext:value-type="float">
            <text:p>0.000000108853</text:p>
          </table:table-cell>
          <table:table-cell table:style-name="ce2" office:value-type="float" office:value="0.00000264534" calcext:value-type="float">
            <text:p>2.65E-006</text:p>
          </table:table-cell>
          <table:table-cell/>
          <table:table-cell office:value-type="float" office:value="7.861" calcext:value-type="float">
            <text:p>7.861</text:p>
          </table:table-cell>
          <table:table-cell office:value-type="float" office:value="1.001" calcext:value-type="float">
            <text:p>1.001</text:p>
          </table:table-cell>
          <table:table-cell office:value-type="float" office:value="-0.00000210842" calcext:value-type="float">
            <text:p>-0.000002108420</text:p>
          </table:table-cell>
          <table:table-cell office:value-type="float" office:value="0.00000329465" calcext:value-type="float">
            <text:p>0.000003294650</text:p>
          </table:table-cell>
          <table:table-cell table:style-name="ce2" office:value-type="float" office:value="0.00000118623" calcext:value-type="float">
            <text:p>1.19E-006</text:p>
          </table:table-cell>
          <table:table-cell table:number-columns-repeated="2"/>
        </table:table-row>
        <table:table-row table:style-name="ro2">
          <table:table-cell office:value-type="float" office:value="2.951" calcext:value-type="float">
            <text:p>2.951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255149" calcext:value-type="float">
            <text:p>0.000002551490</text:p>
          </table:table-cell>
          <table:table-cell office:value-type="float" office:value="0.000000114381" calcext:value-type="float">
            <text:p>0.000000114381</text:p>
          </table:table-cell>
          <table:table-cell table:style-name="ce2" office:value-type="float" office:value="0.00000266588" calcext:value-type="float">
            <text:p>2.67E-006</text:p>
          </table:table-cell>
          <table:table-cell/>
          <table:table-cell office:value-type="float" office:value="8.203" calcext:value-type="float">
            <text:p>8.203</text:p>
          </table:table-cell>
          <table:table-cell office:value-type="float" office:value="1.001" calcext:value-type="float">
            <text:p>1.001</text:p>
          </table:table-cell>
          <table:table-cell office:value-type="float" office:value="-0.00000213927" calcext:value-type="float">
            <text:p>-0.000002139270</text:p>
          </table:table-cell>
          <table:table-cell office:value-type="float" office:value="0.00000333715" calcext:value-type="float">
            <text:p>0.000003337150</text:p>
          </table:table-cell>
          <table:table-cell table:style-name="ce2" office:value-type="float" office:value="0.00000119789" calcext:value-type="float">
            <text:p>1.20E-006</text:p>
          </table:table-cell>
          <table:table-cell table:number-columns-repeated="2"/>
        </table:table-row>
        <table:table-row table:style-name="ro2">
          <table:table-cell office:value-type="float" office:value="3.133" calcext:value-type="float">
            <text:p>3.133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256958" calcext:value-type="float">
            <text:p>0.000002569580</text:p>
          </table:table-cell>
          <table:table-cell office:value-type="float" office:value="0.0000001206" calcext:value-type="float">
            <text:p>0.000000120600</text:p>
          </table:table-cell>
          <table:table-cell table:style-name="ce2" office:value-type="float" office:value="0.00000269018" calcext:value-type="float">
            <text:p>2.69E-006</text:p>
          </table:table-cell>
          <table:table-cell/>
          <table:table-cell office:value-type="float" office:value="8.545" calcext:value-type="float">
            <text:p>8.545</text:p>
          </table:table-cell>
          <table:table-cell office:value-type="float" office:value="1.001" calcext:value-type="float">
            <text:p>1.001</text:p>
          </table:table-cell>
          <table:table-cell office:value-type="float" office:value="-0.00000217069" calcext:value-type="float">
            <text:p>-0.000002170690</text:p>
          </table:table-cell>
          <table:table-cell office:value-type="float" office:value="0.00000337811" calcext:value-type="float">
            <text:p>0.000003378110</text:p>
          </table:table-cell>
          <table:table-cell table:style-name="ce2" office:value-type="float" office:value="0.00000120743" calcext:value-type="float">
            <text:p>1.21E-006</text:p>
          </table:table-cell>
          <table:table-cell table:number-columns-repeated="2"/>
        </table:table-row>
        <table:table-row table:style-name="ro2">
          <table:table-cell office:value-type="float" office:value="3.297" calcext:value-type="float">
            <text:p>3.297</text:p>
          </table:table-cell>
          <table:table-cell office:value-type="float" office:value="1.00034" calcext:value-type="float">
            <text:p>1.00034</text:p>
          </table:table-cell>
          <table:table-cell office:value-type="float" office:value="0.0000025823" calcext:value-type="float">
            <text:p>0.000002582300</text:p>
          </table:table-cell>
          <table:table-cell office:value-type="float" office:value="0.000000126214" calcext:value-type="float">
            <text:p>0.000000126214</text:p>
          </table:table-cell>
          <table:table-cell table:style-name="ce2" office:value-type="float" office:value="0.00000270851" calcext:value-type="float">
            <text:p>2.71E-006</text:p>
          </table:table-cell>
          <table:table-cell/>
          <table:table-cell office:value-type="float" office:value="8.887" calcext:value-type="float">
            <text:p>8.887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-0.00000219943" calcext:value-type="float">
            <text:p>-0.000002199430</text:p>
          </table:table-cell>
          <table:table-cell office:value-type="float" office:value="0.00000341717" calcext:value-type="float">
            <text:p>0.000003417170</text:p>
          </table:table-cell>
          <table:table-cell table:style-name="ce2" office:value-type="float" office:value="0.00000121774" calcext:value-type="float">
            <text:p>1.22E-006</text:p>
          </table:table-cell>
          <table:table-cell table:number-columns-repeated="2"/>
        </table:table-row>
        <table:table-row table:style-name="ro2">
          <table:table-cell office:value-type="float" office:value="3.442" calcext:value-type="float">
            <text:p>3.442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00000259383" calcext:value-type="float">
            <text:p>0.000002593830</text:p>
          </table:table-cell>
          <table:table-cell office:value-type="float" office:value="0.000000131536" calcext:value-type="float">
            <text:p>0.000000131536</text:p>
          </table:table-cell>
          <table:table-cell table:style-name="ce2" office:value-type="float" office:value="0.00000272536" calcext:value-type="float">
            <text:p>2.73E-006</text:p>
          </table:table-cell>
          <table:table-cell/>
          <table:table-cell office:value-type="float" office:value="9.228" calcext:value-type="float">
            <text:p>9.228</text:p>
          </table:table-cell>
          <table:table-cell office:value-type="float" office:value="1.001" calcext:value-type="float">
            <text:p>1.001</text:p>
          </table:table-cell>
          <table:table-cell office:value-type="float" office:value="-0.00000222666" calcext:value-type="float">
            <text:p>-0.000002226660</text:p>
          </table:table-cell>
          <table:table-cell office:value-type="float" office:value="0.00000345436" calcext:value-type="float">
            <text:p>0.000003454360</text:p>
          </table:table-cell>
          <table:table-cell table:style-name="ce2" office:value-type="float" office:value="0.00000122771" calcext:value-type="float">
            <text:p>1.23E-006</text:p>
          </table:table-cell>
          <table:table-cell table:number-columns-repeated="2"/>
        </table:table-row>
        <table:table-row table:style-name="ro2">
          <table:table-cell office:value-type="float" office:value="3.606" calcext:value-type="float">
            <text:p>3.606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60348" calcext:value-type="float">
            <text:p>0.000002603480</text:p>
          </table:table-cell>
          <table:table-cell office:value-type="float" office:value="0.000000137594" calcext:value-type="float">
            <text:p>0.000000137594</text:p>
          </table:table-cell>
          <table:table-cell table:style-name="ce2" office:value-type="float" office:value="0.00000274107" calcext:value-type="float">
            <text:p>2.74E-006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-0.00000225306" calcext:value-type="float">
            <text:p>-0.000002253060</text:p>
          </table:table-cell>
          <table:table-cell office:value-type="float" office:value="0.00000349016" calcext:value-type="float">
            <text:p>0.000003490160</text:p>
          </table:table-cell>
          <table:table-cell table:style-name="ce2" office:value-type="float" office:value="0.00000123711" calcext:value-type="float">
            <text:p>1.24E-006</text:p>
          </table:table-cell>
          <table:table-cell table:number-columns-repeated="2"/>
        </table:table-row>
        <table:table-row table:style-name="ro2">
          <table:table-cell office:value-type="float" office:value="3.769" calcext:value-type="float">
            <text:p>3.769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61359" calcext:value-type="float">
            <text:p>0.000002613590</text:p>
          </table:table-cell>
          <table:table-cell office:value-type="float" office:value="0.000000143249" calcext:value-type="float">
            <text:p>0.000000143249</text:p>
          </table:table-cell>
          <table:table-cell table:style-name="ce2" office:value-type="float" office:value="0.00000275684" calcext:value-type="float">
            <text:p>2.76E-006</text:p>
          </table:table-cell>
          <table:table-cell/>
          <table:table-cell office:value-type="float" office:value="9.912" calcext:value-type="float">
            <text:p>9.912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-0.00000227851" calcext:value-type="float">
            <text:p>-0.000002278510</text:p>
          </table:table-cell>
          <table:table-cell office:value-type="float" office:value="0.00000352446" calcext:value-type="float">
            <text:p>0.000003524460</text:p>
          </table:table-cell>
          <table:table-cell table:style-name="ce2" office:value-type="float" office:value="0.00000124596" calcext:value-type="float">
            <text:p>1.25E-006</text:p>
          </table:table-cell>
          <table:table-cell table:number-columns-repeated="2"/>
        </table:table-row>
        <table:table-row table:style-name="ro2">
          <table:table-cell office:value-type="float" office:value="3.933" calcext:value-type="float">
            <text:p>3.933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00000262752" calcext:value-type="float">
            <text:p>0.000002627520</text:p>
          </table:table-cell>
          <table:table-cell office:value-type="float" office:value="0.000000148865" calcext:value-type="float">
            <text:p>0.000000148865</text:p>
          </table:table-cell>
          <table:table-cell table:style-name="ce2" office:value-type="float" office:value="0.00000277639" calcext:value-type="float">
            <text:p>2.78E-006</text:p>
          </table:table-cell>
          <table:table-cell/>
          <table:table-cell office:value-type="float" office:value="10.254" calcext:value-type="float">
            <text:p>10.254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-0.00000230294" calcext:value-type="float">
            <text:p>-0.000002302940</text:p>
          </table:table-cell>
          <table:table-cell office:value-type="float" office:value="0.0000035573" calcext:value-type="float">
            <text:p>0.000003557300</text:p>
          </table:table-cell>
          <table:table-cell table:style-name="ce2" office:value-type="float" office:value="0.00000125437" calcext:value-type="float">
            <text:p>1.25E-006</text:p>
          </table:table-cell>
          <table:table-cell table:number-columns-repeated="2"/>
        </table:table-row>
        <table:table-row table:style-name="ro2">
          <table:table-cell office:value-type="float" office:value="4.096" calcext:value-type="float">
            <text:p>4.096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63617" calcext:value-type="float">
            <text:p>0.000002636170</text:p>
          </table:table-cell>
          <table:table-cell office:value-type="float" office:value="0.000000154243" calcext:value-type="float">
            <text:p>0.000000154243</text:p>
          </table:table-cell>
          <table:table-cell table:style-name="ce2" office:value-type="float" office:value="0.00000279041" calcext:value-type="float">
            <text:p>2.79E-006</text:p>
          </table:table-cell>
          <table:table-cell/>
          <table:table-cell office:value-type="float" office:value="10.596" calcext:value-type="float">
            <text:p>10.596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-0.00000232741" calcext:value-type="float">
            <text:p>-0.000002327410</text:p>
          </table:table-cell>
          <table:table-cell office:value-type="float" office:value="0.00000358876" calcext:value-type="float">
            <text:p>0.000003588760</text:p>
          </table:table-cell>
          <table:table-cell table:style-name="ce2" office:value-type="float" office:value="0.00000126135" calcext:value-type="float">
            <text:p>1.26E-006</text:p>
          </table:table-cell>
          <table:table-cell table:number-columns-repeated="2"/>
        </table:table-row>
        <table:table-row table:style-name="ro2">
          <table:table-cell office:value-type="float" office:value="4.26" calcext:value-type="float">
            <text:p>4.26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264523" calcext:value-type="float">
            <text:p>0.000002645230</text:p>
          </table:table-cell>
          <table:table-cell office:value-type="float" office:value="0.000000158964" calcext:value-type="float">
            <text:p>0.000000158964</text:p>
          </table:table-cell>
          <table:table-cell table:style-name="ce2" office:value-type="float" office:value="0.00000280419" calcext:value-type="float">
            <text:p>2.80E-006</text:p>
          </table:table-cell>
          <table:table-cell/>
          <table:table-cell office:value-type="float" office:value="10.937" calcext:value-type="float">
            <text:p>10.937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-0.00000234974" calcext:value-type="float">
            <text:p>-0.000002349740</text:p>
          </table:table-cell>
          <table:table-cell office:value-type="float" office:value="0.00000361883" calcext:value-type="float">
            <text:p>0.000003618830</text:p>
          </table:table-cell>
          <table:table-cell table:style-name="ce2" office:value-type="float" office:value="0.00000126909" calcext:value-type="float">
            <text:p>1.27E-006</text:p>
          </table:table-cell>
          <table:table-cell table:number-columns-repeated="2"/>
        </table:table-row>
        <table:table-row table:style-name="ro2">
          <table:table-cell office:value-type="float" office:value="4.423" calcext:value-type="float">
            <text:p>4.423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265441" calcext:value-type="float">
            <text:p>0.000002654410</text:p>
          </table:table-cell>
          <table:table-cell office:value-type="float" office:value="0.000000162978" calcext:value-type="float">
            <text:p>0.000000162978</text:p>
          </table:table-cell>
          <table:table-cell table:style-name="ce2" office:value-type="float" office:value="0.00000281739" calcext:value-type="float">
            <text:p>2.82E-006</text:p>
          </table:table-cell>
          <table:table-cell/>
          <table:table-cell office:value-type="float" office:value="11.279" calcext:value-type="float">
            <text:p>11.279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-0.00000237115" calcext:value-type="float">
            <text:p>-0.000002371150</text:p>
          </table:table-cell>
          <table:table-cell office:value-type="float" office:value="0.00000364769" calcext:value-type="float">
            <text:p>0.000003647690</text:p>
          </table:table-cell>
          <table:table-cell table:style-name="ce2" office:value-type="float" office:value="0.00000127654" calcext:value-type="float">
            <text:p>1.28E-006</text:p>
          </table:table-cell>
          <table:table-cell table:number-columns-repeated="2"/>
        </table:table-row>
        <table:table-row table:style-name="ro2">
          <table:table-cell office:value-type="float" office:value="4.587" calcext:value-type="float">
            <text:p>4.587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266727" calcext:value-type="float">
            <text:p>0.000002667270</text:p>
          </table:table-cell>
          <table:table-cell office:value-type="float" office:value="0.000000166702" calcext:value-type="float">
            <text:p>0.000000166702</text:p>
          </table:table-cell>
          <table:table-cell table:style-name="ce2" office:value-type="float" office:value="0.00000283397" calcext:value-type="float">
            <text:p>2.83E-006</text:p>
          </table:table-cell>
          <table:table-cell/>
          <table:table-cell office:value-type="float" office:value="11.621" calcext:value-type="float">
            <text:p>11.621</text:p>
          </table:table-cell>
          <table:table-cell office:value-type="float" office:value="1.00096" calcext:value-type="float">
            <text:p>1.00096</text:p>
          </table:table-cell>
          <table:table-cell office:value-type="float" office:value="-0.00000239179" calcext:value-type="float">
            <text:p>-0.000002391790</text:p>
          </table:table-cell>
          <table:table-cell office:value-type="float" office:value="0.00000367531" calcext:value-type="float">
            <text:p>0.000003675310</text:p>
          </table:table-cell>
          <table:table-cell table:style-name="ce2" office:value-type="float" office:value="0.00000128353" calcext:value-type="float">
            <text:p>1.28E-006</text:p>
          </table:table-cell>
          <table:table-cell table:number-columns-repeated="2"/>
        </table:table-row>
        <table:table-row table:style-name="ro2">
          <table:table-cell office:value-type="float" office:value="4.751" calcext:value-type="float">
            <text:p>4.751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267603" calcext:value-type="float">
            <text:p>0.000002676030</text:p>
          </table:table-cell>
          <table:table-cell office:value-type="float" office:value="0.000000170345" calcext:value-type="float">
            <text:p>0.000000170345</text:p>
          </table:table-cell>
          <table:table-cell table:style-name="ce2" office:value-type="float" office:value="0.00000284637" calcext:value-type="float">
            <text:p>2.85E-006</text:p>
          </table:table-cell>
          <table:table-cell/>
          <table:table-cell office:value-type="float" office:value="11.963" calcext:value-type="float">
            <text:p>11.963</text:p>
          </table:table-cell>
          <table:table-cell office:value-type="float" office:value="1.00096" calcext:value-type="float">
            <text:p>1.00096</text:p>
          </table:table-cell>
          <table:table-cell office:value-type="float" office:value="-0.00000241173" calcext:value-type="float">
            <text:p>-0.000002411730</text:p>
          </table:table-cell>
          <table:table-cell office:value-type="float" office:value="0.00000370197" calcext:value-type="float">
            <text:p>0.000003701970</text:p>
          </table:table-cell>
          <table:table-cell table:style-name="ce2" office:value-type="float" office:value="0.00000129025" calcext:value-type="float">
            <text:p>1.29E-006</text:p>
          </table:table-cell>
          <table:table-cell table:number-columns-repeated="2"/>
        </table:table-row>
        <table:table-row table:style-name="ro2">
          <table:table-cell office:value-type="float" office:value="4.914" calcext:value-type="float">
            <text:p>4.914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268365" calcext:value-type="float">
            <text:p>0.000002683650</text:p>
          </table:table-cell>
          <table:table-cell office:value-type="float" office:value="0.000000173871" calcext:value-type="float">
            <text:p>0.000000173871</text:p>
          </table:table-cell>
          <table:table-cell table:style-name="ce2" office:value-type="float" office:value="0.00000285752" calcext:value-type="float">
            <text:p>2.86E-006</text:p>
          </table:table-cell>
          <table:table-cell/>
          <table:table-cell office:value-type="float" office:value="12.305" calcext:value-type="float">
            <text:p>12.305</text:p>
          </table:table-cell>
          <table:table-cell office:value-type="float" office:value="1.00096" calcext:value-type="float">
            <text:p>1.00096</text:p>
          </table:table-cell>
          <table:table-cell office:value-type="float" office:value="-0.0000024313" calcext:value-type="float">
            <text:p>-0.000002431300</text:p>
          </table:table-cell>
          <table:table-cell office:value-type="float" office:value="0.0000037279" calcext:value-type="float">
            <text:p>0.000003727900</text:p>
          </table:table-cell>
          <table:table-cell table:style-name="ce2" office:value-type="float" office:value="0.00000129661" calcext:value-type="float">
            <text:p>1.30E-006</text:p>
          </table:table-cell>
          <table:table-cell table:number-columns-repeated="2"/>
        </table:table-row>
        <table:table-row table:style-name="ro2">
          <table:table-cell office:value-type="float" office:value="5.078" calcext:value-type="float">
            <text:p>5.078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69565" calcext:value-type="float">
            <text:p>0.000002695650</text:p>
          </table:table-cell>
          <table:table-cell office:value-type="float" office:value="0.000000176914" calcext:value-type="float">
            <text:p>0.000000176914</text:p>
          </table:table-cell>
          <table:table-cell table:style-name="ce2" office:value-type="float" office:value="0.00000287257" calcext:value-type="float">
            <text:p>2.87E-006</text:p>
          </table:table-cell>
          <table:table-cell/>
          <table:table-cell office:value-type="float" office:value="12.646" calcext:value-type="float">
            <text:p>12.646</text:p>
          </table:table-cell>
          <table:table-cell office:value-type="float" office:value="1.00096" calcext:value-type="float">
            <text:p>1.00096</text:p>
          </table:table-cell>
          <table:table-cell office:value-type="float" office:value="-0.0000024512" calcext:value-type="float">
            <text:p>-0.000002451200</text:p>
          </table:table-cell>
          <table:table-cell office:value-type="float" office:value="0.00000375308" calcext:value-type="float">
            <text:p>0.000003753080</text:p>
          </table:table-cell>
          <table:table-cell table:style-name="ce2" office:value-type="float" office:value="0.00000130189" calcext:value-type="float">
            <text:p>1.30E-006</text:p>
          </table:table-cell>
          <table:table-cell table:number-columns-repeated="2"/>
        </table:table-row>
        <table:table-row table:style-name="ro2">
          <table:table-cell office:value-type="float" office:value="5.241" calcext:value-type="float">
            <text:p>5.241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7037" calcext:value-type="float">
            <text:p>0.000002703700</text:p>
          </table:table-cell>
          <table:table-cell office:value-type="float" office:value="0.000000179526" calcext:value-type="float">
            <text:p>0.000000179526</text:p>
          </table:table-cell>
          <table:table-cell table:style-name="ce2" office:value-type="float" office:value="0.00000288322" calcext:value-type="float">
            <text:p>2.88E-006</text:p>
          </table:table-cell>
          <table:table-cell/>
          <table:table-cell office:value-type="float" office:value="12.988" calcext:value-type="float">
            <text:p>12.988</text:p>
          </table:table-cell>
          <table:table-cell office:value-type="float" office:value="1.00096" calcext:value-type="float">
            <text:p>1.00096</text:p>
          </table:table-cell>
          <table:table-cell office:value-type="float" office:value="-0.00000246989" calcext:value-type="float">
            <text:p>-0.000002469890</text:p>
          </table:table-cell>
          <table:table-cell office:value-type="float" office:value="0.0000037777" calcext:value-type="float">
            <text:p>0.000003777700</text:p>
          </table:table-cell>
          <table:table-cell table:style-name="ce2" office:value-type="float" office:value="0.00000130782" calcext:value-type="float">
            <text:p>1.31E-006</text:p>
          </table:table-cell>
          <table:table-cell table:number-columns-repeated="2"/>
        </table:table-row>
        <table:table-row table:style-name="ro2">
          <table:table-cell office:value-type="float" office:value="5.405" calcext:value-type="float">
            <text:p>5.405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27119" calcext:value-type="float">
            <text:p>0.000002711900</text:p>
          </table:table-cell>
          <table:table-cell office:value-type="float" office:value="0.000000181887" calcext:value-type="float">
            <text:p>0.000000181887</text:p>
          </table:table-cell>
          <table:table-cell table:style-name="ce2" office:value-type="float" office:value="0.00000289378" calcext:value-type="float">
            <text:p>2.89E-006</text:p>
          </table:table-cell>
          <table:table-cell/>
          <table:table-cell office:value-type="float" office:value="13.33" calcext:value-type="float">
            <text:p>13.33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-0.00000248777" calcext:value-type="float">
            <text:p>-0.000002487770</text:p>
          </table:table-cell>
          <table:table-cell office:value-type="float" office:value="0.00000380118" calcext:value-type="float">
            <text:p>0.000003801180</text:p>
          </table:table-cell>
          <table:table-cell table:style-name="ce2" office:value-type="float" office:value="0.00000131342" calcext:value-type="float">
            <text:p>1.31E-006</text:p>
          </table:table-cell>
          <table:table-cell table:number-columns-repeated="2"/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0000027201" calcext:value-type="float">
            <text:p>0.000002720100</text:p>
          </table:table-cell>
          <table:table-cell office:value-type="float" office:value="0.00000018372" calcext:value-type="float">
            <text:p>0.000000183720</text:p>
          </table:table-cell>
          <table:table-cell table:style-name="ce2" office:value-type="float" office:value="0.00000290382" calcext:value-type="float">
            <text:p>2.90E-006</text:p>
          </table:table-cell>
          <table:table-cell/>
          <table:table-cell office:value-type="float" office:value="13.672" calcext:value-type="float">
            <text:p>13.672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-0.00000250453" calcext:value-type="float">
            <text:p>-0.000002504530</text:p>
          </table:table-cell>
          <table:table-cell office:value-type="float" office:value="0.00000382341" calcext:value-type="float">
            <text:p>0.000003823410</text:p>
          </table:table-cell>
          <table:table-cell table:style-name="ce2" office:value-type="float" office:value="0.00000131889" calcext:value-type="float">
            <text:p>1.32E-006</text:p>
          </table:table-cell>
          <table:table-cell table:number-columns-repeated="2"/>
        </table:table-row>
        <table:table-row table:style-name="ro2">
          <table:table-cell office:value-type="float" office:value="5.732" calcext:value-type="float">
            <text:p>5.732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00000273153" calcext:value-type="float">
            <text:p>0.000002731530</text:p>
          </table:table-cell>
          <table:table-cell office:value-type="float" office:value="0.000000185255" calcext:value-type="float">
            <text:p>0.000000185255</text:p>
          </table:table-cell>
          <table:table-cell table:style-name="ce2" office:value-type="float" office:value="0.00000291679" calcext:value-type="float">
            <text:p>2.92E-006</text:p>
          </table:table-cell>
          <table:table-cell/>
          <table:table-cell office:value-type="float" office:value="14.014" calcext:value-type="float">
            <text:p>14.014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-0.00000252077" calcext:value-type="float">
            <text:p>-0.000002520770</text:p>
          </table:table-cell>
          <table:table-cell office:value-type="float" office:value="0.00000384479" calcext:value-type="float">
            <text:p>0.000003844790</text:p>
          </table:table-cell>
          <table:table-cell table:style-name="ce2" office:value-type="float" office:value="0.00000132403" calcext:value-type="float">
            <text:p>1.32E-006</text:p>
          </table:table-cell>
          <table:table-cell table:number-columns-repeated="2"/>
        </table:table-row>
        <table:table-row table:style-name="ro2">
          <table:table-cell office:value-type="float" office:value="5.896" calcext:value-type="float">
            <text:p>5.896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273945" calcext:value-type="float">
            <text:p>0.000002739450</text:p>
          </table:table-cell>
          <table:table-cell office:value-type="float" office:value="0.000000186891" calcext:value-type="float">
            <text:p>0.000000186891</text:p>
          </table:table-cell>
          <table:table-cell table:style-name="ce2" office:value-type="float" office:value="0.00000292634" calcext:value-type="float">
            <text:p>2.93E-006</text:p>
          </table:table-cell>
          <table:table-cell/>
          <table:table-cell office:value-type="float" office:value="14.355" calcext:value-type="float">
            <text:p>14.355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-0.00000253643" calcext:value-type="float">
            <text:p>-0.000002536430</text:p>
          </table:table-cell>
          <table:table-cell office:value-type="float" office:value="0.00000386546" calcext:value-type="float">
            <text:p>0.000003865460</text:p>
          </table:table-cell>
          <table:table-cell table:style-name="ce2" office:value-type="float" office:value="0.00000132904" calcext:value-type="float">
            <text:p>1.33E-006</text:p>
          </table:table-cell>
          <table:table-cell table:number-columns-repeated="2"/>
        </table:table-row>
        <table:table-row table:style-name="ro2">
          <table:table-cell office:value-type="float" office:value="6.059" calcext:value-type="float">
            <text:p>6.059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74661" calcext:value-type="float">
            <text:p>0.000002746610</text:p>
          </table:table-cell>
          <table:table-cell office:value-type="float" office:value="0.000000188882" calcext:value-type="float">
            <text:p>0.000000188882</text:p>
          </table:table-cell>
          <table:table-cell table:style-name="ce2" office:value-type="float" office:value="0.0000029355" calcext:value-type="float">
            <text:p>2.94E-006</text:p>
          </table:table-cell>
          <table:table-cell/>
          <table:table-cell office:value-type="float" office:value="14.697" calcext:value-type="float">
            <text:p>14.697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-0.00000255237" calcext:value-type="float">
            <text:p>-0.000002552370</text:p>
          </table:table-cell>
          <table:table-cell office:value-type="float" office:value="0.00000388551" calcext:value-type="float">
            <text:p>0.000003885510</text:p>
          </table:table-cell>
          <table:table-cell table:style-name="ce2" office:value-type="float" office:value="0.00000133315" calcext:value-type="float">
            <text:p>1.33E-006</text:p>
          </table:table-cell>
          <table:table-cell table:number-columns-repeated="2"/>
        </table:table-row>
        <table:table-row table:style-name="ro2">
          <table:table-cell office:value-type="float" office:value="6.223" calcext:value-type="float">
            <text:p>6.223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75332" calcext:value-type="float">
            <text:p>0.000002753320</text:p>
          </table:table-cell>
          <table:table-cell office:value-type="float" office:value="0.000000191145" calcext:value-type="float">
            <text:p>0.000000191145</text:p>
          </table:table-cell>
          <table:table-cell table:style-name="ce2" office:value-type="float" office:value="0.00000294446" calcext:value-type="float">
            <text:p>2.94E-006</text:p>
          </table:table-cell>
          <table:table-cell/>
          <table:table-cell office:value-type="float" office:value="15.039" calcext:value-type="float">
            <text:p>15.039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-0.00000256706" calcext:value-type="float">
            <text:p>-0.000002567060</text:p>
          </table:table-cell>
          <table:table-cell office:value-type="float" office:value="0.00000390485" calcext:value-type="float">
            <text:p>0.000003904850</text:p>
          </table:table-cell>
          <table:table-cell table:style-name="ce2" office:value-type="float" office:value="0.0000013378" calcext:value-type="float">
            <text:p>1.34E-006</text:p>
          </table:table-cell>
          <table:table-cell table:number-columns-repeated="2"/>
        </table:table-row>
        <table:table-row table:style-name="ro2">
          <table:table-cell office:value-type="float" office:value="6.386" calcext:value-type="float">
            <text:p>6.386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276233" calcext:value-type="float">
            <text:p>0.000002762330</text:p>
          </table:table-cell>
          <table:table-cell office:value-type="float" office:value="0.000000193281" calcext:value-type="float">
            <text:p>0.000000193281</text:p>
          </table:table-cell>
          <table:table-cell table:style-name="ce2" office:value-type="float" office:value="0.00000295561" calcext:value-type="float">
            <text:p>2.96E-006</text:p>
          </table:table-cell>
          <table:table-cell/>
          <table:table-cell office:value-type="float" office:value="15.381" calcext:value-type="float">
            <text:p>15.381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-0.00000258143" calcext:value-type="float">
            <text:p>-0.000002581430</text:p>
          </table:table-cell>
          <table:table-cell office:value-type="float" office:value="0.00000392365" calcext:value-type="float">
            <text:p>0.000003923650</text:p>
          </table:table-cell>
          <table:table-cell table:style-name="ce2" office:value-type="float" office:value="0.00000134223" calcext:value-type="float">
            <text:p>1.34E-006</text:p>
          </table:table-cell>
          <table:table-cell table:number-columns-repeated="2"/>
        </table:table-row>
        <table:table-row table:style-name="ro2">
          <table:table-cell office:value-type="float" office:value="6.532" calcext:value-type="float">
            <text:p>6.532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276917" calcext:value-type="float">
            <text:p>0.000002769170</text:p>
          </table:table-cell>
          <table:table-cell office:value-type="float" office:value="0.000000194903" calcext:value-type="float">
            <text:p>0.000000194903</text:p>
          </table:table-cell>
          <table:table-cell table:style-name="ce2" office:value-type="float" office:value="0.00000296407" calcext:value-type="float">
            <text:p>2.96E-006</text:p>
          </table:table-cell>
          <table:table-cell/>
          <table:table-cell office:value-type="float" office:value="15.723" calcext:value-type="float">
            <text:p>15.723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-0.00000259536" calcext:value-type="float">
            <text:p>-0.000002595360</text:p>
          </table:table-cell>
          <table:table-cell office:value-type="float" office:value="0.0000039419" calcext:value-type="float">
            <text:p>0.000003941900</text:p>
          </table:table-cell>
          <table:table-cell table:style-name="ce2" office:value-type="float" office:value="0.00000134655" calcext:value-type="float">
            <text:p>1.35E-006</text:p>
          </table:table-cell>
          <table:table-cell table:number-columns-repeated="2"/>
        </table:table-row>
        <table:table-row table:style-name="ro2">
          <table:table-cell office:value-type="float" office:value="6.732" calcext:value-type="float">
            <text:p>6.732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00000277785" calcext:value-type="float">
            <text:p>0.000002777850</text:p>
          </table:table-cell>
          <table:table-cell office:value-type="float" office:value="0.000000196739" calcext:value-type="float">
            <text:p>0.000000196739</text:p>
          </table:table-cell>
          <table:table-cell table:style-name="ce2" office:value-type="float" office:value="0.00000297459" calcext:value-type="float">
            <text:p>2.97E-006</text:p>
          </table:table-cell>
          <table:table-cell/>
          <table:table-cell office:value-type="float" office:value="16.064" calcext:value-type="float">
            <text:p>16.064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-0.00000260893" calcext:value-type="float">
            <text:p>-0.000002608930</text:p>
          </table:table-cell>
          <table:table-cell office:value-type="float" office:value="0.00000395962" calcext:value-type="float">
            <text:p>0.000003959620</text:p>
          </table:table-cell>
          <table:table-cell table:style-name="ce2" office:value-type="float" office:value="0.00000135071" calcext:value-type="float">
            <text:p>1.35E-006</text:p>
          </table:table-cell>
          <table:table-cell table:number-columns-repeated="2"/>
        </table:table-row>
        <table:table-row table:style-name="ro2">
          <table:table-cell office:value-type="float" office:value="6.877" calcext:value-type="float">
            <text:p>6.87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27821" calcext:value-type="float">
            <text:p>0.000002782100</text:p>
          </table:table-cell>
          <table:table-cell office:value-type="float" office:value="0.000000197813" calcext:value-type="float">
            <text:p>0.000000197813</text:p>
          </table:table-cell>
          <table:table-cell table:style-name="ce2" office:value-type="float" office:value="0.00000297991" calcext:value-type="float">
            <text:p>2.98E-006</text:p>
          </table:table-cell>
          <table:table-cell/>
          <table:table-cell office:value-type="float" office:value="16.406" calcext:value-type="float">
            <text:p>16.406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-0.00000262243" calcext:value-type="float">
            <text:p>-0.000002622430</text:p>
          </table:table-cell>
          <table:table-cell office:value-type="float" office:value="0.00000397707" calcext:value-type="float">
            <text:p>0.000003977070</text:p>
          </table:table-cell>
          <table:table-cell table:style-name="ce2" office:value-type="float" office:value="0.00000135465" calcext:value-type="float">
            <text:p>1.35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6.748" calcext:value-type="float">
            <text:p>16.74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000263601" calcext:value-type="float">
            <text:p>-0.000002636010</text:p>
          </table:table-cell>
          <table:table-cell office:value-type="float" office:value="0.00000399392" calcext:value-type="float">
            <text:p>0.000003993920</text:p>
          </table:table-cell>
          <table:table-cell table:style-name="ce2" office:value-type="float" office:value="0.00000135792" calcext:value-type="float">
            <text:p>1.36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7.09" calcext:value-type="float">
            <text:p>17.09</text:p>
          </table:table-cell>
          <table:table-cell office:value-type="float" office:value="1.00089" calcext:value-type="float">
            <text:p>1.00089</text:p>
          </table:table-cell>
          <table:table-cell office:value-type="float" office:value="-0.00000264845" calcext:value-type="float">
            <text:p>-0.000002648450</text:p>
          </table:table-cell>
          <table:table-cell office:value-type="float" office:value="0.00000401007" calcext:value-type="float">
            <text:p>0.000004010070</text:p>
          </table:table-cell>
          <table:table-cell table:style-name="ce2" office:value-type="float" office:value="0.00000136163" calcext:value-type="float">
            <text:p>1.36E-006</text:p>
          </table:table-cell>
          <table:table-cell table:number-columns-repeated="2"/>
        </table:table-row>
        <table:table-row table:style-name="ro2">
          <table:table-cell office:value-type="float" office:value="0.189" calcext:value-type="float">
            <text:p>0.189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0.00000135992" calcext:value-type="float">
            <text:p>0.000001359920</text:p>
          </table:table-cell>
          <table:table-cell office:value-type="float" office:value="0.0000000033382" calcext:value-type="float">
            <text:p>0.000000003338</text:p>
          </table:table-cell>
          <table:table-cell table:style-name="ce2" office:value-type="float" office:value="0.00000136325" calcext:value-type="float">
            <text:p>1.36E-006</text:p>
          </table:table-cell>
          <table:table-cell/>
          <table:table-cell office:value-type="float" office:value="17.432" calcext:value-type="float">
            <text:p>17.432</text:p>
          </table:table-cell>
          <table:table-cell office:value-type="float" office:value="1.00089" calcext:value-type="float">
            <text:p>1.00089</text:p>
          </table:table-cell>
          <table:table-cell office:value-type="float" office:value="-0.00000266044" calcext:value-type="float">
            <text:p>-0.000002660440</text:p>
          </table:table-cell>
          <table:table-cell office:value-type="float" office:value="0.00000402566" calcext:value-type="float">
            <text:p>0.000004025660</text:p>
          </table:table-cell>
          <table:table-cell table:style-name="ce2" office:value-type="float" office:value="0.00000136523" calcext:value-type="float">
            <text:p>1.37E-006</text:p>
          </table:table-cell>
          <table:table-cell table:number-columns-repeated="2"/>
        </table:table-row>
        <table:table-row table:style-name="ro2">
          <table:table-cell office:value-type="float" office:value="0.353" calcext:value-type="float">
            <text:p>0.353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00000168707" calcext:value-type="float">
            <text:p>0.000001687070</text:p>
          </table:table-cell>
          <table:table-cell office:value-type="float" office:value="0.0000000101114" calcext:value-type="float">
            <text:p>0.000000010111</text:p>
          </table:table-cell>
          <table:table-cell table:style-name="ce2" office:value-type="float" office:value="0.00000169719" calcext:value-type="float">
            <text:p>1.70E-006</text:p>
          </table:table-cell>
          <table:table-cell/>
          <table:table-cell office:value-type="float" office:value="17.773" calcext:value-type="float">
            <text:p>17.773</text:p>
          </table:table-cell>
          <table:table-cell office:value-type="float" office:value="1.00087" calcext:value-type="float">
            <text:p>1.00087</text:p>
          </table:table-cell>
          <table:table-cell office:value-type="float" office:value="-0.00000267188" calcext:value-type="float">
            <text:p>-0.000002671880</text:p>
          </table:table-cell>
          <table:table-cell office:value-type="float" office:value="0.00000404056" calcext:value-type="float">
            <text:p>0.000004040560</text:p>
          </table:table-cell>
          <table:table-cell table:style-name="ce2" office:value-type="float" office:value="0.00000136869" calcext:value-type="float">
            <text:p>1.37E-006</text:p>
          </table:table-cell>
          <table:table-cell table:number-columns-repeated="2"/>
        </table:table-row>
        <table:table-row table:style-name="ro2">
          <table:table-cell office:value-type="float" office:value="0.516" calcext:value-type="float">
            <text:p>0.516</text:p>
          </table:table-cell>
          <table:table-cell office:value-type="float" office:value="1.00016" calcext:value-type="float">
            <text:p>1.00016</text:p>
          </table:table-cell>
          <table:table-cell office:value-type="float" office:value="0.00000188115" calcext:value-type="float">
            <text:p>0.000001881150</text:p>
          </table:table-cell>
          <table:table-cell office:value-type="float" office:value="0.0000000181756" calcext:value-type="float">
            <text:p>0.000000018176</text:p>
          </table:table-cell>
          <table:table-cell table:style-name="ce2" office:value-type="float" office:value="0.00000189932" calcext:value-type="float">
            <text:p>1.90E-006</text:p>
          </table:table-cell>
          <table:table-cell/>
          <table:table-cell office:value-type="float" office:value="18.115" calcext:value-type="float">
            <text:p>18.115</text:p>
          </table:table-cell>
          <table:table-cell office:value-type="float" office:value="1.00087" calcext:value-type="float">
            <text:p>1.00087</text:p>
          </table:table-cell>
          <table:table-cell office:value-type="float" office:value="-0.00000268292" calcext:value-type="float">
            <text:p>-0.000002682920</text:p>
          </table:table-cell>
          <table:table-cell office:value-type="float" office:value="0.00000405492" calcext:value-type="float">
            <text:p>0.000004054920</text:p>
          </table:table-cell>
          <table:table-cell table:style-name="ce2" office:value-type="float" office:value="0.00000137201" calcext:value-type="float">
            <text:p>1.37E-006</text:p>
          </table:table-cell>
          <table:table-cell table:number-columns-repeated="2"/>
        </table:table-row>
        <table:table-row table:style-name="ro2">
          <table:table-cell office:value-type="float" office:value="0.68" calcext:value-type="float">
            <text:p>0.68</text:p>
          </table:table-cell>
          <table:table-cell office:value-type="float" office:value="1.00018" calcext:value-type="float">
            <text:p>1.00018</text:p>
          </table:table-cell>
          <table:table-cell office:value-type="float" office:value="0.00000204156" calcext:value-type="float">
            <text:p>0.000002041560</text:p>
          </table:table-cell>
          <table:table-cell office:value-type="float" office:value="0.0000000261809" calcext:value-type="float">
            <text:p>0.000000026181</text:p>
          </table:table-cell>
          <table:table-cell table:style-name="ce2" office:value-type="float" office:value="0.00000206774" calcext:value-type="float">
            <text:p>2.07E-006</text:p>
          </table:table-cell>
          <table:table-cell/>
          <table:table-cell office:value-type="float" office:value="18.457" calcext:value-type="float">
            <text:p>18.457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-0.00000269364" calcext:value-type="float">
            <text:p>-0.000002693640</text:p>
          </table:table-cell>
          <table:table-cell office:value-type="float" office:value="0.00000406887" calcext:value-type="float">
            <text:p>0.000004068870</text:p>
          </table:table-cell>
          <table:table-cell table:style-name="ce2" office:value-type="float" office:value="0.00000137524" calcext:value-type="float">
            <text:p>1.38E-006</text:p>
          </table:table-cell>
          <table:table-cell table:number-columns-repeated="2"/>
        </table:table-row>
        <table:table-row table:style-name="ro2">
          <table:table-cell office:value-type="float" office:value="0.825" calcext:value-type="float">
            <text:p>0.825</text:p>
          </table:table-cell>
          <table:table-cell office:value-type="float" office:value="1.00019" calcext:value-type="float">
            <text:p>1.00019</text:p>
          </table:table-cell>
          <table:table-cell office:value-type="float" office:value="0.00000209923" calcext:value-type="float">
            <text:p>0.000002099230</text:p>
          </table:table-cell>
          <table:table-cell office:value-type="float" office:value="0.00000003282" calcext:value-type="float">
            <text:p>0.000000032820</text:p>
          </table:table-cell>
          <table:table-cell table:style-name="ce2" office:value-type="float" office:value="0.00000213205" calcext:value-type="float">
            <text:p>2.13E-006</text:p>
          </table:table-cell>
          <table:table-cell/>
          <table:table-cell office:value-type="float" office:value="18.799" calcext:value-type="float">
            <text:p>18.799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-0.0000027045" calcext:value-type="float">
            <text:p>-0.000002704500</text:p>
          </table:table-cell>
          <table:table-cell office:value-type="float" office:value="0.00000408237" calcext:value-type="float">
            <text:p>0.000004082370</text:p>
          </table:table-cell>
          <table:table-cell table:style-name="ce2" office:value-type="float" office:value="0.00000137788" calcext:value-type="float">
            <text:p>1.38E-006</text:p>
          </table:table-cell>
          <table:table-cell table:number-columns-repeated="2"/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0000021901" calcext:value-type="float">
            <text:p>0.000002190100</text:p>
          </table:table-cell>
          <table:table-cell office:value-type="float" office:value="0.0000000405916" calcext:value-type="float">
            <text:p>0.000000040592</text:p>
          </table:table-cell>
          <table:table-cell table:style-name="ce2" office:value-type="float" office:value="0.00000223069" calcext:value-type="float">
            <text:p>2.23E-006</text:p>
          </table:table-cell>
          <table:table-cell/>
          <table:table-cell office:value-type="float" office:value="19.141" calcext:value-type="float">
            <text:p>19.141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-0.00000271442" calcext:value-type="float">
            <text:p>-0.000002714420</text:p>
          </table:table-cell>
          <table:table-cell office:value-type="float" office:value="0.00000409535" calcext:value-type="float">
            <text:p>0.000004095350</text:p>
          </table:table-cell>
          <table:table-cell table:style-name="ce2" office:value-type="float" office:value="0.00000138094" calcext:value-type="float">
            <text:p>1.38E-006</text:p>
          </table:table-cell>
          <table:table-cell table:number-columns-repeated="2"/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224533" calcext:value-type="float">
            <text:p>0.000002245330</text:p>
          </table:table-cell>
          <table:table-cell office:value-type="float" office:value="0.0000000470108" calcext:value-type="float">
            <text:p>0.000000047011</text:p>
          </table:table-cell>
          <table:table-cell table:style-name="ce2" office:value-type="float" office:value="0.00000229235" calcext:value-type="float">
            <text:p>2.29E-006</text:p>
          </table:table-cell>
          <table:table-cell/>
          <table:table-cell office:value-type="float" office:value="19.482" calcext:value-type="float">
            <text:p>19.482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-0.00000272406" calcext:value-type="float">
            <text:p>-0.000002724060</text:p>
          </table:table-cell>
          <table:table-cell office:value-type="float" office:value="0.00000410788" calcext:value-type="float">
            <text:p>0.000004107880</text:p>
          </table:table-cell>
          <table:table-cell table:style-name="ce2" office:value-type="float" office:value="0.00000138383" calcext:value-type="float">
            <text:p>1.38E-006</text:p>
          </table:table-cell>
          <table:table-cell table:number-columns-repeated="2"/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1.00022" calcext:value-type="float">
            <text:p>1.00022</text:p>
          </table:table-cell>
          <table:table-cell office:value-type="float" office:value="0.00000229018" calcext:value-type="float">
            <text:p>0.000002290180</text:p>
          </table:table-cell>
          <table:table-cell office:value-type="float" office:value="0.0000000525466" calcext:value-type="float">
            <text:p>0.000000052547</text:p>
          </table:table-cell>
          <table:table-cell table:style-name="ce2" office:value-type="float" office:value="0.00000234273" calcext:value-type="float">
            <text:p>2.34E-006</text:p>
          </table:table-cell>
          <table:table-cell/>
          <table:table-cell office:value-type="float" office:value="19.824" calcext:value-type="float">
            <text:p>19.824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-0.00000273355" calcext:value-type="float">
            <text:p>-0.000002733550</text:p>
          </table:table-cell>
          <table:table-cell office:value-type="float" office:value="0.0000041202" calcext:value-type="float">
            <text:p>0.000004120200</text:p>
          </table:table-cell>
          <table:table-cell table:style-name="ce2" office:value-type="float" office:value="0.00000138666" calcext:value-type="float">
            <text:p>1.39E-006</text:p>
          </table:table-cell>
          <table:table-cell table:number-columns-repeated="2"/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00000234201" calcext:value-type="float">
            <text:p>0.000002342010</text:p>
          </table:table-cell>
          <table:table-cell office:value-type="float" office:value="0.0000000587117" calcext:value-type="float">
            <text:p>0.000000058712</text:p>
          </table:table-cell>
          <table:table-cell table:style-name="ce2" office:value-type="float" office:value="0.00000240072" calcext:value-type="float">
            <text:p>2.40E-006</text:p>
          </table:table-cell>
          <table:table-cell/>
          <table:table-cell office:value-type="float" office:value="20.166" calcext:value-type="float">
            <text:p>20.166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-0.00000274288" calcext:value-type="float">
            <text:p>-0.000002742880</text:p>
          </table:table-cell>
          <table:table-cell office:value-type="float" office:value="0.00000413229" calcext:value-type="float">
            <text:p>0.000004132290</text:p>
          </table:table-cell>
          <table:table-cell table:style-name="ce2" office:value-type="float" office:value="0.00000138942" calcext:value-type="float">
            <text:p>1.39E-006</text:p>
          </table:table-cell>
          <table:table-cell table:number-columns-repeated="2"/>
        </table:table-row>
        <table:table-row table:style-name="ro2">
          <table:table-cell office:value-type="float" office:value="1.661" calcext:value-type="float">
            <text:p>1.661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237341" calcext:value-type="float">
            <text:p>0.000002373410</text:p>
          </table:table-cell>
          <table:table-cell office:value-type="float" office:value="0.0000000656973" calcext:value-type="float">
            <text:p>0.000000065697</text:p>
          </table:table-cell>
          <table:table-cell table:style-name="ce2" office:value-type="float" office:value="0.00000243911" calcext:value-type="float">
            <text:p>2.44E-006</text:p>
          </table:table-cell>
          <table:table-cell/>
          <table:table-cell office:value-type="float" office:value="20.508" calcext:value-type="float">
            <text:p>20.508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-0.00000275209" calcext:value-type="float">
            <text:p>-0.000002752090</text:p>
          </table:table-cell>
          <table:table-cell office:value-type="float" office:value="0.00000414413" calcext:value-type="float">
            <text:p>0.000004144130</text:p>
          </table:table-cell>
          <table:table-cell table:style-name="ce2" office:value-type="float" office:value="0.00000139205" calcext:value-type="float">
            <text:p>1.39E-006</text:p>
          </table:table-cell>
          <table:table-cell table:number-columns-repeated="2"/>
        </table:table-row>
        <table:table-row table:style-name="ro2">
          <table:table-cell office:value-type="float" office:value="1.806" calcext:value-type="float">
            <text:p>1.806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240316" calcext:value-type="float">
            <text:p>0.000002403160</text:p>
          </table:table-cell>
          <table:table-cell office:value-type="float" office:value="0.0000000711521" calcext:value-type="float">
            <text:p>0.000000071152</text:p>
          </table:table-cell>
          <table:table-cell table:style-name="ce2" office:value-type="float" office:value="0.00000247431" calcext:value-type="float">
            <text:p>2.47E-006</text:p>
          </table:table-cell>
          <table:table-cell/>
          <table:table-cell office:value-type="float" office:value="20.849" calcext:value-type="float">
            <text:p>20.849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-0.00000276144" calcext:value-type="float">
            <text:p>-0.000002761440</text:p>
          </table:table-cell>
          <table:table-cell office:value-type="float" office:value="0.0000041557" calcext:value-type="float">
            <text:p>0.000004155700</text:p>
          </table:table-cell>
          <table:table-cell table:style-name="ce2" office:value-type="float" office:value="0.00000139427" calcext:value-type="float">
            <text:p>1.39E-006</text:p>
          </table:table-cell>
          <table:table-cell table:number-columns-repeated="2"/>
        </table:table-row>
        <table:table-row table:style-name="ro2">
          <table:table-cell office:value-type="float" office:value="1.988" calcext:value-type="float">
            <text:p>1.988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243735" calcext:value-type="float">
            <text:p>0.000002437350</text:p>
          </table:table-cell>
          <table:table-cell office:value-type="float" office:value="0.0000000781577" calcext:value-type="float">
            <text:p>0.000000078158</text:p>
          </table:table-cell>
          <table:table-cell table:style-name="ce2" office:value-type="float" office:value="0.00000251551" calcext:value-type="float">
            <text:p>2.52E-006</text:p>
          </table:table-cell>
          <table:table-cell/>
          <table:table-cell office:value-type="float" office:value="21.191" calcext:value-type="float">
            <text:p>21.191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7703" calcext:value-type="float">
            <text:p>-0.000002770300</text:p>
          </table:table-cell>
          <table:table-cell office:value-type="float" office:value="0.00000416705" calcext:value-type="float">
            <text:p>0.000004167050</text:p>
          </table:table-cell>
          <table:table-cell table:style-name="ce2" office:value-type="float" office:value="0.00000139676" calcext:value-type="float">
            <text:p>1.40E-006</text:p>
          </table:table-cell>
          <table:table-cell table:number-columns-repeated="2"/>
        </table:table-row>
        <table:table-row table:style-name="ro2">
          <table:table-cell office:value-type="float" office:value="2.134" calcext:value-type="float">
            <text:p>2.134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45973" calcext:value-type="float">
            <text:p>0.000002459730</text:p>
          </table:table-cell>
          <table:table-cell office:value-type="float" office:value="0.0000000838711" calcext:value-type="float">
            <text:p>0.000000083871</text:p>
          </table:table-cell>
          <table:table-cell table:style-name="ce2" office:value-type="float" office:value="0.0000025436" calcext:value-type="float">
            <text:p>2.54E-006</text:p>
          </table:table-cell>
          <table:table-cell/>
          <table:table-cell office:value-type="float" office:value="21.533" calcext:value-type="float">
            <text:p>21.533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77894" calcext:value-type="float">
            <text:p>-0.000002778940</text:p>
          </table:table-cell>
          <table:table-cell office:value-type="float" office:value="0.00000417812" calcext:value-type="float">
            <text:p>0.000004178120</text:p>
          </table:table-cell>
          <table:table-cell table:style-name="ce2" office:value-type="float" office:value="0.00000139918" calcext:value-type="float">
            <text:p>1.40E-006</text:p>
          </table:table-cell>
          <table:table-cell table:number-columns-repeated="2"/>
        </table:table-row>
        <table:table-row table:style-name="ro2">
          <table:table-cell office:value-type="float" office:value="2.297" calcext:value-type="float">
            <text:p>2.297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248011" calcext:value-type="float">
            <text:p>0.000002480110</text:p>
          </table:table-cell>
          <table:table-cell office:value-type="float" office:value="0.0000000902717" calcext:value-type="float">
            <text:p>0.000000090272</text:p>
          </table:table-cell>
          <table:table-cell table:style-name="ce2" office:value-type="float" office:value="0.00000257038" calcext:value-type="float">
            <text:p>2.57E-006</text:p>
          </table:table-cell>
          <table:table-cell/>
          <table:table-cell office:value-type="float" office:value="21.875" calcext:value-type="float">
            <text:p>21.875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78744" calcext:value-type="float">
            <text:p>-0.000002787440</text:p>
          </table:table-cell>
          <table:table-cell office:value-type="float" office:value="0.00000418897" calcext:value-type="float">
            <text:p>0.000004188970</text:p>
          </table:table-cell>
          <table:table-cell table:style-name="ce2" office:value-type="float" office:value="0.00000140154" calcext:value-type="float">
            <text:p>1.40E-006</text:p>
          </table:table-cell>
          <table:table-cell table:number-columns-repeated="2"/>
        </table:table-row>
        <table:table-row table:style-name="ro2">
          <table:table-cell office:value-type="float" office:value="2.461" calcext:value-type="float">
            <text:p>2.461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249746" calcext:value-type="float">
            <text:p>0.000002497460</text:p>
          </table:table-cell>
          <table:table-cell office:value-type="float" office:value="0.0000000967799" calcext:value-type="float">
            <text:p>0.000000096780</text:p>
          </table:table-cell>
          <table:table-cell table:style-name="ce2" office:value-type="float" office:value="0.00000259424" calcext:value-type="float">
            <text:p>2.59E-006</text:p>
          </table:table-cell>
          <table:table-cell/>
          <table:table-cell office:value-type="float" office:value="22.217" calcext:value-type="float">
            <text:p>22.217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79582" calcext:value-type="float">
            <text:p>-0.000002795820</text:p>
          </table:table-cell>
          <table:table-cell office:value-type="float" office:value="0.00000419964" calcext:value-type="float">
            <text:p>0.000004199640</text:p>
          </table:table-cell>
          <table:table-cell table:style-name="ce2" office:value-type="float" office:value="0.00000140383" calcext:value-type="float">
            <text:p>1.40E-006</text:p>
          </table:table-cell>
          <table:table-cell table:number-columns-repeated="2"/>
        </table:table-row>
        <table:table-row table:style-name="ro2">
          <table:table-cell office:value-type="float" office:value="2.624" calcext:value-type="float">
            <text:p>2.624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252136" calcext:value-type="float">
            <text:p>0.000002521360</text:p>
          </table:table-cell>
          <table:table-cell office:value-type="float" office:value="0.000000103048" calcext:value-type="float">
            <text:p>0.000000103048</text:p>
          </table:table-cell>
          <table:table-cell table:style-name="ce2" office:value-type="float" office:value="0.00000262441" calcext:value-type="float">
            <text:p>2.62E-006</text:p>
          </table:table-cell>
          <table:table-cell/>
          <table:table-cell office:value-type="float" office:value="22.558" calcext:value-type="float">
            <text:p>22.558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80405" calcext:value-type="float">
            <text:p>-0.000002804050</text:p>
          </table:table-cell>
          <table:table-cell office:value-type="float" office:value="0.0000042101" calcext:value-type="float">
            <text:p>0.000004210100</text:p>
          </table:table-cell>
          <table:table-cell table:style-name="ce2" office:value-type="float" office:value="0.00000140606" calcext:value-type="float">
            <text:p>1.41E-006</text:p>
          </table:table-cell>
          <table:table-cell table:number-columns-repeated="2"/>
        </table:table-row>
        <table:table-row table:style-name="ro2">
          <table:table-cell office:value-type="float" office:value="2.788" calcext:value-type="float">
            <text:p>2.788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253649" calcext:value-type="float">
            <text:p>0.000002536490</text:p>
          </table:table-cell>
          <table:table-cell office:value-type="float" office:value="0.000000108853" calcext:value-type="float">
            <text:p>0.000000108853</text:p>
          </table:table-cell>
          <table:table-cell table:style-name="ce2" office:value-type="float" office:value="0.00000264534" calcext:value-type="float">
            <text:p>2.65E-006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81251" calcext:value-type="float">
            <text:p>-0.000002812510</text:p>
          </table:table-cell>
          <table:table-cell office:value-type="float" office:value="0.0000042204" calcext:value-type="float">
            <text:p>0.000004220400</text:p>
          </table:table-cell>
          <table:table-cell table:style-name="ce2" office:value-type="float" office:value="0.0000014079" calcext:value-type="float">
            <text:p>1.41E-006</text:p>
          </table:table-cell>
          <table:table-cell table:number-columns-repeated="2"/>
        </table:table-row>
        <table:table-row table:style-name="ro2">
          <table:table-cell office:value-type="float" office:value="2.951" calcext:value-type="float">
            <text:p>2.951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255149" calcext:value-type="float">
            <text:p>0.000002551490</text:p>
          </table:table-cell>
          <table:table-cell office:value-type="float" office:value="0.000000114381" calcext:value-type="float">
            <text:p>0.000000114381</text:p>
          </table:table-cell>
          <table:table-cell table:style-name="ce2" office:value-type="float" office:value="0.00000266588" calcext:value-type="float">
            <text:p>2.67E-006</text:p>
          </table:table-cell>
          <table:table-cell/>
          <table:table-cell office:value-type="float" office:value="23.242" calcext:value-type="float">
            <text:p>23.242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-0.00000282053" calcext:value-type="float">
            <text:p>-0.000002820530</text:p>
          </table:table-cell>
          <table:table-cell office:value-type="float" office:value="0.00000423051" calcext:value-type="float">
            <text:p>0.000004230510</text:p>
          </table:table-cell>
          <table:table-cell table:style-name="ce2" office:value-type="float" office:value="0.00000140998" calcext:value-type="float">
            <text:p>1.41E-006</text:p>
          </table:table-cell>
          <table:table-cell table:number-columns-repeated="2"/>
        </table:table-row>
        <table:table-row table:style-name="ro2">
          <table:table-cell office:value-type="float" office:value="3.133" calcext:value-type="float">
            <text:p>3.133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256958" calcext:value-type="float">
            <text:p>0.000002569580</text:p>
          </table:table-cell>
          <table:table-cell office:value-type="float" office:value="0.0000001206" calcext:value-type="float">
            <text:p>0.000000120600</text:p>
          </table:table-cell>
          <table:table-cell table:style-name="ce2" office:value-type="float" office:value="0.00000269018" calcext:value-type="float">
            <text:p>2.69E-006</text:p>
          </table:table-cell>
          <table:table-cell/>
          <table:table-cell office:value-type="float" office:value="23.584" calcext:value-type="float">
            <text:p>23.584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82843" calcext:value-type="float">
            <text:p>-0.000002828430</text:p>
          </table:table-cell>
          <table:table-cell office:value-type="float" office:value="0.00000424044" calcext:value-type="float">
            <text:p>0.000004240440</text:p>
          </table:table-cell>
          <table:table-cell table:style-name="ce2" office:value-type="float" office:value="0.00000141202" calcext:value-type="float">
            <text:p>1.41E-006</text:p>
          </table:table-cell>
          <table:table-cell table:number-columns-repeated="2"/>
        </table:table-row>
        <table:table-row table:style-name="ro2">
          <table:table-cell office:value-type="float" office:value="3.297" calcext:value-type="float">
            <text:p>3.297</text:p>
          </table:table-cell>
          <table:table-cell office:value-type="float" office:value="1.00034" calcext:value-type="float">
            <text:p>1.00034</text:p>
          </table:table-cell>
          <table:table-cell office:value-type="float" office:value="0.0000025823" calcext:value-type="float">
            <text:p>0.000002582300</text:p>
          </table:table-cell>
          <table:table-cell office:value-type="float" office:value="0.000000126214" calcext:value-type="float">
            <text:p>0.000000126214</text:p>
          </table:table-cell>
          <table:table-cell table:style-name="ce2" office:value-type="float" office:value="0.00000270851" calcext:value-type="float">
            <text:p>2.71E-006</text:p>
          </table:table-cell>
          <table:table-cell/>
          <table:table-cell office:value-type="float" office:value="23.926" calcext:value-type="float">
            <text:p>23.926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8363" calcext:value-type="float">
            <text:p>-0.000002836300</text:p>
          </table:table-cell>
          <table:table-cell office:value-type="float" office:value="0.00000425027" calcext:value-type="float">
            <text:p>0.000004250270</text:p>
          </table:table-cell>
          <table:table-cell table:style-name="ce2" office:value-type="float" office:value="0.00000141398" calcext:value-type="float">
            <text:p>1.41E-006</text:p>
          </table:table-cell>
          <table:table-cell table:number-columns-repeated="2"/>
        </table:table-row>
        <table:table-row table:style-name="ro2">
          <table:table-cell office:value-type="float" office:value="3.442" calcext:value-type="float">
            <text:p>3.442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00000259383" calcext:value-type="float">
            <text:p>0.000002593830</text:p>
          </table:table-cell>
          <table:table-cell office:value-type="float" office:value="0.000000131536" calcext:value-type="float">
            <text:p>0.000000131536</text:p>
          </table:table-cell>
          <table:table-cell table:style-name="ce2" office:value-type="float" office:value="0.00000272536" calcext:value-type="float">
            <text:p>2.73E-006</text:p>
          </table:table-cell>
          <table:table-cell/>
          <table:table-cell office:value-type="float" office:value="24.267" calcext:value-type="float">
            <text:p>24.267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84407" calcext:value-type="float">
            <text:p>-0.000002844070</text:p>
          </table:table-cell>
          <table:table-cell office:value-type="float" office:value="0.00000425997" calcext:value-type="float">
            <text:p>0.000004259970</text:p>
          </table:table-cell>
          <table:table-cell table:style-name="ce2" office:value-type="float" office:value="0.00000141591" calcext:value-type="float">
            <text:p>1.42E-006</text:p>
          </table:table-cell>
          <table:table-cell table:number-columns-repeated="2"/>
        </table:table-row>
        <table:table-row table:style-name="ro2">
          <table:table-cell office:value-type="float" office:value="3.606" calcext:value-type="float">
            <text:p>3.606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60348" calcext:value-type="float">
            <text:p>0.000002603480</text:p>
          </table:table-cell>
          <table:table-cell office:value-type="float" office:value="0.000000137594" calcext:value-type="float">
            <text:p>0.000000137594</text:p>
          </table:table-cell>
          <table:table-cell table:style-name="ce2" office:value-type="float" office:value="0.00000274107" calcext:value-type="float">
            <text:p>2.74E-006</text:p>
          </table:table-cell>
          <table:table-cell/>
          <table:table-cell office:value-type="float" office:value="24.609" calcext:value-type="float">
            <text:p>24.609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85178" calcext:value-type="float">
            <text:p>-0.000002851780</text:p>
          </table:table-cell>
          <table:table-cell office:value-type="float" office:value="0.00000426957" calcext:value-type="float">
            <text:p>0.000004269570</text:p>
          </table:table-cell>
          <table:table-cell table:style-name="ce2" office:value-type="float" office:value="0.00000141781" calcext:value-type="float">
            <text:p>1.42E-006</text:p>
          </table:table-cell>
          <table:table-cell table:number-columns-repeated="2"/>
        </table:table-row>
        <table:table-row table:style-name="ro2">
          <table:table-cell office:value-type="float" office:value="3.769" calcext:value-type="float">
            <text:p>3.769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61359" calcext:value-type="float">
            <text:p>0.000002613590</text:p>
          </table:table-cell>
          <table:table-cell office:value-type="float" office:value="0.000000143249" calcext:value-type="float">
            <text:p>0.000000143249</text:p>
          </table:table-cell>
          <table:table-cell table:style-name="ce2" office:value-type="float" office:value="0.00000275684" calcext:value-type="float">
            <text:p>2.76E-006</text:p>
          </table:table-cell>
          <table:table-cell/>
          <table:table-cell office:value-type="float" office:value="24.951" calcext:value-type="float">
            <text:p>24.951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285945" calcext:value-type="float">
            <text:p>-0.000002859450</text:p>
          </table:table-cell>
          <table:table-cell office:value-type="float" office:value="0.00000427905" calcext:value-type="float">
            <text:p>0.000004279050</text:p>
          </table:table-cell>
          <table:table-cell table:style-name="ce2" office:value-type="float" office:value="0.00000141962" calcext:value-type="float">
            <text:p>1.42E-006</text:p>
          </table:table-cell>
          <table:table-cell table:number-columns-repeated="2"/>
        </table:table-row>
        <table:table-row table:style-name="ro2">
          <table:table-cell office:value-type="float" office:value="3.933" calcext:value-type="float">
            <text:p>3.933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00000262752" calcext:value-type="float">
            <text:p>0.000002627520</text:p>
          </table:table-cell>
          <table:table-cell office:value-type="float" office:value="0.000000148865" calcext:value-type="float">
            <text:p>0.000000148865</text:p>
          </table:table-cell>
          <table:table-cell table:style-name="ce2" office:value-type="float" office:value="0.00000277639" calcext:value-type="float">
            <text:p>2.78E-006</text:p>
          </table:table-cell>
          <table:table-cell/>
          <table:table-cell office:value-type="float" office:value="25.293" calcext:value-type="float">
            <text:p>25.293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-0.00000286725" calcext:value-type="float">
            <text:p>-0.000002867250</text:p>
          </table:table-cell>
          <table:table-cell office:value-type="float" office:value="0.00000428835" calcext:value-type="float">
            <text:p>0.000004288350</text:p>
          </table:table-cell>
          <table:table-cell table:style-name="ce2" office:value-type="float" office:value="0.00000142111" calcext:value-type="float">
            <text:p>1.42E-006</text:p>
          </table:table-cell>
          <table:table-cell table:number-columns-repeated="2"/>
        </table:table-row>
        <table:table-row table:style-name="ro2">
          <table:table-cell office:value-type="float" office:value="4.096" calcext:value-type="float">
            <text:p>4.096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63617" calcext:value-type="float">
            <text:p>0.000002636170</text:p>
          </table:table-cell>
          <table:table-cell office:value-type="float" office:value="0.000000154243" calcext:value-type="float">
            <text:p>0.000000154243</text:p>
          </table:table-cell>
          <table:table-cell table:style-name="ce2" office:value-type="float" office:value="0.00000279041" calcext:value-type="float">
            <text:p>2.79E-006</text:p>
          </table:table-cell>
          <table:table-cell/>
          <table:table-cell office:value-type="float" office:value="25.635" calcext:value-type="float">
            <text:p>25.635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-0.00000287456" calcext:value-type="float">
            <text:p>-0.000002874560</text:p>
          </table:table-cell>
          <table:table-cell office:value-type="float" office:value="0.00000429741" calcext:value-type="float">
            <text:p>0.000004297410</text:p>
          </table:table-cell>
          <table:table-cell table:style-name="ce2" office:value-type="float" office:value="0.00000142286" calcext:value-type="float">
            <text:p>1.42E-006</text:p>
          </table:table-cell>
          <table:table-cell table:number-columns-repeated="2"/>
        </table:table-row>
        <table:table-row table:style-name="ro2">
          <table:table-cell office:value-type="float" office:value="4.26" calcext:value-type="float">
            <text:p>4.26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264523" calcext:value-type="float">
            <text:p>0.000002645230</text:p>
          </table:table-cell>
          <table:table-cell office:value-type="float" office:value="0.000000158964" calcext:value-type="float">
            <text:p>0.000000158964</text:p>
          </table:table-cell>
          <table:table-cell table:style-name="ce2" office:value-type="float" office:value="0.00000280419" calcext:value-type="float">
            <text:p>2.80E-006</text:p>
          </table:table-cell>
          <table:table-cell/>
          <table:table-cell office:value-type="float" office:value="25.976" calcext:value-type="float">
            <text:p>25.976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-0.00000288173" calcext:value-type="float">
            <text:p>-0.000002881730</text:p>
          </table:table-cell>
          <table:table-cell office:value-type="float" office:value="0.00000430628" calcext:value-type="float">
            <text:p>0.000004306280</text:p>
          </table:table-cell>
          <table:table-cell table:style-name="ce2" office:value-type="float" office:value="0.00000142456" calcext:value-type="float">
            <text:p>1.42E-006</text:p>
          </table:table-cell>
          <table:table-cell table:number-columns-repeated="2"/>
        </table:table-row>
        <table:table-row table:style-name="ro2">
          <table:table-cell office:value-type="float" office:value="4.423" calcext:value-type="float">
            <text:p>4.423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265441" calcext:value-type="float">
            <text:p>0.000002654410</text:p>
          </table:table-cell>
          <table:table-cell office:value-type="float" office:value="0.000000162978" calcext:value-type="float">
            <text:p>0.000000162978</text:p>
          </table:table-cell>
          <table:table-cell table:style-name="ce2" office:value-type="float" office:value="0.00000281739" calcext:value-type="float">
            <text:p>2.82E-006</text:p>
          </table:table-cell>
          <table:table-cell/>
          <table:table-cell office:value-type="float" office:value="26.318" calcext:value-type="float">
            <text:p>26.318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-0.00000288879" calcext:value-type="float">
            <text:p>-0.000002888790</text:p>
          </table:table-cell>
          <table:table-cell office:value-type="float" office:value="0.00000431498" calcext:value-type="float">
            <text:p>0.000004314980</text:p>
          </table:table-cell>
          <table:table-cell table:style-name="ce2" office:value-type="float" office:value="0.00000142621" calcext:value-type="float">
            <text:p>1.43E-006</text:p>
          </table:table-cell>
          <table:table-cell table:number-columns-repeated="2"/>
        </table:table-row>
        <table:table-row table:style-name="ro2">
          <table:table-cell office:value-type="float" office:value="4.587" calcext:value-type="float">
            <text:p>4.587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266727" calcext:value-type="float">
            <text:p>0.000002667270</text:p>
          </table:table-cell>
          <table:table-cell office:value-type="float" office:value="0.000000166702" calcext:value-type="float">
            <text:p>0.000000166702</text:p>
          </table:table-cell>
          <table:table-cell table:style-name="ce2" office:value-type="float" office:value="0.00000283397" calcext:value-type="float">
            <text:p>2.83E-006</text:p>
          </table:table-cell>
          <table:table-cell/>
          <table:table-cell office:value-type="float" office:value="26.66" calcext:value-type="float">
            <text:p>26.66</text:p>
          </table:table-cell>
          <table:table-cell office:value-type="float" office:value="1.0008" calcext:value-type="float">
            <text:p>1.0008</text:p>
          </table:table-cell>
          <table:table-cell office:value-type="float" office:value="-0.00000289559" calcext:value-type="float">
            <text:p>-0.000002895590</text:p>
          </table:table-cell>
          <table:table-cell office:value-type="float" office:value="0.00000432338" calcext:value-type="float">
            <text:p>0.000004323380</text:p>
          </table:table-cell>
          <table:table-cell table:style-name="ce2" office:value-type="float" office:value="0.0000014278" calcext:value-type="float">
            <text:p>1.43E-006</text:p>
          </table:table-cell>
          <table:table-cell table:number-columns-repeated="2"/>
        </table:table-row>
        <table:table-row table:style-name="ro2">
          <table:table-cell office:value-type="float" office:value="4.751" calcext:value-type="float">
            <text:p>4.751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267603" calcext:value-type="float">
            <text:p>0.000002676030</text:p>
          </table:table-cell>
          <table:table-cell office:value-type="float" office:value="0.000000170345" calcext:value-type="float">
            <text:p>0.000000170345</text:p>
          </table:table-cell>
          <table:table-cell table:style-name="ce2" office:value-type="float" office:value="0.00000284637" calcext:value-type="float">
            <text:p>2.85E-006</text:p>
          </table:table-cell>
          <table:table-cell/>
          <table:table-cell office:value-type="float" office:value="27.002" calcext:value-type="float">
            <text:p>27.002</text:p>
          </table:table-cell>
          <table:table-cell office:value-type="float" office:value="1.0008" calcext:value-type="float">
            <text:p>1.0008</text:p>
          </table:table-cell>
          <table:table-cell office:value-type="float" office:value="-0.00000290217" calcext:value-type="float">
            <text:p>-0.000002902170</text:p>
          </table:table-cell>
          <table:table-cell office:value-type="float" office:value="0.00000433152" calcext:value-type="float">
            <text:p>0.000004331520</text:p>
          </table:table-cell>
          <table:table-cell table:style-name="ce2" office:value-type="float" office:value="0.00000142936" calcext:value-type="float">
            <text:p>1.43E-006</text:p>
          </table:table-cell>
          <table:table-cell table:number-columns-repeated="2"/>
        </table:table-row>
        <table:table-row table:style-name="ro2">
          <table:table-cell office:value-type="float" office:value="4.914" calcext:value-type="float">
            <text:p>4.914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00000268365" calcext:value-type="float">
            <text:p>0.000002683650</text:p>
          </table:table-cell>
          <table:table-cell office:value-type="float" office:value="0.000000173871" calcext:value-type="float">
            <text:p>0.000000173871</text:p>
          </table:table-cell>
          <table:table-cell table:style-name="ce2" office:value-type="float" office:value="0.00000285752" calcext:value-type="float">
            <text:p>2.86E-006</text:p>
          </table:table-cell>
          <table:table-cell/>
          <table:table-cell office:value-type="float" office:value="27.344" calcext:value-type="float">
            <text:p>27.344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-0.00000290877" calcext:value-type="float">
            <text:p>-0.000002908770</text:p>
          </table:table-cell>
          <table:table-cell office:value-type="float" office:value="0.00000433944" calcext:value-type="float">
            <text:p>0.000004339440</text:p>
          </table:table-cell>
          <table:table-cell table:style-name="ce2" office:value-type="float" office:value="0.00000143068" calcext:value-type="float">
            <text:p>1.43E-006</text:p>
          </table:table-cell>
          <table:table-cell table:number-columns-repeated="2"/>
        </table:table-row>
        <table:table-row table:style-name="ro2">
          <table:table-cell office:value-type="float" office:value="5.078" calcext:value-type="float">
            <text:p>5.078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69565" calcext:value-type="float">
            <text:p>0.000002695650</text:p>
          </table:table-cell>
          <table:table-cell office:value-type="float" office:value="0.000000176914" calcext:value-type="float">
            <text:p>0.000000176914</text:p>
          </table:table-cell>
          <table:table-cell table:style-name="ce2" office:value-type="float" office:value="0.00000287257" calcext:value-type="float">
            <text:p>2.87E-006</text:p>
          </table:table-cell>
          <table:table-cell/>
          <table:table-cell office:value-type="float" office:value="27.685" calcext:value-type="float">
            <text:p>27.685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-0.00000291496" calcext:value-type="float">
            <text:p>-0.000002914960</text:p>
          </table:table-cell>
          <table:table-cell office:value-type="float" office:value="0.00000434711" calcext:value-type="float">
            <text:p>0.000004347110</text:p>
          </table:table-cell>
          <table:table-cell table:style-name="ce2" office:value-type="float" office:value="0.00000143216" calcext:value-type="float">
            <text:p>1.43E-006</text:p>
          </table:table-cell>
          <table:table-cell table:number-columns-repeated="2"/>
        </table:table-row>
        <table:table-row table:style-name="ro2">
          <table:table-cell office:value-type="float" office:value="5.241" calcext:value-type="float">
            <text:p>5.241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7037" calcext:value-type="float">
            <text:p>0.000002703700</text:p>
          </table:table-cell>
          <table:table-cell office:value-type="float" office:value="0.000000179526" calcext:value-type="float">
            <text:p>0.000000179526</text:p>
          </table:table-cell>
          <table:table-cell table:style-name="ce2" office:value-type="float" office:value="0.00000288322" calcext:value-type="float">
            <text:p>2.88E-006</text:p>
          </table:table-cell>
          <table:table-cell/>
          <table:table-cell office:value-type="float" office:value="28.027" calcext:value-type="float">
            <text:p>28.027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-0.00000292106" calcext:value-type="float">
            <text:p>-0.000002921060</text:p>
          </table:table-cell>
          <table:table-cell office:value-type="float" office:value="0.00000435466" calcext:value-type="float">
            <text:p>0.000004354660</text:p>
          </table:table-cell>
          <table:table-cell table:style-name="ce2" office:value-type="float" office:value="0.00000143361" calcext:value-type="float">
            <text:p>1.43E-006</text:p>
          </table:table-cell>
          <table:table-cell table:number-columns-repeated="2"/>
        </table:table-row>
        <table:table-row table:style-name="ro2">
          <table:table-cell office:value-type="float" office:value="5.405" calcext:value-type="float">
            <text:p>5.405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27119" calcext:value-type="float">
            <text:p>0.000002711900</text:p>
          </table:table-cell>
          <table:table-cell office:value-type="float" office:value="0.000000181887" calcext:value-type="float">
            <text:p>0.000000181887</text:p>
          </table:table-cell>
          <table:table-cell table:style-name="ce2" office:value-type="float" office:value="0.00000289378" calcext:value-type="float">
            <text:p>2.89E-006</text:p>
          </table:table-cell>
          <table:table-cell/>
          <table:table-cell office:value-type="float" office:value="28.369" calcext:value-type="float">
            <text:p>28.369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-0.00000292696" calcext:value-type="float">
            <text:p>-0.000002926960</text:p>
          </table:table-cell>
          <table:table-cell office:value-type="float" office:value="0.00000436199" calcext:value-type="float">
            <text:p>0.000004361990</text:p>
          </table:table-cell>
          <table:table-cell table:style-name="ce2" office:value-type="float" office:value="0.00000143504" calcext:value-type="float">
            <text:p>1.44E-006</text:p>
          </table:table-cell>
          <table:table-cell table:number-columns-repeated="2"/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0000027201" calcext:value-type="float">
            <text:p>0.000002720100</text:p>
          </table:table-cell>
          <table:table-cell office:value-type="float" office:value="0.00000018372" calcext:value-type="float">
            <text:p>0.000000183720</text:p>
          </table:table-cell>
          <table:table-cell table:style-name="ce2" office:value-type="float" office:value="0.00000290382" calcext:value-type="float">
            <text:p>2.90E-006</text:p>
          </table:table-cell>
          <table:table-cell/>
          <table:table-cell office:value-type="float" office:value="28.711" calcext:value-type="float">
            <text:p>28.711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-0.00000293269" calcext:value-type="float">
            <text:p>-0.000002932690</text:p>
          </table:table-cell>
          <table:table-cell office:value-type="float" office:value="0.00000436911" calcext:value-type="float">
            <text:p>0.000004369110</text:p>
          </table:table-cell>
          <table:table-cell table:style-name="ce2" office:value-type="float" office:value="0.00000143643" calcext:value-type="float">
            <text:p>1.44E-006</text:p>
          </table:table-cell>
          <table:table-cell table:number-columns-repeated="2"/>
        </table:table-row>
        <table:table-row table:style-name="ro2">
          <table:table-cell office:value-type="float" office:value="5.732" calcext:value-type="float">
            <text:p>5.732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00000273153" calcext:value-type="float">
            <text:p>0.000002731530</text:p>
          </table:table-cell>
          <table:table-cell office:value-type="float" office:value="0.000000185255" calcext:value-type="float">
            <text:p>0.000000185255</text:p>
          </table:table-cell>
          <table:table-cell table:style-name="ce2" office:value-type="float" office:value="0.00000291679" calcext:value-type="float">
            <text:p>2.92E-006</text:p>
          </table:table-cell>
          <table:table-cell/>
          <table:table-cell office:value-type="float" office:value="29.053" calcext:value-type="float">
            <text:p>29.053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-0.00000293788" calcext:value-type="float">
            <text:p>-0.000002937880</text:p>
          </table:table-cell>
          <table:table-cell office:value-type="float" office:value="0.00000437566" calcext:value-type="float">
            <text:p>0.000004375660</text:p>
          </table:table-cell>
          <table:table-cell table:style-name="ce2" office:value-type="float" office:value="0.00000143779" calcext:value-type="float">
            <text:p>1.44E-006</text:p>
          </table:table-cell>
          <table:table-cell table:number-columns-repeated="2"/>
        </table:table-row>
        <table:table-row table:style-name="ro2">
          <table:table-cell office:value-type="float" office:value="5.896" calcext:value-type="float">
            <text:p>5.896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273945" calcext:value-type="float">
            <text:p>0.000002739450</text:p>
          </table:table-cell>
          <table:table-cell office:value-type="float" office:value="0.000000186891" calcext:value-type="float">
            <text:p>0.000000186891</text:p>
          </table:table-cell>
          <table:table-cell table:style-name="ce2" office:value-type="float" office:value="0.00000292634" calcext:value-type="float">
            <text:p>2.93E-006</text:p>
          </table:table-cell>
          <table:table-cell/>
          <table:table-cell office:value-type="float" office:value="29.394" calcext:value-type="float">
            <text:p>29.394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-0.00000294273" calcext:value-type="float">
            <text:p>-0.000002942730</text:p>
          </table:table-cell>
          <table:table-cell office:value-type="float" office:value="0.00000438162" calcext:value-type="float">
            <text:p>0.000004381620</text:p>
          </table:table-cell>
          <table:table-cell table:style-name="ce2" office:value-type="float" office:value="0.00000143891" calcext:value-type="float">
            <text:p>1.44E-006</text:p>
          </table:table-cell>
          <table:table-cell table:number-columns-repeated="2"/>
        </table:table-row>
        <table:table-row table:style-name="ro2">
          <table:table-cell office:value-type="float" office:value="6.059" calcext:value-type="float">
            <text:p>6.059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74661" calcext:value-type="float">
            <text:p>0.000002746610</text:p>
          </table:table-cell>
          <table:table-cell office:value-type="float" office:value="0.000000188882" calcext:value-type="float">
            <text:p>0.000000188882</text:p>
          </table:table-cell>
          <table:table-cell table:style-name="ce2" office:value-type="float" office:value="0.0000029355" calcext:value-type="float">
            <text:p>2.94E-006</text:p>
          </table:table-cell>
          <table:table-cell/>
          <table:table-cell office:value-type="float" office:value="29.736" calcext:value-type="float">
            <text:p>29.736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-0.00000294728" calcext:value-type="float">
            <text:p>-0.000002947280</text:p>
          </table:table-cell>
          <table:table-cell office:value-type="float" office:value="0.00000438749" calcext:value-type="float">
            <text:p>0.000004387490</text:p>
          </table:table-cell>
          <table:table-cell table:style-name="ce2" office:value-type="float" office:value="0.00000144022" calcext:value-type="float">
            <text:p>1.44E-006</text:p>
          </table:table-cell>
          <table:table-cell table:number-columns-repeated="2"/>
        </table:table-row>
        <table:table-row table:style-name="ro2">
          <table:table-cell office:value-type="float" office:value="6.223" calcext:value-type="float">
            <text:p>6.223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.00000275332" calcext:value-type="float">
            <text:p>0.000002753320</text:p>
          </table:table-cell>
          <table:table-cell office:value-type="float" office:value="0.000000191145" calcext:value-type="float">
            <text:p>0.000000191145</text:p>
          </table:table-cell>
          <table:table-cell table:style-name="ce2" office:value-type="float" office:value="0.00000294446" calcext:value-type="float">
            <text:p>2.94E-006</text:p>
          </table:table-cell>
          <table:table-cell/>
          <table:table-cell office:value-type="float" office:value="30.078" calcext:value-type="float">
            <text:p>30.078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-0.00000295179" calcext:value-type="float">
            <text:p>-0.000002951790</text:p>
          </table:table-cell>
          <table:table-cell office:value-type="float" office:value="0.00000439324" calcext:value-type="float">
            <text:p>0.000004393240</text:p>
          </table:table-cell>
          <table:table-cell table:style-name="ce2" office:value-type="float" office:value="0.00000144146" calcext:value-type="float">
            <text:p>1.44E-006</text:p>
          </table:table-cell>
          <table:table-cell table:number-columns-repeated="2"/>
        </table:table-row>
        <table:table-row table:style-name="ro2">
          <table:table-cell office:value-type="float" office:value="6.386" calcext:value-type="float">
            <text:p>6.386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276233" calcext:value-type="float">
            <text:p>0.000002762330</text:p>
          </table:table-cell>
          <table:table-cell office:value-type="float" office:value="0.000000193281" calcext:value-type="float">
            <text:p>0.000000193281</text:p>
          </table:table-cell>
          <table:table-cell table:style-name="ce2" office:value-type="float" office:value="0.00000295561" calcext:value-type="float">
            <text:p>2.96E-006</text:p>
          </table:table-cell>
          <table:table-cell/>
          <table:table-cell office:value-type="float" office:value="30.42" calcext:value-type="float">
            <text:p>30.42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-0.00000295624" calcext:value-type="float">
            <text:p>-0.000002956240</text:p>
          </table:table-cell>
          <table:table-cell office:value-type="float" office:value="0.00000439893" calcext:value-type="float">
            <text:p>0.000004398930</text:p>
          </table:table-cell>
          <table:table-cell table:style-name="ce2" office:value-type="float" office:value="0.00000144271" calcext:value-type="float">
            <text:p>1.44E-006</text:p>
          </table:table-cell>
          <table:table-cell table:number-columns-repeated="2"/>
        </table:table-row>
        <table:table-row table:style-name="ro2">
          <table:table-cell office:value-type="float" office:value="6.532" calcext:value-type="float">
            <text:p>6.532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00276917" calcext:value-type="float">
            <text:p>0.000002769170</text:p>
          </table:table-cell>
          <table:table-cell office:value-type="float" office:value="0.000000194903" calcext:value-type="float">
            <text:p>0.000000194903</text:p>
          </table:table-cell>
          <table:table-cell table:style-name="ce2" office:value-type="float" office:value="0.00000296407" calcext:value-type="float">
            <text:p>2.96E-006</text:p>
          </table:table-cell>
          <table:table-cell/>
          <table:table-cell office:value-type="float" office:value="30.762" calcext:value-type="float">
            <text:p>30.762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-0.00000296067" calcext:value-type="float">
            <text:p>-0.000002960670</text:p>
          </table:table-cell>
          <table:table-cell office:value-type="float" office:value="0.00000440457" calcext:value-type="float">
            <text:p>0.000004404570</text:p>
          </table:table-cell>
          <table:table-cell table:style-name="ce2" office:value-type="float" office:value="0.00000144391" calcext:value-type="float">
            <text:p>1.44E-006</text:p>
          </table:table-cell>
          <table:table-cell table:number-columns-repeated="2"/>
        </table:table-row>
        <table:table-row table:style-name="ro2">
          <table:table-cell office:value-type="float" office:value="6.732" calcext:value-type="float">
            <text:p>6.732</text:p>
          </table:table-cell>
          <table:table-cell office:value-type="float" office:value="1.00024" calcext:value-type="float">
            <text:p>1.00024</text:p>
          </table:table-cell>
          <table:table-cell office:value-type="float" office:value="0.00000277785" calcext:value-type="float">
            <text:p>0.000002777850</text:p>
          </table:table-cell>
          <table:table-cell office:value-type="float" office:value="0.000000196739" calcext:value-type="float">
            <text:p>0.000000196739</text:p>
          </table:table-cell>
          <table:table-cell table:style-name="ce2" office:value-type="float" office:value="0.00000297459" calcext:value-type="float">
            <text:p>2.97E-006</text:p>
          </table:table-cell>
          <table:table-cell/>
          <table:table-cell office:value-type="float" office:value="31.103" calcext:value-type="float">
            <text:p>31.103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-0.0000029651" calcext:value-type="float">
            <text:p>-0.000002965100</text:p>
          </table:table-cell>
          <table:table-cell office:value-type="float" office:value="0.00000441019" calcext:value-type="float">
            <text:p>0.000004410190</text:p>
          </table:table-cell>
          <table:table-cell table:style-name="ce2" office:value-type="float" office:value="0.0000014451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6.877" calcext:value-type="float">
            <text:p>6.877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27821" calcext:value-type="float">
            <text:p>0.000002782100</text:p>
          </table:table-cell>
          <table:table-cell office:value-type="float" office:value="0.000000197813" calcext:value-type="float">
            <text:p>0.000000197813</text:p>
          </table:table-cell>
          <table:table-cell table:style-name="ce2" office:value-type="float" office:value="0.00000297991" calcext:value-type="float">
            <text:p>2.98E-006</text:p>
          </table:table-cell>
          <table:table-cell/>
          <table:table-cell office:value-type="float" office:value="31.445" calcext:value-type="float">
            <text:p>31.445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-0.00000296975" calcext:value-type="float">
            <text:p>-0.000002969750</text:p>
          </table:table-cell>
          <table:table-cell office:value-type="float" office:value="0.00000441584" calcext:value-type="float">
            <text:p>0.000004415840</text:p>
          </table:table-cell>
          <table:table-cell table:style-name="ce2" office:value-type="float" office:value="0.00000144611" calcext:value-type="float">
            <text:p>1.45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31.787" calcext:value-type="float">
            <text:p>31.787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-0.00000297426" calcext:value-type="float">
            <text:p>-0.000002974260</text:p>
          </table:table-cell>
          <table:table-cell office:value-type="float" office:value="0.00000442148" calcext:value-type="float">
            <text:p>0.000004421480</text:p>
          </table:table-cell>
          <table:table-cell table:style-name="ce2" office:value-type="float" office:value="0.00000144723" calcext:value-type="float">
            <text:p>1.45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32.129" calcext:value-type="float">
            <text:p>32.129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-0.00000297882" calcext:value-type="float">
            <text:p>-0.000002978820</text:p>
          </table:table-cell>
          <table:table-cell office:value-type="float" office:value="0.00000442715" calcext:value-type="float">
            <text:p>0.000004427150</text:p>
          </table:table-cell>
          <table:table-cell table:style-name="ce2" office:value-type="float" office:value="0.00000144834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3.76" calcext:value-type="float">
            <text:p>3.76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737435" calcext:value-type="float">
            <text:p>0.000000737435</text:p>
          </table:table-cell>
          <table:table-cell office:value-type="float" office:value="0.000000496181" calcext:value-type="float">
            <text:p>0.000000496181</text:p>
          </table:table-cell>
          <table:table-cell table:style-name="ce2" office:value-type="float" office:value="0.00000123362" calcext:value-type="float">
            <text:p>1.23E-006</text:p>
          </table:table-cell>
          <table:table-cell/>
          <table:table-cell office:value-type="float" office:value="32.471" calcext:value-type="float">
            <text:p>32.471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-0.00000298331" calcext:value-type="float">
            <text:p>-0.000002983310</text:p>
          </table:table-cell>
          <table:table-cell office:value-type="float" office:value="0.00000443273" calcext:value-type="float">
            <text:p>0.000004432730</text:p>
          </table:table-cell>
          <table:table-cell table:style-name="ce2" office:value-type="float" office:value="0.00000144943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4.102" calcext:value-type="float">
            <text:p>4.102</text:p>
          </table:table-cell>
          <table:table-cell office:value-type="float" office:value="1.00101" calcext:value-type="float">
            <text:p>1.00101</text:p>
          </table:table-cell>
          <table:table-cell office:value-type="float" office:value="0.000000674006" calcext:value-type="float">
            <text:p>0.000000674006</text:p>
          </table:table-cell>
          <table:table-cell office:value-type="float" office:value="0.00000058354" calcext:value-type="float">
            <text:p>0.000000583540</text:p>
          </table:table-cell>
          <table:table-cell table:style-name="ce2" office:value-type="float" office:value="0.00000125755" calcext:value-type="float">
            <text:p>1.26E-006</text:p>
          </table:table-cell>
          <table:table-cell/>
          <table:table-cell office:value-type="float" office:value="32.812" calcext:value-type="float">
            <text:p>32.812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-0.00000298766" calcext:value-type="float">
            <text:p>-0.000002987660</text:p>
          </table:table-cell>
          <table:table-cell office:value-type="float" office:value="0.00000443814" calcext:value-type="float">
            <text:p>0.000004438140</text:p>
          </table:table-cell>
          <table:table-cell table:style-name="ce2" office:value-type="float" office:value="0.00000145049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4.443" calcext:value-type="float">
            <text:p>4.443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61361" calcext:value-type="float">
            <text:p>0.000000613610</text:p>
          </table:table-cell>
          <table:table-cell office:value-type="float" office:value="0.000000664359" calcext:value-type="float">
            <text:p>0.000000664359</text:p>
          </table:table-cell>
          <table:table-cell table:style-name="ce2" office:value-type="float" office:value="0.00000127797" calcext:value-type="float">
            <text:p>1.28E-006</text:p>
          </table:table-cell>
          <table:table-cell/>
          <table:table-cell office:value-type="float" office:value="33.154" calcext:value-type="float">
            <text:p>33.154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-0.00000299188" calcext:value-type="float">
            <text:p>-0.000002991880</text:p>
          </table:table-cell>
          <table:table-cell office:value-type="float" office:value="0.00000444341" calcext:value-type="float">
            <text:p>0.000004443410</text:p>
          </table:table-cell>
          <table:table-cell table:style-name="ce2" office:value-type="float" office:value="0.00000145154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4.785" calcext:value-type="float">
            <text:p>4.785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558067" calcext:value-type="float">
            <text:p>0.000000558067</text:p>
          </table:table-cell>
          <table:table-cell office:value-type="float" office:value="0.000000739035" calcext:value-type="float">
            <text:p>0.000000739035</text:p>
          </table:table-cell>
          <table:table-cell table:style-name="ce2" office:value-type="float" office:value="0.0000012971" calcext:value-type="float">
            <text:p>1.30E-006</text:p>
          </table:table-cell>
          <table:table-cell/>
          <table:table-cell office:value-type="float" office:value="33.496" calcext:value-type="float">
            <text:p>33.496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-0.00000299618" calcext:value-type="float">
            <text:p>-0.000002996180</text:p>
          </table:table-cell>
          <table:table-cell office:value-type="float" office:value="0.00000444858" calcext:value-type="float">
            <text:p>0.000004448580</text:p>
          </table:table-cell>
          <table:table-cell table:style-name="ce2" office:value-type="float" office:value="0.00000145242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5.127" calcext:value-type="float">
            <text:p>5.127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508223" calcext:value-type="float">
            <text:p>0.000000508223</text:p>
          </table:table-cell>
          <table:table-cell office:value-type="float" office:value="0.000000808289" calcext:value-type="float">
            <text:p>0.000000808289</text:p>
          </table:table-cell>
          <table:table-cell table:style-name="ce2" office:value-type="float" office:value="0.00000131651" calcext:value-type="float">
            <text:p>1.32E-006</text:p>
          </table:table-cell>
          <table:table-cell/>
          <table:table-cell office:value-type="float" office:value="33.838" calcext:value-type="float">
            <text:p>33.838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-0.00000300029" calcext:value-type="float">
            <text:p>-0.000003000290</text:p>
          </table:table-cell>
          <table:table-cell office:value-type="float" office:value="0.00000445371" calcext:value-type="float">
            <text:p>0.000004453710</text:p>
          </table:table-cell>
          <table:table-cell table:style-name="ce2" office:value-type="float" office:value="0.00000145343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5.469" calcext:value-type="float">
            <text:p>5.469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460232" calcext:value-type="float">
            <text:p>0.000000460232</text:p>
          </table:table-cell>
          <table:table-cell office:value-type="float" office:value="0.000000873002" calcext:value-type="float">
            <text:p>0.000000873002</text:p>
          </table:table-cell>
          <table:table-cell table:style-name="ce2" office:value-type="float" office:value="0.00000133323" calcext:value-type="float">
            <text:p>1.33E-006</text:p>
          </table:table-cell>
          <table:table-cell/>
          <table:table-cell office:value-type="float" office:value="34.179" calcext:value-type="float">
            <text:p>34.179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-0.00000300433" calcext:value-type="float">
            <text:p>-0.000003004330</text:p>
          </table:table-cell>
          <table:table-cell office:value-type="float" office:value="0.00000445873" calcext:value-type="float">
            <text:p>0.000004458730</text:p>
          </table:table-cell>
          <table:table-cell table:style-name="ce2" office:value-type="float" office:value="0.00000145442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5.811" calcext:value-type="float">
            <text:p>5.811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416483" calcext:value-type="float">
            <text:p>0.000000416483</text:p>
          </table:table-cell>
          <table:table-cell office:value-type="float" office:value="0.000000933886" calcext:value-type="float">
            <text:p>0.000000933886</text:p>
          </table:table-cell>
          <table:table-cell table:style-name="ce2" office:value-type="float" office:value="0.00000135037" calcext:value-type="float">
            <text:p>1.35E-006</text:p>
          </table:table-cell>
          <table:table-cell/>
          <table:table-cell office:value-type="float" office:value="34.521" calcext:value-type="float">
            <text:p>34.521</text:p>
          </table:table-cell>
          <table:table-cell office:value-type="float" office:value="1.0007" calcext:value-type="float">
            <text:p>1.0007</text:p>
          </table:table-cell>
          <table:table-cell office:value-type="float" office:value="-0.00000300831" calcext:value-type="float">
            <text:p>-0.000003008310</text:p>
          </table:table-cell>
          <table:table-cell office:value-type="float" office:value="0.00000446367" calcext:value-type="float">
            <text:p>0.000004463670</text:p>
          </table:table-cell>
          <table:table-cell table:style-name="ce2" office:value-type="float" office:value="0.00000145538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6.152" calcext:value-type="float">
            <text:p>6.152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374018" calcext:value-type="float">
            <text:p>0.000000374018</text:p>
          </table:table-cell>
          <table:table-cell office:value-type="float" office:value="0.000000991235" calcext:value-type="float">
            <text:p>0.000000991235</text:p>
          </table:table-cell>
          <table:table-cell table:style-name="ce2" office:value-type="float" office:value="0.00000136525" calcext:value-type="float">
            <text:p>1.37E-006</text:p>
          </table:table-cell>
          <table:table-cell/>
          <table:table-cell office:value-type="float" office:value="34.863" calcext:value-type="float">
            <text:p>34.863</text:p>
          </table:table-cell>
          <table:table-cell office:value-type="float" office:value="1.0007" calcext:value-type="float">
            <text:p>1.0007</text:p>
          </table:table-cell>
          <table:table-cell office:value-type="float" office:value="-0.00000301222" calcext:value-type="float">
            <text:p>-0.000003012220</text:p>
          </table:table-cell>
          <table:table-cell office:value-type="float" office:value="0.00000446852" calcext:value-type="float">
            <text:p>0.000004468520</text:p>
          </table:table-cell>
          <table:table-cell table:style-name="ce2" office:value-type="float" office:value="0.00000145631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6.494" calcext:value-type="float">
            <text:p>6.494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334697" calcext:value-type="float">
            <text:p>0.000000334697</text:p>
          </table:table-cell>
          <table:table-cell office:value-type="float" office:value="0.00000104574" calcext:value-type="float">
            <text:p>0.000001045740</text:p>
          </table:table-cell>
          <table:table-cell table:style-name="ce2" office:value-type="float" office:value="0.00000138044" calcext:value-type="float">
            <text:p>1.38E-006</text:p>
          </table:table-cell>
          <table:table-cell/>
          <table:table-cell office:value-type="float" office:value="35.205" calcext:value-type="float">
            <text:p>35.205</text:p>
          </table:table-cell>
          <table:table-cell office:value-type="float" office:value="1.0007" calcext:value-type="float">
            <text:p>1.0007</text:p>
          </table:table-cell>
          <table:table-cell office:value-type="float" office:value="-0.00000301605" calcext:value-type="float">
            <text:p>-0.000003016050</text:p>
          </table:table-cell>
          <table:table-cell office:value-type="float" office:value="0.00000447329" calcext:value-type="float">
            <text:p>0.000004473290</text:p>
          </table:table-cell>
          <table:table-cell table:style-name="ce2" office:value-type="float" office:value="0.00000145725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6.836" calcext:value-type="float">
            <text:p>6.836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296452" calcext:value-type="float">
            <text:p>0.000000296452</text:p>
          </table:table-cell>
          <table:table-cell office:value-type="float" office:value="0.00000109724" calcext:value-type="float">
            <text:p>0.000001097240</text:p>
          </table:table-cell>
          <table:table-cell table:style-name="ce2" office:value-type="float" office:value="0.00000139369" calcext:value-type="float">
            <text:p>1.39E-006</text:p>
          </table:table-cell>
          <table:table-cell/>
          <table:table-cell office:value-type="float" office:value="35.547" calcext:value-type="float">
            <text:p>35.547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-0.00000301996" calcext:value-type="float">
            <text:p>-0.000003019960</text:p>
          </table:table-cell>
          <table:table-cell office:value-type="float" office:value="0.00000447797" calcext:value-type="float">
            <text:p>0.000004477970</text:p>
          </table:table-cell>
          <table:table-cell table:style-name="ce2" office:value-type="float" office:value="0.00000145803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7.178" calcext:value-type="float">
            <text:p>7.178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261211" calcext:value-type="float">
            <text:p>0.000000261211</text:p>
          </table:table-cell>
          <table:table-cell office:value-type="float" office:value="0.00000114604" calcext:value-type="float">
            <text:p>0.000001146040</text:p>
          </table:table-cell>
          <table:table-cell table:style-name="ce2" office:value-type="float" office:value="0.00000140725" calcext:value-type="float">
            <text:p>1.41E-006</text:p>
          </table:table-cell>
          <table:table-cell/>
          <table:table-cell office:value-type="float" office:value="35.888" calcext:value-type="float">
            <text:p>35.888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-0.00000302364" calcext:value-type="float">
            <text:p>-0.000003023640</text:p>
          </table:table-cell>
          <table:table-cell office:value-type="float" office:value="0.00000448255" calcext:value-type="float">
            <text:p>0.000004482550</text:p>
          </table:table-cell>
          <table:table-cell table:style-name="ce2" office:value-type="float" office:value="0.00000145893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7.519" calcext:value-type="float">
            <text:p>7.519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022648" calcext:value-type="float">
            <text:p>0.000000226480</text:p>
          </table:table-cell>
          <table:table-cell office:value-type="float" office:value="0.00000119265" calcext:value-type="float">
            <text:p>0.000001192650</text:p>
          </table:table-cell>
          <table:table-cell table:style-name="ce2" office:value-type="float" office:value="0.00000141913" calcext:value-type="float">
            <text:p>1.42E-006</text:p>
          </table:table-cell>
          <table:table-cell/>
          <table:table-cell office:value-type="float" office:value="36.23" calcext:value-type="float">
            <text:p>36.23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-0.00000302723" calcext:value-type="float">
            <text:p>-0.000003027230</text:p>
          </table:table-cell>
          <table:table-cell office:value-type="float" office:value="0.00000448702" calcext:value-type="float">
            <text:p>0.000004487020</text:p>
          </table:table-cell>
          <table:table-cell table:style-name="ce2" office:value-type="float" office:value="0.0000014598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7.861" calcext:value-type="float">
            <text:p>7.861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000000194667" calcext:value-type="float">
            <text:p>0.000000194667</text:p>
          </table:table-cell>
          <table:table-cell office:value-type="float" office:value="0.00000123664" calcext:value-type="float">
            <text:p>0.000001236640</text:p>
          </table:table-cell>
          <table:table-cell table:style-name="ce2" office:value-type="float" office:value="0.0000014313" calcext:value-type="float">
            <text:p>1.43E-006</text:p>
          </table:table-cell>
          <table:table-cell/>
          <table:table-cell office:value-type="float" office:value="36.572" calcext:value-type="float">
            <text:p>36.572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-0.00000303067" calcext:value-type="float">
            <text:p>-0.000003030670</text:p>
          </table:table-cell>
          <table:table-cell office:value-type="float" office:value="0.00000449131" calcext:value-type="float">
            <text:p>0.000004491310</text:p>
          </table:table-cell>
          <table:table-cell table:style-name="ce2" office:value-type="float" office:value="0.00000146066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8.203" calcext:value-type="float">
            <text:p>8.203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0.00000016446" calcext:value-type="float">
            <text:p>0.000000164460</text:p>
          </table:table-cell>
          <table:table-cell office:value-type="float" office:value="0.00000127751" calcext:value-type="float">
            <text:p>0.000001277510</text:p>
          </table:table-cell>
          <table:table-cell table:style-name="ce2" office:value-type="float" office:value="0.00000144197" calcext:value-type="float">
            <text:p>1.44E-006</text:p>
          </table:table-cell>
          <table:table-cell/>
          <table:table-cell office:value-type="float" office:value="36.914" calcext:value-type="float">
            <text:p>36.914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-0.000003034" calcext:value-type="float">
            <text:p>-0.000003034000</text:p>
          </table:table-cell>
          <table:table-cell office:value-type="float" office:value="0.00000449549" calcext:value-type="float">
            <text:p>0.000004495490</text:p>
          </table:table-cell>
          <table:table-cell table:style-name="ce2" office:value-type="float" office:value="0.0000014615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8.545" calcext:value-type="float">
            <text:p>8.545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0.000000136639" calcext:value-type="float">
            <text:p>0.000000136639</text:p>
          </table:table-cell>
          <table:table-cell office:value-type="float" office:value="0.00000131626" calcext:value-type="float">
            <text:p>0.000001316260</text:p>
          </table:table-cell>
          <table:table-cell table:style-name="ce2" office:value-type="float" office:value="0.0000014529" calcext:value-type="float">
            <text:p>1.45E-006</text:p>
          </table:table-cell>
          <table:table-cell/>
          <table:table-cell office:value-type="float" office:value="37.256" calcext:value-type="float">
            <text:p>37.256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-0.00000303723" calcext:value-type="float">
            <text:p>-0.000003037230</text:p>
          </table:table-cell>
          <table:table-cell office:value-type="float" office:value="0.00000449954" calcext:value-type="float">
            <text:p>0.000004499540</text:p>
          </table:table-cell>
          <table:table-cell table:style-name="ce2" office:value-type="float" office:value="0.00000146233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8.887" calcext:value-type="float">
            <text:p>8.887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0.000000109002" calcext:value-type="float">
            <text:p>0.000000109002</text:p>
          </table:table-cell>
          <table:table-cell office:value-type="float" office:value="0.00000135348" calcext:value-type="float">
            <text:p>0.000001353480</text:p>
          </table:table-cell>
          <table:table-cell table:style-name="ce2" office:value-type="float" office:value="0.00000146248" calcext:value-type="float">
            <text:p>1.46E-006</text:p>
          </table:table-cell>
          <table:table-cell/>
          <table:table-cell office:value-type="float" office:value="37.597" calcext:value-type="float">
            <text:p>37.597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-0.00000304046" calcext:value-type="float">
            <text:p>-0.000003040460</text:p>
          </table:table-cell>
          <table:table-cell office:value-type="float" office:value="0.00000450347" calcext:value-type="float">
            <text:p>0.000004503470</text:p>
          </table:table-cell>
          <table:table-cell table:style-name="ce2" office:value-type="float" office:value="0.00000146303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9.228" calcext:value-type="float">
            <text:p>9.228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00839846" calcext:value-type="float">
            <text:p>0.000000083985</text:p>
          </table:table-cell>
          <table:table-cell office:value-type="float" office:value="0.00000138837" calcext:value-type="float">
            <text:p>0.000001388370</text:p>
          </table:table-cell>
          <table:table-cell table:style-name="ce2" office:value-type="float" office:value="0.00000147235" calcext:value-type="float">
            <text:p>1.47E-006</text:p>
          </table:table-cell>
          <table:table-cell/>
          <table:table-cell office:value-type="float" office:value="37.939" calcext:value-type="float">
            <text:p>37.939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-0.00000304336" calcext:value-type="float">
            <text:p>-0.000003043360</text:p>
          </table:table-cell>
          <table:table-cell office:value-type="float" office:value="0.00000450718" calcext:value-type="float">
            <text:p>0.000004507180</text:p>
          </table:table-cell>
          <table:table-cell table:style-name="ce2" office:value-type="float" office:value="0.00000146383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9.57" calcext:value-type="float">
            <text:p>9.57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00597947" calcext:value-type="float">
            <text:p>0.000000059795</text:p>
          </table:table-cell>
          <table:table-cell office:value-type="float" office:value="0.00000142117" calcext:value-type="float">
            <text:p>0.000001421170</text:p>
          </table:table-cell>
          <table:table-cell table:style-name="ce2" office:value-type="float" office:value="0.00000148096" calcext:value-type="float">
            <text:p>1.48E-006</text:p>
          </table:table-cell>
          <table:table-cell/>
          <table:table-cell office:value-type="float" office:value="38.281" calcext:value-type="float">
            <text:p>38.281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-0.00000304602" calcext:value-type="float">
            <text:p>-0.000003046020</text:p>
          </table:table-cell>
          <table:table-cell office:value-type="float" office:value="0.00000451061" calcext:value-type="float">
            <text:p>0.000004510610</text:p>
          </table:table-cell>
          <table:table-cell table:style-name="ce2" office:value-type="float" office:value="0.00000146461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00371989" calcext:value-type="float">
            <text:p>0.000000037199</text:p>
          </table:table-cell>
          <table:table-cell office:value-type="float" office:value="0.00000145266" calcext:value-type="float">
            <text:p>0.000001452660</text:p>
          </table:table-cell>
          <table:table-cell table:style-name="ce2" office:value-type="float" office:value="0.00000148986" calcext:value-type="float">
            <text:p>1.49E-006</text:p>
          </table:table-cell>
          <table:table-cell/>
          <table:table-cell office:value-type="float" office:value="38.623" calcext:value-type="float">
            <text:p>38.623</text:p>
          </table:table-cell>
          <table:table-cell office:value-type="float" office:value="1.0006" calcext:value-type="float">
            <text:p>1.0006</text:p>
          </table:table-cell>
          <table:table-cell office:value-type="float" office:value="-0.00000304853" calcext:value-type="float">
            <text:p>-0.000003048530</text:p>
          </table:table-cell>
          <table:table-cell office:value-type="float" office:value="0.0000045139" calcext:value-type="float">
            <text:p>0.000004513900</text:p>
          </table:table-cell>
          <table:table-cell table:style-name="ce2" office:value-type="float" office:value="0.00000146539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0.254" calcext:value-type="float">
            <text:p>10.254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00144375" calcext:value-type="float">
            <text:p>0.000000014438</text:p>
          </table:table-cell>
          <table:table-cell office:value-type="float" office:value="0.0000014832" calcext:value-type="float">
            <text:p>0.000001483200</text:p>
          </table:table-cell>
          <table:table-cell table:style-name="ce2" office:value-type="float" office:value="0.00000149763" calcext:value-type="float">
            <text:p>1.50E-006</text:p>
          </table:table-cell>
          <table:table-cell/>
          <table:table-cell office:value-type="float" office:value="38.965" calcext:value-type="float">
            <text:p>38.965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-0.00000305086" calcext:value-type="float">
            <text:p>-0.000003050860</text:p>
          </table:table-cell>
          <table:table-cell office:value-type="float" office:value="0.00000451699" calcext:value-type="float">
            <text:p>0.000004516990</text:p>
          </table:table-cell>
          <table:table-cell table:style-name="ce2" office:value-type="float" office:value="0.00000146614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0.596" calcext:value-type="float">
            <text:p>10.596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-0.00000000718867" calcext:value-type="float">
            <text:p>-0.000000007189</text:p>
          </table:table-cell>
          <table:table-cell office:value-type="float" office:value="0.00000151284" calcext:value-type="float">
            <text:p>0.000001512840</text:p>
          </table:table-cell>
          <table:table-cell table:style-name="ce2" office:value-type="float" office:value="0.00000150565" calcext:value-type="float">
            <text:p>1.51E-006</text:p>
          </table:table-cell>
          <table:table-cell/>
          <table:table-cell office:value-type="float" office:value="39.306" calcext:value-type="float">
            <text:p>39.306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-0.00000305293" calcext:value-type="float">
            <text:p>-0.000003052930</text:p>
          </table:table-cell>
          <table:table-cell office:value-type="float" office:value="0.00000451979" calcext:value-type="float">
            <text:p>0.000004519790</text:p>
          </table:table-cell>
          <table:table-cell table:style-name="ce2" office:value-type="float" office:value="0.00000146688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0.937" calcext:value-type="float">
            <text:p>10.937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-0.0000000281579" calcext:value-type="float">
            <text:p>-0.000000028158</text:p>
          </table:table-cell>
          <table:table-cell office:value-type="float" office:value="0.00000154086" calcext:value-type="float">
            <text:p>0.000001540860</text:p>
          </table:table-cell>
          <table:table-cell table:style-name="ce2" office:value-type="float" office:value="0.0000015127" calcext:value-type="float">
            <text:p>1.51E-006</text:p>
          </table:table-cell>
          <table:table-cell/>
          <table:table-cell office:value-type="float" office:value="39.648" calcext:value-type="float">
            <text:p>39.648</text:p>
          </table:table-cell>
          <table:table-cell office:value-type="float" office:value="1.00054" calcext:value-type="float">
            <text:p>1.00054</text:p>
          </table:table-cell>
          <table:table-cell office:value-type="float" office:value="-0.00000305488" calcext:value-type="float">
            <text:p>-0.000003054880</text:p>
          </table:table-cell>
          <table:table-cell office:value-type="float" office:value="0.00000452238" calcext:value-type="float">
            <text:p>0.000004522380</text:p>
          </table:table-cell>
          <table:table-cell table:style-name="ce2" office:value-type="float" office:value="0.00000146751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1.279" calcext:value-type="float">
            <text:p>11.279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-0.0000000479054" calcext:value-type="float">
            <text:p>-0.000000047905</text:p>
          </table:table-cell>
          <table:table-cell office:value-type="float" office:value="0.00000156733" calcext:value-type="float">
            <text:p>0.000001567330</text:p>
          </table:table-cell>
          <table:table-cell table:style-name="ce2" office:value-type="float" office:value="0.00000151943" calcext:value-type="float">
            <text:p>1.52E-006</text:p>
          </table:table-cell>
          <table:table-cell/>
          <table:table-cell office:value-type="float" office:value="39.99" calcext:value-type="float">
            <text:p>39.99</text:p>
          </table:table-cell>
          <table:table-cell office:value-type="float" office:value="1.00053" calcext:value-type="float">
            <text:p>1.00053</text:p>
          </table:table-cell>
          <table:table-cell office:value-type="float" office:value="-0.00000305662" calcext:value-type="float">
            <text:p>-0.000003056620</text:p>
          </table:table-cell>
          <table:table-cell office:value-type="float" office:value="0.00000452484" calcext:value-type="float">
            <text:p>0.000004524840</text:p>
          </table:table-cell>
          <table:table-cell table:style-name="ce2" office:value-type="float" office:value="0.00000146823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1.621" calcext:value-type="float">
            <text:p>11.621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-0.000000066565" calcext:value-type="float">
            <text:p>-0.000000066565</text:p>
          </table:table-cell>
          <table:table-cell office:value-type="float" office:value="0.0000015929" calcext:value-type="float">
            <text:p>0.000001592900</text:p>
          </table:table-cell>
          <table:table-cell table:style-name="ce2" office:value-type="float" office:value="0.00000152634" calcext:value-type="float">
            <text:p>1.53E-006</text:p>
          </table:table-cell>
          <table:table-cell/>
          <table:table-cell office:value-type="float" office:value="40.332" calcext:value-type="float">
            <text:p>40.332</text:p>
          </table:table-cell>
          <table:table-cell office:value-type="float" office:value="1.00049" calcext:value-type="float">
            <text:p>1.00049</text:p>
          </table:table-cell>
          <table:table-cell office:value-type="float" office:value="-0.00000305815" calcext:value-type="float">
            <text:p>-0.000003058150</text:p>
          </table:table-cell>
          <table:table-cell office:value-type="float" office:value="0.00000452708" calcext:value-type="float">
            <text:p>0.000004527080</text:p>
          </table:table-cell>
          <table:table-cell table:style-name="ce2" office:value-type="float" office:value="0.00000146894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1.963" calcext:value-type="float">
            <text:p>11.963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-0.0000000852278" calcext:value-type="float">
            <text:p>-0.000000085228</text:p>
          </table:table-cell>
          <table:table-cell office:value-type="float" office:value="0.00000161764" calcext:value-type="float">
            <text:p>0.000001617640</text:p>
          </table:table-cell>
          <table:table-cell table:style-name="ce2" office:value-type="float" office:value="0.00000153241" calcext:value-type="float">
            <text:p>1.53E-006</text:p>
          </table:table-cell>
          <table:table-cell/>
          <table:table-cell office:value-type="float" office:value="40.674" calcext:value-type="float">
            <text:p>40.674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-0.00000305937" calcext:value-type="float">
            <text:p>-0.000003059370</text:p>
          </table:table-cell>
          <table:table-cell office:value-type="float" office:value="0.000004529" calcext:value-type="float">
            <text:p>0.000004529000</text:p>
          </table:table-cell>
          <table:table-cell table:style-name="ce2" office:value-type="float" office:value="0.00000146964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2.305" calcext:value-type="float">
            <text:p>12.305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-0.000000102889" calcext:value-type="float">
            <text:p>-0.000000102889</text:p>
          </table:table-cell>
          <table:table-cell office:value-type="float" office:value="0.00000164157" calcext:value-type="float">
            <text:p>0.000001641570</text:p>
          </table:table-cell>
          <table:table-cell table:style-name="ce2" office:value-type="float" office:value="0.00000153869" calcext:value-type="float">
            <text:p>1.54E-006</text:p>
          </table:table-cell>
          <table:table-cell/>
          <table:table-cell office:value-type="float" office:value="41.015" calcext:value-type="float">
            <text:p>41.01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-0.00000306045" calcext:value-type="float">
            <text:p>-0.000003060450</text:p>
          </table:table-cell>
          <table:table-cell office:value-type="float" office:value="0.00000453076" calcext:value-type="float">
            <text:p>0.000004530760</text:p>
          </table:table-cell>
          <table:table-cell table:style-name="ce2" office:value-type="float" office:value="0.00000147032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2.646" calcext:value-type="float">
            <text:p>12.646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-0.000000120479" calcext:value-type="float">
            <text:p>-0.000000120479</text:p>
          </table:table-cell>
          <table:table-cell office:value-type="float" office:value="0.0000016647" calcext:value-type="float">
            <text:p>0.000001664700</text:p>
          </table:table-cell>
          <table:table-cell table:style-name="ce2" office:value-type="float" office:value="0.00000154422" calcext:value-type="float">
            <text:p>1.54E-006</text:p>
          </table:table-cell>
          <table:table-cell/>
          <table:table-cell office:value-type="float" office:value="41.357" calcext:value-type="float">
            <text:p>41.357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-0.00000306146" calcext:value-type="float">
            <text:p>-0.000003061460</text:p>
          </table:table-cell>
          <table:table-cell office:value-type="float" office:value="0.00000453244" calcext:value-type="float">
            <text:p>0.000004532440</text:p>
          </table:table-cell>
          <table:table-cell table:style-name="ce2" office:value-type="float" office:value="0.00000147099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2.988" calcext:value-type="float">
            <text:p>12.988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-0.000000136913" calcext:value-type="float">
            <text:p>-0.000000136913</text:p>
          </table:table-cell>
          <table:table-cell office:value-type="float" office:value="0.00000168684" calcext:value-type="float">
            <text:p>0.000001686840</text:p>
          </table:table-cell>
          <table:table-cell table:style-name="ce2" office:value-type="float" office:value="0.00000154993" calcext:value-type="float">
            <text:p>1.55E-006</text:p>
          </table:table-cell>
          <table:table-cell/>
          <table:table-cell office:value-type="float" office:value="41.699" calcext:value-type="float">
            <text:p>41.699</text:p>
          </table:table-cell>
          <table:table-cell office:value-type="float" office:value="1.00043" calcext:value-type="float">
            <text:p>1.00043</text:p>
          </table:table-cell>
          <table:table-cell office:value-type="float" office:value="-0.00000306243" calcext:value-type="float">
            <text:p>-0.000003062430</text:p>
          </table:table-cell>
          <table:table-cell office:value-type="float" office:value="0.00000453402" calcext:value-type="float">
            <text:p>0.000004534020</text:p>
          </table:table-cell>
          <table:table-cell table:style-name="ce2" office:value-type="float" office:value="0.00000147161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3.33" calcext:value-type="float">
            <text:p>13.33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0000153136" calcext:value-type="float">
            <text:p>-0.000000153136</text:p>
          </table:table-cell>
          <table:table-cell office:value-type="float" office:value="0.0000017081" calcext:value-type="float">
            <text:p>0.000001708100</text:p>
          </table:table-cell>
          <table:table-cell table:style-name="ce2" office:value-type="float" office:value="0.00000155497" calcext:value-type="float">
            <text:p>1.55E-006</text:p>
          </table:table-cell>
          <table:table-cell/>
          <table:table-cell office:value-type="float" office:value="42.041" calcext:value-type="float">
            <text:p>42.041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-0.00000306324" calcext:value-type="float">
            <text:p>-0.000003063240</text:p>
          </table:table-cell>
          <table:table-cell office:value-type="float" office:value="0.00000453548" calcext:value-type="float">
            <text:p>0.000004535480</text:p>
          </table:table-cell>
          <table:table-cell table:style-name="ce2" office:value-type="float" office:value="0.00000147225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3.672" calcext:value-type="float">
            <text:p>13.672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0000168468" calcext:value-type="float">
            <text:p>-0.000000168468</text:p>
          </table:table-cell>
          <table:table-cell office:value-type="float" office:value="0.00000172863" calcext:value-type="float">
            <text:p>0.000001728630</text:p>
          </table:table-cell>
          <table:table-cell table:style-name="ce2" office:value-type="float" office:value="0.00000156017" calcext:value-type="float">
            <text:p>1.56E-006</text:p>
          </table:table-cell>
          <table:table-cell/>
          <table:table-cell office:value-type="float" office:value="42.383" calcext:value-type="float">
            <text:p>42.383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-0.00000306396" calcext:value-type="float">
            <text:p>-0.000003063960</text:p>
          </table:table-cell>
          <table:table-cell office:value-type="float" office:value="0.00000453684" calcext:value-type="float">
            <text:p>0.000004536840</text:p>
          </table:table-cell>
          <table:table-cell table:style-name="ce2" office:value-type="float" office:value="0.00000147289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4.014" calcext:value-type="float">
            <text:p>14.014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-0.000000182723" calcext:value-type="float">
            <text:p>-0.000000182723</text:p>
          </table:table-cell>
          <table:table-cell office:value-type="float" office:value="0.00000174749" calcext:value-type="float">
            <text:p>0.000001747490</text:p>
          </table:table-cell>
          <table:table-cell table:style-name="ce2" office:value-type="float" office:value="0.00000156476" calcext:value-type="float">
            <text:p>1.56E-006</text:p>
          </table:table-cell>
          <table:table-cell/>
          <table:table-cell office:value-type="float" office:value="42.724" calcext:value-type="float">
            <text:p>42.724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000306473" calcext:value-type="float">
            <text:p>-0.000003064730</text:p>
          </table:table-cell>
          <table:table-cell office:value-type="float" office:value="0.00000453815" calcext:value-type="float">
            <text:p>0.000004538150</text:p>
          </table:table-cell>
          <table:table-cell table:style-name="ce2" office:value-type="float" office:value="0.00000147343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4.355" calcext:value-type="float">
            <text:p>14.355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0194969" calcext:value-type="float">
            <text:p>-0.000000194969</text:p>
          </table:table-cell>
          <table:table-cell office:value-type="float" office:value="0.00000176449" calcext:value-type="float">
            <text:p>0.000001764490</text:p>
          </table:table-cell>
          <table:table-cell table:style-name="ce2" office:value-type="float" office:value="0.00000156952" calcext:value-type="float">
            <text:p>1.57E-006</text:p>
          </table:table-cell>
          <table:table-cell/>
          <table:table-cell office:value-type="float" office:value="43.066" calcext:value-type="float">
            <text:p>43.066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000306537" calcext:value-type="float">
            <text:p>-0.000003065370</text:p>
          </table:table-cell>
          <table:table-cell office:value-type="float" office:value="0.00000453942" calcext:value-type="float">
            <text:p>0.000004539420</text:p>
          </table:table-cell>
          <table:table-cell table:style-name="ce2" office:value-type="float" office:value="0.00000147406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4.697" calcext:value-type="float">
            <text:p>14.697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-0.000000207045" calcext:value-type="float">
            <text:p>-0.000000207045</text:p>
          </table:table-cell>
          <table:table-cell office:value-type="float" office:value="0.00000178076" calcext:value-type="float">
            <text:p>0.000001780760</text:p>
          </table:table-cell>
          <table:table-cell table:style-name="ce2" office:value-type="float" office:value="0.00000157371" calcext:value-type="float">
            <text:p>1.57E-006</text:p>
          </table:table-cell>
          <table:table-cell/>
          <table:table-cell office:value-type="float" office:value="43.408" calcext:value-type="float">
            <text:p>43.408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-0.00000306598" calcext:value-type="float">
            <text:p>-0.000003065980</text:p>
          </table:table-cell>
          <table:table-cell office:value-type="float" office:value="0.00000454063" calcext:value-type="float">
            <text:p>0.000004540630</text:p>
          </table:table-cell>
          <table:table-cell table:style-name="ce2" office:value-type="float" office:value="0.00000147467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5.039" calcext:value-type="float">
            <text:p>15.039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-0.000000218356" calcext:value-type="float">
            <text:p>-0.000000218356</text:p>
          </table:table-cell>
          <table:table-cell office:value-type="float" office:value="0.00000179642" calcext:value-type="float">
            <text:p>0.000001796420</text:p>
          </table:table-cell>
          <table:table-cell table:style-name="ce2" office:value-type="float" office:value="0.00000157807" calcext:value-type="float">
            <text:p>1.58E-006</text:p>
          </table:table-cell>
          <table:table-cell/>
          <table:table-cell office:value-type="float" office:value="43.75" calcext:value-type="float">
            <text:p>43.75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-0.00000306657" calcext:value-type="float">
            <text:p>-0.000003066570</text:p>
          </table:table-cell>
          <table:table-cell office:value-type="float" office:value="0.00000454182" calcext:value-type="float">
            <text:p>0.000004541820</text:p>
          </table:table-cell>
          <table:table-cell table:style-name="ce2" office:value-type="float" office:value="0.00000147527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5.381" calcext:value-type="float">
            <text:p>15.381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-0.000000229948" calcext:value-type="float">
            <text:p>-0.000000229948</text:p>
          </table:table-cell>
          <table:table-cell office:value-type="float" office:value="0.00000181185" calcext:value-type="float">
            <text:p>0.000001811850</text:p>
          </table:table-cell>
          <table:table-cell table:style-name="ce2" office:value-type="float" office:value="0.00000158191" calcext:value-type="float">
            <text:p>1.58E-006</text:p>
          </table:table-cell>
          <table:table-cell/>
          <table:table-cell office:value-type="float" office:value="44.092" calcext:value-type="float">
            <text:p>44.092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-0.00000306715" calcext:value-type="float">
            <text:p>-0.000003067150</text:p>
          </table:table-cell>
          <table:table-cell office:value-type="float" office:value="0.00000454299" calcext:value-type="float">
            <text:p>0.000004542990</text:p>
          </table:table-cell>
          <table:table-cell table:style-name="ce2" office:value-type="float" office:value="0.00000147586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5.723" calcext:value-type="float">
            <text:p>15.723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-0.000000240985" calcext:value-type="float">
            <text:p>-0.000000240985</text:p>
          </table:table-cell>
          <table:table-cell office:value-type="float" office:value="0.00000182687" calcext:value-type="float">
            <text:p>0.000001826870</text:p>
          </table:table-cell>
          <table:table-cell table:style-name="ce2" office:value-type="float" office:value="0.00000158588" calcext:value-type="float">
            <text:p>1.59E-006</text:p>
          </table:table-cell>
          <table:table-cell/>
          <table:table-cell office:value-type="float" office:value="44.433" calcext:value-type="float">
            <text:p>44.433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-0.00000306773" calcext:value-type="float">
            <text:p>-0.000003067730</text:p>
          </table:table-cell>
          <table:table-cell office:value-type="float" office:value="0.00000454416" calcext:value-type="float">
            <text:p>0.000004544160</text:p>
          </table:table-cell>
          <table:table-cell table:style-name="ce2" office:value-type="float" office:value="0.00000147645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6.064" calcext:value-type="float">
            <text:p>16.064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-0.000000251675" calcext:value-type="float">
            <text:p>-0.000000251675</text:p>
          </table:table-cell>
          <table:table-cell office:value-type="float" office:value="0.00000184107" calcext:value-type="float">
            <text:p>0.000001841070</text:p>
          </table:table-cell>
          <table:table-cell table:style-name="ce2" office:value-type="float" office:value="0.00000158939" calcext:value-type="float">
            <text:p>1.59E-006</text:p>
          </table:table-cell>
          <table:table-cell/>
          <table:table-cell office:value-type="float" office:value="44.775" calcext:value-type="float">
            <text:p>44.775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-0.00000306841" calcext:value-type="float">
            <text:p>-0.000003068410</text:p>
          </table:table-cell>
          <table:table-cell office:value-type="float" office:value="0.00000454533" calcext:value-type="float">
            <text:p>0.000004545330</text:p>
          </table:table-cell>
          <table:table-cell table:style-name="ce2" office:value-type="float" office:value="0.00000147694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6.406" calcext:value-type="float">
            <text:p>16.406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-0.000000261539" calcext:value-type="float">
            <text:p>-0.000000261539</text:p>
          </table:table-cell>
          <table:table-cell office:value-type="float" office:value="0.00000185458" calcext:value-type="float">
            <text:p>0.000001854580</text:p>
          </table:table-cell>
          <table:table-cell table:style-name="ce2" office:value-type="float" office:value="0.00000159304" calcext:value-type="float">
            <text:p>1.59E-006</text:p>
          </table:table-cell>
          <table:table-cell/>
          <table:table-cell office:value-type="float" office:value="45.117" calcext:value-type="float">
            <text:p>45.117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-0.00000306899" calcext:value-type="float">
            <text:p>-0.000003068990</text:p>
          </table:table-cell>
          <table:table-cell office:value-type="float" office:value="0.00000454649" calcext:value-type="float">
            <text:p>0.000004546490</text:p>
          </table:table-cell>
          <table:table-cell table:style-name="ce2" office:value-type="float" office:value="0.00000147751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6.748" calcext:value-type="float">
            <text:p>16.748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-0.000000270947" calcext:value-type="float">
            <text:p>-0.000000270947</text:p>
          </table:table-cell>
          <table:table-cell office:value-type="float" office:value="0.00000186721" calcext:value-type="float">
            <text:p>0.000001867210</text:p>
          </table:table-cell>
          <table:table-cell table:style-name="ce2" office:value-type="float" office:value="0.00000159627" calcext:value-type="float">
            <text:p>1.60E-006</text:p>
          </table:table-cell>
          <table:table-cell/>
          <table:table-cell office:value-type="float" office:value="45.459" calcext:value-type="float">
            <text:p>45.459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-0.00000306957" calcext:value-type="float">
            <text:p>-0.000003069570</text:p>
          </table:table-cell>
          <table:table-cell office:value-type="float" office:value="0.00000454762" calcext:value-type="float">
            <text:p>0.000004547620</text:p>
          </table:table-cell>
          <table:table-cell table:style-name="ce2" office:value-type="float" office:value="0.00000147807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7.09" calcext:value-type="float">
            <text:p>17.09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-0.000000279879" calcext:value-type="float">
            <text:p>-0.000000279879</text:p>
          </table:table-cell>
          <table:table-cell office:value-type="float" office:value="0.00000187924" calcext:value-type="float">
            <text:p>0.000001879240</text:p>
          </table:table-cell>
          <table:table-cell table:style-name="ce2" office:value-type="float" office:value="0.00000159937" calcext:value-type="float">
            <text:p>1.60E-006</text:p>
          </table:table-cell>
          <table:table-cell/>
          <table:table-cell office:value-type="float" office:value="45.801" calcext:value-type="float">
            <text:p>45.801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-0.00000307014" calcext:value-type="float">
            <text:p>-0.000003070140</text:p>
          </table:table-cell>
          <table:table-cell office:value-type="float" office:value="0.00000454874" calcext:value-type="float">
            <text:p>0.000004548740</text:p>
          </table:table-cell>
          <table:table-cell table:style-name="ce2" office:value-type="float" office:value="0.00000147861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7.432" calcext:value-type="float">
            <text:p>17.432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-0.000000287975" calcext:value-type="float">
            <text:p>-0.000000287975</text:p>
          </table:table-cell>
          <table:table-cell office:value-type="float" office:value="0.00000189057" calcext:value-type="float">
            <text:p>0.000001890570</text:p>
          </table:table-cell>
          <table:table-cell table:style-name="ce2" office:value-type="float" office:value="0.00000160259" calcext:value-type="float">
            <text:p>1.60E-006</text:p>
          </table:table-cell>
          <table:table-cell/>
          <table:table-cell office:value-type="float" office:value="46.142" calcext:value-type="float">
            <text:p>46.142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-0.00000307068" calcext:value-type="float">
            <text:p>-0.000003070680</text:p>
          </table:table-cell>
          <table:table-cell office:value-type="float" office:value="0.00000454982" calcext:value-type="float">
            <text:p>0.000004549820</text:p>
          </table:table-cell>
          <table:table-cell table:style-name="ce2" office:value-type="float" office:value="0.00000147916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7.773" calcext:value-type="float">
            <text:p>17.773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-0.000000295589" calcext:value-type="float">
            <text:p>-0.000000295589</text:p>
          </table:table-cell>
          <table:table-cell office:value-type="float" office:value="0.00000190104" calcext:value-type="float">
            <text:p>0.000001901040</text:p>
          </table:table-cell>
          <table:table-cell table:style-name="ce2" office:value-type="float" office:value="0.00000160545" calcext:value-type="float">
            <text:p>1.61E-006</text:p>
          </table:table-cell>
          <table:table-cell/>
          <table:table-cell office:value-type="float" office:value="46.484" calcext:value-type="float">
            <text:p>46.484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-0.00000307121" calcext:value-type="float">
            <text:p>-0.000003071210</text:p>
          </table:table-cell>
          <table:table-cell office:value-type="float" office:value="0.00000455088" calcext:value-type="float">
            <text:p>0.000004550880</text:p>
          </table:table-cell>
          <table:table-cell table:style-name="ce2" office:value-type="float" office:value="0.00000147969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8.115" calcext:value-type="float">
            <text:p>18.115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-0.000000302624" calcext:value-type="float">
            <text:p>-0.000000302624</text:p>
          </table:table-cell>
          <table:table-cell office:value-type="float" office:value="0.00000191105" calcext:value-type="float">
            <text:p>0.000001911050</text:p>
          </table:table-cell>
          <table:table-cell table:style-name="ce2" office:value-type="float" office:value="0.00000160843" calcext:value-type="float">
            <text:p>1.61E-006</text:p>
          </table:table-cell>
          <table:table-cell/>
          <table:table-cell office:value-type="float" office:value="46.826" calcext:value-type="float">
            <text:p>46.826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-0.00000307174" calcext:value-type="float">
            <text:p>-0.000003071740</text:p>
          </table:table-cell>
          <table:table-cell office:value-type="float" office:value="0.00000455193" calcext:value-type="float">
            <text:p>0.000004551930</text:p>
          </table:table-cell>
          <table:table-cell table:style-name="ce2" office:value-type="float" office:value="0.00000148021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8.457" calcext:value-type="float">
            <text:p>18.457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-0.000000308959" calcext:value-type="float">
            <text:p>-0.000000308959</text:p>
          </table:table-cell>
          <table:table-cell office:value-type="float" office:value="0.00000192003" calcext:value-type="float">
            <text:p>0.000001920030</text:p>
          </table:table-cell>
          <table:table-cell table:style-name="ce2" office:value-type="float" office:value="0.00000161108" calcext:value-type="float">
            <text:p>1.61E-006</text:p>
          </table:table-cell>
          <table:table-cell/>
          <table:table-cell office:value-type="float" office:value="47.168" calcext:value-type="float">
            <text:p>47.168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-0.00000307234" calcext:value-type="float">
            <text:p>-0.000003072340</text:p>
          </table:table-cell>
          <table:table-cell office:value-type="float" office:value="0.00000455297" calcext:value-type="float">
            <text:p>0.000004552970</text:p>
          </table:table-cell>
          <table:table-cell table:style-name="ce2" office:value-type="float" office:value="0.00000148065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8.799" calcext:value-type="float">
            <text:p>18.799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-0.000000313414" calcext:value-type="float">
            <text:p>-0.000000313414</text:p>
          </table:table-cell>
          <table:table-cell office:value-type="float" office:value="0.00000192724" calcext:value-type="float">
            <text:p>0.000001927240</text:p>
          </table:table-cell>
          <table:table-cell table:style-name="ce2" office:value-type="float" office:value="0.00000161383" calcext:value-type="float">
            <text:p>1.61E-006</text:p>
          </table:table-cell>
          <table:table-cell/>
          <table:table-cell office:value-type="float" office:value="47.51" calcext:value-type="float">
            <text:p>47.51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-0.00000307284" calcext:value-type="float">
            <text:p>-0.000003072840</text:p>
          </table:table-cell>
          <table:table-cell office:value-type="float" office:value="0.00000455399" calcext:value-type="float">
            <text:p>0.000004553990</text:p>
          </table:table-cell>
          <table:table-cell table:style-name="ce2" office:value-type="float" office:value="0.00000148117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9.141" calcext:value-type="float">
            <text:p>19.141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-0.000000317134" calcext:value-type="float">
            <text:p>-0.000000317134</text:p>
          </table:table-cell>
          <table:table-cell office:value-type="float" office:value="0.00000193341" calcext:value-type="float">
            <text:p>0.000001933410</text:p>
          </table:table-cell>
          <table:table-cell table:style-name="ce2" office:value-type="float" office:value="0.00000161628" calcext:value-type="float">
            <text:p>1.62E-006</text:p>
          </table:table-cell>
          <table:table-cell/>
          <table:table-cell office:value-type="float" office:value="47.851" calcext:value-type="float">
            <text:p>47.851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-0.00000307332" calcext:value-type="float">
            <text:p>-0.000003073320</text:p>
          </table:table-cell>
          <table:table-cell office:value-type="float" office:value="0.00000455498" calcext:value-type="float">
            <text:p>0.000004554980</text:p>
          </table:table-cell>
          <table:table-cell table:style-name="ce2" office:value-type="float" office:value="0.00000148167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9.482" calcext:value-type="float">
            <text:p>19.482</text:p>
          </table:table-cell>
          <table:table-cell office:value-type="float" office:value="1.00051" calcext:value-type="float">
            <text:p>1.00051</text:p>
          </table:table-cell>
          <table:table-cell office:value-type="float" office:value="-0.000000319904" calcext:value-type="float">
            <text:p>-0.000000319904</text:p>
          </table:table-cell>
          <table:table-cell office:value-type="float" office:value="0.00000193874" calcext:value-type="float">
            <text:p>0.000001938740</text:p>
          </table:table-cell>
          <table:table-cell table:style-name="ce2" office:value-type="float" office:value="0.00000161883" calcext:value-type="float">
            <text:p>1.62E-006</text:p>
          </table:table-cell>
          <table:table-cell/>
          <table:table-cell office:value-type="float" office:value="48.193" calcext:value-type="float">
            <text:p>48.193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-0.00000307382" calcext:value-type="float">
            <text:p>-0.000003073820</text:p>
          </table:table-cell>
          <table:table-cell office:value-type="float" office:value="0.00000455597" calcext:value-type="float">
            <text:p>0.000004555970</text:p>
          </table:table-cell>
          <table:table-cell table:style-name="ce2" office:value-type="float" office:value="0.00000148216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1.00051" calcext:value-type="float">
            <text:p>1.00051</text:p>
          </table:table-cell>
          <table:table-cell office:value-type="float" office:value="-0.000000322207" calcext:value-type="float">
            <text:p>-0.000000322207</text:p>
          </table:table-cell>
          <table:table-cell office:value-type="float" office:value="0.00000194331" calcext:value-type="float">
            <text:p>0.000001943310</text:p>
          </table:table-cell>
          <table:table-cell table:style-name="ce2" office:value-type="float" office:value="0.0000016211" calcext:value-type="float">
            <text:p>1.62E-006</text:p>
          </table:table-cell>
          <table:table-cell/>
          <table:table-cell office:value-type="float" office:value="48.535" calcext:value-type="float">
            <text:p>48.535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-0.0000030743" calcext:value-type="float">
            <text:p>-0.000003074300</text:p>
          </table:table-cell>
          <table:table-cell office:value-type="float" office:value="0.00000455693" calcext:value-type="float">
            <text:p>0.000004556930</text:p>
          </table:table-cell>
          <table:table-cell table:style-name="ce2" office:value-type="float" office:value="0.00000148265" calcext:value-type="float">
            <text:p>1.48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48.877" calcext:value-type="float">
            <text:p>48.877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-0.00000307477" calcext:value-type="float">
            <text:p>-0.000003074770</text:p>
          </table:table-cell>
          <table:table-cell office:value-type="float" office:value="0.00000455789" calcext:value-type="float">
            <text:p>0.000004557890</text:p>
          </table:table-cell>
          <table:table-cell table:style-name="ce2" office:value-type="float" office:value="0.00000148313" calcext:value-type="float">
            <text:p>1.48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49.218" calcext:value-type="float">
            <text:p>49.218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-0.0000030753" calcext:value-type="float">
            <text:p>-0.000003075300</text:p>
          </table:table-cell>
          <table:table-cell office:value-type="float" office:value="0.00000455882" calcext:value-type="float">
            <text:p>0.000004558820</text:p>
          </table:table-cell>
          <table:table-cell table:style-name="ce2" office:value-type="float" office:value="0.00000148354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3.76" calcext:value-type="float">
            <text:p>3.76</text:p>
          </table:table-cell>
          <table:table-cell office:value-type="float" office:value="1.00101" calcext:value-type="float">
            <text:p>1.00101</text:p>
          </table:table-cell>
          <table:table-cell office:value-type="float" office:value="0.00000225165" calcext:value-type="float">
            <text:p>0.000002251650</text:p>
          </table:table-cell>
          <table:table-cell office:value-type="float" office:value="0.00000050519" calcext:value-type="float">
            <text:p>0.000000505190</text:p>
          </table:table-cell>
          <table:table-cell table:style-name="ce2" office:value-type="float" office:value="0.00000275684" calcext:value-type="float">
            <text:p>2.76E-006</text:p>
          </table:table-cell>
          <table:table-cell/>
          <table:table-cell office:value-type="float" office:value="49.56" calcext:value-type="float">
            <text:p>49.56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-0.00000307575" calcext:value-type="float">
            <text:p>-0.000003075750</text:p>
          </table:table-cell>
          <table:table-cell office:value-type="float" office:value="0.00000455974" calcext:value-type="float">
            <text:p>0.000004559740</text:p>
          </table:table-cell>
          <table:table-cell table:style-name="ce2" office:value-type="float" office:value="0.00000148401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4.102" calcext:value-type="float">
            <text:p>4.102</text:p>
          </table:table-cell>
          <table:table-cell office:value-type="float" office:value="1.00101" calcext:value-type="float">
            <text:p>1.00101</text:p>
          </table:table-cell>
          <table:table-cell office:value-type="float" office:value="0.00000219649" calcext:value-type="float">
            <text:p>0.000002196490</text:p>
          </table:table-cell>
          <table:table-cell office:value-type="float" office:value="0.000000593917" calcext:value-type="float">
            <text:p>0.000000593917</text:p>
          </table:table-cell>
          <table:table-cell table:style-name="ce2" office:value-type="float" office:value="0.00000279041" calcext:value-type="float">
            <text:p>2.79E-006</text:p>
          </table:table-cell>
          <table:table-cell/>
          <table:table-cell office:value-type="float" office:value="49.902" calcext:value-type="float">
            <text:p>49.902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-0.00000307619" calcext:value-type="float">
            <text:p>-0.000003076190</text:p>
          </table:table-cell>
          <table:table-cell office:value-type="float" office:value="0.00000456065" calcext:value-type="float">
            <text:p>0.000004560650</text:p>
          </table:table-cell>
          <table:table-cell table:style-name="ce2" office:value-type="float" office:value="0.00000148447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4.443" calcext:value-type="float">
            <text:p>4.443</text:p>
          </table:table-cell>
          <table:table-cell office:value-type="float" office:value="1.00102" calcext:value-type="float">
            <text:p>1.00102</text:p>
          </table:table-cell>
          <table:table-cell office:value-type="float" office:value="0.00000214524" calcext:value-type="float">
            <text:p>0.000002145240</text:p>
          </table:table-cell>
          <table:table-cell office:value-type="float" office:value="0.000000676373" calcext:value-type="float">
            <text:p>0.000000676373</text:p>
          </table:table-cell>
          <table:table-cell table:style-name="ce2" office:value-type="float" office:value="0.00000282161" calcext:value-type="float">
            <text:p>2.82E-006</text:p>
          </table:table-cell>
          <table:table-cell/>
          <table:table-cell office:value-type="float" office:value="50.244" calcext:value-type="float">
            <text:p>50.244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-0.00000307667" calcext:value-type="float">
            <text:p>-0.000003076670</text:p>
          </table:table-cell>
          <table:table-cell office:value-type="float" office:value="0.00000456158" calcext:value-type="float">
            <text:p>0.000004561580</text:p>
          </table:table-cell>
          <table:table-cell table:style-name="ce2" office:value-type="float" office:value="0.00000148492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4.785" calcext:value-type="float">
            <text:p>4.785</text:p>
          </table:table-cell>
          <table:table-cell office:value-type="float" office:value="1.00102" calcext:value-type="float">
            <text:p>1.00102</text:p>
          </table:table-cell>
          <table:table-cell office:value-type="float" office:value="0.00000209648" calcext:value-type="float">
            <text:p>0.000002096480</text:p>
          </table:table-cell>
          <table:table-cell office:value-type="float" office:value="0.000000753461" calcext:value-type="float">
            <text:p>0.000000753461</text:p>
          </table:table-cell>
          <table:table-cell table:style-name="ce2" office:value-type="float" office:value="0.00000284994" calcext:value-type="float">
            <text:p>2.85E-006</text:p>
          </table:table-cell>
          <table:table-cell/>
          <table:table-cell office:value-type="float" office:value="50.586" calcext:value-type="float">
            <text:p>50.586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-0.00000307718" calcext:value-type="float">
            <text:p>-0.000003077180</text:p>
          </table:table-cell>
          <table:table-cell office:value-type="float" office:value="0.00000456254" calcext:value-type="float">
            <text:p>0.000004562540</text:p>
          </table:table-cell>
          <table:table-cell table:style-name="ce2" office:value-type="float" office:value="0.00000148538" calcext:value-type="float">
            <text:p>1.49E-006</text:p>
          </table:table-cell>
          <table:table-cell table:number-columns-repeated="2"/>
        </table:table-row>
        <table:table-row table:style-name="ro2">
          <table:table-cell office:value-type="float" office:value="5.127" calcext:value-type="float">
            <text:p>5.127</text:p>
          </table:table-cell>
          <table:table-cell office:value-type="float" office:value="1.00102" calcext:value-type="float">
            <text:p>1.00102</text:p>
          </table:table-cell>
          <table:table-cell office:value-type="float" office:value="0.00000205052" calcext:value-type="float">
            <text:p>0.000002050520</text:p>
          </table:table-cell>
          <table:table-cell office:value-type="float" office:value="0.000000825562" calcext:value-type="float">
            <text:p>0.000000825562</text:p>
          </table:table-cell>
          <table:table-cell table:style-name="ce2" office:value-type="float" office:value="0.00000287608" calcext:value-type="float">
            <text:p>2.88E-006</text:p>
          </table:table-cell>
          <table:table-cell/>
          <table:table-cell office:value-type="float" office:value="50.927" calcext:value-type="float">
            <text:p>50.927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-0.00000307764" calcext:value-type="float">
            <text:p>-0.000003077640</text:p>
          </table:table-cell>
          <table:table-cell office:value-type="float" office:value="0.00000456345" calcext:value-type="float">
            <text:p>0.000004563450</text:p>
          </table:table-cell>
          <table:table-cell table:style-name="ce2" office:value-type="float" office:value="0.00000148582" calcext:value-type="float">
            <text:p>1.49E-006</text:p>
          </table:table-cell>
          <table:table-cell table:number-columns-repeated="2"/>
        </table:table-row>
        <table:table-row table:style-name="ro2">
          <table:table-cell office:value-type="float" office:value="5.469" calcext:value-type="float">
            <text:p>5.469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200358" calcext:value-type="float">
            <text:p>0.000002003580</text:p>
          </table:table-cell>
          <table:table-cell office:value-type="float" office:value="0.000000893646" calcext:value-type="float">
            <text:p>0.000000893646</text:p>
          </table:table-cell>
          <table:table-cell table:style-name="ce2" office:value-type="float" office:value="0.00000289722" calcext:value-type="float">
            <text:p>2.90E-006</text:p>
          </table:table-cell>
          <table:table-cell/>
          <table:table-cell office:value-type="float" office:value="51.269" calcext:value-type="float">
            <text:p>51.269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-0.00000307812" calcext:value-type="float">
            <text:p>-0.000003078120</text:p>
          </table:table-cell>
          <table:table-cell office:value-type="float" office:value="0.0000045643" calcext:value-type="float">
            <text:p>0.000004564300</text:p>
          </table:table-cell>
          <table:table-cell table:style-name="ce2" office:value-type="float" office:value="0.00000148619" calcext:value-type="float">
            <text:p>1.49E-006</text:p>
          </table:table-cell>
          <table:table-cell table:number-columns-repeated="2"/>
        </table:table-row>
        <table:table-row table:style-name="ro2">
          <table:table-cell office:value-type="float" office:value="5.811" calcext:value-type="float">
            <text:p>5.811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96213" calcext:value-type="float">
            <text:p>0.000001962130</text:p>
          </table:table-cell>
          <table:table-cell office:value-type="float" office:value="0.000000958081" calcext:value-type="float">
            <text:p>0.000000958081</text:p>
          </table:table-cell>
          <table:table-cell table:style-name="ce2" office:value-type="float" office:value="0.00000292021" calcext:value-type="float">
            <text:p>2.92E-006</text:p>
          </table:table-cell>
          <table:table-cell/>
          <table:table-cell office:value-type="float" office:value="51.611" calcext:value-type="float">
            <text:p>51.611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-0.00000307853" calcext:value-type="float">
            <text:p>-0.000003078530</text:p>
          </table:table-cell>
          <table:table-cell office:value-type="float" office:value="0.00000456515" calcext:value-type="float">
            <text:p>0.000004565150</text:p>
          </table:table-cell>
          <table:table-cell table:style-name="ce2" office:value-type="float" office:value="0.00000148663" calcext:value-type="float">
            <text:p>1.49E-006</text:p>
          </table:table-cell>
          <table:table-cell table:number-columns-repeated="2"/>
        </table:table-row>
        <table:table-row table:style-name="ro2">
          <table:table-cell office:value-type="float" office:value="6.152" calcext:value-type="float">
            <text:p>6.152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92257" calcext:value-type="float">
            <text:p>0.000001922570</text:p>
          </table:table-cell>
          <table:table-cell office:value-type="float" office:value="0.00000101874" calcext:value-type="float">
            <text:p>0.000001018740</text:p>
          </table:table-cell>
          <table:table-cell table:style-name="ce2" office:value-type="float" office:value="0.00000294131" calcext:value-type="float">
            <text:p>2.94E-006</text:p>
          </table:table-cell>
          <table:table-cell table:number-columns-repeated="8"/>
        </table:table-row>
        <table:table-row table:style-name="ro2">
          <table:table-cell office:value-type="float" office:value="6.494" calcext:value-type="float">
            <text:p>6.494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8848" calcext:value-type="float">
            <text:p>0.000001884800</text:p>
          </table:table-cell>
          <table:table-cell office:value-type="float" office:value="0.00000107656" calcext:value-type="float">
            <text:p>0.000001076560</text:p>
          </table:table-cell>
          <table:table-cell table:style-name="ce2" office:value-type="float" office:value="0.00000296136" calcext:value-type="float">
            <text:p>2.96E-006</text:p>
          </table:table-cell>
          <table:table-cell/>
          <table:table-cell office:value-type="float" office:value="2.896" calcext:value-type="float">
            <text:p>2.896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732445" calcext:value-type="float">
            <text:p>0.000000732445</text:p>
          </table:table-cell>
          <table:table-cell office:value-type="float" office:value="0.000000402851" calcext:value-type="float">
            <text:p>0.000000402851</text:p>
          </table:table-cell>
          <table:table-cell table:style-name="ce2" office:value-type="float" office:value="0.0000011353" calcext:value-type="float">
            <text:p>1.14E-006</text:p>
          </table:table-cell>
          <table:table-cell table:number-columns-repeated="2"/>
        </table:table-row>
        <table:table-row table:style-name="ro2">
          <table:table-cell office:value-type="float" office:value="6.836" calcext:value-type="float">
            <text:p>6.836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84812" calcext:value-type="float">
            <text:p>0.000001848120</text:p>
          </table:table-cell>
          <table:table-cell office:value-type="float" office:value="0.0000011318" calcext:value-type="float">
            <text:p>0.000001131800</text:p>
          </table:table-cell>
          <table:table-cell table:style-name="ce2" office:value-type="float" office:value="0.00000297991" calcext:value-type="float">
            <text:p>2.98E-006</text:p>
          </table:table-cell>
          <table:table-cell/>
          <table:table-cell office:value-type="float" office:value="3.103" calcext:value-type="float">
            <text:p>3.103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714525" calcext:value-type="float">
            <text:p>0.000000714525</text:p>
          </table:table-cell>
          <table:table-cell office:value-type="float" office:value="0.000000448131" calcext:value-type="float">
            <text:p>0.000000448131</text:p>
          </table:table-cell>
          <table:table-cell table:style-name="ce2" office:value-type="float" office:value="0.00000116266" calcext:value-type="float">
            <text:p>1.16E-006</text:p>
          </table:table-cell>
          <table:table-cell table:number-columns-repeated="2"/>
        </table:table-row>
        <table:table-row table:style-name="ro2">
          <table:table-cell office:value-type="float" office:value="7.178" calcext:value-type="float">
            <text:p>7.178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81293" calcext:value-type="float">
            <text:p>0.000001812930</text:p>
          </table:table-cell>
          <table:table-cell office:value-type="float" office:value="0.00000118457" calcext:value-type="float">
            <text:p>0.000001184570</text:p>
          </table:table-cell>
          <table:table-cell table:style-name="ce2" office:value-type="float" office:value="0.00000299749" calcext:value-type="float">
            <text:p>3.00E-006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694426" calcext:value-type="float">
            <text:p>0.000000694426</text:p>
          </table:table-cell>
          <table:table-cell office:value-type="float" office:value="0.000000490951" calcext:value-type="float">
            <text:p>0.000000490951</text:p>
          </table:table-cell>
          <table:table-cell table:style-name="ce2" office:value-type="float" office:value="0.00000118538" calcext:value-type="float">
            <text:p>1.19E-006</text:p>
          </table:table-cell>
          <table:table-cell table:number-columns-repeated="2"/>
        </table:table-row>
        <table:table-row table:style-name="ro2">
          <table:table-cell office:value-type="float" office:value="7.519" calcext:value-type="float">
            <text:p>7.519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77659" calcext:value-type="float">
            <text:p>0.000001776590</text:p>
          </table:table-cell>
          <table:table-cell office:value-type="float" office:value="0.0000012349" calcext:value-type="float">
            <text:p>0.000001234900</text:p>
          </table:table-cell>
          <table:table-cell table:style-name="ce2" office:value-type="float" office:value="0.00000301148" calcext:value-type="float">
            <text:p>3.01E-006</text:p>
          </table:table-cell>
          <table:table-cell/>
          <table:table-cell office:value-type="float" office:value="3.516" calcext:value-type="float">
            <text:p>3.516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678567" calcext:value-type="float">
            <text:p>0.000000678567</text:p>
          </table:table-cell>
          <table:table-cell office:value-type="float" office:value="0.000000531411" calcext:value-type="float">
            <text:p>0.000000531411</text:p>
          </table:table-cell>
          <table:table-cell table:style-name="ce2" office:value-type="float" office:value="0.00000120998" calcext:value-type="float">
            <text:p>1.21E-006</text:p>
          </table:table-cell>
          <table:table-cell table:number-columns-repeated="2"/>
        </table:table-row>
        <table:table-row table:style-name="ro2">
          <table:table-cell office:value-type="float" office:value="7.861" calcext:value-type="float">
            <text:p>7.861</text:p>
          </table:table-cell>
          <table:table-cell office:value-type="float" office:value="1.00105" calcext:value-type="float">
            <text:p>1.00105</text:p>
          </table:table-cell>
          <table:table-cell office:value-type="float" office:value="0.0000017437" calcext:value-type="float">
            <text:p>0.000001743700</text:p>
          </table:table-cell>
          <table:table-cell office:value-type="float" office:value="0.00000128339" calcext:value-type="float">
            <text:p>0.000001283390</text:p>
          </table:table-cell>
          <table:table-cell table:style-name="ce2" office:value-type="float" office:value="0.00000302708" calcext:value-type="float">
            <text:p>3.03E-006</text:p>
          </table:table-cell>
          <table:table-cell/>
          <table:table-cell office:value-type="float" office:value="3.723" calcext:value-type="float">
            <text:p>3.723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663341" calcext:value-type="float">
            <text:p>0.000000663341</text:p>
          </table:table-cell>
          <table:table-cell office:value-type="float" office:value="0.000000570078" calcext:value-type="float">
            <text:p>0.000000570078</text:p>
          </table:table-cell>
          <table:table-cell table:style-name="ce2" office:value-type="float" office:value="0.00000123342" calcext:value-type="float">
            <text:p>1.23E-006</text:p>
          </table:table-cell>
          <table:table-cell table:number-columns-repeated="2"/>
        </table:table-row>
        <table:table-row table:style-name="ro2">
          <table:table-cell office:value-type="float" office:value="8.203" calcext:value-type="float">
            <text:p>8.203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71183" calcext:value-type="float">
            <text:p>0.000001711830</text:p>
          </table:table-cell>
          <table:table-cell office:value-type="float" office:value="0.00000132992" calcext:value-type="float">
            <text:p>0.000001329920</text:p>
          </table:table-cell>
          <table:table-cell table:style-name="ce2" office:value-type="float" office:value="0.00000304175" calcext:value-type="float">
            <text:p>3.04E-006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645828" calcext:value-type="float">
            <text:p>0.000000645828</text:p>
          </table:table-cell>
          <table:table-cell office:value-type="float" office:value="0.000000607063" calcext:value-type="float">
            <text:p>0.000000607063</text:p>
          </table:table-cell>
          <table:table-cell table:style-name="ce2" office:value-type="float" office:value="0.00000125289" calcext:value-type="float">
            <text:p>1.25E-006</text:p>
          </table:table-cell>
          <table:table-cell table:number-columns-repeated="2"/>
        </table:table-row>
        <table:table-row table:style-name="ro2">
          <table:table-cell office:value-type="float" office:value="8.545" calcext:value-type="float">
            <text:p>8.545</text:p>
          </table:table-cell>
          <table:table-cell office:value-type="float" office:value="1.00105" calcext:value-type="float">
            <text:p>1.00105</text:p>
          </table:table-cell>
          <table:table-cell office:value-type="float" office:value="0.00000168121" calcext:value-type="float">
            <text:p>0.000001681210</text:p>
          </table:table-cell>
          <table:table-cell office:value-type="float" office:value="0.0000013745" calcext:value-type="float">
            <text:p>0.000001374500</text:p>
          </table:table-cell>
          <table:table-cell table:style-name="ce2" office:value-type="float" office:value="0.00000305571" calcext:value-type="float">
            <text:p>3.06E-006</text:p>
          </table:table-cell>
          <table:table-cell/>
          <table:table-cell office:value-type="float" office:value="4.137" calcext:value-type="float">
            <text:p>4.137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631514" calcext:value-type="float">
            <text:p>0.000000631514</text:p>
          </table:table-cell>
          <table:table-cell office:value-type="float" office:value="0.000000642562" calcext:value-type="float">
            <text:p>0.000000642562</text:p>
          </table:table-cell>
          <table:table-cell table:style-name="ce2" office:value-type="float" office:value="0.00000127408" calcext:value-type="float">
            <text:p>1.27E-006</text:p>
          </table:table-cell>
          <table:table-cell table:number-columns-repeated="2"/>
        </table:table-row>
        <table:table-row table:style-name="ro2">
          <table:table-cell office:value-type="float" office:value="8.887" calcext:value-type="float">
            <text:p>8.887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65156" calcext:value-type="float">
            <text:p>0.000001651560</text:p>
          </table:table-cell>
          <table:table-cell office:value-type="float" office:value="0.00000141731" calcext:value-type="float">
            <text:p>0.000001417310</text:p>
          </table:table-cell>
          <table:table-cell table:style-name="ce2" office:value-type="float" office:value="0.00000306888" calcext:value-type="float">
            <text:p>3.07E-006</text:p>
          </table:table-cell>
          <table:table-cell/>
          <table:table-cell office:value-type="float" office:value="4.344" calcext:value-type="float">
            <text:p>4.344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615282" calcext:value-type="float">
            <text:p>0.000000615282</text:p>
          </table:table-cell>
          <table:table-cell office:value-type="float" office:value="0.000000676551" calcext:value-type="float">
            <text:p>0.000000676551</text:p>
          </table:table-cell>
          <table:table-cell table:style-name="ce2" office:value-type="float" office:value="0.00000129183" calcext:value-type="float">
            <text:p>1.29E-006</text:p>
          </table:table-cell>
          <table:table-cell table:number-columns-repeated="2"/>
        </table:table-row>
        <table:table-row table:style-name="ro2">
          <table:table-cell office:value-type="float" office:value="9.228" calcext:value-type="float">
            <text:p>9.228</text:p>
          </table:table-cell>
          <table:table-cell office:value-type="float" office:value="1.00105" calcext:value-type="float">
            <text:p>1.00105</text:p>
          </table:table-cell>
          <table:table-cell office:value-type="float" office:value="0.00000162269" calcext:value-type="float">
            <text:p>0.000001622690</text:p>
          </table:table-cell>
          <table:table-cell office:value-type="float" office:value="0.00000145839" calcext:value-type="float">
            <text:p>0.000001458390</text:p>
          </table:table-cell>
          <table:table-cell table:style-name="ce2" office:value-type="float" office:value="0.00000308108" calcext:value-type="float">
            <text:p>3.08E-006</text:p>
          </table:table-cell>
          <table:table-cell/>
          <table:table-cell office:value-type="float" office:value="4.551" calcext:value-type="float">
            <text:p>4.551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602049" calcext:value-type="float">
            <text:p>0.000000602049</text:p>
          </table:table-cell>
          <table:table-cell office:value-type="float" office:value="0.000000709153" calcext:value-type="float">
            <text:p>0.000000709153</text:p>
          </table:table-cell>
          <table:table-cell table:style-name="ce2" office:value-type="float" office:value="0.0000013112" calcext:value-type="float">
            <text:p>1.31E-006</text:p>
          </table:table-cell>
          <table:table-cell table:number-columns-repeated="2"/>
        </table:table-row>
        <table:table-row table:style-name="ro2">
          <table:table-cell office:value-type="float" office:value="9.57" calcext:value-type="float">
            <text:p>9.57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59328" calcext:value-type="float">
            <text:p>0.000001593280</text:p>
          </table:table-cell>
          <table:table-cell office:value-type="float" office:value="0.00000149802" calcext:value-type="float">
            <text:p>0.000001498020</text:p>
          </table:table-cell>
          <table:table-cell table:style-name="ce2" office:value-type="float" office:value="0.0000030913" calcext:value-type="float">
            <text:p>3.09E-006</text:p>
          </table:table-cell>
          <table:table-cell/>
          <table:table-cell office:value-type="float" office:value="4.758" calcext:value-type="float">
            <text:p>4.758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586848" calcext:value-type="float">
            <text:p>0.000000586848</text:p>
          </table:table-cell>
          <table:table-cell office:value-type="float" office:value="0.000000740616" calcext:value-type="float">
            <text:p>0.000000740616</text:p>
          </table:table-cell>
          <table:table-cell table:style-name="ce2" office:value-type="float" office:value="0.00000132746" calcext:value-type="float">
            <text:p>1.33E-006</text:p>
          </table:table-cell>
          <table:table-cell table:number-columns-repeated="2"/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56644" calcext:value-type="float">
            <text:p>0.000001566440</text:p>
          </table:table-cell>
          <table:table-cell office:value-type="float" office:value="0.00000153613" calcext:value-type="float">
            <text:p>0.000001536130</text:p>
          </table:table-cell>
          <table:table-cell table:style-name="ce2" office:value-type="float" office:value="0.00000310256" calcext:value-type="float">
            <text:p>3.10E-006</text:p>
          </table:table-cell>
          <table:table-cell/>
          <table:table-cell office:value-type="float" office:value="4.964" calcext:value-type="float">
            <text:p>4.964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0574379" calcext:value-type="float">
            <text:p>0.000000574379</text:p>
          </table:table-cell>
          <table:table-cell office:value-type="float" office:value="0.000000770848" calcext:value-type="float">
            <text:p>0.000000770848</text:p>
          </table:table-cell>
          <table:table-cell table:style-name="ce2" office:value-type="float" office:value="0.00000134523" calcext:value-type="float">
            <text:p>1.35E-006</text:p>
          </table:table-cell>
          <table:table-cell table:number-columns-repeated="2"/>
        </table:table-row>
        <table:table-row table:style-name="ro2">
          <table:table-cell office:value-type="float" office:value="10.254" calcext:value-type="float">
            <text:p>10.254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54027" calcext:value-type="float">
            <text:p>0.000001540270</text:p>
          </table:table-cell>
          <table:table-cell office:value-type="float" office:value="0.00000157291" calcext:value-type="float">
            <text:p>0.000001572910</text:p>
          </table:table-cell>
          <table:table-cell table:style-name="ce2" office:value-type="float" office:value="0.00000311318" calcext:value-type="float">
            <text:p>3.11E-006</text:p>
          </table:table-cell>
          <table:table-cell/>
          <table:table-cell office:value-type="float" office:value="5.171" calcext:value-type="float">
            <text:p>5.171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560197" calcext:value-type="float">
            <text:p>0.000000560197</text:p>
          </table:table-cell>
          <table:table-cell office:value-type="float" office:value="0.000000799972" calcext:value-type="float">
            <text:p>0.000000799972</text:p>
          </table:table-cell>
          <table:table-cell table:style-name="ce2" office:value-type="float" office:value="0.00000136017" calcext:value-type="float">
            <text:p>1.36E-006</text:p>
          </table:table-cell>
          <table:table-cell table:number-columns-repeated="2"/>
        </table:table-row>
        <table:table-row table:style-name="ro2">
          <table:table-cell office:value-type="float" office:value="10.596" calcext:value-type="float">
            <text:p>10.596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51499" calcext:value-type="float">
            <text:p>0.000001514990</text:p>
          </table:table-cell>
          <table:table-cell office:value-type="float" office:value="0.00000160834" calcext:value-type="float">
            <text:p>0.000001608340</text:p>
          </table:table-cell>
          <table:table-cell table:style-name="ce2" office:value-type="float" office:value="0.00000312333" calcext:value-type="float">
            <text:p>3.12E-006</text:p>
          </table:table-cell>
          <table:table-cell/>
          <table:table-cell office:value-type="float" office:value="5.378" calcext:value-type="float">
            <text:p>5.378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548766" calcext:value-type="float">
            <text:p>0.000000548766</text:p>
          </table:table-cell>
          <table:table-cell office:value-type="float" office:value="0.000000827751" calcext:value-type="float">
            <text:p>0.000000827751</text:p>
          </table:table-cell>
          <table:table-cell table:style-name="ce2" office:value-type="float" office:value="0.00000137652" calcext:value-type="float">
            <text:p>1.38E-006</text:p>
          </table:table-cell>
          <table:table-cell table:number-columns-repeated="2"/>
        </table:table-row>
        <table:table-row table:style-name="ro2">
          <table:table-cell office:value-type="float" office:value="10.937" calcext:value-type="float">
            <text:p>10.937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49058" calcext:value-type="float">
            <text:p>0.000001490580</text:p>
          </table:table-cell>
          <table:table-cell office:value-type="float" office:value="0.00000164238" calcext:value-type="float">
            <text:p>0.000001642380</text:p>
          </table:table-cell>
          <table:table-cell table:style-name="ce2" office:value-type="float" office:value="0.00000313295" calcext:value-type="float">
            <text:p>3.13E-006</text:p>
          </table:table-cell>
          <table:table-cell/>
          <table:table-cell office:value-type="float" office:value="5.585" calcext:value-type="float">
            <text:p>5.585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535988" calcext:value-type="float">
            <text:p>0.000000535988</text:p>
          </table:table-cell>
          <table:table-cell office:value-type="float" office:value="0.00000085429" calcext:value-type="float">
            <text:p>0.000000854290</text:p>
          </table:table-cell>
          <table:table-cell table:style-name="ce2" office:value-type="float" office:value="0.00000139028" calcext:value-type="float">
            <text:p>1.39E-006</text:p>
          </table:table-cell>
          <table:table-cell table:number-columns-repeated="2"/>
        </table:table-row>
        <table:table-row table:style-name="ro2">
          <table:table-cell office:value-type="float" office:value="11.279" calcext:value-type="float">
            <text:p>11.279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46684" calcext:value-type="float">
            <text:p>0.000001466840</text:p>
          </table:table-cell>
          <table:table-cell office:value-type="float" office:value="0.00000167528" calcext:value-type="float">
            <text:p>0.000001675280</text:p>
          </table:table-cell>
          <table:table-cell table:style-name="ce2" office:value-type="float" office:value="0.00000314212" calcext:value-type="float">
            <text:p>3.14E-006</text:p>
          </table:table-cell>
          <table:table-cell/>
          <table:table-cell office:value-type="float" office:value="5.792" calcext:value-type="float">
            <text:p>5.792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525836" calcext:value-type="float">
            <text:p>0.000000525836</text:p>
          </table:table-cell>
          <table:table-cell office:value-type="float" office:value="0.000000879571" calcext:value-type="float">
            <text:p>0.000000879571</text:p>
          </table:table-cell>
          <table:table-cell table:style-name="ce2" office:value-type="float" office:value="0.00000140541" calcext:value-type="float">
            <text:p>1.41E-006</text:p>
          </table:table-cell>
          <table:table-cell table:number-columns-repeated="2"/>
        </table:table-row>
        <table:table-row table:style-name="ro2">
          <table:table-cell office:value-type="float" office:value="11.621" calcext:value-type="float">
            <text:p>11.621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44251" calcext:value-type="float">
            <text:p>0.000001442510</text:p>
          </table:table-cell>
          <table:table-cell office:value-type="float" office:value="0.00000170711" calcext:value-type="float">
            <text:p>0.000001707110</text:p>
          </table:table-cell>
          <table:table-cell table:style-name="ce2" office:value-type="float" office:value="0.00000314962" calcext:value-type="float">
            <text:p>3.15E-006</text:p>
          </table:table-cell>
          <table:table-cell/>
          <table:table-cell office:value-type="float" office:value="5.999" calcext:value-type="float">
            <text:p>5.999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516485" calcext:value-type="float">
            <text:p>0.000000516485</text:p>
          </table:table-cell>
          <table:table-cell office:value-type="float" office:value="0.000000903486" calcext:value-type="float">
            <text:p>0.000000903486</text:p>
          </table:table-cell>
          <table:table-cell table:style-name="ce2" office:value-type="float" office:value="0.00000141997" calcext:value-type="float">
            <text:p>1.42E-006</text:p>
          </table:table-cell>
          <table:table-cell table:number-columns-repeated="2"/>
        </table:table-row>
        <table:table-row table:style-name="ro2">
          <table:table-cell office:value-type="float" office:value="11.963" calcext:value-type="float">
            <text:p>11.963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41993" calcext:value-type="float">
            <text:p>0.000001419930</text:p>
          </table:table-cell>
          <table:table-cell office:value-type="float" office:value="0.00000173804" calcext:value-type="float">
            <text:p>0.000001738040</text:p>
          </table:table-cell>
          <table:table-cell table:style-name="ce2" office:value-type="float" office:value="0.00000315797" calcext:value-type="float">
            <text:p>3.16E-006</text:p>
          </table:table-cell>
          <table:table-cell/>
          <table:table-cell office:value-type="float" office:value="6.206" calcext:value-type="float">
            <text:p>6.206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506068" calcext:value-type="float">
            <text:p>0.000000506068</text:p>
          </table:table-cell>
          <table:table-cell office:value-type="float" office:value="0.000000926057" calcext:value-type="float">
            <text:p>0.000000926057</text:p>
          </table:table-cell>
          <table:table-cell table:style-name="ce2" office:value-type="float" office:value="0.00000143212" calcext:value-type="float">
            <text:p>1.43E-006</text:p>
          </table:table-cell>
          <table:table-cell table:number-columns-repeated="2"/>
        </table:table-row>
        <table:table-row table:style-name="ro2">
          <table:table-cell office:value-type="float" office:value="12.305" calcext:value-type="float">
            <text:p>12.305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39797" calcext:value-type="float">
            <text:p>0.000001397970</text:p>
          </table:table-cell>
          <table:table-cell office:value-type="float" office:value="0.00000176801" calcext:value-type="float">
            <text:p>0.000001768010</text:p>
          </table:table-cell>
          <table:table-cell table:style-name="ce2" office:value-type="float" office:value="0.00000316598" calcext:value-type="float">
            <text:p>3.17E-006</text:p>
          </table:table-cell>
          <table:table-cell/>
          <table:table-cell office:value-type="float" office:value="6.412" calcext:value-type="float">
            <text:p>6.412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498203" calcext:value-type="float">
            <text:p>0.000000498203</text:p>
          </table:table-cell>
          <table:table-cell office:value-type="float" office:value="0.000000947403" calcext:value-type="float">
            <text:p>0.000000947403</text:p>
          </table:table-cell>
          <table:table-cell table:style-name="ce2" office:value-type="float" office:value="0.00000144561" calcext:value-type="float">
            <text:p>1.45E-006</text:p>
          </table:table-cell>
          <table:table-cell table:number-columns-repeated="2"/>
        </table:table-row>
        <table:table-row table:style-name="ro2">
          <table:table-cell office:value-type="float" office:value="12.646" calcext:value-type="float">
            <text:p>12.646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37662" calcext:value-type="float">
            <text:p>0.000001376620</text:p>
          </table:table-cell>
          <table:table-cell office:value-type="float" office:value="0.000001797" calcext:value-type="float">
            <text:p>0.000001797000</text:p>
          </table:table-cell>
          <table:table-cell table:style-name="ce2" office:value-type="float" office:value="0.00000317361" calcext:value-type="float">
            <text:p>3.17E-006</text:p>
          </table:table-cell>
          <table:table-cell/>
          <table:table-cell office:value-type="float" office:value="6.619" calcext:value-type="float">
            <text:p>6.619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0489094" calcext:value-type="float">
            <text:p>0.000000489094</text:p>
          </table:table-cell>
          <table:table-cell office:value-type="float" office:value="0.000000967844" calcext:value-type="float">
            <text:p>0.000000967844</text:p>
          </table:table-cell>
          <table:table-cell table:style-name="ce2" office:value-type="float" office:value="0.00000145694" calcext:value-type="float">
            <text:p>1.46E-006</text:p>
          </table:table-cell>
          <table:table-cell table:number-columns-repeated="2"/>
        </table:table-row>
        <table:table-row table:style-name="ro2">
          <table:table-cell office:value-type="float" office:value="12.988" calcext:value-type="float">
            <text:p>12.988</text:p>
          </table:table-cell>
          <table:table-cell office:value-type="float" office:value="1.00101" calcext:value-type="float">
            <text:p>1.00101</text:p>
          </table:table-cell>
          <table:table-cell office:value-type="float" office:value="0.00000135604" calcext:value-type="float">
            <text:p>0.000001356040</text:p>
          </table:table-cell>
          <table:table-cell office:value-type="float" office:value="0.00000182484" calcext:value-type="float">
            <text:p>0.000001824840</text:p>
          </table:table-cell>
          <table:table-cell table:style-name="ce2" office:value-type="float" office:value="0.00000318088" calcext:value-type="float">
            <text:p>3.18E-006</text:p>
          </table:table-cell>
          <table:table-cell/>
          <table:table-cell office:value-type="float" office:value="6.826" calcext:value-type="float">
            <text:p>6.826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00000482285" calcext:value-type="float">
            <text:p>0.000000482285</text:p>
          </table:table-cell>
          <table:table-cell office:value-type="float" office:value="0.000000987092" calcext:value-type="float">
            <text:p>0.000000987092</text:p>
          </table:table-cell>
          <table:table-cell table:style-name="ce2" office:value-type="float" office:value="0.00000146938" calcext:value-type="float">
            <text:p>1.47E-006</text:p>
          </table:table-cell>
          <table:table-cell table:number-columns-repeated="2"/>
        </table:table-row>
        <table:table-row table:style-name="ro2">
          <table:table-cell office:value-type="float" office:value="13.33" calcext:value-type="float">
            <text:p>13.33</text:p>
          </table:table-cell>
          <table:table-cell office:value-type="float" office:value="1.00101" calcext:value-type="float">
            <text:p>1.00101</text:p>
          </table:table-cell>
          <table:table-cell office:value-type="float" office:value="0.00000133655" calcext:value-type="float">
            <text:p>0.000001336550</text:p>
          </table:table-cell>
          <table:table-cell office:value-type="float" office:value="0.00000185133" calcext:value-type="float">
            <text:p>0.000001851330</text:p>
          </table:table-cell>
          <table:table-cell table:style-name="ce2" office:value-type="float" office:value="0.00000318787" calcext:value-type="float">
            <text:p>3.19E-006</text:p>
          </table:table-cell>
          <table:table-cell/>
          <table:table-cell office:value-type="float" office:value="7.033" calcext:value-type="float">
            <text:p>7.033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00000474584" calcext:value-type="float">
            <text:p>0.000000474584</text:p>
          </table:table-cell>
          <table:table-cell office:value-type="float" office:value="0.0000010053" calcext:value-type="float">
            <text:p>0.000001005300</text:p>
          </table:table-cell>
          <table:table-cell table:style-name="ce2" office:value-type="float" office:value="0.00000147989" calcext:value-type="float">
            <text:p>1.48E-006</text:p>
          </table:table-cell>
          <table:table-cell table:number-columns-repeated="2"/>
        </table:table-row>
        <table:table-row table:style-name="ro2">
          <table:table-cell office:value-type="float" office:value="13.672" calcext:value-type="float">
            <text:p>13.672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131671" calcext:value-type="float">
            <text:p>0.000001316710</text:p>
          </table:table-cell>
          <table:table-cell office:value-type="float" office:value="0.00000187689" calcext:value-type="float">
            <text:p>0.000001876890</text:p>
          </table:table-cell>
          <table:table-cell table:style-name="ce2" office:value-type="float" office:value="0.0000031936" calcext:value-type="float">
            <text:p>3.19E-006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0.000000468692" calcext:value-type="float">
            <text:p>0.000000468692</text:p>
          </table:table-cell>
          <table:table-cell office:value-type="float" office:value="0.00000102273" calcext:value-type="float">
            <text:p>0.000001022730</text:p>
          </table:table-cell>
          <table:table-cell table:style-name="ce2" office:value-type="float" office:value="0.00000149142" calcext:value-type="float">
            <text:p>1.49E-006</text:p>
          </table:table-cell>
          <table:table-cell table:number-columns-repeated="2"/>
        </table:table-row>
        <table:table-row table:style-name="ro2">
          <table:table-cell office:value-type="float" office:value="14.014" calcext:value-type="float">
            <text:p>14.014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129844" calcext:value-type="float">
            <text:p>0.000001298440</text:p>
          </table:table-cell>
          <table:table-cell office:value-type="float" office:value="0.00000190157" calcext:value-type="float">
            <text:p>0.000001901570</text:p>
          </table:table-cell>
          <table:table-cell table:style-name="ce2" office:value-type="float" office:value="0.00000320002" calcext:value-type="float">
            <text:p>3.20E-006</text:p>
          </table:table-cell>
          <table:table-cell/>
          <table:table-cell office:value-type="float" office:value="7.447" calcext:value-type="float">
            <text:p>7.447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0.000000461753" calcext:value-type="float">
            <text:p>0.000000461753</text:p>
          </table:table-cell>
          <table:table-cell office:value-type="float" office:value="0.00000103942" calcext:value-type="float">
            <text:p>0.000001039420</text:p>
          </table:table-cell>
          <table:table-cell table:style-name="ce2" office:value-type="float" office:value="0.00000150118" calcext:value-type="float">
            <text:p>1.50E-006</text:p>
          </table:table-cell>
          <table:table-cell table:number-columns-repeated="2"/>
        </table:table-row>
        <table:table-row table:style-name="ro2">
          <table:table-cell office:value-type="float" office:value="14.355" calcext:value-type="float">
            <text:p>14.355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00000128081" calcext:value-type="float">
            <text:p>0.000001280810</text:p>
          </table:table-cell>
          <table:table-cell office:value-type="float" office:value="0.00000192536" calcext:value-type="float">
            <text:p>0.000001925360</text:p>
          </table:table-cell>
          <table:table-cell table:style-name="ce2" office:value-type="float" office:value="0.00000320616" calcext:value-type="float">
            <text:p>3.21E-006</text:p>
          </table:table-cell>
          <table:table-cell/>
          <table:table-cell office:value-type="float" office:value="7.654" calcext:value-type="float">
            <text:p>7.654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0.000000456387" calcext:value-type="float">
            <text:p>0.000000456387</text:p>
          </table:table-cell>
          <table:table-cell office:value-type="float" office:value="0.00000105551" calcext:value-type="float">
            <text:p>0.000001055510</text:p>
          </table:table-cell>
          <table:table-cell table:style-name="ce2" office:value-type="float" office:value="0.0000015119" calcext:value-type="float">
            <text:p>1.51E-006</text:p>
          </table:table-cell>
          <table:table-cell table:number-columns-repeated="2"/>
        </table:table-row>
        <table:table-row table:style-name="ro2">
          <table:table-cell office:value-type="float" office:value="14.697" calcext:value-type="float">
            <text:p>14.697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00000126356" calcext:value-type="float">
            <text:p>0.000001263560</text:p>
          </table:table-cell>
          <table:table-cell office:value-type="float" office:value="0.00000194847" calcext:value-type="float">
            <text:p>0.000001948470</text:p>
          </table:table-cell>
          <table:table-cell table:style-name="ce2" office:value-type="float" office:value="0.00000321203" calcext:value-type="float">
            <text:p>3.21E-006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450001" calcext:value-type="float">
            <text:p>0.000000450001</text:p>
          </table:table-cell>
          <table:table-cell office:value-type="float" office:value="0.00000107096" calcext:value-type="float">
            <text:p>0.000001070960</text:p>
          </table:table-cell>
          <table:table-cell table:style-name="ce2" office:value-type="float" office:value="0.00000152096" calcext:value-type="float">
            <text:p>1.52E-006</text:p>
          </table:table-cell>
          <table:table-cell table:number-columns-repeated="2"/>
        </table:table-row>
        <table:table-row table:style-name="ro2">
          <table:table-cell office:value-type="float" office:value="15.039" calcext:value-type="float">
            <text:p>15.039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0000012469" calcext:value-type="float">
            <text:p>0.000001246900</text:p>
          </table:table-cell>
          <table:table-cell office:value-type="float" office:value="0.00000197084" calcext:value-type="float">
            <text:p>0.000001970840</text:p>
          </table:table-cell>
          <table:table-cell table:style-name="ce2" office:value-type="float" office:value="0.00000321774" calcext:value-type="float">
            <text:p>3.22E-006</text:p>
          </table:table-cell>
          <table:table-cell/>
          <table:table-cell office:value-type="float" office:value="8.067" calcext:value-type="float">
            <text:p>8.067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444959" calcext:value-type="float">
            <text:p>0.000000444959</text:p>
          </table:table-cell>
          <table:table-cell office:value-type="float" office:value="0.00000108597" calcext:value-type="float">
            <text:p>0.000001085970</text:p>
          </table:table-cell>
          <table:table-cell table:style-name="ce2" office:value-type="float" office:value="0.00000153093" calcext:value-type="float">
            <text:p>1.53E-006</text:p>
          </table:table-cell>
          <table:table-cell table:number-columns-repeated="2"/>
        </table:table-row>
        <table:table-row table:style-name="ro2">
          <table:table-cell office:value-type="float" office:value="15.381" calcext:value-type="float">
            <text:p>15.381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0.00000123072" calcext:value-type="float">
            <text:p>0.000001230720</text:p>
          </table:table-cell>
          <table:table-cell office:value-type="float" office:value="0.00000199244" calcext:value-type="float">
            <text:p>0.000001992440</text:p>
          </table:table-cell>
          <table:table-cell table:style-name="ce2" office:value-type="float" office:value="0.00000322315" calcext:value-type="float">
            <text:p>3.22E-006</text:p>
          </table:table-cell>
          <table:table-cell/>
          <table:table-cell office:value-type="float" office:value="8.274" calcext:value-type="float">
            <text:p>8.274</text:p>
          </table:table-cell>
          <table:table-cell office:value-type="float" office:value="1.00075" calcext:value-type="float">
            <text:p>1.00075</text:p>
          </table:table-cell>
          <table:table-cell office:value-type="float" office:value="0.000000440077" calcext:value-type="float">
            <text:p>0.000000440077</text:p>
          </table:table-cell>
          <table:table-cell office:value-type="float" office:value="0.00000110044" calcext:value-type="float">
            <text:p>0.000001100440</text:p>
          </table:table-cell>
          <table:table-cell table:style-name="ce2" office:value-type="float" office:value="0.00000154052" calcext:value-type="float">
            <text:p>1.54E-006</text:p>
          </table:table-cell>
          <table:table-cell table:number-columns-repeated="2"/>
        </table:table-row>
        <table:table-row table:style-name="ro2">
          <table:table-cell office:value-type="float" office:value="15.723" calcext:value-type="float">
            <text:p>15.723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0.00000121432" calcext:value-type="float">
            <text:p>0.000001214320</text:p>
          </table:table-cell>
          <table:table-cell office:value-type="float" office:value="0.00000201332" calcext:value-type="float">
            <text:p>0.000002013320</text:p>
          </table:table-cell>
          <table:table-cell table:style-name="ce2" office:value-type="float" office:value="0.00000322764" calcext:value-type="float">
            <text:p>3.23E-006</text:p>
          </table:table-cell>
          <table:table-cell/>
          <table:table-cell office:value-type="float" office:value="8.481" calcext:value-type="float">
            <text:p>8.481</text:p>
          </table:table-cell>
          <table:table-cell office:value-type="float" office:value="1.00075" calcext:value-type="float">
            <text:p>1.00075</text:p>
          </table:table-cell>
          <table:table-cell office:value-type="float" office:value="0.000000434187" calcext:value-type="float">
            <text:p>0.000000434187</text:p>
          </table:table-cell>
          <table:table-cell office:value-type="float" office:value="0.00000111444" calcext:value-type="float">
            <text:p>0.000001114440</text:p>
          </table:table-cell>
          <table:table-cell table:style-name="ce2" office:value-type="float" office:value="0.00000154863" calcext:value-type="float">
            <text:p>1.55E-006</text:p>
          </table:table-cell>
          <table:table-cell table:number-columns-repeated="2"/>
        </table:table-row>
        <table:table-row table:style-name="ro2">
          <table:table-cell office:value-type="float" office:value="16.064" calcext:value-type="float">
            <text:p>16.064</text:p>
          </table:table-cell>
          <table:table-cell office:value-type="float" office:value="1.00096" calcext:value-type="float">
            <text:p>1.00096</text:p>
          </table:table-cell>
          <table:table-cell office:value-type="float" office:value="0.00000119929" calcext:value-type="float">
            <text:p>0.000001199290</text:p>
          </table:table-cell>
          <table:table-cell office:value-type="float" office:value="0.00000203338" calcext:value-type="float">
            <text:p>0.000002033380</text:p>
          </table:table-cell>
          <table:table-cell table:style-name="ce2" office:value-type="float" office:value="0.00000323267" calcext:value-type="float">
            <text:p>3.23E-006</text:p>
          </table:table-cell>
          <table:table-cell/>
          <table:table-cell office:value-type="float" office:value="8.688" calcext:value-type="float">
            <text:p>8.688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0429679" calcext:value-type="float">
            <text:p>0.000000429679</text:p>
          </table:table-cell>
          <table:table-cell office:value-type="float" office:value="0.00000112792" calcext:value-type="float">
            <text:p>0.000001127920</text:p>
          </table:table-cell>
          <table:table-cell table:style-name="ce2" office:value-type="float" office:value="0.0000015576" calcext:value-type="float">
            <text:p>1.56E-006</text:p>
          </table:table-cell>
          <table:table-cell table:number-columns-repeated="2"/>
        </table:table-row>
        <table:table-row table:style-name="ro2">
          <table:table-cell office:value-type="float" office:value="16.406" calcext:value-type="float">
            <text:p>16.406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118487" calcext:value-type="float">
            <text:p>0.000001184870</text:p>
          </table:table-cell>
          <table:table-cell office:value-type="float" office:value="0.00000205268" calcext:value-type="float">
            <text:p>0.000002052680</text:p>
          </table:table-cell>
          <table:table-cell table:style-name="ce2" office:value-type="float" office:value="0.00000323755" calcext:value-type="float">
            <text:p>3.24E-006</text:p>
          </table:table-cell>
          <table:table-cell/>
          <table:table-cell office:value-type="float" office:value="8.895" calcext:value-type="float">
            <text:p>8.895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0424257" calcext:value-type="float">
            <text:p>0.000000424257</text:p>
          </table:table-cell>
          <table:table-cell office:value-type="float" office:value="0.00000114086" calcext:value-type="float">
            <text:p>0.000001140860</text:p>
          </table:table-cell>
          <table:table-cell table:style-name="ce2" office:value-type="float" office:value="0.00000156511" calcext:value-type="float">
            <text:p>1.57E-006</text:p>
          </table:table-cell>
          <table:table-cell table:number-columns-repeated="2"/>
        </table:table-row>
        <table:table-row table:style-name="ro2">
          <table:table-cell office:value-type="float" office:value="16.748" calcext:value-type="float">
            <text:p>16.748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117081" calcext:value-type="float">
            <text:p>0.000001170810</text:p>
          </table:table-cell>
          <table:table-cell office:value-type="float" office:value="0.00000207138" calcext:value-type="float">
            <text:p>0.000002071380</text:p>
          </table:table-cell>
          <table:table-cell table:style-name="ce2" office:value-type="float" office:value="0.00000324219" calcext:value-type="float">
            <text:p>3.24E-006</text:p>
          </table:table-cell>
          <table:table-cell/>
          <table:table-cell office:value-type="float" office:value="9.101" calcext:value-type="float">
            <text:p>9.101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420168" calcext:value-type="float">
            <text:p>0.000000420168</text:p>
          </table:table-cell>
          <table:table-cell office:value-type="float" office:value="0.0000011533" calcext:value-type="float">
            <text:p>0.000001153300</text:p>
          </table:table-cell>
          <table:table-cell table:style-name="ce2" office:value-type="float" office:value="0.00000157347" calcext:value-type="float">
            <text:p>1.57E-006</text:p>
          </table:table-cell>
          <table:table-cell table:number-columns-repeated="2"/>
        </table:table-row>
        <table:table-row table:style-name="ro2">
          <table:table-cell office:value-type="float" office:value="17.09" calcext:value-type="float">
            <text:p>17.09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115717" calcext:value-type="float">
            <text:p>0.000001157170</text:p>
          </table:table-cell>
          <table:table-cell office:value-type="float" office:value="0.00000208952" calcext:value-type="float">
            <text:p>0.000002089520</text:p>
          </table:table-cell>
          <table:table-cell table:style-name="ce2" office:value-type="float" office:value="0.00000324669" calcext:value-type="float">
            <text:p>3.25E-006</text:p>
          </table:table-cell>
          <table:table-cell/>
          <table:table-cell office:value-type="float" office:value="9.308" calcext:value-type="float">
            <text:p>9.308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415248" calcext:value-type="float">
            <text:p>0.000000415248</text:p>
          </table:table-cell>
          <table:table-cell office:value-type="float" office:value="0.00000116527" calcext:value-type="float">
            <text:p>0.000001165270</text:p>
          </table:table-cell>
          <table:table-cell table:style-name="ce2" office:value-type="float" office:value="0.00000158051" calcext:value-type="float">
            <text:p>1.58E-006</text:p>
          </table:table-cell>
          <table:table-cell table:number-columns-repeated="2"/>
        </table:table-row>
        <table:table-row table:style-name="ro2">
          <table:table-cell office:value-type="float" office:value="17.432" calcext:value-type="float">
            <text:p>17.432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0.00000114385" calcext:value-type="float">
            <text:p>0.000001143850</text:p>
          </table:table-cell>
          <table:table-cell office:value-type="float" office:value="0.00000210711" calcext:value-type="float">
            <text:p>0.000002107110</text:p>
          </table:table-cell>
          <table:table-cell table:style-name="ce2" office:value-type="float" office:value="0.00000325095" calcext:value-type="float">
            <text:p>3.25E-006</text:p>
          </table:table-cell>
          <table:table-cell/>
          <table:table-cell office:value-type="float" office:value="9.515" calcext:value-type="float">
            <text:p>9.515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0.000000411743" calcext:value-type="float">
            <text:p>0.000000411743</text:p>
          </table:table-cell>
          <table:table-cell office:value-type="float" office:value="0.00000117652" calcext:value-type="float">
            <text:p>0.000001176520</text:p>
          </table:table-cell>
          <table:table-cell table:style-name="ce2" office:value-type="float" office:value="0.00000158826" calcext:value-type="float">
            <text:p>1.59E-006</text:p>
          </table:table-cell>
          <table:table-cell table:number-columns-repeated="2"/>
        </table:table-row>
        <table:table-row table:style-name="ro2">
          <table:table-cell office:value-type="float" office:value="17.773" calcext:value-type="float">
            <text:p>17.773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0.00000113046" calcext:value-type="float">
            <text:p>0.000001130460</text:p>
          </table:table-cell>
          <table:table-cell office:value-type="float" office:value="0.00000212413" calcext:value-type="float">
            <text:p>0.000002124130</text:p>
          </table:table-cell>
          <table:table-cell table:style-name="ce2" office:value-type="float" office:value="0.00000325459" calcext:value-type="float">
            <text:p>3.25E-006</text:p>
          </table:table-cell>
          <table:table-cell/>
          <table:table-cell office:value-type="float" office:value="9.722" calcext:value-type="float">
            <text:p>9.722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0.000000407772" calcext:value-type="float">
            <text:p>0.000000407772</text:p>
          </table:table-cell>
          <table:table-cell office:value-type="float" office:value="0.00000118705" calcext:value-type="float">
            <text:p>0.000001187050</text:p>
          </table:table-cell>
          <table:table-cell table:style-name="ce2" office:value-type="float" office:value="0.00000159482" calcext:value-type="float">
            <text:p>1.59E-006</text:p>
          </table:table-cell>
          <table:table-cell table:number-columns-repeated="2"/>
        </table:table-row>
        <table:table-row table:style-name="ro2">
          <table:table-cell office:value-type="float" office:value="18.115" calcext:value-type="float">
            <text:p>18.115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0.00000111789" calcext:value-type="float">
            <text:p>0.000001117890</text:p>
          </table:table-cell>
          <table:table-cell office:value-type="float" office:value="0.00000214072" calcext:value-type="float">
            <text:p>0.000002140720</text:p>
          </table:table-cell>
          <table:table-cell table:style-name="ce2" office:value-type="float" office:value="0.0000032586" calcext:value-type="float">
            <text:p>3.26E-006</text:p>
          </table:table-cell>
          <table:table-cell/>
          <table:table-cell office:value-type="float" office:value="9.929" calcext:value-type="float">
            <text:p>9.929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0.000000404964" calcext:value-type="float">
            <text:p>0.000000404964</text:p>
          </table:table-cell>
          <table:table-cell office:value-type="float" office:value="0.00000119708" calcext:value-type="float">
            <text:p>0.000001197080</text:p>
          </table:table-cell>
          <table:table-cell table:style-name="ce2" office:value-type="float" office:value="0.00000160205" calcext:value-type="float">
            <text:p>1.60E-006</text:p>
          </table:table-cell>
          <table:table-cell table:number-columns-repeated="2"/>
        </table:table-row>
        <table:table-row table:style-name="ro2">
          <table:table-cell office:value-type="float" office:value="18.457" calcext:value-type="float">
            <text:p>18.457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0.00000110567" calcext:value-type="float">
            <text:p>0.000001105670</text:p>
          </table:table-cell>
          <table:table-cell office:value-type="float" office:value="0.00000215686" calcext:value-type="float">
            <text:p>0.000002156860</text:p>
          </table:table-cell>
          <table:table-cell table:style-name="ce2" office:value-type="float" office:value="0.00000326254" calcext:value-type="float">
            <text:p>3.26E-006</text:p>
          </table:table-cell>
          <table:table-cell/>
          <table:table-cell office:value-type="float" office:value="10.136" calcext:value-type="float">
            <text:p>10.136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402216" calcext:value-type="float">
            <text:p>0.000000402216</text:p>
          </table:table-cell>
          <table:table-cell office:value-type="float" office:value="0.00000120679" calcext:value-type="float">
            <text:p>0.000001206790</text:p>
          </table:table-cell>
          <table:table-cell table:style-name="ce2" office:value-type="float" office:value="0.000001609" calcext:value-type="float">
            <text:p>1.61E-006</text:p>
          </table:table-cell>
          <table:table-cell table:number-columns-repeated="2"/>
        </table:table-row>
        <table:table-row table:style-name="ro2">
          <table:table-cell office:value-type="float" office:value="18.799" calcext:value-type="float">
            <text:p>18.799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0.00000109363" calcext:value-type="float">
            <text:p>0.000001093630</text:p>
          </table:table-cell>
          <table:table-cell office:value-type="float" office:value="0.00000217266" calcext:value-type="float">
            <text:p>0.000002172660</text:p>
          </table:table-cell>
          <table:table-cell table:style-name="ce2" office:value-type="float" office:value="0.00000326629" calcext:value-type="float">
            <text:p>3.27E-006</text:p>
          </table:table-cell>
          <table:table-cell/>
          <table:table-cell office:value-type="float" office:value="10.343" calcext:value-type="float">
            <text:p>10.343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398699" calcext:value-type="float">
            <text:p>0.000000398699</text:p>
          </table:table-cell>
          <table:table-cell office:value-type="float" office:value="0.0000012162" calcext:value-type="float">
            <text:p>0.000001216200</text:p>
          </table:table-cell>
          <table:table-cell table:style-name="ce2" office:value-type="float" office:value="0.0000016149" calcext:value-type="float">
            <text:p>1.61E-006</text:p>
          </table:table-cell>
          <table:table-cell table:number-columns-repeated="2"/>
        </table:table-row>
        <table:table-row table:style-name="ro2">
          <table:table-cell office:value-type="float" office:value="19.141" calcext:value-type="float">
            <text:p>19.141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0.00000108178" calcext:value-type="float">
            <text:p>0.000001081780</text:p>
          </table:table-cell>
          <table:table-cell office:value-type="float" office:value="0.00000218816" calcext:value-type="float">
            <text:p>0.000002188160</text:p>
          </table:table-cell>
          <table:table-cell table:style-name="ce2" office:value-type="float" office:value="0.00000326994" calcext:value-type="float">
            <text:p>3.27E-006</text:p>
          </table:table-cell>
          <table:table-cell/>
          <table:table-cell office:value-type="float" office:value="10.549" calcext:value-type="float">
            <text:p>10.549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396093" calcext:value-type="float">
            <text:p>0.000000396093</text:p>
          </table:table-cell>
          <table:table-cell office:value-type="float" office:value="0.00000122531" calcext:value-type="float">
            <text:p>0.000001225310</text:p>
          </table:table-cell>
          <table:table-cell table:style-name="ce2" office:value-type="float" office:value="0.0000016214" calcext:value-type="float">
            <text:p>1.62E-006</text:p>
          </table:table-cell>
          <table:table-cell table:number-columns-repeated="2"/>
        </table:table-row>
        <table:table-row table:style-name="ro2">
          <table:table-cell office:value-type="float" office:value="19.482" calcext:value-type="float">
            <text:p>19.482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0.00000107017" calcext:value-type="float">
            <text:p>0.000001070170</text:p>
          </table:table-cell>
          <table:table-cell office:value-type="float" office:value="0.00000220327" calcext:value-type="float">
            <text:p>0.000002203270</text:p>
          </table:table-cell>
          <table:table-cell table:style-name="ce2" office:value-type="float" office:value="0.00000327343" calcext:value-type="float">
            <text:p>3.27E-006</text:p>
          </table:table-cell>
          <table:table-cell/>
          <table:table-cell office:value-type="float" office:value="10.756" calcext:value-type="float">
            <text:p>10.756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392709" calcext:value-type="float">
            <text:p>0.000000392709</text:p>
          </table:table-cell>
          <table:table-cell office:value-type="float" office:value="0.00000123421" calcext:value-type="float">
            <text:p>0.000001234210</text:p>
          </table:table-cell>
          <table:table-cell table:style-name="ce2" office:value-type="float" office:value="0.00000162692" calcext:value-type="float">
            <text:p>1.63E-006</text:p>
          </table:table-cell>
          <table:table-cell table:number-columns-repeated="2"/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0.00000105876" calcext:value-type="float">
            <text:p>0.000001058760</text:p>
          </table:table-cell>
          <table:table-cell office:value-type="float" office:value="0.00000221804" calcext:value-type="float">
            <text:p>0.000002218040</text:p>
          </table:table-cell>
          <table:table-cell table:style-name="ce2" office:value-type="float" office:value="0.0000032768" calcext:value-type="float">
            <text:p>3.28E-006</text:p>
          </table:table-cell>
          <table:table-cell/>
          <table:table-cell office:value-type="float" office:value="10.963" calcext:value-type="float">
            <text:p>10.963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390106" calcext:value-type="float">
            <text:p>0.000000390106</text:p>
          </table:table-cell>
          <table:table-cell office:value-type="float" office:value="0.00000124291" calcext:value-type="float">
            <text:p>0.000001242910</text:p>
          </table:table-cell>
          <table:table-cell table:style-name="ce2" office:value-type="float" office:value="0.00000163301" calcext:value-type="float">
            <text:p>1.63E-006</text:p>
          </table:table-cell>
          <table:table-cell table:number-columns-repeated="2"/>
        </table:table-row>
        <table:table-row table:style-name="ro2">
          <table:table-cell office:value-type="float" office:value="20.166" calcext:value-type="float">
            <text:p>20.166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00000104725" calcext:value-type="float">
            <text:p>0.000001047250</text:p>
          </table:table-cell>
          <table:table-cell office:value-type="float" office:value="0.00000223241" calcext:value-type="float">
            <text:p>0.000002232410</text:p>
          </table:table-cell>
          <table:table-cell table:style-name="ce2" office:value-type="float" office:value="0.00000327966" calcext:value-type="float">
            <text:p>3.28E-006</text:p>
          </table:table-cell>
          <table:table-cell/>
          <table:table-cell office:value-type="float" office:value="11.17" calcext:value-type="float">
            <text:p>11.17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38675" calcext:value-type="float">
            <text:p>0.000000386750</text:p>
          </table:table-cell>
          <table:table-cell office:value-type="float" office:value="0.00000125143" calcext:value-type="float">
            <text:p>0.000001251430</text:p>
          </table:table-cell>
          <table:table-cell table:style-name="ce2" office:value-type="float" office:value="0.00000163818" calcext:value-type="float">
            <text:p>1.64E-006</text:p>
          </table:table-cell>
          <table:table-cell table:number-columns-repeated="2"/>
        </table:table-row>
        <table:table-row table:style-name="ro2">
          <table:table-cell office:value-type="float" office:value="20.508" calcext:value-type="float">
            <text:p>20.508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00000103639" calcext:value-type="float">
            <text:p>0.000001036390</text:p>
          </table:table-cell>
          <table:table-cell office:value-type="float" office:value="0.00000224645" calcext:value-type="float">
            <text:p>0.000002246450</text:p>
          </table:table-cell>
          <table:table-cell table:style-name="ce2" office:value-type="float" office:value="0.00000328284" calcext:value-type="float">
            <text:p>3.28E-006</text:p>
          </table:table-cell>
          <table:table-cell/>
          <table:table-cell office:value-type="float" office:value="11.377" calcext:value-type="float">
            <text:p>11.377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384154" calcext:value-type="float">
            <text:p>0.000000384154</text:p>
          </table:table-cell>
          <table:table-cell office:value-type="float" office:value="0.00000125974" calcext:value-type="float">
            <text:p>0.000001259740</text:p>
          </table:table-cell>
          <table:table-cell table:style-name="ce2" office:value-type="float" office:value="0.0000016439" calcext:value-type="float">
            <text:p>1.64E-006</text:p>
          </table:table-cell>
          <table:table-cell table:number-columns-repeated="2"/>
        </table:table-row>
        <table:table-row table:style-name="ro2">
          <table:table-cell office:value-type="float" office:value="20.849" calcext:value-type="float">
            <text:p>20.849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00000102579" calcext:value-type="float">
            <text:p>0.000001025790</text:p>
          </table:table-cell>
          <table:table-cell office:value-type="float" office:value="0.00000226014" calcext:value-type="float">
            <text:p>0.000002260140</text:p>
          </table:table-cell>
          <table:table-cell table:style-name="ce2" office:value-type="float" office:value="0.00000328593" calcext:value-type="float">
            <text:p>3.29E-006</text:p>
          </table:table-cell>
          <table:table-cell/>
          <table:table-cell office:value-type="float" office:value="11.584" calcext:value-type="float">
            <text:p>11.584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380854" calcext:value-type="float">
            <text:p>0.000000380854</text:p>
          </table:table-cell>
          <table:table-cell office:value-type="float" office:value="0.00000126786" calcext:value-type="float">
            <text:p>0.000001267860</text:p>
          </table:table-cell>
          <table:table-cell table:style-name="ce2" office:value-type="float" office:value="0.00000164871" calcext:value-type="float">
            <text:p>1.65E-006</text:p>
          </table:table-cell>
          <table:table-cell table:number-columns-repeated="2"/>
        </table:table-row>
        <table:table-row table:style-name="ro2">
          <table:table-cell office:value-type="float" office:value="21.191" calcext:value-type="float">
            <text:p>21.191</text:p>
          </table:table-cell>
          <table:table-cell office:value-type="float" office:value="1.0009" calcext:value-type="float">
            <text:p>1.0009</text:p>
          </table:table-cell>
          <table:table-cell office:value-type="float" office:value="0.0000010154" calcext:value-type="float">
            <text:p>0.000001015400</text:p>
          </table:table-cell>
          <table:table-cell office:value-type="float" office:value="0.0000022735" calcext:value-type="float">
            <text:p>0.000002273500</text:p>
          </table:table-cell>
          <table:table-cell table:style-name="ce2" office:value-type="float" office:value="0.0000032889" calcext:value-type="float">
            <text:p>3.29E-006</text:p>
          </table:table-cell>
          <table:table-cell/>
          <table:table-cell office:value-type="float" office:value="11.791" calcext:value-type="float">
            <text:p>11.791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378312" calcext:value-type="float">
            <text:p>0.000000378312</text:p>
          </table:table-cell>
          <table:table-cell office:value-type="float" office:value="0.00000127578" calcext:value-type="float">
            <text:p>0.000001275780</text:p>
          </table:table-cell>
          <table:table-cell table:style-name="ce2" office:value-type="float" office:value="0.00000165409" calcext:value-type="float">
            <text:p>1.65E-006</text:p>
          </table:table-cell>
          <table:table-cell table:number-columns-repeated="2"/>
        </table:table-row>
        <table:table-row table:style-name="ro2">
          <table:table-cell office:value-type="float" office:value="21.533" calcext:value-type="float">
            <text:p>21.533</text:p>
          </table:table-cell>
          <table:table-cell office:value-type="float" office:value="1.0009" calcext:value-type="float">
            <text:p>1.0009</text:p>
          </table:table-cell>
          <table:table-cell office:value-type="float" office:value="0.00000100523" calcext:value-type="float">
            <text:p>0.000001005230</text:p>
          </table:table-cell>
          <table:table-cell office:value-type="float" office:value="0.00000228655" calcext:value-type="float">
            <text:p>0.000002286550</text:p>
          </table:table-cell>
          <table:table-cell table:style-name="ce2" office:value-type="float" office:value="0.00000329178" calcext:value-type="float">
            <text:p>3.29E-006</text:p>
          </table:table-cell>
          <table:table-cell/>
          <table:table-cell office:value-type="float" office:value="11.997" calcext:value-type="float">
            <text:p>11.997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375165" calcext:value-type="float">
            <text:p>0.000000375165</text:p>
          </table:table-cell>
          <table:table-cell office:value-type="float" office:value="0.00000128348" calcext:value-type="float">
            <text:p>0.000001283480</text:p>
          </table:table-cell>
          <table:table-cell table:style-name="ce2" office:value-type="float" office:value="0.00000165864" calcext:value-type="float">
            <text:p>1.66E-006</text:p>
          </table:table-cell>
          <table:table-cell table:number-columns-repeated="2"/>
        </table:table-row>
        <table:table-row table:style-name="ro2">
          <table:table-cell office:value-type="float" office:value="21.875" calcext:value-type="float">
            <text:p>21.875</text:p>
          </table:table-cell>
          <table:table-cell office:value-type="float" office:value="1.0009" calcext:value-type="float">
            <text:p>1.0009</text:p>
          </table:table-cell>
          <table:table-cell office:value-type="float" office:value="0.000000995287" calcext:value-type="float">
            <text:p>0.000000995287</text:p>
          </table:table-cell>
          <table:table-cell office:value-type="float" office:value="0.00000229931" calcext:value-type="float">
            <text:p>0.000002299310</text:p>
          </table:table-cell>
          <table:table-cell table:style-name="ce2" office:value-type="float" office:value="0.00000329459" calcext:value-type="float">
            <text:p>3.29E-006</text:p>
          </table:table-cell>
          <table:table-cell/>
          <table:table-cell office:value-type="float" office:value="12.204" calcext:value-type="float">
            <text:p>12.204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37266" calcext:value-type="float">
            <text:p>0.000000372660</text:p>
          </table:table-cell>
          <table:table-cell office:value-type="float" office:value="0.00000129101" calcext:value-type="float">
            <text:p>0.000001291010</text:p>
          </table:table-cell>
          <table:table-cell table:style-name="ce2" office:value-type="float" office:value="0.00000166367" calcext:value-type="float">
            <text:p>1.66E-006</text:p>
          </table:table-cell>
          <table:table-cell table:number-columns-repeated="2"/>
        </table:table-row>
        <table:table-row table:style-name="ro2">
          <table:table-cell office:value-type="float" office:value="22.217" calcext:value-type="float">
            <text:p>22.217</text:p>
          </table:table-cell>
          <table:table-cell office:value-type="float" office:value="1.0009" calcext:value-type="float">
            <text:p>1.0009</text:p>
          </table:table-cell>
          <table:table-cell office:value-type="float" office:value="0.000000985178" calcext:value-type="float">
            <text:p>0.000000985178</text:p>
          </table:table-cell>
          <table:table-cell office:value-type="float" office:value="0.00000231176" calcext:value-type="float">
            <text:p>0.000002311760</text:p>
          </table:table-cell>
          <table:table-cell table:style-name="ce2" office:value-type="float" office:value="0.00000329693" calcext:value-type="float">
            <text:p>3.30E-006</text:p>
          </table:table-cell>
          <table:table-cell/>
          <table:table-cell office:value-type="float" office:value="12.411" calcext:value-type="float">
            <text:p>12.411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370197" calcext:value-type="float">
            <text:p>0.000000370197</text:p>
          </table:table-cell>
          <table:table-cell office:value-type="float" office:value="0.00000129834" calcext:value-type="float">
            <text:p>0.000001298340</text:p>
          </table:table-cell>
          <table:table-cell table:style-name="ce2" office:value-type="float" office:value="0.00000166853" calcext:value-type="float">
            <text:p>1.67E-006</text:p>
          </table:table-cell>
          <table:table-cell table:number-columns-repeated="2"/>
        </table:table-row>
        <table:table-row table:style-name="ro2">
          <table:table-cell office:value-type="float" office:value="22.558" calcext:value-type="float">
            <text:p>22.558</text:p>
          </table:table-cell>
          <table:table-cell office:value-type="float" office:value="1.00089" calcext:value-type="float">
            <text:p>1.00089</text:p>
          </table:table-cell>
          <table:table-cell office:value-type="float" office:value="0.000000975678" calcext:value-type="float">
            <text:p>0.000000975678</text:p>
          </table:table-cell>
          <table:table-cell office:value-type="float" office:value="0.00000232389" calcext:value-type="float">
            <text:p>0.000002323890</text:p>
          </table:table-cell>
          <table:table-cell table:style-name="ce2" office:value-type="float" office:value="0.00000329957" calcext:value-type="float">
            <text:p>3.30E-006</text:p>
          </table:table-cell>
          <table:table-cell/>
          <table:table-cell office:value-type="float" office:value="12.618" calcext:value-type="float">
            <text:p>12.618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367171" calcext:value-type="float">
            <text:p>0.000000367171</text:p>
          </table:table-cell>
          <table:table-cell office:value-type="float" office:value="0.00000130549" calcext:value-type="float">
            <text:p>0.000001305490</text:p>
          </table:table-cell>
          <table:table-cell table:style-name="ce2" office:value-type="float" office:value="0.00000167266" calcext:value-type="float">
            <text:p>1.67E-006</text:p>
          </table:table-cell>
          <table:table-cell table:number-columns-repeated="2"/>
        </table:table-row>
        <table:table-row table:style-name="ro2">
          <table:table-cell office:value-type="float" office:value="22.9" calcext:value-type="float">
            <text:p>22.9</text:p>
          </table:table-cell>
          <table:table-cell office:value-type="float" office:value="1.00089" calcext:value-type="float">
            <text:p>1.00089</text:p>
          </table:table-cell>
          <table:table-cell office:value-type="float" office:value="0.000000966363" calcext:value-type="float">
            <text:p>0.000000966363</text:p>
          </table:table-cell>
          <table:table-cell office:value-type="float" office:value="0.00000233578" calcext:value-type="float">
            <text:p>0.000002335780</text:p>
          </table:table-cell>
          <table:table-cell table:style-name="ce2" office:value-type="float" office:value="0.00000330214" calcext:value-type="float">
            <text:p>3.30E-006</text:p>
          </table:table-cell>
          <table:table-cell/>
          <table:table-cell office:value-type="float" office:value="12.825" calcext:value-type="float">
            <text:p>12.825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0364769" calcext:value-type="float">
            <text:p>0.000000364769</text:p>
          </table:table-cell>
          <table:table-cell office:value-type="float" office:value="0.00000131244" calcext:value-type="float">
            <text:p>0.000001312440</text:p>
          </table:table-cell>
          <table:table-cell table:style-name="ce2" office:value-type="float" office:value="0.00000167721" calcext:value-type="float">
            <text:p>1.68E-006</text:p>
          </table:table-cell>
          <table:table-cell table:number-columns-repeated="2"/>
        </table:table-row>
        <table:table-row table:style-name="ro2">
          <table:table-cell office:value-type="float" office:value="23.242" calcext:value-type="float">
            <text:p>23.242</text:p>
          </table:table-cell>
          <table:table-cell office:value-type="float" office:value="1.00089" calcext:value-type="float">
            <text:p>1.00089</text:p>
          </table:table-cell>
          <table:table-cell office:value-type="float" office:value="0.000000957214" calcext:value-type="float">
            <text:p>0.000000957214</text:p>
          </table:table-cell>
          <table:table-cell office:value-type="float" office:value="0.00000234741" calcext:value-type="float">
            <text:p>0.000002347410</text:p>
          </table:table-cell>
          <table:table-cell table:style-name="ce2" office:value-type="float" office:value="0.00000330462" calcext:value-type="float">
            <text:p>3.30E-006</text:p>
          </table:table-cell>
          <table:table-cell/>
          <table:table-cell office:value-type="float" office:value="13.032" calcext:value-type="float">
            <text:p>13.032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361932" calcext:value-type="float">
            <text:p>0.000000361932</text:p>
          </table:table-cell>
          <table:table-cell office:value-type="float" office:value="0.00000131915" calcext:value-type="float">
            <text:p>0.000001319150</text:p>
          </table:table-cell>
          <table:table-cell table:style-name="ce2" office:value-type="float" office:value="0.00000168108" calcext:value-type="float">
            <text:p>1.68E-006</text:p>
          </table:table-cell>
          <table:table-cell table:number-columns-repeated="2"/>
        </table:table-row>
        <table:table-row table:style-name="ro2">
          <table:table-cell office:value-type="float" office:value="23.584" calcext:value-type="float">
            <text:p>23.584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948304" calcext:value-type="float">
            <text:p>0.000000948304</text:p>
          </table:table-cell>
          <table:table-cell office:value-type="float" office:value="0.00000235877" calcext:value-type="float">
            <text:p>0.000002358770</text:p>
          </table:table-cell>
          <table:table-cell table:style-name="ce2" office:value-type="float" office:value="0.00000330707" calcext:value-type="float">
            <text:p>3.31E-006</text:p>
          </table:table-cell>
          <table:table-cell/>
          <table:table-cell office:value-type="float" office:value="13.238" calcext:value-type="float">
            <text:p>13.238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359768" calcext:value-type="float">
            <text:p>0.000000359768</text:p>
          </table:table-cell>
          <table:table-cell office:value-type="float" office:value="0.0000013256" calcext:value-type="float">
            <text:p>0.000001325600</text:p>
          </table:table-cell>
          <table:table-cell table:style-name="ce2" office:value-type="float" office:value="0.00000168537" calcext:value-type="float">
            <text:p>1.69E-006</text:p>
          </table:table-cell>
          <table:table-cell table:number-columns-repeated="2"/>
        </table:table-row>
        <table:table-row table:style-name="ro2">
          <table:table-cell office:value-type="float" office:value="23.926" calcext:value-type="float">
            <text:p>23.926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939496" calcext:value-type="float">
            <text:p>0.000000939496</text:p>
          </table:table-cell>
          <table:table-cell office:value-type="float" office:value="0.00000236991" calcext:value-type="float">
            <text:p>0.000002369910</text:p>
          </table:table-cell>
          <table:table-cell table:style-name="ce2" office:value-type="float" office:value="0.00000330941" calcext:value-type="float">
            <text:p>3.31E-006</text:p>
          </table:table-cell>
          <table:table-cell/>
          <table:table-cell office:value-type="float" office:value="13.445" calcext:value-type="float">
            <text:p>13.445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357095" calcext:value-type="float">
            <text:p>0.000000357095</text:p>
          </table:table-cell>
          <table:table-cell office:value-type="float" office:value="0.00000133192" calcext:value-type="float">
            <text:p>0.000001331920</text:p>
          </table:table-cell>
          <table:table-cell table:style-name="ce2" office:value-type="float" office:value="0.00000168901" calcext:value-type="float">
            <text:p>1.69E-006</text:p>
          </table:table-cell>
          <table:table-cell table:number-columns-repeated="2"/>
        </table:table-row>
        <table:table-row table:style-name="ro2">
          <table:table-cell office:value-type="float" office:value="24.267" calcext:value-type="float">
            <text:p>24.267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930488" calcext:value-type="float">
            <text:p>0.000000930488</text:p>
          </table:table-cell>
          <table:table-cell office:value-type="float" office:value="0.00000238088" calcext:value-type="float">
            <text:p>0.000002380880</text:p>
          </table:table-cell>
          <table:table-cell table:style-name="ce2" office:value-type="float" office:value="0.00000331137" calcext:value-type="float">
            <text:p>3.31E-006</text:p>
          </table:table-cell>
          <table:table-cell/>
          <table:table-cell office:value-type="float" office:value="13.652" calcext:value-type="float">
            <text:p>13.652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0354954" calcext:value-type="float">
            <text:p>0.000000354954</text:p>
          </table:table-cell>
          <table:table-cell office:value-type="float" office:value="0.00000133809" calcext:value-type="float">
            <text:p>0.000001338090</text:p>
          </table:table-cell>
          <table:table-cell table:style-name="ce2" office:value-type="float" office:value="0.00000169304" calcext:value-type="float">
            <text:p>1.69E-006</text:p>
          </table:table-cell>
          <table:table-cell table:number-columns-repeated="2"/>
        </table:table-row>
        <table:table-row table:style-name="ro2">
          <table:table-cell office:value-type="float" office:value="24.609" calcext:value-type="float">
            <text:p>24.609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921893" calcext:value-type="float">
            <text:p>0.000000921893</text:p>
          </table:table-cell>
          <table:table-cell office:value-type="float" office:value="0.00000239173" calcext:value-type="float">
            <text:p>0.000002391730</text:p>
          </table:table-cell>
          <table:table-cell table:style-name="ce2" office:value-type="float" office:value="0.00000331362" calcext:value-type="float">
            <text:p>3.31E-006</text:p>
          </table:table-cell>
          <table:table-cell/>
          <table:table-cell office:value-type="float" office:value="13.859" calcext:value-type="float">
            <text:p>13.859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0352376" calcext:value-type="float">
            <text:p>0.000000352376</text:p>
          </table:table-cell>
          <table:table-cell office:value-type="float" office:value="0.00000134409" calcext:value-type="float">
            <text:p>0.000001344090</text:p>
          </table:table-cell>
          <table:table-cell table:style-name="ce2" office:value-type="float" office:value="0.00000169647" calcext:value-type="float">
            <text:p>1.70E-006</text:p>
          </table:table-cell>
          <table:table-cell table:number-columns-repeated="2"/>
        </table:table-row>
        <table:table-row table:style-name="ro2">
          <table:table-cell office:value-type="float" office:value="24.951" calcext:value-type="float">
            <text:p>24.951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913388" calcext:value-type="float">
            <text:p>0.000000913388</text:p>
          </table:table-cell>
          <table:table-cell office:value-type="float" office:value="0.00000240241" calcext:value-type="float">
            <text:p>0.000002402410</text:p>
          </table:table-cell>
          <table:table-cell table:style-name="ce2" office:value-type="float" office:value="0.00000331579" calcext:value-type="float">
            <text:p>3.32E-006</text:p>
          </table:table-cell>
          <table:table-cell/>
          <table:table-cell office:value-type="float" office:value="14.066" calcext:value-type="float">
            <text:p>14.066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350384" calcext:value-type="float">
            <text:p>0.000000350384</text:p>
          </table:table-cell>
          <table:table-cell office:value-type="float" office:value="0.0000013499" calcext:value-type="float">
            <text:p>0.000001349900</text:p>
          </table:table-cell>
          <table:table-cell table:style-name="ce2" office:value-type="float" office:value="0.00000170028" calcext:value-type="float">
            <text:p>1.70E-006</text:p>
          </table:table-cell>
          <table:table-cell table:number-columns-repeated="2"/>
        </table:table-row>
        <table:table-row table:style-name="ro2">
          <table:table-cell office:value-type="float" office:value="25.293" calcext:value-type="float">
            <text:p>25.293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904944" calcext:value-type="float">
            <text:p>0.000000904944</text:p>
          </table:table-cell>
          <table:table-cell office:value-type="float" office:value="0.00000241295" calcext:value-type="float">
            <text:p>0.000002412950</text:p>
          </table:table-cell>
          <table:table-cell table:style-name="ce2" office:value-type="float" office:value="0.00000331789" calcext:value-type="float">
            <text:p>3.32E-006</text:p>
          </table:table-cell>
          <table:table-cell/>
          <table:table-cell office:value-type="float" office:value="14.273" calcext:value-type="float">
            <text:p>14.273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34797" calcext:value-type="float">
            <text:p>0.000000347970</text:p>
          </table:table-cell>
          <table:table-cell office:value-type="float" office:value="0.00000135553" calcext:value-type="float">
            <text:p>0.000001355530</text:p>
          </table:table-cell>
          <table:table-cell table:style-name="ce2" office:value-type="float" office:value="0.0000017035" calcext:value-type="float">
            <text:p>1.70E-006</text:p>
          </table:table-cell>
          <table:table-cell table:number-columns-repeated="2"/>
        </table:table-row>
        <table:table-row table:style-name="ro2">
          <table:table-cell office:value-type="float" office:value="25.635" calcext:value-type="float">
            <text:p>25.635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896578" calcext:value-type="float">
            <text:p>0.000000896578</text:p>
          </table:table-cell>
          <table:table-cell office:value-type="float" office:value="0.00000242336" calcext:value-type="float">
            <text:p>0.000002423360</text:p>
          </table:table-cell>
          <table:table-cell table:style-name="ce2" office:value-type="float" office:value="0.00000331994" calcext:value-type="float">
            <text:p>3.32E-006</text:p>
          </table:table-cell>
          <table:table-cell/>
          <table:table-cell office:value-type="float" office:value="14.48" calcext:value-type="float">
            <text:p>14.48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346085" calcext:value-type="float">
            <text:p>0.000000346085</text:p>
          </table:table-cell>
          <table:table-cell office:value-type="float" office:value="0.000001361" calcext:value-type="float">
            <text:p>0.000001361000</text:p>
          </table:table-cell>
          <table:table-cell table:style-name="ce2" office:value-type="float" office:value="0.00000170709" calcext:value-type="float">
            <text:p>1.71E-006</text:p>
          </table:table-cell>
          <table:table-cell table:number-columns-repeated="2"/>
        </table:table-row>
        <table:table-row table:style-name="ro2">
          <table:table-cell office:value-type="float" office:value="25.976" calcext:value-type="float">
            <text:p>25.976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888098" calcext:value-type="float">
            <text:p>0.000000888098</text:p>
          </table:table-cell>
          <table:table-cell office:value-type="float" office:value="0.00000243358" calcext:value-type="float">
            <text:p>0.000002433580</text:p>
          </table:table-cell>
          <table:table-cell table:style-name="ce2" office:value-type="float" office:value="0.00000332167" calcext:value-type="float">
            <text:p>3.32E-006</text:p>
          </table:table-cell>
          <table:table-cell/>
          <table:table-cell office:value-type="float" office:value="14.686" calcext:value-type="float">
            <text:p>14.686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344255" calcext:value-type="float">
            <text:p>0.000000344255</text:p>
          </table:table-cell>
          <table:table-cell office:value-type="float" office:value="0.0000013663" calcext:value-type="float">
            <text:p>0.000001366300</text:p>
          </table:table-cell>
          <table:table-cell table:style-name="ce2" office:value-type="float" office:value="0.00000171056" calcext:value-type="float">
            <text:p>1.71E-006</text:p>
          </table:table-cell>
          <table:table-cell table:number-columns-repeated="2"/>
        </table:table-row>
        <table:table-row table:style-name="ro2">
          <table:table-cell office:value-type="float" office:value="26.318" calcext:value-type="float">
            <text:p>26.318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879963" calcext:value-type="float">
            <text:p>0.000000879963</text:p>
          </table:table-cell>
          <table:table-cell office:value-type="float" office:value="0.00000244364" calcext:value-type="float">
            <text:p>0.000002443640</text:p>
          </table:table-cell>
          <table:table-cell table:style-name="ce2" office:value-type="float" office:value="0.0000033236" calcext:value-type="float">
            <text:p>3.32E-006</text:p>
          </table:table-cell>
          <table:table-cell/>
          <table:table-cell office:value-type="float" office:value="14.893" calcext:value-type="float">
            <text:p>14.893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342008" calcext:value-type="float">
            <text:p>0.000000342008</text:p>
          </table:table-cell>
          <table:table-cell office:value-type="float" office:value="0.0000013715" calcext:value-type="float">
            <text:p>0.000001371500</text:p>
          </table:table-cell>
          <table:table-cell table:style-name="ce2" office:value-type="float" office:value="0.00000171351" calcext:value-type="float">
            <text:p>1.71E-006</text:p>
          </table:table-cell>
          <table:table-cell table:number-columns-repeated="2"/>
        </table:table-row>
        <table:table-row table:style-name="ro2">
          <table:table-cell office:value-type="float" office:value="26.66" calcext:value-type="float">
            <text:p>26.66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0871965" calcext:value-type="float">
            <text:p>0.000000871965</text:p>
          </table:table-cell>
          <table:table-cell office:value-type="float" office:value="0.00000245354" calcext:value-type="float">
            <text:p>0.000002453540</text:p>
          </table:table-cell>
          <table:table-cell table:style-name="ce2" office:value-type="float" office:value="0.0000033255" calcext:value-type="float">
            <text:p>3.33E-006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340221" calcext:value-type="float">
            <text:p>0.000000340221</text:p>
          </table:table-cell>
          <table:table-cell office:value-type="float" office:value="0.00000137656" calcext:value-type="float">
            <text:p>0.000001376560</text:p>
          </table:table-cell>
          <table:table-cell table:style-name="ce2" office:value-type="float" office:value="0.00000171678" calcext:value-type="float">
            <text:p>1.72E-006</text:p>
          </table:table-cell>
          <table:table-cell table:number-columns-repeated="2"/>
        </table:table-row>
        <table:table-row table:style-name="ro2">
          <table:table-cell office:value-type="float" office:value="27.002" calcext:value-type="float">
            <text:p>27.002</text:p>
          </table:table-cell>
          <table:table-cell office:value-type="float" office:value="1.00087" calcext:value-type="float">
            <text:p>1.00087</text:p>
          </table:table-cell>
          <table:table-cell office:value-type="float" office:value="0.000000864131" calcext:value-type="float">
            <text:p>0.000000864131</text:p>
          </table:table-cell>
          <table:table-cell office:value-type="float" office:value="0.00000246324" calcext:value-type="float">
            <text:p>0.000002463240</text:p>
          </table:table-cell>
          <table:table-cell table:style-name="ce2" office:value-type="float" office:value="0.00000332737" calcext:value-type="float">
            <text:p>3.33E-006</text:p>
          </table:table-cell>
          <table:table-cell/>
          <table:table-cell office:value-type="float" office:value="15.307" calcext:value-type="float">
            <text:p>15.307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33808" calcext:value-type="float">
            <text:p>0.000000338080</text:p>
          </table:table-cell>
          <table:table-cell office:value-type="float" office:value="0.0000013815" calcext:value-type="float">
            <text:p>0.000001381500</text:p>
          </table:table-cell>
          <table:table-cell table:style-name="ce2" office:value-type="float" office:value="0.00000171957" calcext:value-type="float">
            <text:p>1.72E-006</text:p>
          </table:table-cell>
          <table:table-cell table:number-columns-repeated="2"/>
        </table:table-row>
        <table:table-row table:style-name="ro2">
          <table:table-cell office:value-type="float" office:value="27.344" calcext:value-type="float">
            <text:p>27.344</text:p>
          </table:table-cell>
          <table:table-cell office:value-type="float" office:value="1.00087" calcext:value-type="float">
            <text:p>1.00087</text:p>
          </table:table-cell>
          <table:table-cell office:value-type="float" office:value="0.000000856432" calcext:value-type="float">
            <text:p>0.000000856432</text:p>
          </table:table-cell>
          <table:table-cell office:value-type="float" office:value="0.00000247274" calcext:value-type="float">
            <text:p>0.000002472740</text:p>
          </table:table-cell>
          <table:table-cell table:style-name="ce2" office:value-type="float" office:value="0.00000332917" calcext:value-type="float">
            <text:p>3.33E-006</text:p>
          </table:table-cell>
          <table:table-cell/>
          <table:table-cell office:value-type="float" office:value="15.514" calcext:value-type="float">
            <text:p>15.514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336339" calcext:value-type="float">
            <text:p>0.000000336339</text:p>
          </table:table-cell>
          <table:table-cell office:value-type="float" office:value="0.00000138633" calcext:value-type="float">
            <text:p>0.000001386330</text:p>
          </table:table-cell>
          <table:table-cell table:style-name="ce2" office:value-type="float" office:value="0.00000172267" calcext:value-type="float">
            <text:p>1.72E-006</text:p>
          </table:table-cell>
          <table:table-cell table:number-columns-repeated="2"/>
        </table:table-row>
        <table:table-row table:style-name="ro2">
          <table:table-cell office:value-type="float" office:value="27.685" calcext:value-type="float">
            <text:p>27.685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0.000000848939" calcext:value-type="float">
            <text:p>0.000000848939</text:p>
          </table:table-cell>
          <table:table-cell office:value-type="float" office:value="0.00000248199" calcext:value-type="float">
            <text:p>0.000002481990</text:p>
          </table:table-cell>
          <table:table-cell table:style-name="ce2" office:value-type="float" office:value="0.00000333093" calcext:value-type="float">
            <text:p>3.33E-006</text:p>
          </table:table-cell>
          <table:table-cell/>
          <table:table-cell office:value-type="float" office:value="15.721" calcext:value-type="float">
            <text:p>15.721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334223" calcext:value-type="float">
            <text:p>0.000000334223</text:p>
          </table:table-cell>
          <table:table-cell office:value-type="float" office:value="0.00000139109" calcext:value-type="float">
            <text:p>0.000001391090</text:p>
          </table:table-cell>
          <table:table-cell table:style-name="ce2" office:value-type="float" office:value="0.00000172532" calcext:value-type="float">
            <text:p>1.73E-006</text:p>
          </table:table-cell>
          <table:table-cell table:number-columns-repeated="2"/>
        </table:table-row>
        <table:table-row table:style-name="ro2">
          <table:table-cell office:value-type="float" office:value="28.027" calcext:value-type="float">
            <text:p>28.027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841751" calcext:value-type="float">
            <text:p>0.000000841751</text:p>
          </table:table-cell>
          <table:table-cell office:value-type="float" office:value="0.0000024909" calcext:value-type="float">
            <text:p>0.000002490900</text:p>
          </table:table-cell>
          <table:table-cell table:style-name="ce2" office:value-type="float" office:value="0.00000333265" calcext:value-type="float">
            <text:p>3.33E-006</text:p>
          </table:table-cell>
          <table:table-cell/>
          <table:table-cell office:value-type="float" office:value="15.928" calcext:value-type="float">
            <text:p>15.928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332458" calcext:value-type="float">
            <text:p>0.000000332458</text:p>
          </table:table-cell>
          <table:table-cell office:value-type="float" office:value="0.00000139579" calcext:value-type="float">
            <text:p>0.000001395790</text:p>
          </table:table-cell>
          <table:table-cell table:style-name="ce2" office:value-type="float" office:value="0.00000172824" calcext:value-type="float">
            <text:p>1.73E-006</text:p>
          </table:table-cell>
          <table:table-cell table:number-columns-repeated="2"/>
        </table:table-row>
        <table:table-row table:style-name="ro2">
          <table:table-cell office:value-type="float" office:value="28.369" calcext:value-type="float">
            <text:p>28.369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834885" calcext:value-type="float">
            <text:p>0.000000834885</text:p>
          </table:table-cell>
          <table:table-cell office:value-type="float" office:value="0.00000249922" calcext:value-type="float">
            <text:p>0.000002499220</text:p>
          </table:table-cell>
          <table:table-cell table:style-name="ce2" office:value-type="float" office:value="0.0000033341" calcext:value-type="float">
            <text:p>3.33E-006</text:p>
          </table:table-cell>
          <table:table-cell/>
          <table:table-cell office:value-type="float" office:value="16.134" calcext:value-type="float">
            <text:p>16.134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330361" calcext:value-type="float">
            <text:p>0.000000330361</text:p>
          </table:table-cell>
          <table:table-cell office:value-type="float" office:value="0.00000140039" calcext:value-type="float">
            <text:p>0.000001400390</text:p>
          </table:table-cell>
          <table:table-cell table:style-name="ce2" office:value-type="float" office:value="0.00000173075" calcext:value-type="float">
            <text:p>1.73E-006</text:p>
          </table:table-cell>
          <table:table-cell table:number-columns-repeated="2"/>
        </table:table-row>
        <table:table-row table:style-name="ro2">
          <table:table-cell office:value-type="float" office:value="28.711" calcext:value-type="float">
            <text:p>28.711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828658" calcext:value-type="float">
            <text:p>0.000000828658</text:p>
          </table:table-cell>
          <table:table-cell office:value-type="float" office:value="0.00000250709" calcext:value-type="float">
            <text:p>0.000002507090</text:p>
          </table:table-cell>
          <table:table-cell table:style-name="ce2" office:value-type="float" office:value="0.00000333574" calcext:value-type="float">
            <text:p>3.34E-006</text:p>
          </table:table-cell>
          <table:table-cell/>
          <table:table-cell office:value-type="float" office:value="16.341" calcext:value-type="float">
            <text:p>16.341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328599" calcext:value-type="float">
            <text:p>0.000000328599</text:p>
          </table:table-cell>
          <table:table-cell office:value-type="float" office:value="0.00000140492" calcext:value-type="float">
            <text:p>0.000001404920</text:p>
          </table:table-cell>
          <table:table-cell table:style-name="ce2" office:value-type="float" office:value="0.00000173352" calcext:value-type="float">
            <text:p>1.73E-006</text:p>
          </table:table-cell>
          <table:table-cell table:number-columns-repeated="2"/>
        </table:table-row>
        <table:table-row table:style-name="ro2">
          <table:table-cell office:value-type="float" office:value="29.053" calcext:value-type="float">
            <text:p>29.053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822515" calcext:value-type="float">
            <text:p>0.000000822515</text:p>
          </table:table-cell>
          <table:table-cell office:value-type="float" office:value="0.00000251484" calcext:value-type="float">
            <text:p>0.000002514840</text:p>
          </table:table-cell>
          <table:table-cell table:style-name="ce2" office:value-type="float" office:value="0.00000333735" calcext:value-type="float">
            <text:p>3.34E-006</text:p>
          </table:table-cell>
          <table:table-cell/>
          <table:table-cell office:value-type="float" office:value="16.548" calcext:value-type="float">
            <text:p>16.548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0326559" calcext:value-type="float">
            <text:p>0.000000326559</text:p>
          </table:table-cell>
          <table:table-cell office:value-type="float" office:value="0.00000140933" calcext:value-type="float">
            <text:p>0.000001409330</text:p>
          </table:table-cell>
          <table:table-cell table:style-name="ce2" office:value-type="float" office:value="0.00000173589" calcext:value-type="float">
            <text:p>1.74E-006</text:p>
          </table:table-cell>
          <table:table-cell table:number-columns-repeated="2"/>
        </table:table-row>
        <table:table-row table:style-name="ro2">
          <table:table-cell office:value-type="float" office:value="29.394" calcext:value-type="float">
            <text:p>29.394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0816574" calcext:value-type="float">
            <text:p>0.000000816574</text:p>
          </table:table-cell>
          <table:table-cell office:value-type="float" office:value="0.00000252235" calcext:value-type="float">
            <text:p>0.000002522350</text:p>
          </table:table-cell>
          <table:table-cell table:style-name="ce2" office:value-type="float" office:value="0.00000333892" calcext:value-type="float">
            <text:p>3.34E-006</text:p>
          </table:table-cell>
          <table:table-cell/>
          <table:table-cell office:value-type="float" office:value="16.755" calcext:value-type="float">
            <text:p>16.755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0324929" calcext:value-type="float">
            <text:p>0.000000324929</text:p>
          </table:table-cell>
          <table:table-cell office:value-type="float" office:value="0.0000014136" calcext:value-type="float">
            <text:p>0.000001413600</text:p>
          </table:table-cell>
          <table:table-cell table:style-name="ce2" office:value-type="float" office:value="0.00000173853" calcext:value-type="float">
            <text:p>1.74E-006</text:p>
          </table:table-cell>
          <table:table-cell table:number-columns-repeated="2"/>
        </table:table-row>
        <table:table-row table:style-name="ro2">
          <table:table-cell office:value-type="float" office:value="29.736" calcext:value-type="float">
            <text:p>29.736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00000810918" calcext:value-type="float">
            <text:p>0.000000810918</text:p>
          </table:table-cell>
          <table:table-cell office:value-type="float" office:value="0.00000252955" calcext:value-type="float">
            <text:p>0.000002529550</text:p>
          </table:table-cell>
          <table:table-cell table:style-name="ce2" office:value-type="float" office:value="0.00000334046" calcext:value-type="float">
            <text:p>3.34E-006</text:p>
          </table:table-cell>
          <table:table-cell/>
          <table:table-cell office:value-type="float" office:value="16.962" calcext:value-type="float">
            <text:p>16.962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0323332" calcext:value-type="float">
            <text:p>0.000000323332</text:p>
          </table:table-cell>
          <table:table-cell office:value-type="float" office:value="0.00000141776" calcext:value-type="float">
            <text:p>0.000001417760</text:p>
          </table:table-cell>
          <table:table-cell table:style-name="ce2" office:value-type="float" office:value="0.00000174109" calcext:value-type="float">
            <text:p>1.74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7.169" calcext:value-type="float">
            <text:p>17.169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0321471" calcext:value-type="float">
            <text:p>0.000000321471</text:p>
          </table:table-cell>
          <table:table-cell office:value-type="float" office:value="0.00000142181" calcext:value-type="float">
            <text:p>0.000001421810</text:p>
          </table:table-cell>
          <table:table-cell table:style-name="ce2" office:value-type="float" office:value="0.00000174328" calcext:value-type="float">
            <text:p>1.74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7.376" calcext:value-type="float">
            <text:p>17.376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0319966" calcext:value-type="float">
            <text:p>0.000000319966</text:p>
          </table:table-cell>
          <table:table-cell office:value-type="float" office:value="0.00000142574" calcext:value-type="float">
            <text:p>0.000001425740</text:p>
          </table:table-cell>
          <table:table-cell table:style-name="ce2" office:value-type="float" office:value="0.00000174571" calcext:value-type="float">
            <text:p>1.75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7.582" calcext:value-type="float">
            <text:p>17.582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0318212" calcext:value-type="float">
            <text:p>0.000000318212</text:p>
          </table:table-cell>
          <table:table-cell office:value-type="float" office:value="0.00000142958" calcext:value-type="float">
            <text:p>0.000001429580</text:p>
          </table:table-cell>
          <table:table-cell table:style-name="ce2" office:value-type="float" office:value="0.00000174779" calcext:value-type="float">
            <text:p>1.75E-006</text:p>
          </table:table-cell>
          <table:table-cell table:number-columns-repeated="2"/>
        </table:table-row>
        <table:table-row table:style-name="ro2">
          <table:table-cell office:value-type="float" office:value="3.76" calcext:value-type="float">
            <text:p>3.76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226206" calcext:value-type="float">
            <text:p>0.000002262060</text:p>
          </table:table-cell>
          <table:table-cell office:value-type="float" office:value="0.000000494779" calcext:value-type="float">
            <text:p>0.000000494779</text:p>
          </table:table-cell>
          <table:table-cell table:style-name="ce2" office:value-type="float" office:value="0.00000275684" calcext:value-type="float">
            <text:p>2.76E-006</text:p>
          </table:table-cell>
          <table:table-cell/>
          <table:table-cell office:value-type="float" office:value="17.789" calcext:value-type="float">
            <text:p>17.789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031676" calcext:value-type="float">
            <text:p>0.000000316760</text:p>
          </table:table-cell>
          <table:table-cell office:value-type="float" office:value="0.00000143334" calcext:value-type="float">
            <text:p>0.000001433340</text:p>
          </table:table-cell>
          <table:table-cell table:style-name="ce2" office:value-type="float" office:value="0.0000017501" calcext:value-type="float">
            <text:p>1.75E-006</text:p>
          </table:table-cell>
          <table:table-cell table:number-columns-repeated="2"/>
        </table:table-row>
        <table:table-row table:style-name="ro2">
          <table:table-cell office:value-type="float" office:value="4.102" calcext:value-type="float">
            <text:p>4.102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220671" calcext:value-type="float">
            <text:p>0.000002206710</text:p>
          </table:table-cell>
          <table:table-cell office:value-type="float" office:value="0.000000583699" calcext:value-type="float">
            <text:p>0.000000583699</text:p>
          </table:table-cell>
          <table:table-cell table:style-name="ce2" office:value-type="float" office:value="0.00000279041" calcext:value-type="float">
            <text:p>2.79E-006</text:p>
          </table:table-cell>
          <table:table-cell/>
          <table:table-cell office:value-type="float" office:value="17.996" calcext:value-type="float">
            <text:p>17.996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0315071" calcext:value-type="float">
            <text:p>0.000000315071</text:p>
          </table:table-cell>
          <table:table-cell office:value-type="float" office:value="0.000001437" calcext:value-type="float">
            <text:p>0.000001437000</text:p>
          </table:table-cell>
          <table:table-cell table:style-name="ce2" office:value-type="float" office:value="0.00000175207" calcext:value-type="float">
            <text:p>1.75E-006</text:p>
          </table:table-cell>
          <table:table-cell table:number-columns-repeated="2"/>
        </table:table-row>
        <table:table-row table:style-name="ro2">
          <table:table-cell office:value-type="float" office:value="4.443" calcext:value-type="float">
            <text:p>4.443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215382" calcext:value-type="float">
            <text:p>0.000002153820</text:p>
          </table:table-cell>
          <table:table-cell office:value-type="float" office:value="0.000000667796" calcext:value-type="float">
            <text:p>0.000000667796</text:p>
          </table:table-cell>
          <table:table-cell table:style-name="ce2" office:value-type="float" office:value="0.00000282161" calcext:value-type="float">
            <text:p>2.82E-006</text:p>
          </table:table-cell>
          <table:table-cell/>
          <table:table-cell office:value-type="float" office:value="18.203" calcext:value-type="float">
            <text:p>18.203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0313696" calcext:value-type="float">
            <text:p>0.000000313696</text:p>
          </table:table-cell>
          <table:table-cell office:value-type="float" office:value="0.00000144057" calcext:value-type="float">
            <text:p>0.000001440570</text:p>
          </table:table-cell>
          <table:table-cell table:style-name="ce2" office:value-type="float" office:value="0.00000175427" calcext:value-type="float">
            <text:p>1.75E-006</text:p>
          </table:table-cell>
          <table:table-cell table:number-columns-repeated="2"/>
        </table:table-row>
        <table:table-row table:style-name="ro2">
          <table:table-cell office:value-type="float" office:value="4.785" calcext:value-type="float">
            <text:p>4.785</text:p>
          </table:table-cell>
          <table:table-cell office:value-type="float" office:value="1.00102" calcext:value-type="float">
            <text:p>1.00102</text:p>
          </table:table-cell>
          <table:table-cell office:value-type="float" office:value="0.00000210434" calcext:value-type="float">
            <text:p>0.000002104340</text:p>
          </table:table-cell>
          <table:table-cell office:value-type="float" office:value="0.000000745604" calcext:value-type="float">
            <text:p>0.000000745604</text:p>
          </table:table-cell>
          <table:table-cell table:style-name="ce2" office:value-type="float" office:value="0.00000284994" calcext:value-type="float">
            <text:p>2.85E-006</text:p>
          </table:table-cell>
          <table:table-cell/>
          <table:table-cell office:value-type="float" office:value="18.41" calcext:value-type="float">
            <text:p>18.41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0.000000312099" calcext:value-type="float">
            <text:p>0.000000312099</text:p>
          </table:table-cell>
          <table:table-cell office:value-type="float" office:value="0.00000144405" calcext:value-type="float">
            <text:p>0.000001444050</text:p>
          </table:table-cell>
          <table:table-cell table:style-name="ce2" office:value-type="float" office:value="0.00000175615" calcext:value-type="float">
            <text:p>1.76E-006</text:p>
          </table:table-cell>
          <table:table-cell table:number-columns-repeated="2"/>
        </table:table-row>
        <table:table-row table:style-name="ro2">
          <table:table-cell office:value-type="float" office:value="5.127" calcext:value-type="float">
            <text:p>5.127</text:p>
          </table:table-cell>
          <table:table-cell office:value-type="float" office:value="1.00102" calcext:value-type="float">
            <text:p>1.00102</text:p>
          </table:table-cell>
          <table:table-cell office:value-type="float" office:value="0.00000205825" calcext:value-type="float">
            <text:p>0.000002058250</text:p>
          </table:table-cell>
          <table:table-cell office:value-type="float" office:value="0.000000817836" calcext:value-type="float">
            <text:p>0.000000817836</text:p>
          </table:table-cell>
          <table:table-cell table:style-name="ce2" office:value-type="float" office:value="0.00000287608" calcext:value-type="float">
            <text:p>2.88E-006</text:p>
          </table:table-cell>
          <table:table-cell/>
          <table:table-cell office:value-type="float" office:value="18.617" calcext:value-type="float">
            <text:p>18.617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0.000000310801" calcext:value-type="float">
            <text:p>0.000000310801</text:p>
          </table:table-cell>
          <table:table-cell office:value-type="float" office:value="0.00000144744" calcext:value-type="float">
            <text:p>0.000001447440</text:p>
          </table:table-cell>
          <table:table-cell table:style-name="ce2" office:value-type="float" office:value="0.00000175824" calcext:value-type="float">
            <text:p>1.76E-006</text:p>
          </table:table-cell>
          <table:table-cell table:number-columns-repeated="2"/>
        </table:table-row>
        <table:table-row table:style-name="ro2">
          <table:table-cell office:value-type="float" office:value="5.469" calcext:value-type="float">
            <text:p>5.469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201166" calcext:value-type="float">
            <text:p>0.000002011660</text:p>
          </table:table-cell>
          <table:table-cell office:value-type="float" office:value="0.000000885569" calcext:value-type="float">
            <text:p>0.000000885569</text:p>
          </table:table-cell>
          <table:table-cell table:style-name="ce2" office:value-type="float" office:value="0.00000289722" calcext:value-type="float">
            <text:p>2.90E-006</text:p>
          </table:table-cell>
          <table:table-cell/>
          <table:table-cell office:value-type="float" office:value="18.823" calcext:value-type="float">
            <text:p>18.823</text:p>
          </table:table-cell>
          <table:table-cell office:value-type="float" office:value="1.00054" calcext:value-type="float">
            <text:p>1.00054</text:p>
          </table:table-cell>
          <table:table-cell office:value-type="float" office:value="0.00000030936" calcext:value-type="float">
            <text:p>0.000000309360</text:p>
          </table:table-cell>
          <table:table-cell office:value-type="float" office:value="0.00000145068" calcext:value-type="float">
            <text:p>0.000001450680</text:p>
          </table:table-cell>
          <table:table-cell table:style-name="ce2" office:value-type="float" office:value="0.00000176004" calcext:value-type="float">
            <text:p>1.76E-006</text:p>
          </table:table-cell>
          <table:table-cell table:number-columns-repeated="2"/>
        </table:table-row>
        <table:table-row table:style-name="ro2">
          <table:table-cell office:value-type="float" office:value="5.811" calcext:value-type="float">
            <text:p>5.811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97073" calcext:value-type="float">
            <text:p>0.000001970730</text:p>
          </table:table-cell>
          <table:table-cell office:value-type="float" office:value="0.000000949485" calcext:value-type="float">
            <text:p>0.000000949485</text:p>
          </table:table-cell>
          <table:table-cell table:style-name="ce2" office:value-type="float" office:value="0.00000292021" calcext:value-type="float">
            <text:p>2.92E-006</text:p>
          </table:table-cell>
          <table:table-cell/>
          <table:table-cell office:value-type="float" office:value="19.03" calcext:value-type="float">
            <text:p>19.03</text:p>
          </table:table-cell>
          <table:table-cell office:value-type="float" office:value="1.00053" calcext:value-type="float">
            <text:p>1.00053</text:p>
          </table:table-cell>
          <table:table-cell office:value-type="float" office:value="0.000000308245" calcext:value-type="float">
            <text:p>0.000000308245</text:p>
          </table:table-cell>
          <table:table-cell office:value-type="float" office:value="0.0000014538" calcext:value-type="float">
            <text:p>0.000001453800</text:p>
          </table:table-cell>
          <table:table-cell table:style-name="ce2" office:value-type="float" office:value="0.00000176204" calcext:value-type="float">
            <text:p>1.76E-006</text:p>
          </table:table-cell>
          <table:table-cell table:number-columns-repeated="2"/>
        </table:table-row>
        <table:table-row table:style-name="ro2">
          <table:table-cell office:value-type="float" office:value="6.152" calcext:value-type="float">
            <text:p>6.152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93165" calcext:value-type="float">
            <text:p>0.000001931650</text:p>
          </table:table-cell>
          <table:table-cell office:value-type="float" office:value="0.00000100966" calcext:value-type="float">
            <text:p>0.000001009660</text:p>
          </table:table-cell>
          <table:table-cell table:style-name="ce2" office:value-type="float" office:value="0.00000294131" calcext:value-type="float">
            <text:p>2.94E-006</text:p>
          </table:table-cell>
          <table:table-cell/>
          <table:table-cell office:value-type="float" office:value="19.237" calcext:value-type="float">
            <text:p>19.237</text:p>
          </table:table-cell>
          <table:table-cell office:value-type="float" office:value="1.00053" calcext:value-type="float">
            <text:p>1.00053</text:p>
          </table:table-cell>
          <table:table-cell office:value-type="float" office:value="0.000000307177" calcext:value-type="float">
            <text:p>0.000000307177</text:p>
          </table:table-cell>
          <table:table-cell office:value-type="float" office:value="0.00000145683" calcext:value-type="float">
            <text:p>0.000001456830</text:p>
          </table:table-cell>
          <table:table-cell table:style-name="ce2" office:value-type="float" office:value="0.00000176401" calcext:value-type="float">
            <text:p>1.76E-006</text:p>
          </table:table-cell>
          <table:table-cell table:number-columns-repeated="2"/>
        </table:table-row>
        <table:table-row table:style-name="ro2">
          <table:table-cell office:value-type="float" office:value="6.494" calcext:value-type="float">
            <text:p>6.494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89455" calcext:value-type="float">
            <text:p>0.000001894550</text:p>
          </table:table-cell>
          <table:table-cell office:value-type="float" office:value="0.00000106681" calcext:value-type="float">
            <text:p>0.000001066810</text:p>
          </table:table-cell>
          <table:table-cell table:style-name="ce2" office:value-type="float" office:value="0.00000296136" calcext:value-type="float">
            <text:p>2.96E-006</text:p>
          </table:table-cell>
          <table:table-cell/>
          <table:table-cell office:value-type="float" office:value="19.444" calcext:value-type="float">
            <text:p>19.444</text:p>
          </table:table-cell>
          <table:table-cell office:value-type="float" office:value="1.00051" calcext:value-type="float">
            <text:p>1.00051</text:p>
          </table:table-cell>
          <table:table-cell office:value-type="float" office:value="0.000000305974" calcext:value-type="float">
            <text:p>0.000000305974</text:p>
          </table:table-cell>
          <table:table-cell office:value-type="float" office:value="0.00000145971" calcext:value-type="float">
            <text:p>0.000001459710</text:p>
          </table:table-cell>
          <table:table-cell table:style-name="ce2" office:value-type="float" office:value="0.00000176568" calcext:value-type="float">
            <text:p>1.77E-006</text:p>
          </table:table-cell>
          <table:table-cell table:number-columns-repeated="2"/>
        </table:table-row>
        <table:table-row table:style-name="ro2">
          <table:table-cell office:value-type="float" office:value="6.836" calcext:value-type="float">
            <text:p>6.836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85868" calcext:value-type="float">
            <text:p>0.000001858680</text:p>
          </table:table-cell>
          <table:table-cell office:value-type="float" office:value="0.00000112123" calcext:value-type="float">
            <text:p>0.000001121230</text:p>
          </table:table-cell>
          <table:table-cell table:style-name="ce2" office:value-type="float" office:value="0.00000297991" calcext:value-type="float">
            <text:p>2.98E-006</text:p>
          </table:table-cell>
          <table:table-cell/>
          <table:table-cell office:value-type="float" office:value="19.651" calcext:value-type="float">
            <text:p>19.651</text:p>
          </table:table-cell>
          <table:table-cell office:value-type="float" office:value="1.00051" calcext:value-type="float">
            <text:p>1.00051</text:p>
          </table:table-cell>
          <table:table-cell office:value-type="float" office:value="0.000000305092" calcext:value-type="float">
            <text:p>0.000000305092</text:p>
          </table:table-cell>
          <table:table-cell office:value-type="float" office:value="0.00000146246" calcext:value-type="float">
            <text:p>0.000001462460</text:p>
          </table:table-cell>
          <table:table-cell table:style-name="ce2" office:value-type="float" office:value="0.00000176755" calcext:value-type="float">
            <text:p>1.77E-006</text:p>
          </table:table-cell>
          <table:table-cell table:number-columns-repeated="2"/>
        </table:table-row>
        <table:table-row table:style-name="ro2">
          <table:table-cell office:value-type="float" office:value="7.178" calcext:value-type="float">
            <text:p>7.178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82445" calcext:value-type="float">
            <text:p>0.000001824450</text:p>
          </table:table-cell>
          <table:table-cell office:value-type="float" office:value="0.00000117304" calcext:value-type="float">
            <text:p>0.000001173040</text:p>
          </table:table-cell>
          <table:table-cell table:style-name="ce2" office:value-type="float" office:value="0.00000299749" calcext:value-type="float">
            <text:p>3.00E-006</text:p>
          </table:table-cell>
          <table:table-cell/>
          <table:table-cell office:value-type="float" office:value="19.858" calcext:value-type="float">
            <text:p>19.858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000000304044" calcext:value-type="float">
            <text:p>0.000000304044</text:p>
          </table:table-cell>
          <table:table-cell office:value-type="float" office:value="0.0000014651" calcext:value-type="float">
            <text:p>0.000001465100</text:p>
          </table:table-cell>
          <table:table-cell table:style-name="ce2" office:value-type="float" office:value="0.00000176915" calcext:value-type="float">
            <text:p>1.77E-006</text:p>
          </table:table-cell>
          <table:table-cell table:number-columns-repeated="2"/>
        </table:table-row>
        <table:table-row table:style-name="ro2">
          <table:table-cell office:value-type="float" office:value="7.519" calcext:value-type="float">
            <text:p>7.519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78919" calcext:value-type="float">
            <text:p>0.000001789190</text:p>
          </table:table-cell>
          <table:table-cell office:value-type="float" office:value="0.00000122229" calcext:value-type="float">
            <text:p>0.000001222290</text:p>
          </table:table-cell>
          <table:table-cell table:style-name="ce2" office:value-type="float" office:value="0.00000301148" calcext:value-type="float">
            <text:p>3.01E-006</text:p>
          </table:table-cell>
          <table:table-cell table:number-columns-repeated="8"/>
        </table:table-row>
        <table:table-row table:style-name="ro2">
          <table:table-cell office:value-type="float" office:value="7.861" calcext:value-type="float">
            <text:p>7.861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75751" calcext:value-type="float">
            <text:p>0.000001757510</text:p>
          </table:table-cell>
          <table:table-cell office:value-type="float" office:value="0.00000126958" calcext:value-type="float">
            <text:p>0.000001269580</text:p>
          </table:table-cell>
          <table:table-cell table:style-name="ce2" office:value-type="float" office:value="0.00000302708" calcext:value-type="float">
            <text:p>3.03E-006</text:p>
          </table:table-cell>
          <table:table-cell/>
          <table:table-cell office:value-type="float" office:value="2.896" calcext:value-type="float">
            <text:p>2.896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055773" calcext:value-type="float">
            <text:p>0.000000557730</text:p>
          </table:table-cell>
          <table:table-cell office:value-type="float" office:value="0.000000328055" calcext:value-type="float">
            <text:p>0.000000328055</text:p>
          </table:table-cell>
          <table:table-cell table:style-name="ce2" office:value-type="float" office:value="0.000000885785" calcext:value-type="float">
            <text:p>8.86E-007</text:p>
          </table:table-cell>
          <table:table-cell office:value-type="float" office:value="2.896" calcext:value-type="float">
            <text:p>2.896</text:p>
          </table:table-cell>
          <table:table-cell office:value-type="float" office:value="225.91" calcext:value-type="float">
            <text:p>225.91</text:p>
          </table:table-cell>
        </table:table-row>
        <table:table-row table:style-name="ro2">
          <table:table-cell office:value-type="float" office:value="8.203" calcext:value-type="float">
            <text:p>8.203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72695" calcext:value-type="float">
            <text:p>0.000001726950</text:p>
          </table:table-cell>
          <table:table-cell office:value-type="float" office:value="0.0000013148" calcext:value-type="float">
            <text:p>0.000001314800</text:p>
          </table:table-cell>
          <table:table-cell table:style-name="ce2" office:value-type="float" office:value="0.00000304175" calcext:value-type="float">
            <text:p>3.04E-006</text:p>
          </table:table-cell>
          <table:table-cell/>
          <table:table-cell office:value-type="float" office:value="3.103" calcext:value-type="float">
            <text:p>3.103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0540491" calcext:value-type="float">
            <text:p>0.000000540491</text:p>
          </table:table-cell>
          <table:table-cell office:value-type="float" office:value="0.000000371963" calcext:value-type="float">
            <text:p>0.000000371963</text:p>
          </table:table-cell>
          <table:table-cell table:style-name="ce2" office:value-type="float" office:value="0.000000912454" calcext:value-type="float">
            <text:p>9.12E-007</text:p>
          </table:table-cell>
          <table:table-cell office:value-type="float" office:value="3.103" calcext:value-type="float">
            <text:p>3.103</text:p>
          </table:table-cell>
          <table:table-cell office:value-type="float" office:value="227.271" calcext:value-type="float">
            <text:p>227.271</text:p>
          </table:table-cell>
        </table:table-row>
        <table:table-row table:style-name="ro2">
          <table:table-cell office:value-type="float" office:value="8.545" calcext:value-type="float">
            <text:p>8.545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69758" calcext:value-type="float">
            <text:p>0.000001697580</text:p>
          </table:table-cell>
          <table:table-cell office:value-type="float" office:value="0.00000135813" calcext:value-type="float">
            <text:p>0.000001358130</text:p>
          </table:table-cell>
          <table:table-cell table:style-name="ce2" office:value-type="float" office:value="0.00000305571" calcext:value-type="float">
            <text:p>3.06E-006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5179" calcext:value-type="float">
            <text:p>0.000000517900</text:p>
          </table:table-cell>
          <table:table-cell office:value-type="float" office:value="0.000000413714" calcext:value-type="float">
            <text:p>0.000000413714</text:p>
          </table:table-cell>
          <table:table-cell table:style-name="ce2" office:value-type="float" office:value="0.000000931613" calcext:value-type="float">
            <text:p>9.32E-007</text:p>
          </table:table-cell>
          <table:table-cell office:value-type="float" office:value="3.31" calcext:value-type="float">
            <text:p>3.31</text:p>
          </table:table-cell>
          <table:table-cell office:value-type="float" office:value="229.689" calcext:value-type="float">
            <text:p>229.689</text:p>
          </table:table-cell>
        </table:table-row>
        <table:table-row table:style-name="ro2">
          <table:table-cell office:value-type="float" office:value="8.887" calcext:value-type="float">
            <text:p>8.887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66914" calcext:value-type="float">
            <text:p>0.000001669140</text:p>
          </table:table-cell>
          <table:table-cell office:value-type="float" office:value="0.00000139974" calcext:value-type="float">
            <text:p>0.000001399740</text:p>
          </table:table-cell>
          <table:table-cell table:style-name="ce2" office:value-type="float" office:value="0.00000306888" calcext:value-type="float">
            <text:p>3.07E-006</text:p>
          </table:table-cell>
          <table:table-cell/>
          <table:table-cell office:value-type="float" office:value="3.516" calcext:value-type="float">
            <text:p>3.516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497096" calcext:value-type="float">
            <text:p>0.000000497096</text:p>
          </table:table-cell>
          <table:table-cell office:value-type="float" office:value="0.000000453287" calcext:value-type="float">
            <text:p>0.000000453287</text:p>
          </table:table-cell>
          <table:table-cell table:style-name="ce2" office:value-type="float" office:value="0.000000950384" calcext:value-type="float">
            <text:p>9.50E-007</text:p>
          </table:table-cell>
          <table:table-cell office:value-type="float" office:value="3.516" calcext:value-type="float">
            <text:p>3.516</text:p>
          </table:table-cell>
          <table:table-cell office:value-type="float" office:value="230.392" calcext:value-type="float">
            <text:p>230.392</text:p>
          </table:table-cell>
        </table:table-row>
        <table:table-row table:style-name="ro2">
          <table:table-cell office:value-type="float" office:value="9.228" calcext:value-type="float">
            <text:p>9.228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64142" calcext:value-type="float">
            <text:p>0.000001641420</text:p>
          </table:table-cell>
          <table:table-cell office:value-type="float" office:value="0.00000143966" calcext:value-type="float">
            <text:p>0.000001439660</text:p>
          </table:table-cell>
          <table:table-cell table:style-name="ce2" office:value-type="float" office:value="0.00000308108" calcext:value-type="float">
            <text:p>3.08E-006</text:p>
          </table:table-cell>
          <table:table-cell/>
          <table:table-cell office:value-type="float" office:value="3.723" calcext:value-type="float">
            <text:p>3.723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476268" calcext:value-type="float">
            <text:p>0.000000476268</text:p>
          </table:table-cell>
          <table:table-cell office:value-type="float" office:value="0.000000491092" calcext:value-type="float">
            <text:p>0.000000491092</text:p>
          </table:table-cell>
          <table:table-cell table:style-name="ce2" office:value-type="float" office:value="0.000000967359" calcext:value-type="float">
            <text:p>9.67E-007</text:p>
          </table:table-cell>
          <table:table-cell office:value-type="float" office:value="3.723" calcext:value-type="float">
            <text:p>3.723</text:p>
          </table:table-cell>
          <table:table-cell office:value-type="float" office:value="231.602" calcext:value-type="float">
            <text:p>231.602</text:p>
          </table:table-cell>
        </table:table-row>
        <table:table-row table:style-name="ro2">
          <table:table-cell office:value-type="float" office:value="9.57" calcext:value-type="float">
            <text:p>9.57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613" calcext:value-type="float">
            <text:p>0.000001613000</text:p>
          </table:table-cell>
          <table:table-cell office:value-type="float" office:value="0.0000014783" calcext:value-type="float">
            <text:p>0.000001478300</text:p>
          </table:table-cell>
          <table:table-cell table:style-name="ce2" office:value-type="float" office:value="0.0000030913" calcext:value-type="float">
            <text:p>3.09E-006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456282" calcext:value-type="float">
            <text:p>0.000000456282</text:p>
          </table:table-cell>
          <table:table-cell office:value-type="float" office:value="0.000000527194" calcext:value-type="float">
            <text:p>0.000000527194</text:p>
          </table:table-cell>
          <table:table-cell table:style-name="ce2" office:value-type="float" office:value="0.000000983476" calcext:value-type="float">
            <text:p>9.83E-007</text:p>
          </table:table-cell>
          <table:table-cell office:value-type="float" office:value="3.93" calcext:value-type="float">
            <text:p>3.93</text:p>
          </table:table-cell>
          <table:table-cell office:value-type="float" office:value="232.62" calcext:value-type="float">
            <text:p>232.62</text:p>
          </table:table-cell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58673" calcext:value-type="float">
            <text:p>0.000001586730</text:p>
          </table:table-cell>
          <table:table-cell office:value-type="float" office:value="0.00000151583" calcext:value-type="float">
            <text:p>0.000001515830</text:p>
          </table:table-cell>
          <table:table-cell table:style-name="ce2" office:value-type="float" office:value="0.00000310256" calcext:value-type="float">
            <text:p>3.10E-006</text:p>
          </table:table-cell>
          <table:table-cell/>
          <table:table-cell office:value-type="float" office:value="4.137" calcext:value-type="float">
            <text:p>4.137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437212" calcext:value-type="float">
            <text:p>0.000000437212</text:p>
          </table:table-cell>
          <table:table-cell office:value-type="float" office:value="0.000000561678" calcext:value-type="float">
            <text:p>0.000000561678</text:p>
          </table:table-cell>
          <table:table-cell table:style-name="ce2" office:value-type="float" office:value="0.00000099889" calcext:value-type="float">
            <text:p>9.99E-007</text:p>
          </table:table-cell>
          <table:table-cell office:value-type="float" office:value="4.137" calcext:value-type="float">
            <text:p>4.137</text:p>
          </table:table-cell>
          <table:table-cell office:value-type="float" office:value="233.192" calcext:value-type="float">
            <text:p>233.192</text:p>
          </table:table-cell>
        </table:table-row>
        <table:table-row table:style-name="ro2">
          <table:table-cell office:value-type="float" office:value="10.254" calcext:value-type="float">
            <text:p>10.254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56088" calcext:value-type="float">
            <text:p>0.000001560880</text:p>
          </table:table-cell>
          <table:table-cell office:value-type="float" office:value="0.00000155231" calcext:value-type="float">
            <text:p>0.000001552310</text:p>
          </table:table-cell>
          <table:table-cell table:style-name="ce2" office:value-type="float" office:value="0.00000311318" calcext:value-type="float">
            <text:p>3.11E-006</text:p>
          </table:table-cell>
          <table:table-cell/>
          <table:table-cell office:value-type="float" office:value="4.344" calcext:value-type="float">
            <text:p>4.344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418581" calcext:value-type="float">
            <text:p>0.000000418581</text:p>
          </table:table-cell>
          <table:table-cell office:value-type="float" office:value="0.000000594774" calcext:value-type="float">
            <text:p>0.000000594774</text:p>
          </table:table-cell>
          <table:table-cell table:style-name="ce2" office:value-type="float" office:value="0.00000101335" calcext:value-type="float">
            <text:p>1.01E-006</text:p>
          </table:table-cell>
          <table:table-cell office:value-type="float" office:value="4.344" calcext:value-type="float">
            <text:p>4.344</text:p>
          </table:table-cell>
          <table:table-cell office:value-type="float" office:value="234.743" calcext:value-type="float">
            <text:p>234.743</text:p>
          </table:table-cell>
        </table:table-row>
        <table:table-row table:style-name="ro2">
          <table:table-cell office:value-type="float" office:value="10.596" calcext:value-type="float">
            <text:p>10.596</text:p>
          </table:table-cell>
          <table:table-cell office:value-type="float" office:value="1.00104" calcext:value-type="float">
            <text:p>1.00104</text:p>
          </table:table-cell>
          <table:table-cell office:value-type="float" office:value="0.00000153578" calcext:value-type="float">
            <text:p>0.000001535780</text:p>
          </table:table-cell>
          <table:table-cell office:value-type="float" office:value="0.00000158755" calcext:value-type="float">
            <text:p>0.000001587550</text:p>
          </table:table-cell>
          <table:table-cell table:style-name="ce2" office:value-type="float" office:value="0.00000312333" calcext:value-type="float">
            <text:p>3.12E-006</text:p>
          </table:table-cell>
          <table:table-cell/>
          <table:table-cell office:value-type="float" office:value="4.551" calcext:value-type="float">
            <text:p>4.551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40345" calcext:value-type="float">
            <text:p>0.000000403450</text:p>
          </table:table-cell>
          <table:table-cell office:value-type="float" office:value="0.000000626674" calcext:value-type="float">
            <text:p>0.000000626674</text:p>
          </table:table-cell>
          <table:table-cell table:style-name="ce2" office:value-type="float" office:value="0.00000103012" calcext:value-type="float">
            <text:p>1.03E-006</text:p>
          </table:table-cell>
          <table:table-cell office:value-type="float" office:value="4.551" calcext:value-type="float">
            <text:p>4.551</text:p>
          </table:table-cell>
          <table:table-cell office:value-type="float" office:value="235.743" calcext:value-type="float">
            <text:p>235.743</text:p>
          </table:table-cell>
        </table:table-row>
        <table:table-row table:style-name="ro2">
          <table:table-cell office:value-type="float" office:value="10.937" calcext:value-type="float">
            <text:p>10.937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51153" calcext:value-type="float">
            <text:p>0.000001511530</text:p>
          </table:table-cell>
          <table:table-cell office:value-type="float" office:value="0.00000162142" calcext:value-type="float">
            <text:p>0.000001621420</text:p>
          </table:table-cell>
          <table:table-cell table:style-name="ce2" office:value-type="float" office:value="0.00000313295" calcext:value-type="float">
            <text:p>3.13E-006</text:p>
          </table:table-cell>
          <table:table-cell/>
          <table:table-cell office:value-type="float" office:value="4.758" calcext:value-type="float">
            <text:p>4.758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385943" calcext:value-type="float">
            <text:p>0.000000385943</text:p>
          </table:table-cell>
          <table:table-cell office:value-type="float" office:value="0.000000657247" calcext:value-type="float">
            <text:p>0.000000657247</text:p>
          </table:table-cell>
          <table:table-cell table:style-name="ce2" office:value-type="float" office:value="0.00000104319" calcext:value-type="float">
            <text:p>1.04E-006</text:p>
          </table:table-cell>
          <table:table-cell office:value-type="float" office:value="4.758" calcext:value-type="float">
            <text:p>4.758</text:p>
          </table:table-cell>
          <table:table-cell office:value-type="float" office:value="235.432" calcext:value-type="float">
            <text:p>235.432</text:p>
          </table:table-cell>
        </table:table-row>
        <table:table-row table:style-name="ro2">
          <table:table-cell office:value-type="float" office:value="11.279" calcext:value-type="float">
            <text:p>11.279</text:p>
          </table:table-cell>
          <table:table-cell office:value-type="float" office:value="1.00103" calcext:value-type="float">
            <text:p>1.00103</text:p>
          </table:table-cell>
          <table:table-cell office:value-type="float" office:value="0.00000148785" calcext:value-type="float">
            <text:p>0.000001487850</text:p>
          </table:table-cell>
          <table:table-cell office:value-type="float" office:value="0.00000165427" calcext:value-type="float">
            <text:p>0.000001654270</text:p>
          </table:table-cell>
          <table:table-cell table:style-name="ce2" office:value-type="float" office:value="0.00000314212" calcext:value-type="float">
            <text:p>3.14E-006</text:p>
          </table:table-cell>
          <table:table-cell/>
          <table:table-cell office:value-type="float" office:value="4.964" calcext:value-type="float">
            <text:p>4.964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368781" calcext:value-type="float">
            <text:p>0.000000368781</text:p>
          </table:table-cell>
          <table:table-cell office:value-type="float" office:value="0.000000686431" calcext:value-type="float">
            <text:p>0.000000686431</text:p>
          </table:table-cell>
          <table:table-cell table:style-name="ce2" office:value-type="float" office:value="0.00000105521" calcext:value-type="float">
            <text:p>1.06E-006</text:p>
          </table:table-cell>
          <table:table-cell office:value-type="float" office:value="4.964" calcext:value-type="float">
            <text:p>4.964</text:p>
          </table:table-cell>
          <table:table-cell office:value-type="float" office:value="236.187" calcext:value-type="float">
            <text:p>236.187</text:p>
          </table:table-cell>
        </table:table-row>
        <table:table-row table:style-name="ro2">
          <table:table-cell office:value-type="float" office:value="11.621" calcext:value-type="float">
            <text:p>11.621</text:p>
          </table:table-cell>
          <table:table-cell office:value-type="float" office:value="1.00102" calcext:value-type="float">
            <text:p>1.00102</text:p>
          </table:table-cell>
          <table:table-cell office:value-type="float" office:value="0.00000146377" calcext:value-type="float">
            <text:p>0.000001463770</text:p>
          </table:table-cell>
          <table:table-cell office:value-type="float" office:value="0.00000168585" calcext:value-type="float">
            <text:p>0.000001685850</text:p>
          </table:table-cell>
          <table:table-cell table:style-name="ce2" office:value-type="float" office:value="0.00000314962" calcext:value-type="float">
            <text:p>3.15E-006</text:p>
          </table:table-cell>
          <table:table-cell/>
          <table:table-cell office:value-type="float" office:value="5.171" calcext:value-type="float">
            <text:p>5.171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352453" calcext:value-type="float">
            <text:p>0.000000352453</text:p>
          </table:table-cell>
          <table:table-cell office:value-type="float" office:value="0.00000071471" calcext:value-type="float">
            <text:p>0.000000714710</text:p>
          </table:table-cell>
          <table:table-cell table:style-name="ce2" office:value-type="float" office:value="0.00000106716" calcext:value-type="float">
            <text:p>1.07E-006</text:p>
          </table:table-cell>
          <table:table-cell office:value-type="float" office:value="5.171" calcext:value-type="float">
            <text:p>5.171</text:p>
          </table:table-cell>
          <table:table-cell office:value-type="float" office:value="236.675" calcext:value-type="float">
            <text:p>236.675</text:p>
          </table:table-cell>
        </table:table-row>
        <table:table-row table:style-name="ro2">
          <table:table-cell office:value-type="float" office:value="11.963" calcext:value-type="float">
            <text:p>11.963</text:p>
          </table:table-cell>
          <table:table-cell office:value-type="float" office:value="1.00102" calcext:value-type="float">
            <text:p>1.00102</text:p>
          </table:table-cell>
          <table:table-cell office:value-type="float" office:value="0.00000144196" calcext:value-type="float">
            <text:p>0.000001441960</text:p>
          </table:table-cell>
          <table:table-cell office:value-type="float" office:value="0.00000171602" calcext:value-type="float">
            <text:p>0.000001716020</text:p>
          </table:table-cell>
          <table:table-cell table:style-name="ce2" office:value-type="float" office:value="0.00000315797" calcext:value-type="float">
            <text:p>3.16E-006</text:p>
          </table:table-cell>
          <table:table-cell/>
          <table:table-cell office:value-type="float" office:value="5.378" calcext:value-type="float">
            <text:p>5.378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336122" calcext:value-type="float">
            <text:p>0.000000336122</text:p>
          </table:table-cell>
          <table:table-cell office:value-type="float" office:value="0.000000742168" calcext:value-type="float">
            <text:p>0.000000742168</text:p>
          </table:table-cell>
          <table:table-cell table:style-name="ce2" office:value-type="float" office:value="0.00000107829" calcext:value-type="float">
            <text:p>1.08E-006</text:p>
          </table:table-cell>
          <table:table-cell office:value-type="float" office:value="5.378" calcext:value-type="float">
            <text:p>5.378</text:p>
          </table:table-cell>
          <table:table-cell office:value-type="float" office:value="238.735" calcext:value-type="float">
            <text:p>238.735</text:p>
          </table:table-cell>
        </table:table-row>
        <table:table-row table:style-name="ro2">
          <table:table-cell office:value-type="float" office:value="12.305" calcext:value-type="float">
            <text:p>12.305</text:p>
          </table:table-cell>
          <table:table-cell office:value-type="float" office:value="1.00101" calcext:value-type="float">
            <text:p>1.00101</text:p>
          </table:table-cell>
          <table:table-cell office:value-type="float" office:value="0.00000142093" calcext:value-type="float">
            <text:p>0.000001420930</text:p>
          </table:table-cell>
          <table:table-cell office:value-type="float" office:value="0.00000174506" calcext:value-type="float">
            <text:p>0.000001745060</text:p>
          </table:table-cell>
          <table:table-cell table:style-name="ce2" office:value-type="float" office:value="0.00000316598" calcext:value-type="float">
            <text:p>3.17E-006</text:p>
          </table:table-cell>
          <table:table-cell/>
          <table:table-cell office:value-type="float" office:value="5.585" calcext:value-type="float">
            <text:p>5.585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320568" calcext:value-type="float">
            <text:p>0.000000320568</text:p>
          </table:table-cell>
          <table:table-cell office:value-type="float" office:value="0.000000768506" calcext:value-type="float">
            <text:p>0.000000768506</text:p>
          </table:table-cell>
          <table:table-cell table:style-name="ce2" office:value-type="float" office:value="0.00000108907" calcext:value-type="float">
            <text:p>1.09E-006</text:p>
          </table:table-cell>
          <table:table-cell office:value-type="float" office:value="5.585" calcext:value-type="float">
            <text:p>5.585</text:p>
          </table:table-cell>
          <table:table-cell office:value-type="float" office:value="235.823" calcext:value-type="float">
            <text:p>235.823</text:p>
          </table:table-cell>
        </table:table-row>
        <table:table-row table:style-name="ro2">
          <table:table-cell office:value-type="float" office:value="12.646" calcext:value-type="float">
            <text:p>12.646</text:p>
          </table:table-cell>
          <table:table-cell office:value-type="float" office:value="1.00101" calcext:value-type="float">
            <text:p>1.00101</text:p>
          </table:table-cell>
          <table:table-cell office:value-type="float" office:value="0.00000140066" calcext:value-type="float">
            <text:p>0.000001400660</text:p>
          </table:table-cell>
          <table:table-cell office:value-type="float" office:value="0.00000177296" calcext:value-type="float">
            <text:p>0.000001772960</text:p>
          </table:table-cell>
          <table:table-cell table:style-name="ce2" office:value-type="float" office:value="0.00000317361" calcext:value-type="float">
            <text:p>3.17E-006</text:p>
          </table:table-cell>
          <table:table-cell/>
          <table:table-cell office:value-type="float" office:value="5.792" calcext:value-type="float">
            <text:p>5.792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306128" calcext:value-type="float">
            <text:p>0.000000306128</text:p>
          </table:table-cell>
          <table:table-cell office:value-type="float" office:value="0.000000793107" calcext:value-type="float">
            <text:p>0.000000793107</text:p>
          </table:table-cell>
          <table:table-cell table:style-name="ce2" office:value-type="float" office:value="0.00000109923" calcext:value-type="float">
            <text:p>1.10E-006</text:p>
          </table:table-cell>
          <table:table-cell office:value-type="float" office:value="5.792" calcext:value-type="float">
            <text:p>5.792</text:p>
          </table:table-cell>
          <table:table-cell office:value-type="float" office:value="231.37" calcext:value-type="float">
            <text:p>231.37</text:p>
          </table:table-cell>
        </table:table-row>
        <table:table-row table:style-name="ro2">
          <table:table-cell office:value-type="float" office:value="12.988" calcext:value-type="float">
            <text:p>12.988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138113" calcext:value-type="float">
            <text:p>0.000001381130</text:p>
          </table:table-cell>
          <table:table-cell office:value-type="float" office:value="0.00000179975" calcext:value-type="float">
            <text:p>0.000001799750</text:p>
          </table:table-cell>
          <table:table-cell table:style-name="ce2" office:value-type="float" office:value="0.00000318088" calcext:value-type="float">
            <text:p>3.18E-006</text:p>
          </table:table-cell>
          <table:table-cell/>
          <table:table-cell office:value-type="float" office:value="5.999" calcext:value-type="float">
            <text:p>5.999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292956" calcext:value-type="float">
            <text:p>0.000000292956</text:p>
          </table:table-cell>
          <table:table-cell office:value-type="float" office:value="0.000000816236" calcext:value-type="float">
            <text:p>0.000000816236</text:p>
          </table:table-cell>
          <table:table-cell table:style-name="ce2" office:value-type="float" office:value="0.00000110919" calcext:value-type="float">
            <text:p>1.11E-006</text:p>
          </table:table-cell>
          <table:table-cell office:value-type="float" office:value="5.999" calcext:value-type="float">
            <text:p>5.999</text:p>
          </table:table-cell>
          <table:table-cell office:value-type="float" office:value="229.885" calcext:value-type="float">
            <text:p>229.885</text:p>
          </table:table-cell>
        </table:table-row>
        <table:table-row table:style-name="ro2">
          <table:table-cell office:value-type="float" office:value="13.33" calcext:value-type="float">
            <text:p>13.33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00136237" calcext:value-type="float">
            <text:p>0.000001362370</text:p>
          </table:table-cell>
          <table:table-cell office:value-type="float" office:value="0.00000182551" calcext:value-type="float">
            <text:p>0.000001825510</text:p>
          </table:table-cell>
          <table:table-cell table:style-name="ce2" office:value-type="float" office:value="0.00000318787" calcext:value-type="float">
            <text:p>3.19E-006</text:p>
          </table:table-cell>
          <table:table-cell/>
          <table:table-cell office:value-type="float" office:value="6.206" calcext:value-type="float">
            <text:p>6.206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0282683" calcext:value-type="float">
            <text:p>0.000000282683</text:p>
          </table:table-cell>
          <table:table-cell office:value-type="float" office:value="0.000000838304" calcext:value-type="float">
            <text:p>0.000000838304</text:p>
          </table:table-cell>
          <table:table-cell table:style-name="ce2" office:value-type="float" office:value="0.00000112099" calcext:value-type="float">
            <text:p>1.12E-006</text:p>
          </table:table-cell>
          <table:table-cell office:value-type="float" office:value="6.206" calcext:value-type="float">
            <text:p>6.206</text:p>
          </table:table-cell>
          <table:table-cell office:value-type="float" office:value="228.504" calcext:value-type="float">
            <text:p>228.504</text:p>
          </table:table-cell>
        </table:table-row>
        <table:table-row table:style-name="ro2">
          <table:table-cell office:value-type="float" office:value="13.672" calcext:value-type="float">
            <text:p>13.672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00000134315" calcext:value-type="float">
            <text:p>0.000001343150</text:p>
          </table:table-cell>
          <table:table-cell office:value-type="float" office:value="0.00000185045" calcext:value-type="float">
            <text:p>0.000001850450</text:p>
          </table:table-cell>
          <table:table-cell table:style-name="ce2" office:value-type="float" office:value="0.0000031936" calcext:value-type="float">
            <text:p>3.19E-006</text:p>
          </table:table-cell>
          <table:table-cell/>
          <table:table-cell office:value-type="float" office:value="6.412" calcext:value-type="float">
            <text:p>6.412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0270683" calcext:value-type="float">
            <text:p>0.000000270683</text:p>
          </table:table-cell>
          <table:table-cell office:value-type="float" office:value="0.000000859305" calcext:value-type="float">
            <text:p>0.000000859305</text:p>
          </table:table-cell>
          <table:table-cell table:style-name="ce2" office:value-type="float" office:value="0.00000112999" calcext:value-type="float">
            <text:p>1.13E-006</text:p>
          </table:table-cell>
          <table:table-cell office:value-type="float" office:value="6.412" calcext:value-type="float">
            <text:p>6.412</text:p>
          </table:table-cell>
          <table:table-cell office:value-type="float" office:value="227.29" calcext:value-type="float">
            <text:p>227.29</text:p>
          </table:table-cell>
        </table:table-row>
        <table:table-row table:style-name="ro2">
          <table:table-cell office:value-type="float" office:value="14.014" calcext:value-type="float">
            <text:p>14.014</text:p>
          </table:table-cell>
          <table:table-cell office:value-type="float" office:value="1.00099" calcext:value-type="float">
            <text:p>1.00099</text:p>
          </table:table-cell>
          <table:table-cell office:value-type="float" office:value="0.00000132547" calcext:value-type="float">
            <text:p>0.000001325470</text:p>
          </table:table-cell>
          <table:table-cell office:value-type="float" office:value="0.00000187455" calcext:value-type="float">
            <text:p>0.000001874550</text:p>
          </table:table-cell>
          <table:table-cell table:style-name="ce2" office:value-type="float" office:value="0.00000320002" calcext:value-type="float">
            <text:p>3.20E-006</text:p>
          </table:table-cell>
          <table:table-cell/>
          <table:table-cell office:value-type="float" office:value="6.619" calcext:value-type="float">
            <text:p>6.619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0259083" calcext:value-type="float">
            <text:p>0.000000259083</text:p>
          </table:table-cell>
          <table:table-cell office:value-type="float" office:value="0.000000879546" calcext:value-type="float">
            <text:p>0.000000879546</text:p>
          </table:table-cell>
          <table:table-cell table:style-name="ce2" office:value-type="float" office:value="0.00000113863" calcext:value-type="float">
            <text:p>1.14E-006</text:p>
          </table:table-cell>
          <table:table-cell office:value-type="float" office:value="6.619" calcext:value-type="float">
            <text:p>6.619</text:p>
          </table:table-cell>
          <table:table-cell office:value-type="float" office:value="226.342" calcext:value-type="float">
            <text:p>226.342</text:p>
          </table:table-cell>
        </table:table-row>
        <table:table-row table:style-name="ro2">
          <table:table-cell office:value-type="float" office:value="14.355" calcext:value-type="float">
            <text:p>14.355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0.00000130831" calcext:value-type="float">
            <text:p>0.000001308310</text:p>
          </table:table-cell>
          <table:table-cell office:value-type="float" office:value="0.00000189785" calcext:value-type="float">
            <text:p>0.000001897850</text:p>
          </table:table-cell>
          <table:table-cell table:style-name="ce2" office:value-type="float" office:value="0.00000320616" calcext:value-type="float">
            <text:p>3.21E-006</text:p>
          </table:table-cell>
          <table:table-cell/>
          <table:table-cell office:value-type="float" office:value="6.826" calcext:value-type="float">
            <text:p>6.826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247904" calcext:value-type="float">
            <text:p>0.000000247904</text:p>
          </table:table-cell>
          <table:table-cell office:value-type="float" office:value="0.000000899026" calcext:value-type="float">
            <text:p>0.000000899026</text:p>
          </table:table-cell>
          <table:table-cell table:style-name="ce2" office:value-type="float" office:value="0.00000114693" calcext:value-type="float">
            <text:p>1.15E-006</text:p>
          </table:table-cell>
          <table:table-cell office:value-type="float" office:value="6.826" calcext:value-type="float">
            <text:p>6.826</text:p>
          </table:table-cell>
          <table:table-cell office:value-type="float" office:value="225.71" calcext:value-type="float">
            <text:p>225.71</text:p>
          </table:table-cell>
        </table:table-row>
        <table:table-row table:style-name="ro2">
          <table:table-cell office:value-type="float" office:value="14.697" calcext:value-type="float">
            <text:p>14.697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0.00000129146" calcext:value-type="float">
            <text:p>0.000001291460</text:p>
          </table:table-cell>
          <table:table-cell office:value-type="float" office:value="0.00000192058" calcext:value-type="float">
            <text:p>0.000001920580</text:p>
          </table:table-cell>
          <table:table-cell table:style-name="ce2" office:value-type="float" office:value="0.00000321203" calcext:value-type="float">
            <text:p>3.21E-006</text:p>
          </table:table-cell>
          <table:table-cell/>
          <table:table-cell office:value-type="float" office:value="7.033" calcext:value-type="float">
            <text:p>7.033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237185" calcext:value-type="float">
            <text:p>0.000000237185</text:p>
          </table:table-cell>
          <table:table-cell office:value-type="float" office:value="0.000000917797" calcext:value-type="float">
            <text:p>0.000000917797</text:p>
          </table:table-cell>
          <table:table-cell table:style-name="ce2" office:value-type="float" office:value="0.00000115498" calcext:value-type="float">
            <text:p>1.15E-006</text:p>
          </table:table-cell>
          <table:table-cell office:value-type="float" office:value="7.033" calcext:value-type="float">
            <text:p>7.033</text:p>
          </table:table-cell>
          <table:table-cell office:value-type="float" office:value="224.812" calcext:value-type="float">
            <text:p>224.812</text:p>
          </table:table-cell>
        </table:table-row>
        <table:table-row table:style-name="ro2">
          <table:table-cell office:value-type="float" office:value="15.039" calcext:value-type="float">
            <text:p>15.039</text:p>
          </table:table-cell>
          <table:table-cell office:value-type="float" office:value="1.00098" calcext:value-type="float">
            <text:p>1.00098</text:p>
          </table:table-cell>
          <table:table-cell office:value-type="float" office:value="0.00000127516" calcext:value-type="float">
            <text:p>0.000001275160</text:p>
          </table:table-cell>
          <table:table-cell office:value-type="float" office:value="0.00000194258" calcext:value-type="float">
            <text:p>0.000001942580</text:p>
          </table:table-cell>
          <table:table-cell table:style-name="ce2" office:value-type="float" office:value="0.00000321774" calcext:value-type="float">
            <text:p>3.22E-006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226831" calcext:value-type="float">
            <text:p>0.000000226831</text:p>
          </table:table-cell>
          <table:table-cell office:value-type="float" office:value="0.000000935916" calcext:value-type="float">
            <text:p>0.000000935916</text:p>
          </table:table-cell>
          <table:table-cell table:style-name="ce2" office:value-type="float" office:value="0.00000116275" calcext:value-type="float">
            <text:p>1.16E-006</text:p>
          </table:table-cell>
          <table:table-cell office:value-type="float" office:value="7.24" calcext:value-type="float">
            <text:p>7.24</text:p>
          </table:table-cell>
          <table:table-cell office:value-type="float" office:value="224.399" calcext:value-type="float">
            <text:p>224.399</text:p>
          </table:table-cell>
        </table:table-row>
        <table:table-row table:style-name="ro2">
          <table:table-cell office:value-type="float" office:value="15.381" calcext:value-type="float">
            <text:p>15.381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125971" calcext:value-type="float">
            <text:p>0.000001259710</text:p>
          </table:table-cell>
          <table:table-cell office:value-type="float" office:value="0.00000196345" calcext:value-type="float">
            <text:p>0.000001963450</text:p>
          </table:table-cell>
          <table:table-cell table:style-name="ce2" office:value-type="float" office:value="0.00000322315" calcext:value-type="float">
            <text:p>3.22E-006</text:p>
          </table:table-cell>
          <table:table-cell/>
          <table:table-cell office:value-type="float" office:value="7.447" calcext:value-type="float">
            <text:p>7.447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216874" calcext:value-type="float">
            <text:p>0.000000216874</text:p>
          </table:table-cell>
          <table:table-cell office:value-type="float" office:value="0.000000953484" calcext:value-type="float">
            <text:p>0.000000953484</text:p>
          </table:table-cell>
          <table:table-cell table:style-name="ce2" office:value-type="float" office:value="0.00000117036" calcext:value-type="float">
            <text:p>1.17E-006</text:p>
          </table:table-cell>
          <table:table-cell office:value-type="float" office:value="7.447" calcext:value-type="float">
            <text:p>7.447</text:p>
          </table:table-cell>
          <table:table-cell office:value-type="float" office:value="224.309" calcext:value-type="float">
            <text:p>224.309</text:p>
          </table:table-cell>
        </table:table-row>
        <table:table-row table:style-name="ro2">
          <table:table-cell office:value-type="float" office:value="15.723" calcext:value-type="float">
            <text:p>15.723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0000012443" calcext:value-type="float">
            <text:p>0.000001244300</text:p>
          </table:table-cell>
          <table:table-cell office:value-type="float" office:value="0.00000198334" calcext:value-type="float">
            <text:p>0.000001983340</text:p>
          </table:table-cell>
          <table:table-cell table:style-name="ce2" office:value-type="float" office:value="0.00000322764" calcext:value-type="float">
            <text:p>3.23E-006</text:p>
          </table:table-cell>
          <table:table-cell/>
          <table:table-cell office:value-type="float" office:value="7.654" calcext:value-type="float">
            <text:p>7.654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208884" calcext:value-type="float">
            <text:p>0.000000208884</text:p>
          </table:table-cell>
          <table:table-cell office:value-type="float" office:value="0.000000970599" calcext:value-type="float">
            <text:p>0.000000970599</text:p>
          </table:table-cell>
          <table:table-cell table:style-name="ce2" office:value-type="float" office:value="0.00000117948" calcext:value-type="float">
            <text:p>1.18E-006</text:p>
          </table:table-cell>
          <table:table-cell office:value-type="float" office:value="7.654" calcext:value-type="float">
            <text:p>7.654</text:p>
          </table:table-cell>
          <table:table-cell office:value-type="float" office:value="224.78" calcext:value-type="float">
            <text:p>224.78</text:p>
          </table:table-cell>
        </table:table-row>
        <table:table-row table:style-name="ro2">
          <table:table-cell office:value-type="float" office:value="16.064" calcext:value-type="float">
            <text:p>16.064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0.00000123022" calcext:value-type="float">
            <text:p>0.000001230220</text:p>
          </table:table-cell>
          <table:table-cell office:value-type="float" office:value="0.00000200245" calcext:value-type="float">
            <text:p>0.000002002450</text:p>
          </table:table-cell>
          <table:table-cell table:style-name="ce2" office:value-type="float" office:value="0.00000323267" calcext:value-type="float">
            <text:p>3.23E-006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199081" calcext:value-type="float">
            <text:p>0.000000199081</text:p>
          </table:table-cell>
          <table:table-cell office:value-type="float" office:value="0.000000987151" calcext:value-type="float">
            <text:p>0.000000987151</text:p>
          </table:table-cell>
          <table:table-cell table:style-name="ce2" office:value-type="float" office:value="0.00000118623" calcext:value-type="float">
            <text:p>1.19E-006</text:p>
          </table:table-cell>
          <table:table-cell office:value-type="float" office:value="7.86" calcext:value-type="float">
            <text:p>7.86</text:p>
          </table:table-cell>
          <table:table-cell office:value-type="float" office:value="223.924" calcext:value-type="float">
            <text:p>223.924</text:p>
          </table:table-cell>
        </table:table-row>
        <table:table-row table:style-name="ro2">
          <table:table-cell office:value-type="float" office:value="16.406" calcext:value-type="float">
            <text:p>16.406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0.00000121672" calcext:value-type="float">
            <text:p>0.000001216720</text:p>
          </table:table-cell>
          <table:table-cell office:value-type="float" office:value="0.00000202083" calcext:value-type="float">
            <text:p>0.000002020830</text:p>
          </table:table-cell>
          <table:table-cell table:style-name="ce2" office:value-type="float" office:value="0.00000323755" calcext:value-type="float">
            <text:p>3.24E-006</text:p>
          </table:table-cell>
          <table:table-cell/>
          <table:table-cell office:value-type="float" office:value="8.067" calcext:value-type="float">
            <text:p>8.067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189656" calcext:value-type="float">
            <text:p>0.000000189656</text:p>
          </table:table-cell>
          <table:table-cell office:value-type="float" office:value="0.00000100328" calcext:value-type="float">
            <text:p>0.000001003280</text:p>
          </table:table-cell>
          <table:table-cell table:style-name="ce2" office:value-type="float" office:value="0.00000119294" calcext:value-type="float">
            <text:p>1.19E-006</text:p>
          </table:table-cell>
          <table:table-cell office:value-type="float" office:value="8.067" calcext:value-type="float">
            <text:p>8.067</text:p>
          </table:table-cell>
          <table:table-cell office:value-type="float" office:value="223.809" calcext:value-type="float">
            <text:p>223.809</text:p>
          </table:table-cell>
        </table:table-row>
        <table:table-row table:style-name="ro2">
          <table:table-cell office:value-type="float" office:value="16.748" calcext:value-type="float">
            <text:p>16.748</text:p>
          </table:table-cell>
          <table:table-cell office:value-type="float" office:value="1.00093" calcext:value-type="float">
            <text:p>1.00093</text:p>
          </table:table-cell>
          <table:table-cell office:value-type="float" office:value="0.00000120355" calcext:value-type="float">
            <text:p>0.000001203550</text:p>
          </table:table-cell>
          <table:table-cell office:value-type="float" office:value="0.00000203865" calcext:value-type="float">
            <text:p>0.000002038650</text:p>
          </table:table-cell>
          <table:table-cell table:style-name="ce2" office:value-type="float" office:value="0.00000324219" calcext:value-type="float">
            <text:p>3.24E-006</text:p>
          </table:table-cell>
          <table:table-cell/>
          <table:table-cell office:value-type="float" office:value="8.274" calcext:value-type="float">
            <text:p>8.274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180419" calcext:value-type="float">
            <text:p>0.000000180419</text:p>
          </table:table-cell>
          <table:table-cell office:value-type="float" office:value="0.00000101899" calcext:value-type="float">
            <text:p>0.000001018990</text:p>
          </table:table-cell>
          <table:table-cell table:style-name="ce2" office:value-type="float" office:value="0.00000119941" calcext:value-type="float">
            <text:p>1.20E-006</text:p>
          </table:table-cell>
          <table:table-cell office:value-type="float" office:value="8.274" calcext:value-type="float">
            <text:p>8.274</text:p>
          </table:table-cell>
          <table:table-cell office:value-type="float" office:value="223.756" calcext:value-type="float">
            <text:p>223.756</text:p>
          </table:table-cell>
        </table:table-row>
        <table:table-row table:style-name="ro2">
          <table:table-cell office:value-type="float" office:value="17.09" calcext:value-type="float">
            <text:p>17.09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0.00000119077" calcext:value-type="float">
            <text:p>0.000001190770</text:p>
          </table:table-cell>
          <table:table-cell office:value-type="float" office:value="0.00000205592" calcext:value-type="float">
            <text:p>0.000002055920</text:p>
          </table:table-cell>
          <table:table-cell table:style-name="ce2" office:value-type="float" office:value="0.00000324669" calcext:value-type="float">
            <text:p>3.25E-006</text:p>
          </table:table-cell>
          <table:table-cell/>
          <table:table-cell office:value-type="float" office:value="8.481" calcext:value-type="float">
            <text:p>8.481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171512" calcext:value-type="float">
            <text:p>0.000000171512</text:p>
          </table:table-cell>
          <table:table-cell office:value-type="float" office:value="0.0000010343" calcext:value-type="float">
            <text:p>0.000001034300</text:p>
          </table:table-cell>
          <table:table-cell table:style-name="ce2" office:value-type="float" office:value="0.00000120581" calcext:value-type="float">
            <text:p>1.21E-006</text:p>
          </table:table-cell>
          <table:table-cell office:value-type="float" office:value="8.481" calcext:value-type="float">
            <text:p>8.481</text:p>
          </table:table-cell>
          <table:table-cell office:value-type="float" office:value="223.676" calcext:value-type="float">
            <text:p>223.676</text:p>
          </table:table-cell>
        </table:table-row>
        <table:table-row table:style-name="ro2">
          <table:table-cell office:value-type="float" office:value="17.432" calcext:value-type="float">
            <text:p>17.432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0.00000117828" calcext:value-type="float">
            <text:p>0.000001178280</text:p>
          </table:table-cell>
          <table:table-cell office:value-type="float" office:value="0.00000207268" calcext:value-type="float">
            <text:p>0.000002072680</text:p>
          </table:table-cell>
          <table:table-cell table:style-name="ce2" office:value-type="float" office:value="0.00000325095" calcext:value-type="float">
            <text:p>3.25E-006</text:p>
          </table:table-cell>
          <table:table-cell/>
          <table:table-cell office:value-type="float" office:value="8.688" calcext:value-type="float">
            <text:p>8.688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162632" calcext:value-type="float">
            <text:p>0.000000162632</text:p>
          </table:table-cell>
          <table:table-cell office:value-type="float" office:value="0.00000104923" calcext:value-type="float">
            <text:p>0.000001049230</text:p>
          </table:table-cell>
          <table:table-cell table:style-name="ce2" office:value-type="float" office:value="0.00000121186" calcext:value-type="float">
            <text:p>1.21E-006</text:p>
          </table:table-cell>
          <table:table-cell office:value-type="float" office:value="8.688" calcext:value-type="float">
            <text:p>8.688</text:p>
          </table:table-cell>
          <table:table-cell office:value-type="float" office:value="223.582" calcext:value-type="float">
            <text:p>223.582</text:p>
          </table:table-cell>
        </table:table-row>
        <table:table-row table:style-name="ro2">
          <table:table-cell office:value-type="float" office:value="17.773" calcext:value-type="float">
            <text:p>17.773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0000011657" calcext:value-type="float">
            <text:p>0.000001165700</text:p>
          </table:table-cell>
          <table:table-cell office:value-type="float" office:value="0.00000208889" calcext:value-type="float">
            <text:p>0.000002088890</text:p>
          </table:table-cell>
          <table:table-cell table:style-name="ce2" office:value-type="float" office:value="0.00000325459" calcext:value-type="float">
            <text:p>3.25E-006</text:p>
          </table:table-cell>
          <table:table-cell/>
          <table:table-cell office:value-type="float" office:value="8.895" calcext:value-type="float">
            <text:p>8.895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0.000000154156" calcext:value-type="float">
            <text:p>0.000000154156</text:p>
          </table:table-cell>
          <table:table-cell office:value-type="float" office:value="0.00000106359" calcext:value-type="float">
            <text:p>0.000001063590</text:p>
          </table:table-cell>
          <table:table-cell table:style-name="ce2" office:value-type="float" office:value="0.00000121774" calcext:value-type="float">
            <text:p>1.22E-006</text:p>
          </table:table-cell>
          <table:table-cell office:value-type="float" office:value="8.895" calcext:value-type="float">
            <text:p>8.895</text:p>
          </table:table-cell>
          <table:table-cell office:value-type="float" office:value="220.175" calcext:value-type="float">
            <text:p>220.175</text:p>
          </table:table-cell>
        </table:table-row>
        <table:table-row table:style-name="ro2">
          <table:table-cell office:value-type="float" office:value="18.115" calcext:value-type="float">
            <text:p>18.115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00000115391" calcext:value-type="float">
            <text:p>0.000001153910</text:p>
          </table:table-cell>
          <table:table-cell office:value-type="float" office:value="0.00000210469" calcext:value-type="float">
            <text:p>0.000002104690</text:p>
          </table:table-cell>
          <table:table-cell table:style-name="ce2" office:value-type="float" office:value="0.0000032586" calcext:value-type="float">
            <text:p>3.26E-006</text:p>
          </table:table-cell>
          <table:table-cell/>
          <table:table-cell office:value-type="float" office:value="9.101" calcext:value-type="float">
            <text:p>9.101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147752" calcext:value-type="float">
            <text:p>0.000000147752</text:p>
          </table:table-cell>
          <table:table-cell office:value-type="float" office:value="0.00000107704" calcext:value-type="float">
            <text:p>0.000001077040</text:p>
          </table:table-cell>
          <table:table-cell table:style-name="ce2" office:value-type="float" office:value="0.00000122479" calcext:value-type="float">
            <text:p>1.22E-006</text:p>
          </table:table-cell>
          <table:table-cell office:value-type="float" office:value="9.101" calcext:value-type="float">
            <text:p>9.101</text:p>
          </table:table-cell>
          <table:table-cell office:value-type="float" office:value="215.354" calcext:value-type="float">
            <text:p>215.354</text:p>
          </table:table-cell>
        </table:table-row>
        <table:table-row table:style-name="ro2">
          <table:table-cell office:value-type="float" office:value="18.457" calcext:value-type="float">
            <text:p>18.457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00000114246" calcext:value-type="float">
            <text:p>0.000001142460</text:p>
          </table:table-cell>
          <table:table-cell office:value-type="float" office:value="0.00000212007" calcext:value-type="float">
            <text:p>0.000002120070</text:p>
          </table:table-cell>
          <table:table-cell table:style-name="ce2" office:value-type="float" office:value="0.00000326254" calcext:value-type="float">
            <text:p>3.26E-006</text:p>
          </table:table-cell>
          <table:table-cell/>
          <table:table-cell office:value-type="float" office:value="9.308" calcext:value-type="float">
            <text:p>9.308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0140722" calcext:value-type="float">
            <text:p>0.000000140722</text:p>
          </table:table-cell>
          <table:table-cell office:value-type="float" office:value="0.00000108965" calcext:value-type="float">
            <text:p>0.000001089650</text:p>
          </table:table-cell>
          <table:table-cell table:style-name="ce2" office:value-type="float" office:value="0.00000123037" calcext:value-type="float">
            <text:p>1.23E-006</text:p>
          </table:table-cell>
          <table:table-cell office:value-type="float" office:value="9.308" calcext:value-type="float">
            <text:p>9.308</text:p>
          </table:table-cell>
          <table:table-cell office:value-type="float" office:value="210.26" calcext:value-type="float">
            <text:p>210.26</text:p>
          </table:table-cell>
        </table:table-row>
        <table:table-row table:style-name="ro2">
          <table:table-cell office:value-type="float" office:value="18.799" calcext:value-type="float">
            <text:p>18.799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00000113117" calcext:value-type="float">
            <text:p>0.000001131170</text:p>
          </table:table-cell>
          <table:table-cell office:value-type="float" office:value="0.00000213513" calcext:value-type="float">
            <text:p>0.000002135130</text:p>
          </table:table-cell>
          <table:table-cell table:style-name="ce2" office:value-type="float" office:value="0.00000326629" calcext:value-type="float">
            <text:p>3.27E-006</text:p>
          </table:table-cell>
          <table:table-cell/>
          <table:table-cell office:value-type="float" office:value="9.515" calcext:value-type="float">
            <text:p>9.515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0134175" calcext:value-type="float">
            <text:p>0.000000134175</text:p>
          </table:table-cell>
          <table:table-cell office:value-type="float" office:value="0.00000110161" calcext:value-type="float">
            <text:p>0.000001101610</text:p>
          </table:table-cell>
          <table:table-cell table:style-name="ce2" office:value-type="float" office:value="0.00000123578" calcext:value-type="float">
            <text:p>1.24E-006</text:p>
          </table:table-cell>
          <table:table-cell office:value-type="float" office:value="9.515" calcext:value-type="float">
            <text:p>9.515</text:p>
          </table:table-cell>
          <table:table-cell office:value-type="float" office:value="208.856" calcext:value-type="float">
            <text:p>208.856</text:p>
          </table:table-cell>
        </table:table-row>
        <table:table-row table:style-name="ro2">
          <table:table-cell office:value-type="float" office:value="19.141" calcext:value-type="float">
            <text:p>19.141</text:p>
          </table:table-cell>
          <table:table-cell office:value-type="float" office:value="1.0009" calcext:value-type="float">
            <text:p>1.0009</text:p>
          </table:table-cell>
          <table:table-cell office:value-type="float" office:value="0.00000112006" calcext:value-type="float">
            <text:p>0.000001120060</text:p>
          </table:table-cell>
          <table:table-cell office:value-type="float" office:value="0.00000214988" calcext:value-type="float">
            <text:p>0.000002149880</text:p>
          </table:table-cell>
          <table:table-cell table:style-name="ce2" office:value-type="float" office:value="0.00000326994" calcext:value-type="float">
            <text:p>3.27E-006</text:p>
          </table:table-cell>
          <table:table-cell/>
          <table:table-cell office:value-type="float" office:value="9.722" calcext:value-type="float">
            <text:p>9.722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127759" calcext:value-type="float">
            <text:p>0.000000127759</text:p>
          </table:table-cell>
          <table:table-cell office:value-type="float" office:value="0.00000111315" calcext:value-type="float">
            <text:p>0.000001113150</text:p>
          </table:table-cell>
          <table:table-cell table:style-name="ce2" office:value-type="float" office:value="0.00000124091" calcext:value-type="float">
            <text:p>1.24E-006</text:p>
          </table:table-cell>
          <table:table-cell office:value-type="float" office:value="9.722" calcext:value-type="float">
            <text:p>9.722</text:p>
          </table:table-cell>
          <table:table-cell office:value-type="float" office:value="207.422" calcext:value-type="float">
            <text:p>207.422</text:p>
          </table:table-cell>
        </table:table-row>
        <table:table-row table:style-name="ro2">
          <table:table-cell office:value-type="float" office:value="19.482" calcext:value-type="float">
            <text:p>19.482</text:p>
          </table:table-cell>
          <table:table-cell office:value-type="float" office:value="1.0009" calcext:value-type="float">
            <text:p>1.0009</text:p>
          </table:table-cell>
          <table:table-cell office:value-type="float" office:value="0.00000110916" calcext:value-type="float">
            <text:p>0.000001109160</text:p>
          </table:table-cell>
          <table:table-cell office:value-type="float" office:value="0.00000216427" calcext:value-type="float">
            <text:p>0.000002164270</text:p>
          </table:table-cell>
          <table:table-cell table:style-name="ce2" office:value-type="float" office:value="0.00000327343" calcext:value-type="float">
            <text:p>3.27E-006</text:p>
          </table:table-cell>
          <table:table-cell/>
          <table:table-cell office:value-type="float" office:value="9.929" calcext:value-type="float">
            <text:p>9.929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12162" calcext:value-type="float">
            <text:p>0.000000121620</text:p>
          </table:table-cell>
          <table:table-cell office:value-type="float" office:value="0.00000112434" calcext:value-type="float">
            <text:p>0.000001124340</text:p>
          </table:table-cell>
          <table:table-cell table:style-name="ce2" office:value-type="float" office:value="0.00000124596" calcext:value-type="float">
            <text:p>1.25E-006</text:p>
          </table:table-cell>
          <table:table-cell office:value-type="float" office:value="9.929" calcext:value-type="float">
            <text:p>9.929</text:p>
          </table:table-cell>
          <table:table-cell office:value-type="float" office:value="206.697" calcext:value-type="float">
            <text:p>206.697</text:p>
          </table:table-cell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1.0009" calcext:value-type="float">
            <text:p>1.0009</text:p>
          </table:table-cell>
          <table:table-cell office:value-type="float" office:value="0.00000109846" calcext:value-type="float">
            <text:p>0.000001098460</text:p>
          </table:table-cell>
          <table:table-cell office:value-type="float" office:value="0.00000217835" calcext:value-type="float">
            <text:p>0.000002178350</text:p>
          </table:table-cell>
          <table:table-cell table:style-name="ce2" office:value-type="float" office:value="0.0000032768" calcext:value-type="float">
            <text:p>3.28E-006</text:p>
          </table:table-cell>
          <table:table-cell/>
          <table:table-cell office:value-type="float" office:value="10.136" calcext:value-type="float">
            <text:p>10.136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115636" calcext:value-type="float">
            <text:p>0.000000115636</text:p>
          </table:table-cell>
          <table:table-cell office:value-type="float" office:value="0.00000113524" calcext:value-type="float">
            <text:p>0.000001135240</text:p>
          </table:table-cell>
          <table:table-cell table:style-name="ce2" office:value-type="float" office:value="0.00000125088" calcext:value-type="float">
            <text:p>1.25E-006</text:p>
          </table:table-cell>
          <table:table-cell office:value-type="float" office:value="10.136" calcext:value-type="float">
            <text:p>10.136</text:p>
          </table:table-cell>
          <table:table-cell office:value-type="float" office:value="206.55" calcext:value-type="float">
            <text:p>206.55</text:p>
          </table:table-cell>
        </table:table-row>
        <table:table-row table:style-name="ro2">
          <table:table-cell office:value-type="float" office:value="20.166" calcext:value-type="float">
            <text:p>20.166</text:p>
          </table:table-cell>
          <table:table-cell office:value-type="float" office:value="1.00089" calcext:value-type="float">
            <text:p>1.00089</text:p>
          </table:table-cell>
          <table:table-cell office:value-type="float" office:value="0.00000108763" calcext:value-type="float">
            <text:p>0.000001087630</text:p>
          </table:table-cell>
          <table:table-cell office:value-type="float" office:value="0.00000219203" calcext:value-type="float">
            <text:p>0.000002192030</text:p>
          </table:table-cell>
          <table:table-cell table:style-name="ce2" office:value-type="float" office:value="0.00000327966" calcext:value-type="float">
            <text:p>3.28E-006</text:p>
          </table:table-cell>
          <table:table-cell/>
          <table:table-cell office:value-type="float" office:value="10.343" calcext:value-type="float">
            <text:p>10.343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109758" calcext:value-type="float">
            <text:p>0.000000109758</text:p>
          </table:table-cell>
          <table:table-cell office:value-type="float" office:value="0.00000114591" calcext:value-type="float">
            <text:p>0.000001145910</text:p>
          </table:table-cell>
          <table:table-cell table:style-name="ce2" office:value-type="float" office:value="0.00000125567" calcext:value-type="float">
            <text:p>1.26E-006</text:p>
          </table:table-cell>
          <table:table-cell office:value-type="float" office:value="10.343" calcext:value-type="float">
            <text:p>10.343</text:p>
          </table:table-cell>
          <table:table-cell office:value-type="float" office:value="206.359" calcext:value-type="float">
            <text:p>206.359</text:p>
          </table:table-cell>
        </table:table-row>
        <table:table-row table:style-name="ro2">
          <table:table-cell office:value-type="float" office:value="20.508" calcext:value-type="float">
            <text:p>20.508</text:p>
          </table:table-cell>
          <table:table-cell office:value-type="float" office:value="1.00089" calcext:value-type="float">
            <text:p>1.00089</text:p>
          </table:table-cell>
          <table:table-cell office:value-type="float" office:value="0.00000107743" calcext:value-type="float">
            <text:p>0.000001077430</text:p>
          </table:table-cell>
          <table:table-cell office:value-type="float" office:value="0.00000220541" calcext:value-type="float">
            <text:p>0.000002205410</text:p>
          </table:table-cell>
          <table:table-cell table:style-name="ce2" office:value-type="float" office:value="0.00000328284" calcext:value-type="float">
            <text:p>3.28E-006</text:p>
          </table:table-cell>
          <table:table-cell/>
          <table:table-cell office:value-type="float" office:value="10.549" calcext:value-type="float">
            <text:p>10.549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10505" calcext:value-type="float">
            <text:p>0.000000105050</text:p>
          </table:table-cell>
          <table:table-cell office:value-type="float" office:value="0.0000011563" calcext:value-type="float">
            <text:p>0.000001156300</text:p>
          </table:table-cell>
          <table:table-cell table:style-name="ce2" office:value-type="float" office:value="0.00000126135" calcext:value-type="float">
            <text:p>1.26E-006</text:p>
          </table:table-cell>
          <table:table-cell office:value-type="float" office:value="10.549" calcext:value-type="float">
            <text:p>10.549</text:p>
          </table:table-cell>
          <table:table-cell office:value-type="float" office:value="206.24" calcext:value-type="float">
            <text:p>206.24</text:p>
          </table:table-cell>
        </table:table-row>
        <table:table-row table:style-name="ro2">
          <table:table-cell office:value-type="float" office:value="20.849" calcext:value-type="float">
            <text:p>20.849</text:p>
          </table:table-cell>
          <table:table-cell office:value-type="float" office:value="1.00089" calcext:value-type="float">
            <text:p>1.00089</text:p>
          </table:table-cell>
          <table:table-cell office:value-type="float" office:value="0.00000106748" calcext:value-type="float">
            <text:p>0.000001067480</text:p>
          </table:table-cell>
          <table:table-cell office:value-type="float" office:value="0.00000221845" calcext:value-type="float">
            <text:p>0.000002218450</text:p>
          </table:table-cell>
          <table:table-cell table:style-name="ce2" office:value-type="float" office:value="0.00000328593" calcext:value-type="float">
            <text:p>3.29E-006</text:p>
          </table:table-cell>
          <table:table-cell/>
          <table:table-cell office:value-type="float" office:value="10.756" calcext:value-type="float">
            <text:p>10.756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0993408" calcext:value-type="float">
            <text:p>0.000000099341</text:p>
          </table:table-cell>
          <table:table-cell office:value-type="float" office:value="0.00000116652" calcext:value-type="float">
            <text:p>0.000001166520</text:p>
          </table:table-cell>
          <table:table-cell table:style-name="ce2" office:value-type="float" office:value="0.00000126586" calcext:value-type="float">
            <text:p>1.27E-006</text:p>
          </table:table-cell>
          <table:table-cell office:value-type="float" office:value="10.756" calcext:value-type="float">
            <text:p>10.756</text:p>
          </table:table-cell>
          <table:table-cell office:value-type="float" office:value="205.959" calcext:value-type="float">
            <text:p>205.959</text:p>
          </table:table-cell>
        </table:table-row>
        <table:table-row table:style-name="ro2">
          <table:table-cell office:value-type="float" office:value="21.191" calcext:value-type="float">
            <text:p>21.191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105772" calcext:value-type="float">
            <text:p>0.000001057720</text:p>
          </table:table-cell>
          <table:table-cell office:value-type="float" office:value="0.00000223118" calcext:value-type="float">
            <text:p>0.000002231180</text:p>
          </table:table-cell>
          <table:table-cell table:style-name="ce2" office:value-type="float" office:value="0.0000032889" calcext:value-type="float">
            <text:p>3.29E-006</text:p>
          </table:table-cell>
          <table:table-cell/>
          <table:table-cell office:value-type="float" office:value="10.963" calcext:value-type="float">
            <text:p>10.963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0937168" calcext:value-type="float">
            <text:p>0.000000093717</text:p>
          </table:table-cell>
          <table:table-cell office:value-type="float" office:value="0.00000117653" calcext:value-type="float">
            <text:p>0.000001176530</text:p>
          </table:table-cell>
          <table:table-cell table:style-name="ce2" office:value-type="float" office:value="0.00000127024" calcext:value-type="float">
            <text:p>1.27E-006</text:p>
          </table:table-cell>
          <table:table-cell office:value-type="float" office:value="10.963" calcext:value-type="float">
            <text:p>10.963</text:p>
          </table:table-cell>
          <table:table-cell office:value-type="float" office:value="205.801" calcext:value-type="float">
            <text:p>205.801</text:p>
          </table:table-cell>
        </table:table-row>
        <table:table-row table:style-name="ro2">
          <table:table-cell office:value-type="float" office:value="21.533" calcext:value-type="float">
            <text:p>21.533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104817" calcext:value-type="float">
            <text:p>0.000001048170</text:p>
          </table:table-cell>
          <table:table-cell office:value-type="float" office:value="0.00000224361" calcext:value-type="float">
            <text:p>0.000002243610</text:p>
          </table:table-cell>
          <table:table-cell table:style-name="ce2" office:value-type="float" office:value="0.00000329178" calcext:value-type="float">
            <text:p>3.29E-006</text:p>
          </table:table-cell>
          <table:table-cell/>
          <table:table-cell office:value-type="float" office:value="11.17" calcext:value-type="float">
            <text:p>11.17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0881487" calcext:value-type="float">
            <text:p>0.000000088149</text:p>
          </table:table-cell>
          <table:table-cell office:value-type="float" office:value="0.00000118632" calcext:value-type="float">
            <text:p>0.000001186320</text:p>
          </table:table-cell>
          <table:table-cell table:style-name="ce2" office:value-type="float" office:value="0.00000127447" calcext:value-type="float">
            <text:p>1.27E-006</text:p>
          </table:table-cell>
          <table:table-cell office:value-type="float" office:value="11.17" calcext:value-type="float">
            <text:p>11.17</text:p>
          </table:table-cell>
          <table:table-cell office:value-type="float" office:value="205.553" calcext:value-type="float">
            <text:p>205.553</text:p>
          </table:table-cell>
        </table:table-row>
        <table:table-row table:style-name="ro2">
          <table:table-cell office:value-type="float" office:value="21.875" calcext:value-type="float">
            <text:p>21.875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0.00000103883" calcext:value-type="float">
            <text:p>0.000001038830</text:p>
          </table:table-cell>
          <table:table-cell office:value-type="float" office:value="0.00000225576" calcext:value-type="float">
            <text:p>0.000002255760</text:p>
          </table:table-cell>
          <table:table-cell table:style-name="ce2" office:value-type="float" office:value="0.00000329459" calcext:value-type="float">
            <text:p>3.29E-006</text:p>
          </table:table-cell>
          <table:table-cell/>
          <table:table-cell office:value-type="float" office:value="11.377" calcext:value-type="float">
            <text:p>11.377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0826898" calcext:value-type="float">
            <text:p>0.000000082690</text:p>
          </table:table-cell>
          <table:table-cell office:value-type="float" office:value="0.00000119592" calcext:value-type="float">
            <text:p>0.000001195920</text:p>
          </table:table-cell>
          <table:table-cell table:style-name="ce2" office:value-type="float" office:value="0.00000127861" calcext:value-type="float">
            <text:p>1.28E-006</text:p>
          </table:table-cell>
          <table:table-cell office:value-type="float" office:value="11.377" calcext:value-type="float">
            <text:p>11.377</text:p>
          </table:table-cell>
          <table:table-cell office:value-type="float" office:value="205.256" calcext:value-type="float">
            <text:p>205.256</text:p>
          </table:table-cell>
        </table:table-row>
        <table:table-row table:style-name="ro2">
          <table:table-cell office:value-type="float" office:value="22.217" calcext:value-type="float">
            <text:p>22.217</text:p>
          </table:table-cell>
          <table:table-cell office:value-type="float" office:value="1.00087" calcext:value-type="float">
            <text:p>1.00087</text:p>
          </table:table-cell>
          <table:table-cell office:value-type="float" office:value="0.00000102932" calcext:value-type="float">
            <text:p>0.000001029320</text:p>
          </table:table-cell>
          <table:table-cell office:value-type="float" office:value="0.00000226762" calcext:value-type="float">
            <text:p>0.000002267620</text:p>
          </table:table-cell>
          <table:table-cell table:style-name="ce2" office:value-type="float" office:value="0.00000329693" calcext:value-type="float">
            <text:p>3.30E-006</text:p>
          </table:table-cell>
          <table:table-cell/>
          <table:table-cell office:value-type="float" office:value="11.584" calcext:value-type="float">
            <text:p>11.584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0771935" calcext:value-type="float">
            <text:p>0.000000077194</text:p>
          </table:table-cell>
          <table:table-cell office:value-type="float" office:value="0.0000012053" calcext:value-type="float">
            <text:p>0.000001205300</text:p>
          </table:table-cell>
          <table:table-cell table:style-name="ce2" office:value-type="float" office:value="0.00000128249" calcext:value-type="float">
            <text:p>1.28E-006</text:p>
          </table:table-cell>
          <table:table-cell office:value-type="float" office:value="11.584" calcext:value-type="float">
            <text:p>11.584</text:p>
          </table:table-cell>
          <table:table-cell office:value-type="float" office:value="204.732" calcext:value-type="float">
            <text:p>204.732</text:p>
          </table:table-cell>
        </table:table-row>
        <table:table-row table:style-name="ro2">
          <table:table-cell office:value-type="float" office:value="22.558" calcext:value-type="float">
            <text:p>22.558</text:p>
          </table:table-cell>
          <table:table-cell office:value-type="float" office:value="1.00087" calcext:value-type="float">
            <text:p>1.00087</text:p>
          </table:table-cell>
          <table:table-cell office:value-type="float" office:value="0.00000102039" calcext:value-type="float">
            <text:p>0.000001020390</text:p>
          </table:table-cell>
          <table:table-cell office:value-type="float" office:value="0.00000227918" calcext:value-type="float">
            <text:p>0.000002279180</text:p>
          </table:table-cell>
          <table:table-cell table:style-name="ce2" office:value-type="float" office:value="0.00000329957" calcext:value-type="float">
            <text:p>3.30E-006</text:p>
          </table:table-cell>
          <table:table-cell/>
          <table:table-cell office:value-type="float" office:value="11.791" calcext:value-type="float">
            <text:p>11.791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071989" calcext:value-type="float">
            <text:p>0.000000071989</text:p>
          </table:table-cell>
          <table:table-cell office:value-type="float" office:value="0.00000121445" calcext:value-type="float">
            <text:p>0.000001214450</text:p>
          </table:table-cell>
          <table:table-cell table:style-name="ce2" office:value-type="float" office:value="0.00000128644" calcext:value-type="float">
            <text:p>1.29E-006</text:p>
          </table:table-cell>
          <table:table-cell office:value-type="float" office:value="11.791" calcext:value-type="float">
            <text:p>11.791</text:p>
          </table:table-cell>
          <table:table-cell office:value-type="float" office:value="203.912" calcext:value-type="float">
            <text:p>203.912</text:p>
          </table:table-cell>
        </table:table-row>
        <table:table-row table:style-name="ro2">
          <table:table-cell office:value-type="float" office:value="22.9" calcext:value-type="float">
            <text:p>22.9</text:p>
          </table:table-cell>
          <table:table-cell office:value-type="float" office:value="1.00087" calcext:value-type="float">
            <text:p>1.00087</text:p>
          </table:table-cell>
          <table:table-cell office:value-type="float" office:value="0.00000101164" calcext:value-type="float">
            <text:p>0.000001011640</text:p>
          </table:table-cell>
          <table:table-cell office:value-type="float" office:value="0.0000022905" calcext:value-type="float">
            <text:p>0.000002290500</text:p>
          </table:table-cell>
          <table:table-cell table:style-name="ce2" office:value-type="float" office:value="0.00000330214" calcext:value-type="float">
            <text:p>3.30E-006</text:p>
          </table:table-cell>
          <table:table-cell/>
          <table:table-cell office:value-type="float" office:value="11.997" calcext:value-type="float">
            <text:p>11.997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0669066" calcext:value-type="float">
            <text:p>0.000000066907</text:p>
          </table:table-cell>
          <table:table-cell office:value-type="float" office:value="0.00000122334" calcext:value-type="float">
            <text:p>0.000001223340</text:p>
          </table:table-cell>
          <table:table-cell table:style-name="ce2" office:value-type="float" office:value="0.00000129025" calcext:value-type="float">
            <text:p>1.29E-006</text:p>
          </table:table-cell>
          <table:table-cell office:value-type="float" office:value="11.997" calcext:value-type="float">
            <text:p>11.997</text:p>
          </table:table-cell>
          <table:table-cell office:value-type="float" office:value="203.297" calcext:value-type="float">
            <text:p>203.297</text:p>
          </table:table-cell>
        </table:table-row>
        <table:table-row table:style-name="ro2">
          <table:table-cell office:value-type="float" office:value="23.242" calcext:value-type="float">
            <text:p>23.242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0.00000100304" calcext:value-type="float">
            <text:p>0.000001003040</text:p>
          </table:table-cell>
          <table:table-cell office:value-type="float" office:value="0.00000230158" calcext:value-type="float">
            <text:p>0.000002301580</text:p>
          </table:table-cell>
          <table:table-cell table:style-name="ce2" office:value-type="float" office:value="0.00000330462" calcext:value-type="float">
            <text:p>3.30E-006</text:p>
          </table:table-cell>
          <table:table-cell/>
          <table:table-cell office:value-type="float" office:value="12.204" calcext:value-type="float">
            <text:p>12.204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0.0000000627615" calcext:value-type="float">
            <text:p>0.000000062762</text:p>
          </table:table-cell>
          <table:table-cell office:value-type="float" office:value="0.00000123207" calcext:value-type="float">
            <text:p>0.000001232070</text:p>
          </table:table-cell>
          <table:table-cell table:style-name="ce2" office:value-type="float" office:value="0.00000129483" calcext:value-type="float">
            <text:p>1.29E-006</text:p>
          </table:table-cell>
          <table:table-cell office:value-type="float" office:value="12.204" calcext:value-type="float">
            <text:p>12.204</text:p>
          </table:table-cell>
          <table:table-cell office:value-type="float" office:value="202.801" calcext:value-type="float">
            <text:p>202.801</text:p>
          </table:table-cell>
        </table:table-row>
        <table:table-row table:style-name="ro2">
          <table:table-cell office:value-type="float" office:value="23.584" calcext:value-type="float">
            <text:p>23.584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0.000000994673" calcext:value-type="float">
            <text:p>0.000000994673</text:p>
          </table:table-cell>
          <table:table-cell office:value-type="float" office:value="0.0000023124" calcext:value-type="float">
            <text:p>0.000002312400</text:p>
          </table:table-cell>
          <table:table-cell table:style-name="ce2" office:value-type="float" office:value="0.00000330707" calcext:value-type="float">
            <text:p>3.31E-006</text:p>
          </table:table-cell>
          <table:table-cell/>
          <table:table-cell office:value-type="float" office:value="12.411" calcext:value-type="float">
            <text:p>12.411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0.000000057844" calcext:value-type="float">
            <text:p>0.000000057844</text:p>
          </table:table-cell>
          <table:table-cell office:value-type="float" office:value="0.00000124056" calcext:value-type="float">
            <text:p>0.000001240560</text:p>
          </table:table-cell>
          <table:table-cell table:style-name="ce2" office:value-type="float" office:value="0.0000012984" calcext:value-type="float">
            <text:p>1.30E-006</text:p>
          </table:table-cell>
          <table:table-cell office:value-type="float" office:value="12.411" calcext:value-type="float">
            <text:p>12.411</text:p>
          </table:table-cell>
          <table:table-cell office:value-type="float" office:value="200.878" calcext:value-type="float">
            <text:p>200.878</text:p>
          </table:table-cell>
        </table:table-row>
        <table:table-row table:style-name="ro2">
          <table:table-cell office:value-type="float" office:value="23.926" calcext:value-type="float">
            <text:p>23.926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0.000000986393" calcext:value-type="float">
            <text:p>0.000000986393</text:p>
          </table:table-cell>
          <table:table-cell office:value-type="float" office:value="0.00000232302" calcext:value-type="float">
            <text:p>0.000002323020</text:p>
          </table:table-cell>
          <table:table-cell table:style-name="ce2" office:value-type="float" office:value="0.00000330941" calcext:value-type="float">
            <text:p>3.31E-006</text:p>
          </table:table-cell>
          <table:table-cell/>
          <table:table-cell office:value-type="float" office:value="12.618" calcext:value-type="float">
            <text:p>12.618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0.0000000532616" calcext:value-type="float">
            <text:p>0.000000053262</text:p>
          </table:table-cell>
          <table:table-cell office:value-type="float" office:value="0.00000124863" calcext:value-type="float">
            <text:p>0.000001248630</text:p>
          </table:table-cell>
          <table:table-cell table:style-name="ce2" office:value-type="float" office:value="0.00000130189" calcext:value-type="float">
            <text:p>1.30E-006</text:p>
          </table:table-cell>
          <table:table-cell office:value-type="float" office:value="12.618" calcext:value-type="float">
            <text:p>12.618</text:p>
          </table:table-cell>
          <table:table-cell office:value-type="float" office:value="196.097" calcext:value-type="float">
            <text:p>196.097</text:p>
          </table:table-cell>
        </table:table-row>
        <table:table-row table:style-name="ro2">
          <table:table-cell office:value-type="float" office:value="24.267" calcext:value-type="float">
            <text:p>24.267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0.000000977905" calcext:value-type="float">
            <text:p>0.000000977905</text:p>
          </table:table-cell>
          <table:table-cell office:value-type="float" office:value="0.00000233347" calcext:value-type="float">
            <text:p>0.000002333470</text:p>
          </table:table-cell>
          <table:table-cell table:style-name="ce2" office:value-type="float" office:value="0.00000331137" calcext:value-type="float">
            <text:p>3.31E-006</text:p>
          </table:table-cell>
          <table:table-cell/>
          <table:table-cell office:value-type="float" office:value="12.825" calcext:value-type="float">
            <text:p>12.825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0490383" calcext:value-type="float">
            <text:p>0.000000049038</text:p>
          </table:table-cell>
          <table:table-cell office:value-type="float" office:value="0.00000125631" calcext:value-type="float">
            <text:p>0.000001256310</text:p>
          </table:table-cell>
          <table:table-cell table:style-name="ce2" office:value-type="float" office:value="0.00000130535" calcext:value-type="float">
            <text:p>1.31E-006</text:p>
          </table:table-cell>
          <table:table-cell office:value-type="float" office:value="12.825" calcext:value-type="float">
            <text:p>12.825</text:p>
          </table:table-cell>
          <table:table-cell office:value-type="float" office:value="194.542" calcext:value-type="float">
            <text:p>194.542</text:p>
          </table:table-cell>
        </table:table-row>
        <table:table-row table:style-name="ro2">
          <table:table-cell office:value-type="float" office:value="24.609" calcext:value-type="float">
            <text:p>24.609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0.000000969825" calcext:value-type="float">
            <text:p>0.000000969825</text:p>
          </table:table-cell>
          <table:table-cell office:value-type="float" office:value="0.0000023438" calcext:value-type="float">
            <text:p>0.000002343800</text:p>
          </table:table-cell>
          <table:table-cell table:style-name="ce2" office:value-type="float" office:value="0.00000331362" calcext:value-type="float">
            <text:p>3.31E-006</text:p>
          </table:table-cell>
          <table:table-cell/>
          <table:table-cell office:value-type="float" office:value="13.032" calcext:value-type="float">
            <text:p>13.032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044894" calcext:value-type="float">
            <text:p>0.000000044894</text:p>
          </table:table-cell>
          <table:table-cell office:value-type="float" office:value="0.00000126373" calcext:value-type="float">
            <text:p>0.000001263730</text:p>
          </table:table-cell>
          <table:table-cell table:style-name="ce2" office:value-type="float" office:value="0.00000130862" calcext:value-type="float">
            <text:p>1.31E-006</text:p>
          </table:table-cell>
          <table:table-cell office:value-type="float" office:value="13.032" calcext:value-type="float">
            <text:p>13.032</text:p>
          </table:table-cell>
          <table:table-cell office:value-type="float" office:value="192.306" calcext:value-type="float">
            <text:p>192.306</text:p>
          </table:table-cell>
        </table:table-row>
        <table:table-row table:style-name="ro2">
          <table:table-cell office:value-type="float" office:value="24.951" calcext:value-type="float">
            <text:p>24.951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0.000000961826" calcext:value-type="float">
            <text:p>0.000000961826</text:p>
          </table:table-cell>
          <table:table-cell office:value-type="float" office:value="0.00000235397" calcext:value-type="float">
            <text:p>0.000002353970</text:p>
          </table:table-cell>
          <table:table-cell table:style-name="ce2" office:value-type="float" office:value="0.00000331579" calcext:value-type="float">
            <text:p>3.32E-006</text:p>
          </table:table-cell>
          <table:table-cell/>
          <table:table-cell office:value-type="float" office:value="13.238" calcext:value-type="float">
            <text:p>13.238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0410068" calcext:value-type="float">
            <text:p>0.000000041007</text:p>
          </table:table-cell>
          <table:table-cell office:value-type="float" office:value="0.00000127086" calcext:value-type="float">
            <text:p>0.000001270860</text:p>
          </table:table-cell>
          <table:table-cell table:style-name="ce2" office:value-type="float" office:value="0.00000131186" calcext:value-type="float">
            <text:p>1.31E-006</text:p>
          </table:table-cell>
          <table:table-cell office:value-type="float" office:value="13.238" calcext:value-type="float">
            <text:p>13.238</text:p>
          </table:table-cell>
          <table:table-cell office:value-type="float" office:value="190.802" calcext:value-type="float">
            <text:p>190.802</text:p>
          </table:table-cell>
        </table:table-row>
        <table:table-row table:style-name="ro2">
          <table:table-cell office:value-type="float" office:value="25.293" calcext:value-type="float">
            <text:p>25.293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0.000000953883" calcext:value-type="float">
            <text:p>0.000000953883</text:p>
          </table:table-cell>
          <table:table-cell office:value-type="float" office:value="0.00000236401" calcext:value-type="float">
            <text:p>0.000002364010</text:p>
          </table:table-cell>
          <table:table-cell table:style-name="ce2" office:value-type="float" office:value="0.00000331789" calcext:value-type="float">
            <text:p>3.32E-006</text:p>
          </table:table-cell>
          <table:table-cell/>
          <table:table-cell office:value-type="float" office:value="13.445" calcext:value-type="float">
            <text:p>13.445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0373031" calcext:value-type="float">
            <text:p>0.000000037303</text:p>
          </table:table-cell>
          <table:table-cell office:value-type="float" office:value="0.00000127775" calcext:value-type="float">
            <text:p>0.000001277750</text:p>
          </table:table-cell>
          <table:table-cell table:style-name="ce2" office:value-type="float" office:value="0.00000131505" calcext:value-type="float">
            <text:p>1.32E-006</text:p>
          </table:table-cell>
          <table:table-cell office:value-type="float" office:value="13.445" calcext:value-type="float">
            <text:p>13.445</text:p>
          </table:table-cell>
          <table:table-cell office:value-type="float" office:value="188.097" calcext:value-type="float">
            <text:p>188.097</text:p>
          </table:table-cell>
        </table:table-row>
        <table:table-row table:style-name="ro2">
          <table:table-cell office:value-type="float" office:value="25.635" calcext:value-type="float">
            <text:p>25.635</text:p>
          </table:table-cell>
          <table:table-cell office:value-type="float" office:value="1.00086" calcext:value-type="float">
            <text:p>1.00086</text:p>
          </table:table-cell>
          <table:table-cell office:value-type="float" office:value="0.000000946011" calcext:value-type="float">
            <text:p>0.000000946011</text:p>
          </table:table-cell>
          <table:table-cell office:value-type="float" office:value="0.00000237393" calcext:value-type="float">
            <text:p>0.000002373930</text:p>
          </table:table-cell>
          <table:table-cell table:style-name="ce2" office:value-type="float" office:value="0.00000331994" calcext:value-type="float">
            <text:p>3.32E-006</text:p>
          </table:table-cell>
          <table:table-cell/>
          <table:table-cell office:value-type="float" office:value="13.652" calcext:value-type="float">
            <text:p>13.652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0344913" calcext:value-type="float">
            <text:p>0.000000034491</text:p>
          </table:table-cell>
          <table:table-cell office:value-type="float" office:value="0.0000012844" calcext:value-type="float">
            <text:p>0.000001284400</text:p>
          </table:table-cell>
          <table:table-cell table:style-name="ce2" office:value-type="float" office:value="0.00000131889" calcext:value-type="float">
            <text:p>1.32E-006</text:p>
          </table:table-cell>
          <table:table-cell office:value-type="float" office:value="13.652" calcext:value-type="float">
            <text:p>13.652</text:p>
          </table:table-cell>
          <table:table-cell office:value-type="float" office:value="186.921" calcext:value-type="float">
            <text:p>186.921</text:p>
          </table:table-cell>
        </table:table-row>
        <table:table-row table:style-name="ro2">
          <table:table-cell office:value-type="float" office:value="25.976" calcext:value-type="float">
            <text:p>25.976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0938054" calcext:value-type="float">
            <text:p>0.000000938054</text:p>
          </table:table-cell>
          <table:table-cell office:value-type="float" office:value="0.00000238362" calcext:value-type="float">
            <text:p>0.000002383620</text:p>
          </table:table-cell>
          <table:table-cell table:style-name="ce2" office:value-type="float" office:value="0.00000332167" calcext:value-type="float">
            <text:p>3.32E-006</text:p>
          </table:table-cell>
          <table:table-cell/>
          <table:table-cell office:value-type="float" office:value="13.859" calcext:value-type="float">
            <text:p>13.859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00310803" calcext:value-type="float">
            <text:p>0.000000031080</text:p>
          </table:table-cell>
          <table:table-cell office:value-type="float" office:value="0.00000129087" calcext:value-type="float">
            <text:p>0.000001290870</text:p>
          </table:table-cell>
          <table:table-cell table:style-name="ce2" office:value-type="float" office:value="0.00000132195" calcext:value-type="float">
            <text:p>1.32E-006</text:p>
          </table:table-cell>
          <table:table-cell office:value-type="float" office:value="13.859" calcext:value-type="float">
            <text:p>13.859</text:p>
          </table:table-cell>
          <table:table-cell office:value-type="float" office:value="185.578" calcext:value-type="float">
            <text:p>185.578</text:p>
          </table:table-cell>
        </table:table-row>
        <table:table-row table:style-name="ro2">
          <table:table-cell office:value-type="float" office:value="26.318" calcext:value-type="float">
            <text:p>26.318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0930472" calcext:value-type="float">
            <text:p>0.000000930472</text:p>
          </table:table-cell>
          <table:table-cell office:value-type="float" office:value="0.00000239313" calcext:value-type="float">
            <text:p>0.000002393130</text:p>
          </table:table-cell>
          <table:table-cell table:style-name="ce2" office:value-type="float" office:value="0.0000033236" calcext:value-type="float">
            <text:p>3.32E-006</text:p>
          </table:table-cell>
          <table:table-cell/>
          <table:table-cell office:value-type="float" office:value="14.066" calcext:value-type="float">
            <text:p>14.066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00276669" calcext:value-type="float">
            <text:p>0.000000027667</text:p>
          </table:table-cell>
          <table:table-cell office:value-type="float" office:value="0.00000129716" calcext:value-type="float">
            <text:p>0.000001297160</text:p>
          </table:table-cell>
          <table:table-cell table:style-name="ce2" office:value-type="float" office:value="0.00000132482" calcext:value-type="float">
            <text:p>1.32E-006</text:p>
          </table:table-cell>
          <table:table-cell office:value-type="float" office:value="14.066" calcext:value-type="float">
            <text:p>14.066</text:p>
          </table:table-cell>
          <table:table-cell office:value-type="float" office:value="184.664" calcext:value-type="float">
            <text:p>184.664</text:p>
          </table:table-cell>
        </table:table-row>
        <table:table-row table:style-name="ro2">
          <table:table-cell office:value-type="float" office:value="26.66" calcext:value-type="float">
            <text:p>26.66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0923057" calcext:value-type="float">
            <text:p>0.000000923057</text:p>
          </table:table-cell>
          <table:table-cell office:value-type="float" office:value="0.00000240245" calcext:value-type="float">
            <text:p>0.000002402450</text:p>
          </table:table-cell>
          <table:table-cell table:style-name="ce2" office:value-type="float" office:value="0.0000033255" calcext:value-type="float">
            <text:p>3.33E-006</text:p>
          </table:table-cell>
          <table:table-cell/>
          <table:table-cell office:value-type="float" office:value="14.273" calcext:value-type="float">
            <text:p>14.273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00243883" calcext:value-type="float">
            <text:p>0.000000024388</text:p>
          </table:table-cell>
          <table:table-cell office:value-type="float" office:value="0.0000013033" calcext:value-type="float">
            <text:p>0.000001303300</text:p>
          </table:table-cell>
          <table:table-cell table:style-name="ce2" office:value-type="float" office:value="0.00000132769" calcext:value-type="float">
            <text:p>1.33E-006</text:p>
          </table:table-cell>
          <table:table-cell office:value-type="float" office:value="14.273" calcext:value-type="float">
            <text:p>14.273</text:p>
          </table:table-cell>
          <table:table-cell office:value-type="float" office:value="184.113" calcext:value-type="float">
            <text:p>184.113</text:p>
          </table:table-cell>
        </table:table-row>
        <table:table-row table:style-name="ro2">
          <table:table-cell office:value-type="float" office:value="27.002" calcext:value-type="float">
            <text:p>27.002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0915795" calcext:value-type="float">
            <text:p>0.000000915795</text:p>
          </table:table-cell>
          <table:table-cell office:value-type="float" office:value="0.00000241158" calcext:value-type="float">
            <text:p>0.000002411580</text:p>
          </table:table-cell>
          <table:table-cell table:style-name="ce2" office:value-type="float" office:value="0.00000332737" calcext:value-type="float">
            <text:p>3.33E-006</text:p>
          </table:table-cell>
          <table:table-cell/>
          <table:table-cell office:value-type="float" office:value="14.48" calcext:value-type="float">
            <text:p>14.48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00210923" calcext:value-type="float">
            <text:p>0.000000021092</text:p>
          </table:table-cell>
          <table:table-cell office:value-type="float" office:value="0.00000130934" calcext:value-type="float">
            <text:p>0.000001309340</text:p>
          </table:table-cell>
          <table:table-cell table:style-name="ce2" office:value-type="float" office:value="0.00000133043" calcext:value-type="float">
            <text:p>1.33E-006</text:p>
          </table:table-cell>
          <table:table-cell office:value-type="float" office:value="14.48" calcext:value-type="float">
            <text:p>14.48</text:p>
          </table:table-cell>
          <table:table-cell office:value-type="float" office:value="183.943" calcext:value-type="float">
            <text:p>183.943</text:p>
          </table:table-cell>
        </table:table-row>
        <table:table-row table:style-name="ro2">
          <table:table-cell office:value-type="float" office:value="27.344" calcext:value-type="float">
            <text:p>27.344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90862" calcext:value-type="float">
            <text:p>0.000000908620</text:p>
          </table:table-cell>
          <table:table-cell office:value-type="float" office:value="0.00000242055" calcext:value-type="float">
            <text:p>0.000002420550</text:p>
          </table:table-cell>
          <table:table-cell table:style-name="ce2" office:value-type="float" office:value="0.00000332917" calcext:value-type="float">
            <text:p>3.33E-006</text:p>
          </table:table-cell>
          <table:table-cell/>
          <table:table-cell office:value-type="float" office:value="14.686" calcext:value-type="float">
            <text:p>14.686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01792" calcext:value-type="float">
            <text:p>0.000000017920</text:p>
          </table:table-cell>
          <table:table-cell office:value-type="float" office:value="0.00000131523" calcext:value-type="float">
            <text:p>0.000001315230</text:p>
          </table:table-cell>
          <table:table-cell table:style-name="ce2" office:value-type="float" office:value="0.00000133315" calcext:value-type="float">
            <text:p>1.33E-006</text:p>
          </table:table-cell>
          <table:table-cell office:value-type="float" office:value="14.686" calcext:value-type="float">
            <text:p>14.686</text:p>
          </table:table-cell>
          <table:table-cell office:value-type="float" office:value="183.021" calcext:value-type="float">
            <text:p>183.021</text:p>
          </table:table-cell>
        </table:table-row>
        <table:table-row table:style-name="ro2">
          <table:table-cell office:value-type="float" office:value="27.685" calcext:value-type="float">
            <text:p>27.685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901602" calcext:value-type="float">
            <text:p>0.000000901602</text:p>
          </table:table-cell>
          <table:table-cell office:value-type="float" office:value="0.00000242933" calcext:value-type="float">
            <text:p>0.000002429330</text:p>
          </table:table-cell>
          <table:table-cell table:style-name="ce2" office:value-type="float" office:value="0.00000333093" calcext:value-type="float">
            <text:p>3.33E-006</text:p>
          </table:table-cell>
          <table:table-cell/>
          <table:table-cell office:value-type="float" office:value="14.893" calcext:value-type="float">
            <text:p>14.893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0147931" calcext:value-type="float">
            <text:p>0.000000014793</text:p>
          </table:table-cell>
          <table:table-cell office:value-type="float" office:value="0.00000132103" calcext:value-type="float">
            <text:p>0.000001321030</text:p>
          </table:table-cell>
          <table:table-cell table:style-name="ce2" office:value-type="float" office:value="0.00000133583" calcext:value-type="float">
            <text:p>1.34E-006</text:p>
          </table:table-cell>
          <table:table-cell office:value-type="float" office:value="14.893" calcext:value-type="float">
            <text:p>14.893</text:p>
          </table:table-cell>
          <table:table-cell office:value-type="float" office:value="182.999" calcext:value-type="float">
            <text:p>182.999</text:p>
          </table:table-cell>
        </table:table-row>
        <table:table-row table:style-name="ro2">
          <table:table-cell office:value-type="float" office:value="28.027" calcext:value-type="float">
            <text:p>28.027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894836" calcext:value-type="float">
            <text:p>0.000000894836</text:p>
          </table:table-cell>
          <table:table-cell office:value-type="float" office:value="0.00000243782" calcext:value-type="float">
            <text:p>0.000002437820</text:p>
          </table:table-cell>
          <table:table-cell table:style-name="ce2" office:value-type="float" office:value="0.00000333265" calcext:value-type="float">
            <text:p>3.33E-006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0123547" calcext:value-type="float">
            <text:p>0.000000012355</text:p>
          </table:table-cell>
          <table:table-cell office:value-type="float" office:value="0.00000132673" calcext:value-type="float">
            <text:p>0.000001326730</text:p>
          </table:table-cell>
          <table:table-cell table:style-name="ce2" office:value-type="float" office:value="0.00000133909" calcext:value-type="float">
            <text:p>1.34E-006</text:p>
          </table:table-cell>
          <table:table-cell office:value-type="float" office:value="15.1" calcext:value-type="float">
            <text:p>15.1</text:p>
          </table:table-cell>
          <table:table-cell office:value-type="float" office:value="182.228" calcext:value-type="float">
            <text:p>182.228</text:p>
          </table:table-cell>
        </table:table-row>
        <table:table-row table:style-name="ro2">
          <table:table-cell office:value-type="float" office:value="28.369" calcext:value-type="float">
            <text:p>28.369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888365" calcext:value-type="float">
            <text:p>0.000000888365</text:p>
          </table:table-cell>
          <table:table-cell office:value-type="float" office:value="0.00000244574" calcext:value-type="float">
            <text:p>0.000002445740</text:p>
          </table:table-cell>
          <table:table-cell table:style-name="ce2" office:value-type="float" office:value="0.0000033341" calcext:value-type="float">
            <text:p>3.33E-006</text:p>
          </table:table-cell>
          <table:table-cell/>
          <table:table-cell office:value-type="float" office:value="15.307" calcext:value-type="float">
            <text:p>15.307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00933419" calcext:value-type="float">
            <text:p>0.000000009334</text:p>
          </table:table-cell>
          <table:table-cell office:value-type="float" office:value="0.00000133231" calcext:value-type="float">
            <text:p>0.000001332310</text:p>
          </table:table-cell>
          <table:table-cell table:style-name="ce2" office:value-type="float" office:value="0.00000134164" calcext:value-type="float">
            <text:p>1.34E-006</text:p>
          </table:table-cell>
          <table:table-cell office:value-type="float" office:value="15.307" calcext:value-type="float">
            <text:p>15.307</text:p>
          </table:table-cell>
          <table:table-cell office:value-type="float" office:value="181.541" calcext:value-type="float">
            <text:p>181.541</text:p>
          </table:table-cell>
        </table:table-row>
        <table:table-row table:style-name="ro2">
          <table:table-cell office:value-type="float" office:value="28.711" calcext:value-type="float">
            <text:p>28.711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882512" calcext:value-type="float">
            <text:p>0.000000882512</text:p>
          </table:table-cell>
          <table:table-cell office:value-type="float" office:value="0.00000245323" calcext:value-type="float">
            <text:p>0.000002453230</text:p>
          </table:table-cell>
          <table:table-cell table:style-name="ce2" office:value-type="float" office:value="0.00000333574" calcext:value-type="float">
            <text:p>3.34E-006</text:p>
          </table:table-cell>
          <table:table-cell/>
          <table:table-cell office:value-type="float" office:value="15.514" calcext:value-type="float">
            <text:p>15.514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00636267" calcext:value-type="float">
            <text:p>0.000000006363</text:p>
          </table:table-cell>
          <table:table-cell office:value-type="float" office:value="0.00000133777" calcext:value-type="float">
            <text:p>0.000001337770</text:p>
          </table:table-cell>
          <table:table-cell table:style-name="ce2" office:value-type="float" office:value="0.00000134414" calcext:value-type="float">
            <text:p>1.34E-006</text:p>
          </table:table-cell>
          <table:table-cell office:value-type="float" office:value="15.514" calcext:value-type="float">
            <text:p>15.514</text:p>
          </table:table-cell>
          <table:table-cell office:value-type="float" office:value="181.033" calcext:value-type="float">
            <text:p>181.033</text:p>
          </table:table-cell>
        </table:table-row>
        <table:table-row table:style-name="ro2">
          <table:table-cell office:value-type="float" office:value="29.053" calcext:value-type="float">
            <text:p>29.053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876736" calcext:value-type="float">
            <text:p>0.000000876736</text:p>
          </table:table-cell>
          <table:table-cell office:value-type="float" office:value="0.00000246062" calcext:value-type="float">
            <text:p>0.000002460620</text:p>
          </table:table-cell>
          <table:table-cell table:style-name="ce2" office:value-type="float" office:value="0.00000333735" calcext:value-type="float">
            <text:p>3.34E-006</text:p>
          </table:table-cell>
          <table:table-cell/>
          <table:table-cell office:value-type="float" office:value="15.721" calcext:value-type="float">
            <text:p>15.721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00339942" calcext:value-type="float">
            <text:p>0.000000003399</text:p>
          </table:table-cell>
          <table:table-cell office:value-type="float" office:value="0.00000134315" calcext:value-type="float">
            <text:p>0.000001343150</text:p>
          </table:table-cell>
          <table:table-cell table:style-name="ce2" office:value-type="float" office:value="0.00000134655" calcext:value-type="float">
            <text:p>1.35E-006</text:p>
          </table:table-cell>
          <table:table-cell office:value-type="float" office:value="15.721" calcext:value-type="float">
            <text:p>15.721</text:p>
          </table:table-cell>
          <table:table-cell office:value-type="float" office:value="180.885" calcext:value-type="float">
            <text:p>180.885</text:p>
          </table:table-cell>
        </table:table-row>
        <table:table-row table:style-name="ro2">
          <table:table-cell office:value-type="float" office:value="29.394" calcext:value-type="float">
            <text:p>29.394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00000871151" calcext:value-type="float">
            <text:p>0.000000871151</text:p>
          </table:table-cell>
          <table:table-cell office:value-type="float" office:value="0.00000246777" calcext:value-type="float">
            <text:p>0.000002467770</text:p>
          </table:table-cell>
          <table:table-cell table:style-name="ce2" office:value-type="float" office:value="0.00000333892" calcext:value-type="float">
            <text:p>3.34E-006</text:p>
          </table:table-cell>
          <table:table-cell/>
          <table:table-cell office:value-type="float" office:value="15.928" calcext:value-type="float">
            <text:p>15.928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000490548" calcext:value-type="float">
            <text:p>0.000000000491</text:p>
          </table:table-cell>
          <table:table-cell office:value-type="float" office:value="0.00000134844" calcext:value-type="float">
            <text:p>0.000001348440</text:p>
          </table:table-cell>
          <table:table-cell table:style-name="ce2" office:value-type="float" office:value="0.00000134893" calcext:value-type="float">
            <text:p>1.35E-006</text:p>
          </table:table-cell>
          <table:table-cell office:value-type="float" office:value="15.928" calcext:value-type="float">
            <text:p>15.928</text:p>
          </table:table-cell>
          <table:table-cell office:value-type="float" office:value="180.787" calcext:value-type="float">
            <text:p>180.787</text:p>
          </table:table-cell>
        </table:table-row>
        <table:table-row table:style-name="ro2">
          <table:table-cell office:value-type="float" office:value="29.736" calcext:value-type="float">
            <text:p>29.736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865837" calcext:value-type="float">
            <text:p>0.000000865837</text:p>
          </table:table-cell>
          <table:table-cell office:value-type="float" office:value="0.00000247463" calcext:value-type="float">
            <text:p>0.000002474630</text:p>
          </table:table-cell>
          <table:table-cell table:style-name="ce2" office:value-type="float" office:value="0.00000334046" calcext:value-type="float">
            <text:p>3.34E-006</text:p>
          </table:table-cell>
          <table:table-cell/>
          <table:table-cell office:value-type="float" office:value="16.134" calcext:value-type="float">
            <text:p>16.134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-0.00000000241585" calcext:value-type="float">
            <text:p>-0.000000002416</text:p>
          </table:table-cell>
          <table:table-cell office:value-type="float" office:value="0.00000135363" calcext:value-type="float">
            <text:p>0.000001353630</text:p>
          </table:table-cell>
          <table:table-cell table:style-name="ce2" office:value-type="float" office:value="0.00000135122" calcext:value-type="float">
            <text:p>1.35E-006</text:p>
          </table:table-cell>
          <table:table-cell office:value-type="float" office:value="16.134" calcext:value-type="float">
            <text:p>16.134</text:p>
          </table:table-cell>
          <table:table-cell office:value-type="float" office:value="180.467" calcext:value-type="float">
            <text:p>180.467</text:p>
          </table:table-cell>
        </table:table-row>
        <table:table-row table:style-name="ro2">
          <table:table-cell office:value-type="float" office:value="30.078" calcext:value-type="float">
            <text:p>30.078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860706" calcext:value-type="float">
            <text:p>0.000000860706</text:p>
          </table:table-cell>
          <table:table-cell office:value-type="float" office:value="0.00000248123" calcext:value-type="float">
            <text:p>0.000002481230</text:p>
          </table:table-cell>
          <table:table-cell table:style-name="ce2" office:value-type="float" office:value="0.00000334193" calcext:value-type="float">
            <text:p>3.34E-006</text:p>
          </table:table-cell>
          <table:table-cell/>
          <table:table-cell office:value-type="float" office:value="16.341" calcext:value-type="float">
            <text:p>16.341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-0.00000000523431" calcext:value-type="float">
            <text:p>-0.000000005234</text:p>
          </table:table-cell>
          <table:table-cell office:value-type="float" office:value="0.00000135877" calcext:value-type="float">
            <text:p>0.000001358770</text:p>
          </table:table-cell>
          <table:table-cell table:style-name="ce2" office:value-type="float" office:value="0.00000135354" calcext:value-type="float">
            <text:p>1.35E-006</text:p>
          </table:table-cell>
          <table:table-cell office:value-type="float" office:value="16.341" calcext:value-type="float">
            <text:p>16.341</text:p>
          </table:table-cell>
          <table:table-cell office:value-type="float" office:value="180.469" calcext:value-type="float">
            <text:p>180.469</text:p>
          </table:table-cell>
        </table:table-row>
        <table:table-row table:style-name="ro2">
          <table:table-cell office:value-type="float" office:value="30.42" calcext:value-type="float">
            <text:p>30.42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855444" calcext:value-type="float">
            <text:p>0.000000855444</text:p>
          </table:table-cell>
          <table:table-cell office:value-type="float" office:value="0.00000248773" calcext:value-type="float">
            <text:p>0.000002487730</text:p>
          </table:table-cell>
          <table:table-cell table:style-name="ce2" office:value-type="float" office:value="0.00000334317" calcext:value-type="float">
            <text:p>3.34E-006</text:p>
          </table:table-cell>
          <table:table-cell/>
          <table:table-cell office:value-type="float" office:value="16.548" calcext:value-type="float">
            <text:p>16.548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-0.00000000809534" calcext:value-type="float">
            <text:p>-0.000000008095</text:p>
          </table:table-cell>
          <table:table-cell office:value-type="float" office:value="0.00000136384" calcext:value-type="float">
            <text:p>0.000001363840</text:p>
          </table:table-cell>
          <table:table-cell table:style-name="ce2" office:value-type="float" office:value="0.00000135575" calcext:value-type="float">
            <text:p>1.36E-006</text:p>
          </table:table-cell>
          <table:table-cell office:value-type="float" office:value="16.548" calcext:value-type="float">
            <text:p>16.548</text:p>
          </table:table-cell>
          <table:table-cell office:value-type="float" office:value="180.145" calcext:value-type="float">
            <text:p>180.145</text:p>
          </table:table-cell>
        </table:table-row>
        <table:table-row table:style-name="ro2">
          <table:table-cell office:value-type="float" office:value="30.762" calcext:value-type="float">
            <text:p>30.762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0.000000850343" calcext:value-type="float">
            <text:p>0.000000850343</text:p>
          </table:table-cell>
          <table:table-cell office:value-type="float" office:value="0.00000249422" calcext:value-type="float">
            <text:p>0.000002494220</text:p>
          </table:table-cell>
          <table:table-cell table:style-name="ce2" office:value-type="float" office:value="0.00000334456" calcext:value-type="float">
            <text:p>3.34E-006</text:p>
          </table:table-cell>
          <table:table-cell/>
          <table:table-cell office:value-type="float" office:value="16.755" calcext:value-type="float">
            <text:p>16.755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-0.0000000103306" calcext:value-type="float">
            <text:p>-0.000000010331</text:p>
          </table:table-cell>
          <table:table-cell office:value-type="float" office:value="0.00000136882" calcext:value-type="float">
            <text:p>0.000001368820</text:p>
          </table:table-cell>
          <table:table-cell table:style-name="ce2" office:value-type="float" office:value="0.00000135849" calcext:value-type="float">
            <text:p>1.36E-006</text:p>
          </table:table-cell>
          <table:table-cell office:value-type="float" office:value="16.755" calcext:value-type="float">
            <text:p>16.755</text:p>
          </table:table-cell>
          <table:table-cell office:value-type="float" office:value="179.696" calcext:value-type="float">
            <text:p>179.696</text:p>
          </table:table-cell>
        </table:table-row>
        <table:table-row table:style-name="ro2">
          <table:table-cell office:value-type="float" office:value="31.103" calcext:value-type="float">
            <text:p>31.103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845271" calcext:value-type="float">
            <text:p>0.000000845271</text:p>
          </table:table-cell>
          <table:table-cell office:value-type="float" office:value="0.00000250065" calcext:value-type="float">
            <text:p>0.000002500650</text:p>
          </table:table-cell>
          <table:table-cell table:style-name="ce2" office:value-type="float" office:value="0.00000334592" calcext:value-type="float">
            <text:p>3.35E-006</text:p>
          </table:table-cell>
          <table:table-cell/>
          <table:table-cell office:value-type="float" office:value="16.962" calcext:value-type="float">
            <text:p>16.962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-0.000000013148" calcext:value-type="float">
            <text:p>-0.000000013148</text:p>
          </table:table-cell>
          <table:table-cell office:value-type="float" office:value="0.00000137372" calcext:value-type="float">
            <text:p>0.000001373720</text:p>
          </table:table-cell>
          <table:table-cell table:style-name="ce2" office:value-type="float" office:value="0.00000136057" calcext:value-type="float">
            <text:p>1.36E-006</text:p>
          </table:table-cell>
          <table:table-cell office:value-type="float" office:value="16.962" calcext:value-type="float">
            <text:p>16.962</text:p>
          </table:table-cell>
          <table:table-cell office:value-type="float" office:value="179.146" calcext:value-type="float">
            <text:p>179.146</text:p>
          </table:table-cell>
        </table:table-row>
        <table:table-row table:style-name="ro2">
          <table:table-cell office:value-type="float" office:value="31.445" calcext:value-type="float">
            <text:p>31.445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840209" calcext:value-type="float">
            <text:p>0.000000840209</text:p>
          </table:table-cell>
          <table:table-cell office:value-type="float" office:value="0.00000250701" calcext:value-type="float">
            <text:p>0.000002507010</text:p>
          </table:table-cell>
          <table:table-cell table:style-name="ce2" office:value-type="float" office:value="0.00000334722" calcext:value-type="float">
            <text:p>3.35E-006</text:p>
          </table:table-cell>
          <table:table-cell/>
          <table:table-cell office:value-type="float" office:value="17.169" calcext:value-type="float">
            <text:p>17.169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-0.0000000158519" calcext:value-type="float">
            <text:p>-0.000000015852</text:p>
          </table:table-cell>
          <table:table-cell office:value-type="float" office:value="0.0000013785" calcext:value-type="float">
            <text:p>0.000001378500</text:p>
          </table:table-cell>
          <table:table-cell table:style-name="ce2" office:value-type="float" office:value="0.00000136265" calcext:value-type="float">
            <text:p>1.36E-006</text:p>
          </table:table-cell>
          <table:table-cell office:value-type="float" office:value="17.169" calcext:value-type="float">
            <text:p>17.169</text:p>
          </table:table-cell>
          <table:table-cell office:value-type="float" office:value="177.714" calcext:value-type="float">
            <text:p>177.714</text:p>
          </table:table-cell>
        </table:table-row>
        <table:table-row table:style-name="ro2">
          <table:table-cell office:value-type="float" office:value="31.787" calcext:value-type="float">
            <text:p>31.787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835182" calcext:value-type="float">
            <text:p>0.000000835182</text:p>
          </table:table-cell>
          <table:table-cell office:value-type="float" office:value="0.00000251331" calcext:value-type="float">
            <text:p>0.000002513310</text:p>
          </table:table-cell>
          <table:table-cell table:style-name="ce2" office:value-type="float" office:value="0.00000334849" calcext:value-type="float">
            <text:p>3.35E-006</text:p>
          </table:table-cell>
          <table:table-cell/>
          <table:table-cell office:value-type="float" office:value="17.376" calcext:value-type="float">
            <text:p>17.376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-0.0000000184402" calcext:value-type="float">
            <text:p>-0.000000018440</text:p>
          </table:table-cell>
          <table:table-cell office:value-type="float" office:value="0.00000138314" calcext:value-type="float">
            <text:p>0.000001383140</text:p>
          </table:table-cell>
          <table:table-cell table:style-name="ce2" office:value-type="float" office:value="0.0000013647" calcext:value-type="float">
            <text:p>1.36E-006</text:p>
          </table:table-cell>
          <table:table-cell office:value-type="float" office:value="17.376" calcext:value-type="float">
            <text:p>17.376</text:p>
          </table:table-cell>
          <table:table-cell office:value-type="float" office:value="176.047" calcext:value-type="float">
            <text:p>176.047</text:p>
          </table:table-cell>
        </table:table-row>
        <table:table-row table:style-name="ro2">
          <table:table-cell office:value-type="float" office:value="32.129" calcext:value-type="float">
            <text:p>32.129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830215" calcext:value-type="float">
            <text:p>0.000000830215</text:p>
          </table:table-cell>
          <table:table-cell office:value-type="float" office:value="0.00000251951" calcext:value-type="float">
            <text:p>0.000002519510</text:p>
          </table:table-cell>
          <table:table-cell table:style-name="ce2" office:value-type="float" office:value="0.00000334972" calcext:value-type="float">
            <text:p>3.35E-006</text:p>
          </table:table-cell>
          <table:table-cell/>
          <table:table-cell office:value-type="float" office:value="17.582" calcext:value-type="float">
            <text:p>17.582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-0.0000000209637" calcext:value-type="float">
            <text:p>-0.000000020964</text:p>
          </table:table-cell>
          <table:table-cell office:value-type="float" office:value="0.00000138765" calcext:value-type="float">
            <text:p>0.000001387650</text:p>
          </table:table-cell>
          <table:table-cell table:style-name="ce2" office:value-type="float" office:value="0.00000136669" calcext:value-type="float">
            <text:p>1.37E-006</text:p>
          </table:table-cell>
          <table:table-cell office:value-type="float" office:value="17.582" calcext:value-type="float">
            <text:p>17.582</text:p>
          </table:table-cell>
          <table:table-cell office:value-type="float" office:value="175.682" calcext:value-type="float">
            <text:p>175.682</text:p>
          </table:table-cell>
        </table:table-row>
        <table:table-row table:style-name="ro2">
          <table:table-cell office:value-type="float" office:value="32.471" calcext:value-type="float">
            <text:p>32.471</text:p>
          </table:table-cell>
          <table:table-cell office:value-type="float" office:value="1.00075" calcext:value-type="float">
            <text:p>1.00075</text:p>
          </table:table-cell>
          <table:table-cell office:value-type="float" office:value="0.000000825173" calcext:value-type="float">
            <text:p>0.000000825173</text:p>
          </table:table-cell>
          <table:table-cell office:value-type="float" office:value="0.00000252557" calcext:value-type="float">
            <text:p>0.000002525570</text:p>
          </table:table-cell>
          <table:table-cell table:style-name="ce2" office:value-type="float" office:value="0.00000335074" calcext:value-type="float">
            <text:p>3.35E-006</text:p>
          </table:table-cell>
          <table:table-cell/>
          <table:table-cell office:value-type="float" office:value="17.789" calcext:value-type="float">
            <text:p>17.789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-0.0000000233857" calcext:value-type="float">
            <text:p>-0.000000023386</text:p>
          </table:table-cell>
          <table:table-cell office:value-type="float" office:value="0.00000139208" calcext:value-type="float">
            <text:p>0.000001392080</text:p>
          </table:table-cell>
          <table:table-cell table:style-name="ce2" office:value-type="float" office:value="0.00000136869" calcext:value-type="float">
            <text:p>1.37E-006</text:p>
          </table:table-cell>
          <table:table-cell office:value-type="float" office:value="17.789" calcext:value-type="float">
            <text:p>17.789</text:p>
          </table:table-cell>
          <table:table-cell office:value-type="float" office:value="173.801" calcext:value-type="float">
            <text:p>173.801</text:p>
          </table:table-cell>
        </table:table-row>
        <table:table-row table:style-name="ro2">
          <table:table-cell office:value-type="float" office:value="32.812" calcext:value-type="float">
            <text:p>32.812</text:p>
          </table:table-cell>
          <table:table-cell office:value-type="float" office:value="1.00075" calcext:value-type="float">
            <text:p>1.00075</text:p>
          </table:table-cell>
          <table:table-cell office:value-type="float" office:value="0.000000820443" calcext:value-type="float">
            <text:p>0.000000820443</text:p>
          </table:table-cell>
          <table:table-cell office:value-type="float" office:value="0.00000253147" calcext:value-type="float">
            <text:p>0.000002531470</text:p>
          </table:table-cell>
          <table:table-cell table:style-name="ce2" office:value-type="float" office:value="0.00000335191" calcext:value-type="float">
            <text:p>3.35E-006</text:p>
          </table:table-cell>
          <table:table-cell/>
          <table:table-cell office:value-type="float" office:value="17.996" calcext:value-type="float">
            <text:p>17.996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-0.0000000258241" calcext:value-type="float">
            <text:p>-0.000000025824</text:p>
          </table:table-cell>
          <table:table-cell office:value-type="float" office:value="0.00000139638" calcext:value-type="float">
            <text:p>0.000001396380</text:p>
          </table:table-cell>
          <table:table-cell table:style-name="ce2" office:value-type="float" office:value="0.00000137055" calcext:value-type="float">
            <text:p>1.37E-006</text:p>
          </table:table-cell>
          <table:table-cell office:value-type="float" office:value="17.996" calcext:value-type="float">
            <text:p>17.996</text:p>
          </table:table-cell>
          <table:table-cell office:value-type="float" office:value="172.708" calcext:value-type="float">
            <text:p>172.708</text:p>
          </table:table-cell>
        </table:table-row>
        <table:table-row table:style-name="ro2">
          <table:table-cell office:value-type="float" office:value="33.154" calcext:value-type="float">
            <text:p>33.154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081581" calcext:value-type="float">
            <text:p>0.000000815810</text:p>
          </table:table-cell>
          <table:table-cell office:value-type="float" office:value="0.00000253725" calcext:value-type="float">
            <text:p>0.000002537250</text:p>
          </table:table-cell>
          <table:table-cell table:style-name="ce2" office:value-type="float" office:value="0.00000335306" calcext:value-type="float">
            <text:p>3.35E-006</text:p>
          </table:table-cell>
          <table:table-cell/>
          <table:table-cell office:value-type="float" office:value="18.203" calcext:value-type="float">
            <text:p>18.203</text:p>
          </table:table-cell>
          <table:table-cell office:value-type="float" office:value="1.0006" calcext:value-type="float">
            <text:p>1.0006</text:p>
          </table:table-cell>
          <table:table-cell office:value-type="float" office:value="-0.0000000276713" calcext:value-type="float">
            <text:p>-0.000000027671</text:p>
          </table:table-cell>
          <table:table-cell office:value-type="float" office:value="0.00000140056" calcext:value-type="float">
            <text:p>0.000001400560</text:p>
          </table:table-cell>
          <table:table-cell table:style-name="ce2" office:value-type="float" office:value="0.00000137289" calcext:value-type="float">
            <text:p>1.37E-006</text:p>
          </table:table-cell>
          <table:table-cell office:value-type="float" office:value="18.203" calcext:value-type="float">
            <text:p>18.203</text:p>
          </table:table-cell>
          <table:table-cell office:value-type="float" office:value="171.007" calcext:value-type="float">
            <text:p>171.007</text:p>
          </table:table-cell>
        </table:table-row>
        <table:table-row table:style-name="ro2">
          <table:table-cell office:value-type="float" office:value="33.496" calcext:value-type="float">
            <text:p>33.496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0811265" calcext:value-type="float">
            <text:p>0.000000811265</text:p>
          </table:table-cell>
          <table:table-cell office:value-type="float" office:value="0.0000025429" calcext:value-type="float">
            <text:p>0.000002542900</text:p>
          </table:table-cell>
          <table:table-cell table:style-name="ce2" office:value-type="float" office:value="0.00000335416" calcext:value-type="float">
            <text:p>3.35E-006</text:p>
          </table:table-cell>
          <table:table-cell/>
          <table:table-cell office:value-type="float" office:value="18.41" calcext:value-type="float">
            <text:p>18.41</text:p>
          </table:table-cell>
          <table:table-cell office:value-type="float" office:value="1.0006" calcext:value-type="float">
            <text:p>1.0006</text:p>
          </table:table-cell>
          <table:table-cell office:value-type="float" office:value="-0.0000000298729" calcext:value-type="float">
            <text:p>-0.000000029873</text:p>
          </table:table-cell>
          <table:table-cell office:value-type="float" office:value="0.00000140463" calcext:value-type="float">
            <text:p>0.000001404630</text:p>
          </table:table-cell>
          <table:table-cell table:style-name="ce2" office:value-type="float" office:value="0.00000137475" calcext:value-type="float">
            <text:p>1.37E-006</text:p>
          </table:table-cell>
          <table:table-cell office:value-type="float" office:value="18.41" calcext:value-type="float">
            <text:p>18.41</text:p>
          </table:table-cell>
          <table:table-cell office:value-type="float" office:value="169.83" calcext:value-type="float">
            <text:p>169.83</text:p>
          </table:table-cell>
        </table:table-row>
        <table:table-row table:style-name="ro2">
          <table:table-cell office:value-type="float" office:value="33.838" calcext:value-type="float">
            <text:p>33.838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80684" calcext:value-type="float">
            <text:p>0.000000806840</text:p>
          </table:table-cell>
          <table:table-cell office:value-type="float" office:value="0.00000254842" calcext:value-type="float">
            <text:p>0.000002548420</text:p>
          </table:table-cell>
          <table:table-cell table:style-name="ce2" office:value-type="float" office:value="0.00000335526" calcext:value-type="float">
            <text:p>3.36E-006</text:p>
          </table:table-cell>
          <table:table-cell/>
          <table:table-cell office:value-type="float" office:value="18.617" calcext:value-type="float">
            <text:p>18.617</text:p>
          </table:table-cell>
          <table:table-cell office:value-type="float" office:value="1.0006" calcext:value-type="float">
            <text:p>1.0006</text:p>
          </table:table-cell>
          <table:table-cell office:value-type="float" office:value="-0.0000000320467" calcext:value-type="float">
            <text:p>-0.000000032047</text:p>
          </table:table-cell>
          <table:table-cell office:value-type="float" office:value="0.00000140861" calcext:value-type="float">
            <text:p>0.000001408610</text:p>
          </table:table-cell>
          <table:table-cell table:style-name="ce2" office:value-type="float" office:value="0.00000137657" calcext:value-type="float">
            <text:p>1.38E-006</text:p>
          </table:table-cell>
          <table:table-cell office:value-type="float" office:value="18.617" calcext:value-type="float">
            <text:p>18.617</text:p>
          </table:table-cell>
          <table:table-cell office:value-type="float" office:value="169.709" calcext:value-type="float">
            <text:p>169.709</text:p>
          </table:table-cell>
        </table:table-row>
        <table:table-row table:style-name="ro2">
          <table:table-cell office:value-type="float" office:value="34.179" calcext:value-type="float">
            <text:p>34.179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802514" calcext:value-type="float">
            <text:p>0.000000802514</text:p>
          </table:table-cell>
          <table:table-cell office:value-type="float" office:value="0.0000025538" calcext:value-type="float">
            <text:p>0.000002553800</text:p>
          </table:table-cell>
          <table:table-cell table:style-name="ce2" office:value-type="float" office:value="0.00000335631" calcext:value-type="float">
            <text:p>3.36E-006</text:p>
          </table:table-cell>
          <table:table-cell/>
          <table:table-cell office:value-type="float" office:value="18.823" calcext:value-type="float">
            <text:p>18.823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-0.0000000341573" calcext:value-type="float">
            <text:p>-0.000000034157</text:p>
          </table:table-cell>
          <table:table-cell office:value-type="float" office:value="0.00000141252" calcext:value-type="float">
            <text:p>0.000001412520</text:p>
          </table:table-cell>
          <table:table-cell table:style-name="ce2" office:value-type="float" office:value="0.00000137836" calcext:value-type="float">
            <text:p>1.38E-006</text:p>
          </table:table-cell>
          <table:table-cell office:value-type="float" office:value="18.823" calcext:value-type="float">
            <text:p>18.823</text:p>
          </table:table-cell>
          <table:table-cell office:value-type="float" office:value="168.711" calcext:value-type="float">
            <text:p>168.711</text:p>
          </table:table-cell>
        </table:table-row>
        <table:table-row table:style-name="ro2">
          <table:table-cell office:value-type="float" office:value="34.521" calcext:value-type="float">
            <text:p>34.521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798125" calcext:value-type="float">
            <text:p>0.000000798125</text:p>
          </table:table-cell>
          <table:table-cell office:value-type="float" office:value="0.00000255906" calcext:value-type="float">
            <text:p>0.000002559060</text:p>
          </table:table-cell>
          <table:table-cell table:style-name="ce2" office:value-type="float" office:value="0.00000335719" calcext:value-type="float">
            <text:p>3.36E-006</text:p>
          </table:table-cell>
          <table:table-cell/>
          <table:table-cell office:value-type="float" office:value="19.03" calcext:value-type="float">
            <text:p>19.03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-0.0000000363024" calcext:value-type="float">
            <text:p>-0.000000036302</text:p>
          </table:table-cell>
          <table:table-cell office:value-type="float" office:value="0.00000141635" calcext:value-type="float">
            <text:p>0.000001416350</text:p>
          </table:table-cell>
          <table:table-cell table:style-name="ce2" office:value-type="float" office:value="0.00000138004" calcext:value-type="float">
            <text:p>1.38E-006</text:p>
          </table:table-cell>
          <table:table-cell office:value-type="float" office:value="19.03" calcext:value-type="float">
            <text:p>19.03</text:p>
          </table:table-cell>
          <table:table-cell office:value-type="float" office:value="167.654" calcext:value-type="float">
            <text:p>167.654</text:p>
          </table:table-cell>
        </table:table-row>
        <table:table-row table:style-name="ro2">
          <table:table-cell office:value-type="float" office:value="34.863" calcext:value-type="float">
            <text:p>34.863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793985" calcext:value-type="float">
            <text:p>0.000000793985</text:p>
          </table:table-cell>
          <table:table-cell office:value-type="float" office:value="0.00000256421" calcext:value-type="float">
            <text:p>0.000002564210</text:p>
          </table:table-cell>
          <table:table-cell table:style-name="ce2" office:value-type="float" office:value="0.0000033582" calcext:value-type="float">
            <text:p>3.36E-006</text:p>
          </table:table-cell>
          <table:table-cell/>
          <table:table-cell office:value-type="float" office:value="19.237" calcext:value-type="float">
            <text:p>19.237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-0.0000000383228" calcext:value-type="float">
            <text:p>-0.000000038323</text:p>
          </table:table-cell>
          <table:table-cell office:value-type="float" office:value="0.00000142009" calcext:value-type="float">
            <text:p>0.000001420090</text:p>
          </table:table-cell>
          <table:table-cell table:style-name="ce2" office:value-type="float" office:value="0.00000138177" calcext:value-type="float">
            <text:p>1.38E-006</text:p>
          </table:table-cell>
          <table:table-cell office:value-type="float" office:value="19.237" calcext:value-type="float">
            <text:p>19.237</text:p>
          </table:table-cell>
          <table:table-cell office:value-type="float" office:value="166.653" calcext:value-type="float">
            <text:p>166.653</text:p>
          </table:table-cell>
        </table:table-row>
        <table:table-row table:style-name="ro2">
          <table:table-cell office:value-type="float" office:value="35.205" calcext:value-type="float">
            <text:p>35.205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0789946" calcext:value-type="float">
            <text:p>0.000000789946</text:p>
          </table:table-cell>
          <table:table-cell office:value-type="float" office:value="0.00000256925" calcext:value-type="float">
            <text:p>0.000002569250</text:p>
          </table:table-cell>
          <table:table-cell table:style-name="ce2" office:value-type="float" office:value="0.00000335919" calcext:value-type="float">
            <text:p>3.36E-006</text:p>
          </table:table-cell>
          <table:table-cell/>
          <table:table-cell office:value-type="float" office:value="19.444" calcext:value-type="float">
            <text:p>19.444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-0.0000000403675" calcext:value-type="float">
            <text:p>-0.000000040368</text:p>
          </table:table-cell>
          <table:table-cell office:value-type="float" office:value="0.00000142379" calcext:value-type="float">
            <text:p>0.000001423790</text:p>
          </table:table-cell>
          <table:table-cell table:style-name="ce2" office:value-type="float" office:value="0.00000138342" calcext:value-type="float">
            <text:p>1.38E-006</text:p>
          </table:table-cell>
          <table:table-cell office:value-type="float" office:value="19.444" calcext:value-type="float">
            <text:p>19.444</text:p>
          </table:table-cell>
          <table:table-cell office:value-type="float" office:value="167.432" calcext:value-type="float">
            <text:p>167.432</text:p>
          </table:table-cell>
        </table:table-row>
        <table:table-row table:style-name="ro2">
          <table:table-cell office:value-type="float" office:value="35.547" calcext:value-type="float">
            <text:p>35.547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0.000000785984" calcext:value-type="float">
            <text:p>0.000000785984</text:p>
          </table:table-cell>
          <table:table-cell office:value-type="float" office:value="0.00000257416" calcext:value-type="float">
            <text:p>0.000002574160</text:p>
          </table:table-cell>
          <table:table-cell table:style-name="ce2" office:value-type="float" office:value="0.00000336014" calcext:value-type="float">
            <text:p>3.36E-006</text:p>
          </table:table-cell>
          <table:table-cell/>
          <table:table-cell office:value-type="float" office:value="19.651" calcext:value-type="float">
            <text:p>19.651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-0.0000000419641" calcext:value-type="float">
            <text:p>-0.000000041964</text:p>
          </table:table-cell>
          <table:table-cell office:value-type="float" office:value="0.00000142744" calcext:value-type="float">
            <text:p>0.000001427440</text:p>
          </table:table-cell>
          <table:table-cell table:style-name="ce2" office:value-type="float" office:value="0.00000138548" calcext:value-type="float">
            <text:p>1.39E-006</text:p>
          </table:table-cell>
          <table:table-cell office:value-type="float" office:value="19.651" calcext:value-type="float">
            <text:p>19.651</text:p>
          </table:table-cell>
          <table:table-cell office:value-type="float" office:value="166.53" calcext:value-type="float">
            <text:p>166.53</text:p>
          </table:table-cell>
        </table:table-row>
        <table:table-row table:style-name="ro2">
          <table:table-cell office:value-type="float" office:value="35.888" calcext:value-type="float">
            <text:p>35.888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0.000000782147" calcext:value-type="float">
            <text:p>0.000000782147</text:p>
          </table:table-cell>
          <table:table-cell office:value-type="float" office:value="0.00000257895" calcext:value-type="float">
            <text:p>0.000002578950</text:p>
          </table:table-cell>
          <table:table-cell table:style-name="ce2" office:value-type="float" office:value="0.0000033611" calcext:value-type="float">
            <text:p>3.36E-006</text:p>
          </table:table-cell>
          <table:table-cell/>
          <table:table-cell office:value-type="float" office:value="19.858" calcext:value-type="float">
            <text:p>19.85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-0.0000000439445" calcext:value-type="float">
            <text:p>-0.000000043945</text:p>
          </table:table-cell>
          <table:table-cell office:value-type="float" office:value="0.00000143102" calcext:value-type="float">
            <text:p>0.000001431020</text:p>
          </table:table-cell>
          <table:table-cell table:style-name="ce2" office:value-type="float" office:value="0.00000138707" calcext:value-type="float">
            <text:p>1.39E-006</text:p>
          </table:table-cell>
          <table:table-cell office:value-type="float" office:value="19.858" calcext:value-type="float">
            <text:p>19.858</text:p>
          </table:table-cell>
          <table:table-cell office:value-type="float" office:value="165.568" calcext:value-type="float">
            <text:p>165.568</text:p>
          </table:table-cell>
        </table:table-row>
        <table:table-row table:style-name="ro2">
          <table:table-cell office:value-type="float" office:value="36.23" calcext:value-type="float">
            <text:p>36.23</text:p>
          </table:table-cell>
          <table:table-cell office:value-type="float" office:value="1.0007" calcext:value-type="float">
            <text:p>1.0007</text:p>
          </table:table-cell>
          <table:table-cell office:value-type="float" office:value="0.000000778382" calcext:value-type="float">
            <text:p>0.000000778382</text:p>
          </table:table-cell>
          <table:table-cell office:value-type="float" office:value="0.00000258365" calcext:value-type="float">
            <text:p>0.000002583650</text:p>
          </table:table-cell>
          <table:table-cell table:style-name="ce2" office:value-type="float" office:value="0.00000336203" calcext:value-type="float">
            <text:p>3.36E-006</text:p>
          </table:table-cell>
          <table:table-cell/>
          <table:table-cell office:value-type="float" office:value="20.065" calcext:value-type="float">
            <text:p>20.065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-0.0000000458913" calcext:value-type="float">
            <text:p>-0.000000045891</text:p>
          </table:table-cell>
          <table:table-cell office:value-type="float" office:value="0.00000143451" calcext:value-type="float">
            <text:p>0.000001434510</text:p>
          </table:table-cell>
          <table:table-cell table:style-name="ce2" office:value-type="float" office:value="0.00000138861" calcext:value-type="float">
            <text:p>1.39E-006</text:p>
          </table:table-cell>
          <table:table-cell office:value-type="float" office:value="20.065" calcext:value-type="float">
            <text:p>20.065</text:p>
          </table:table-cell>
          <table:table-cell office:value-type="float" office:value="164.074" calcext:value-type="float">
            <text:p>164.074</text:p>
          </table:table-cell>
        </table:table-row>
        <table:table-row table:style-name="ro2">
          <table:table-cell office:value-type="float" office:value="36.572" calcext:value-type="float">
            <text:p>36.572</text:p>
          </table:table-cell>
          <table:table-cell office:value-type="float" office:value="1.0007" calcext:value-type="float">
            <text:p>1.0007</text:p>
          </table:table-cell>
          <table:table-cell office:value-type="float" office:value="0.000000774564" calcext:value-type="float">
            <text:p>0.000000774564</text:p>
          </table:table-cell>
          <table:table-cell office:value-type="float" office:value="0.00000258823" calcext:value-type="float">
            <text:p>0.000002588230</text:p>
          </table:table-cell>
          <table:table-cell table:style-name="ce2" office:value-type="float" office:value="0.0000033628" calcext:value-type="float">
            <text:p>3.36E-006</text:p>
          </table:table-cell>
          <table:table-cell/>
          <table:table-cell office:value-type="float" office:value="20.271" calcext:value-type="float">
            <text:p>20.271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-0.0000000477049" calcext:value-type="float">
            <text:p>-0.000000047705</text:p>
          </table:table-cell>
          <table:table-cell office:value-type="float" office:value="0.00000143789" calcext:value-type="float">
            <text:p>0.000001437890</text:p>
          </table:table-cell>
          <table:table-cell table:style-name="ce2" office:value-type="float" office:value="0.00000139019" calcext:value-type="float">
            <text:p>1.39E-006</text:p>
          </table:table-cell>
          <table:table-cell office:value-type="float" office:value="20.271" calcext:value-type="float">
            <text:p>20.271</text:p>
          </table:table-cell>
          <table:table-cell office:value-type="float" office:value="163.139" calcext:value-type="float">
            <text:p>163.139</text:p>
          </table:table-cell>
        </table:table-row>
        <table:table-row table:style-name="ro2">
          <table:table-cell office:value-type="float" office:value="36.914" calcext:value-type="float">
            <text:p>36.914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0.00000077096" calcext:value-type="float">
            <text:p>0.000000770960</text:p>
          </table:table-cell>
          <table:table-cell office:value-type="float" office:value="0.00000259271" calcext:value-type="float">
            <text:p>0.000002592710</text:p>
          </table:table-cell>
          <table:table-cell table:style-name="ce2" office:value-type="float" office:value="0.00000336367" calcext:value-type="float">
            <text:p>3.36E-006</text:p>
          </table:table-cell>
          <table:table-cell/>
          <table:table-cell office:value-type="float" office:value="20.478" calcext:value-type="float">
            <text:p>20.478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-0.0000000495174" calcext:value-type="float">
            <text:p>-0.000000049517</text:p>
          </table:table-cell>
          <table:table-cell office:value-type="float" office:value="0.00000144122" calcext:value-type="float">
            <text:p>0.000001441220</text:p>
          </table:table-cell>
          <table:table-cell table:style-name="ce2" office:value-type="float" office:value="0.00000139171" calcext:value-type="float">
            <text:p>1.39E-006</text:p>
          </table:table-cell>
          <table:table-cell office:value-type="float" office:value="20.478" calcext:value-type="float">
            <text:p>20.478</text:p>
          </table:table-cell>
          <table:table-cell office:value-type="float" office:value="162.47" calcext:value-type="float">
            <text:p>162.47</text:p>
          </table:table-cell>
        </table:table-row>
        <table:table-row table:style-name="ro2">
          <table:table-cell office:value-type="float" office:value="37.256" calcext:value-type="float">
            <text:p>37.256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0.00000076741" calcext:value-type="float">
            <text:p>0.000000767410</text:p>
          </table:table-cell>
          <table:table-cell office:value-type="float" office:value="0.00000259709" calcext:value-type="float">
            <text:p>0.000002597090</text:p>
          </table:table-cell>
          <table:table-cell table:style-name="ce2" office:value-type="float" office:value="0.0000033645" calcext:value-type="float">
            <text:p>3.36E-006</text:p>
          </table:table-cell>
          <table:table-cell/>
          <table:table-cell office:value-type="float" office:value="20.685" calcext:value-type="float">
            <text:p>20.685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-0.0000000513364" calcext:value-type="float">
            <text:p>-0.000000051336</text:p>
          </table:table-cell>
          <table:table-cell office:value-type="float" office:value="0.00000144449" calcext:value-type="float">
            <text:p>0.000001444490</text:p>
          </table:table-cell>
          <table:table-cell table:style-name="ce2" office:value-type="float" office:value="0.00000139316" calcext:value-type="float">
            <text:p>1.39E-006</text:p>
          </table:table-cell>
          <table:table-cell office:value-type="float" office:value="20.685" calcext:value-type="float">
            <text:p>20.685</text:p>
          </table:table-cell>
          <table:table-cell office:value-type="float" office:value="161.587" calcext:value-type="float">
            <text:p>161.587</text:p>
          </table:table-cell>
        </table:table-row>
        <table:table-row table:style-name="ro2">
          <table:table-cell office:value-type="float" office:value="37.597" calcext:value-type="float">
            <text:p>37.597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763964" calcext:value-type="float">
            <text:p>0.000000763964</text:p>
          </table:table-cell>
          <table:table-cell office:value-type="float" office:value="0.00000260136" calcext:value-type="float">
            <text:p>0.000002601360</text:p>
          </table:table-cell>
          <table:table-cell table:style-name="ce2" office:value-type="float" office:value="0.00000336532" calcext:value-type="float">
            <text:p>3.37E-006</text:p>
          </table:table-cell>
          <table:table-cell/>
          <table:table-cell office:value-type="float" office:value="20.892" calcext:value-type="float">
            <text:p>20.892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-0.0000000530672" calcext:value-type="float">
            <text:p>-0.000000053067</text:p>
          </table:table-cell>
          <table:table-cell office:value-type="float" office:value="0.00000144769" calcext:value-type="float">
            <text:p>0.000001447690</text:p>
          </table:table-cell>
          <table:table-cell table:style-name="ce2" office:value-type="float" office:value="0.00000139462" calcext:value-type="float">
            <text:p>1.39E-006</text:p>
          </table:table-cell>
          <table:table-cell office:value-type="float" office:value="20.892" calcext:value-type="float">
            <text:p>20.892</text:p>
          </table:table-cell>
          <table:table-cell office:value-type="float" office:value="160.545" calcext:value-type="float">
            <text:p>160.545</text:p>
          </table:table-cell>
        </table:table-row>
        <table:table-row table:style-name="ro2">
          <table:table-cell office:value-type="float" office:value="37.939" calcext:value-type="float">
            <text:p>37.939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760574" calcext:value-type="float">
            <text:p>0.000000760574</text:p>
          </table:table-cell>
          <table:table-cell office:value-type="float" office:value="0.00000260554" calcext:value-type="float">
            <text:p>0.000002605540</text:p>
          </table:table-cell>
          <table:table-cell table:style-name="ce2" office:value-type="float" office:value="0.00000336611" calcext:value-type="float">
            <text:p>3.37E-006</text:p>
          </table:table-cell>
          <table:table-cell/>
          <table:table-cell office:value-type="float" office:value="21.099" calcext:value-type="float">
            <text:p>21.099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-0.0000000547519" calcext:value-type="float">
            <text:p>-0.000000054752</text:p>
          </table:table-cell>
          <table:table-cell office:value-type="float" office:value="0.00000145082" calcext:value-type="float">
            <text:p>0.000001450820</text:p>
          </table:table-cell>
          <table:table-cell table:style-name="ce2" office:value-type="float" office:value="0.00000139607" calcext:value-type="float">
            <text:p>1.40E-006</text:p>
          </table:table-cell>
          <table:table-cell office:value-type="float" office:value="21.099" calcext:value-type="float">
            <text:p>21.099</text:p>
          </table:table-cell>
          <table:table-cell office:value-type="float" office:value="159.715" calcext:value-type="float">
            <text:p>159.715</text:p>
          </table:table-cell>
        </table:table-row>
        <table:table-row table:style-name="ro2">
          <table:table-cell office:value-type="float" office:value="38.281" calcext:value-type="float">
            <text:p>38.281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757238" calcext:value-type="float">
            <text:p>0.000000757238</text:p>
          </table:table-cell>
          <table:table-cell office:value-type="float" office:value="0.00000260963" calcext:value-type="float">
            <text:p>0.000002609630</text:p>
          </table:table-cell>
          <table:table-cell table:style-name="ce2" office:value-type="float" office:value="0.00000336686" calcext:value-type="float">
            <text:p>3.37E-006</text:p>
          </table:table-cell>
          <table:table-cell/>
          <table:table-cell office:value-type="float" office:value="21.306" calcext:value-type="float">
            <text:p>21.306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-0.0000000560763" calcext:value-type="float">
            <text:p>-0.000000056076</text:p>
          </table:table-cell>
          <table:table-cell office:value-type="float" office:value="0.00000145389" calcext:value-type="float">
            <text:p>0.000001453890</text:p>
          </table:table-cell>
          <table:table-cell table:style-name="ce2" office:value-type="float" office:value="0.00000139781" calcext:value-type="float">
            <text:p>1.40E-006</text:p>
          </table:table-cell>
          <table:table-cell office:value-type="float" office:value="21.306" calcext:value-type="float">
            <text:p>21.306</text:p>
          </table:table-cell>
          <table:table-cell office:value-type="float" office:value="158.942" calcext:value-type="float">
            <text:p>158.942</text:p>
          </table:table-cell>
        </table:table-row>
        <table:table-row table:style-name="ro2">
          <table:table-cell office:value-type="float" office:value="38.623" calcext:value-type="float">
            <text:p>38.623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753875" calcext:value-type="float">
            <text:p>0.000000753875</text:p>
          </table:table-cell>
          <table:table-cell office:value-type="float" office:value="0.00000261362" calcext:value-type="float">
            <text:p>0.000002613620</text:p>
          </table:table-cell>
          <table:table-cell table:style-name="ce2" office:value-type="float" office:value="0.00000336749" calcext:value-type="float">
            <text:p>3.37E-006</text:p>
          </table:table-cell>
          <table:table-cell/>
          <table:table-cell office:value-type="float" office:value="21.513" calcext:value-type="float">
            <text:p>21.513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-0.0000000577138" calcext:value-type="float">
            <text:p>-0.000000057714</text:p>
          </table:table-cell>
          <table:table-cell office:value-type="float" office:value="0.0000014569" calcext:value-type="float">
            <text:p>0.000001456900</text:p>
          </table:table-cell>
          <table:table-cell table:style-name="ce2" office:value-type="float" office:value="0.00000139918" calcext:value-type="float">
            <text:p>1.40E-006</text:p>
          </table:table-cell>
          <table:table-cell office:value-type="float" office:value="21.513" calcext:value-type="float">
            <text:p>21.513</text:p>
          </table:table-cell>
          <table:table-cell office:value-type="float" office:value="158.08" calcext:value-type="float">
            <text:p>158.08</text:p>
          </table:table-cell>
        </table:table-row>
        <table:table-row table:style-name="ro2">
          <table:table-cell office:value-type="float" office:value="38.965" calcext:value-type="float">
            <text:p>38.965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750694" calcext:value-type="float">
            <text:p>0.000000750694</text:p>
          </table:table-cell>
          <table:table-cell office:value-type="float" office:value="0.00000261752" calcext:value-type="float">
            <text:p>0.000002617520</text:p>
          </table:table-cell>
          <table:table-cell table:style-name="ce2" office:value-type="float" office:value="0.00000336821" calcext:value-type="float">
            <text:p>3.37E-006</text:p>
          </table:table-cell>
          <table:table-cell/>
          <table:table-cell office:value-type="float" office:value="21.719" calcext:value-type="float">
            <text:p>21.719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-0.0000000592833" calcext:value-type="float">
            <text:p>-0.000000059283</text:p>
          </table:table-cell>
          <table:table-cell office:value-type="float" office:value="0.00000145984" calcext:value-type="float">
            <text:p>0.000001459840</text:p>
          </table:table-cell>
          <table:table-cell table:style-name="ce2" office:value-type="float" office:value="0.00000140056" calcext:value-type="float">
            <text:p>1.40E-006</text:p>
          </table:table-cell>
          <table:table-cell office:value-type="float" office:value="21.719" calcext:value-type="float">
            <text:p>21.719</text:p>
          </table:table-cell>
          <table:table-cell office:value-type="float" office:value="157.934" calcext:value-type="float">
            <text:p>157.934</text:p>
          </table:table-cell>
        </table:table-row>
        <table:table-row table:style-name="ro2">
          <table:table-cell office:value-type="float" office:value="39.306" calcext:value-type="float">
            <text:p>39.306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747605" calcext:value-type="float">
            <text:p>0.000000747605</text:p>
          </table:table-cell>
          <table:table-cell office:value-type="float" office:value="0.00000262132" calcext:value-type="float">
            <text:p>0.000002621320</text:p>
          </table:table-cell>
          <table:table-cell table:style-name="ce2" office:value-type="float" office:value="0.00000336892" calcext:value-type="float">
            <text:p>3.37E-006</text:p>
          </table:table-cell>
          <table:table-cell/>
          <table:table-cell office:value-type="float" office:value="21.926" calcext:value-type="float">
            <text:p>21.926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-0.0000000609027" calcext:value-type="float">
            <text:p>-0.000000060903</text:p>
          </table:table-cell>
          <table:table-cell office:value-type="float" office:value="0.00000146276" calcext:value-type="float">
            <text:p>0.000001462760</text:p>
          </table:table-cell>
          <table:table-cell table:style-name="ce2" office:value-type="float" office:value="0.00000140186" calcext:value-type="float">
            <text:p>1.40E-006</text:p>
          </table:table-cell>
          <table:table-cell office:value-type="float" office:value="21.926" calcext:value-type="float">
            <text:p>21.926</text:p>
          </table:table-cell>
          <table:table-cell office:value-type="float" office:value="157.454" calcext:value-type="float">
            <text:p>157.454</text:p>
          </table:table-cell>
        </table:table-row>
        <table:table-row table:style-name="ro2">
          <table:table-cell office:value-type="float" office:value="39.648" calcext:value-type="float">
            <text:p>39.648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744635" calcext:value-type="float">
            <text:p>0.000000744635</text:p>
          </table:table-cell>
          <table:table-cell office:value-type="float" office:value="0.00000262498" calcext:value-type="float">
            <text:p>0.000002624980</text:p>
          </table:table-cell>
          <table:table-cell table:style-name="ce2" office:value-type="float" office:value="0.00000336961" calcext:value-type="float">
            <text:p>3.37E-006</text:p>
          </table:table-cell>
          <table:table-cell/>
          <table:table-cell office:value-type="float" office:value="22.133" calcext:value-type="float">
            <text:p>22.133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-0.0000000624645" calcext:value-type="float">
            <text:p>-0.000000062465</text:p>
          </table:table-cell>
          <table:table-cell office:value-type="float" office:value="0.00000146564" calcext:value-type="float">
            <text:p>0.000001465640</text:p>
          </table:table-cell>
          <table:table-cell table:style-name="ce2" office:value-type="float" office:value="0.00000140318" calcext:value-type="float">
            <text:p>1.40E-006</text:p>
          </table:table-cell>
          <table:table-cell office:value-type="float" office:value="22.133" calcext:value-type="float">
            <text:p>22.133</text:p>
          </table:table-cell>
          <table:table-cell office:value-type="float" office:value="157.218" calcext:value-type="float">
            <text:p>157.218</text:p>
          </table:table-cell>
        </table:table-row>
        <table:table-row table:style-name="ro2">
          <table:table-cell office:value-type="float" office:value="39.99" calcext:value-type="float">
            <text:p>39.99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741772" calcext:value-type="float">
            <text:p>0.000000741772</text:p>
          </table:table-cell>
          <table:table-cell office:value-type="float" office:value="0.00000262852" calcext:value-type="float">
            <text:p>0.000002628520</text:p>
          </table:table-cell>
          <table:table-cell table:style-name="ce2" office:value-type="float" office:value="0.00000337029" calcext:value-type="float">
            <text:p>3.37E-006</text:p>
          </table:table-cell>
          <table:table-cell/>
          <table:table-cell office:value-type="float" office:value="22.34" calcext:value-type="float">
            <text:p>22.34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-0.0000000640301" calcext:value-type="float">
            <text:p>-0.000000064030</text:p>
          </table:table-cell>
          <table:table-cell office:value-type="float" office:value="0.00000146849" calcext:value-type="float">
            <text:p>0.000001468490</text:p>
          </table:table-cell>
          <table:table-cell table:style-name="ce2" office:value-type="float" office:value="0.00000140446" calcext:value-type="float">
            <text:p>1.40E-006</text:p>
          </table:table-cell>
          <table:table-cell office:value-type="float" office:value="22.34" calcext:value-type="float">
            <text:p>22.34</text:p>
          </table:table-cell>
          <table:table-cell office:value-type="float" office:value="157.08" calcext:value-type="float">
            <text:p>157.08</text:p>
          </table:table-cell>
        </table:table-row>
        <table:table-row table:style-name="ro2">
          <table:table-cell office:value-type="float" office:value="40.332" calcext:value-type="float">
            <text:p>40.332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0738993" calcext:value-type="float">
            <text:p>0.000000738993</text:p>
          </table:table-cell>
          <table:table-cell office:value-type="float" office:value="0.00000263198" calcext:value-type="float">
            <text:p>0.000002631980</text:p>
          </table:table-cell>
          <table:table-cell table:style-name="ce2" office:value-type="float" office:value="0.00000337097" calcext:value-type="float">
            <text:p>3.37E-006</text:p>
          </table:table-cell>
          <table:table-cell/>
          <table:table-cell office:value-type="float" office:value="22.547" calcext:value-type="float">
            <text:p>22.547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-0.0000000655809" calcext:value-type="float">
            <text:p>-0.000000065581</text:p>
          </table:table-cell>
          <table:table-cell office:value-type="float" office:value="0.0000014713" calcext:value-type="float">
            <text:p>0.000001471300</text:p>
          </table:table-cell>
          <table:table-cell table:style-name="ce2" office:value-type="float" office:value="0.00000140572" calcext:value-type="float">
            <text:p>1.41E-006</text:p>
          </table:table-cell>
          <table:table-cell office:value-type="float" office:value="22.547" calcext:value-type="float">
            <text:p>22.547</text:p>
          </table:table-cell>
          <table:table-cell office:value-type="float" office:value="156.65" calcext:value-type="float">
            <text:p>156.65</text:p>
          </table:table-cell>
        </table:table-row>
        <table:table-row table:style-name="ro2">
          <table:table-cell office:value-type="float" office:value="40.674" calcext:value-type="float">
            <text:p>40.674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0736223" calcext:value-type="float">
            <text:p>0.000000736223</text:p>
          </table:table-cell>
          <table:table-cell office:value-type="float" office:value="0.00000263532" calcext:value-type="float">
            <text:p>0.000002635320</text:p>
          </table:table-cell>
          <table:table-cell table:style-name="ce2" office:value-type="float" office:value="0.00000337154" calcext:value-type="float">
            <text:p>3.37E-006</text:p>
          </table:table-cell>
          <table:table-cell/>
          <table:table-cell office:value-type="float" office:value="22.754" calcext:value-type="float">
            <text:p>22.754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-0.0000000668" calcext:value-type="float">
            <text:p>-0.000000066800</text:p>
          </table:table-cell>
          <table:table-cell office:value-type="float" office:value="0.00000147407" calcext:value-type="float">
            <text:p>0.000001474070</text:p>
          </table:table-cell>
          <table:table-cell table:style-name="ce2" office:value-type="float" office:value="0.00000140727" calcext:value-type="float">
            <text:p>1.41E-006</text:p>
          </table:table-cell>
          <table:table-cell office:value-type="float" office:value="22.754" calcext:value-type="float">
            <text:p>22.754</text:p>
          </table:table-cell>
          <table:table-cell office:value-type="float" office:value="156.607" calcext:value-type="float">
            <text:p>156.607</text:p>
          </table:table-cell>
        </table:table-row>
        <table:table-row table:style-name="ro2">
          <table:table-cell office:value-type="float" office:value="41.015" calcext:value-type="float">
            <text:p>41.015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733621" calcext:value-type="float">
            <text:p>0.000000733621</text:p>
          </table:table-cell>
          <table:table-cell office:value-type="float" office:value="0.00000263858" calcext:value-type="float">
            <text:p>0.000002638580</text:p>
          </table:table-cell>
          <table:table-cell table:style-name="ce2" office:value-type="float" office:value="0.0000033722" calcext:value-type="float">
            <text:p>3.37E-006</text:p>
          </table:table-cell>
          <table:table-cell/>
          <table:table-cell office:value-type="float" office:value="22.961" calcext:value-type="float">
            <text:p>22.961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-0.0000000683422" calcext:value-type="float">
            <text:p>-0.000000068342</text:p>
          </table:table-cell>
          <table:table-cell office:value-type="float" office:value="0.00000147682" calcext:value-type="float">
            <text:p>0.000001476820</text:p>
          </table:table-cell>
          <table:table-cell table:style-name="ce2" office:value-type="float" office:value="0.00000140848" calcext:value-type="float">
            <text:p>1.41E-006</text:p>
          </table:table-cell>
          <table:table-cell office:value-type="float" office:value="22.961" calcext:value-type="float">
            <text:p>22.961</text:p>
          </table:table-cell>
          <table:table-cell office:value-type="float" office:value="156.565" calcext:value-type="float">
            <text:p>156.565</text:p>
          </table:table-cell>
        </table:table-row>
        <table:table-row table:style-name="ro2">
          <table:table-cell office:value-type="float" office:value="41.357" calcext:value-type="float">
            <text:p>41.357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731079" calcext:value-type="float">
            <text:p>0.000000731079</text:p>
          </table:table-cell>
          <table:table-cell office:value-type="float" office:value="0.00000264176" calcext:value-type="float">
            <text:p>0.000002641760</text:p>
          </table:table-cell>
          <table:table-cell table:style-name="ce2" office:value-type="float" office:value="0.00000337284" calcext:value-type="float">
            <text:p>3.37E-006</text:p>
          </table:table-cell>
          <table:table-cell/>
          <table:table-cell office:value-type="float" office:value="23.167" calcext:value-type="float">
            <text:p>23.167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-0.0000000701288" calcext:value-type="float">
            <text:p>-0.000000070129</text:p>
          </table:table-cell>
          <table:table-cell office:value-type="float" office:value="0.00000147953" calcext:value-type="float">
            <text:p>0.000001479530</text:p>
          </table:table-cell>
          <table:table-cell table:style-name="ce2" office:value-type="float" office:value="0.0000014094" calcext:value-type="float">
            <text:p>1.41E-006</text:p>
          </table:table-cell>
          <table:table-cell office:value-type="float" office:value="23.167" calcext:value-type="float">
            <text:p>23.167</text:p>
          </table:table-cell>
          <table:table-cell office:value-type="float" office:value="156.26" calcext:value-type="float">
            <text:p>156.26</text:p>
          </table:table-cell>
        </table:table-row>
        <table:table-row table:style-name="ro2">
          <table:table-cell office:value-type="float" office:value="41.699" calcext:value-type="float">
            <text:p>41.699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728602" calcext:value-type="float">
            <text:p>0.000000728602</text:p>
          </table:table-cell>
          <table:table-cell office:value-type="float" office:value="0.00000264488" calcext:value-type="float">
            <text:p>0.000002644880</text:p>
          </table:table-cell>
          <table:table-cell table:style-name="ce2" office:value-type="float" office:value="0.00000337348" calcext:value-type="float">
            <text:p>3.37E-006</text:p>
          </table:table-cell>
          <table:table-cell table:number-columns-repeated="8"/>
        </table:table-row>
        <table:table-row table:style-name="ro2">
          <table:table-cell office:value-type="float" office:value="42.041" calcext:value-type="float">
            <text:p>42.041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726126" calcext:value-type="float">
            <text:p>0.000000726126</text:p>
          </table:table-cell>
          <table:table-cell office:value-type="float" office:value="0.00000264796" calcext:value-type="float">
            <text:p>0.000002647960</text:p>
          </table:table-cell>
          <table:table-cell table:style-name="ce2" office:value-type="float" office:value="0.00000337409" calcext:value-type="float">
            <text:p>3.37E-006</text:p>
          </table:table-cell>
          <table:table-cell table:number-columns-repeated="8"/>
        </table:table-row>
        <table:table-row table:style-name="ro2">
          <table:table-cell office:value-type="float" office:value="42.383" calcext:value-type="float">
            <text:p>42.383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723652" calcext:value-type="float">
            <text:p>0.000000723652</text:p>
          </table:table-cell>
          <table:table-cell office:value-type="float" office:value="0.00000265106" calcext:value-type="float">
            <text:p>0.000002651060</text:p>
          </table:table-cell>
          <table:table-cell table:style-name="ce2" office:value-type="float" office:value="0.00000337471" calcext:value-type="float">
            <text:p>3.37E-006</text:p>
          </table:table-cell>
          <table:table-cell table:number-columns-repeated="8"/>
        </table:table-row>
        <table:table-row table:style-name="ro2">
          <table:table-cell office:value-type="float" office:value="42.724" calcext:value-type="float">
            <text:p>42.724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721118" calcext:value-type="float">
            <text:p>0.000000721118</text:p>
          </table:table-cell>
          <table:table-cell office:value-type="float" office:value="0.00000265411" calcext:value-type="float">
            <text:p>0.000002654110</text:p>
          </table:table-cell>
          <table:table-cell table:style-name="ce2" office:value-type="float" office:value="0.00000337522" calcext:value-type="float">
            <text:p>3.38E-006</text:p>
          </table:table-cell>
          <table:table-cell table:number-columns-repeated="8"/>
        </table:table-row>
        <table:table-row table:style-name="ro2">
          <table:table-cell office:value-type="float" office:value="43.066" calcext:value-type="float">
            <text:p>43.066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718734" calcext:value-type="float">
            <text:p>0.000000718734</text:p>
          </table:table-cell>
          <table:table-cell office:value-type="float" office:value="0.0000026571" calcext:value-type="float">
            <text:p>0.000002657100</text:p>
          </table:table-cell>
          <table:table-cell table:style-name="ce2" office:value-type="float" office:value="0.00000337583" calcext:value-type="float">
            <text:p>3.38E-006</text:p>
          </table:table-cell>
          <table:table-cell table:number-columns-repeated="8"/>
        </table:table-row>
        <table:table-row table:style-name="ro2">
          <table:table-cell office:value-type="float" office:value="43.408" calcext:value-type="float">
            <text:p>43.408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716379" calcext:value-type="float">
            <text:p>0.000000716379</text:p>
          </table:table-cell>
          <table:table-cell office:value-type="float" office:value="0.00000266003" calcext:value-type="float">
            <text:p>0.000002660030</text:p>
          </table:table-cell>
          <table:table-cell table:style-name="ce2" office:value-type="float" office:value="0.00000337641" calcext:value-type="float">
            <text:p>3.38E-006</text:p>
          </table:table-cell>
          <table:table-cell table:number-columns-repeated="8"/>
        </table:table-row>
        <table:table-row table:style-name="ro2">
          <table:table-cell office:value-type="float" office:value="43.75" calcext:value-type="float">
            <text:p>43.75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714061" calcext:value-type="float">
            <text:p>0.000000714061</text:p>
          </table:table-cell>
          <table:table-cell office:value-type="float" office:value="0.00000266293" calcext:value-type="float">
            <text:p>0.000002662930</text:p>
          </table:table-cell>
          <table:table-cell table:style-name="ce2" office:value-type="float" office:value="0.00000337699" calcext:value-type="float">
            <text:p>3.38E-006</text:p>
          </table:table-cell>
          <table:table-cell/>
          <table:table-cell office:value-type="float" office:value="2.896" calcext:value-type="float">
            <text:p>2.896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32522" calcext:value-type="float">
            <text:p>0.000002325220</text:p>
          </table:table-cell>
          <table:table-cell office:value-type="float" office:value="0.000000334065" calcext:value-type="float">
            <text:p>0.000000334065</text:p>
          </table:table-cell>
          <table:table-cell table:style-name="ce2" office:value-type="float" office:value="0.00000265929" calcext:value-type="float">
            <text:p>2.66E-006</text:p>
          </table:table-cell>
          <table:table-cell table:number-columns-repeated="2"/>
        </table:table-row>
        <table:table-row table:style-name="ro2">
          <table:table-cell office:value-type="float" office:value="44.092" calcext:value-type="float">
            <text:p>44.092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711793" calcext:value-type="float">
            <text:p>0.000000711793</text:p>
          </table:table-cell>
          <table:table-cell office:value-type="float" office:value="0.00000266577" calcext:value-type="float">
            <text:p>0.000002665770</text:p>
          </table:table-cell>
          <table:table-cell table:style-name="ce2" office:value-type="float" office:value="0.00000337756" calcext:value-type="float">
            <text:p>3.38E-006</text:p>
          </table:table-cell>
          <table:table-cell/>
          <table:table-cell office:value-type="float" office:value="3.103" calcext:value-type="float">
            <text:p>3.103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230573" calcext:value-type="float">
            <text:p>0.000002305730</text:p>
          </table:table-cell>
          <table:table-cell office:value-type="float" office:value="0.000000378778" calcext:value-type="float">
            <text:p>0.000000378778</text:p>
          </table:table-cell>
          <table:table-cell table:style-name="ce2" office:value-type="float" office:value="0.00000268451" calcext:value-type="float">
            <text:p>2.68E-006</text:p>
          </table:table-cell>
          <table:table-cell table:number-columns-repeated="2"/>
        </table:table-row>
        <table:table-row table:style-name="ro2">
          <table:table-cell office:value-type="float" office:value="44.433" calcext:value-type="float">
            <text:p>44.433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709575" calcext:value-type="float">
            <text:p>0.000000709575</text:p>
          </table:table-cell>
          <table:table-cell office:value-type="float" office:value="0.00000266856" calcext:value-type="float">
            <text:p>0.000002668560</text:p>
          </table:table-cell>
          <table:table-cell table:style-name="ce2" office:value-type="float" office:value="0.00000337813" calcext:value-type="float">
            <text:p>3.38E-006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28722" calcext:value-type="float">
            <text:p>0.000002287220</text:p>
          </table:table-cell>
          <table:table-cell office:value-type="float" office:value="0.000000421294" calcext:value-type="float">
            <text:p>0.000000421294</text:p>
          </table:table-cell>
          <table:table-cell table:style-name="ce2" office:value-type="float" office:value="0.00000270851" calcext:value-type="float">
            <text:p>2.71E-006</text:p>
          </table:table-cell>
          <table:table-cell table:number-columns-repeated="2"/>
        </table:table-row>
        <table:table-row table:style-name="ro2">
          <table:table-cell office:value-type="float" office:value="44.775" calcext:value-type="float">
            <text:p>44.775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707255" calcext:value-type="float">
            <text:p>0.000000707255</text:p>
          </table:table-cell>
          <table:table-cell office:value-type="float" office:value="0.00000267135" calcext:value-type="float">
            <text:p>0.000002671350</text:p>
          </table:table-cell>
          <table:table-cell table:style-name="ce2" office:value-type="float" office:value="0.00000337861" calcext:value-type="float">
            <text:p>3.38E-006</text:p>
          </table:table-cell>
          <table:table-cell/>
          <table:table-cell office:value-type="float" office:value="3.516" calcext:value-type="float">
            <text:p>3.516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26925" calcext:value-type="float">
            <text:p>0.000002269250</text:p>
          </table:table-cell>
          <table:table-cell office:value-type="float" office:value="0.000000461593" calcext:value-type="float">
            <text:p>0.000000461593</text:p>
          </table:table-cell>
          <table:table-cell table:style-name="ce2" office:value-type="float" office:value="0.00000273084" calcext:value-type="float">
            <text:p>2.73E-006</text:p>
          </table:table-cell>
          <table:table-cell table:number-columns-repeated="2"/>
        </table:table-row>
        <table:table-row table:style-name="ro2">
          <table:table-cell office:value-type="float" office:value="45.117" calcext:value-type="float">
            <text:p>45.117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704996" calcext:value-type="float">
            <text:p>0.000000704996</text:p>
          </table:table-cell>
          <table:table-cell office:value-type="float" office:value="0.00000267417" calcext:value-type="float">
            <text:p>0.000002674170</text:p>
          </table:table-cell>
          <table:table-cell table:style-name="ce2" office:value-type="float" office:value="0.00000337916" calcext:value-type="float">
            <text:p>3.38E-006</text:p>
          </table:table-cell>
          <table:table-cell/>
          <table:table-cell office:value-type="float" office:value="3.723" calcext:value-type="float">
            <text:p>3.723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25162" calcext:value-type="float">
            <text:p>0.000002251620</text:p>
          </table:table-cell>
          <table:table-cell office:value-type="float" office:value="0.000000500089" calcext:value-type="float">
            <text:p>0.000000500089</text:p>
          </table:table-cell>
          <table:table-cell table:style-name="ce2" office:value-type="float" office:value="0.00000275171" calcext:value-type="float">
            <text:p>2.75E-006</text:p>
          </table:table-cell>
          <table:table-cell table:number-columns-repeated="2"/>
        </table:table-row>
        <table:table-row table:style-name="ro2">
          <table:table-cell office:value-type="float" office:value="45.459" calcext:value-type="float">
            <text:p>45.459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702726" calcext:value-type="float">
            <text:p>0.000000702726</text:p>
          </table:table-cell>
          <table:table-cell office:value-type="float" office:value="0.00000267699" calcext:value-type="float">
            <text:p>0.000002676990</text:p>
          </table:table-cell>
          <table:table-cell table:style-name="ce2" office:value-type="float" office:value="0.00000337971" calcext:value-type="float">
            <text:p>3.38E-006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223954" calcext:value-type="float">
            <text:p>0.000002239540</text:p>
          </table:table-cell>
          <table:table-cell office:value-type="float" office:value="0.000000536853" calcext:value-type="float">
            <text:p>0.000000536853</text:p>
          </table:table-cell>
          <table:table-cell table:style-name="ce2" office:value-type="float" office:value="0.00000277639" calcext:value-type="float">
            <text:p>2.78E-006</text:p>
          </table:table-cell>
          <table:table-cell table:number-columns-repeated="2"/>
        </table:table-row>
        <table:table-row table:style-name="ro2">
          <table:table-cell office:value-type="float" office:value="45.801" calcext:value-type="float">
            <text:p>45.801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700439" calcext:value-type="float">
            <text:p>0.000000700439</text:p>
          </table:table-cell>
          <table:table-cell office:value-type="float" office:value="0.00000267981" calcext:value-type="float">
            <text:p>0.000002679810</text:p>
          </table:table-cell>
          <table:table-cell table:style-name="ce2" office:value-type="float" office:value="0.00000338024" calcext:value-type="float">
            <text:p>3.38E-006</text:p>
          </table:table-cell>
          <table:table-cell/>
          <table:table-cell office:value-type="float" office:value="4.137" calcext:value-type="float">
            <text:p>4.137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222335" calcext:value-type="float">
            <text:p>0.000002223350</text:p>
          </table:table-cell>
          <table:table-cell office:value-type="float" office:value="0.000000571969" calcext:value-type="float">
            <text:p>0.000000571969</text:p>
          </table:table-cell>
          <table:table-cell table:style-name="ce2" office:value-type="float" office:value="0.00000279532" calcext:value-type="float">
            <text:p>2.80E-006</text:p>
          </table:table-cell>
          <table:table-cell table:number-columns-repeated="2"/>
        </table:table-row>
        <table:table-row table:style-name="ro2">
          <table:table-cell office:value-type="float" office:value="46.142" calcext:value-type="float">
            <text:p>46.142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698171" calcext:value-type="float">
            <text:p>0.000000698171</text:p>
          </table:table-cell>
          <table:table-cell office:value-type="float" office:value="0.00000268261" calcext:value-type="float">
            <text:p>0.000002682610</text:p>
          </table:table-cell>
          <table:table-cell table:style-name="ce2" office:value-type="float" office:value="0.00000338078" calcext:value-type="float">
            <text:p>3.38E-006</text:p>
          </table:table-cell>
          <table:table-cell/>
          <table:table-cell office:value-type="float" office:value="4.344" calcext:value-type="float">
            <text:p>4.344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220731" calcext:value-type="float">
            <text:p>0.000002207310</text:p>
          </table:table-cell>
          <table:table-cell office:value-type="float" office:value="0.000000605671" calcext:value-type="float">
            <text:p>0.000000605671</text:p>
          </table:table-cell>
          <table:table-cell table:style-name="ce2" office:value-type="float" office:value="0.00000281298" calcext:value-type="float">
            <text:p>2.81E-006</text:p>
          </table:table-cell>
          <table:table-cell table:number-columns-repeated="2"/>
        </table:table-row>
        <table:table-row table:style-name="ro2">
          <table:table-cell office:value-type="float" office:value="46.484" calcext:value-type="float">
            <text:p>46.484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695884" calcext:value-type="float">
            <text:p>0.000000695884</text:p>
          </table:table-cell>
          <table:table-cell office:value-type="float" office:value="0.00000268542" calcext:value-type="float">
            <text:p>0.000002685420</text:p>
          </table:table-cell>
          <table:table-cell table:style-name="ce2" office:value-type="float" office:value="0.0000033813" calcext:value-type="float">
            <text:p>3.38E-006</text:p>
          </table:table-cell>
          <table:table-cell/>
          <table:table-cell office:value-type="float" office:value="4.551" calcext:value-type="float">
            <text:p>4.551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9187" calcext:value-type="float">
            <text:p>0.000002191870</text:p>
          </table:table-cell>
          <table:table-cell office:value-type="float" office:value="0.000000638156" calcext:value-type="float">
            <text:p>0.000000638156</text:p>
          </table:table-cell>
          <table:table-cell table:style-name="ce2" office:value-type="float" office:value="0.00000283003" calcext:value-type="float">
            <text:p>2.83E-006</text:p>
          </table:table-cell>
          <table:table-cell table:number-columns-repeated="2"/>
        </table:table-row>
        <table:table-row table:style-name="ro2">
          <table:table-cell office:value-type="float" office:value="46.826" calcext:value-type="float">
            <text:p>46.826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693573" calcext:value-type="float">
            <text:p>0.000000693573</text:p>
          </table:table-cell>
          <table:table-cell office:value-type="float" office:value="0.00000268824" calcext:value-type="float">
            <text:p>0.000002688240</text:p>
          </table:table-cell>
          <table:table-cell table:style-name="ce2" office:value-type="float" office:value="0.00000338181" calcext:value-type="float">
            <text:p>3.38E-006</text:p>
          </table:table-cell>
          <table:table-cell/>
          <table:table-cell office:value-type="float" office:value="4.758" calcext:value-type="float">
            <text:p>4.758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7709" calcext:value-type="float">
            <text:p>0.000002177090</text:p>
          </table:table-cell>
          <table:table-cell office:value-type="float" office:value="0.000000669289" calcext:value-type="float">
            <text:p>0.000000669289</text:p>
          </table:table-cell>
          <table:table-cell table:style-name="ce2" office:value-type="float" office:value="0.00000284637" calcext:value-type="float">
            <text:p>2.85E-006</text:p>
          </table:table-cell>
          <table:table-cell table:number-columns-repeated="2"/>
        </table:table-row>
        <table:table-row table:style-name="ro2">
          <table:table-cell office:value-type="float" office:value="47.168" calcext:value-type="float">
            <text:p>47.16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691194" calcext:value-type="float">
            <text:p>0.000000691194</text:p>
          </table:table-cell>
          <table:table-cell office:value-type="float" office:value="0.00000269106" calcext:value-type="float">
            <text:p>0.000002691060</text:p>
          </table:table-cell>
          <table:table-cell table:style-name="ce2" office:value-type="float" office:value="0.00000338225" calcext:value-type="float">
            <text:p>3.38E-006</text:p>
          </table:table-cell>
          <table:table-cell/>
          <table:table-cell office:value-type="float" office:value="4.964" calcext:value-type="float">
            <text:p>4.964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6249" calcext:value-type="float">
            <text:p>0.000002162490</text:p>
          </table:table-cell>
          <table:table-cell office:value-type="float" office:value="0.000000699008" calcext:value-type="float">
            <text:p>0.000000699008</text:p>
          </table:table-cell>
          <table:table-cell table:style-name="ce2" office:value-type="float" office:value="0.00000286149" calcext:value-type="float">
            <text:p>2.86E-006</text:p>
          </table:table-cell>
          <table:table-cell table:number-columns-repeated="2"/>
        </table:table-row>
        <table:table-row table:style-name="ro2">
          <table:table-cell office:value-type="float" office:value="47.51" calcext:value-type="float">
            <text:p>47.51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688846" calcext:value-type="float">
            <text:p>0.000000688846</text:p>
          </table:table-cell>
          <table:table-cell office:value-type="float" office:value="0.00000269391" calcext:value-type="float">
            <text:p>0.000002693910</text:p>
          </table:table-cell>
          <table:table-cell table:style-name="ce2" office:value-type="float" office:value="0.00000338275" calcext:value-type="float">
            <text:p>3.38E-006</text:p>
          </table:table-cell>
          <table:table-cell/>
          <table:table-cell office:value-type="float" office:value="5.171" calcext:value-type="float">
            <text:p>5.171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4828" calcext:value-type="float">
            <text:p>0.000002148280</text:p>
          </table:table-cell>
          <table:table-cell office:value-type="float" office:value="0.000000727805" calcext:value-type="float">
            <text:p>0.000000727805</text:p>
          </table:table-cell>
          <table:table-cell table:style-name="ce2" office:value-type="float" office:value="0.00000287608" calcext:value-type="float">
            <text:p>2.88E-006</text:p>
          </table:table-cell>
          <table:table-cell table:number-columns-repeated="2"/>
        </table:table-row>
        <table:table-row table:style-name="ro2">
          <table:table-cell office:value-type="float" office:value="47.851" calcext:value-type="float">
            <text:p>47.851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686421" calcext:value-type="float">
            <text:p>0.000000686421</text:p>
          </table:table-cell>
          <table:table-cell office:value-type="float" office:value="0.00000269684" calcext:value-type="float">
            <text:p>0.000002696840</text:p>
          </table:table-cell>
          <table:table-cell table:style-name="ce2" office:value-type="float" office:value="0.00000338325" calcext:value-type="float">
            <text:p>3.38E-006</text:p>
          </table:table-cell>
          <table:table-cell/>
          <table:table-cell office:value-type="float" office:value="5.378" calcext:value-type="float">
            <text:p>5.378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213802" calcext:value-type="float">
            <text:p>0.000002138020</text:p>
          </table:table-cell>
          <table:table-cell office:value-type="float" office:value="0.000000755766" calcext:value-type="float">
            <text:p>0.000000755766</text:p>
          </table:table-cell>
          <table:table-cell table:style-name="ce2" office:value-type="float" office:value="0.00000289378" calcext:value-type="float">
            <text:p>2.89E-006</text:p>
          </table:table-cell>
          <table:table-cell table:number-columns-repeated="2"/>
        </table:table-row>
        <table:table-row table:style-name="ro2">
          <table:table-cell office:value-type="float" office:value="48.193" calcext:value-type="float">
            <text:p>48.193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683981" calcext:value-type="float">
            <text:p>0.000000683981</text:p>
          </table:table-cell>
          <table:table-cell office:value-type="float" office:value="0.00000269976" calcext:value-type="float">
            <text:p>0.000002699760</text:p>
          </table:table-cell>
          <table:table-cell table:style-name="ce2" office:value-type="float" office:value="0.00000338374" calcext:value-type="float">
            <text:p>3.38E-006</text:p>
          </table:table-cell>
          <table:table-cell/>
          <table:table-cell office:value-type="float" office:value="5.585" calcext:value-type="float">
            <text:p>5.585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2447" calcext:value-type="float">
            <text:p>0.000002124470</text:p>
          </table:table-cell>
          <table:table-cell office:value-type="float" office:value="0.000000782586" calcext:value-type="float">
            <text:p>0.000000782586</text:p>
          </table:table-cell>
          <table:table-cell table:style-name="ce2" office:value-type="float" office:value="0.00000290705" calcext:value-type="float">
            <text:p>2.91E-006</text:p>
          </table:table-cell>
          <table:table-cell table:number-columns-repeated="2"/>
        </table:table-row>
        <table:table-row table:style-name="ro2">
          <table:table-cell office:value-type="float" office:value="48.535" calcext:value-type="float">
            <text:p>48.535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0681611" calcext:value-type="float">
            <text:p>0.000000681611</text:p>
          </table:table-cell>
          <table:table-cell office:value-type="float" office:value="0.00000270261" calcext:value-type="float">
            <text:p>0.000002702610</text:p>
          </table:table-cell>
          <table:table-cell table:style-name="ce2" office:value-type="float" office:value="0.00000338422" calcext:value-type="float">
            <text:p>3.38E-006</text:p>
          </table:table-cell>
          <table:table-cell/>
          <table:table-cell office:value-type="float" office:value="5.792" calcext:value-type="float">
            <text:p>5.792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11258" calcext:value-type="float">
            <text:p>0.000002112580</text:p>
          </table:table-cell>
          <table:table-cell office:value-type="float" office:value="0.000000807638" calcext:value-type="float">
            <text:p>0.000000807638</text:p>
          </table:table-cell>
          <table:table-cell table:style-name="ce2" office:value-type="float" office:value="0.00000292021" calcext:value-type="float">
            <text:p>2.92E-006</text:p>
          </table:table-cell>
          <table:table-cell table:number-columns-repeated="2"/>
        </table:table-row>
        <table:table-row table:style-name="ro2">
          <table:table-cell office:value-type="float" office:value="48.877" calcext:value-type="float">
            <text:p>48.877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679339" calcext:value-type="float">
            <text:p>0.000000679339</text:p>
          </table:table-cell>
          <table:table-cell office:value-type="float" office:value="0.00000270536" calcext:value-type="float">
            <text:p>0.000002705360</text:p>
          </table:table-cell>
          <table:table-cell table:style-name="ce2" office:value-type="float" office:value="0.0000033847" calcext:value-type="float">
            <text:p>3.38E-006</text:p>
          </table:table-cell>
          <table:table-cell/>
          <table:table-cell office:value-type="float" office:value="5.999" calcext:value-type="float">
            <text:p>5.999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10139" calcext:value-type="float">
            <text:p>0.000002101390</text:p>
          </table:table-cell>
          <table:table-cell office:value-type="float" office:value="0.000000831191" calcext:value-type="float">
            <text:p>0.000000831191</text:p>
          </table:table-cell>
          <table:table-cell table:style-name="ce2" office:value-type="float" office:value="0.00000293258" calcext:value-type="float">
            <text:p>2.93E-006</text:p>
          </table:table-cell>
          <table:table-cell table:number-columns-repeated="2"/>
        </table:table-row>
        <table:table-row table:style-name="ro2">
          <table:table-cell office:value-type="float" office:value="49.218" calcext:value-type="float">
            <text:p>49.218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677099" calcext:value-type="float">
            <text:p>0.000000677099</text:p>
          </table:table-cell>
          <table:table-cell office:value-type="float" office:value="0.000002708" calcext:value-type="float">
            <text:p>0.000002708000</text:p>
          </table:table-cell>
          <table:table-cell table:style-name="ce2" office:value-type="float" office:value="0.0000033851" calcext:value-type="float">
            <text:p>3.39E-006</text:p>
          </table:table-cell>
          <table:table-cell/>
          <table:table-cell office:value-type="float" office:value="6.206" calcext:value-type="float">
            <text:p>6.206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20908" calcext:value-type="float">
            <text:p>0.000002090800</text:p>
          </table:table-cell>
          <table:table-cell office:value-type="float" office:value="0.000000853663" calcext:value-type="float">
            <text:p>0.000000853663</text:p>
          </table:table-cell>
          <table:table-cell table:style-name="ce2" office:value-type="float" office:value="0.00000294446" calcext:value-type="float">
            <text:p>2.94E-006</text:p>
          </table:table-cell>
          <table:table-cell table:number-columns-repeated="2"/>
        </table:table-row>
        <table:table-row table:style-name="ro2">
          <table:table-cell office:value-type="float" office:value="49.56" calcext:value-type="float">
            <text:p>49.56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675017" calcext:value-type="float">
            <text:p>0.000000675017</text:p>
          </table:table-cell>
          <table:table-cell office:value-type="float" office:value="0.00000271055" calcext:value-type="float">
            <text:p>0.000002710550</text:p>
          </table:table-cell>
          <table:table-cell table:style-name="ce2" office:value-type="float" office:value="0.00000338557" calcext:value-type="float">
            <text:p>3.39E-006</text:p>
          </table:table-cell>
          <table:table-cell/>
          <table:table-cell office:value-type="float" office:value="6.412" calcext:value-type="float">
            <text:p>6.412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208057" calcext:value-type="float">
            <text:p>0.000002080570</text:p>
          </table:table-cell>
          <table:table-cell office:value-type="float" office:value="0.00000087505" calcext:value-type="float">
            <text:p>0.000000875050</text:p>
          </table:table-cell>
          <table:table-cell table:style-name="ce2" office:value-type="float" office:value="0.00000295561" calcext:value-type="float">
            <text:p>2.96E-006</text:p>
          </table:table-cell>
          <table:table-cell table:number-columns-repeated="2"/>
        </table:table-row>
        <table:table-row table:style-name="ro2">
          <table:table-cell office:value-type="float" office:value="49.902" calcext:value-type="float">
            <text:p>49.902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0673026" calcext:value-type="float">
            <text:p>0.000000673026</text:p>
          </table:table-cell>
          <table:table-cell office:value-type="float" office:value="0.000002713" calcext:value-type="float">
            <text:p>0.000002713000</text:p>
          </table:table-cell>
          <table:table-cell table:style-name="ce2" office:value-type="float" office:value="0.00000338603" calcext:value-type="float">
            <text:p>3.39E-006</text:p>
          </table:table-cell>
          <table:table-cell/>
          <table:table-cell office:value-type="float" office:value="6.619" calcext:value-type="float">
            <text:p>6.619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711" calcext:value-type="float">
            <text:p>0.000002071100</text:p>
          </table:table-cell>
          <table:table-cell office:value-type="float" office:value="0.000000895661" calcext:value-type="float">
            <text:p>0.000000895661</text:p>
          </table:table-cell>
          <table:table-cell table:style-name="ce2" office:value-type="float" office:value="0.00000296676" calcext:value-type="float">
            <text:p>2.97E-006</text:p>
          </table:table-cell>
          <table:table-cell table:number-columns-repeated="2"/>
        </table:table-row>
        <table:table-row table:style-name="ro2">
          <table:table-cell office:value-type="float" office:value="50.244" calcext:value-type="float">
            <text:p>50.244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671048" calcext:value-type="float">
            <text:p>0.000000671048</text:p>
          </table:table-cell>
          <table:table-cell office:value-type="float" office:value="0.00000271543" calcext:value-type="float">
            <text:p>0.000002715430</text:p>
          </table:table-cell>
          <table:table-cell table:style-name="ce2" office:value-type="float" office:value="0.00000338648" calcext:value-type="float">
            <text:p>3.39E-006</text:p>
          </table:table-cell>
          <table:table-cell/>
          <table:table-cell office:value-type="float" office:value="6.826" calcext:value-type="float">
            <text:p>6.826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6442" calcext:value-type="float">
            <text:p>0.000002064420</text:p>
          </table:table-cell>
          <table:table-cell office:value-type="float" office:value="0.000000915498" calcext:value-type="float">
            <text:p>0.000000915498</text:p>
          </table:table-cell>
          <table:table-cell table:style-name="ce2" office:value-type="float" office:value="0.00000297991" calcext:value-type="float">
            <text:p>2.98E-006</text:p>
          </table:table-cell>
          <table:table-cell table:number-columns-repeated="2"/>
        </table:table-row>
        <table:table-row table:style-name="ro2">
          <table:table-cell office:value-type="float" office:value="50.586" calcext:value-type="float">
            <text:p>50.586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669027" calcext:value-type="float">
            <text:p>0.000000669027</text:p>
          </table:table-cell>
          <table:table-cell office:value-type="float" office:value="0.0000027179" calcext:value-type="float">
            <text:p>0.000002717900</text:p>
          </table:table-cell>
          <table:table-cell table:style-name="ce2" office:value-type="float" office:value="0.00000338693" calcext:value-type="float">
            <text:p>3.39E-006</text:p>
          </table:table-cell>
          <table:table-cell/>
          <table:table-cell office:value-type="float" office:value="7.033" calcext:value-type="float">
            <text:p>7.033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5549" calcext:value-type="float">
            <text:p>0.000002055490</text:p>
          </table:table-cell>
          <table:table-cell office:value-type="float" office:value="0.000000934612" calcext:value-type="float">
            <text:p>0.000000934612</text:p>
          </table:table-cell>
          <table:table-cell table:style-name="ce2" office:value-type="float" office:value="0.0000029901" calcext:value-type="float">
            <text:p>2.99E-006</text:p>
          </table:table-cell>
          <table:table-cell table:number-columns-repeated="2"/>
        </table:table-row>
        <table:table-row table:style-name="ro2">
          <table:table-cell office:value-type="float" office:value="50.927" calcext:value-type="float">
            <text:p>50.927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666939" calcext:value-type="float">
            <text:p>0.000000666939</text:p>
          </table:table-cell>
          <table:table-cell office:value-type="float" office:value="0.00000272043" calcext:value-type="float">
            <text:p>0.000002720430</text:p>
          </table:table-cell>
          <table:table-cell table:style-name="ce2" office:value-type="float" office:value="0.00000338737" calcext:value-type="float">
            <text:p>3.39E-006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4686" calcext:value-type="float">
            <text:p>0.000002046860</text:p>
          </table:table-cell>
          <table:table-cell office:value-type="float" office:value="0.000000953063" calcext:value-type="float">
            <text:p>0.000000953063</text:p>
          </table:table-cell>
          <table:table-cell table:style-name="ce2" office:value-type="float" office:value="0.00000299993" calcext:value-type="float">
            <text:p>3.00E-006</text:p>
          </table:table-cell>
          <table:table-cell table:number-columns-repeated="2"/>
        </table:table-row>
        <table:table-row table:style-name="ro2">
          <table:table-cell office:value-type="float" office:value="51.269" calcext:value-type="float">
            <text:p>51.269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0664703" calcext:value-type="float">
            <text:p>0.000000664703</text:p>
          </table:table-cell>
          <table:table-cell office:value-type="float" office:value="0.00000272304" calcext:value-type="float">
            <text:p>0.000002723040</text:p>
          </table:table-cell>
          <table:table-cell table:style-name="ce2" office:value-type="float" office:value="0.00000338774" calcext:value-type="float">
            <text:p>3.39E-006</text:p>
          </table:table-cell>
          <table:table-cell/>
          <table:table-cell office:value-type="float" office:value="7.447" calcext:value-type="float">
            <text:p>7.447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382" calcext:value-type="float">
            <text:p>0.000002038200</text:p>
          </table:table-cell>
          <table:table-cell office:value-type="float" office:value="0.000000970954" calcext:value-type="float">
            <text:p>0.000000970954</text:p>
          </table:table-cell>
          <table:table-cell table:style-name="ce2" office:value-type="float" office:value="0.00000300915" calcext:value-type="float">
            <text:p>3.01E-006</text:p>
          </table:table-cell>
          <table:table-cell table:number-columns-repeated="2"/>
        </table:table-row>
        <table:table-row table:style-name="ro2">
          <table:table-cell office:value-type="float" office:value="51.611" calcext:value-type="float">
            <text:p>51.611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0662479" calcext:value-type="float">
            <text:p>0.000000662479</text:p>
          </table:table-cell>
          <table:table-cell office:value-type="float" office:value="0.0000027257" calcext:value-type="float">
            <text:p>0.000002725700</text:p>
          </table:table-cell>
          <table:table-cell table:style-name="ce2" office:value-type="float" office:value="0.00000338818" calcext:value-type="float">
            <text:p>3.39E-006</text:p>
          </table:table-cell>
          <table:table-cell/>
          <table:table-cell office:value-type="float" office:value="7.654" calcext:value-type="float">
            <text:p>7.654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299" calcext:value-type="float">
            <text:p>0.000002029900</text:p>
          </table:table-cell>
          <table:table-cell office:value-type="float" office:value="0.000000988383" calcext:value-type="float">
            <text:p>0.000000988383</text:p>
          </table:table-cell>
          <table:table-cell table:style-name="ce2" office:value-type="float" office:value="0.00000301828" calcext:value-type="float">
            <text:p>3.02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7.86" calcext:value-type="float">
            <text:p>7.86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2184" calcext:value-type="float">
            <text:p>0.000002021840</text:p>
          </table:table-cell>
          <table:table-cell office:value-type="float" office:value="0.00000100524" calcext:value-type="float">
            <text:p>0.000001005240</text:p>
          </table:table-cell>
          <table:table-cell table:style-name="ce2" office:value-type="float" office:value="0.00000302708" calcext:value-type="float">
            <text:p>3.03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8.067" calcext:value-type="float">
            <text:p>8.067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201411" calcext:value-type="float">
            <text:p>0.000002014110</text:p>
          </table:table-cell>
          <table:table-cell office:value-type="float" office:value="0.00000102166" calcext:value-type="float">
            <text:p>0.000001021660</text:p>
          </table:table-cell>
          <table:table-cell table:style-name="ce2" office:value-type="float" office:value="0.00000303577" calcext:value-type="float">
            <text:p>3.04E-006</text:p>
          </table:table-cell>
          <table:table-cell table:number-columns-repeated="2"/>
        </table:table-row>
        <table:table-row table:style-name="ro2">
          <table:table-cell office:value-type="float" office:value="2.896" calcext:value-type="float">
            <text:p>2.896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761192" calcext:value-type="float">
            <text:p>0.000000761192</text:p>
          </table:table-cell>
          <table:table-cell office:value-type="float" office:value="0.000000406179" calcext:value-type="float">
            <text:p>0.000000406179</text:p>
          </table:table-cell>
          <table:table-cell table:style-name="ce2" office:value-type="float" office:value="0.00000116737" calcext:value-type="float">
            <text:p>1.17E-006</text:p>
          </table:table-cell>
          <table:table-cell/>
          <table:table-cell office:value-type="float" office:value="8.274" calcext:value-type="float">
            <text:p>8.274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200622" calcext:value-type="float">
            <text:p>0.000002006220</text:p>
          </table:table-cell>
          <table:table-cell office:value-type="float" office:value="0.00000103766" calcext:value-type="float">
            <text:p>0.000001037660</text:p>
          </table:table-cell>
          <table:table-cell table:style-name="ce2" office:value-type="float" office:value="0.00000304388" calcext:value-type="float">
            <text:p>3.04E-006</text:p>
          </table:table-cell>
          <table:table-cell table:number-columns-repeated="2"/>
        </table:table-row>
        <table:table-row table:style-name="ro2">
          <table:table-cell office:value-type="float" office:value="3.103" calcext:value-type="float">
            <text:p>3.103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731787" calcext:value-type="float">
            <text:p>0.000000731787</text:p>
          </table:table-cell>
          <table:table-cell office:value-type="float" office:value="0.000000451833" calcext:value-type="float">
            <text:p>0.000000451833</text:p>
          </table:table-cell>
          <table:table-cell table:style-name="ce2" office:value-type="float" office:value="0.00000118362" calcext:value-type="float">
            <text:p>1.18E-006</text:p>
          </table:table-cell>
          <table:table-cell/>
          <table:table-cell office:value-type="float" office:value="8.481" calcext:value-type="float">
            <text:p>8.481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200037" calcext:value-type="float">
            <text:p>0.000002000370</text:p>
          </table:table-cell>
          <table:table-cell office:value-type="float" office:value="0.00000105325" calcext:value-type="float">
            <text:p>0.000001053250</text:p>
          </table:table-cell>
          <table:table-cell table:style-name="ce2" office:value-type="float" office:value="0.00000305362" calcext:value-type="float">
            <text:p>3.05E-006</text:p>
          </table:table-cell>
          <table:table-cell table:number-columns-repeated="2"/>
        </table:table-row>
        <table:table-row table:style-name="ro2">
          <table:table-cell office:value-type="float" office:value="3.31" calcext:value-type="float">
            <text:p>3.31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706293" calcext:value-type="float">
            <text:p>0.000000706293</text:p>
          </table:table-cell>
          <table:table-cell office:value-type="float" office:value="0.000000495007" calcext:value-type="float">
            <text:p>0.000000495007</text:p>
          </table:table-cell>
          <table:table-cell table:style-name="ce2" office:value-type="float" office:value="0.0000012013" calcext:value-type="float">
            <text:p>1.20E-006</text:p>
          </table:table-cell>
          <table:table-cell/>
          <table:table-cell office:value-type="float" office:value="8.688" calcext:value-type="float">
            <text:p>8.688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199289" calcext:value-type="float">
            <text:p>0.000001992890</text:p>
          </table:table-cell>
          <table:table-cell office:value-type="float" office:value="0.00000106846" calcext:value-type="float">
            <text:p>0.000001068460</text:p>
          </table:table-cell>
          <table:table-cell table:style-name="ce2" office:value-type="float" office:value="0.00000306134" calcext:value-type="float">
            <text:p>3.06E-006</text:p>
          </table:table-cell>
          <table:table-cell table:number-columns-repeated="2"/>
        </table:table-row>
        <table:table-row table:style-name="ro2">
          <table:table-cell office:value-type="float" office:value="3.516" calcext:value-type="float">
            <text:p>3.516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680097" calcext:value-type="float">
            <text:p>0.000000680097</text:p>
          </table:table-cell>
          <table:table-cell office:value-type="float" office:value="0.000000535801" calcext:value-type="float">
            <text:p>0.000000535801</text:p>
          </table:table-cell>
          <table:table-cell table:style-name="ce2" office:value-type="float" office:value="0.0000012159" calcext:value-type="float">
            <text:p>1.22E-006</text:p>
          </table:table-cell>
          <table:table-cell/>
          <table:table-cell office:value-type="float" office:value="8.895" calcext:value-type="float">
            <text:p>8.895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000019858" calcext:value-type="float">
            <text:p>0.000001985800</text:p>
          </table:table-cell>
          <table:table-cell office:value-type="float" office:value="0.00000108308" calcext:value-type="float">
            <text:p>0.000001083080</text:p>
          </table:table-cell>
          <table:table-cell table:style-name="ce2" office:value-type="float" office:value="0.00000306888" calcext:value-type="float">
            <text:p>3.07E-006</text:p>
          </table:table-cell>
          <table:table-cell table:number-columns-repeated="2"/>
        </table:table-row>
        <table:table-row table:style-name="ro2">
          <table:table-cell office:value-type="float" office:value="3.723" calcext:value-type="float">
            <text:p>3.723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656938" calcext:value-type="float">
            <text:p>0.000000656938</text:p>
          </table:table-cell>
          <table:table-cell office:value-type="float" office:value="0.000000574787" calcext:value-type="float">
            <text:p>0.000000574787</text:p>
          </table:table-cell>
          <table:table-cell table:style-name="ce2" office:value-type="float" office:value="0.00000123172" calcext:value-type="float">
            <text:p>1.23E-006</text:p>
          </table:table-cell>
          <table:table-cell/>
          <table:table-cell office:value-type="float" office:value="9.101" calcext:value-type="float">
            <text:p>9.101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197927" calcext:value-type="float">
            <text:p>0.000001979270</text:p>
          </table:table-cell>
          <table:table-cell office:value-type="float" office:value="0.00000109677" calcext:value-type="float">
            <text:p>0.000001096770</text:p>
          </table:table-cell>
          <table:table-cell table:style-name="ce2" office:value-type="float" office:value="0.00000307604" calcext:value-type="float">
            <text:p>3.08E-006</text:p>
          </table:table-cell>
          <table:table-cell table:number-columns-repeated="2"/>
        </table:table-row>
        <table:table-row table:style-name="ro2">
          <table:table-cell office:value-type="float" office:value="3.93" calcext:value-type="float">
            <text:p>3.93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632851" calcext:value-type="float">
            <text:p>0.000000632851</text:p>
          </table:table-cell>
          <table:table-cell office:value-type="float" office:value="0.000000612078" calcext:value-type="float">
            <text:p>0.000000612078</text:p>
          </table:table-cell>
          <table:table-cell table:style-name="ce2" office:value-type="float" office:value="0.00000124493" calcext:value-type="float">
            <text:p>1.24E-006</text:p>
          </table:table-cell>
          <table:table-cell/>
          <table:table-cell office:value-type="float" office:value="9.308" calcext:value-type="float">
            <text:p>9.308</text:p>
          </table:table-cell>
          <table:table-cell office:value-type="float" office:value="1.00075" calcext:value-type="float">
            <text:p>1.00075</text:p>
          </table:table-cell>
          <table:table-cell office:value-type="float" office:value="0.00000197343" calcext:value-type="float">
            <text:p>0.000001973430</text:p>
          </table:table-cell>
          <table:table-cell office:value-type="float" office:value="0.00000110962" calcext:value-type="float">
            <text:p>0.000001109620</text:p>
          </table:table-cell>
          <table:table-cell table:style-name="ce2" office:value-type="float" office:value="0.00000308304" calcext:value-type="float">
            <text:p>3.08E-006</text:p>
          </table:table-cell>
          <table:table-cell table:number-columns-repeated="2"/>
        </table:table-row>
        <table:table-row table:style-name="ro2">
          <table:table-cell office:value-type="float" office:value="4.137" calcext:value-type="float">
            <text:p>4.137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611409" calcext:value-type="float">
            <text:p>0.000000611409</text:p>
          </table:table-cell>
          <table:table-cell office:value-type="float" office:value="0.00000064787" calcext:value-type="float">
            <text:p>0.000000647870</text:p>
          </table:table-cell>
          <table:table-cell table:style-name="ce2" office:value-type="float" office:value="0.00000125928" calcext:value-type="float">
            <text:p>1.26E-006</text:p>
          </table:table-cell>
          <table:table-cell/>
          <table:table-cell office:value-type="float" office:value="9.515" calcext:value-type="float">
            <text:p>9.515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196789" calcext:value-type="float">
            <text:p>0.000001967890</text:p>
          </table:table-cell>
          <table:table-cell office:value-type="float" office:value="0.00000112179" calcext:value-type="float">
            <text:p>0.000001121790</text:p>
          </table:table-cell>
          <table:table-cell table:style-name="ce2" office:value-type="float" office:value="0.00000308968" calcext:value-type="float">
            <text:p>3.09E-006</text:p>
          </table:table-cell>
          <table:table-cell table:number-columns-repeated="2"/>
        </table:table-row>
        <table:table-row table:style-name="ro2">
          <table:table-cell office:value-type="float" office:value="4.344" calcext:value-type="float">
            <text:p>4.344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589193" calcext:value-type="float">
            <text:p>0.000000589193</text:p>
          </table:table-cell>
          <table:table-cell office:value-type="float" office:value="0.000000682139" calcext:value-type="float">
            <text:p>0.000000682139</text:p>
          </table:table-cell>
          <table:table-cell table:style-name="ce2" office:value-type="float" office:value="0.00000127133" calcext:value-type="float">
            <text:p>1.27E-006</text:p>
          </table:table-cell>
          <table:table-cell/>
          <table:table-cell office:value-type="float" office:value="9.722" calcext:value-type="float">
            <text:p>9.722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196262" calcext:value-type="float">
            <text:p>0.000001962620</text:p>
          </table:table-cell>
          <table:table-cell office:value-type="float" office:value="0.00000113355" calcext:value-type="float">
            <text:p>0.000001133550</text:p>
          </table:table-cell>
          <table:table-cell table:style-name="ce2" office:value-type="float" office:value="0.00000309617" calcext:value-type="float">
            <text:p>3.10E-006</text:p>
          </table:table-cell>
          <table:table-cell table:number-columns-repeated="2"/>
        </table:table-row>
        <table:table-row table:style-name="ro2">
          <table:table-cell office:value-type="float" office:value="4.551" calcext:value-type="float">
            <text:p>4.551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569504" calcext:value-type="float">
            <text:p>0.000000569504</text:p>
          </table:table-cell>
          <table:table-cell office:value-type="float" office:value="0.000000715011" calcext:value-type="float">
            <text:p>0.000000715011</text:p>
          </table:table-cell>
          <table:table-cell table:style-name="ce2" office:value-type="float" office:value="0.00000128451" calcext:value-type="float">
            <text:p>1.28E-006</text:p>
          </table:table-cell>
          <table:table-cell/>
          <table:table-cell office:value-type="float" office:value="9.929" calcext:value-type="float">
            <text:p>9.929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5916" calcext:value-type="float">
            <text:p>0.000001959160</text:p>
          </table:table-cell>
          <table:table-cell office:value-type="float" office:value="0.00000114494" calcext:value-type="float">
            <text:p>0.000001144940</text:p>
          </table:table-cell>
          <table:table-cell table:style-name="ce2" office:value-type="float" office:value="0.00000310409" calcext:value-type="float">
            <text:p>3.10E-006</text:p>
          </table:table-cell>
          <table:table-cell table:number-columns-repeated="2"/>
        </table:table-row>
        <table:table-row table:style-name="ro2">
          <table:table-cell office:value-type="float" office:value="4.758" calcext:value-type="float">
            <text:p>4.758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0550369" calcext:value-type="float">
            <text:p>0.000000550369</text:p>
          </table:table-cell>
          <table:table-cell office:value-type="float" office:value="0.000000746733" calcext:value-type="float">
            <text:p>0.000000746733</text:p>
          </table:table-cell>
          <table:table-cell table:style-name="ce2" office:value-type="float" office:value="0.0000012971" calcext:value-type="float">
            <text:p>1.30E-006</text:p>
          </table:table-cell>
          <table:table-cell/>
          <table:table-cell office:value-type="float" office:value="10.136" calcext:value-type="float">
            <text:p>10.136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5419" calcext:value-type="float">
            <text:p>0.000001954190</text:p>
          </table:table-cell>
          <table:table-cell office:value-type="float" office:value="0.00000115604" calcext:value-type="float">
            <text:p>0.000001156040</text:p>
          </table:table-cell>
          <table:table-cell table:style-name="ce2" office:value-type="float" office:value="0.00000311023" calcext:value-type="float">
            <text:p>3.11E-006</text:p>
          </table:table-cell>
          <table:table-cell table:number-columns-repeated="2"/>
        </table:table-row>
        <table:table-row table:style-name="ro2">
          <table:table-cell office:value-type="float" office:value="4.964" calcext:value-type="float">
            <text:p>4.964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0530499" calcext:value-type="float">
            <text:p>0.000000530499</text:p>
          </table:table-cell>
          <table:table-cell office:value-type="float" office:value="0.000000777216" calcext:value-type="float">
            <text:p>0.000000777216</text:p>
          </table:table-cell>
          <table:table-cell table:style-name="ce2" office:value-type="float" office:value="0.00000130771" calcext:value-type="float">
            <text:p>1.31E-006</text:p>
          </table:table-cell>
          <table:table-cell/>
          <table:table-cell office:value-type="float" office:value="10.343" calcext:value-type="float">
            <text:p>10.343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492" calcext:value-type="float">
            <text:p>0.000001949200</text:p>
          </table:table-cell>
          <table:table-cell office:value-type="float" office:value="0.00000116691" calcext:value-type="float">
            <text:p>0.000001166910</text:p>
          </table:table-cell>
          <table:table-cell table:style-name="ce2" office:value-type="float" office:value="0.0000031161" calcext:value-type="float">
            <text:p>3.12E-006</text:p>
          </table:table-cell>
          <table:table-cell table:number-columns-repeated="2"/>
        </table:table-row>
        <table:table-row table:style-name="ro2">
          <table:table-cell office:value-type="float" office:value="5.171" calcext:value-type="float">
            <text:p>5.171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051275" calcext:value-type="float">
            <text:p>0.000000512750</text:p>
          </table:table-cell>
          <table:table-cell office:value-type="float" office:value="0.00000080658" calcext:value-type="float">
            <text:p>0.000000806580</text:p>
          </table:table-cell>
          <table:table-cell table:style-name="ce2" office:value-type="float" office:value="0.00000131933" calcext:value-type="float">
            <text:p>1.32E-006</text:p>
          </table:table-cell>
          <table:table-cell/>
          <table:table-cell office:value-type="float" office:value="10.549" calcext:value-type="float">
            <text:p>10.549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4441" calcext:value-type="float">
            <text:p>0.000001944410</text:p>
          </table:table-cell>
          <table:table-cell office:value-type="float" office:value="0.00000117749" calcext:value-type="float">
            <text:p>0.000001177490</text:p>
          </table:table-cell>
          <table:table-cell table:style-name="ce2" office:value-type="float" office:value="0.0000031219" calcext:value-type="float">
            <text:p>3.12E-006</text:p>
          </table:table-cell>
          <table:table-cell table:number-columns-repeated="2"/>
        </table:table-row>
        <table:table-row table:style-name="ro2">
          <table:table-cell office:value-type="float" office:value="5.378" calcext:value-type="float">
            <text:p>5.378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494552" calcext:value-type="float">
            <text:p>0.000000494552</text:p>
          </table:table-cell>
          <table:table-cell office:value-type="float" office:value="0.000000834588" calcext:value-type="float">
            <text:p>0.000000834588</text:p>
          </table:table-cell>
          <table:table-cell table:style-name="ce2" office:value-type="float" office:value="0.00000132914" calcext:value-type="float">
            <text:p>1.33E-006</text:p>
          </table:table-cell>
          <table:table-cell/>
          <table:table-cell office:value-type="float" office:value="10.756" calcext:value-type="float">
            <text:p>10.756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3959" calcext:value-type="float">
            <text:p>0.000001939590</text:p>
          </table:table-cell>
          <table:table-cell office:value-type="float" office:value="0.0000011879" calcext:value-type="float">
            <text:p>0.000001187900</text:p>
          </table:table-cell>
          <table:table-cell table:style-name="ce2" office:value-type="float" office:value="0.00000312748" calcext:value-type="float">
            <text:p>3.13E-006</text:p>
          </table:table-cell>
          <table:table-cell table:number-columns-repeated="2"/>
        </table:table-row>
        <table:table-row table:style-name="ro2">
          <table:table-cell office:value-type="float" office:value="5.585" calcext:value-type="float">
            <text:p>5.585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0478592" calcext:value-type="float">
            <text:p>0.000000478592</text:p>
          </table:table-cell>
          <table:table-cell office:value-type="float" office:value="0.000000861347" calcext:value-type="float">
            <text:p>0.000000861347</text:p>
          </table:table-cell>
          <table:table-cell table:style-name="ce2" office:value-type="float" office:value="0.00000133994" calcext:value-type="float">
            <text:p>1.34E-006</text:p>
          </table:table-cell>
          <table:table-cell/>
          <table:table-cell office:value-type="float" office:value="10.963" calcext:value-type="float">
            <text:p>10.963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3487" calcext:value-type="float">
            <text:p>0.000001934870</text:p>
          </table:table-cell>
          <table:table-cell office:value-type="float" office:value="0.00000119808" calcext:value-type="float">
            <text:p>0.000001198080</text:p>
          </table:table-cell>
          <table:table-cell table:style-name="ce2" office:value-type="float" office:value="0.00000313295" calcext:value-type="float">
            <text:p>3.13E-006</text:p>
          </table:table-cell>
          <table:table-cell table:number-columns-repeated="2"/>
        </table:table-row>
        <table:table-row table:style-name="ro2">
          <table:table-cell office:value-type="float" office:value="5.792" calcext:value-type="float">
            <text:p>5.792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0462228" calcext:value-type="float">
            <text:p>0.000000462228</text:p>
          </table:table-cell>
          <table:table-cell office:value-type="float" office:value="0.000000886837" calcext:value-type="float">
            <text:p>0.000000886837</text:p>
          </table:table-cell>
          <table:table-cell table:style-name="ce2" office:value-type="float" office:value="0.00000134906" calcext:value-type="float">
            <text:p>1.35E-006</text:p>
          </table:table-cell>
          <table:table-cell/>
          <table:table-cell office:value-type="float" office:value="11.17" calcext:value-type="float">
            <text:p>11.17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3016" calcext:value-type="float">
            <text:p>0.000001930160</text:p>
          </table:table-cell>
          <table:table-cell office:value-type="float" office:value="0.00000120806" calcext:value-type="float">
            <text:p>0.000001208060</text:p>
          </table:table-cell>
          <table:table-cell table:style-name="ce2" office:value-type="float" office:value="0.00000313822" calcext:value-type="float">
            <text:p>3.14E-006</text:p>
          </table:table-cell>
          <table:table-cell table:number-columns-repeated="2"/>
        </table:table-row>
        <table:table-row table:style-name="ro2">
          <table:table-cell office:value-type="float" office:value="5.999" calcext:value-type="float">
            <text:p>5.999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0448206" calcext:value-type="float">
            <text:p>0.000000448206</text:p>
          </table:table-cell>
          <table:table-cell office:value-type="float" office:value="0.000000910949" calcext:value-type="float">
            <text:p>0.000000910949</text:p>
          </table:table-cell>
          <table:table-cell table:style-name="ce2" office:value-type="float" office:value="0.00000135915" calcext:value-type="float">
            <text:p>1.36E-006</text:p>
          </table:table-cell>
          <table:table-cell/>
          <table:table-cell office:value-type="float" office:value="11.377" calcext:value-type="float">
            <text:p>11.377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2684" calcext:value-type="float">
            <text:p>0.000001926840</text:p>
          </table:table-cell>
          <table:table-cell office:value-type="float" office:value="0.00000121783" calcext:value-type="float">
            <text:p>0.000001217830</text:p>
          </table:table-cell>
          <table:table-cell table:style-name="ce2" office:value-type="float" office:value="0.00000314467" calcext:value-type="float">
            <text:p>3.14E-006</text:p>
          </table:table-cell>
          <table:table-cell table:number-columns-repeated="2"/>
        </table:table-row>
        <table:table-row table:style-name="ro2">
          <table:table-cell office:value-type="float" office:value="6.206" calcext:value-type="float">
            <text:p>6.206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433914" calcext:value-type="float">
            <text:p>0.000000433914</text:p>
          </table:table-cell>
          <table:table-cell office:value-type="float" office:value="0.000000933706" calcext:value-type="float">
            <text:p>0.000000933706</text:p>
          </table:table-cell>
          <table:table-cell table:style-name="ce2" office:value-type="float" office:value="0.00000136762" calcext:value-type="float">
            <text:p>1.37E-006</text:p>
          </table:table-cell>
          <table:table-cell/>
          <table:table-cell office:value-type="float" office:value="11.584" calcext:value-type="float">
            <text:p>11.584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2224" calcext:value-type="float">
            <text:p>0.000001922240</text:p>
          </table:table-cell>
          <table:table-cell office:value-type="float" office:value="0.00000122738" calcext:value-type="float">
            <text:p>0.000001227380</text:p>
          </table:table-cell>
          <table:table-cell table:style-name="ce2" office:value-type="float" office:value="0.00000314962" calcext:value-type="float">
            <text:p>3.15E-006</text:p>
          </table:table-cell>
          <table:table-cell table:number-columns-repeated="2"/>
        </table:table-row>
        <table:table-row table:style-name="ro2">
          <table:table-cell office:value-type="float" office:value="6.412" calcext:value-type="float">
            <text:p>6.412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0421792" calcext:value-type="float">
            <text:p>0.000000421792</text:p>
          </table:table-cell>
          <table:table-cell office:value-type="float" office:value="0.000000955229" calcext:value-type="float">
            <text:p>0.000000955229</text:p>
          </table:table-cell>
          <table:table-cell table:style-name="ce2" office:value-type="float" office:value="0.00000137702" calcext:value-type="float">
            <text:p>1.38E-006</text:p>
          </table:table-cell>
          <table:table-cell/>
          <table:table-cell office:value-type="float" office:value="11.791" calcext:value-type="float">
            <text:p>11.791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191777" calcext:value-type="float">
            <text:p>0.000001917770</text:p>
          </table:table-cell>
          <table:table-cell office:value-type="float" office:value="0.0000012367" calcext:value-type="float">
            <text:p>0.000001236700</text:p>
          </table:table-cell>
          <table:table-cell table:style-name="ce2" office:value-type="float" office:value="0.00000315447" calcext:value-type="float">
            <text:p>3.15E-006</text:p>
          </table:table-cell>
          <table:table-cell table:number-columns-repeated="2"/>
        </table:table-row>
        <table:table-row table:style-name="ro2">
          <table:table-cell office:value-type="float" office:value="6.619" calcext:value-type="float">
            <text:p>6.619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0409072" calcext:value-type="float">
            <text:p>0.000000409072</text:p>
          </table:table-cell>
          <table:table-cell office:value-type="float" office:value="0.000000975839" calcext:value-type="float">
            <text:p>0.000000975839</text:p>
          </table:table-cell>
          <table:table-cell table:style-name="ce2" office:value-type="float" office:value="0.00000138491" calcext:value-type="float">
            <text:p>1.38E-006</text:p>
          </table:table-cell>
          <table:table-cell/>
          <table:table-cell office:value-type="float" office:value="11.997" calcext:value-type="float">
            <text:p>11.997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191344" calcext:value-type="float">
            <text:p>0.000001913440</text:p>
          </table:table-cell>
          <table:table-cell office:value-type="float" office:value="0.00000124575" calcext:value-type="float">
            <text:p>0.000001245750</text:p>
          </table:table-cell>
          <table:table-cell table:style-name="ce2" office:value-type="float" office:value="0.00000315919" calcext:value-type="float">
            <text:p>3.16E-006</text:p>
          </table:table-cell>
          <table:table-cell table:number-columns-repeated="2"/>
        </table:table-row>
        <table:table-row table:style-name="ro2">
          <table:table-cell office:value-type="float" office:value="6.826" calcext:value-type="float">
            <text:p>6.826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0398445" calcext:value-type="float">
            <text:p>0.000000398445</text:p>
          </table:table-cell>
          <table:table-cell office:value-type="float" office:value="0.000000995246" calcext:value-type="float">
            <text:p>0.000000995246</text:p>
          </table:table-cell>
          <table:table-cell table:style-name="ce2" office:value-type="float" office:value="0.00000139369" calcext:value-type="float">
            <text:p>1.39E-006</text:p>
          </table:table-cell>
          <table:table-cell/>
          <table:table-cell office:value-type="float" office:value="12.204" calcext:value-type="float">
            <text:p>12.204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190906" calcext:value-type="float">
            <text:p>0.000001909060</text:p>
          </table:table-cell>
          <table:table-cell office:value-type="float" office:value="0.00000125465" calcext:value-type="float">
            <text:p>0.000001254650</text:p>
          </table:table-cell>
          <table:table-cell table:style-name="ce2" office:value-type="float" office:value="0.0000031637" calcext:value-type="float">
            <text:p>3.16E-006</text:p>
          </table:table-cell>
          <table:table-cell table:number-columns-repeated="2"/>
        </table:table-row>
        <table:table-row table:style-name="ro2">
          <table:table-cell office:value-type="float" office:value="7.033" calcext:value-type="float">
            <text:p>7.033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0000038852" calcext:value-type="float">
            <text:p>0.000000388520</text:p>
          </table:table-cell>
          <table:table-cell office:value-type="float" office:value="0.00000101361" calcext:value-type="float">
            <text:p>0.000001013610</text:p>
          </table:table-cell>
          <table:table-cell table:style-name="ce2" office:value-type="float" office:value="0.00000140213" calcext:value-type="float">
            <text:p>1.40E-006</text:p>
          </table:table-cell>
          <table:table-cell/>
          <table:table-cell office:value-type="float" office:value="12.411" calcext:value-type="float">
            <text:p>12.411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0.00000190491" calcext:value-type="float">
            <text:p>0.000001904910</text:p>
          </table:table-cell>
          <table:table-cell office:value-type="float" office:value="0.00000126329" calcext:value-type="float">
            <text:p>0.000001263290</text:p>
          </table:table-cell>
          <table:table-cell table:style-name="ce2" office:value-type="float" office:value="0.0000031682" calcext:value-type="float">
            <text:p>3.17E-006</text:p>
          </table:table-cell>
          <table:table-cell table:number-columns-repeated="2"/>
        </table:table-row>
        <table:table-row table:style-name="ro2">
          <table:table-cell office:value-type="float" office:value="7.24" calcext:value-type="float">
            <text:p>7.24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00000378105" calcext:value-type="float">
            <text:p>0.000000378105</text:p>
          </table:table-cell>
          <table:table-cell office:value-type="float" office:value="0.00000103118" calcext:value-type="float">
            <text:p>0.000001031180</text:p>
          </table:table-cell>
          <table:table-cell table:style-name="ce2" office:value-type="float" office:value="0.00000140929" calcext:value-type="float">
            <text:p>1.41E-006</text:p>
          </table:table-cell>
          <table:table-cell/>
          <table:table-cell office:value-type="float" office:value="12.618" calcext:value-type="float">
            <text:p>12.618</text:p>
          </table:table-cell>
          <table:table-cell office:value-type="float" office:value="1.0007" calcext:value-type="float">
            <text:p>1.0007</text:p>
          </table:table-cell>
          <table:table-cell office:value-type="float" office:value="0.00000190108" calcext:value-type="float">
            <text:p>0.000001901080</text:p>
          </table:table-cell>
          <table:table-cell office:value-type="float" office:value="0.0000012715" calcext:value-type="float">
            <text:p>0.000001271500</text:p>
          </table:table-cell>
          <table:table-cell table:style-name="ce2" office:value-type="float" office:value="0.00000317258" calcext:value-type="float">
            <text:p>3.17E-006</text:p>
          </table:table-cell>
          <table:table-cell table:number-columns-repeated="2"/>
        </table:table-row>
        <table:table-row table:style-name="ro2">
          <table:table-cell office:value-type="float" office:value="7.447" calcext:value-type="float">
            <text:p>7.447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0.000000369185" calcext:value-type="float">
            <text:p>0.000000369185</text:p>
          </table:table-cell>
          <table:table-cell office:value-type="float" office:value="0.00000104801" calcext:value-type="float">
            <text:p>0.000001048010</text:p>
          </table:table-cell>
          <table:table-cell table:style-name="ce2" office:value-type="float" office:value="0.00000141719" calcext:value-type="float">
            <text:p>1.42E-006</text:p>
          </table:table-cell>
          <table:table-cell/>
          <table:table-cell office:value-type="float" office:value="12.825" calcext:value-type="float">
            <text:p>12.825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0.00000189848" calcext:value-type="float">
            <text:p>0.000001898480</text:p>
          </table:table-cell>
          <table:table-cell office:value-type="float" office:value="0.00000127933" calcext:value-type="float">
            <text:p>0.000001279330</text:p>
          </table:table-cell>
          <table:table-cell table:style-name="ce2" office:value-type="float" office:value="0.00000317781" calcext:value-type="float">
            <text:p>3.18E-006</text:p>
          </table:table-cell>
          <table:table-cell table:number-columns-repeated="2"/>
        </table:table-row>
        <table:table-row table:style-name="ro2">
          <table:table-cell office:value-type="float" office:value="7.654" calcext:value-type="float">
            <text:p>7.654</text:p>
          </table:table-cell>
          <table:table-cell office:value-type="float" office:value="1.00077" calcext:value-type="float">
            <text:p>1.00077</text:p>
          </table:table-cell>
          <table:table-cell office:value-type="float" office:value="0.000000359667" calcext:value-type="float">
            <text:p>0.000000359667</text:p>
          </table:table-cell>
          <table:table-cell office:value-type="float" office:value="0.00000106423" calcext:value-type="float">
            <text:p>0.000001064230</text:p>
          </table:table-cell>
          <table:table-cell table:style-name="ce2" office:value-type="float" office:value="0.0000014239" calcext:value-type="float">
            <text:p>1.42E-006</text:p>
          </table:table-cell>
          <table:table-cell/>
          <table:table-cell office:value-type="float" office:value="13.032" calcext:value-type="float">
            <text:p>13.032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189493" calcext:value-type="float">
            <text:p>0.000001894930</text:p>
          </table:table-cell>
          <table:table-cell office:value-type="float" office:value="0.00000128688" calcext:value-type="float">
            <text:p>0.000001286880</text:p>
          </table:table-cell>
          <table:table-cell table:style-name="ce2" office:value-type="float" office:value="0.00000318181" calcext:value-type="float">
            <text:p>3.18E-006</text:p>
          </table:table-cell>
          <table:table-cell table:number-columns-repeated="2"/>
        </table:table-row>
        <table:table-row table:style-name="ro2">
          <table:table-cell office:value-type="float" office:value="7.86" calcext:value-type="float">
            <text:p>7.86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351494" calcext:value-type="float">
            <text:p>0.000000351494</text:p>
          </table:table-cell>
          <table:table-cell office:value-type="float" office:value="0.00000107981" calcext:value-type="float">
            <text:p>0.000001079810</text:p>
          </table:table-cell>
          <table:table-cell table:style-name="ce2" office:value-type="float" office:value="0.0000014313" calcext:value-type="float">
            <text:p>1.43E-006</text:p>
          </table:table-cell>
          <table:table-cell/>
          <table:table-cell office:value-type="float" office:value="13.238" calcext:value-type="float">
            <text:p>13.238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189177" calcext:value-type="float">
            <text:p>0.000001891770</text:p>
          </table:table-cell>
          <table:table-cell office:value-type="float" office:value="0.00000129414" calcext:value-type="float">
            <text:p>0.000001294140</text:p>
          </table:table-cell>
          <table:table-cell table:style-name="ce2" office:value-type="float" office:value="0.0000031859" calcext:value-type="float">
            <text:p>3.19E-006</text:p>
          </table:table-cell>
          <table:table-cell table:number-columns-repeated="2"/>
        </table:table-row>
        <table:table-row table:style-name="ro2">
          <table:table-cell office:value-type="float" office:value="8.067" calcext:value-type="float">
            <text:p>8.067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342654" calcext:value-type="float">
            <text:p>0.000000342654</text:p>
          </table:table-cell>
          <table:table-cell office:value-type="float" office:value="0.00000109494" calcext:value-type="float">
            <text:p>0.000001094940</text:p>
          </table:table-cell>
          <table:table-cell table:style-name="ce2" office:value-type="float" office:value="0.00000143759" calcext:value-type="float">
            <text:p>1.44E-006</text:p>
          </table:table-cell>
          <table:table-cell/>
          <table:table-cell office:value-type="float" office:value="13.445" calcext:value-type="float">
            <text:p>13.445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188867" calcext:value-type="float">
            <text:p>0.000001888670</text:p>
          </table:table-cell>
          <table:table-cell office:value-type="float" office:value="0.00000130116" calcext:value-type="float">
            <text:p>0.000001301160</text:p>
          </table:table-cell>
          <table:table-cell table:style-name="ce2" office:value-type="float" office:value="0.00000318983" calcext:value-type="float">
            <text:p>3.19E-006</text:p>
          </table:table-cell>
          <table:table-cell table:number-columns-repeated="2"/>
        </table:table-row>
        <table:table-row table:style-name="ro2">
          <table:table-cell office:value-type="float" office:value="8.274" calcext:value-type="float">
            <text:p>8.274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335004" calcext:value-type="float">
            <text:p>0.000000335004</text:p>
          </table:table-cell>
          <table:table-cell office:value-type="float" office:value="0.00000110953" calcext:value-type="float">
            <text:p>0.000001109530</text:p>
          </table:table-cell>
          <table:table-cell table:style-name="ce2" office:value-type="float" office:value="0.00000144454" calcext:value-type="float">
            <text:p>1.44E-006</text:p>
          </table:table-cell>
          <table:table-cell/>
          <table:table-cell office:value-type="float" office:value="13.652" calcext:value-type="float">
            <text:p>13.652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188566" calcext:value-type="float">
            <text:p>0.000001885660</text:p>
          </table:table-cell>
          <table:table-cell office:value-type="float" office:value="0.00000130793" calcext:value-type="float">
            <text:p>0.000001307930</text:p>
          </table:table-cell>
          <table:table-cell table:style-name="ce2" office:value-type="float" office:value="0.0000031936" calcext:value-type="float">
            <text:p>3.19E-006</text:p>
          </table:table-cell>
          <table:table-cell table:number-columns-repeated="2"/>
        </table:table-row>
        <table:table-row table:style-name="ro2">
          <table:table-cell office:value-type="float" office:value="8.481" calcext:value-type="float">
            <text:p>8.481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0326793" calcext:value-type="float">
            <text:p>0.000000326793</text:p>
          </table:table-cell>
          <table:table-cell office:value-type="float" office:value="0.00000112365" calcext:value-type="float">
            <text:p>0.000001123650</text:p>
          </table:table-cell>
          <table:table-cell table:style-name="ce2" office:value-type="float" office:value="0.00000145044" calcext:value-type="float">
            <text:p>1.45E-006</text:p>
          </table:table-cell>
          <table:table-cell/>
          <table:table-cell office:value-type="float" office:value="13.859" calcext:value-type="float">
            <text:p>13.859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188279" calcext:value-type="float">
            <text:p>0.000001882790</text:p>
          </table:table-cell>
          <table:table-cell office:value-type="float" office:value="0.00000131452" calcext:value-type="float">
            <text:p>0.000001314520</text:p>
          </table:table-cell>
          <table:table-cell table:style-name="ce2" office:value-type="float" office:value="0.0000031973" calcext:value-type="float">
            <text:p>3.20E-006</text:p>
          </table:table-cell>
          <table:table-cell table:number-columns-repeated="2"/>
        </table:table-row>
        <table:table-row table:style-name="ro2">
          <table:table-cell office:value-type="float" office:value="8.688" calcext:value-type="float">
            <text:p>8.688</text:p>
          </table:table-cell>
          <table:table-cell office:value-type="float" office:value="1.00075" calcext:value-type="float">
            <text:p>1.00075</text:p>
          </table:table-cell>
          <table:table-cell office:value-type="float" office:value="0.000000319714" calcext:value-type="float">
            <text:p>0.000000319714</text:p>
          </table:table-cell>
          <table:table-cell office:value-type="float" office:value="0.00000113723" calcext:value-type="float">
            <text:p>0.000001137230</text:p>
          </table:table-cell>
          <table:table-cell table:style-name="ce2" office:value-type="float" office:value="0.00000145695" calcext:value-type="float">
            <text:p>1.46E-006</text:p>
          </table:table-cell>
          <table:table-cell/>
          <table:table-cell office:value-type="float" office:value="14.066" calcext:value-type="float">
            <text:p>14.066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187994" calcext:value-type="float">
            <text:p>0.000001879940</text:p>
          </table:table-cell>
          <table:table-cell office:value-type="float" office:value="0.00000132092" calcext:value-type="float">
            <text:p>0.000001320920</text:p>
          </table:table-cell>
          <table:table-cell table:style-name="ce2" office:value-type="float" office:value="0.00000320086" calcext:value-type="float">
            <text:p>3.20E-006</text:p>
          </table:table-cell>
          <table:table-cell table:number-columns-repeated="2"/>
        </table:table-row>
        <table:table-row table:style-name="ro2">
          <table:table-cell office:value-type="float" office:value="8.895" calcext:value-type="float">
            <text:p>8.895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0312203" calcext:value-type="float">
            <text:p>0.000000312203</text:p>
          </table:table-cell>
          <table:table-cell office:value-type="float" office:value="0.00000115028" calcext:value-type="float">
            <text:p>0.000001150280</text:p>
          </table:table-cell>
          <table:table-cell table:style-name="ce2" office:value-type="float" office:value="0.00000146248" calcext:value-type="float">
            <text:p>1.46E-006</text:p>
          </table:table-cell>
          <table:table-cell/>
          <table:table-cell office:value-type="float" office:value="14.273" calcext:value-type="float">
            <text:p>14.273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7732" calcext:value-type="float">
            <text:p>0.000001877320</text:p>
          </table:table-cell>
          <table:table-cell office:value-type="float" office:value="0.00000132718" calcext:value-type="float">
            <text:p>0.000001327180</text:p>
          </table:table-cell>
          <table:table-cell table:style-name="ce2" office:value-type="float" office:value="0.0000032045" calcext:value-type="float">
            <text:p>3.20E-006</text:p>
          </table:table-cell>
          <table:table-cell table:number-columns-repeated="2"/>
        </table:table-row>
        <table:table-row table:style-name="ro2">
          <table:table-cell office:value-type="float" office:value="9.101" calcext:value-type="float">
            <text:p>9.101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0305766" calcext:value-type="float">
            <text:p>0.000000305766</text:p>
          </table:table-cell>
          <table:table-cell office:value-type="float" office:value="0.00000116283" calcext:value-type="float">
            <text:p>0.000001162830</text:p>
          </table:table-cell>
          <table:table-cell table:style-name="ce2" office:value-type="float" office:value="0.0000014686" calcext:value-type="float">
            <text:p>1.47E-006</text:p>
          </table:table-cell>
          <table:table-cell/>
          <table:table-cell office:value-type="float" office:value="14.48" calcext:value-type="float">
            <text:p>14.48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7534" calcext:value-type="float">
            <text:p>0.000001875340</text:p>
          </table:table-cell>
          <table:table-cell office:value-type="float" office:value="0.00000133333" calcext:value-type="float">
            <text:p>0.000001333330</text:p>
          </table:table-cell>
          <table:table-cell table:style-name="ce2" office:value-type="float" office:value="0.00000320867" calcext:value-type="float">
            <text:p>3.21E-006</text:p>
          </table:table-cell>
          <table:table-cell table:number-columns-repeated="2"/>
        </table:table-row>
        <table:table-row table:style-name="ro2">
          <table:table-cell office:value-type="float" office:value="9.308" calcext:value-type="float">
            <text:p>9.308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0299653" calcext:value-type="float">
            <text:p>0.000000299653</text:p>
          </table:table-cell>
          <table:table-cell office:value-type="float" office:value="0.00000117489" calcext:value-type="float">
            <text:p>0.000001174890</text:p>
          </table:table-cell>
          <table:table-cell table:style-name="ce2" office:value-type="float" office:value="0.00000147454" calcext:value-type="float">
            <text:p>1.47E-006</text:p>
          </table:table-cell>
          <table:table-cell/>
          <table:table-cell office:value-type="float" office:value="14.686" calcext:value-type="float">
            <text:p>14.686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7271" calcext:value-type="float">
            <text:p>0.000001872710</text:p>
          </table:table-cell>
          <table:table-cell office:value-type="float" office:value="0.00000133933" calcext:value-type="float">
            <text:p>0.000001339330</text:p>
          </table:table-cell>
          <table:table-cell table:style-name="ce2" office:value-type="float" office:value="0.00000321203" calcext:value-type="float">
            <text:p>3.21E-006</text:p>
          </table:table-cell>
          <table:table-cell table:number-columns-repeated="2"/>
        </table:table-row>
        <table:table-row table:style-name="ro2">
          <table:table-cell office:value-type="float" office:value="9.515" calcext:value-type="float">
            <text:p>9.515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0.000000293334" calcext:value-type="float">
            <text:p>0.000000293334</text:p>
          </table:table-cell>
          <table:table-cell office:value-type="float" office:value="0.00000118624" calcext:value-type="float">
            <text:p>0.000001186240</text:p>
          </table:table-cell>
          <table:table-cell table:style-name="ce2" office:value-type="float" office:value="0.00000147957" calcext:value-type="float">
            <text:p>1.48E-006</text:p>
          </table:table-cell>
          <table:table-cell/>
          <table:table-cell office:value-type="float" office:value="14.893" calcext:value-type="float">
            <text:p>14.893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7011" calcext:value-type="float">
            <text:p>0.000001870110</text:p>
          </table:table-cell>
          <table:table-cell office:value-type="float" office:value="0.00000134524" calcext:value-type="float">
            <text:p>0.000001345240</text:p>
          </table:table-cell>
          <table:table-cell table:style-name="ce2" office:value-type="float" office:value="0.00000321534" calcext:value-type="float">
            <text:p>3.22E-006</text:p>
          </table:table-cell>
          <table:table-cell table:number-columns-repeated="2"/>
        </table:table-row>
        <table:table-row table:style-name="ro2">
          <table:table-cell office:value-type="float" office:value="9.722" calcext:value-type="float">
            <text:p>9.722</text:p>
          </table:table-cell>
          <table:table-cell office:value-type="float" office:value="1.0007" calcext:value-type="float">
            <text:p>1.0007</text:p>
          </table:table-cell>
          <table:table-cell office:value-type="float" office:value="0.000000288277" calcext:value-type="float">
            <text:p>0.000000288277</text:p>
          </table:table-cell>
          <table:table-cell office:value-type="float" office:value="0.00000119686" calcext:value-type="float">
            <text:p>0.000001196860</text:p>
          </table:table-cell>
          <table:table-cell table:style-name="ce2" office:value-type="float" office:value="0.00000148514" calcext:value-type="float">
            <text:p>1.49E-006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6749" calcext:value-type="float">
            <text:p>0.000001867490</text:p>
          </table:table-cell>
          <table:table-cell office:value-type="float" office:value="0.00000135104" calcext:value-type="float">
            <text:p>0.000001351040</text:p>
          </table:table-cell>
          <table:table-cell table:style-name="ce2" office:value-type="float" office:value="0.00000321853" calcext:value-type="float">
            <text:p>3.22E-006</text:p>
          </table:table-cell>
          <table:table-cell table:number-columns-repeated="2"/>
        </table:table-row>
        <table:table-row table:style-name="ro2">
          <table:table-cell office:value-type="float" office:value="9.929" calcext:value-type="float">
            <text:p>9.929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0.000000282888" calcext:value-type="float">
            <text:p>0.000000282888</text:p>
          </table:table-cell>
          <table:table-cell office:value-type="float" office:value="0.00000120697" calcext:value-type="float">
            <text:p>0.000001206970</text:p>
          </table:table-cell>
          <table:table-cell table:style-name="ce2" office:value-type="float" office:value="0.00000148986" calcext:value-type="float">
            <text:p>1.49E-006</text:p>
          </table:table-cell>
          <table:table-cell/>
          <table:table-cell office:value-type="float" office:value="15.307" calcext:value-type="float">
            <text:p>15.307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6492" calcext:value-type="float">
            <text:p>0.000001864920</text:p>
          </table:table-cell>
          <table:table-cell office:value-type="float" office:value="0.00000135672" calcext:value-type="float">
            <text:p>0.000001356720</text:p>
          </table:table-cell>
          <table:table-cell table:style-name="ce2" office:value-type="float" office:value="0.00000322164" calcext:value-type="float">
            <text:p>3.22E-006</text:p>
          </table:table-cell>
          <table:table-cell table:number-columns-repeated="2"/>
        </table:table-row>
        <table:table-row table:style-name="ro2">
          <table:table-cell office:value-type="float" office:value="10.136" calcext:value-type="float">
            <text:p>10.136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0.000000278322" calcext:value-type="float">
            <text:p>0.000000278322</text:p>
          </table:table-cell>
          <table:table-cell office:value-type="float" office:value="0.00000121675" calcext:value-type="float">
            <text:p>0.000001216750</text:p>
          </table:table-cell>
          <table:table-cell table:style-name="ce2" office:value-type="float" office:value="0.00000149508" calcext:value-type="float">
            <text:p>1.50E-006</text:p>
          </table:table-cell>
          <table:table-cell/>
          <table:table-cell office:value-type="float" office:value="15.514" calcext:value-type="float">
            <text:p>15.514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6237" calcext:value-type="float">
            <text:p>0.000001862370</text:p>
          </table:table-cell>
          <table:table-cell office:value-type="float" office:value="0.00000136228" calcext:value-type="float">
            <text:p>0.000001362280</text:p>
          </table:table-cell>
          <table:table-cell table:style-name="ce2" office:value-type="float" office:value="0.00000322465" calcext:value-type="float">
            <text:p>3.22E-006</text:p>
          </table:table-cell>
          <table:table-cell table:number-columns-repeated="2"/>
        </table:table-row>
        <table:table-row table:style-name="ro2">
          <table:table-cell office:value-type="float" office:value="10.343" calcext:value-type="float">
            <text:p>10.343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273265" calcext:value-type="float">
            <text:p>0.000000273265</text:p>
          </table:table-cell>
          <table:table-cell office:value-type="float" office:value="0.00000122625" calcext:value-type="float">
            <text:p>0.000001226250</text:p>
          </table:table-cell>
          <table:table-cell table:style-name="ce2" office:value-type="float" office:value="0.00000149951" calcext:value-type="float">
            <text:p>1.50E-006</text:p>
          </table:table-cell>
          <table:table-cell/>
          <table:table-cell office:value-type="float" office:value="15.721" calcext:value-type="float">
            <text:p>15.721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989" calcext:value-type="float">
            <text:p>0.000001859890</text:p>
          </table:table-cell>
          <table:table-cell office:value-type="float" office:value="0.00000136776" calcext:value-type="float">
            <text:p>0.000001367760</text:p>
          </table:table-cell>
          <table:table-cell table:style-name="ce2" office:value-type="float" office:value="0.00000322764" calcext:value-type="float">
            <text:p>3.23E-006</text:p>
          </table:table-cell>
          <table:table-cell table:number-columns-repeated="2"/>
        </table:table-row>
        <table:table-row table:style-name="ro2">
          <table:table-cell office:value-type="float" office:value="10.549" calcext:value-type="float">
            <text:p>10.549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269005" calcext:value-type="float">
            <text:p>0.000000269005</text:p>
          </table:table-cell>
          <table:table-cell office:value-type="float" office:value="0.00000123543" calcext:value-type="float">
            <text:p>0.000001235430</text:p>
          </table:table-cell>
          <table:table-cell table:style-name="ce2" office:value-type="float" office:value="0.00000150444" calcext:value-type="float">
            <text:p>1.50E-006</text:p>
          </table:table-cell>
          <table:table-cell/>
          <table:table-cell office:value-type="float" office:value="15.928" calcext:value-type="float">
            <text:p>15.928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813" calcext:value-type="float">
            <text:p>0.000001858130</text:p>
          </table:table-cell>
          <table:table-cell office:value-type="float" office:value="0.00000137315" calcext:value-type="float">
            <text:p>0.000001373150</text:p>
          </table:table-cell>
          <table:table-cell table:style-name="ce2" office:value-type="float" office:value="0.00000323128" calcext:value-type="float">
            <text:p>3.23E-006</text:p>
          </table:table-cell>
          <table:table-cell table:number-columns-repeated="2"/>
        </table:table-row>
        <table:table-row table:style-name="ro2">
          <table:table-cell office:value-type="float" office:value="10.756" calcext:value-type="float">
            <text:p>10.756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264214" calcext:value-type="float">
            <text:p>0.000000264214</text:p>
          </table:table-cell>
          <table:table-cell office:value-type="float" office:value="0.00000124441" calcext:value-type="float">
            <text:p>0.000001244410</text:p>
          </table:table-cell>
          <table:table-cell table:style-name="ce2" office:value-type="float" office:value="0.00000150862" calcext:value-type="float">
            <text:p>1.51E-006</text:p>
          </table:table-cell>
          <table:table-cell/>
          <table:table-cell office:value-type="float" office:value="16.134" calcext:value-type="float">
            <text:p>16.134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563" calcext:value-type="float">
            <text:p>0.000001855630</text:p>
          </table:table-cell>
          <table:table-cell office:value-type="float" office:value="0.00000137844" calcext:value-type="float">
            <text:p>0.000001378440</text:p>
          </table:table-cell>
          <table:table-cell table:style-name="ce2" office:value-type="float" office:value="0.00000323407" calcext:value-type="float">
            <text:p>3.23E-006</text:p>
          </table:table-cell>
          <table:table-cell table:number-columns-repeated="2"/>
        </table:table-row>
        <table:table-row table:style-name="ro2">
          <table:table-cell office:value-type="float" office:value="10.963" calcext:value-type="float">
            <text:p>10.963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260093" calcext:value-type="float">
            <text:p>0.000000260093</text:p>
          </table:table-cell>
          <table:table-cell office:value-type="float" office:value="0.00000125317" calcext:value-type="float">
            <text:p>0.000001253170</text:p>
          </table:table-cell>
          <table:table-cell table:style-name="ce2" office:value-type="float" office:value="0.00000151327" calcext:value-type="float">
            <text:p>1.51E-006</text:p>
          </table:table-cell>
          <table:table-cell/>
          <table:table-cell office:value-type="float" office:value="16.341" calcext:value-type="float">
            <text:p>16.341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314" calcext:value-type="float">
            <text:p>0.000001853140</text:p>
          </table:table-cell>
          <table:table-cell office:value-type="float" office:value="0.00000138367" calcext:value-type="float">
            <text:p>0.000001383670</text:p>
          </table:table-cell>
          <table:table-cell table:style-name="ce2" office:value-type="float" office:value="0.0000032368" calcext:value-type="float">
            <text:p>3.24E-006</text:p>
          </table:table-cell>
          <table:table-cell table:number-columns-repeated="2"/>
        </table:table-row>
        <table:table-row table:style-name="ro2">
          <table:table-cell office:value-type="float" office:value="11.17" calcext:value-type="float">
            <text:p>11.17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025545" calcext:value-type="float">
            <text:p>0.000000255450</text:p>
          </table:table-cell>
          <table:table-cell office:value-type="float" office:value="0.00000126176" calcext:value-type="float">
            <text:p>0.000001261760</text:p>
          </table:table-cell>
          <table:table-cell table:style-name="ce2" office:value-type="float" office:value="0.00000151721" calcext:value-type="float">
            <text:p>1.52E-006</text:p>
          </table:table-cell>
          <table:table-cell/>
          <table:table-cell office:value-type="float" office:value="16.548" calcext:value-type="float">
            <text:p>16.548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076" calcext:value-type="float">
            <text:p>0.000001850760</text:p>
          </table:table-cell>
          <table:table-cell office:value-type="float" office:value="0.00000138883" calcext:value-type="float">
            <text:p>0.000001388830</text:p>
          </table:table-cell>
          <table:table-cell table:style-name="ce2" office:value-type="float" office:value="0.00000323959" calcext:value-type="float">
            <text:p>3.24E-006</text:p>
          </table:table-cell>
          <table:table-cell table:number-columns-repeated="2"/>
        </table:table-row>
        <table:table-row table:style-name="ro2">
          <table:table-cell office:value-type="float" office:value="11.377" calcext:value-type="float">
            <text:p>11.377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251432" calcext:value-type="float">
            <text:p>0.000000251432</text:p>
          </table:table-cell>
          <table:table-cell office:value-type="float" office:value="0.00000127015" calcext:value-type="float">
            <text:p>0.000001270150</text:p>
          </table:table-cell>
          <table:table-cell table:style-name="ce2" office:value-type="float" office:value="0.00000152158" calcext:value-type="float">
            <text:p>1.52E-006</text:p>
          </table:table-cell>
          <table:table-cell/>
          <table:table-cell office:value-type="float" office:value="16.755" calcext:value-type="float">
            <text:p>16.755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4829" calcext:value-type="float">
            <text:p>0.000001848290</text:p>
          </table:table-cell>
          <table:table-cell office:value-type="float" office:value="0.0000013939" calcext:value-type="float">
            <text:p>0.000001393900</text:p>
          </table:table-cell>
          <table:table-cell table:style-name="ce2" office:value-type="float" office:value="0.00000324219" calcext:value-type="float">
            <text:p>3.24E-006</text:p>
          </table:table-cell>
          <table:table-cell table:number-columns-repeated="2"/>
        </table:table-row>
        <table:table-row table:style-name="ro2">
          <table:table-cell office:value-type="float" office:value="11.584" calcext:value-type="float">
            <text:p>11.584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2475" calcext:value-type="float">
            <text:p>0.000000247500</text:p>
          </table:table-cell>
          <table:table-cell office:value-type="float" office:value="0.00000127833" calcext:value-type="float">
            <text:p>0.000001278330</text:p>
          </table:table-cell>
          <table:table-cell table:style-name="ce2" office:value-type="float" office:value="0.00000152583" calcext:value-type="float">
            <text:p>1.53E-006</text:p>
          </table:table-cell>
          <table:table-cell/>
          <table:table-cell office:value-type="float" office:value="16.962" calcext:value-type="float">
            <text:p>16.962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4588" calcext:value-type="float">
            <text:p>0.000001845880</text:p>
          </table:table-cell>
          <table:table-cell office:value-type="float" office:value="0.00000139889" calcext:value-type="float">
            <text:p>0.000001398890</text:p>
          </table:table-cell>
          <table:table-cell table:style-name="ce2" office:value-type="float" office:value="0.00000324476" calcext:value-type="float">
            <text:p>3.24E-006</text:p>
          </table:table-cell>
          <table:table-cell table:number-columns-repeated="2"/>
        </table:table-row>
        <table:table-row table:style-name="ro2">
          <table:table-cell office:value-type="float" office:value="11.791" calcext:value-type="float">
            <text:p>11.791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243082" calcext:value-type="float">
            <text:p>0.000000243082</text:p>
          </table:table-cell>
          <table:table-cell office:value-type="float" office:value="0.00000128632" calcext:value-type="float">
            <text:p>0.000001286320</text:p>
          </table:table-cell>
          <table:table-cell table:style-name="ce2" office:value-type="float" office:value="0.0000015294" calcext:value-type="float">
            <text:p>1.53E-006</text:p>
          </table:table-cell>
          <table:table-cell/>
          <table:table-cell office:value-type="float" office:value="17.169" calcext:value-type="float">
            <text:p>17.169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184355" calcext:value-type="float">
            <text:p>0.000001843550</text:p>
          </table:table-cell>
          <table:table-cell office:value-type="float" office:value="0.00000140375" calcext:value-type="float">
            <text:p>0.000001403750</text:p>
          </table:table-cell>
          <table:table-cell table:style-name="ce2" office:value-type="float" office:value="0.0000032473" calcext:value-type="float">
            <text:p>3.25E-006</text:p>
          </table:table-cell>
          <table:table-cell table:number-columns-repeated="2"/>
        </table:table-row>
        <table:table-row table:style-name="ro2">
          <table:table-cell office:value-type="float" office:value="11.997" calcext:value-type="float">
            <text:p>11.997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0239322" calcext:value-type="float">
            <text:p>0.000000239322</text:p>
          </table:table-cell>
          <table:table-cell office:value-type="float" office:value="0.00000129408" calcext:value-type="float">
            <text:p>0.000001294080</text:p>
          </table:table-cell>
          <table:table-cell table:style-name="ce2" office:value-type="float" office:value="0.0000015334" calcext:value-type="float">
            <text:p>1.53E-006</text:p>
          </table:table-cell>
          <table:table-cell/>
          <table:table-cell office:value-type="float" office:value="17.376" calcext:value-type="float">
            <text:p>17.376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18419" calcext:value-type="float">
            <text:p>0.000001841900</text:p>
          </table:table-cell>
          <table:table-cell office:value-type="float" office:value="0.00000140848" calcext:value-type="float">
            <text:p>0.000001408480</text:p>
          </table:table-cell>
          <table:table-cell table:style-name="ce2" office:value-type="float" office:value="0.00000325038" calcext:value-type="float">
            <text:p>3.25E-006</text:p>
          </table:table-cell>
          <table:table-cell table:number-columns-repeated="2"/>
        </table:table-row>
        <table:table-row table:style-name="ro2">
          <table:table-cell office:value-type="float" office:value="12.204" calcext:value-type="float">
            <text:p>12.204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235104" calcext:value-type="float">
            <text:p>0.000000235104</text:p>
          </table:table-cell>
          <table:table-cell office:value-type="float" office:value="0.00000130168" calcext:value-type="float">
            <text:p>0.000001301680</text:p>
          </table:table-cell>
          <table:table-cell table:style-name="ce2" office:value-type="float" office:value="0.00000153678" calcext:value-type="float">
            <text:p>1.54E-006</text:p>
          </table:table-cell>
          <table:table-cell/>
          <table:table-cell office:value-type="float" office:value="17.582" calcext:value-type="float">
            <text:p>17.582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183975" calcext:value-type="float">
            <text:p>0.000001839750</text:p>
          </table:table-cell>
          <table:table-cell office:value-type="float" office:value="0.00000141308" calcext:value-type="float">
            <text:p>0.000001413080</text:p>
          </table:table-cell>
          <table:table-cell table:style-name="ce2" office:value-type="float" office:value="0.00000325282" calcext:value-type="float">
            <text:p>3.25E-006</text:p>
          </table:table-cell>
          <table:table-cell table:number-columns-repeated="2"/>
        </table:table-row>
        <table:table-row table:style-name="ro2">
          <table:table-cell office:value-type="float" office:value="12.411" calcext:value-type="float">
            <text:p>12.411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231502" calcext:value-type="float">
            <text:p>0.000000231502</text:p>
          </table:table-cell>
          <table:table-cell office:value-type="float" office:value="0.00000130906" calcext:value-type="float">
            <text:p>0.000001309060</text:p>
          </table:table-cell>
          <table:table-cell table:style-name="ce2" office:value-type="float" office:value="0.00000154056" calcext:value-type="float">
            <text:p>1.54E-006</text:p>
          </table:table-cell>
          <table:table-cell/>
          <table:table-cell office:value-type="float" office:value="17.789" calcext:value-type="float">
            <text:p>17.789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183759" calcext:value-type="float">
            <text:p>0.000001837590</text:p>
          </table:table-cell>
          <table:table-cell office:value-type="float" office:value="0.00000141758" calcext:value-type="float">
            <text:p>0.000001417580</text:p>
          </table:table-cell>
          <table:table-cell table:style-name="ce2" office:value-type="float" office:value="0.00000325517" calcext:value-type="float">
            <text:p>3.26E-006</text:p>
          </table:table-cell>
          <table:table-cell table:number-columns-repeated="2"/>
        </table:table-row>
        <table:table-row table:style-name="ro2">
          <table:table-cell office:value-type="float" office:value="12.618" calcext:value-type="float">
            <text:p>12.618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0227505" calcext:value-type="float">
            <text:p>0.000000227505</text:p>
          </table:table-cell>
          <table:table-cell office:value-type="float" office:value="0.00000131627" calcext:value-type="float">
            <text:p>0.000001316270</text:p>
          </table:table-cell>
          <table:table-cell table:style-name="ce2" office:value-type="float" office:value="0.00000154377" calcext:value-type="float">
            <text:p>1.54E-006</text:p>
          </table:table-cell>
          <table:table-cell/>
          <table:table-cell office:value-type="float" office:value="17.996" calcext:value-type="float">
            <text:p>17.996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183552" calcext:value-type="float">
            <text:p>0.000001835520</text:p>
          </table:table-cell>
          <table:table-cell office:value-type="float" office:value="0.00000142196" calcext:value-type="float">
            <text:p>0.000001421960</text:p>
          </table:table-cell>
          <table:table-cell table:style-name="ce2" office:value-type="float" office:value="0.00000325748" calcext:value-type="float">
            <text:p>3.26E-006</text:p>
          </table:table-cell>
          <table:table-cell table:number-columns-repeated="2"/>
        </table:table-row>
        <table:table-row table:style-name="ro2">
          <table:table-cell office:value-type="float" office:value="12.825" calcext:value-type="float">
            <text:p>12.825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0224054" calcext:value-type="float">
            <text:p>0.000000224054</text:p>
          </table:table-cell>
          <table:table-cell office:value-type="float" office:value="0.00000132328" calcext:value-type="float">
            <text:p>0.000001323280</text:p>
          </table:table-cell>
          <table:table-cell table:style-name="ce2" office:value-type="float" office:value="0.00000154734" calcext:value-type="float">
            <text:p>1.55E-006</text:p>
          </table:table-cell>
          <table:table-cell/>
          <table:table-cell office:value-type="float" office:value="18.203" calcext:value-type="float">
            <text:p>18.203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183351" calcext:value-type="float">
            <text:p>0.000001833510</text:p>
          </table:table-cell>
          <table:table-cell office:value-type="float" office:value="0.00000142622" calcext:value-type="float">
            <text:p>0.000001426220</text:p>
          </table:table-cell>
          <table:table-cell table:style-name="ce2" office:value-type="float" office:value="0.00000325973" calcext:value-type="float">
            <text:p>3.26E-006</text:p>
          </table:table-cell>
          <table:table-cell table:number-columns-repeated="2"/>
        </table:table-row>
        <table:table-row table:style-name="ro2">
          <table:table-cell office:value-type="float" office:value="13.032" calcext:value-type="float">
            <text:p>13.032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0220321" calcext:value-type="float">
            <text:p>0.000000220321</text:p>
          </table:table-cell>
          <table:table-cell office:value-type="float" office:value="0.00000133005" calcext:value-type="float">
            <text:p>0.000001330050</text:p>
          </table:table-cell>
          <table:table-cell table:style-name="ce2" office:value-type="float" office:value="0.00000155037" calcext:value-type="float">
            <text:p>1.55E-006</text:p>
          </table:table-cell>
          <table:table-cell/>
          <table:table-cell office:value-type="float" office:value="18.41" calcext:value-type="float">
            <text:p>18.41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183158" calcext:value-type="float">
            <text:p>0.000001831580</text:p>
          </table:table-cell>
          <table:table-cell office:value-type="float" office:value="0.00000143036" calcext:value-type="float">
            <text:p>0.000001430360</text:p>
          </table:table-cell>
          <table:table-cell table:style-name="ce2" office:value-type="float" office:value="0.00000326194" calcext:value-type="float">
            <text:p>3.26E-006</text:p>
          </table:table-cell>
          <table:table-cell table:number-columns-repeated="2"/>
        </table:table-row>
        <table:table-row table:style-name="ro2">
          <table:table-cell office:value-type="float" office:value="13.238" calcext:value-type="float">
            <text:p>13.238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217181" calcext:value-type="float">
            <text:p>0.000000217181</text:p>
          </table:table-cell>
          <table:table-cell office:value-type="float" office:value="0.00000133655" calcext:value-type="float">
            <text:p>0.000001336550</text:p>
          </table:table-cell>
          <table:table-cell table:style-name="ce2" office:value-type="float" office:value="0.00000155373" calcext:value-type="float">
            <text:p>1.55E-006</text:p>
          </table:table-cell>
          <table:table-cell/>
          <table:table-cell office:value-type="float" office:value="18.617" calcext:value-type="float">
            <text:p>18.617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182971" calcext:value-type="float">
            <text:p>0.000001829710</text:p>
          </table:table-cell>
          <table:table-cell office:value-type="float" office:value="0.00000143442" calcext:value-type="float">
            <text:p>0.000001434420</text:p>
          </table:table-cell>
          <table:table-cell table:style-name="ce2" office:value-type="float" office:value="0.00000326413" calcext:value-type="float">
            <text:p>3.26E-006</text:p>
          </table:table-cell>
          <table:table-cell table:number-columns-repeated="2"/>
        </table:table-row>
        <table:table-row table:style-name="ro2">
          <table:table-cell office:value-type="float" office:value="13.445" calcext:value-type="float">
            <text:p>13.445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213679" calcext:value-type="float">
            <text:p>0.000000213679</text:p>
          </table:table-cell>
          <table:table-cell office:value-type="float" office:value="0.00000134292" calcext:value-type="float">
            <text:p>0.000001342920</text:p>
          </table:table-cell>
          <table:table-cell table:style-name="ce2" office:value-type="float" office:value="0.0000015566" calcext:value-type="float">
            <text:p>1.56E-006</text:p>
          </table:table-cell>
          <table:table-cell/>
          <table:table-cell office:value-type="float" office:value="18.823" calcext:value-type="float">
            <text:p>18.823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18279" calcext:value-type="float">
            <text:p>0.000001827900</text:p>
          </table:table-cell>
          <table:table-cell office:value-type="float" office:value="0.0000014384" calcext:value-type="float">
            <text:p>0.000001438400</text:p>
          </table:table-cell>
          <table:table-cell table:style-name="ce2" office:value-type="float" office:value="0.00000326629" calcext:value-type="float">
            <text:p>3.27E-006</text:p>
          </table:table-cell>
          <table:table-cell table:number-columns-repeated="2"/>
        </table:table-row>
        <table:table-row table:style-name="ro2">
          <table:table-cell office:value-type="float" office:value="13.652" calcext:value-type="float">
            <text:p>13.652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021064" calcext:value-type="float">
            <text:p>0.000000210640</text:p>
          </table:table-cell>
          <table:table-cell office:value-type="float" office:value="0.00000134914" calcext:value-type="float">
            <text:p>0.000001349140</text:p>
          </table:table-cell>
          <table:table-cell table:style-name="ce2" office:value-type="float" office:value="0.00000155978" calcext:value-type="float">
            <text:p>1.56E-006</text:p>
          </table:table-cell>
          <table:table-cell/>
          <table:table-cell office:value-type="float" office:value="19.03" calcext:value-type="float">
            <text:p>19.03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182659" calcext:value-type="float">
            <text:p>0.000001826590</text:p>
          </table:table-cell>
          <table:table-cell office:value-type="float" office:value="0.0000014423" calcext:value-type="float">
            <text:p>0.000001442300</text:p>
          </table:table-cell>
          <table:table-cell table:style-name="ce2" office:value-type="float" office:value="0.00000326889" calcext:value-type="float">
            <text:p>3.27E-006</text:p>
          </table:table-cell>
          <table:table-cell table:number-columns-repeated="2"/>
        </table:table-row>
        <table:table-row table:style-name="ro2">
          <table:table-cell office:value-type="float" office:value="13.859" calcext:value-type="float">
            <text:p>13.859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0207677" calcext:value-type="float">
            <text:p>0.000000207677</text:p>
          </table:table-cell>
          <table:table-cell office:value-type="float" office:value="0.0000013552" calcext:value-type="float">
            <text:p>0.000001355200</text:p>
          </table:table-cell>
          <table:table-cell table:style-name="ce2" office:value-type="float" office:value="0.00000156287" calcext:value-type="float">
            <text:p>1.56E-006</text:p>
          </table:table-cell>
          <table:table-cell/>
          <table:table-cell office:value-type="float" office:value="19.237" calcext:value-type="float">
            <text:p>19.237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182481" calcext:value-type="float">
            <text:p>0.000001824810</text:p>
          </table:table-cell>
          <table:table-cell office:value-type="float" office:value="0.00000144611" calcext:value-type="float">
            <text:p>0.000001446110</text:p>
          </table:table-cell>
          <table:table-cell table:style-name="ce2" office:value-type="float" office:value="0.00000327092" calcext:value-type="float">
            <text:p>3.27E-006</text:p>
          </table:table-cell>
          <table:table-cell table:number-columns-repeated="2"/>
        </table:table-row>
        <table:table-row table:style-name="ro2">
          <table:table-cell office:value-type="float" office:value="14.066" calcext:value-type="float">
            <text:p>14.066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204462" calcext:value-type="float">
            <text:p>0.000000204462</text:p>
          </table:table-cell>
          <table:table-cell office:value-type="float" office:value="0.00000136105" calcext:value-type="float">
            <text:p>0.000001361050</text:p>
          </table:table-cell>
          <table:table-cell table:style-name="ce2" office:value-type="float" office:value="0.00000156551" calcext:value-type="float">
            <text:p>1.57E-006</text:p>
          </table:table-cell>
          <table:table-cell/>
          <table:table-cell office:value-type="float" office:value="19.444" calcext:value-type="float">
            <text:p>19.444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182301" calcext:value-type="float">
            <text:p>0.000001823010</text:p>
          </table:table-cell>
          <table:table-cell office:value-type="float" office:value="0.00000144987" calcext:value-type="float">
            <text:p>0.000001449870</text:p>
          </table:table-cell>
          <table:table-cell table:style-name="ce2" office:value-type="float" office:value="0.00000327288" calcext:value-type="float">
            <text:p>3.27E-006</text:p>
          </table:table-cell>
          <table:table-cell table:number-columns-repeated="2"/>
        </table:table-row>
        <table:table-row table:style-name="ro2">
          <table:table-cell office:value-type="float" office:value="14.273" calcext:value-type="float">
            <text:p>14.273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201713" calcext:value-type="float">
            <text:p>0.000000201713</text:p>
          </table:table-cell>
          <table:table-cell office:value-type="float" office:value="0.00000136672" calcext:value-type="float">
            <text:p>0.000001366720</text:p>
          </table:table-cell>
          <table:table-cell table:style-name="ce2" office:value-type="float" office:value="0.00000156844" calcext:value-type="float">
            <text:p>1.57E-006</text:p>
          </table:table-cell>
          <table:table-cell/>
          <table:table-cell office:value-type="float" office:value="19.651" calcext:value-type="float">
            <text:p>19.651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18213" calcext:value-type="float">
            <text:p>0.000001821300</text:p>
          </table:table-cell>
          <table:table-cell office:value-type="float" office:value="0.00000145359" calcext:value-type="float">
            <text:p>0.000001453590</text:p>
          </table:table-cell>
          <table:table-cell table:style-name="ce2" office:value-type="float" office:value="0.00000327489" calcext:value-type="float">
            <text:p>3.27E-006</text:p>
          </table:table-cell>
          <table:table-cell table:number-columns-repeated="2"/>
        </table:table-row>
        <table:table-row table:style-name="ro2">
          <table:table-cell office:value-type="float" office:value="14.48" calcext:value-type="float">
            <text:p>14.4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0198689" calcext:value-type="float">
            <text:p>0.000000198689</text:p>
          </table:table-cell>
          <table:table-cell office:value-type="float" office:value="0.00000137225" calcext:value-type="float">
            <text:p>0.000001372250</text:p>
          </table:table-cell>
          <table:table-cell table:style-name="ce2" office:value-type="float" office:value="0.00000157094" calcext:value-type="float">
            <text:p>1.57E-006</text:p>
          </table:table-cell>
          <table:table-cell/>
          <table:table-cell office:value-type="float" office:value="19.858" calcext:value-type="float">
            <text:p>19.858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181956" calcext:value-type="float">
            <text:p>0.000001819560</text:p>
          </table:table-cell>
          <table:table-cell office:value-type="float" office:value="0.00000145724" calcext:value-type="float">
            <text:p>0.000001457240</text:p>
          </table:table-cell>
          <table:table-cell table:style-name="ce2" office:value-type="float" office:value="0.0000032768" calcext:value-type="float">
            <text:p>3.28E-006</text:p>
          </table:table-cell>
          <table:table-cell table:number-columns-repeated="2"/>
        </table:table-row>
        <table:table-row table:style-name="ro2">
          <table:table-cell office:value-type="float" office:value="14.686" calcext:value-type="float">
            <text:p>14.686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196127" calcext:value-type="float">
            <text:p>0.000000196127</text:p>
          </table:table-cell>
          <table:table-cell office:value-type="float" office:value="0.00000137759" calcext:value-type="float">
            <text:p>0.000001377590</text:p>
          </table:table-cell>
          <table:table-cell table:style-name="ce2" office:value-type="float" office:value="0.00000157371" calcext:value-type="float">
            <text:p>1.57E-006</text:p>
          </table:table-cell>
          <table:table-cell/>
          <table:table-cell office:value-type="float" office:value="20.065" calcext:value-type="float">
            <text:p>20.065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181793" calcext:value-type="float">
            <text:p>0.000001817930</text:p>
          </table:table-cell>
          <table:table-cell office:value-type="float" office:value="0.00000146079" calcext:value-type="float">
            <text:p>0.000001460790</text:p>
          </table:table-cell>
          <table:table-cell table:style-name="ce2" office:value-type="float" office:value="0.00000327872" calcext:value-type="float">
            <text:p>3.28E-006</text:p>
          </table:table-cell>
          <table:table-cell table:number-columns-repeated="2"/>
        </table:table-row>
        <table:table-row table:style-name="ro2">
          <table:table-cell office:value-type="float" office:value="14.893" calcext:value-type="float">
            <text:p>14.893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193251" calcext:value-type="float">
            <text:p>0.000000193251</text:p>
          </table:table-cell>
          <table:table-cell office:value-type="float" office:value="0.00000138283" calcext:value-type="float">
            <text:p>0.000001382830</text:p>
          </table:table-cell>
          <table:table-cell table:style-name="ce2" office:value-type="float" office:value="0.00000157608" calcext:value-type="float">
            <text:p>1.58E-006</text:p>
          </table:table-cell>
          <table:table-cell/>
          <table:table-cell office:value-type="float" office:value="20.271" calcext:value-type="float">
            <text:p>20.271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181631" calcext:value-type="float">
            <text:p>0.000001816310</text:p>
          </table:table-cell>
          <table:table-cell office:value-type="float" office:value="0.00000146424" calcext:value-type="float">
            <text:p>0.000001464240</text:p>
          </table:table-cell>
          <table:table-cell table:style-name="ce2" office:value-type="float" office:value="0.00000328054" calcext:value-type="float">
            <text:p>3.28E-006</text:p>
          </table:table-cell>
          <table:table-cell table:number-columns-repeated="2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0190778" calcext:value-type="float">
            <text:p>0.000000190778</text:p>
          </table:table-cell>
          <table:table-cell office:value-type="float" office:value="0.00000138793" calcext:value-type="float">
            <text:p>0.000001387930</text:p>
          </table:table-cell>
          <table:table-cell table:style-name="ce2" office:value-type="float" office:value="0.00000157871" calcext:value-type="float">
            <text:p>1.58E-006</text:p>
          </table:table-cell>
          <table:table-cell/>
          <table:table-cell office:value-type="float" office:value="20.478" calcext:value-type="float">
            <text:p>20.47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181521" calcext:value-type="float">
            <text:p>0.000001815210</text:p>
          </table:table-cell>
          <table:table-cell office:value-type="float" office:value="0.00000146763" calcext:value-type="float">
            <text:p>0.000001467630</text:p>
          </table:table-cell>
          <table:table-cell table:style-name="ce2" office:value-type="float" office:value="0.00000328284" calcext:value-type="float">
            <text:p>3.28E-006</text:p>
          </table:table-cell>
          <table:table-cell table:number-columns-repeated="2"/>
        </table:table-row>
        <table:table-row table:style-name="ro2">
          <table:table-cell office:value-type="float" office:value="15.307" calcext:value-type="float">
            <text:p>15.307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188047" calcext:value-type="float">
            <text:p>0.000000188047</text:p>
          </table:table-cell>
          <table:table-cell office:value-type="float" office:value="0.00000139291" calcext:value-type="float">
            <text:p>0.000001392910</text:p>
          </table:table-cell>
          <table:table-cell table:style-name="ce2" office:value-type="float" office:value="0.00000158095" calcext:value-type="float">
            <text:p>1.58E-006</text:p>
          </table:table-cell>
          <table:table-cell/>
          <table:table-cell office:value-type="float" office:value="20.685" calcext:value-type="float">
            <text:p>20.685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181366" calcext:value-type="float">
            <text:p>0.000001813660</text:p>
          </table:table-cell>
          <table:table-cell office:value-type="float" office:value="0.00000147096" calcext:value-type="float">
            <text:p>0.000001470960</text:p>
          </table:table-cell>
          <table:table-cell table:style-name="ce2" office:value-type="float" office:value="0.00000328461" calcext:value-type="float">
            <text:p>3.28E-006</text:p>
          </table:table-cell>
          <table:table-cell table:number-columns-repeated="2"/>
        </table:table-row>
        <table:table-row table:style-name="ro2">
          <table:table-cell office:value-type="float" office:value="15.514" calcext:value-type="float">
            <text:p>15.514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185671" calcext:value-type="float">
            <text:p>0.000000185671</text:p>
          </table:table-cell>
          <table:table-cell office:value-type="float" office:value="0.00000139779" calcext:value-type="float">
            <text:p>0.000001397790</text:p>
          </table:table-cell>
          <table:table-cell table:style-name="ce2" office:value-type="float" office:value="0.00000158346" calcext:value-type="float">
            <text:p>1.58E-006</text:p>
          </table:table-cell>
          <table:table-cell/>
          <table:table-cell office:value-type="float" office:value="20.892" calcext:value-type="float">
            <text:p>20.892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181214" calcext:value-type="float">
            <text:p>0.000001812140</text:p>
          </table:table-cell>
          <table:table-cell office:value-type="float" office:value="0.00000147422" calcext:value-type="float">
            <text:p>0.000001474220</text:p>
          </table:table-cell>
          <table:table-cell table:style-name="ce2" office:value-type="float" office:value="0.00000328635" calcext:value-type="float">
            <text:p>3.29E-006</text:p>
          </table:table-cell>
          <table:table-cell table:number-columns-repeated="2"/>
        </table:table-row>
        <table:table-row table:style-name="ro2">
          <table:table-cell office:value-type="float" office:value="15.721" calcext:value-type="float">
            <text:p>15.721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183296" calcext:value-type="float">
            <text:p>0.000000183296</text:p>
          </table:table-cell>
          <table:table-cell office:value-type="float" office:value="0.00000140259" calcext:value-type="float">
            <text:p>0.000001402590</text:p>
          </table:table-cell>
          <table:table-cell table:style-name="ce2" office:value-type="float" office:value="0.00000158588" calcext:value-type="float">
            <text:p>1.59E-006</text:p>
          </table:table-cell>
          <table:table-cell/>
          <table:table-cell office:value-type="float" office:value="21.099" calcext:value-type="float">
            <text:p>21.099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181064" calcext:value-type="float">
            <text:p>0.000001810640</text:p>
          </table:table-cell>
          <table:table-cell office:value-type="float" office:value="0.0000014774" calcext:value-type="float">
            <text:p>0.000001477400</text:p>
          </table:table-cell>
          <table:table-cell table:style-name="ce2" office:value-type="float" office:value="0.00000328804" calcext:value-type="float">
            <text:p>3.29E-006</text:p>
          </table:table-cell>
          <table:table-cell table:number-columns-repeated="2"/>
        </table:table-row>
        <table:table-row table:style-name="ro2">
          <table:table-cell office:value-type="float" office:value="15.928" calcext:value-type="float">
            <text:p>15.928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180631" calcext:value-type="float">
            <text:p>0.000000180631</text:p>
          </table:table-cell>
          <table:table-cell office:value-type="float" office:value="0.00000140732" calcext:value-type="float">
            <text:p>0.000001407320</text:p>
          </table:table-cell>
          <table:table-cell table:style-name="ce2" office:value-type="float" office:value="0.00000158795" calcext:value-type="float">
            <text:p>1.59E-006</text:p>
          </table:table-cell>
          <table:table-cell/>
          <table:table-cell office:value-type="float" office:value="21.306" calcext:value-type="float">
            <text:p>21.306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923" calcext:value-type="float">
            <text:p>0.000001809230</text:p>
          </table:table-cell>
          <table:table-cell office:value-type="float" office:value="0.00000148053" calcext:value-type="float">
            <text:p>0.000001480530</text:p>
          </table:table-cell>
          <table:table-cell table:style-name="ce2" office:value-type="float" office:value="0.00000328975" calcext:value-type="float">
            <text:p>3.29E-006</text:p>
          </table:table-cell>
          <table:table-cell table:number-columns-repeated="2"/>
        </table:table-row>
        <table:table-row table:style-name="ro2">
          <table:table-cell office:value-type="float" office:value="16.134" calcext:value-type="float">
            <text:p>16.134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178294" calcext:value-type="float">
            <text:p>0.000000178294</text:p>
          </table:table-cell>
          <table:table-cell office:value-type="float" office:value="0.00000141196" calcext:value-type="float">
            <text:p>0.000001411960</text:p>
          </table:table-cell>
          <table:table-cell table:style-name="ce2" office:value-type="float" office:value="0.00000159025" calcext:value-type="float">
            <text:p>1.59E-006</text:p>
          </table:table-cell>
          <table:table-cell/>
          <table:table-cell office:value-type="float" office:value="21.513" calcext:value-type="float">
            <text:p>21.513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78" calcext:value-type="float">
            <text:p>0.000001807800</text:p>
          </table:table-cell>
          <table:table-cell office:value-type="float" office:value="0.00000148359" calcext:value-type="float">
            <text:p>0.000001483590</text:p>
          </table:table-cell>
          <table:table-cell table:style-name="ce2" office:value-type="float" office:value="0.00000329139" calcext:value-type="float">
            <text:p>3.29E-006</text:p>
          </table:table-cell>
          <table:table-cell table:number-columns-repeated="2"/>
        </table:table-row>
        <table:table-row table:style-name="ro2">
          <table:table-cell office:value-type="float" office:value="16.341" calcext:value-type="float">
            <text:p>16.341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0175688" calcext:value-type="float">
            <text:p>0.000000175688</text:p>
          </table:table-cell>
          <table:table-cell office:value-type="float" office:value="0.00000141653" calcext:value-type="float">
            <text:p>0.000001416530</text:p>
          </table:table-cell>
          <table:table-cell table:style-name="ce2" office:value-type="float" office:value="0.00000159222" calcext:value-type="float">
            <text:p>1.59E-006</text:p>
          </table:table-cell>
          <table:table-cell/>
          <table:table-cell office:value-type="float" office:value="21.719" calcext:value-type="float">
            <text:p>21.719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641" calcext:value-type="float">
            <text:p>0.000001806410</text:p>
          </table:table-cell>
          <table:table-cell office:value-type="float" office:value="0.00000148659" calcext:value-type="float">
            <text:p>0.000001486590</text:p>
          </table:table-cell>
          <table:table-cell table:style-name="ce2" office:value-type="float" office:value="0.000003293" calcext:value-type="float">
            <text:p>3.29E-006</text:p>
          </table:table-cell>
          <table:table-cell table:number-columns-repeated="2"/>
        </table:table-row>
        <table:table-row table:style-name="ro2">
          <table:table-cell office:value-type="float" office:value="16.548" calcext:value-type="float">
            <text:p>16.548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0173429" calcext:value-type="float">
            <text:p>0.000000173429</text:p>
          </table:table-cell>
          <table:table-cell office:value-type="float" office:value="0.00000142097" calcext:value-type="float">
            <text:p>0.000001420970</text:p>
          </table:table-cell>
          <table:table-cell table:style-name="ce2" office:value-type="float" office:value="0.0000015944" calcext:value-type="float">
            <text:p>1.59E-006</text:p>
          </table:table-cell>
          <table:table-cell/>
          <table:table-cell office:value-type="float" office:value="21.926" calcext:value-type="float">
            <text:p>21.926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541" calcext:value-type="float">
            <text:p>0.000001805410</text:p>
          </table:table-cell>
          <table:table-cell office:value-type="float" office:value="0.00000148956" calcext:value-type="float">
            <text:p>0.000001489560</text:p>
          </table:table-cell>
          <table:table-cell table:style-name="ce2" office:value-type="float" office:value="0.00000329498" calcext:value-type="float">
            <text:p>3.29E-006</text:p>
          </table:table-cell>
          <table:table-cell table:number-columns-repeated="2"/>
        </table:table-row>
        <table:table-row table:style-name="ro2">
          <table:table-cell office:value-type="float" office:value="16.755" calcext:value-type="float">
            <text:p>16.755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017099" calcext:value-type="float">
            <text:p>0.000000170990</text:p>
          </table:table-cell>
          <table:table-cell office:value-type="float" office:value="0.00000142528" calcext:value-type="float">
            <text:p>0.000001425280</text:p>
          </table:table-cell>
          <table:table-cell table:style-name="ce2" office:value-type="float" office:value="0.00000159627" calcext:value-type="float">
            <text:p>1.60E-006</text:p>
          </table:table-cell>
          <table:table-cell/>
          <table:table-cell office:value-type="float" office:value="22.133" calcext:value-type="float">
            <text:p>22.133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405" calcext:value-type="float">
            <text:p>0.000001804050</text:p>
          </table:table-cell>
          <table:table-cell office:value-type="float" office:value="0.0000014925" calcext:value-type="float">
            <text:p>0.000001492500</text:p>
          </table:table-cell>
          <table:table-cell table:style-name="ce2" office:value-type="float" office:value="0.00000329654" calcext:value-type="float">
            <text:p>3.30E-006</text:p>
          </table:table-cell>
          <table:table-cell table:number-columns-repeated="2"/>
        </table:table-row>
        <table:table-row table:style-name="ro2">
          <table:table-cell office:value-type="float" office:value="16.962" calcext:value-type="float">
            <text:p>16.962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0168875" calcext:value-type="float">
            <text:p>0.000000168875</text:p>
          </table:table-cell>
          <table:table-cell office:value-type="float" office:value="0.00000142947" calcext:value-type="float">
            <text:p>0.000001429470</text:p>
          </table:table-cell>
          <table:table-cell table:style-name="ce2" office:value-type="float" office:value="0.00000159835" calcext:value-type="float">
            <text:p>1.60E-006</text:p>
          </table:table-cell>
          <table:table-cell/>
          <table:table-cell office:value-type="float" office:value="22.34" calcext:value-type="float">
            <text:p>22.34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268" calcext:value-type="float">
            <text:p>0.000001802680</text:p>
          </table:table-cell>
          <table:table-cell office:value-type="float" office:value="0.00000149539" calcext:value-type="float">
            <text:p>0.000001495390</text:p>
          </table:table-cell>
          <table:table-cell table:style-name="ce2" office:value-type="float" office:value="0.00000329807" calcext:value-type="float">
            <text:p>3.30E-006</text:p>
          </table:table-cell>
          <table:table-cell table:number-columns-repeated="2"/>
        </table:table-row>
        <table:table-row table:style-name="ro2">
          <table:table-cell office:value-type="float" office:value="17.169" calcext:value-type="float">
            <text:p>17.169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016657" calcext:value-type="float">
            <text:p>0.000000166570</text:p>
          </table:table-cell>
          <table:table-cell office:value-type="float" office:value="0.00000143355" calcext:value-type="float">
            <text:p>0.000001433550</text:p>
          </table:table-cell>
          <table:table-cell table:style-name="ce2" office:value-type="float" office:value="0.00000160012" calcext:value-type="float">
            <text:p>1.60E-006</text:p>
          </table:table-cell>
          <table:table-cell/>
          <table:table-cell office:value-type="float" office:value="22.547" calcext:value-type="float">
            <text:p>22.547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132" calcext:value-type="float">
            <text:p>0.000001801320</text:p>
          </table:table-cell>
          <table:table-cell office:value-type="float" office:value="0.00000149826" calcext:value-type="float">
            <text:p>0.000001498260</text:p>
          </table:table-cell>
          <table:table-cell table:style-name="ce2" office:value-type="float" office:value="0.00000329957" calcext:value-type="float">
            <text:p>3.30E-006</text:p>
          </table:table-cell>
          <table:table-cell table:number-columns-repeated="2"/>
        </table:table-row>
        <table:table-row table:style-name="ro2">
          <table:table-cell office:value-type="float" office:value="17.376" calcext:value-type="float">
            <text:p>17.376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0164581" calcext:value-type="float">
            <text:p>0.000000164581</text:p>
          </table:table-cell>
          <table:table-cell office:value-type="float" office:value="0.00000143752" calcext:value-type="float">
            <text:p>0.000001437520</text:p>
          </table:table-cell>
          <table:table-cell table:style-name="ce2" office:value-type="float" office:value="0.0000016021" calcext:value-type="float">
            <text:p>1.60E-006</text:p>
          </table:table-cell>
          <table:table-cell/>
          <table:table-cell office:value-type="float" office:value="22.754" calcext:value-type="float">
            <text:p>22.754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79999" calcext:value-type="float">
            <text:p>0.000001799990</text:p>
          </table:table-cell>
          <table:table-cell office:value-type="float" office:value="0.00000150108" calcext:value-type="float">
            <text:p>0.000001501080</text:p>
          </table:table-cell>
          <table:table-cell table:style-name="ce2" office:value-type="float" office:value="0.00000330107" calcext:value-type="float">
            <text:p>3.30E-006</text:p>
          </table:table-cell>
          <table:table-cell table:number-columns-repeated="2"/>
        </table:table-row>
        <table:table-row table:style-name="ro2">
          <table:table-cell office:value-type="float" office:value="17.582" calcext:value-type="float">
            <text:p>17.582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0162412" calcext:value-type="float">
            <text:p>0.000000162412</text:p>
          </table:table-cell>
          <table:table-cell office:value-type="float" office:value="0.00000144138" calcext:value-type="float">
            <text:p>0.000001441380</text:p>
          </table:table-cell>
          <table:table-cell table:style-name="ce2" office:value-type="float" office:value="0.0000016038" calcext:value-type="float">
            <text:p>1.60E-006</text:p>
          </table:table-cell>
          <table:table-cell/>
          <table:table-cell office:value-type="float" office:value="22.961" calcext:value-type="float">
            <text:p>22.961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79862" calcext:value-type="float">
            <text:p>0.000001798620</text:p>
          </table:table-cell>
          <table:table-cell office:value-type="float" office:value="0.00000150388" calcext:value-type="float">
            <text:p>0.000001503880</text:p>
          </table:table-cell>
          <table:table-cell table:style-name="ce2" office:value-type="float" office:value="0.00000330249" calcext:value-type="float">
            <text:p>3.30E-006</text:p>
          </table:table-cell>
          <table:table-cell table:number-columns-repeated="2"/>
        </table:table-row>
        <table:table-row table:style-name="ro2">
          <table:table-cell office:value-type="float" office:value="17.789" calcext:value-type="float">
            <text:p>17.789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0160505" calcext:value-type="float">
            <text:p>0.000000160505</text:p>
          </table:table-cell>
          <table:table-cell office:value-type="float" office:value="0.00000144518" calcext:value-type="float">
            <text:p>0.000001445180</text:p>
          </table:table-cell>
          <table:table-cell table:style-name="ce2" office:value-type="float" office:value="0.00000160568" calcext:value-type="float">
            <text:p>1.61E-006</text:p>
          </table:table-cell>
          <table:table-cell/>
          <table:table-cell office:value-type="float" office:value="23.167" calcext:value-type="float">
            <text:p>23.167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0.00000179728" calcext:value-type="float">
            <text:p>0.000001797280</text:p>
          </table:table-cell>
          <table:table-cell office:value-type="float" office:value="0.00000150664" calcext:value-type="float">
            <text:p>0.000001506640</text:p>
          </table:table-cell>
          <table:table-cell table:style-name="ce2" office:value-type="float" office:value="0.00000330391" calcext:value-type="float">
            <text:p>3.30E-006</text:p>
          </table:table-cell>
          <table:table-cell table:number-columns-repeated="2"/>
        </table:table-row>
        <table:table-row table:style-name="ro2">
          <table:table-cell office:value-type="float" office:value="17.996" calcext:value-type="float">
            <text:p>17.996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015865" calcext:value-type="float">
            <text:p>0.000000158650</text:p>
          </table:table-cell>
          <table:table-cell office:value-type="float" office:value="0.00000144887" calcext:value-type="float">
            <text:p>0.000001448870</text:p>
          </table:table-cell>
          <table:table-cell table:style-name="ce2" office:value-type="float" office:value="0.00000160752" calcext:value-type="float">
            <text:p>1.61E-006</text:p>
          </table:table-cell>
          <table:table-cell table:number-columns-repeated="8"/>
        </table:table-row>
        <table:table-row table:style-name="ro2">
          <table:table-cell office:value-type="float" office:value="18.203" calcext:value-type="float">
            <text:p>18.203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0156628" calcext:value-type="float">
            <text:p>0.000000156628</text:p>
          </table:table-cell>
          <table:table-cell office:value-type="float" office:value="0.00000145247" calcext:value-type="float">
            <text:p>0.000001452470</text:p>
          </table:table-cell>
          <table:table-cell table:style-name="ce2" office:value-type="float" office:value="0.0000016091" calcext:value-type="float">
            <text:p>1.61E-006</text:p>
          </table:table-cell>
          <table:table-cell/>
          <table:table-cell office:value-type="float" office:value="2.896" calcext:value-type="float">
            <text:p>2.896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32522" calcext:value-type="float">
            <text:p>0.000002325220</text:p>
          </table:table-cell>
          <table:table-cell office:value-type="float" office:value="0.000000334065" calcext:value-type="float">
            <text:p>0.000000334065</text:p>
          </table:table-cell>
          <table:table-cell table:style-name="ce2" office:value-type="float" office:value="0.00000265929" calcext:value-type="float">
            <text:p>2.66E-006</text:p>
          </table:table-cell>
          <table:table-cell table:number-columns-repeated="2"/>
        </table:table-row>
        <table:table-row table:style-name="ro2">
          <table:table-cell office:value-type="float" office:value="18.41" calcext:value-type="float">
            <text:p>18.41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0154885" calcext:value-type="float">
            <text:p>0.000000154885</text:p>
          </table:table-cell>
          <table:table-cell office:value-type="float" office:value="0.00000145598" calcext:value-type="float">
            <text:p>0.000001455980</text:p>
          </table:table-cell>
          <table:table-cell table:style-name="ce2" office:value-type="float" office:value="0.00000161086" calcext:value-type="float">
            <text:p>1.61E-006</text:p>
          </table:table-cell>
          <table:table-cell/>
          <table:table-cell office:value-type="float" office:value="3.103" calcext:value-type="float">
            <text:p>3.103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230573" calcext:value-type="float">
            <text:p>0.000002305730</text:p>
          </table:table-cell>
          <table:table-cell office:value-type="float" office:value="0.000000378778" calcext:value-type="float">
            <text:p>0.000000378778</text:p>
          </table:table-cell>
          <table:table-cell table:style-name="ce2" office:value-type="float" office:value="0.00000268451" calcext:value-type="float">
            <text:p>2.68E-006</text:p>
          </table:table-cell>
          <table:table-cell table:number-columns-repeated="2"/>
        </table:table-row>
        <table:table-row table:style-name="ro2">
          <table:table-cell office:value-type="float" office:value="18.617" calcext:value-type="float">
            <text:p>18.617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0.00000015296" calcext:value-type="float">
            <text:p>0.000000152960</text:p>
          </table:table-cell>
          <table:table-cell office:value-type="float" office:value="0.0000014594" calcext:value-type="float">
            <text:p>0.000001459400</text:p>
          </table:table-cell>
          <table:table-cell table:style-name="ce2" office:value-type="float" office:value="0.00000161236" calcext:value-type="float">
            <text:p>1.61E-006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28722" calcext:value-type="float">
            <text:p>0.000002287220</text:p>
          </table:table-cell>
          <table:table-cell office:value-type="float" office:value="0.000000421294" calcext:value-type="float">
            <text:p>0.000000421294</text:p>
          </table:table-cell>
          <table:table-cell table:style-name="ce2" office:value-type="float" office:value="0.00000270851" calcext:value-type="float">
            <text:p>2.71E-006</text:p>
          </table:table-cell>
          <table:table-cell table:number-columns-repeated="2"/>
        </table:table-row>
        <table:table-row table:style-name="ro2">
          <table:table-cell office:value-type="float" office:value="18.823" calcext:value-type="float">
            <text:p>18.823</text:p>
          </table:table-cell>
          <table:table-cell office:value-type="float" office:value="1.00054" calcext:value-type="float">
            <text:p>1.00054</text:p>
          </table:table-cell>
          <table:table-cell office:value-type="float" office:value="0.00000015138" calcext:value-type="float">
            <text:p>0.000000151380</text:p>
          </table:table-cell>
          <table:table-cell office:value-type="float" office:value="0.00000146266" calcext:value-type="float">
            <text:p>0.000001462660</text:p>
          </table:table-cell>
          <table:table-cell table:style-name="ce2" office:value-type="float" office:value="0.00000161404" calcext:value-type="float">
            <text:p>1.61E-006</text:p>
          </table:table-cell>
          <table:table-cell/>
          <table:table-cell office:value-type="float" office:value="3.516" calcext:value-type="float">
            <text:p>3.516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26925" calcext:value-type="float">
            <text:p>0.000002269250</text:p>
          </table:table-cell>
          <table:table-cell office:value-type="float" office:value="0.000000461593" calcext:value-type="float">
            <text:p>0.000000461593</text:p>
          </table:table-cell>
          <table:table-cell table:style-name="ce2" office:value-type="float" office:value="0.00000273084" calcext:value-type="float">
            <text:p>2.73E-006</text:p>
          </table:table-cell>
          <table:table-cell table:number-columns-repeated="2"/>
        </table:table-row>
        <table:table-row table:style-name="ro2">
          <table:table-cell office:value-type="float" office:value="19.03" calcext:value-type="float">
            <text:p>19.03</text:p>
          </table:table-cell>
          <table:table-cell office:value-type="float" office:value="1.00053" calcext:value-type="float">
            <text:p>1.00053</text:p>
          </table:table-cell>
          <table:table-cell office:value-type="float" office:value="0.000000149664" calcext:value-type="float">
            <text:p>0.000000149664</text:p>
          </table:table-cell>
          <table:table-cell office:value-type="float" office:value="0.00000146581" calcext:value-type="float">
            <text:p>0.000001465810</text:p>
          </table:table-cell>
          <table:table-cell table:style-name="ce2" office:value-type="float" office:value="0.00000161547" calcext:value-type="float">
            <text:p>1.62E-006</text:p>
          </table:table-cell>
          <table:table-cell/>
          <table:table-cell office:value-type="float" office:value="3.723" calcext:value-type="float">
            <text:p>3.723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25162" calcext:value-type="float">
            <text:p>0.000002251620</text:p>
          </table:table-cell>
          <table:table-cell office:value-type="float" office:value="0.000000500089" calcext:value-type="float">
            <text:p>0.000000500089</text:p>
          </table:table-cell>
          <table:table-cell table:style-name="ce2" office:value-type="float" office:value="0.00000275171" calcext:value-type="float">
            <text:p>2.75E-006</text:p>
          </table:table-cell>
          <table:table-cell table:number-columns-repeated="2"/>
        </table:table-row>
        <table:table-row table:style-name="ro2">
          <table:table-cell office:value-type="float" office:value="19.237" calcext:value-type="float">
            <text:p>19.237</text:p>
          </table:table-cell>
          <table:table-cell office:value-type="float" office:value="1.00053" calcext:value-type="float">
            <text:p>1.00053</text:p>
          </table:table-cell>
          <table:table-cell office:value-type="float" office:value="0.000000148217" calcext:value-type="float">
            <text:p>0.000000148217</text:p>
          </table:table-cell>
          <table:table-cell office:value-type="float" office:value="0.00000146886" calcext:value-type="float">
            <text:p>0.000001468860</text:p>
          </table:table-cell>
          <table:table-cell table:style-name="ce2" office:value-type="float" office:value="0.00000161708" calcext:value-type="float">
            <text:p>1.62E-006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223954" calcext:value-type="float">
            <text:p>0.000002239540</text:p>
          </table:table-cell>
          <table:table-cell office:value-type="float" office:value="0.000000536853" calcext:value-type="float">
            <text:p>0.000000536853</text:p>
          </table:table-cell>
          <table:table-cell table:style-name="ce2" office:value-type="float" office:value="0.00000277639" calcext:value-type="float">
            <text:p>2.78E-006</text:p>
          </table:table-cell>
          <table:table-cell table:number-columns-repeated="2"/>
        </table:table-row>
        <table:table-row table:style-name="ro2">
          <table:table-cell office:value-type="float" office:value="19.444" calcext:value-type="float">
            <text:p>19.444</text:p>
          </table:table-cell>
          <table:table-cell office:value-type="float" office:value="1.00051" calcext:value-type="float">
            <text:p>1.00051</text:p>
          </table:table-cell>
          <table:table-cell office:value-type="float" office:value="0.000000146686" calcext:value-type="float">
            <text:p>0.000000146686</text:p>
          </table:table-cell>
          <table:table-cell office:value-type="float" office:value="0.00000147177" calcext:value-type="float">
            <text:p>0.000001471770</text:p>
          </table:table-cell>
          <table:table-cell table:style-name="ce2" office:value-type="float" office:value="0.00000161845" calcext:value-type="float">
            <text:p>1.62E-006</text:p>
          </table:table-cell>
          <table:table-cell/>
          <table:table-cell office:value-type="float" office:value="4.137" calcext:value-type="float">
            <text:p>4.137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222335" calcext:value-type="float">
            <text:p>0.000002223350</text:p>
          </table:table-cell>
          <table:table-cell office:value-type="float" office:value="0.000000571969" calcext:value-type="float">
            <text:p>0.000000571969</text:p>
          </table:table-cell>
          <table:table-cell table:style-name="ce2" office:value-type="float" office:value="0.00000279532" calcext:value-type="float">
            <text:p>2.80E-006</text:p>
          </table:table-cell>
          <table:table-cell table:number-columns-repeated="2"/>
        </table:table-row>
        <table:table-row table:style-name="ro2">
          <table:table-cell office:value-type="float" office:value="19.651" calcext:value-type="float">
            <text:p>19.651</text:p>
          </table:table-cell>
          <table:table-cell office:value-type="float" office:value="1.00051" calcext:value-type="float">
            <text:p>1.00051</text:p>
          </table:table-cell>
          <table:table-cell office:value-type="float" office:value="0.000000145443" calcext:value-type="float">
            <text:p>0.000000145443</text:p>
          </table:table-cell>
          <table:table-cell office:value-type="float" office:value="0.00000147454" calcext:value-type="float">
            <text:p>0.000001474540</text:p>
          </table:table-cell>
          <table:table-cell table:style-name="ce2" office:value-type="float" office:value="0.00000161998" calcext:value-type="float">
            <text:p>1.62E-006</text:p>
          </table:table-cell>
          <table:table-cell/>
          <table:table-cell office:value-type="float" office:value="4.344" calcext:value-type="float">
            <text:p>4.344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0220731" calcext:value-type="float">
            <text:p>0.000002207310</text:p>
          </table:table-cell>
          <table:table-cell office:value-type="float" office:value="0.000000605671" calcext:value-type="float">
            <text:p>0.000000605671</text:p>
          </table:table-cell>
          <table:table-cell table:style-name="ce2" office:value-type="float" office:value="0.00000281298" calcext:value-type="float">
            <text:p>2.81E-006</text:p>
          </table:table-cell>
          <table:table-cell table:number-columns-repeated="2"/>
        </table:table-row>
        <table:table-row table:style-name="ro2">
          <table:table-cell office:value-type="float" office:value="19.858" calcext:value-type="float">
            <text:p>19.858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000000144085" calcext:value-type="float">
            <text:p>0.000000144085</text:p>
          </table:table-cell>
          <table:table-cell office:value-type="float" office:value="0.00000147721" calcext:value-type="float">
            <text:p>0.000001477210</text:p>
          </table:table-cell>
          <table:table-cell table:style-name="ce2" office:value-type="float" office:value="0.00000162129" calcext:value-type="float">
            <text:p>1.62E-006</text:p>
          </table:table-cell>
          <table:table-cell/>
          <table:table-cell office:value-type="float" office:value="4.551" calcext:value-type="float">
            <text:p>4.551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9187" calcext:value-type="float">
            <text:p>0.000002191870</text:p>
          </table:table-cell>
          <table:table-cell office:value-type="float" office:value="0.000000638156" calcext:value-type="float">
            <text:p>0.000000638156</text:p>
          </table:table-cell>
          <table:table-cell table:style-name="ce2" office:value-type="float" office:value="0.00000283003" calcext:value-type="float">
            <text:p>2.83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4.758" calcext:value-type="float">
            <text:p>4.758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7709" calcext:value-type="float">
            <text:p>0.000002177090</text:p>
          </table:table-cell>
          <table:table-cell office:value-type="float" office:value="0.000000669289" calcext:value-type="float">
            <text:p>0.000000669289</text:p>
          </table:table-cell>
          <table:table-cell table:style-name="ce2" office:value-type="float" office:value="0.00000284637" calcext:value-type="float">
            <text:p>2.8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896" calcext:value-type="float">
            <text:p>2.896</text:p>
          </table:table-cell>
          <table:table-cell office:value-type="float" office:value="1.0008" calcext:value-type="float">
            <text:p>1.000800000000</text:p>
          </table:table-cell>
          <table:table-cell office:value-type="float" office:value="0.00000232522" calcext:value-type="float">
            <text:p>0.000002325220</text:p>
          </table:table-cell>
          <table:table-cell table:style-name="ce2" office:value-type="float" office:value="0.000000334065" calcext:value-type="float">
            <text:p>3.34E-007</text:p>
          </table:table-cell>
          <table:table-cell table:style-name="ce2" office:value-type="float" office:value="0.00000265929" calcext:value-type="float">
            <text:p>2.66E-006</text:p>
          </table:table-cell>
          <table:table-cell office:value-type="float" office:value="4.964" calcext:value-type="float">
            <text:p>4.964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6249" calcext:value-type="float">
            <text:p>0.000002162490</text:p>
          </table:table-cell>
          <table:table-cell office:value-type="float" office:value="0.000000699008" calcext:value-type="float">
            <text:p>0.000000699008</text:p>
          </table:table-cell>
          <table:table-cell table:style-name="ce2" office:value-type="float" office:value="0.00000286149" calcext:value-type="float">
            <text:p>2.8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103" calcext:value-type="float">
            <text:p>3.103</text:p>
          </table:table-cell>
          <table:table-cell office:value-type="float" office:value="1.00081" calcext:value-type="float">
            <text:p>1.000810000000</text:p>
          </table:table-cell>
          <table:table-cell office:value-type="float" office:value="0.00000230573" calcext:value-type="float">
            <text:p>0.000002305730</text:p>
          </table:table-cell>
          <table:table-cell table:style-name="ce2" office:value-type="float" office:value="0.000000378778" calcext:value-type="float">
            <text:p>3.79E-007</text:p>
          </table:table-cell>
          <table:table-cell table:style-name="ce2" office:value-type="float" office:value="0.00000268451" calcext:value-type="float">
            <text:p>2.68E-006</text:p>
          </table:table-cell>
          <table:table-cell office:value-type="float" office:value="5.171" calcext:value-type="float">
            <text:p>5.171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4828" calcext:value-type="float">
            <text:p>0.000002148280</text:p>
          </table:table-cell>
          <table:table-cell office:value-type="float" office:value="0.000000727805" calcext:value-type="float">
            <text:p>0.000000727805</text:p>
          </table:table-cell>
          <table:table-cell table:style-name="ce2" office:value-type="float" office:value="0.00000287608" calcext:value-type="float">
            <text:p>2.8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31" calcext:value-type="float">
            <text:p>3.31</text:p>
          </table:table-cell>
          <table:table-cell office:value-type="float" office:value="1.00082" calcext:value-type="float">
            <text:p>1.000820000000</text:p>
          </table:table-cell>
          <table:table-cell office:value-type="float" office:value="0.00000228722" calcext:value-type="float">
            <text:p>0.000002287220</text:p>
          </table:table-cell>
          <table:table-cell table:style-name="ce2" office:value-type="float" office:value="0.000000421294" calcext:value-type="float">
            <text:p>4.21E-007</text:p>
          </table:table-cell>
          <table:table-cell table:style-name="ce2" office:value-type="float" office:value="0.00000270851" calcext:value-type="float">
            <text:p>2.71E-006</text:p>
          </table:table-cell>
          <table:table-cell office:value-type="float" office:value="5.378" calcext:value-type="float">
            <text:p>5.378</text:p>
          </table:table-cell>
          <table:table-cell office:value-type="float" office:value="1.00085" calcext:value-type="float">
            <text:p>1.00085</text:p>
          </table:table-cell>
          <table:table-cell office:value-type="float" office:value="0.00000213802" calcext:value-type="float">
            <text:p>0.000002138020</text:p>
          </table:table-cell>
          <table:table-cell office:value-type="float" office:value="0.000000755766" calcext:value-type="float">
            <text:p>0.000000755766</text:p>
          </table:table-cell>
          <table:table-cell table:style-name="ce2" office:value-type="float" office:value="0.00000289378" calcext:value-type="float">
            <text:p>2.8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516" calcext:value-type="float">
            <text:p>3.516</text:p>
          </table:table-cell>
          <table:table-cell office:value-type="float" office:value="1.00082" calcext:value-type="float">
            <text:p>1.000820000000</text:p>
          </table:table-cell>
          <table:table-cell office:value-type="float" office:value="0.00000226925" calcext:value-type="float">
            <text:p>0.000002269250</text:p>
          </table:table-cell>
          <table:table-cell table:style-name="ce2" office:value-type="float" office:value="0.000000461593" calcext:value-type="float">
            <text:p>4.62E-007</text:p>
          </table:table-cell>
          <table:table-cell table:style-name="ce2" office:value-type="float" office:value="0.00000273084" calcext:value-type="float">
            <text:p>2.73E-006</text:p>
          </table:table-cell>
          <table:table-cell office:value-type="float" office:value="5.585" calcext:value-type="float">
            <text:p>5.585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0000212447" calcext:value-type="float">
            <text:p>0.000002124470</text:p>
          </table:table-cell>
          <table:table-cell office:value-type="float" office:value="0.000000782586" calcext:value-type="float">
            <text:p>0.000000782586</text:p>
          </table:table-cell>
          <table:table-cell table:style-name="ce2" office:value-type="float" office:value="0.00000290705" calcext:value-type="float">
            <text:p>2.9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723" calcext:value-type="float">
            <text:p>3.723</text:p>
          </table:table-cell>
          <table:table-cell office:value-type="float" office:value="1.00082" calcext:value-type="float">
            <text:p>1.000820000000</text:p>
          </table:table-cell>
          <table:table-cell office:value-type="float" office:value="0.00000225162" calcext:value-type="float">
            <text:p>0.000002251620</text:p>
          </table:table-cell>
          <table:table-cell table:style-name="ce2" office:value-type="float" office:value="0.000000500089" calcext:value-type="float">
            <text:p>5.00E-007</text:p>
          </table:table-cell>
          <table:table-cell table:style-name="ce2" office:value-type="float" office:value="0.00000275171" calcext:value-type="float">
            <text:p>2.75E-006</text:p>
          </table:table-cell>
          <table:table-cell office:value-type="float" office:value="5.792" calcext:value-type="float">
            <text:p>5.792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11258" calcext:value-type="float">
            <text:p>0.000002112580</text:p>
          </table:table-cell>
          <table:table-cell office:value-type="float" office:value="0.000000807638" calcext:value-type="float">
            <text:p>0.000000807638</text:p>
          </table:table-cell>
          <table:table-cell table:style-name="ce2" office:value-type="float" office:value="0.00000292021" calcext:value-type="float">
            <text:p>2.9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93" calcext:value-type="float">
            <text:p>3.93</text:p>
          </table:table-cell>
          <table:table-cell office:value-type="float" office:value="1.00083" calcext:value-type="float">
            <text:p>1.000830000000</text:p>
          </table:table-cell>
          <table:table-cell office:value-type="float" office:value="0.00000223954" calcext:value-type="float">
            <text:p>0.000002239540</text:p>
          </table:table-cell>
          <table:table-cell table:style-name="ce2" office:value-type="float" office:value="0.000000536853" calcext:value-type="float">
            <text:p>5.37E-007</text:p>
          </table:table-cell>
          <table:table-cell table:style-name="ce2" office:value-type="float" office:value="0.00000277639" calcext:value-type="float">
            <text:p>2.78E-006</text:p>
          </table:table-cell>
          <table:table-cell office:value-type="float" office:value="5.999" calcext:value-type="float">
            <text:p>5.999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00000210139" calcext:value-type="float">
            <text:p>0.000002101390</text:p>
          </table:table-cell>
          <table:table-cell office:value-type="float" office:value="0.000000831191" calcext:value-type="float">
            <text:p>0.000000831191</text:p>
          </table:table-cell>
          <table:table-cell table:style-name="ce2" office:value-type="float" office:value="0.00000293258" calcext:value-type="float">
            <text:p>2.9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137" calcext:value-type="float">
            <text:p>4.137</text:p>
          </table:table-cell>
          <table:table-cell office:value-type="float" office:value="1.00083" calcext:value-type="float">
            <text:p>1.000830000000</text:p>
          </table:table-cell>
          <table:table-cell office:value-type="float" office:value="0.00000222335" calcext:value-type="float">
            <text:p>0.000002223350</text:p>
          </table:table-cell>
          <table:table-cell table:style-name="ce2" office:value-type="float" office:value="0.000000571969" calcext:value-type="float">
            <text:p>5.72E-007</text:p>
          </table:table-cell>
          <table:table-cell table:style-name="ce2" office:value-type="float" office:value="0.00000279532" calcext:value-type="float">
            <text:p>2.80E-006</text:p>
          </table:table-cell>
          <table:table-cell office:value-type="float" office:value="6.206" calcext:value-type="float">
            <text:p>6.206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20908" calcext:value-type="float">
            <text:p>0.000002090800</text:p>
          </table:table-cell>
          <table:table-cell office:value-type="float" office:value="0.000000853663" calcext:value-type="float">
            <text:p>0.000000853663</text:p>
          </table:table-cell>
          <table:table-cell table:style-name="ce2" office:value-type="float" office:value="0.00000294446" calcext:value-type="float">
            <text:p>2.9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344" calcext:value-type="float">
            <text:p>4.344</text:p>
          </table:table-cell>
          <table:table-cell office:value-type="float" office:value="1.00083" calcext:value-type="float">
            <text:p>1.000830000000</text:p>
          </table:table-cell>
          <table:table-cell office:value-type="float" office:value="0.00000220731" calcext:value-type="float">
            <text:p>0.000002207310</text:p>
          </table:table-cell>
          <table:table-cell table:style-name="ce2" office:value-type="float" office:value="0.000000605671" calcext:value-type="float">
            <text:p>6.06E-007</text:p>
          </table:table-cell>
          <table:table-cell table:style-name="ce2" office:value-type="float" office:value="0.00000281298" calcext:value-type="float">
            <text:p>2.81E-006</text:p>
          </table:table-cell>
          <table:table-cell office:value-type="float" office:value="6.412" calcext:value-type="float">
            <text:p>6.412</text:p>
          </table:table-cell>
          <table:table-cell office:value-type="float" office:value="1.00081" calcext:value-type="float">
            <text:p>1.00081</text:p>
          </table:table-cell>
          <table:table-cell office:value-type="float" office:value="0.00000208057" calcext:value-type="float">
            <text:p>0.000002080570</text:p>
          </table:table-cell>
          <table:table-cell office:value-type="float" office:value="0.00000087505" calcext:value-type="float">
            <text:p>0.000000875050</text:p>
          </table:table-cell>
          <table:table-cell table:style-name="ce2" office:value-type="float" office:value="0.00000295561" calcext:value-type="float">
            <text:p>2.9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551" calcext:value-type="float">
            <text:p>4.551</text:p>
          </table:table-cell>
          <table:table-cell office:value-type="float" office:value="1.00084" calcext:value-type="float">
            <text:p>1.000840000000</text:p>
          </table:table-cell>
          <table:table-cell office:value-type="float" office:value="0.00000219187" calcext:value-type="float">
            <text:p>0.000002191870</text:p>
          </table:table-cell>
          <table:table-cell table:style-name="ce2" office:value-type="float" office:value="0.000000638156" calcext:value-type="float">
            <text:p>6.38E-007</text:p>
          </table:table-cell>
          <table:table-cell table:style-name="ce2" office:value-type="float" office:value="0.00000283003" calcext:value-type="float">
            <text:p>2.83E-006</text:p>
          </table:table-cell>
          <table:table-cell office:value-type="float" office:value="6.619" calcext:value-type="float">
            <text:p>6.619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711" calcext:value-type="float">
            <text:p>0.000002071100</text:p>
          </table:table-cell>
          <table:table-cell office:value-type="float" office:value="0.000000895661" calcext:value-type="float">
            <text:p>0.000000895661</text:p>
          </table:table-cell>
          <table:table-cell table:style-name="ce2" office:value-type="float" office:value="0.00000296676" calcext:value-type="float">
            <text:p>2.9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758" calcext:value-type="float">
            <text:p>4.758</text:p>
          </table:table-cell>
          <table:table-cell office:value-type="float" office:value="1.00084" calcext:value-type="float">
            <text:p>1.000840000000</text:p>
          </table:table-cell>
          <table:table-cell office:value-type="float" office:value="0.00000217709" calcext:value-type="float">
            <text:p>0.000002177090</text:p>
          </table:table-cell>
          <table:table-cell table:style-name="ce2" office:value-type="float" office:value="0.000000669289" calcext:value-type="float">
            <text:p>6.69E-007</text:p>
          </table:table-cell>
          <table:table-cell table:style-name="ce2" office:value-type="float" office:value="0.00000284637" calcext:value-type="float">
            <text:p>2.85E-006</text:p>
          </table:table-cell>
          <table:table-cell office:value-type="float" office:value="6.826" calcext:value-type="float">
            <text:p>6.826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6442" calcext:value-type="float">
            <text:p>0.000002064420</text:p>
          </table:table-cell>
          <table:table-cell office:value-type="float" office:value="0.000000915498" calcext:value-type="float">
            <text:p>0.000000915498</text:p>
          </table:table-cell>
          <table:table-cell table:style-name="ce2" office:value-type="float" office:value="0.00000297991" calcext:value-type="float">
            <text:p>2.9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964" calcext:value-type="float">
            <text:p>4.964</text:p>
          </table:table-cell>
          <table:table-cell office:value-type="float" office:value="1.00084" calcext:value-type="float">
            <text:p>1.000840000000</text:p>
          </table:table-cell>
          <table:table-cell office:value-type="float" office:value="0.00000216249" calcext:value-type="float">
            <text:p>0.000002162490</text:p>
          </table:table-cell>
          <table:table-cell table:style-name="ce2" office:value-type="float" office:value="0.000000699008" calcext:value-type="float">
            <text:p>6.99E-007</text:p>
          </table:table-cell>
          <table:table-cell table:style-name="ce2" office:value-type="float" office:value="0.00000286149" calcext:value-type="float">
            <text:p>2.86E-006</text:p>
          </table:table-cell>
          <table:table-cell office:value-type="float" office:value="7.033" calcext:value-type="float">
            <text:p>7.033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5549" calcext:value-type="float">
            <text:p>0.000002055490</text:p>
          </table:table-cell>
          <table:table-cell office:value-type="float" office:value="0.000000934612" calcext:value-type="float">
            <text:p>0.000000934612</text:p>
          </table:table-cell>
          <table:table-cell table:style-name="ce2" office:value-type="float" office:value="0.0000029901" calcext:value-type="float">
            <text:p>2.9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171" calcext:value-type="float">
            <text:p>5.171</text:p>
          </table:table-cell>
          <table:table-cell office:value-type="float" office:value="1.00084" calcext:value-type="float">
            <text:p>1.000840000000</text:p>
          </table:table-cell>
          <table:table-cell office:value-type="float" office:value="0.00000214828" calcext:value-type="float">
            <text:p>0.000002148280</text:p>
          </table:table-cell>
          <table:table-cell table:style-name="ce2" office:value-type="float" office:value="0.000000727805" calcext:value-type="float">
            <text:p>7.28E-007</text:p>
          </table:table-cell>
          <table:table-cell table:style-name="ce2" office:value-type="float" office:value="0.00000287608" calcext:value-type="float">
            <text:p>2.88E-006</text:p>
          </table:table-cell>
          <table:table-cell office:value-type="float" office:value="7.24" calcext:value-type="float">
            <text:p>7.24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4686" calcext:value-type="float">
            <text:p>0.000002046860</text:p>
          </table:table-cell>
          <table:table-cell office:value-type="float" office:value="0.000000953063" calcext:value-type="float">
            <text:p>0.000000953063</text:p>
          </table:table-cell>
          <table:table-cell table:style-name="ce2" office:value-type="float" office:value="0.00000299993" calcext:value-type="float">
            <text:p>3.0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378" calcext:value-type="float">
            <text:p>5.378</text:p>
          </table:table-cell>
          <table:table-cell office:value-type="float" office:value="1.00085" calcext:value-type="float">
            <text:p>1.000850000000</text:p>
          </table:table-cell>
          <table:table-cell office:value-type="float" office:value="0.00000213802" calcext:value-type="float">
            <text:p>0.000002138020</text:p>
          </table:table-cell>
          <table:table-cell table:style-name="ce2" office:value-type="float" office:value="0.000000755766" calcext:value-type="float">
            <text:p>7.56E-007</text:p>
          </table:table-cell>
          <table:table-cell table:style-name="ce2" office:value-type="float" office:value="0.00000289378" calcext:value-type="float">
            <text:p>2.89E-006</text:p>
          </table:table-cell>
          <table:table-cell office:value-type="float" office:value="7.447" calcext:value-type="float">
            <text:p>7.447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382" calcext:value-type="float">
            <text:p>0.000002038200</text:p>
          </table:table-cell>
          <table:table-cell office:value-type="float" office:value="0.000000970954" calcext:value-type="float">
            <text:p>0.000000970954</text:p>
          </table:table-cell>
          <table:table-cell table:style-name="ce2" office:value-type="float" office:value="0.00000300915" calcext:value-type="float">
            <text:p>3.0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585" calcext:value-type="float">
            <text:p>5.585</text:p>
          </table:table-cell>
          <table:table-cell office:value-type="float" office:value="1.00084" calcext:value-type="float">
            <text:p>1.000840000000</text:p>
          </table:table-cell>
          <table:table-cell office:value-type="float" office:value="0.00000212447" calcext:value-type="float">
            <text:p>0.000002124470</text:p>
          </table:table-cell>
          <table:table-cell table:style-name="ce2" office:value-type="float" office:value="0.000000782586" calcext:value-type="float">
            <text:p>7.83E-007</text:p>
          </table:table-cell>
          <table:table-cell table:style-name="ce2" office:value-type="float" office:value="0.00000290705" calcext:value-type="float">
            <text:p>2.91E-006</text:p>
          </table:table-cell>
          <table:table-cell office:value-type="float" office:value="7.654" calcext:value-type="float">
            <text:p>7.654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299" calcext:value-type="float">
            <text:p>0.000002029900</text:p>
          </table:table-cell>
          <table:table-cell office:value-type="float" office:value="0.000000988383" calcext:value-type="float">
            <text:p>0.000000988383</text:p>
          </table:table-cell>
          <table:table-cell table:style-name="ce2" office:value-type="float" office:value="0.00000301828" calcext:value-type="float">
            <text:p>3.0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792" calcext:value-type="float">
            <text:p>5.792</text:p>
          </table:table-cell>
          <table:table-cell office:value-type="float" office:value="1.00082" calcext:value-type="float">
            <text:p>1.000820000000</text:p>
          </table:table-cell>
          <table:table-cell office:value-type="float" office:value="0.00000211258" calcext:value-type="float">
            <text:p>0.000002112580</text:p>
          </table:table-cell>
          <table:table-cell table:style-name="ce2" office:value-type="float" office:value="0.000000807638" calcext:value-type="float">
            <text:p>8.08E-007</text:p>
          </table:table-cell>
          <table:table-cell table:style-name="ce2" office:value-type="float" office:value="0.00000292021" calcext:value-type="float">
            <text:p>2.92E-006</text:p>
          </table:table-cell>
          <table:table-cell office:value-type="float" office:value="7.86" calcext:value-type="float">
            <text:p>7.86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00000202184" calcext:value-type="float">
            <text:p>0.000002021840</text:p>
          </table:table-cell>
          <table:table-cell office:value-type="float" office:value="0.00000100524" calcext:value-type="float">
            <text:p>0.000001005240</text:p>
          </table:table-cell>
          <table:table-cell table:style-name="ce2" office:value-type="float" office:value="0.00000302708" calcext:value-type="float">
            <text:p>3.0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999" calcext:value-type="float">
            <text:p>5.999</text:p>
          </table:table-cell>
          <table:table-cell office:value-type="float" office:value="1.00082" calcext:value-type="float">
            <text:p>1.000820000000</text:p>
          </table:table-cell>
          <table:table-cell office:value-type="float" office:value="0.00000210139" calcext:value-type="float">
            <text:p>0.000002101390</text:p>
          </table:table-cell>
          <table:table-cell table:style-name="ce2" office:value-type="float" office:value="0.000000831191" calcext:value-type="float">
            <text:p>8.31E-007</text:p>
          </table:table-cell>
          <table:table-cell table:style-name="ce2" office:value-type="float" office:value="0.00000293258" calcext:value-type="float">
            <text:p>2.93E-006</text:p>
          </table:table-cell>
          <table:table-cell office:value-type="float" office:value="8.067" calcext:value-type="float">
            <text:p>8.067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201411" calcext:value-type="float">
            <text:p>0.000002014110</text:p>
          </table:table-cell>
          <table:table-cell office:value-type="float" office:value="0.00000102166" calcext:value-type="float">
            <text:p>0.000001021660</text:p>
          </table:table-cell>
          <table:table-cell table:style-name="ce2" office:value-type="float" office:value="0.00000303577" calcext:value-type="float">
            <text:p>3.0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206" calcext:value-type="float">
            <text:p>6.206</text:p>
          </table:table-cell>
          <table:table-cell office:value-type="float" office:value="1.00081" calcext:value-type="float">
            <text:p>1.000810000000</text:p>
          </table:table-cell>
          <table:table-cell office:value-type="float" office:value="0.0000020908" calcext:value-type="float">
            <text:p>0.000002090800</text:p>
          </table:table-cell>
          <table:table-cell table:style-name="ce2" office:value-type="float" office:value="0.000000853663" calcext:value-type="float">
            <text:p>8.54E-007</text:p>
          </table:table-cell>
          <table:table-cell table:style-name="ce2" office:value-type="float" office:value="0.00000294446" calcext:value-type="float">
            <text:p>2.94E-006</text:p>
          </table:table-cell>
          <table:table-cell office:value-type="float" office:value="8.274" calcext:value-type="float">
            <text:p>8.274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200622" calcext:value-type="float">
            <text:p>0.000002006220</text:p>
          </table:table-cell>
          <table:table-cell office:value-type="float" office:value="0.00000103766" calcext:value-type="float">
            <text:p>0.000001037660</text:p>
          </table:table-cell>
          <table:table-cell table:style-name="ce2" office:value-type="float" office:value="0.00000304388" calcext:value-type="float">
            <text:p>3.0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412" calcext:value-type="float">
            <text:p>6.412</text:p>
          </table:table-cell>
          <table:table-cell office:value-type="float" office:value="1.00081" calcext:value-type="float">
            <text:p>1.000810000000</text:p>
          </table:table-cell>
          <table:table-cell office:value-type="float" office:value="0.00000208057" calcext:value-type="float">
            <text:p>0.000002080570</text:p>
          </table:table-cell>
          <table:table-cell table:style-name="ce2" office:value-type="float" office:value="0.00000087505" calcext:value-type="float">
            <text:p>8.75E-007</text:p>
          </table:table-cell>
          <table:table-cell table:style-name="ce2" office:value-type="float" office:value="0.00000295561" calcext:value-type="float">
            <text:p>2.96E-006</text:p>
          </table:table-cell>
          <table:table-cell office:value-type="float" office:value="8.481" calcext:value-type="float">
            <text:p>8.481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200037" calcext:value-type="float">
            <text:p>0.000002000370</text:p>
          </table:table-cell>
          <table:table-cell office:value-type="float" office:value="0.00000105325" calcext:value-type="float">
            <text:p>0.000001053250</text:p>
          </table:table-cell>
          <table:table-cell table:style-name="ce2" office:value-type="float" office:value="0.00000305362" calcext:value-type="float">
            <text:p>3.0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619" calcext:value-type="float">
            <text:p>6.619</text:p>
          </table:table-cell>
          <table:table-cell office:value-type="float" office:value="1.0008" calcext:value-type="float">
            <text:p>1.000800000000</text:p>
          </table:table-cell>
          <table:table-cell office:value-type="float" office:value="0.0000020711" calcext:value-type="float">
            <text:p>0.000002071100</text:p>
          </table:table-cell>
          <table:table-cell table:style-name="ce2" office:value-type="float" office:value="0.000000895661" calcext:value-type="float">
            <text:p>8.96E-007</text:p>
          </table:table-cell>
          <table:table-cell table:style-name="ce2" office:value-type="float" office:value="0.00000296676" calcext:value-type="float">
            <text:p>2.97E-006</text:p>
          </table:table-cell>
          <table:table-cell office:value-type="float" office:value="8.688" calcext:value-type="float">
            <text:p>8.688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00199289" calcext:value-type="float">
            <text:p>0.000001992890</text:p>
          </table:table-cell>
          <table:table-cell office:value-type="float" office:value="0.00000106846" calcext:value-type="float">
            <text:p>0.000001068460</text:p>
          </table:table-cell>
          <table:table-cell table:style-name="ce2" office:value-type="float" office:value="0.00000306134" calcext:value-type="float">
            <text:p>3.0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826" calcext:value-type="float">
            <text:p>6.826</text:p>
          </table:table-cell>
          <table:table-cell office:value-type="float" office:value="1.0008" calcext:value-type="float">
            <text:p>1.000800000000</text:p>
          </table:table-cell>
          <table:table-cell office:value-type="float" office:value="0.00000206442" calcext:value-type="float">
            <text:p>0.000002064420</text:p>
          </table:table-cell>
          <table:table-cell table:style-name="ce2" office:value-type="float" office:value="0.000000915498" calcext:value-type="float">
            <text:p>9.15E-007</text:p>
          </table:table-cell>
          <table:table-cell table:style-name="ce2" office:value-type="float" office:value="0.00000297991" calcext:value-type="float">
            <text:p>2.98E-006</text:p>
          </table:table-cell>
          <table:table-cell office:value-type="float" office:value="8.895" calcext:value-type="float">
            <text:p>8.895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000019858" calcext:value-type="float">
            <text:p>0.000001985800</text:p>
          </table:table-cell>
          <table:table-cell office:value-type="float" office:value="0.00000108308" calcext:value-type="float">
            <text:p>0.000001083080</text:p>
          </table:table-cell>
          <table:table-cell table:style-name="ce2" office:value-type="float" office:value="0.00000306888" calcext:value-type="float">
            <text:p>3.0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033" calcext:value-type="float">
            <text:p>7.033</text:p>
          </table:table-cell>
          <table:table-cell office:value-type="float" office:value="1.0008" calcext:value-type="float">
            <text:p>1.000800000000</text:p>
          </table:table-cell>
          <table:table-cell office:value-type="float" office:value="0.00000205549" calcext:value-type="float">
            <text:p>0.000002055490</text:p>
          </table:table-cell>
          <table:table-cell table:style-name="ce2" office:value-type="float" office:value="0.000000934612" calcext:value-type="float">
            <text:p>9.35E-007</text:p>
          </table:table-cell>
          <table:table-cell table:style-name="ce2" office:value-type="float" office:value="0.0000029901" calcext:value-type="float">
            <text:p>2.99E-006</text:p>
          </table:table-cell>
          <table:table-cell office:value-type="float" office:value="9.101" calcext:value-type="float">
            <text:p>9.101</text:p>
          </table:table-cell>
          <table:table-cell office:value-type="float" office:value="1.00076" calcext:value-type="float">
            <text:p>1.00076</text:p>
          </table:table-cell>
          <table:table-cell office:value-type="float" office:value="0.00000197927" calcext:value-type="float">
            <text:p>0.000001979270</text:p>
          </table:table-cell>
          <table:table-cell office:value-type="float" office:value="0.00000109677" calcext:value-type="float">
            <text:p>0.000001096770</text:p>
          </table:table-cell>
          <table:table-cell table:style-name="ce2" office:value-type="float" office:value="0.00000307604" calcext:value-type="float">
            <text:p>3.0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24" calcext:value-type="float">
            <text:p>7.24</text:p>
          </table:table-cell>
          <table:table-cell office:value-type="float" office:value="1.0008" calcext:value-type="float">
            <text:p>1.000800000000</text:p>
          </table:table-cell>
          <table:table-cell office:value-type="float" office:value="0.00000204686" calcext:value-type="float">
            <text:p>0.000002046860</text:p>
          </table:table-cell>
          <table:table-cell table:style-name="ce2" office:value-type="float" office:value="0.000000953063" calcext:value-type="float">
            <text:p>9.53E-007</text:p>
          </table:table-cell>
          <table:table-cell table:style-name="ce2" office:value-type="float" office:value="0.00000299993" calcext:value-type="float">
            <text:p>3.00E-006</text:p>
          </table:table-cell>
          <table:table-cell office:value-type="float" office:value="9.308" calcext:value-type="float">
            <text:p>9.308</text:p>
          </table:table-cell>
          <table:table-cell office:value-type="float" office:value="1.00075" calcext:value-type="float">
            <text:p>1.00075</text:p>
          </table:table-cell>
          <table:table-cell office:value-type="float" office:value="0.00000197343" calcext:value-type="float">
            <text:p>0.000001973430</text:p>
          </table:table-cell>
          <table:table-cell office:value-type="float" office:value="0.00000110962" calcext:value-type="float">
            <text:p>0.000001109620</text:p>
          </table:table-cell>
          <table:table-cell table:style-name="ce2" office:value-type="float" office:value="0.00000308304" calcext:value-type="float">
            <text:p>3.0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447" calcext:value-type="float">
            <text:p>7.447</text:p>
          </table:table-cell>
          <table:table-cell office:value-type="float" office:value="1.0008" calcext:value-type="float">
            <text:p>1.000800000000</text:p>
          </table:table-cell>
          <table:table-cell office:value-type="float" office:value="0.0000020382" calcext:value-type="float">
            <text:p>0.000002038200</text:p>
          </table:table-cell>
          <table:table-cell table:style-name="ce2" office:value-type="float" office:value="0.000000970954" calcext:value-type="float">
            <text:p>9.71E-007</text:p>
          </table:table-cell>
          <table:table-cell table:style-name="ce2" office:value-type="float" office:value="0.00000300915" calcext:value-type="float">
            <text:p>3.01E-006</text:p>
          </table:table-cell>
          <table:table-cell office:value-type="float" office:value="9.515" calcext:value-type="float">
            <text:p>9.515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196789" calcext:value-type="float">
            <text:p>0.000001967890</text:p>
          </table:table-cell>
          <table:table-cell office:value-type="float" office:value="0.00000112179" calcext:value-type="float">
            <text:p>0.000001121790</text:p>
          </table:table-cell>
          <table:table-cell table:style-name="ce2" office:value-type="float" office:value="0.00000308968" calcext:value-type="float">
            <text:p>3.0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654" calcext:value-type="float">
            <text:p>7.654</text:p>
          </table:table-cell>
          <table:table-cell office:value-type="float" office:value="1.0008" calcext:value-type="float">
            <text:p>1.000800000000</text:p>
          </table:table-cell>
          <table:table-cell office:value-type="float" office:value="0.0000020299" calcext:value-type="float">
            <text:p>0.000002029900</text:p>
          </table:table-cell>
          <table:table-cell table:style-name="ce2" office:value-type="float" office:value="0.000000988383" calcext:value-type="float">
            <text:p>9.88E-007</text:p>
          </table:table-cell>
          <table:table-cell table:style-name="ce2" office:value-type="float" office:value="0.00000301828" calcext:value-type="float">
            <text:p>3.02E-006</text:p>
          </table:table-cell>
          <table:table-cell office:value-type="float" office:value="9.722" calcext:value-type="float">
            <text:p>9.722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0000196262" calcext:value-type="float">
            <text:p>0.000001962620</text:p>
          </table:table-cell>
          <table:table-cell office:value-type="float" office:value="0.00000113355" calcext:value-type="float">
            <text:p>0.000001133550</text:p>
          </table:table-cell>
          <table:table-cell table:style-name="ce2" office:value-type="float" office:value="0.00000309617" calcext:value-type="float">
            <text:p>3.1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86" calcext:value-type="float">
            <text:p>7.86</text:p>
          </table:table-cell>
          <table:table-cell office:value-type="float" office:value="1.0008" calcext:value-type="float">
            <text:p>1.000800000000</text:p>
          </table:table-cell>
          <table:table-cell office:value-type="float" office:value="0.00000202184" calcext:value-type="float">
            <text:p>0.000002021840</text:p>
          </table:table-cell>
          <table:table-cell table:style-name="ce2" office:value-type="float" office:value="0.00000100524" calcext:value-type="float">
            <text:p>1.01E-006</text:p>
          </table:table-cell>
          <table:table-cell table:style-name="ce2" office:value-type="float" office:value="0.00000302708" calcext:value-type="float">
            <text:p>3.03E-006</text:p>
          </table:table-cell>
          <table:table-cell office:value-type="float" office:value="9.929" calcext:value-type="float">
            <text:p>9.929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5916" calcext:value-type="float">
            <text:p>0.000001959160</text:p>
          </table:table-cell>
          <table:table-cell office:value-type="float" office:value="0.00000114494" calcext:value-type="float">
            <text:p>0.000001144940</text:p>
          </table:table-cell>
          <table:table-cell table:style-name="ce2" office:value-type="float" office:value="0.00000310409" calcext:value-type="float">
            <text:p>3.1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067" calcext:value-type="float">
            <text:p>8.067</text:p>
          </table:table-cell>
          <table:table-cell office:value-type="float" office:value="1.00079" calcext:value-type="float">
            <text:p>1.000790000000</text:p>
          </table:table-cell>
          <table:table-cell office:value-type="float" office:value="0.00000201411" calcext:value-type="float">
            <text:p>0.000002014110</text:p>
          </table:table-cell>
          <table:table-cell table:style-name="ce2" office:value-type="float" office:value="0.00000102166" calcext:value-type="float">
            <text:p>1.02E-006</text:p>
          </table:table-cell>
          <table:table-cell table:style-name="ce2" office:value-type="float" office:value="0.00000303577" calcext:value-type="float">
            <text:p>3.04E-006</text:p>
          </table:table-cell>
          <table:table-cell office:value-type="float" office:value="10.136" calcext:value-type="float">
            <text:p>10.136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5419" calcext:value-type="float">
            <text:p>0.000001954190</text:p>
          </table:table-cell>
          <table:table-cell office:value-type="float" office:value="0.00000115604" calcext:value-type="float">
            <text:p>0.000001156040</text:p>
          </table:table-cell>
          <table:table-cell table:style-name="ce2" office:value-type="float" office:value="0.00000311023" calcext:value-type="float">
            <text:p>3.1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274" calcext:value-type="float">
            <text:p>8.274</text:p>
          </table:table-cell>
          <table:table-cell office:value-type="float" office:value="1.00079" calcext:value-type="float">
            <text:p>1.000790000000</text:p>
          </table:table-cell>
          <table:table-cell office:value-type="float" office:value="0.00000200622" calcext:value-type="float">
            <text:p>0.000002006220</text:p>
          </table:table-cell>
          <table:table-cell table:style-name="ce2" office:value-type="float" office:value="0.00000103766" calcext:value-type="float">
            <text:p>1.04E-006</text:p>
          </table:table-cell>
          <table:table-cell table:style-name="ce2" office:value-type="float" office:value="0.00000304388" calcext:value-type="float">
            <text:p>3.04E-006</text:p>
          </table:table-cell>
          <table:table-cell office:value-type="float" office:value="10.343" calcext:value-type="float">
            <text:p>10.343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492" calcext:value-type="float">
            <text:p>0.000001949200</text:p>
          </table:table-cell>
          <table:table-cell office:value-type="float" office:value="0.00000116691" calcext:value-type="float">
            <text:p>0.000001166910</text:p>
          </table:table-cell>
          <table:table-cell table:style-name="ce2" office:value-type="float" office:value="0.0000031161" calcext:value-type="float">
            <text:p>3.1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481" calcext:value-type="float">
            <text:p>8.481</text:p>
          </table:table-cell>
          <table:table-cell office:value-type="float" office:value="1.00079" calcext:value-type="float">
            <text:p>1.000790000000</text:p>
          </table:table-cell>
          <table:table-cell office:value-type="float" office:value="0.00000200037" calcext:value-type="float">
            <text:p>0.000002000370</text:p>
          </table:table-cell>
          <table:table-cell table:style-name="ce2" office:value-type="float" office:value="0.00000105325" calcext:value-type="float">
            <text:p>1.05E-006</text:p>
          </table:table-cell>
          <table:table-cell table:style-name="ce2" office:value-type="float" office:value="0.00000305362" calcext:value-type="float">
            <text:p>3.05E-006</text:p>
          </table:table-cell>
          <table:table-cell office:value-type="float" office:value="10.549" calcext:value-type="float">
            <text:p>10.549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4441" calcext:value-type="float">
            <text:p>0.000001944410</text:p>
          </table:table-cell>
          <table:table-cell office:value-type="float" office:value="0.00000117749" calcext:value-type="float">
            <text:p>0.000001177490</text:p>
          </table:table-cell>
          <table:table-cell table:style-name="ce2" office:value-type="float" office:value="0.0000031219" calcext:value-type="float">
            <text:p>3.1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688" calcext:value-type="float">
            <text:p>8.688</text:p>
          </table:table-cell>
          <table:table-cell office:value-type="float" office:value="1.00079" calcext:value-type="float">
            <text:p>1.000790000000</text:p>
          </table:table-cell>
          <table:table-cell office:value-type="float" office:value="0.00000199289" calcext:value-type="float">
            <text:p>0.000001992890</text:p>
          </table:table-cell>
          <table:table-cell table:style-name="ce2" office:value-type="float" office:value="0.00000106846" calcext:value-type="float">
            <text:p>1.07E-006</text:p>
          </table:table-cell>
          <table:table-cell table:style-name="ce2" office:value-type="float" office:value="0.00000306134" calcext:value-type="float">
            <text:p>3.06E-006</text:p>
          </table:table-cell>
          <table:table-cell office:value-type="float" office:value="10.756" calcext:value-type="float">
            <text:p>10.756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3959" calcext:value-type="float">
            <text:p>0.000001939590</text:p>
          </table:table-cell>
          <table:table-cell office:value-type="float" office:value="0.0000011879" calcext:value-type="float">
            <text:p>0.000001187900</text:p>
          </table:table-cell>
          <table:table-cell table:style-name="ce2" office:value-type="float" office:value="0.00000312748" calcext:value-type="float">
            <text:p>3.1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895" calcext:value-type="float">
            <text:p>8.895</text:p>
          </table:table-cell>
          <table:table-cell office:value-type="float" office:value="1.00078" calcext:value-type="float">
            <text:p>1.000780000000</text:p>
          </table:table-cell>
          <table:table-cell office:value-type="float" office:value="0.0000019858" calcext:value-type="float">
            <text:p>0.000001985800</text:p>
          </table:table-cell>
          <table:table-cell table:style-name="ce2" office:value-type="float" office:value="0.00000108308" calcext:value-type="float">
            <text:p>1.08E-006</text:p>
          </table:table-cell>
          <table:table-cell table:style-name="ce2" office:value-type="float" office:value="0.00000306888" calcext:value-type="float">
            <text:p>3.07E-006</text:p>
          </table:table-cell>
          <table:table-cell office:value-type="float" office:value="10.963" calcext:value-type="float">
            <text:p>10.963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3487" calcext:value-type="float">
            <text:p>0.000001934870</text:p>
          </table:table-cell>
          <table:table-cell office:value-type="float" office:value="0.00000119808" calcext:value-type="float">
            <text:p>0.000001198080</text:p>
          </table:table-cell>
          <table:table-cell table:style-name="ce2" office:value-type="float" office:value="0.00000313295" calcext:value-type="float">
            <text:p>3.1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101" calcext:value-type="float">
            <text:p>9.101</text:p>
          </table:table-cell>
          <table:table-cell office:value-type="float" office:value="1.00076" calcext:value-type="float">
            <text:p>1.000760000000</text:p>
          </table:table-cell>
          <table:table-cell office:value-type="float" office:value="0.00000197927" calcext:value-type="float">
            <text:p>0.000001979270</text:p>
          </table:table-cell>
          <table:table-cell table:style-name="ce2" office:value-type="float" office:value="0.00000109677" calcext:value-type="float">
            <text:p>1.10E-006</text:p>
          </table:table-cell>
          <table:table-cell table:style-name="ce2" office:value-type="float" office:value="0.00000307604" calcext:value-type="float">
            <text:p>3.08E-006</text:p>
          </table:table-cell>
          <table:table-cell office:value-type="float" office:value="11.17" calcext:value-type="float">
            <text:p>11.17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3016" calcext:value-type="float">
            <text:p>0.000001930160</text:p>
          </table:table-cell>
          <table:table-cell office:value-type="float" office:value="0.00000120806" calcext:value-type="float">
            <text:p>0.000001208060</text:p>
          </table:table-cell>
          <table:table-cell table:style-name="ce2" office:value-type="float" office:value="0.00000313822" calcext:value-type="float">
            <text:p>3.1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308" calcext:value-type="float">
            <text:p>9.308</text:p>
          </table:table-cell>
          <table:table-cell office:value-type="float" office:value="1.00075" calcext:value-type="float">
            <text:p>1.000750000000</text:p>
          </table:table-cell>
          <table:table-cell office:value-type="float" office:value="0.00000197343" calcext:value-type="float">
            <text:p>0.000001973430</text:p>
          </table:table-cell>
          <table:table-cell table:style-name="ce2" office:value-type="float" office:value="0.00000110962" calcext:value-type="float">
            <text:p>1.11E-006</text:p>
          </table:table-cell>
          <table:table-cell table:style-name="ce2" office:value-type="float" office:value="0.00000308304" calcext:value-type="float">
            <text:p>3.08E-006</text:p>
          </table:table-cell>
          <table:table-cell office:value-type="float" office:value="11.377" calcext:value-type="float">
            <text:p>11.377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2684" calcext:value-type="float">
            <text:p>0.000001926840</text:p>
          </table:table-cell>
          <table:table-cell office:value-type="float" office:value="0.00000121783" calcext:value-type="float">
            <text:p>0.000001217830</text:p>
          </table:table-cell>
          <table:table-cell table:style-name="ce2" office:value-type="float" office:value="0.00000314467" calcext:value-type="float">
            <text:p>3.1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515" calcext:value-type="float">
            <text:p>9.515</text:p>
          </table:table-cell>
          <table:table-cell office:value-type="float" office:value="1.00074" calcext:value-type="float">
            <text:p>1.000740000000</text:p>
          </table:table-cell>
          <table:table-cell office:value-type="float" office:value="0.00000196789" calcext:value-type="float">
            <text:p>0.000001967890</text:p>
          </table:table-cell>
          <table:table-cell table:style-name="ce2" office:value-type="float" office:value="0.00000112179" calcext:value-type="float">
            <text:p>1.12E-006</text:p>
          </table:table-cell>
          <table:table-cell table:style-name="ce2" office:value-type="float" office:value="0.00000308968" calcext:value-type="float">
            <text:p>3.09E-006</text:p>
          </table:table-cell>
          <table:table-cell office:value-type="float" office:value="11.584" calcext:value-type="float">
            <text:p>11.584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00000192224" calcext:value-type="float">
            <text:p>0.000001922240</text:p>
          </table:table-cell>
          <table:table-cell office:value-type="float" office:value="0.00000122738" calcext:value-type="float">
            <text:p>0.000001227380</text:p>
          </table:table-cell>
          <table:table-cell table:style-name="ce2" office:value-type="float" office:value="0.00000314962" calcext:value-type="float">
            <text:p>3.1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722" calcext:value-type="float">
            <text:p>9.722</text:p>
          </table:table-cell>
          <table:table-cell office:value-type="float" office:value="1.00074" calcext:value-type="float">
            <text:p>1.000740000000</text:p>
          </table:table-cell>
          <table:table-cell office:value-type="float" office:value="0.00000196262" calcext:value-type="float">
            <text:p>0.000001962620</text:p>
          </table:table-cell>
          <table:table-cell table:style-name="ce2" office:value-type="float" office:value="0.00000113355" calcext:value-type="float">
            <text:p>1.13E-006</text:p>
          </table:table-cell>
          <table:table-cell table:style-name="ce2" office:value-type="float" office:value="0.00000309617" calcext:value-type="float">
            <text:p>3.10E-006</text:p>
          </table:table-cell>
          <table:table-cell office:value-type="float" office:value="11.791" calcext:value-type="float">
            <text:p>11.791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191777" calcext:value-type="float">
            <text:p>0.000001917770</text:p>
          </table:table-cell>
          <table:table-cell office:value-type="float" office:value="0.0000012367" calcext:value-type="float">
            <text:p>0.000001236700</text:p>
          </table:table-cell>
          <table:table-cell table:style-name="ce2" office:value-type="float" office:value="0.00000315447" calcext:value-type="float">
            <text:p>3.1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929" calcext:value-type="float">
            <text:p>9.929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195916" calcext:value-type="float">
            <text:p>0.000001959160</text:p>
          </table:table-cell>
          <table:table-cell table:style-name="ce2" office:value-type="float" office:value="0.00000114494" calcext:value-type="float">
            <text:p>1.14E-006</text:p>
          </table:table-cell>
          <table:table-cell table:style-name="ce2" office:value-type="float" office:value="0.00000310409" calcext:value-type="float">
            <text:p>3.10E-006</text:p>
          </table:table-cell>
          <table:table-cell office:value-type="float" office:value="11.997" calcext:value-type="float">
            <text:p>11.997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191344" calcext:value-type="float">
            <text:p>0.000001913440</text:p>
          </table:table-cell>
          <table:table-cell office:value-type="float" office:value="0.00000124575" calcext:value-type="float">
            <text:p>0.000001245750</text:p>
          </table:table-cell>
          <table:table-cell table:style-name="ce2" office:value-type="float" office:value="0.00000315919" calcext:value-type="float">
            <text:p>3.1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136" calcext:value-type="float">
            <text:p>10.136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195419" calcext:value-type="float">
            <text:p>0.000001954190</text:p>
          </table:table-cell>
          <table:table-cell table:style-name="ce2" office:value-type="float" office:value="0.00000115604" calcext:value-type="float">
            <text:p>1.16E-006</text:p>
          </table:table-cell>
          <table:table-cell table:style-name="ce2" office:value-type="float" office:value="0.00000311023" calcext:value-type="float">
            <text:p>3.11E-006</text:p>
          </table:table-cell>
          <table:table-cell office:value-type="float" office:value="12.204" calcext:value-type="float">
            <text:p>12.204</text:p>
          </table:table-cell>
          <table:table-cell office:value-type="float" office:value="1.00072" calcext:value-type="float">
            <text:p>1.00072</text:p>
          </table:table-cell>
          <table:table-cell office:value-type="float" office:value="0.00000190906" calcext:value-type="float">
            <text:p>0.000001909060</text:p>
          </table:table-cell>
          <table:table-cell office:value-type="float" office:value="0.00000125465" calcext:value-type="float">
            <text:p>0.000001254650</text:p>
          </table:table-cell>
          <table:table-cell table:style-name="ce2" office:value-type="float" office:value="0.0000031637" calcext:value-type="float">
            <text:p>3.1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343" calcext:value-type="float">
            <text:p>10.343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19492" calcext:value-type="float">
            <text:p>0.000001949200</text:p>
          </table:table-cell>
          <table:table-cell table:style-name="ce2" office:value-type="float" office:value="0.00000116691" calcext:value-type="float">
            <text:p>1.17E-006</text:p>
          </table:table-cell>
          <table:table-cell table:style-name="ce2" office:value-type="float" office:value="0.0000031161" calcext:value-type="float">
            <text:p>3.12E-006</text:p>
          </table:table-cell>
          <table:table-cell office:value-type="float" office:value="12.411" calcext:value-type="float">
            <text:p>12.411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0.00000190491" calcext:value-type="float">
            <text:p>0.000001904910</text:p>
          </table:table-cell>
          <table:table-cell office:value-type="float" office:value="0.00000126329" calcext:value-type="float">
            <text:p>0.000001263290</text:p>
          </table:table-cell>
          <table:table-cell table:style-name="ce2" office:value-type="float" office:value="0.0000031682" calcext:value-type="float">
            <text:p>3.1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549" calcext:value-type="float">
            <text:p>10.549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194441" calcext:value-type="float">
            <text:p>0.000001944410</text:p>
          </table:table-cell>
          <table:table-cell table:style-name="ce2" office:value-type="float" office:value="0.00000117749" calcext:value-type="float">
            <text:p>1.18E-006</text:p>
          </table:table-cell>
          <table:table-cell table:style-name="ce2" office:value-type="float" office:value="0.0000031219" calcext:value-type="float">
            <text:p>3.12E-006</text:p>
          </table:table-cell>
          <table:table-cell office:value-type="float" office:value="12.618" calcext:value-type="float">
            <text:p>12.618</text:p>
          </table:table-cell>
          <table:table-cell office:value-type="float" office:value="1.0007" calcext:value-type="float">
            <text:p>1.0007</text:p>
          </table:table-cell>
          <table:table-cell office:value-type="float" office:value="0.00000190108" calcext:value-type="float">
            <text:p>0.000001901080</text:p>
          </table:table-cell>
          <table:table-cell office:value-type="float" office:value="0.0000012715" calcext:value-type="float">
            <text:p>0.000001271500</text:p>
          </table:table-cell>
          <table:table-cell table:style-name="ce2" office:value-type="float" office:value="0.00000317258" calcext:value-type="float">
            <text:p>3.1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756" calcext:value-type="float">
            <text:p>10.756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193959" calcext:value-type="float">
            <text:p>0.000001939590</text:p>
          </table:table-cell>
          <table:table-cell table:style-name="ce2" office:value-type="float" office:value="0.0000011879" calcext:value-type="float">
            <text:p>1.19E-006</text:p>
          </table:table-cell>
          <table:table-cell table:style-name="ce2" office:value-type="float" office:value="0.00000312748" calcext:value-type="float">
            <text:p>3.13E-006</text:p>
          </table:table-cell>
          <table:table-cell office:value-type="float" office:value="12.825" calcext:value-type="float">
            <text:p>12.825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0.00000189848" calcext:value-type="float">
            <text:p>0.000001898480</text:p>
          </table:table-cell>
          <table:table-cell office:value-type="float" office:value="0.00000127933" calcext:value-type="float">
            <text:p>0.000001279330</text:p>
          </table:table-cell>
          <table:table-cell table:style-name="ce2" office:value-type="float" office:value="0.00000317781" calcext:value-type="float">
            <text:p>3.1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963" calcext:value-type="float">
            <text:p>10.963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193487" calcext:value-type="float">
            <text:p>0.000001934870</text:p>
          </table:table-cell>
          <table:table-cell table:style-name="ce2" office:value-type="float" office:value="0.00000119808" calcext:value-type="float">
            <text:p>1.20E-006</text:p>
          </table:table-cell>
          <table:table-cell table:style-name="ce2" office:value-type="float" office:value="0.00000313295" calcext:value-type="float">
            <text:p>3.13E-006</text:p>
          </table:table-cell>
          <table:table-cell office:value-type="float" office:value="13.032" calcext:value-type="float">
            <text:p>13.032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189493" calcext:value-type="float">
            <text:p>0.000001894930</text:p>
          </table:table-cell>
          <table:table-cell office:value-type="float" office:value="0.00000128688" calcext:value-type="float">
            <text:p>0.000001286880</text:p>
          </table:table-cell>
          <table:table-cell table:style-name="ce2" office:value-type="float" office:value="0.00000318181" calcext:value-type="float">
            <text:p>3.1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17" calcext:value-type="float">
            <text:p>11.17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193016" calcext:value-type="float">
            <text:p>0.000001930160</text:p>
          </table:table-cell>
          <table:table-cell table:style-name="ce2" office:value-type="float" office:value="0.00000120806" calcext:value-type="float">
            <text:p>1.21E-006</text:p>
          </table:table-cell>
          <table:table-cell table:style-name="ce2" office:value-type="float" office:value="0.00000313822" calcext:value-type="float">
            <text:p>3.14E-006</text:p>
          </table:table-cell>
          <table:table-cell office:value-type="float" office:value="13.238" calcext:value-type="float">
            <text:p>13.238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0.00000189177" calcext:value-type="float">
            <text:p>0.000001891770</text:p>
          </table:table-cell>
          <table:table-cell office:value-type="float" office:value="0.00000129414" calcext:value-type="float">
            <text:p>0.000001294140</text:p>
          </table:table-cell>
          <table:table-cell table:style-name="ce2" office:value-type="float" office:value="0.0000031859" calcext:value-type="float">
            <text:p>3.1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377" calcext:value-type="float">
            <text:p>11.377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192684" calcext:value-type="float">
            <text:p>0.000001926840</text:p>
          </table:table-cell>
          <table:table-cell table:style-name="ce2" office:value-type="float" office:value="0.00000121783" calcext:value-type="float">
            <text:p>1.22E-006</text:p>
          </table:table-cell>
          <table:table-cell table:style-name="ce2" office:value-type="float" office:value="0.00000314467" calcext:value-type="float">
            <text:p>3.14E-006</text:p>
          </table:table-cell>
          <table:table-cell office:value-type="float" office:value="13.445" calcext:value-type="float">
            <text:p>13.445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00000188867" calcext:value-type="float">
            <text:p>0.000001888670</text:p>
          </table:table-cell>
          <table:table-cell office:value-type="float" office:value="0.00000130116" calcext:value-type="float">
            <text:p>0.000001301160</text:p>
          </table:table-cell>
          <table:table-cell table:style-name="ce2" office:value-type="float" office:value="0.00000318983" calcext:value-type="float">
            <text:p>3.1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584" calcext:value-type="float">
            <text:p>11.584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192224" calcext:value-type="float">
            <text:p>0.000001922240</text:p>
          </table:table-cell>
          <table:table-cell table:style-name="ce2" office:value-type="float" office:value="0.00000122738" calcext:value-type="float">
            <text:p>1.23E-006</text:p>
          </table:table-cell>
          <table:table-cell table:style-name="ce2" office:value-type="float" office:value="0.00000314962" calcext:value-type="float">
            <text:p>3.15E-006</text:p>
          </table:table-cell>
          <table:table-cell office:value-type="float" office:value="13.652" calcext:value-type="float">
            <text:p>13.652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188566" calcext:value-type="float">
            <text:p>0.000001885660</text:p>
          </table:table-cell>
          <table:table-cell office:value-type="float" office:value="0.00000130793" calcext:value-type="float">
            <text:p>0.000001307930</text:p>
          </table:table-cell>
          <table:table-cell table:style-name="ce2" office:value-type="float" office:value="0.0000031936" calcext:value-type="float">
            <text:p>3.1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791" calcext:value-type="float">
            <text:p>11.791</text:p>
          </table:table-cell>
          <table:table-cell office:value-type="float" office:value="1.00072" calcext:value-type="float">
            <text:p>1.000720000000</text:p>
          </table:table-cell>
          <table:table-cell office:value-type="float" office:value="0.00000191777" calcext:value-type="float">
            <text:p>0.000001917770</text:p>
          </table:table-cell>
          <table:table-cell table:style-name="ce2" office:value-type="float" office:value="0.0000012367" calcext:value-type="float">
            <text:p>1.24E-006</text:p>
          </table:table-cell>
          <table:table-cell table:style-name="ce2" office:value-type="float" office:value="0.00000315447" calcext:value-type="float">
            <text:p>3.15E-006</text:p>
          </table:table-cell>
          <table:table-cell office:value-type="float" office:value="13.859" calcext:value-type="float">
            <text:p>13.859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188279" calcext:value-type="float">
            <text:p>0.000001882790</text:p>
          </table:table-cell>
          <table:table-cell office:value-type="float" office:value="0.00000131452" calcext:value-type="float">
            <text:p>0.000001314520</text:p>
          </table:table-cell>
          <table:table-cell table:style-name="ce2" office:value-type="float" office:value="0.0000031973" calcext:value-type="float">
            <text:p>3.2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997" calcext:value-type="float">
            <text:p>11.997</text:p>
          </table:table-cell>
          <table:table-cell office:value-type="float" office:value="1.00072" calcext:value-type="float">
            <text:p>1.000720000000</text:p>
          </table:table-cell>
          <table:table-cell office:value-type="float" office:value="0.00000191344" calcext:value-type="float">
            <text:p>0.000001913440</text:p>
          </table:table-cell>
          <table:table-cell table:style-name="ce2" office:value-type="float" office:value="0.00000124575" calcext:value-type="float">
            <text:p>1.25E-006</text:p>
          </table:table-cell>
          <table:table-cell table:style-name="ce2" office:value-type="float" office:value="0.00000315919" calcext:value-type="float">
            <text:p>3.16E-006</text:p>
          </table:table-cell>
          <table:table-cell office:value-type="float" office:value="14.066" calcext:value-type="float">
            <text:p>14.066</text:p>
          </table:table-cell>
          <table:table-cell office:value-type="float" office:value="1.00066" calcext:value-type="float">
            <text:p>1.00066</text:p>
          </table:table-cell>
          <table:table-cell office:value-type="float" office:value="0.00000187994" calcext:value-type="float">
            <text:p>0.000001879940</text:p>
          </table:table-cell>
          <table:table-cell office:value-type="float" office:value="0.00000132092" calcext:value-type="float">
            <text:p>0.000001320920</text:p>
          </table:table-cell>
          <table:table-cell table:style-name="ce2" office:value-type="float" office:value="0.00000320086" calcext:value-type="float">
            <text:p>3.2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204" calcext:value-type="float">
            <text:p>12.204</text:p>
          </table:table-cell>
          <table:table-cell office:value-type="float" office:value="1.00072" calcext:value-type="float">
            <text:p>1.000720000000</text:p>
          </table:table-cell>
          <table:table-cell office:value-type="float" office:value="0.00000190906" calcext:value-type="float">
            <text:p>0.000001909060</text:p>
          </table:table-cell>
          <table:table-cell table:style-name="ce2" office:value-type="float" office:value="0.00000125465" calcext:value-type="float">
            <text:p>1.25E-006</text:p>
          </table:table-cell>
          <table:table-cell table:style-name="ce2" office:value-type="float" office:value="0.0000031637" calcext:value-type="float">
            <text:p>3.16E-006</text:p>
          </table:table-cell>
          <table:table-cell office:value-type="float" office:value="14.273" calcext:value-type="float">
            <text:p>14.273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7732" calcext:value-type="float">
            <text:p>0.000001877320</text:p>
          </table:table-cell>
          <table:table-cell office:value-type="float" office:value="0.00000132718" calcext:value-type="float">
            <text:p>0.000001327180</text:p>
          </table:table-cell>
          <table:table-cell table:style-name="ce2" office:value-type="float" office:value="0.0000032045" calcext:value-type="float">
            <text:p>3.2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411" calcext:value-type="float">
            <text:p>12.411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0.00000190491" calcext:value-type="float">
            <text:p>0.000001904910</text:p>
          </table:table-cell>
          <table:table-cell table:style-name="ce2" office:value-type="float" office:value="0.00000126329" calcext:value-type="float">
            <text:p>1.26E-006</text:p>
          </table:table-cell>
          <table:table-cell table:style-name="ce2" office:value-type="float" office:value="0.0000031682" calcext:value-type="float">
            <text:p>3.17E-006</text:p>
          </table:table-cell>
          <table:table-cell office:value-type="float" office:value="14.48" calcext:value-type="float">
            <text:p>14.48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7534" calcext:value-type="float">
            <text:p>0.000001875340</text:p>
          </table:table-cell>
          <table:table-cell office:value-type="float" office:value="0.00000133333" calcext:value-type="float">
            <text:p>0.000001333330</text:p>
          </table:table-cell>
          <table:table-cell table:style-name="ce2" office:value-type="float" office:value="0.00000320867" calcext:value-type="float">
            <text:p>3.2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618" calcext:value-type="float">
            <text:p>12.618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190108" calcext:value-type="float">
            <text:p>0.000001901080</text:p>
          </table:table-cell>
          <table:table-cell table:style-name="ce2" office:value-type="float" office:value="0.0000012715" calcext:value-type="float">
            <text:p>1.27E-006</text:p>
          </table:table-cell>
          <table:table-cell table:style-name="ce2" office:value-type="float" office:value="0.00000317258" calcext:value-type="float">
            <text:p>3.17E-006</text:p>
          </table:table-cell>
          <table:table-cell office:value-type="float" office:value="14.686" calcext:value-type="float">
            <text:p>14.686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7271" calcext:value-type="float">
            <text:p>0.000001872710</text:p>
          </table:table-cell>
          <table:table-cell office:value-type="float" office:value="0.00000133933" calcext:value-type="float">
            <text:p>0.000001339330</text:p>
          </table:table-cell>
          <table:table-cell table:style-name="ce2" office:value-type="float" office:value="0.00000321203" calcext:value-type="float">
            <text:p>3.2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825" calcext:value-type="float">
            <text:p>12.825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189848" calcext:value-type="float">
            <text:p>0.000001898480</text:p>
          </table:table-cell>
          <table:table-cell table:style-name="ce2" office:value-type="float" office:value="0.00000127933" calcext:value-type="float">
            <text:p>1.28E-006</text:p>
          </table:table-cell>
          <table:table-cell table:style-name="ce2" office:value-type="float" office:value="0.00000317781" calcext:value-type="float">
            <text:p>3.18E-006</text:p>
          </table:table-cell>
          <table:table-cell office:value-type="float" office:value="14.893" calcext:value-type="float">
            <text:p>14.893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7011" calcext:value-type="float">
            <text:p>0.000001870110</text:p>
          </table:table-cell>
          <table:table-cell office:value-type="float" office:value="0.00000134524" calcext:value-type="float">
            <text:p>0.000001345240</text:p>
          </table:table-cell>
          <table:table-cell table:style-name="ce2" office:value-type="float" office:value="0.00000321534" calcext:value-type="float">
            <text:p>3.2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032" calcext:value-type="float">
            <text:p>13.032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0.00000189493" calcext:value-type="float">
            <text:p>0.000001894930</text:p>
          </table:table-cell>
          <table:table-cell table:style-name="ce2" office:value-type="float" office:value="0.00000128688" calcext:value-type="float">
            <text:p>1.29E-006</text:p>
          </table:table-cell>
          <table:table-cell table:style-name="ce2" office:value-type="float" office:value="0.00000318181" calcext:value-type="float">
            <text:p>3.18E-006</text:p>
          </table:table-cell>
          <table:table-cell office:value-type="float" office:value="15.1" calcext:value-type="float">
            <text:p>15.1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00000186749" calcext:value-type="float">
            <text:p>0.000001867490</text:p>
          </table:table-cell>
          <table:table-cell office:value-type="float" office:value="0.00000135104" calcext:value-type="float">
            <text:p>0.000001351040</text:p>
          </table:table-cell>
          <table:table-cell table:style-name="ce2" office:value-type="float" office:value="0.00000321853" calcext:value-type="float">
            <text:p>3.2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238" calcext:value-type="float">
            <text:p>13.238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0.00000189177" calcext:value-type="float">
            <text:p>0.000001891770</text:p>
          </table:table-cell>
          <table:table-cell table:style-name="ce2" office:value-type="float" office:value="0.00000129414" calcext:value-type="float">
            <text:p>1.29E-006</text:p>
          </table:table-cell>
          <table:table-cell table:style-name="ce2" office:value-type="float" office:value="0.0000031859" calcext:value-type="float">
            <text:p>3.19E-006</text:p>
          </table:table-cell>
          <table:table-cell office:value-type="float" office:value="15.307" calcext:value-type="float">
            <text:p>15.307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6492" calcext:value-type="float">
            <text:p>0.000001864920</text:p>
          </table:table-cell>
          <table:table-cell office:value-type="float" office:value="0.00000135672" calcext:value-type="float">
            <text:p>0.000001356720</text:p>
          </table:table-cell>
          <table:table-cell table:style-name="ce2" office:value-type="float" office:value="0.00000322164" calcext:value-type="float">
            <text:p>3.2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445" calcext:value-type="float">
            <text:p>13.445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0.00000188867" calcext:value-type="float">
            <text:p>0.000001888670</text:p>
          </table:table-cell>
          <table:table-cell table:style-name="ce2" office:value-type="float" office:value="0.00000130116" calcext:value-type="float">
            <text:p>1.30E-006</text:p>
          </table:table-cell>
          <table:table-cell table:style-name="ce2" office:value-type="float" office:value="0.00000318983" calcext:value-type="float">
            <text:p>3.19E-006</text:p>
          </table:table-cell>
          <table:table-cell office:value-type="float" office:value="15.514" calcext:value-type="float">
            <text:p>15.514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6237" calcext:value-type="float">
            <text:p>0.000001862370</text:p>
          </table:table-cell>
          <table:table-cell office:value-type="float" office:value="0.00000136228" calcext:value-type="float">
            <text:p>0.000001362280</text:p>
          </table:table-cell>
          <table:table-cell table:style-name="ce2" office:value-type="float" office:value="0.00000322465" calcext:value-type="float">
            <text:p>3.2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652" calcext:value-type="float">
            <text:p>13.652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188566" calcext:value-type="float">
            <text:p>0.000001885660</text:p>
          </table:table-cell>
          <table:table-cell table:style-name="ce2" office:value-type="float" office:value="0.00000130793" calcext:value-type="float">
            <text:p>1.31E-006</text:p>
          </table:table-cell>
          <table:table-cell table:style-name="ce2" office:value-type="float" office:value="0.0000031936" calcext:value-type="float">
            <text:p>3.19E-006</text:p>
          </table:table-cell>
          <table:table-cell office:value-type="float" office:value="15.721" calcext:value-type="float">
            <text:p>15.721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989" calcext:value-type="float">
            <text:p>0.000001859890</text:p>
          </table:table-cell>
          <table:table-cell office:value-type="float" office:value="0.00000136776" calcext:value-type="float">
            <text:p>0.000001367760</text:p>
          </table:table-cell>
          <table:table-cell table:style-name="ce2" office:value-type="float" office:value="0.00000322764" calcext:value-type="float">
            <text:p>3.2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859" calcext:value-type="float">
            <text:p>13.859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188279" calcext:value-type="float">
            <text:p>0.000001882790</text:p>
          </table:table-cell>
          <table:table-cell table:style-name="ce2" office:value-type="float" office:value="0.00000131452" calcext:value-type="float">
            <text:p>1.31E-006</text:p>
          </table:table-cell>
          <table:table-cell table:style-name="ce2" office:value-type="float" office:value="0.0000031973" calcext:value-type="float">
            <text:p>3.20E-006</text:p>
          </table:table-cell>
          <table:table-cell office:value-type="float" office:value="15.928" calcext:value-type="float">
            <text:p>15.928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813" calcext:value-type="float">
            <text:p>0.000001858130</text:p>
          </table:table-cell>
          <table:table-cell office:value-type="float" office:value="0.00000137315" calcext:value-type="float">
            <text:p>0.000001373150</text:p>
          </table:table-cell>
          <table:table-cell table:style-name="ce2" office:value-type="float" office:value="0.00000323128" calcext:value-type="float">
            <text:p>3.2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066" calcext:value-type="float">
            <text:p>14.066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187994" calcext:value-type="float">
            <text:p>0.000001879940</text:p>
          </table:table-cell>
          <table:table-cell table:style-name="ce2" office:value-type="float" office:value="0.00000132092" calcext:value-type="float">
            <text:p>1.32E-006</text:p>
          </table:table-cell>
          <table:table-cell table:style-name="ce2" office:value-type="float" office:value="0.00000320086" calcext:value-type="float">
            <text:p>3.20E-006</text:p>
          </table:table-cell>
          <table:table-cell office:value-type="float" office:value="16.134" calcext:value-type="float">
            <text:p>16.134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563" calcext:value-type="float">
            <text:p>0.000001855630</text:p>
          </table:table-cell>
          <table:table-cell office:value-type="float" office:value="0.00000137844" calcext:value-type="float">
            <text:p>0.000001378440</text:p>
          </table:table-cell>
          <table:table-cell table:style-name="ce2" office:value-type="float" office:value="0.00000323407" calcext:value-type="float">
            <text:p>3.2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273" calcext:value-type="float">
            <text:p>14.273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87732" calcext:value-type="float">
            <text:p>0.000001877320</text:p>
          </table:table-cell>
          <table:table-cell table:style-name="ce2" office:value-type="float" office:value="0.00000132718" calcext:value-type="float">
            <text:p>1.33E-006</text:p>
          </table:table-cell>
          <table:table-cell table:style-name="ce2" office:value-type="float" office:value="0.0000032045" calcext:value-type="float">
            <text:p>3.20E-006</text:p>
          </table:table-cell>
          <table:table-cell office:value-type="float" office:value="16.341" calcext:value-type="float">
            <text:p>16.341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314" calcext:value-type="float">
            <text:p>0.000001853140</text:p>
          </table:table-cell>
          <table:table-cell office:value-type="float" office:value="0.00000138367" calcext:value-type="float">
            <text:p>0.000001383670</text:p>
          </table:table-cell>
          <table:table-cell table:style-name="ce2" office:value-type="float" office:value="0.0000032368" calcext:value-type="float">
            <text:p>3.2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48" calcext:value-type="float">
            <text:p>14.48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87534" calcext:value-type="float">
            <text:p>0.000001875340</text:p>
          </table:table-cell>
          <table:table-cell table:style-name="ce2" office:value-type="float" office:value="0.00000133333" calcext:value-type="float">
            <text:p>1.33E-006</text:p>
          </table:table-cell>
          <table:table-cell table:style-name="ce2" office:value-type="float" office:value="0.00000320867" calcext:value-type="float">
            <text:p>3.21E-006</text:p>
          </table:table-cell>
          <table:table-cell office:value-type="float" office:value="16.548" calcext:value-type="float">
            <text:p>16.548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5076" calcext:value-type="float">
            <text:p>0.000001850760</text:p>
          </table:table-cell>
          <table:table-cell office:value-type="float" office:value="0.00000138883" calcext:value-type="float">
            <text:p>0.000001388830</text:p>
          </table:table-cell>
          <table:table-cell table:style-name="ce2" office:value-type="float" office:value="0.00000323959" calcext:value-type="float">
            <text:p>3.2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686" calcext:value-type="float">
            <text:p>14.686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87271" calcext:value-type="float">
            <text:p>0.000001872710</text:p>
          </table:table-cell>
          <table:table-cell table:style-name="ce2" office:value-type="float" office:value="0.00000133933" calcext:value-type="float">
            <text:p>1.34E-006</text:p>
          </table:table-cell>
          <table:table-cell table:style-name="ce2" office:value-type="float" office:value="0.00000321203" calcext:value-type="float">
            <text:p>3.21E-006</text:p>
          </table:table-cell>
          <table:table-cell office:value-type="float" office:value="16.755" calcext:value-type="float">
            <text:p>16.755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4829" calcext:value-type="float">
            <text:p>0.000001848290</text:p>
          </table:table-cell>
          <table:table-cell office:value-type="float" office:value="0.0000013939" calcext:value-type="float">
            <text:p>0.000001393900</text:p>
          </table:table-cell>
          <table:table-cell table:style-name="ce2" office:value-type="float" office:value="0.00000324219" calcext:value-type="float">
            <text:p>3.2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893" calcext:value-type="float">
            <text:p>14.893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87011" calcext:value-type="float">
            <text:p>0.000001870110</text:p>
          </table:table-cell>
          <table:table-cell table:style-name="ce2" office:value-type="float" office:value="0.00000134524" calcext:value-type="float">
            <text:p>1.35E-006</text:p>
          </table:table-cell>
          <table:table-cell table:style-name="ce2" office:value-type="float" office:value="0.00000321534" calcext:value-type="float">
            <text:p>3.22E-006</text:p>
          </table:table-cell>
          <table:table-cell office:value-type="float" office:value="16.962" calcext:value-type="float">
            <text:p>16.962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00000184588" calcext:value-type="float">
            <text:p>0.000001845880</text:p>
          </table:table-cell>
          <table:table-cell office:value-type="float" office:value="0.00000139889" calcext:value-type="float">
            <text:p>0.000001398890</text:p>
          </table:table-cell>
          <table:table-cell table:style-name="ce2" office:value-type="float" office:value="0.00000324476" calcext:value-type="float">
            <text:p>3.2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1" calcext:value-type="float">
            <text:p>15.1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86749" calcext:value-type="float">
            <text:p>0.000001867490</text:p>
          </table:table-cell>
          <table:table-cell table:style-name="ce2" office:value-type="float" office:value="0.00000135104" calcext:value-type="float">
            <text:p>1.35E-006</text:p>
          </table:table-cell>
          <table:table-cell table:style-name="ce2" office:value-type="float" office:value="0.00000321853" calcext:value-type="float">
            <text:p>3.22E-006</text:p>
          </table:table-cell>
          <table:table-cell office:value-type="float" office:value="17.169" calcext:value-type="float">
            <text:p>17.169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184355" calcext:value-type="float">
            <text:p>0.000001843550</text:p>
          </table:table-cell>
          <table:table-cell office:value-type="float" office:value="0.00000140375" calcext:value-type="float">
            <text:p>0.000001403750</text:p>
          </table:table-cell>
          <table:table-cell table:style-name="ce2" office:value-type="float" office:value="0.0000032473" calcext:value-type="float">
            <text:p>3.2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307" calcext:value-type="float">
            <text:p>15.307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86492" calcext:value-type="float">
            <text:p>0.000001864920</text:p>
          </table:table-cell>
          <table:table-cell table:style-name="ce2" office:value-type="float" office:value="0.00000135672" calcext:value-type="float">
            <text:p>1.36E-006</text:p>
          </table:table-cell>
          <table:table-cell table:style-name="ce2" office:value-type="float" office:value="0.00000322164" calcext:value-type="float">
            <text:p>3.22E-006</text:p>
          </table:table-cell>
          <table:table-cell office:value-type="float" office:value="17.376" calcext:value-type="float">
            <text:p>17.376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.0000018419" calcext:value-type="float">
            <text:p>0.000001841900</text:p>
          </table:table-cell>
          <table:table-cell office:value-type="float" office:value="0.00000140848" calcext:value-type="float">
            <text:p>0.000001408480</text:p>
          </table:table-cell>
          <table:table-cell table:style-name="ce2" office:value-type="float" office:value="0.00000325038" calcext:value-type="float">
            <text:p>3.2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514" calcext:value-type="float">
            <text:p>15.514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86237" calcext:value-type="float">
            <text:p>0.000001862370</text:p>
          </table:table-cell>
          <table:table-cell table:style-name="ce2" office:value-type="float" office:value="0.00000136228" calcext:value-type="float">
            <text:p>1.36E-006</text:p>
          </table:table-cell>
          <table:table-cell table:style-name="ce2" office:value-type="float" office:value="0.00000322465" calcext:value-type="float">
            <text:p>3.22E-006</text:p>
          </table:table-cell>
          <table:table-cell office:value-type="float" office:value="17.582" calcext:value-type="float">
            <text:p>17.582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183975" calcext:value-type="float">
            <text:p>0.000001839750</text:p>
          </table:table-cell>
          <table:table-cell office:value-type="float" office:value="0.00000141308" calcext:value-type="float">
            <text:p>0.000001413080</text:p>
          </table:table-cell>
          <table:table-cell table:style-name="ce2" office:value-type="float" office:value="0.00000325282" calcext:value-type="float">
            <text:p>3.2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721" calcext:value-type="float">
            <text:p>15.721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85989" calcext:value-type="float">
            <text:p>0.000001859890</text:p>
          </table:table-cell>
          <table:table-cell table:style-name="ce2" office:value-type="float" office:value="0.00000136776" calcext:value-type="float">
            <text:p>1.37E-006</text:p>
          </table:table-cell>
          <table:table-cell table:style-name="ce2" office:value-type="float" office:value="0.00000322764" calcext:value-type="float">
            <text:p>3.23E-006</text:p>
          </table:table-cell>
          <table:table-cell office:value-type="float" office:value="17.789" calcext:value-type="float">
            <text:p>17.789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00000183759" calcext:value-type="float">
            <text:p>0.000001837590</text:p>
          </table:table-cell>
          <table:table-cell office:value-type="float" office:value="0.00000141758" calcext:value-type="float">
            <text:p>0.000001417580</text:p>
          </table:table-cell>
          <table:table-cell table:style-name="ce2" office:value-type="float" office:value="0.00000325517" calcext:value-type="float">
            <text:p>3.2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928" calcext:value-type="float">
            <text:p>15.928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85813" calcext:value-type="float">
            <text:p>0.000001858130</text:p>
          </table:table-cell>
          <table:table-cell table:style-name="ce2" office:value-type="float" office:value="0.00000137315" calcext:value-type="float">
            <text:p>1.37E-006</text:p>
          </table:table-cell>
          <table:table-cell table:style-name="ce2" office:value-type="float" office:value="0.00000323128" calcext:value-type="float">
            <text:p>3.23E-006</text:p>
          </table:table-cell>
          <table:table-cell office:value-type="float" office:value="17.996" calcext:value-type="float">
            <text:p>17.996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183552" calcext:value-type="float">
            <text:p>0.000001835520</text:p>
          </table:table-cell>
          <table:table-cell office:value-type="float" office:value="0.00000142196" calcext:value-type="float">
            <text:p>0.000001421960</text:p>
          </table:table-cell>
          <table:table-cell table:style-name="ce2" office:value-type="float" office:value="0.00000325748" calcext:value-type="float">
            <text:p>3.2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134" calcext:value-type="float">
            <text:p>16.134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85563" calcext:value-type="float">
            <text:p>0.000001855630</text:p>
          </table:table-cell>
          <table:table-cell table:style-name="ce2" office:value-type="float" office:value="0.00000137844" calcext:value-type="float">
            <text:p>1.38E-006</text:p>
          </table:table-cell>
          <table:table-cell table:style-name="ce2" office:value-type="float" office:value="0.00000323407" calcext:value-type="float">
            <text:p>3.23E-006</text:p>
          </table:table-cell>
          <table:table-cell office:value-type="float" office:value="18.203" calcext:value-type="float">
            <text:p>18.203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0000183351" calcext:value-type="float">
            <text:p>0.000001833510</text:p>
          </table:table-cell>
          <table:table-cell office:value-type="float" office:value="0.00000142622" calcext:value-type="float">
            <text:p>0.000001426220</text:p>
          </table:table-cell>
          <table:table-cell table:style-name="ce2" office:value-type="float" office:value="0.00000325973" calcext:value-type="float">
            <text:p>3.2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341" calcext:value-type="float">
            <text:p>16.341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85314" calcext:value-type="float">
            <text:p>0.000001853140</text:p>
          </table:table-cell>
          <table:table-cell table:style-name="ce2" office:value-type="float" office:value="0.00000138367" calcext:value-type="float">
            <text:p>1.38E-006</text:p>
          </table:table-cell>
          <table:table-cell table:style-name="ce2" office:value-type="float" office:value="0.0000032368" calcext:value-type="float">
            <text:p>3.24E-006</text:p>
          </table:table-cell>
          <table:table-cell office:value-type="float" office:value="18.41" calcext:value-type="float">
            <text:p>18.41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183158" calcext:value-type="float">
            <text:p>0.000001831580</text:p>
          </table:table-cell>
          <table:table-cell office:value-type="float" office:value="0.00000143036" calcext:value-type="float">
            <text:p>0.000001430360</text:p>
          </table:table-cell>
          <table:table-cell table:style-name="ce2" office:value-type="float" office:value="0.00000326194" calcext:value-type="float">
            <text:p>3.2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548" calcext:value-type="float">
            <text:p>16.548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85076" calcext:value-type="float">
            <text:p>0.000001850760</text:p>
          </table:table-cell>
          <table:table-cell table:style-name="ce2" office:value-type="float" office:value="0.00000138883" calcext:value-type="float">
            <text:p>1.39E-006</text:p>
          </table:table-cell>
          <table:table-cell table:style-name="ce2" office:value-type="float" office:value="0.00000323959" calcext:value-type="float">
            <text:p>3.24E-006</text:p>
          </table:table-cell>
          <table:table-cell office:value-type="float" office:value="18.617" calcext:value-type="float">
            <text:p>18.617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182971" calcext:value-type="float">
            <text:p>0.000001829710</text:p>
          </table:table-cell>
          <table:table-cell office:value-type="float" office:value="0.00000143442" calcext:value-type="float">
            <text:p>0.000001434420</text:p>
          </table:table-cell>
          <table:table-cell table:style-name="ce2" office:value-type="float" office:value="0.00000326413" calcext:value-type="float">
            <text:p>3.2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755" calcext:value-type="float">
            <text:p>16.755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84829" calcext:value-type="float">
            <text:p>0.000001848290</text:p>
          </table:table-cell>
          <table:table-cell table:style-name="ce2" office:value-type="float" office:value="0.0000013939" calcext:value-type="float">
            <text:p>1.39E-006</text:p>
          </table:table-cell>
          <table:table-cell table:style-name="ce2" office:value-type="float" office:value="0.00000324219" calcext:value-type="float">
            <text:p>3.24E-006</text:p>
          </table:table-cell>
          <table:table-cell office:value-type="float" office:value="18.823" calcext:value-type="float">
            <text:p>18.823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18279" calcext:value-type="float">
            <text:p>0.000001827900</text:p>
          </table:table-cell>
          <table:table-cell office:value-type="float" office:value="0.0000014384" calcext:value-type="float">
            <text:p>0.000001438400</text:p>
          </table:table-cell>
          <table:table-cell table:style-name="ce2" office:value-type="float" office:value="0.00000326629" calcext:value-type="float">
            <text:p>3.2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962" calcext:value-type="float">
            <text:p>16.962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84588" calcext:value-type="float">
            <text:p>0.000001845880</text:p>
          </table:table-cell>
          <table:table-cell table:style-name="ce2" office:value-type="float" office:value="0.00000139889" calcext:value-type="float">
            <text:p>1.40E-006</text:p>
          </table:table-cell>
          <table:table-cell table:style-name="ce2" office:value-type="float" office:value="0.00000324476" calcext:value-type="float">
            <text:p>3.24E-006</text:p>
          </table:table-cell>
          <table:table-cell office:value-type="float" office:value="19.03" calcext:value-type="float">
            <text:p>19.03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00000182659" calcext:value-type="float">
            <text:p>0.000001826590</text:p>
          </table:table-cell>
          <table:table-cell office:value-type="float" office:value="0.0000014423" calcext:value-type="float">
            <text:p>0.000001442300</text:p>
          </table:table-cell>
          <table:table-cell table:style-name="ce2" office:value-type="float" office:value="0.00000326889" calcext:value-type="float">
            <text:p>3.2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169" calcext:value-type="float">
            <text:p>17.169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84355" calcext:value-type="float">
            <text:p>0.000001843550</text:p>
          </table:table-cell>
          <table:table-cell table:style-name="ce2" office:value-type="float" office:value="0.00000140375" calcext:value-type="float">
            <text:p>1.40E-006</text:p>
          </table:table-cell>
          <table:table-cell table:style-name="ce2" office:value-type="float" office:value="0.0000032473" calcext:value-type="float">
            <text:p>3.25E-006</text:p>
          </table:table-cell>
          <table:table-cell office:value-type="float" office:value="19.237" calcext:value-type="float">
            <text:p>19.237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182481" calcext:value-type="float">
            <text:p>0.000001824810</text:p>
          </table:table-cell>
          <table:table-cell office:value-type="float" office:value="0.00000144611" calcext:value-type="float">
            <text:p>0.000001446110</text:p>
          </table:table-cell>
          <table:table-cell table:style-name="ce2" office:value-type="float" office:value="0.00000327092" calcext:value-type="float">
            <text:p>3.2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376" calcext:value-type="float">
            <text:p>17.376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8419" calcext:value-type="float">
            <text:p>0.000001841900</text:p>
          </table:table-cell>
          <table:table-cell table:style-name="ce2" office:value-type="float" office:value="0.00000140848" calcext:value-type="float">
            <text:p>1.41E-006</text:p>
          </table:table-cell>
          <table:table-cell table:style-name="ce2" office:value-type="float" office:value="0.00000325038" calcext:value-type="float">
            <text:p>3.25E-006</text:p>
          </table:table-cell>
          <table:table-cell office:value-type="float" office:value="19.444" calcext:value-type="float">
            <text:p>19.444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182301" calcext:value-type="float">
            <text:p>0.000001823010</text:p>
          </table:table-cell>
          <table:table-cell office:value-type="float" office:value="0.00000144987" calcext:value-type="float">
            <text:p>0.000001449870</text:p>
          </table:table-cell>
          <table:table-cell table:style-name="ce2" office:value-type="float" office:value="0.00000327288" calcext:value-type="float">
            <text:p>3.2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582" calcext:value-type="float">
            <text:p>17.582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183975" calcext:value-type="float">
            <text:p>0.000001839750</text:p>
          </table:table-cell>
          <table:table-cell table:style-name="ce2" office:value-type="float" office:value="0.00000141308" calcext:value-type="float">
            <text:p>1.41E-006</text:p>
          </table:table-cell>
          <table:table-cell table:style-name="ce2" office:value-type="float" office:value="0.00000325282" calcext:value-type="float">
            <text:p>3.25E-006</text:p>
          </table:table-cell>
          <table:table-cell office:value-type="float" office:value="19.651" calcext:value-type="float">
            <text:p>19.651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18213" calcext:value-type="float">
            <text:p>0.000001821300</text:p>
          </table:table-cell>
          <table:table-cell office:value-type="float" office:value="0.00000145359" calcext:value-type="float">
            <text:p>0.000001453590</text:p>
          </table:table-cell>
          <table:table-cell table:style-name="ce2" office:value-type="float" office:value="0.00000327489" calcext:value-type="float">
            <text:p>3.2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789" calcext:value-type="float">
            <text:p>17.789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183759" calcext:value-type="float">
            <text:p>0.000001837590</text:p>
          </table:table-cell>
          <table:table-cell table:style-name="ce2" office:value-type="float" office:value="0.00000141758" calcext:value-type="float">
            <text:p>1.42E-006</text:p>
          </table:table-cell>
          <table:table-cell table:style-name="ce2" office:value-type="float" office:value="0.00000325517" calcext:value-type="float">
            <text:p>3.26E-006</text:p>
          </table:table-cell>
          <table:table-cell office:value-type="float" office:value="19.858" calcext:value-type="float">
            <text:p>19.858</text:p>
          </table:table-cell>
          <table:table-cell office:value-type="float" office:value="1.00059" calcext:value-type="float">
            <text:p>1.00059</text:p>
          </table:table-cell>
          <table:table-cell office:value-type="float" office:value="0.00000181956" calcext:value-type="float">
            <text:p>0.000001819560</text:p>
          </table:table-cell>
          <table:table-cell office:value-type="float" office:value="0.00000145724" calcext:value-type="float">
            <text:p>0.000001457240</text:p>
          </table:table-cell>
          <table:table-cell table:style-name="ce2" office:value-type="float" office:value="0.0000032768" calcext:value-type="float">
            <text:p>3.2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996" calcext:value-type="float">
            <text:p>17.996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183552" calcext:value-type="float">
            <text:p>0.000001835520</text:p>
          </table:table-cell>
          <table:table-cell table:style-name="ce2" office:value-type="float" office:value="0.00000142196" calcext:value-type="float">
            <text:p>1.42E-006</text:p>
          </table:table-cell>
          <table:table-cell table:style-name="ce2" office:value-type="float" office:value="0.00000325748" calcext:value-type="float">
            <text:p>3.26E-006</text:p>
          </table:table-cell>
          <table:table-cell office:value-type="float" office:value="20.065" calcext:value-type="float">
            <text:p>20.065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181793" calcext:value-type="float">
            <text:p>0.000001817930</text:p>
          </table:table-cell>
          <table:table-cell office:value-type="float" office:value="0.00000146079" calcext:value-type="float">
            <text:p>0.000001460790</text:p>
          </table:table-cell>
          <table:table-cell table:style-name="ce2" office:value-type="float" office:value="0.00000327872" calcext:value-type="float">
            <text:p>3.2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203" calcext:value-type="float">
            <text:p>18.203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183351" calcext:value-type="float">
            <text:p>0.000001833510</text:p>
          </table:table-cell>
          <table:table-cell table:style-name="ce2" office:value-type="float" office:value="0.00000142622" calcext:value-type="float">
            <text:p>1.43E-006</text:p>
          </table:table-cell>
          <table:table-cell table:style-name="ce2" office:value-type="float" office:value="0.00000325973" calcext:value-type="float">
            <text:p>3.26E-006</text:p>
          </table:table-cell>
          <table:table-cell office:value-type="float" office:value="20.271" calcext:value-type="float">
            <text:p>20.271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181631" calcext:value-type="float">
            <text:p>0.000001816310</text:p>
          </table:table-cell>
          <table:table-cell office:value-type="float" office:value="0.00000146424" calcext:value-type="float">
            <text:p>0.000001464240</text:p>
          </table:table-cell>
          <table:table-cell table:style-name="ce2" office:value-type="float" office:value="0.00000328054" calcext:value-type="float">
            <text:p>3.2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41" calcext:value-type="float">
            <text:p>18.41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183158" calcext:value-type="float">
            <text:p>0.000001831580</text:p>
          </table:table-cell>
          <table:table-cell table:style-name="ce2" office:value-type="float" office:value="0.00000143036" calcext:value-type="float">
            <text:p>1.43E-006</text:p>
          </table:table-cell>
          <table:table-cell table:style-name="ce2" office:value-type="float" office:value="0.00000326194" calcext:value-type="float">
            <text:p>3.26E-006</text:p>
          </table:table-cell>
          <table:table-cell office:value-type="float" office:value="20.478" calcext:value-type="float">
            <text:p>20.47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00000181521" calcext:value-type="float">
            <text:p>0.000001815210</text:p>
          </table:table-cell>
          <table:table-cell office:value-type="float" office:value="0.00000146763" calcext:value-type="float">
            <text:p>0.000001467630</text:p>
          </table:table-cell>
          <table:table-cell table:style-name="ce2" office:value-type="float" office:value="0.00000328284" calcext:value-type="float">
            <text:p>3.2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617" calcext:value-type="float">
            <text:p>18.617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182971" calcext:value-type="float">
            <text:p>0.000001829710</text:p>
          </table:table-cell>
          <table:table-cell table:style-name="ce2" office:value-type="float" office:value="0.00000143442" calcext:value-type="float">
            <text:p>1.43E-006</text:p>
          </table:table-cell>
          <table:table-cell table:style-name="ce2" office:value-type="float" office:value="0.00000326413" calcext:value-type="float">
            <text:p>3.26E-006</text:p>
          </table:table-cell>
          <table:table-cell office:value-type="float" office:value="20.685" calcext:value-type="float">
            <text:p>20.685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181366" calcext:value-type="float">
            <text:p>0.000001813660</text:p>
          </table:table-cell>
          <table:table-cell office:value-type="float" office:value="0.00000147096" calcext:value-type="float">
            <text:p>0.000001470960</text:p>
          </table:table-cell>
          <table:table-cell table:style-name="ce2" office:value-type="float" office:value="0.00000328461" calcext:value-type="float">
            <text:p>3.2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823" calcext:value-type="float">
            <text:p>18.823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18279" calcext:value-type="float">
            <text:p>0.000001827900</text:p>
          </table:table-cell>
          <table:table-cell table:style-name="ce2" office:value-type="float" office:value="0.0000014384" calcext:value-type="float">
            <text:p>1.44E-006</text:p>
          </table:table-cell>
          <table:table-cell table:style-name="ce2" office:value-type="float" office:value="0.00000326629" calcext:value-type="float">
            <text:p>3.27E-006</text:p>
          </table:table-cell>
          <table:table-cell office:value-type="float" office:value="20.892" calcext:value-type="float">
            <text:p>20.892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181214" calcext:value-type="float">
            <text:p>0.000001812140</text:p>
          </table:table-cell>
          <table:table-cell office:value-type="float" office:value="0.00000147422" calcext:value-type="float">
            <text:p>0.000001474220</text:p>
          </table:table-cell>
          <table:table-cell table:style-name="ce2" office:value-type="float" office:value="0.00000328635" calcext:value-type="float">
            <text:p>3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.03" calcext:value-type="float">
            <text:p>19.03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182659" calcext:value-type="float">
            <text:p>0.000001826590</text:p>
          </table:table-cell>
          <table:table-cell table:style-name="ce2" office:value-type="float" office:value="0.0000014423" calcext:value-type="float">
            <text:p>1.44E-006</text:p>
          </table:table-cell>
          <table:table-cell table:style-name="ce2" office:value-type="float" office:value="0.00000326889" calcext:value-type="float">
            <text:p>3.27E-006</text:p>
          </table:table-cell>
          <table:table-cell office:value-type="float" office:value="21.099" calcext:value-type="float">
            <text:p>21.099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.00000181064" calcext:value-type="float">
            <text:p>0.000001810640</text:p>
          </table:table-cell>
          <table:table-cell office:value-type="float" office:value="0.0000014774" calcext:value-type="float">
            <text:p>0.000001477400</text:p>
          </table:table-cell>
          <table:table-cell table:style-name="ce2" office:value-type="float" office:value="0.00000328804" calcext:value-type="float">
            <text:p>3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.237" calcext:value-type="float">
            <text:p>19.237</text:p>
          </table:table-cell>
          <table:table-cell office:value-type="float" office:value="1.00059" calcext:value-type="float">
            <text:p>1.000590000000</text:p>
          </table:table-cell>
          <table:table-cell office:value-type="float" office:value="0.00000182481" calcext:value-type="float">
            <text:p>0.000001824810</text:p>
          </table:table-cell>
          <table:table-cell table:style-name="ce2" office:value-type="float" office:value="0.00000144611" calcext:value-type="float">
            <text:p>1.45E-006</text:p>
          </table:table-cell>
          <table:table-cell table:style-name="ce2" office:value-type="float" office:value="0.00000327092" calcext:value-type="float">
            <text:p>3.27E-006</text:p>
          </table:table-cell>
          <table:table-cell office:value-type="float" office:value="21.306" calcext:value-type="float">
            <text:p>21.306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923" calcext:value-type="float">
            <text:p>0.000001809230</text:p>
          </table:table-cell>
          <table:table-cell office:value-type="float" office:value="0.00000148053" calcext:value-type="float">
            <text:p>0.000001480530</text:p>
          </table:table-cell>
          <table:table-cell table:style-name="ce2" office:value-type="float" office:value="0.00000328975" calcext:value-type="float">
            <text:p>3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.444" calcext:value-type="float">
            <text:p>19.444</text:p>
          </table:table-cell>
          <table:table-cell office:value-type="float" office:value="1.00059" calcext:value-type="float">
            <text:p>1.000590000000</text:p>
          </table:table-cell>
          <table:table-cell office:value-type="float" office:value="0.00000182301" calcext:value-type="float">
            <text:p>0.000001823010</text:p>
          </table:table-cell>
          <table:table-cell table:style-name="ce2" office:value-type="float" office:value="0.00000144987" calcext:value-type="float">
            <text:p>1.45E-006</text:p>
          </table:table-cell>
          <table:table-cell table:style-name="ce2" office:value-type="float" office:value="0.00000327288" calcext:value-type="float">
            <text:p>3.27E-006</text:p>
          </table:table-cell>
          <table:table-cell office:value-type="float" office:value="21.513" calcext:value-type="float">
            <text:p>21.513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78" calcext:value-type="float">
            <text:p>0.000001807800</text:p>
          </table:table-cell>
          <table:table-cell office:value-type="float" office:value="0.00000148359" calcext:value-type="float">
            <text:p>0.000001483590</text:p>
          </table:table-cell>
          <table:table-cell table:style-name="ce2" office:value-type="float" office:value="0.00000329139" calcext:value-type="float">
            <text:p>3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.651" calcext:value-type="float">
            <text:p>19.651</text:p>
          </table:table-cell>
          <table:table-cell office:value-type="float" office:value="1.00059" calcext:value-type="float">
            <text:p>1.000590000000</text:p>
          </table:table-cell>
          <table:table-cell office:value-type="float" office:value="0.0000018213" calcext:value-type="float">
            <text:p>0.000001821300</text:p>
          </table:table-cell>
          <table:table-cell table:style-name="ce2" office:value-type="float" office:value="0.00000145359" calcext:value-type="float">
            <text:p>1.45E-006</text:p>
          </table:table-cell>
          <table:table-cell table:style-name="ce2" office:value-type="float" office:value="0.00000327489" calcext:value-type="float">
            <text:p>3.27E-006</text:p>
          </table:table-cell>
          <table:table-cell office:value-type="float" office:value="21.719" calcext:value-type="float">
            <text:p>21.719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641" calcext:value-type="float">
            <text:p>0.000001806410</text:p>
          </table:table-cell>
          <table:table-cell office:value-type="float" office:value="0.00000148659" calcext:value-type="float">
            <text:p>0.000001486590</text:p>
          </table:table-cell>
          <table:table-cell table:style-name="ce2" office:value-type="float" office:value="0.000003293" calcext:value-type="float">
            <text:p>3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.858" calcext:value-type="float">
            <text:p>19.858</text:p>
          </table:table-cell>
          <table:table-cell office:value-type="float" office:value="1.00059" calcext:value-type="float">
            <text:p>1.000590000000</text:p>
          </table:table-cell>
          <table:table-cell office:value-type="float" office:value="0.00000181956" calcext:value-type="float">
            <text:p>0.000001819560</text:p>
          </table:table-cell>
          <table:table-cell table:style-name="ce2" office:value-type="float" office:value="0.00000145724" calcext:value-type="float">
            <text:p>1.46E-006</text:p>
          </table:table-cell>
          <table:table-cell table:style-name="ce2" office:value-type="float" office:value="0.0000032768" calcext:value-type="float">
            <text:p>3.28E-006</text:p>
          </table:table-cell>
          <table:table-cell office:value-type="float" office:value="21.926" calcext:value-type="float">
            <text:p>21.926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541" calcext:value-type="float">
            <text:p>0.000001805410</text:p>
          </table:table-cell>
          <table:table-cell office:value-type="float" office:value="0.00000148956" calcext:value-type="float">
            <text:p>0.000001489560</text:p>
          </table:table-cell>
          <table:table-cell table:style-name="ce2" office:value-type="float" office:value="0.00000329498" calcext:value-type="float">
            <text:p>3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065" calcext:value-type="float">
            <text:p>20.065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181793" calcext:value-type="float">
            <text:p>0.000001817930</text:p>
          </table:table-cell>
          <table:table-cell table:style-name="ce2" office:value-type="float" office:value="0.00000146079" calcext:value-type="float">
            <text:p>1.46E-006</text:p>
          </table:table-cell>
          <table:table-cell table:style-name="ce2" office:value-type="float" office:value="0.00000327872" calcext:value-type="float">
            <text:p>3.28E-006</text:p>
          </table:table-cell>
          <table:table-cell office:value-type="float" office:value="22.133" calcext:value-type="float">
            <text:p>22.133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405" calcext:value-type="float">
            <text:p>0.000001804050</text:p>
          </table:table-cell>
          <table:table-cell office:value-type="float" office:value="0.0000014925" calcext:value-type="float">
            <text:p>0.000001492500</text:p>
          </table:table-cell>
          <table:table-cell table:style-name="ce2" office:value-type="float" office:value="0.00000329654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271" calcext:value-type="float">
            <text:p>20.271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181631" calcext:value-type="float">
            <text:p>0.000001816310</text:p>
          </table:table-cell>
          <table:table-cell table:style-name="ce2" office:value-type="float" office:value="0.00000146424" calcext:value-type="float">
            <text:p>1.46E-006</text:p>
          </table:table-cell>
          <table:table-cell table:style-name="ce2" office:value-type="float" office:value="0.00000328054" calcext:value-type="float">
            <text:p>3.28E-006</text:p>
          </table:table-cell>
          <table:table-cell office:value-type="float" office:value="22.34" calcext:value-type="float">
            <text:p>22.34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268" calcext:value-type="float">
            <text:p>0.000001802680</text:p>
          </table:table-cell>
          <table:table-cell office:value-type="float" office:value="0.00000149539" calcext:value-type="float">
            <text:p>0.000001495390</text:p>
          </table:table-cell>
          <table:table-cell table:style-name="ce2" office:value-type="float" office:value="0.00000329807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478" calcext:value-type="float">
            <text:p>20.478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181521" calcext:value-type="float">
            <text:p>0.000001815210</text:p>
          </table:table-cell>
          <table:table-cell table:style-name="ce2" office:value-type="float" office:value="0.00000146763" calcext:value-type="float">
            <text:p>1.47E-006</text:p>
          </table:table-cell>
          <table:table-cell table:style-name="ce2" office:value-type="float" office:value="0.00000328284" calcext:value-type="float">
            <text:p>3.28E-006</text:p>
          </table:table-cell>
          <table:table-cell office:value-type="float" office:value="22.547" calcext:value-type="float">
            <text:p>22.547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80132" calcext:value-type="float">
            <text:p>0.000001801320</text:p>
          </table:table-cell>
          <table:table-cell office:value-type="float" office:value="0.00000149826" calcext:value-type="float">
            <text:p>0.000001498260</text:p>
          </table:table-cell>
          <table:table-cell table:style-name="ce2" office:value-type="float" office:value="0.00000329957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685" calcext:value-type="float">
            <text:p>20.685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181366" calcext:value-type="float">
            <text:p>0.000001813660</text:p>
          </table:table-cell>
          <table:table-cell table:style-name="ce2" office:value-type="float" office:value="0.00000147096" calcext:value-type="float">
            <text:p>1.47E-006</text:p>
          </table:table-cell>
          <table:table-cell table:style-name="ce2" office:value-type="float" office:value="0.00000328461" calcext:value-type="float">
            <text:p>3.28E-006</text:p>
          </table:table-cell>
          <table:table-cell office:value-type="float" office:value="22.754" calcext:value-type="float">
            <text:p>22.754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79999" calcext:value-type="float">
            <text:p>0.000001799990</text:p>
          </table:table-cell>
          <table:table-cell office:value-type="float" office:value="0.00000150108" calcext:value-type="float">
            <text:p>0.000001501080</text:p>
          </table:table-cell>
          <table:table-cell table:style-name="ce2" office:value-type="float" office:value="0.00000330107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892" calcext:value-type="float">
            <text:p>20.892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181214" calcext:value-type="float">
            <text:p>0.000001812140</text:p>
          </table:table-cell>
          <table:table-cell table:style-name="ce2" office:value-type="float" office:value="0.00000147422" calcext:value-type="float">
            <text:p>1.47E-006</text:p>
          </table:table-cell>
          <table:table-cell table:style-name="ce2" office:value-type="float" office:value="0.00000328635" calcext:value-type="float">
            <text:p>3.29E-006</text:p>
          </table:table-cell>
          <table:table-cell office:value-type="float" office:value="22.961" calcext:value-type="float">
            <text:p>22.961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0.00000179862" calcext:value-type="float">
            <text:p>0.000001798620</text:p>
          </table:table-cell>
          <table:table-cell office:value-type="float" office:value="0.00000150388" calcext:value-type="float">
            <text:p>0.000001503880</text:p>
          </table:table-cell>
          <table:table-cell table:style-name="ce2" office:value-type="float" office:value="0.00000330249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.099" calcext:value-type="float">
            <text:p>21.099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181064" calcext:value-type="float">
            <text:p>0.000001810640</text:p>
          </table:table-cell>
          <table:table-cell table:style-name="ce2" office:value-type="float" office:value="0.0000014774" calcext:value-type="float">
            <text:p>1.48E-006</text:p>
          </table:table-cell>
          <table:table-cell table:style-name="ce2" office:value-type="float" office:value="0.00000328804" calcext:value-type="float">
            <text:p>3.29E-006</text:p>
          </table:table-cell>
          <table:table-cell office:value-type="float" office:value="23.167" calcext:value-type="float">
            <text:p>23.167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0.00000179728" calcext:value-type="float">
            <text:p>0.000001797280</text:p>
          </table:table-cell>
          <table:table-cell office:value-type="float" office:value="0.00000150664" calcext:value-type="float">
            <text:p>0.000001506640</text:p>
          </table:table-cell>
          <table:table-cell table:style-name="ce2" office:value-type="float" office:value="0.00000330391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.306" calcext:value-type="float">
            <text:p>21.306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0923" calcext:value-type="float">
            <text:p>0.000001809230</text:p>
          </table:table-cell>
          <table:table-cell table:style-name="ce2" office:value-type="float" office:value="0.00000148053" calcext:value-type="float">
            <text:p>1.48E-006</text:p>
          </table:table-cell>
          <table:table-cell table:style-name="ce2" office:value-type="float" office:value="0.00000328975" calcext:value-type="float">
            <text:p>3.2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.513" calcext:value-type="float">
            <text:p>21.513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078" calcext:value-type="float">
            <text:p>0.000001807800</text:p>
          </table:table-cell>
          <table:table-cell table:style-name="ce2" office:value-type="float" office:value="0.00000148359" calcext:value-type="float">
            <text:p>1.48E-006</text:p>
          </table:table-cell>
          <table:table-cell table:style-name="ce2" office:value-type="float" office:value="0.00000329139" calcext:value-type="float">
            <text:p>3.29E-006</text:p>
          </table:table-cell>
          <table:table-cell office:value-type="float" office:value="0.362" calcext:value-type="float">
            <text:p>0.362</text:p>
          </table:table-cell>
          <table:table-cell office:value-type="float" office:value="1.00009" calcext:value-type="float">
            <text:p>1.00009</text:p>
          </table:table-cell>
          <table:table-cell office:value-type="float" office:value="0.00000076183" calcext:value-type="float">
            <text:p>0.000000761830</text:p>
          </table:table-cell>
          <table:table-cell office:value-type="float" office:value="0.00000000421557" calcext:value-type="float">
            <text:p>0.000000004216</text:p>
          </table:table-cell>
          <table:table-cell table:style-name="ce2" office:value-type="float" office:value="0.000000766046" calcext:value-type="float">
            <text:p>7.66E-0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.719" calcext:value-type="float">
            <text:p>21.719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0641" calcext:value-type="float">
            <text:p>0.000001806410</text:p>
          </table:table-cell>
          <table:table-cell table:style-name="ce2" office:value-type="float" office:value="0.00000148659" calcext:value-type="float">
            <text:p>1.49E-006</text:p>
          </table:table-cell>
          <table:table-cell table:style-name="ce2" office:value-type="float" office:value="0.000003293" calcext:value-type="float">
            <text:p>3.29E-006</text:p>
          </table:table-cell>
          <table:table-cell office:value-type="float" office:value="0.774" calcext:value-type="float">
            <text:p>0.774</text:p>
          </table:table-cell>
          <table:table-cell office:value-type="float" office:value="1.00015" calcext:value-type="float">
            <text:p>1.00015</text:p>
          </table:table-cell>
          <table:table-cell office:value-type="float" office:value="0.000000860785" calcext:value-type="float">
            <text:p>0.000000860785</text:p>
          </table:table-cell>
          <table:table-cell office:value-type="float" office:value="0.0000000146356" calcext:value-type="float">
            <text:p>0.000000014636</text:p>
          </table:table-cell>
          <table:table-cell table:style-name="ce2" office:value-type="float" office:value="0.00000087542" calcext:value-type="float">
            <text:p>8.75E-0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.926" calcext:value-type="float">
            <text:p>21.926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0541" calcext:value-type="float">
            <text:p>0.000001805410</text:p>
          </table:table-cell>
          <table:table-cell table:style-name="ce2" office:value-type="float" office:value="0.00000148956" calcext:value-type="float">
            <text:p>1.49E-006</text:p>
          </table:table-cell>
          <table:table-cell table:style-name="ce2" office:value-type="float" office:value="0.00000329498" calcext:value-type="float">
            <text:p>3.29E-006</text:p>
          </table:table-cell>
          <table:table-cell office:value-type="float" office:value="1.152" calcext:value-type="float">
            <text:p>1.152</text:p>
          </table:table-cell>
          <table:table-cell office:value-type="float" office:value="1.00018" calcext:value-type="float">
            <text:p>1.00018</text:p>
          </table:table-cell>
          <table:table-cell office:value-type="float" office:value="0.000000926027" calcext:value-type="float">
            <text:p>0.000000926027</text:p>
          </table:table-cell>
          <table:table-cell office:value-type="float" office:value="0.0000000250955" calcext:value-type="float">
            <text:p>0.000000025096</text:p>
          </table:table-cell>
          <table:table-cell table:style-name="ce2" office:value-type="float" office:value="0.000000951122" calcext:value-type="float">
            <text:p>9.51E-0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133" calcext:value-type="float">
            <text:p>22.133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0405" calcext:value-type="float">
            <text:p>0.000001804050</text:p>
          </table:table-cell>
          <table:table-cell table:style-name="ce2" office:value-type="float" office:value="0.0000014925" calcext:value-type="float">
            <text:p>1.49E-006</text:p>
          </table:table-cell>
          <table:table-cell table:style-name="ce2" office:value-type="float" office:value="0.00000329654" calcext:value-type="float">
            <text:p>3.30E-006</text:p>
          </table:table-cell>
          <table:table-cell office:value-type="float" office:value="1.599" calcext:value-type="float">
            <text:p>1.599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0983681" calcext:value-type="float">
            <text:p>0.000000983681</text:p>
          </table:table-cell>
          <table:table-cell office:value-type="float" office:value="0.0000000373274" calcext:value-type="float">
            <text:p>0.000000037327</text:p>
          </table:table-cell>
          <table:table-cell table:style-name="ce2" office:value-type="float" office:value="0.00000102101" calcext:value-type="float">
            <text:p>1.0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34" calcext:value-type="float">
            <text:p>22.34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0268" calcext:value-type="float">
            <text:p>0.000001802680</text:p>
          </table:table-cell>
          <table:table-cell table:style-name="ce2" office:value-type="float" office:value="0.00000149539" calcext:value-type="float">
            <text:p>1.50E-006</text:p>
          </table:table-cell>
          <table:table-cell table:style-name="ce2" office:value-type="float" office:value="0.00000329807" calcext:value-type="float">
            <text:p>3.30E-006</text:p>
          </table:table-cell>
          <table:table-cell office:value-type="float" office:value="2.017" calcext:value-type="float">
            <text:p>2.017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102529" calcext:value-type="float">
            <text:p>0.000001025290</text:p>
          </table:table-cell>
          <table:table-cell office:value-type="float" office:value="0.0000000497076" calcext:value-type="float">
            <text:p>0.000000049708</text:p>
          </table:table-cell>
          <table:table-cell table:style-name="ce2" office:value-type="float" office:value="0.000001075" calcext:value-type="float">
            <text:p>1.0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547" calcext:value-type="float">
            <text:p>22.547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0132" calcext:value-type="float">
            <text:p>0.000001801320</text:p>
          </table:table-cell>
          <table:table-cell table:style-name="ce2" office:value-type="float" office:value="0.00000149826" calcext:value-type="float">
            <text:p>1.50E-006</text:p>
          </table:table-cell>
          <table:table-cell table:style-name="ce2" office:value-type="float" office:value="0.00000329957" calcext:value-type="float">
            <text:p>3.30E-006</text:p>
          </table:table-cell>
          <table:table-cell office:value-type="float" office:value="2.368" calcext:value-type="float">
            <text:p>2.368</text:p>
          </table:table-cell>
          <table:table-cell office:value-type="float" office:value="1.00027" calcext:value-type="float">
            <text:p>1.00027</text:p>
          </table:table-cell>
          <table:table-cell office:value-type="float" office:value="0.00000105409" calcext:value-type="float">
            <text:p>0.000001054090</text:p>
          </table:table-cell>
          <table:table-cell office:value-type="float" office:value="0.0000000608869" calcext:value-type="float">
            <text:p>0.000000060887</text:p>
          </table:table-cell>
          <table:table-cell table:style-name="ce2" office:value-type="float" office:value="0.00000111498" calcext:value-type="float">
            <text:p>1.1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754" calcext:value-type="float">
            <text:p>22.754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79999" calcext:value-type="float">
            <text:p>0.000001799990</text:p>
          </table:table-cell>
          <table:table-cell table:style-name="ce2" office:value-type="float" office:value="0.00000150108" calcext:value-type="float">
            <text:p>1.50E-006</text:p>
          </table:table-cell>
          <table:table-cell table:style-name="ce2" office:value-type="float" office:value="0.00000330107" calcext:value-type="float">
            <text:p>3.30E-006</text:p>
          </table:table-cell>
          <table:table-cell office:value-type="float" office:value="2.837" calcext:value-type="float">
            <text:p>2.837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108447" calcext:value-type="float">
            <text:p>0.000001084470</text:p>
          </table:table-cell>
          <table:table-cell office:value-type="float" office:value="0.0000000755464" calcext:value-type="float">
            <text:p>0.000000075546</text:p>
          </table:table-cell>
          <table:table-cell table:style-name="ce2" office:value-type="float" office:value="0.00000116001" calcext:value-type="float">
            <text:p>1.1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961" calcext:value-type="float">
            <text:p>22.961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79862" calcext:value-type="float">
            <text:p>0.000001798620</text:p>
          </table:table-cell>
          <table:table-cell table:style-name="ce2" office:value-type="float" office:value="0.00000150388" calcext:value-type="float">
            <text:p>1.50E-006</text:p>
          </table:table-cell>
          <table:table-cell table:style-name="ce2" office:value-type="float" office:value="0.00000330249" calcext:value-type="float">
            <text:p>3.30E-006</text:p>
          </table:table-cell>
          <table:table-cell office:value-type="float" office:value="3.206" calcext:value-type="float">
            <text:p>3.206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110574" calcext:value-type="float">
            <text:p>0.000001105740</text:p>
          </table:table-cell>
          <table:table-cell office:value-type="float" office:value="0.000000086858" calcext:value-type="float">
            <text:p>0.000000086858</text:p>
          </table:table-cell>
          <table:table-cell table:style-name="ce2" office:value-type="float" office:value="0.00000119259" calcext:value-type="float">
            <text:p>1.1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167" calcext:value-type="float">
            <text:p>23.167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179728" calcext:value-type="float">
            <text:p>0.000001797280</text:p>
          </table:table-cell>
          <table:table-cell table:style-name="ce2" office:value-type="float" office:value="0.00000150664" calcext:value-type="float">
            <text:p>1.51E-006</text:p>
          </table:table-cell>
          <table:table-cell table:style-name="ce2" office:value-type="float" office:value="0.00000330391" calcext:value-type="float">
            <text:p>3.30E-006</text:p>
          </table:table-cell>
          <table:table-cell office:value-type="float" office:value="3.584" calcext:value-type="float">
            <text:p>3.584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112356" calcext:value-type="float">
            <text:p>0.000001123560</text:p>
          </table:table-cell>
          <table:table-cell office:value-type="float" office:value="0.0000000983553" calcext:value-type="float">
            <text:p>0.000000098355</text:p>
          </table:table-cell>
          <table:table-cell table:style-name="ce2" office:value-type="float" office:value="0.00000122192" calcext:value-type="float">
            <text:p>1.22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3.992" calcext:value-type="float">
            <text:p>3.992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113921" calcext:value-type="float">
            <text:p>0.000001139210</text:p>
          </table:table-cell>
          <table:table-cell office:value-type="float" office:value="0.000000111166" calcext:value-type="float">
            <text:p>0.000000111166</text:p>
          </table:table-cell>
          <table:table-cell table:style-name="ce2" office:value-type="float" office:value="0.00000125038" calcext:value-type="float">
            <text:p>1.2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362" calcext:value-type="float">
            <text:p>0.362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0170036" calcext:value-type="float">
            <text:p>0.000000170036</text:p>
          </table:table-cell>
          <table:table-cell table:style-name="ce2" office:value-type="float" office:value="0.00000000460715" calcext:value-type="float">
            <text:p>4.61E-009</text:p>
          </table:table-cell>
          <table:table-cell table:style-name="ce2" office:value-type="float" office:value="0.000000174644" calcext:value-type="float">
            <text:p>1.75E-007</text:p>
          </table:table-cell>
          <table:table-cell office:value-type="float" office:value="4.368" calcext:value-type="float">
            <text:p>4.368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14964" calcext:value-type="float">
            <text:p>0.000001149640</text:p>
          </table:table-cell>
          <table:table-cell office:value-type="float" office:value="0.000000123348" calcext:value-type="float">
            <text:p>0.000000123348</text:p>
          </table:table-cell>
          <table:table-cell table:style-name="ce2" office:value-type="float" office:value="0.00000127299" calcext:value-type="float">
            <text:p>1.2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774" calcext:value-type="float">
            <text:p>0.774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0420898" calcext:value-type="float">
            <text:p>0.000000420898</text:p>
          </table:table-cell>
          <table:table-cell table:style-name="ce2" office:value-type="float" office:value="0.000000015995" calcext:value-type="float">
            <text:p>1.60E-008</text:p>
          </table:table-cell>
          <table:table-cell table:style-name="ce2" office:value-type="float" office:value="0.000000436893" calcext:value-type="float">
            <text:p>4.37E-007</text:p>
          </table:table-cell>
          <table:table-cell office:value-type="float" office:value="4.774" calcext:value-type="float">
            <text:p>4.774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.00000115977" calcext:value-type="float">
            <text:p>0.000001159770</text:p>
          </table:table-cell>
          <table:table-cell office:value-type="float" office:value="0.000000137329" calcext:value-type="float">
            <text:p>0.000000137329</text:p>
          </table:table-cell>
          <table:table-cell table:style-name="ce2" office:value-type="float" office:value="0.0000012971" calcext:value-type="float">
            <text:p>1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152" calcext:value-type="float">
            <text:p>1.152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0552913" calcext:value-type="float">
            <text:p>0.000000552913</text:p>
          </table:table-cell>
          <table:table-cell table:style-name="ce2" office:value-type="float" office:value="0.0000000274265" calcext:value-type="float">
            <text:p>2.74E-008</text:p>
          </table:table-cell>
          <table:table-cell table:style-name="ce2" office:value-type="float" office:value="0.000000580339" calcext:value-type="float">
            <text:p>5.80E-007</text:p>
          </table:table-cell>
          <table:table-cell office:value-type="float" office:value="5.147" calcext:value-type="float">
            <text:p>5.147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116747" calcext:value-type="float">
            <text:p>0.000001167470</text:p>
          </table:table-cell>
          <table:table-cell office:value-type="float" office:value="0.00000015045" calcext:value-type="float">
            <text:p>0.000000150450</text:p>
          </table:table-cell>
          <table:table-cell table:style-name="ce2" office:value-type="float" office:value="0.00000131792" calcext:value-type="float">
            <text:p>1.3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599" calcext:value-type="float">
            <text:p>1.599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0652586" calcext:value-type="float">
            <text:p>0.000000652586</text:p>
          </table:table-cell>
          <table:table-cell table:style-name="ce2" office:value-type="float" office:value="0.0000000407947" calcext:value-type="float">
            <text:p>4.08E-008</text:p>
          </table:table-cell>
          <table:table-cell table:style-name="ce2" office:value-type="float" office:value="0.000000693381" calcext:value-type="float">
            <text:p>6.93E-007</text:p>
          </table:table-cell>
          <table:table-cell office:value-type="float" office:value="5.584" calcext:value-type="float">
            <text:p>5.584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17452" calcext:value-type="float">
            <text:p>0.000001174520</text:p>
          </table:table-cell>
          <table:table-cell office:value-type="float" office:value="0.000000165418" calcext:value-type="float">
            <text:p>0.000000165418</text:p>
          </table:table-cell>
          <table:table-cell table:style-name="ce2" office:value-type="float" office:value="0.00000133994" calcext:value-type="float">
            <text:p>1.3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017" calcext:value-type="float">
            <text:p>2.017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0712686" calcext:value-type="float">
            <text:p>0.000000712686</text:p>
          </table:table-cell>
          <table:table-cell table:style-name="ce2" office:value-type="float" office:value="0.0000000543249" calcext:value-type="float">
            <text:p>5.43E-008</text:p>
          </table:table-cell>
          <table:table-cell table:style-name="ce2" office:value-type="float" office:value="0.000000767011" calcext:value-type="float">
            <text:p>7.67E-007</text:p>
          </table:table-cell>
          <table:table-cell office:value-type="float" office:value="5.9505" calcext:value-type="float">
            <text:p>5.9505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17898" calcext:value-type="float">
            <text:p>0.000001178980</text:p>
          </table:table-cell>
          <table:table-cell office:value-type="float" office:value="0.000000177686" calcext:value-type="float">
            <text:p>0.000000177686</text:p>
          </table:table-cell>
          <table:table-cell table:style-name="ce2" office:value-type="float" office:value="0.00000135667" calcext:value-type="float">
            <text:p>1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368" calcext:value-type="float">
            <text:p>2.368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0754097" calcext:value-type="float">
            <text:p>0.000000754097</text:p>
          </table:table-cell>
          <table:table-cell table:style-name="ce2" office:value-type="float" office:value="0.0000000665426" calcext:value-type="float">
            <text:p>6.65E-008</text:p>
          </table:table-cell>
          <table:table-cell table:style-name="ce2" office:value-type="float" office:value="0.00000082064" calcext:value-type="float">
            <text:p>8.21E-007</text:p>
          </table:table-cell>
          <table:table-cell office:value-type="float" office:value="6.468" calcext:value-type="float">
            <text:p>6.468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18538" calcext:value-type="float">
            <text:p>0.000001185380</text:p>
          </table:table-cell>
          <table:table-cell office:value-type="float" office:value="0.000000193899" calcext:value-type="float">
            <text:p>0.000000193899</text:p>
          </table:table-cell>
          <table:table-cell table:style-name="ce2" office:value-type="float" office:value="0.00000137927" calcext:value-type="float">
            <text:p>1.3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837" calcext:value-type="float">
            <text:p>2.837</text:p>
          </table:table-cell>
          <table:table-cell office:value-type="float" office:value="1.00031" calcext:value-type="float">
            <text:p>1.000310000000</text:p>
          </table:table-cell>
          <table:table-cell office:value-type="float" office:value="0.000000797611" calcext:value-type="float">
            <text:p>0.000000797611</text:p>
          </table:table-cell>
          <table:table-cell table:style-name="ce2" office:value-type="float" office:value="0.0000000825638" calcext:value-type="float">
            <text:p>8.26E-008</text:p>
          </table:table-cell>
          <table:table-cell table:style-name="ce2" office:value-type="float" office:value="0.000000880175" calcext:value-type="float">
            <text:p>8.80E-007</text:p>
          </table:table-cell>
          <table:table-cell office:value-type="float" office:value="6.801" calcext:value-type="float">
            <text:p>6.801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18896" calcext:value-type="float">
            <text:p>0.000001188960</text:p>
          </table:table-cell>
          <table:table-cell office:value-type="float" office:value="0.000000203628" calcext:value-type="float">
            <text:p>0.000000203628</text:p>
          </table:table-cell>
          <table:table-cell table:style-name="ce2" office:value-type="float" office:value="0.00000139259" calcext:value-type="float">
            <text:p>1.3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206" calcext:value-type="float">
            <text:p>3.206</text:p>
          </table:table-cell>
          <table:table-cell office:value-type="float" office:value="1.00032" calcext:value-type="float">
            <text:p>1.000320000000</text:p>
          </table:table-cell>
          <table:table-cell office:value-type="float" office:value="0.000000827213" calcext:value-type="float">
            <text:p>0.000000827213</text:p>
          </table:table-cell>
          <table:table-cell table:style-name="ce2" office:value-type="float" office:value="0.0000000949261" calcext:value-type="float">
            <text:p>9.49E-008</text:p>
          </table:table-cell>
          <table:table-cell table:style-name="ce2" office:value-type="float" office:value="0.000000922139" calcext:value-type="float">
            <text:p>9.22E-007</text:p>
          </table:table-cell>
          <table:table-cell office:value-type="float" office:value="7.179" calcext:value-type="float">
            <text:p>7.179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19311" calcext:value-type="float">
            <text:p>0.000001193110</text:p>
          </table:table-cell>
          <table:table-cell office:value-type="float" office:value="0.000000214148" calcext:value-type="float">
            <text:p>0.000000214148</text:p>
          </table:table-cell>
          <table:table-cell table:style-name="ce2" office:value-type="float" office:value="0.00000140725" calcext:value-type="float">
            <text:p>1.4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584" calcext:value-type="float">
            <text:p>3.584</text:p>
          </table:table-cell>
          <table:table-cell office:value-type="float" office:value="1.00035" calcext:value-type="float">
            <text:p>1.000350000000</text:p>
          </table:table-cell>
          <table:table-cell office:value-type="float" office:value="0.000000846973" calcext:value-type="float">
            <text:p>0.000000846973</text:p>
          </table:table-cell>
          <table:table-cell table:style-name="ce2" office:value-type="float" office:value="0.000000107491" calcext:value-type="float">
            <text:p>1.07E-007</text:p>
          </table:table-cell>
          <table:table-cell table:style-name="ce2" office:value-type="float" office:value="0.000000954464" calcext:value-type="float">
            <text:p>9.54E-007</text:p>
          </table:table-cell>
          <table:table-cell office:value-type="float" office:value="7.54" calcext:value-type="float">
            <text:p>7.54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19638" calcext:value-type="float">
            <text:p>0.000001196380</text:p>
          </table:table-cell>
          <table:table-cell office:value-type="float" office:value="0.0000002237" calcext:value-type="float">
            <text:p>0.000000223700</text:p>
          </table:table-cell>
          <table:table-cell table:style-name="ce2" office:value-type="float" office:value="0.00000142008" calcext:value-type="float">
            <text:p>1.4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992" calcext:value-type="float">
            <text:p>3.992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086568" calcext:value-type="float">
            <text:p>0.000000865680</text:p>
          </table:table-cell>
          <table:table-cell table:style-name="ce2" office:value-type="float" office:value="0.000000121492" calcext:value-type="float">
            <text:p>1.21E-007</text:p>
          </table:table-cell>
          <table:table-cell table:style-name="ce2" office:value-type="float" office:value="0.000000987173" calcext:value-type="float">
            <text:p>9.87E-007</text:p>
          </table:table-cell>
          <table:table-cell office:value-type="float" office:value="8.0035" calcext:value-type="float">
            <text:p>8.0035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0047" calcext:value-type="float">
            <text:p>0.000001200470</text:p>
          </table:table-cell>
          <table:table-cell office:value-type="float" office:value="0.000000235344" calcext:value-type="float">
            <text:p>0.000000235344</text:p>
          </table:table-cell>
          <table:table-cell table:style-name="ce2" office:value-type="float" office:value="0.00000143581" calcext:value-type="float">
            <text:p>1.4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368" calcext:value-type="float">
            <text:p>4.368</text:p>
          </table:table-cell>
          <table:table-cell office:value-type="float" office:value="1.00039" calcext:value-type="float">
            <text:p>1.000390000000</text:p>
          </table:table-cell>
          <table:table-cell office:value-type="float" office:value="0.000000882125" calcext:value-type="float">
            <text:p>0.000000882125</text:p>
          </table:table-cell>
          <table:table-cell table:style-name="ce2" office:value-type="float" office:value="0.000000134689" calcext:value-type="float">
            <text:p>1.35E-007</text:p>
          </table:table-cell>
          <table:table-cell table:style-name="ce2" office:value-type="float" office:value="0.00000101681" calcext:value-type="float">
            <text:p>1.02E-006</text:p>
          </table:table-cell>
          <table:table-cell office:value-type="float" office:value="8.422" calcext:value-type="float">
            <text:p>8.422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0344" calcext:value-type="float">
            <text:p>0.000001203440</text:p>
          </table:table-cell>
          <table:table-cell office:value-type="float" office:value="0.000000245325" calcext:value-type="float">
            <text:p>0.000000245325</text:p>
          </table:table-cell>
          <table:table-cell table:style-name="ce2" office:value-type="float" office:value="0.00000144877" calcext:value-type="float">
            <text:p>1.4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774" calcext:value-type="float">
            <text:p>4.774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0894326" calcext:value-type="float">
            <text:p>0.000000894326</text:p>
          </table:table-cell>
          <table:table-cell table:style-name="ce2" office:value-type="float" office:value="0.000000148865" calcext:value-type="float">
            <text:p>1.49E-007</text:p>
          </table:table-cell>
          <table:table-cell table:style-name="ce2" office:value-type="float" office:value="0.00000104319" calcext:value-type="float">
            <text:p>1.04E-006</text:p>
          </table:table-cell>
          <table:table-cell office:value-type="float" office:value="8.778" calcext:value-type="float">
            <text:p>8.778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0584" calcext:value-type="float">
            <text:p>0.000001205840</text:p>
          </table:table-cell>
          <table:table-cell office:value-type="float" office:value="0.000000253523" calcext:value-type="float">
            <text:p>0.000000253523</text:p>
          </table:table-cell>
          <table:table-cell table:style-name="ce2" office:value-type="float" office:value="0.00000145936" calcext:value-type="float">
            <text:p>1.4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147" calcext:value-type="float">
            <text:p>5.147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0902258" calcext:value-type="float">
            <text:p>0.000000902258</text:p>
          </table:table-cell>
          <table:table-cell table:style-name="ce2" office:value-type="float" office:value="0.000000161982" calcext:value-type="float">
            <text:p>1.62E-007</text:p>
          </table:table-cell>
          <table:table-cell table:style-name="ce2" office:value-type="float" office:value="0.00000106424" calcext:value-type="float">
            <text:p>1.06E-006</text:p>
          </table:table-cell>
          <table:table-cell office:value-type="float" office:value="9.2195" calcext:value-type="float">
            <text:p>9.219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0823" calcext:value-type="float">
            <text:p>0.000001208230</text:p>
          </table:table-cell>
          <table:table-cell office:value-type="float" office:value="0.000000263371" calcext:value-type="float">
            <text:p>0.000000263371</text:p>
          </table:table-cell>
          <table:table-cell table:style-name="ce2" office:value-type="float" office:value="0.0000014716" calcext:value-type="float">
            <text:p>1.4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584" calcext:value-type="float">
            <text:p>5.584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0911712" calcext:value-type="float">
            <text:p>0.000000911712</text:p>
          </table:table-cell>
          <table:table-cell table:style-name="ce2" office:value-type="float" office:value="0.000000177361" calcext:value-type="float">
            <text:p>1.77E-007</text:p>
          </table:table-cell>
          <table:table-cell table:style-name="ce2" office:value-type="float" office:value="0.00000108907" calcext:value-type="float">
            <text:p>1.09E-006</text:p>
          </table:table-cell>
          <table:table-cell office:value-type="float" office:value="9.611" calcext:value-type="float">
            <text:p>9.611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061" calcext:value-type="float">
            <text:p>0.000001210610</text:p>
          </table:table-cell>
          <table:table-cell office:value-type="float" office:value="0.000000271755" calcext:value-type="float">
            <text:p>0.000000271755</text:p>
          </table:table-cell>
          <table:table-cell table:style-name="ce2" office:value-type="float" office:value="0.00000148236" calcext:value-type="float">
            <text:p>1.4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9505" calcext:value-type="float">
            <text:p>5.9505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0919311" calcext:value-type="float">
            <text:p>0.000000919311</text:p>
          </table:table-cell>
          <table:table-cell table:style-name="ce2" office:value-type="float" office:value="0.000000189881" calcext:value-type="float">
            <text:p>1.90E-007</text:p>
          </table:table-cell>
          <table:table-cell table:style-name="ce2" office:value-type="float" office:value="0.00000110919" calcext:value-type="float">
            <text:p>1.11E-006</text:p>
          </table:table-cell>
          <table:table-cell office:value-type="float" office:value="9.99" calcext:value-type="float">
            <text:p>9.99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161" calcext:value-type="float">
            <text:p>0.000001211610</text:p>
          </table:table-cell>
          <table:table-cell office:value-type="float" office:value="0.000000279572" calcext:value-type="float">
            <text:p>0.000000279572</text:p>
          </table:table-cell>
          <table:table-cell table:style-name="ce2" office:value-type="float" office:value="0.00000149118" calcext:value-type="float">
            <text:p>1.4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468" calcext:value-type="float">
            <text:p>6.468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0925528" calcext:value-type="float">
            <text:p>0.000000925528</text:p>
          </table:table-cell>
          <table:table-cell table:style-name="ce2" office:value-type="float" office:value="0.000000206684" calcext:value-type="float">
            <text:p>2.07E-007</text:p>
          </table:table-cell>
          <table:table-cell table:style-name="ce2" office:value-type="float" office:value="0.00000113221" calcext:value-type="float">
            <text:p>1.13E-006</text:p>
          </table:table-cell>
          <table:table-cell office:value-type="float" office:value="10.428" calcext:value-type="float">
            <text:p>10.428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308" calcext:value-type="float">
            <text:p>0.000001213080</text:p>
          </table:table-cell>
          <table:table-cell office:value-type="float" office:value="0.000000288295" calcext:value-type="float">
            <text:p>0.000000288295</text:p>
          </table:table-cell>
          <table:table-cell table:style-name="ce2" office:value-type="float" office:value="0.00000150138" calcext:value-type="float">
            <text:p>1.5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801" calcext:value-type="float">
            <text:p>6.801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0930008" calcext:value-type="float">
            <text:p>0.000000930008</text:p>
          </table:table-cell>
          <table:table-cell table:style-name="ce2" office:value-type="float" office:value="0.000000216922" calcext:value-type="float">
            <text:p>2.17E-007</text:p>
          </table:table-cell>
          <table:table-cell table:style-name="ce2" office:value-type="float" office:value="0.00000114693" calcext:value-type="float">
            <text:p>1.15E-006</text:p>
          </table:table-cell>
          <table:table-cell office:value-type="float" office:value="10.8135" calcext:value-type="float">
            <text:p>10.813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41" calcext:value-type="float">
            <text:p>0.000001214100</text:p>
          </table:table-cell>
          <table:table-cell office:value-type="float" office:value="0.000000295706" calcext:value-type="float">
            <text:p>0.000000295706</text:p>
          </table:table-cell>
          <table:table-cell table:style-name="ce2" office:value-type="float" office:value="0.0000015098" calcext:value-type="float">
            <text:p>1.5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179" calcext:value-type="float">
            <text:p>7.179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0932944" calcext:value-type="float">
            <text:p>0.000000932944</text:p>
          </table:table-cell>
          <table:table-cell table:style-name="ce2" office:value-type="float" office:value="0.000000227998" calcext:value-type="float">
            <text:p>2.28E-007</text:p>
          </table:table-cell>
          <table:table-cell table:style-name="ce2" office:value-type="float" office:value="0.00000116094" calcext:value-type="float">
            <text:p>1.16E-006</text:p>
          </table:table-cell>
          <table:table-cell office:value-type="float" office:value="11.233" calcext:value-type="float">
            <text:p>11.233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539" calcext:value-type="float">
            <text:p>0.000001215390</text:p>
          </table:table-cell>
          <table:table-cell office:value-type="float" office:value="0.000000303478" calcext:value-type="float">
            <text:p>0.000000303478</text:p>
          </table:table-cell>
          <table:table-cell table:style-name="ce2" office:value-type="float" office:value="0.00000151887" calcext:value-type="float">
            <text:p>1.5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54" calcext:value-type="float">
            <text:p>7.54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0936094" calcext:value-type="float">
            <text:p>0.000000936094</text:p>
          </table:table-cell>
          <table:table-cell table:style-name="ce2" office:value-type="float" office:value="0.000000237903" calcext:value-type="float">
            <text:p>2.38E-007</text:p>
          </table:table-cell>
          <table:table-cell table:style-name="ce2" office:value-type="float" office:value="0.000001174" calcext:value-type="float">
            <text:p>1.17E-006</text:p>
          </table:table-cell>
          <table:table-cell office:value-type="float" office:value="11.611" calcext:value-type="float">
            <text:p>11.611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611" calcext:value-type="float">
            <text:p>0.000001216110</text:p>
          </table:table-cell>
          <table:table-cell office:value-type="float" office:value="0.000000310232" calcext:value-type="float">
            <text:p>0.000000310232</text:p>
          </table:table-cell>
          <table:table-cell table:style-name="ce2" office:value-type="float" office:value="0.00000152634" calcext:value-type="float">
            <text:p>1.5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0035" calcext:value-type="float">
            <text:p>8.0035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0941575" calcext:value-type="float">
            <text:p>0.000000941575</text:p>
          </table:table-cell>
          <table:table-cell table:style-name="ce2" office:value-type="float" office:value="0.000000249885" calcext:value-type="float">
            <text:p>2.50E-007</text:p>
          </table:table-cell>
          <table:table-cell table:style-name="ce2" office:value-type="float" office:value="0.00000119146" calcext:value-type="float">
            <text:p>1.19E-006</text:p>
          </table:table-cell>
          <table:table-cell office:value-type="float" office:value="12.078" calcext:value-type="float">
            <text:p>12.078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658" calcext:value-type="float">
            <text:p>0.000001216580</text:p>
          </table:table-cell>
          <table:table-cell office:value-type="float" office:value="0.000000318287" calcext:value-type="float">
            <text:p>0.000000318287</text:p>
          </table:table-cell>
          <table:table-cell table:style-name="ce2" office:value-type="float" office:value="0.00000153486" calcext:value-type="float">
            <text:p>1.5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422" calcext:value-type="float">
            <text:p>8.422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0944047" calcext:value-type="float">
            <text:p>0.000000944047</text:p>
          </table:table-cell>
          <table:table-cell table:style-name="ce2" office:value-type="float" office:value="0.000000260156" calcext:value-type="float">
            <text:p>2.60E-007</text:p>
          </table:table-cell>
          <table:table-cell table:style-name="ce2" office:value-type="float" office:value="0.0000012042" calcext:value-type="float">
            <text:p>1.20E-006</text:p>
          </table:table-cell>
          <table:table-cell office:value-type="float" office:value="12.395" calcext:value-type="float">
            <text:p>12.39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65" calcext:value-type="float">
            <text:p>0.000001216500</text:p>
          </table:table-cell>
          <table:table-cell office:value-type="float" office:value="0.000000323587" calcext:value-type="float">
            <text:p>0.000000323587</text:p>
          </table:table-cell>
          <table:table-cell table:style-name="ce2" office:value-type="float" office:value="0.00000154009" calcext:value-type="float">
            <text:p>1.5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778" calcext:value-type="float">
            <text:p>8.778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0946179" calcext:value-type="float">
            <text:p>0.000000946179</text:p>
          </table:table-cell>
          <table:table-cell table:style-name="ce2" office:value-type="float" office:value="0.000000268595" calcext:value-type="float">
            <text:p>2.69E-007</text:p>
          </table:table-cell>
          <table:table-cell table:style-name="ce2" office:value-type="float" office:value="0.00000121477" calcext:value-type="float">
            <text:p>1.21E-006</text:p>
          </table:table-cell>
          <table:table-cell office:value-type="float" office:value="12.8" calcext:value-type="float">
            <text:p>12.8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669" calcext:value-type="float">
            <text:p>0.000001216690</text:p>
          </table:table-cell>
          <table:table-cell office:value-type="float" office:value="0.000000330197" calcext:value-type="float">
            <text:p>0.000000330197</text:p>
          </table:table-cell>
          <table:table-cell table:style-name="ce2" office:value-type="float" office:value="0.00000154689" calcext:value-type="float">
            <text:p>1.5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2195" calcext:value-type="float">
            <text:p>9.2195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09489" calcext:value-type="float">
            <text:p>0.000000948900</text:p>
          </table:table-cell>
          <table:table-cell table:style-name="ce2" office:value-type="float" office:value="0.000000278812" calcext:value-type="float">
            <text:p>2.79E-007</text:p>
          </table:table-cell>
          <table:table-cell table:style-name="ce2" office:value-type="float" office:value="0.00000122771" calcext:value-type="float">
            <text:p>1.23E-006</text:p>
          </table:table-cell>
          <table:table-cell office:value-type="float" office:value="13.151" calcext:value-type="float">
            <text:p>13.151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0.00000121669" calcext:value-type="float">
            <text:p>0.000001216690</text:p>
          </table:table-cell>
          <table:table-cell office:value-type="float" office:value="0.000000335789" calcext:value-type="float">
            <text:p>0.000000335789</text:p>
          </table:table-cell>
          <table:table-cell table:style-name="ce2" office:value-type="float" office:value="0.00000155248" calcext:value-type="float">
            <text:p>1.5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611" calcext:value-type="float">
            <text:p>9.611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0950755" calcext:value-type="float">
            <text:p>0.000000950755</text:p>
          </table:table-cell>
          <table:table-cell table:style-name="ce2" office:value-type="float" office:value="0.00000028764" calcext:value-type="float">
            <text:p>2.88E-007</text:p>
          </table:table-cell>
          <table:table-cell table:style-name="ce2" office:value-type="float" office:value="0.0000012384" calcext:value-type="float">
            <text:p>1.24E-006</text:p>
          </table:table-cell>
          <table:table-cell office:value-type="float" office:value="13.5975" calcext:value-type="float">
            <text:p>13.5975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0.00000121628" calcext:value-type="float">
            <text:p>0.000001216280</text:p>
          </table:table-cell>
          <table:table-cell office:value-type="float" office:value="0.000000342711" calcext:value-type="float">
            <text:p>0.000000342711</text:p>
          </table:table-cell>
          <table:table-cell table:style-name="ce2" office:value-type="float" office:value="0.00000155899" calcext:value-type="float">
            <text:p>1.5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99" calcext:value-type="float">
            <text:p>9.99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0951249" calcext:value-type="float">
            <text:p>0.000000951249</text:p>
          </table:table-cell>
          <table:table-cell table:style-name="ce2" office:value-type="float" office:value="0.000000295935" calcext:value-type="float">
            <text:p>2.96E-007</text:p>
          </table:table-cell>
          <table:table-cell table:style-name="ce2" office:value-type="float" office:value="0.00000124718" calcext:value-type="float">
            <text:p>1.25E-006</text:p>
          </table:table-cell>
          <table:table-cell office:value-type="float" office:value="13.99" calcext:value-type="float">
            <text:p>13.99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2159" calcext:value-type="float">
            <text:p>0.000001215900</text:p>
          </table:table-cell>
          <table:table-cell office:value-type="float" office:value="0.000000348497" calcext:value-type="float">
            <text:p>0.000000348497</text:p>
          </table:table-cell>
          <table:table-cell table:style-name="ce2" office:value-type="float" office:value="0.00000156439" calcext:value-type="float">
            <text:p>1.5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428" calcext:value-type="float">
            <text:p>10.428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0952762" calcext:value-type="float">
            <text:p>0.000000952762</text:p>
          </table:table-cell>
          <table:table-cell table:style-name="ce2" office:value-type="float" office:value="0.000000305193" calcext:value-type="float">
            <text:p>3.05E-007</text:p>
          </table:table-cell>
          <table:table-cell table:style-name="ce2" office:value-type="float" office:value="0.00000125795" calcext:value-type="float">
            <text:p>1.26E-006</text:p>
          </table:table-cell>
          <table:table-cell office:value-type="float" office:value="14.471" calcext:value-type="float">
            <text:p>14.471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1581" calcext:value-type="float">
            <text:p>0.000001215810</text:p>
          </table:table-cell>
          <table:table-cell office:value-type="float" office:value="0.000000355125" calcext:value-type="float">
            <text:p>0.000000355125</text:p>
          </table:table-cell>
          <table:table-cell table:style-name="ce2" office:value-type="float" office:value="0.00000157094" calcext:value-type="float">
            <text:p>1.5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8135" calcext:value-type="float">
            <text:p>10.8135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0953972" calcext:value-type="float">
            <text:p>0.000000953972</text:p>
          </table:table-cell>
          <table:table-cell table:style-name="ce2" office:value-type="float" office:value="0.000000313059" calcext:value-type="float">
            <text:p>3.13E-007</text:p>
          </table:table-cell>
          <table:table-cell table:style-name="ce2" office:value-type="float" office:value="0.00000126703" calcext:value-type="float">
            <text:p>1.27E-006</text:p>
          </table:table-cell>
          <table:table-cell office:value-type="float" office:value="14.8405" calcext:value-type="float">
            <text:p>14.8405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121559" calcext:value-type="float">
            <text:p>0.000001215590</text:p>
          </table:table-cell>
          <table:table-cell office:value-type="float" office:value="0.00000035982" calcext:value-type="float">
            <text:p>0.000000359820</text:p>
          </table:table-cell>
          <table:table-cell table:style-name="ce2" office:value-type="float" office:value="0.00000157541" calcext:value-type="float">
            <text:p>1.5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233" calcext:value-type="float">
            <text:p>11.233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0954142" calcext:value-type="float">
            <text:p>0.000000954142</text:p>
          </table:table-cell>
          <table:table-cell table:style-name="ce2" office:value-type="float" office:value="0.000000321369" calcext:value-type="float">
            <text:p>3.21E-007</text:p>
          </table:table-cell>
          <table:table-cell table:style-name="ce2" office:value-type="float" office:value="0.00000127551" calcext:value-type="float">
            <text:p>1.28E-006</text:p>
          </table:table-cell>
          <table:table-cell office:value-type="float" office:value="15.179" calcext:value-type="float">
            <text:p>15.179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121585" calcext:value-type="float">
            <text:p>0.000001215850</text:p>
          </table:table-cell>
          <table:table-cell office:value-type="float" office:value="0.000000363835" calcext:value-type="float">
            <text:p>0.000000363835</text:p>
          </table:table-cell>
          <table:table-cell table:style-name="ce2" office:value-type="float" office:value="0.00000157969" calcext:value-type="float">
            <text:p>1.5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611" calcext:value-type="float">
            <text:p>11.611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0954901" calcext:value-type="float">
            <text:p>0.000000954901</text:p>
          </table:table-cell>
          <table:table-cell table:style-name="ce2" office:value-type="float" office:value="0.000000328632" calcext:value-type="float">
            <text:p>3.29E-007</text:p>
          </table:table-cell>
          <table:table-cell table:style-name="ce2" office:value-type="float" office:value="0.00000128353" calcext:value-type="float">
            <text:p>1.28E-006</text:p>
          </table:table-cell>
          <table:table-cell office:value-type="float" office:value="15.709" calcext:value-type="float">
            <text:p>15.709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000121594" calcext:value-type="float">
            <text:p>0.000001215940</text:p>
          </table:table-cell>
          <table:table-cell office:value-type="float" office:value="0.000000369634" calcext:value-type="float">
            <text:p>0.000000369634</text:p>
          </table:table-cell>
          <table:table-cell table:style-name="ce2" office:value-type="float" office:value="0.00000158558" calcext:value-type="float">
            <text:p>1.5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078" calcext:value-type="float">
            <text:p>12.078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0954815" calcext:value-type="float">
            <text:p>0.000000954815</text:p>
          </table:table-cell>
          <table:table-cell table:style-name="ce2" office:value-type="float" office:value="0.000000337295" calcext:value-type="float">
            <text:p>3.37E-007</text:p>
          </table:table-cell>
          <table:table-cell table:style-name="ce2" office:value-type="float" office:value="0.00000129211" calcext:value-type="float">
            <text:p>1.29E-006</text:p>
          </table:table-cell>
          <table:table-cell office:value-type="float" office:value="16.039" calcext:value-type="float">
            <text:p>16.039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.00000121618" calcext:value-type="float">
            <text:p>0.000001216180</text:p>
          </table:table-cell>
          <table:table-cell office:value-type="float" office:value="0.000000372922" calcext:value-type="float">
            <text:p>0.000000372922</text:p>
          </table:table-cell>
          <table:table-cell table:style-name="ce2" office:value-type="float" office:value="0.0000015891" calcext:value-type="float">
            <text:p>1.5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395" calcext:value-type="float">
            <text:p>12.395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0954574" calcext:value-type="float">
            <text:p>0.000000954574</text:p>
          </table:table-cell>
          <table:table-cell table:style-name="ce2" office:value-type="float" office:value="0.000000343004" calcext:value-type="float">
            <text:p>3.43E-007</text:p>
          </table:table-cell>
          <table:table-cell table:style-name="ce2" office:value-type="float" office:value="0.00000129758" calcext:value-type="float">
            <text:p>1.30E-006</text:p>
          </table:table-cell>
          <table:table-cell office:value-type="float" office:value="16.4085" calcext:value-type="float">
            <text:p>16.4085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.0000012166" calcext:value-type="float">
            <text:p>0.000001216600</text:p>
          </table:table-cell>
          <table:table-cell office:value-type="float" office:value="0.000000376443" calcext:value-type="float">
            <text:p>0.000000376443</text:p>
          </table:table-cell>
          <table:table-cell table:style-name="ce2" office:value-type="float" office:value="0.00000159304" calcext:value-type="float">
            <text:p>1.5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8" calcext:value-type="float">
            <text:p>12.8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0954342" calcext:value-type="float">
            <text:p>0.000000954342</text:p>
          </table:table-cell>
          <table:table-cell table:style-name="ce2" office:value-type="float" office:value="0.000000350124" calcext:value-type="float">
            <text:p>3.50E-007</text:p>
          </table:table-cell>
          <table:table-cell table:style-name="ce2" office:value-type="float" office:value="0.00000130447" calcext:value-type="float">
            <text:p>1.30E-006</text:p>
          </table:table-cell>
          <table:table-cell office:value-type="float" office:value="16.8135" calcext:value-type="float">
            <text:p>16.8135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.00000121665" calcext:value-type="float">
            <text:p>0.000001216650</text:p>
          </table:table-cell>
          <table:table-cell office:value-type="float" office:value="0.000000380149" calcext:value-type="float">
            <text:p>0.000000380149</text:p>
          </table:table-cell>
          <table:table-cell table:style-name="ce2" office:value-type="float" office:value="0.00000159679" calcext:value-type="float">
            <text:p>1.6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151" calcext:value-type="float">
            <text:p>13.151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0954116" calcext:value-type="float">
            <text:p>0.000000954116</text:p>
          </table:table-cell>
          <table:table-cell table:style-name="ce2" office:value-type="float" office:value="0.000000356191" calcext:value-type="float">
            <text:p>3.56E-007</text:p>
          </table:table-cell>
          <table:table-cell table:style-name="ce2" office:value-type="float" office:value="0.00000131031" calcext:value-type="float">
            <text:p>1.31E-006</text:p>
          </table:table-cell>
          <table:table-cell office:value-type="float" office:value="17.206" calcext:value-type="float">
            <text:p>17.206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21703" calcext:value-type="float">
            <text:p>0.000001217030</text:p>
          </table:table-cell>
          <table:table-cell office:value-type="float" office:value="0.00000038359" calcext:value-type="float">
            <text:p>0.000000383590</text:p>
          </table:table-cell>
          <table:table-cell table:style-name="ce2" office:value-type="float" office:value="0.00000160062" calcext:value-type="float">
            <text:p>1.6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5975" calcext:value-type="float">
            <text:p>13.5975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0953621" calcext:value-type="float">
            <text:p>0.000000953621</text:p>
          </table:table-cell>
          <table:table-cell table:style-name="ce2" office:value-type="float" office:value="0.000000363756" calcext:value-type="float">
            <text:p>3.64E-007</text:p>
          </table:table-cell>
          <table:table-cell table:style-name="ce2" office:value-type="float" office:value="0.00000131738" calcext:value-type="float">
            <text:p>1.32E-006</text:p>
          </table:table-cell>
          <table:table-cell office:value-type="float" office:value="17.689" calcext:value-type="float">
            <text:p>17.689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21707" calcext:value-type="float">
            <text:p>0.000001217070</text:p>
          </table:table-cell>
          <table:table-cell office:value-type="float" office:value="0.000000387681" calcext:value-type="float">
            <text:p>0.000000387681</text:p>
          </table:table-cell>
          <table:table-cell table:style-name="ce2" office:value-type="float" office:value="0.00000160475" calcext:value-type="float">
            <text:p>1.6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99" calcext:value-type="float">
            <text:p>13.99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0953245" calcext:value-type="float">
            <text:p>0.000000953245</text:p>
          </table:table-cell>
          <table:table-cell table:style-name="ce2" office:value-type="float" office:value="0.000000370124" calcext:value-type="float">
            <text:p>3.70E-007</text:p>
          </table:table-cell>
          <table:table-cell table:style-name="ce2" office:value-type="float" office:value="0.00000132337" calcext:value-type="float">
            <text:p>1.32E-006</text:p>
          </table:table-cell>
          <table:table-cell office:value-type="float" office:value="18.07" calcext:value-type="float">
            <text:p>18.07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21717" calcext:value-type="float">
            <text:p>0.000001217170</text:p>
          </table:table-cell>
          <table:table-cell office:value-type="float" office:value="0.000000390804" calcext:value-type="float">
            <text:p>0.000000390804</text:p>
          </table:table-cell>
          <table:table-cell table:style-name="ce2" office:value-type="float" office:value="0.00000160798" calcext:value-type="float">
            <text:p>1.6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471" calcext:value-type="float">
            <text:p>14.471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0952959" calcext:value-type="float">
            <text:p>0.000000952959</text:p>
          </table:table-cell>
          <table:table-cell table:style-name="ce2" office:value-type="float" office:value="0.000000377476" calcext:value-type="float">
            <text:p>3.77E-007</text:p>
          </table:table-cell>
          <table:table-cell table:style-name="ce2" office:value-type="float" office:value="0.00000133043" calcext:value-type="float">
            <text:p>1.33E-006</text:p>
          </table:table-cell>
          <table:table-cell office:value-type="float" office:value="18.449" calcext:value-type="float">
            <text:p>18.449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21726" calcext:value-type="float">
            <text:p>0.000001217260</text:p>
          </table:table-cell>
          <table:table-cell office:value-type="float" office:value="0.000000393817" calcext:value-type="float">
            <text:p>0.000000393817</text:p>
          </table:table-cell>
          <table:table-cell table:style-name="ce2" office:value-type="float" office:value="0.00000161108" calcext:value-type="float">
            <text:p>1.6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8405" calcext:value-type="float">
            <text:p>14.8405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0952345" calcext:value-type="float">
            <text:p>0.000000952345</text:p>
          </table:table-cell>
          <table:table-cell table:style-name="ce2" office:value-type="float" office:value="0.0000003828" calcext:value-type="float">
            <text:p>3.83E-007</text:p>
          </table:table-cell>
          <table:table-cell table:style-name="ce2" office:value-type="float" office:value="0.00000133514" calcext:value-type="float">
            <text:p>1.34E-006</text:p>
          </table:table-cell>
          <table:table-cell office:value-type="float" office:value="18.927" calcext:value-type="float">
            <text:p>18.927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21734" calcext:value-type="float">
            <text:p>0.000001217340</text:p>
          </table:table-cell>
          <table:table-cell office:value-type="float" office:value="0.000000397525" calcext:value-type="float">
            <text:p>0.000000397525</text:p>
          </table:table-cell>
          <table:table-cell table:style-name="ce2" office:value-type="float" office:value="0.00000161486" calcext:value-type="float">
            <text:p>1.6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179" calcext:value-type="float">
            <text:p>15.179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095235" calcext:value-type="float">
            <text:p>0.000000952350</text:p>
          </table:table-cell>
          <table:table-cell table:style-name="ce2" office:value-type="float" office:value="0.000000387396" calcext:value-type="float">
            <text:p>3.87E-007</text:p>
          </table:table-cell>
          <table:table-cell table:style-name="ce2" office:value-type="float" office:value="0.00000133975" calcext:value-type="float">
            <text:p>1.34E-006</text:p>
          </table:table-cell>
          <table:table-cell office:value-type="float" office:value="19.2465" calcext:value-type="float">
            <text:p>19.246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21714" calcext:value-type="float">
            <text:p>0.000001217140</text:p>
          </table:table-cell>
          <table:table-cell office:value-type="float" office:value="0.00000039994" calcext:value-type="float">
            <text:p>0.000000399940</text:p>
          </table:table-cell>
          <table:table-cell table:style-name="ce2" office:value-type="float" office:value="0.00000161708" calcext:value-type="float">
            <text:p>1.6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709" calcext:value-type="float">
            <text:p>15.709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095246" calcext:value-type="float">
            <text:p>0.000000952460</text:p>
          </table:table-cell>
          <table:table-cell table:style-name="ce2" office:value-type="float" office:value="0.000000394087" calcext:value-type="float">
            <text:p>3.94E-007</text:p>
          </table:table-cell>
          <table:table-cell table:style-name="ce2" office:value-type="float" office:value="0.00000134655" calcext:value-type="float">
            <text:p>1.35E-006</text:p>
          </table:table-cell>
          <table:table-cell office:value-type="float" office:value="19.6785" calcext:value-type="float">
            <text:p>19.678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21705" calcext:value-type="float">
            <text:p>0.000001217050</text:p>
          </table:table-cell>
          <table:table-cell office:value-type="float" office:value="0.000000403119" calcext:value-type="float">
            <text:p>0.000000403119</text:p>
          </table:table-cell>
          <table:table-cell table:style-name="ce2" office:value-type="float" office:value="0.00000162017" calcext:value-type="float">
            <text:p>1.6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039" calcext:value-type="float">
            <text:p>16.039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0952114" calcext:value-type="float">
            <text:p>0.000000952114</text:p>
          </table:table-cell>
          <table:table-cell table:style-name="ce2" office:value-type="float" office:value="0.000000397983" calcext:value-type="float">
            <text:p>3.98E-007</text:p>
          </table:table-cell>
          <table:table-cell table:style-name="ce2" office:value-type="float" office:value="0.0000013501" calcext:value-type="float">
            <text:p>1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085" calcext:value-type="float">
            <text:p>16.4085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0952495" calcext:value-type="float">
            <text:p>0.000000952495</text:p>
          </table:table-cell>
          <table:table-cell table:style-name="ce2" office:value-type="float" office:value="0.000000402159" calcext:value-type="float">
            <text:p>4.02E-007</text:p>
          </table:table-cell>
          <table:table-cell table:style-name="ce2" office:value-type="float" office:value="0.00000135465" calcext:value-type="float">
            <text:p>1.35E-006</text:p>
          </table:table-cell>
          <table:table-cell office:value-type="float" office:value="0.362" calcext:value-type="float">
            <text:p>0.362</text:p>
          </table:table-cell>
          <table:table-cell office:value-type="float" office:value="1.00009" calcext:value-type="float">
            <text:p>1.00009</text:p>
          </table:table-cell>
          <table:table-cell office:value-type="float" office:value="0.000000586756" calcext:value-type="float">
            <text:p>0.000000586756</text:p>
          </table:table-cell>
          <table:table-cell office:value-type="float" office:value="0.00000000418546" calcext:value-type="float">
            <text:p>0.000000004185</text:p>
          </table:table-cell>
          <table:table-cell table:style-name="ce2" office:value-type="float" office:value="0.000000590942" calcext:value-type="float">
            <text:p>5.91E-0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8135" calcext:value-type="float">
            <text:p>16.8135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52429" calcext:value-type="float">
            <text:p>0.000000952429</text:p>
          </table:table-cell>
          <table:table-cell table:style-name="ce2" office:value-type="float" office:value="0.000000406556" calcext:value-type="float">
            <text:p>4.07E-007</text:p>
          </table:table-cell>
          <table:table-cell table:style-name="ce2" office:value-type="float" office:value="0.00000135898" calcext:value-type="float">
            <text:p>1.36E-006</text:p>
          </table:table-cell>
          <table:table-cell office:value-type="float" office:value="0.774" calcext:value-type="float">
            <text:p>0.774</text:p>
          </table:table-cell>
          <table:table-cell office:value-type="float" office:value="1.00014" calcext:value-type="float">
            <text:p>1.00014</text:p>
          </table:table-cell>
          <table:table-cell office:value-type="float" office:value="0.000000717916" calcext:value-type="float">
            <text:p>0.000000717916</text:p>
          </table:table-cell>
          <table:table-cell office:value-type="float" office:value="0.000000014531" calcext:value-type="float">
            <text:p>0.000000014531</text:p>
          </table:table-cell>
          <table:table-cell table:style-name="ce2" office:value-type="float" office:value="0.000000732447" calcext:value-type="float">
            <text:p>7.32E-0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206" calcext:value-type="float">
            <text:p>17.206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52563" calcext:value-type="float">
            <text:p>0.000000952563</text:p>
          </table:table-cell>
          <table:table-cell table:style-name="ce2" office:value-type="float" office:value="0.000000410643" calcext:value-type="float">
            <text:p>4.11E-007</text:p>
          </table:table-cell>
          <table:table-cell table:style-name="ce2" office:value-type="float" office:value="0.00000136321" calcext:value-type="float">
            <text:p>1.36E-006</text:p>
          </table:table-cell>
          <table:table-cell office:value-type="float" office:value="1.152" calcext:value-type="float">
            <text:p>1.152</text:p>
          </table:table-cell>
          <table:table-cell office:value-type="float" office:value="1.00018" calcext:value-type="float">
            <text:p>1.00018</text:p>
          </table:table-cell>
          <table:table-cell office:value-type="float" office:value="0.000000808535" calcext:value-type="float">
            <text:p>0.000000808535</text:p>
          </table:table-cell>
          <table:table-cell office:value-type="float" office:value="0.0000000249162" calcext:value-type="float">
            <text:p>0.000000024916</text:p>
          </table:table-cell>
          <table:table-cell table:style-name="ce2" office:value-type="float" office:value="0.000000833451" calcext:value-type="float">
            <text:p>8.33E-0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689" calcext:value-type="float">
            <text:p>17.689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52146" calcext:value-type="float">
            <text:p>0.000000952146</text:p>
          </table:table-cell>
          <table:table-cell table:style-name="ce2" office:value-type="float" office:value="0.000000415504" calcext:value-type="float">
            <text:p>4.16E-007</text:p>
          </table:table-cell>
          <table:table-cell table:style-name="ce2" office:value-type="float" office:value="0.00000136765" calcext:value-type="float">
            <text:p>1.37E-006</text:p>
          </table:table-cell>
          <table:table-cell office:value-type="float" office:value="1.599" calcext:value-type="float">
            <text:p>1.599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.000000892802" calcext:value-type="float">
            <text:p>0.000000892802</text:p>
          </table:table-cell>
          <table:table-cell office:value-type="float" office:value="0.0000000370608" calcext:value-type="float">
            <text:p>0.000000037061</text:p>
          </table:table-cell>
          <table:table-cell table:style-name="ce2" office:value-type="float" office:value="0.000000929862" calcext:value-type="float">
            <text:p>9.30E-0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07" calcext:value-type="float">
            <text:p>18.07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52253" calcext:value-type="float">
            <text:p>0.000000952253</text:p>
          </table:table-cell>
          <table:table-cell table:style-name="ce2" office:value-type="float" office:value="0.000000419245" calcext:value-type="float">
            <text:p>4.19E-007</text:p>
          </table:table-cell>
          <table:table-cell table:style-name="ce2" office:value-type="float" office:value="0.0000013715" calcext:value-type="float">
            <text:p>1.37E-006</text:p>
          </table:table-cell>
          <table:table-cell office:value-type="float" office:value="2.017" calcext:value-type="float">
            <text:p>2.017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0956219" calcext:value-type="float">
            <text:p>0.000000956219</text:p>
          </table:table-cell>
          <table:table-cell office:value-type="float" office:value="0.0000000493525" calcext:value-type="float">
            <text:p>0.000000049353</text:p>
          </table:table-cell>
          <table:table-cell table:style-name="ce2" office:value-type="float" office:value="0.00000100557" calcext:value-type="float">
            <text:p>1.0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449" calcext:value-type="float">
            <text:p>18.449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51865" calcext:value-type="float">
            <text:p>0.000000951865</text:p>
          </table:table-cell>
          <table:table-cell table:style-name="ce2" office:value-type="float" office:value="0.000000422888" calcext:value-type="float">
            <text:p>4.23E-007</text:p>
          </table:table-cell>
          <table:table-cell table:style-name="ce2" office:value-type="float" office:value="0.00000137475" calcext:value-type="float">
            <text:p>1.37E-006</text:p>
          </table:table-cell>
          <table:table-cell office:value-type="float" office:value="2.368" calcext:value-type="float">
            <text:p>2.368</text:p>
          </table:table-cell>
          <table:table-cell office:value-type="float" office:value="1.00027" calcext:value-type="float">
            <text:p>1.00027</text:p>
          </table:table-cell>
          <table:table-cell office:value-type="float" office:value="0.00000100228" calcext:value-type="float">
            <text:p>0.000001002280</text:p>
          </table:table-cell>
          <table:table-cell office:value-type="float" office:value="0.000000060452" calcext:value-type="float">
            <text:p>0.000000060452</text:p>
          </table:table-cell>
          <table:table-cell table:style-name="ce2" office:value-type="float" office:value="0.00000106273" calcext:value-type="float">
            <text:p>1.0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927" calcext:value-type="float">
            <text:p>18.927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51843" calcext:value-type="float">
            <text:p>0.000000951843</text:p>
          </table:table-cell>
          <table:table-cell table:style-name="ce2" office:value-type="float" office:value="0.000000427369" calcext:value-type="float">
            <text:p>4.27E-007</text:p>
          </table:table-cell>
          <table:table-cell table:style-name="ce2" office:value-type="float" office:value="0.00000137921" calcext:value-type="float">
            <text:p>1.38E-006</text:p>
          </table:table-cell>
          <table:table-cell office:value-type="float" office:value="2.837" calcext:value-type="float">
            <text:p>2.837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105315" calcext:value-type="float">
            <text:p>0.000001053150</text:p>
          </table:table-cell>
          <table:table-cell office:value-type="float" office:value="0.0000000750067" calcext:value-type="float">
            <text:p>0.000000075007</text:p>
          </table:table-cell>
          <table:table-cell table:style-name="ce2" office:value-type="float" office:value="0.00000112815" calcext:value-type="float">
            <text:p>1.1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.2465" calcext:value-type="float">
            <text:p>19.2465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51452" calcext:value-type="float">
            <text:p>0.000000951452</text:p>
          </table:table-cell>
          <table:table-cell table:style-name="ce2" office:value-type="float" office:value="0.000000430313" calcext:value-type="float">
            <text:p>4.30E-007</text:p>
          </table:table-cell>
          <table:table-cell table:style-name="ce2" office:value-type="float" office:value="0.00000138177" calcext:value-type="float">
            <text:p>1.38E-006</text:p>
          </table:table-cell>
          <table:table-cell office:value-type="float" office:value="3.206" calcext:value-type="float">
            <text:p>3.206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108957" calcext:value-type="float">
            <text:p>0.000001089570</text:p>
          </table:table-cell>
          <table:table-cell office:value-type="float" office:value="0.0000000862375" calcext:value-type="float">
            <text:p>0.000000086238</text:p>
          </table:table-cell>
          <table:table-cell table:style-name="ce2" office:value-type="float" office:value="0.0000011758" calcext:value-type="float">
            <text:p>1.1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.6785" calcext:value-type="float">
            <text:p>19.6785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51225" calcext:value-type="float">
            <text:p>0.000000951225</text:p>
          </table:table-cell>
          <table:table-cell table:style-name="ce2" office:value-type="float" office:value="0.000000434253" calcext:value-type="float">
            <text:p>4.34E-007</text:p>
          </table:table-cell>
          <table:table-cell table:style-name="ce2" office:value-type="float" office:value="0.00000138548" calcext:value-type="float">
            <text:p>1.39E-006</text:p>
          </table:table-cell>
          <table:table-cell office:value-type="float" office:value="3.584" calcext:value-type="float">
            <text:p>3.584</text:p>
          </table:table-cell>
          <table:table-cell office:value-type="float" office:value="1.00033" calcext:value-type="float">
            <text:p>1.00033</text:p>
          </table:table-cell>
          <table:table-cell office:value-type="float" office:value="0.00000111831" calcext:value-type="float">
            <text:p>0.000001118310</text:p>
          </table:table-cell>
          <table:table-cell office:value-type="float" office:value="0.0000000976527" calcext:value-type="float">
            <text:p>0.000000097653</text:p>
          </table:table-cell>
          <table:table-cell table:style-name="ce2" office:value-type="float" office:value="0.00000121596" calcext:value-type="float">
            <text:p>1.2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082" calcext:value-type="float">
            <text:p>20.082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50726" calcext:value-type="float">
            <text:p>0.000000950726</text:p>
          </table:table-cell>
          <table:table-cell table:style-name="ce2" office:value-type="float" office:value="0.000000437889" calcext:value-type="float">
            <text:p>4.38E-007</text:p>
          </table:table-cell>
          <table:table-cell table:style-name="ce2" office:value-type="float" office:value="0.00000138861" calcext:value-type="float">
            <text:p>1.39E-006</text:p>
          </table:table-cell>
          <table:table-cell office:value-type="float" office:value="3.992" calcext:value-type="float">
            <text:p>3.992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114784" calcext:value-type="float">
            <text:p>0.000001147840</text:p>
          </table:table-cell>
          <table:table-cell office:value-type="float" office:value="0.000000110372" calcext:value-type="float">
            <text:p>0.000000110372</text:p>
          </table:table-cell>
          <table:table-cell table:style-name="ce2" office:value-type="float" office:value="0.00000125821" calcext:value-type="float">
            <text:p>1.2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503" calcext:value-type="float">
            <text:p>20.503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0950395" calcext:value-type="float">
            <text:p>0.000000950395</text:p>
          </table:table-cell>
          <table:table-cell table:style-name="ce2" office:value-type="float" office:value="0.000000441657" calcext:value-type="float">
            <text:p>4.42E-007</text:p>
          </table:table-cell>
          <table:table-cell table:style-name="ce2" office:value-type="float" office:value="0.00000139205" calcext:value-type="float">
            <text:p>1.39E-006</text:p>
          </table:table-cell>
          <table:table-cell office:value-type="float" office:value="4.368" calcext:value-type="float">
            <text:p>4.368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1718" calcext:value-type="float">
            <text:p>0.000001171800</text:p>
          </table:table-cell>
          <table:table-cell office:value-type="float" office:value="0.000000122466" calcext:value-type="float">
            <text:p>0.000000122466</text:p>
          </table:table-cell>
          <table:table-cell table:style-name="ce2" office:value-type="float" office:value="0.00000129427" calcext:value-type="float">
            <text:p>1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881" calcext:value-type="float">
            <text:p>20.881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949686" calcext:value-type="float">
            <text:p>0.000000949686</text:p>
          </table:table-cell>
          <table:table-cell table:style-name="ce2" office:value-type="float" office:value="0.000000444939" calcext:value-type="float">
            <text:p>4.45E-007</text:p>
          </table:table-cell>
          <table:table-cell table:style-name="ce2" office:value-type="float" office:value="0.00000139462" calcext:value-type="float">
            <text:p>1.39E-006</text:p>
          </table:table-cell>
          <table:table-cell office:value-type="float" office:value="4.774" calcext:value-type="float">
            <text:p>4.774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.00000119335" calcext:value-type="float">
            <text:p>0.000001193350</text:p>
          </table:table-cell>
          <table:table-cell office:value-type="float" office:value="0.000000136348" calcext:value-type="float">
            <text:p>0.000000136348</text:p>
          </table:table-cell>
          <table:table-cell table:style-name="ce2" office:value-type="float" office:value="0.0000013297" calcext:value-type="float">
            <text:p>1.3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.32" calcext:value-type="float">
            <text:p>21.32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0949293" calcext:value-type="float">
            <text:p>0.000000949293</text:p>
          </table:table-cell>
          <table:table-cell table:style-name="ce2" office:value-type="float" office:value="0.000000448521" calcext:value-type="float">
            <text:p>4.49E-007</text:p>
          </table:table-cell>
          <table:table-cell table:style-name="ce2" office:value-type="float" office:value="0.00000139781" calcext:value-type="float">
            <text:p>1.40E-006</text:p>
          </table:table-cell>
          <table:table-cell office:value-type="float" office:value="5.147" calcext:value-type="float">
            <text:p>5.147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120873" calcext:value-type="float">
            <text:p>0.000001208730</text:p>
          </table:table-cell>
          <table:table-cell office:value-type="float" office:value="0.000000149376" calcext:value-type="float">
            <text:p>0.000000149376</text:p>
          </table:table-cell>
          <table:table-cell table:style-name="ce2" office:value-type="float" office:value="0.0000013581" calcext:value-type="float">
            <text:p>1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.611" calcext:value-type="float">
            <text:p>21.611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094908" calcext:value-type="float">
            <text:p>0.000000949080</text:p>
          </table:table-cell>
          <table:table-cell table:style-name="ce2" office:value-type="float" office:value="0.000000450802" calcext:value-type="float">
            <text:p>4.51E-007</text:p>
          </table:table-cell>
          <table:table-cell table:style-name="ce2" office:value-type="float" office:value="0.00000139988" calcext:value-type="float">
            <text:p>1.40E-006</text:p>
          </table:table-cell>
          <table:table-cell office:value-type="float" office:value="5.584" calcext:value-type="float">
            <text:p>5.584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2604" calcext:value-type="float">
            <text:p>0.000001226040</text:p>
          </table:table-cell>
          <table:table-cell office:value-type="float" office:value="0.000000164236" calcext:value-type="float">
            <text:p>0.000000164236</text:p>
          </table:table-cell>
          <table:table-cell table:style-name="ce2" office:value-type="float" office:value="0.00000139028" calcext:value-type="float">
            <text:p>1.3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1375" calcext:value-type="float">
            <text:p>22.1375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0948328" calcext:value-type="float">
            <text:p>0.000000948328</text:p>
          </table:table-cell>
          <table:table-cell table:style-name="ce2" office:value-type="float" office:value="0.000000454851" calcext:value-type="float">
            <text:p>4.55E-007</text:p>
          </table:table-cell>
          <table:table-cell table:style-name="ce2" office:value-type="float" office:value="0.00000140318" calcext:value-type="float">
            <text:p>1.40E-006</text:p>
          </table:table-cell>
          <table:table-cell office:value-type="float" office:value="5.9505" calcext:value-type="float">
            <text:p>5.9505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3997" calcext:value-type="float">
            <text:p>0.000001239970</text:p>
          </table:table-cell>
          <table:table-cell office:value-type="float" office:value="0.000000176417" calcext:value-type="float">
            <text:p>0.000000176417</text:p>
          </table:table-cell>
          <table:table-cell table:style-name="ce2" office:value-type="float" office:value="0.00000141639" calcext:value-type="float">
            <text:p>1.4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475" calcext:value-type="float">
            <text:p>22.475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0948021" calcext:value-type="float">
            <text:p>0.000000948021</text:p>
          </table:table-cell>
          <table:table-cell table:style-name="ce2" office:value-type="float" office:value="0.000000457377" calcext:value-type="float">
            <text:p>4.57E-007</text:p>
          </table:table-cell>
          <table:table-cell table:style-name="ce2" office:value-type="float" office:value="0.0000014054" calcext:value-type="float">
            <text:p>1.41E-006</text:p>
          </table:table-cell>
          <table:table-cell office:value-type="float" office:value="6.468" calcext:value-type="float">
            <text:p>6.468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5638" calcext:value-type="float">
            <text:p>0.000001256380</text:p>
          </table:table-cell>
          <table:table-cell office:value-type="float" office:value="0.000000192514" calcext:value-type="float">
            <text:p>0.000000192514</text:p>
          </table:table-cell>
          <table:table-cell table:style-name="ce2" office:value-type="float" office:value="0.0000014489" calcext:value-type="float">
            <text:p>1.4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8135" calcext:value-type="float">
            <text:p>22.8135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094773" calcext:value-type="float">
            <text:p>0.000000947730</text:p>
          </table:table-cell>
          <table:table-cell table:style-name="ce2" office:value-type="float" office:value="0.000000459851" calcext:value-type="float">
            <text:p>4.60E-007</text:p>
          </table:table-cell>
          <table:table-cell table:style-name="ce2" office:value-type="float" office:value="0.00000140758" calcext:value-type="float">
            <text:p>1.41E-006</text:p>
          </table:table-cell>
          <table:table-cell office:value-type="float" office:value="6.801" calcext:value-type="float">
            <text:p>6.801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6564" calcext:value-type="float">
            <text:p>0.000001265640</text:p>
          </table:table-cell>
          <table:table-cell office:value-type="float" office:value="0.000000202173" calcext:value-type="float">
            <text:p>0.000000202173</text:p>
          </table:table-cell>
          <table:table-cell table:style-name="ce2" office:value-type="float" office:value="0.00000146781" calcext:value-type="float">
            <text:p>1.4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3" calcext:value-type="float">
            <text:p>23.3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0946984" calcext:value-type="float">
            <text:p>0.000000946984</text:p>
          </table:table-cell>
          <table:table-cell table:style-name="ce2" office:value-type="float" office:value="0.000000463302" calcext:value-type="float">
            <text:p>4.63E-007</text:p>
          </table:table-cell>
          <table:table-cell table:style-name="ce2" office:value-type="float" office:value="0.00000141029" calcext:value-type="float">
            <text:p>1.41E-006</text:p>
          </table:table-cell>
          <table:table-cell office:value-type="float" office:value="7.179" calcext:value-type="float">
            <text:p>7.179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7595" calcext:value-type="float">
            <text:p>0.000001275950</text:p>
          </table:table-cell>
          <table:table-cell office:value-type="float" office:value="0.000000212618" calcext:value-type="float">
            <text:p>0.000000212618</text:p>
          </table:table-cell>
          <table:table-cell table:style-name="ce2" office:value-type="float" office:value="0.00000148857" calcext:value-type="float">
            <text:p>1.4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6515" calcext:value-type="float">
            <text:p>23.6515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0946866" calcext:value-type="float">
            <text:p>0.000000946866</text:p>
          </table:table-cell>
          <table:table-cell table:style-name="ce2" office:value-type="float" office:value="0.000000465707" calcext:value-type="float">
            <text:p>4.66E-007</text:p>
          </table:table-cell>
          <table:table-cell table:style-name="ce2" office:value-type="float" office:value="0.00000141257" calcext:value-type="float">
            <text:p>1.41E-006</text:p>
          </table:table-cell>
          <table:table-cell office:value-type="float" office:value="7.54" calcext:value-type="float">
            <text:p>7.54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8446" calcext:value-type="float">
            <text:p>0.000001284460</text:p>
          </table:table-cell>
          <table:table-cell office:value-type="float" office:value="0.000000222102" calcext:value-type="float">
            <text:p>0.000000222102</text:p>
          </table:table-cell>
          <table:table-cell table:style-name="ce2" office:value-type="float" office:value="0.00000150656" calcext:value-type="float">
            <text:p>1.5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1105" calcext:value-type="float">
            <text:p>24.1105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0946341" calcext:value-type="float">
            <text:p>0.000000946341</text:p>
          </table:table-cell>
          <table:table-cell table:style-name="ce2" office:value-type="float" office:value="0.000000468754" calcext:value-type="float">
            <text:p>4.69E-007</text:p>
          </table:table-cell>
          <table:table-cell table:style-name="ce2" office:value-type="float" office:value="0.00000141509" calcext:value-type="float">
            <text:p>1.42E-006</text:p>
          </table:table-cell>
          <table:table-cell office:value-type="float" office:value="8.0035" calcext:value-type="float">
            <text:p>8.0035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29479" calcext:value-type="float">
            <text:p>0.000001294790</text:p>
          </table:table-cell>
          <table:table-cell office:value-type="float" office:value="0.000000233663" calcext:value-type="float">
            <text:p>0.000000233663</text:p>
          </table:table-cell>
          <table:table-cell table:style-name="ce2" office:value-type="float" office:value="0.00000152846" calcext:value-type="float">
            <text:p>1.5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538" calcext:value-type="float">
            <text:p>24.538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0945752" calcext:value-type="float">
            <text:p>0.000000945752</text:p>
          </table:table-cell>
          <table:table-cell table:style-name="ce2" office:value-type="float" office:value="0.000000471522" calcext:value-type="float">
            <text:p>4.72E-007</text:p>
          </table:table-cell>
          <table:table-cell table:style-name="ce2" office:value-type="float" office:value="0.00000141727" calcext:value-type="float">
            <text:p>1.42E-006</text:p>
          </table:table-cell>
          <table:table-cell office:value-type="float" office:value="8.422" calcext:value-type="float">
            <text:p>8.422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30276" calcext:value-type="float">
            <text:p>0.000001302760</text:p>
          </table:table-cell>
          <table:table-cell office:value-type="float" office:value="0.000000243573" calcext:value-type="float">
            <text:p>0.000000243573</text:p>
          </table:table-cell>
          <table:table-cell table:style-name="ce2" office:value-type="float" office:value="0.00000154633" calcext:value-type="float">
            <text:p>1.5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908" calcext:value-type="float">
            <text:p>24.908</text:p>
          </table:table-cell>
          <table:table-cell office:value-type="float" office:value="1.00039" calcext:value-type="float">
            <text:p>1.000390000000</text:p>
          </table:table-cell>
          <table:table-cell office:value-type="float" office:value="0.000000945482" calcext:value-type="float">
            <text:p>0.000000945482</text:p>
          </table:table-cell>
          <table:table-cell table:style-name="ce2" office:value-type="float" office:value="0.000000473856" calcext:value-type="float">
            <text:p>4.74E-007</text:p>
          </table:table-cell>
          <table:table-cell table:style-name="ce2" office:value-type="float" office:value="0.00000141934" calcext:value-type="float">
            <text:p>1.42E-006</text:p>
          </table:table-cell>
          <table:table-cell office:value-type="float" office:value="8.778" calcext:value-type="float">
            <text:p>8.778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0914" calcext:value-type="float">
            <text:p>0.000001309140</text:p>
          </table:table-cell>
          <table:table-cell office:value-type="float" office:value="0.000000251712" calcext:value-type="float">
            <text:p>0.000000251712</text:p>
          </table:table-cell>
          <table:table-cell table:style-name="ce2" office:value-type="float" office:value="0.00000156085" calcext:value-type="float">
            <text:p>1.5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265" calcext:value-type="float">
            <text:p>25.3265</text:p>
          </table:table-cell>
          <table:table-cell office:value-type="float" office:value="1.00039" calcext:value-type="float">
            <text:p>1.000390000000</text:p>
          </table:table-cell>
          <table:table-cell office:value-type="float" office:value="0.000000944966" calcext:value-type="float">
            <text:p>0.000000944966</text:p>
          </table:table-cell>
          <table:table-cell table:style-name="ce2" office:value-type="float" office:value="0.000000476412" calcext:value-type="float">
            <text:p>4.76E-007</text:p>
          </table:table-cell>
          <table:table-cell table:style-name="ce2" office:value-type="float" office:value="0.00000142138" calcext:value-type="float">
            <text:p>1.42E-006</text:p>
          </table:table-cell>
          <table:table-cell office:value-type="float" office:value="9.2195" calcext:value-type="float">
            <text:p>9.219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1601" calcext:value-type="float">
            <text:p>0.000001316010</text:p>
          </table:table-cell>
          <table:table-cell office:value-type="float" office:value="0.00000026149" calcext:value-type="float">
            <text:p>0.000000261490</text:p>
          </table:table-cell>
          <table:table-cell table:style-name="ce2" office:value-type="float" office:value="0.0000015775" calcext:value-type="float">
            <text:p>1.5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776" calcext:value-type="float">
            <text:p>25.776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0944568" calcext:value-type="float">
            <text:p>0.000000944568</text:p>
          </table:table-cell>
          <table:table-cell table:style-name="ce2" office:value-type="float" office:value="0.000000479021" calcext:value-type="float">
            <text:p>4.79E-007</text:p>
          </table:table-cell>
          <table:table-cell table:style-name="ce2" office:value-type="float" office:value="0.00000142359" calcext:value-type="float">
            <text:p>1.42E-006</text:p>
          </table:table-cell>
          <table:table-cell office:value-type="float" office:value="9.611" calcext:value-type="float">
            <text:p>9.611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2128" calcext:value-type="float">
            <text:p>0.000001321280</text:p>
          </table:table-cell>
          <table:table-cell office:value-type="float" office:value="0.000000269813" calcext:value-type="float">
            <text:p>0.000000269813</text:p>
          </table:table-cell>
          <table:table-cell table:style-name="ce2" office:value-type="float" office:value="0.00000159109" calcext:value-type="float">
            <text:p>1.5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07" calcext:value-type="float">
            <text:p>26.07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0944411" calcext:value-type="float">
            <text:p>0.000000944411</text:p>
          </table:table-cell>
          <table:table-cell table:style-name="ce2" office:value-type="float" office:value="0.000000480617" calcext:value-type="float">
            <text:p>4.81E-007</text:p>
          </table:table-cell>
          <table:table-cell table:style-name="ce2" office:value-type="float" office:value="0.00000142503" calcext:value-type="float">
            <text:p>1.43E-006</text:p>
          </table:table-cell>
          <table:table-cell office:value-type="float" office:value="9.99" calcext:value-type="float">
            <text:p>9.99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2625" calcext:value-type="float">
            <text:p>0.000001326250</text:p>
          </table:table-cell>
          <table:table-cell office:value-type="float" office:value="0.000000277575" calcext:value-type="float">
            <text:p>0.000000277575</text:p>
          </table:table-cell>
          <table:table-cell table:style-name="ce2" office:value-type="float" office:value="0.00000160382" calcext:value-type="float">
            <text:p>1.6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518" calcext:value-type="float">
            <text:p>26.518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0944233" calcext:value-type="float">
            <text:p>0.000000944233</text:p>
          </table:table-cell>
          <table:table-cell table:style-name="ce2" office:value-type="float" office:value="0.000000482899" calcext:value-type="float">
            <text:p>4.83E-007</text:p>
          </table:table-cell>
          <table:table-cell table:style-name="ce2" office:value-type="float" office:value="0.00000142713" calcext:value-type="float">
            <text:p>1.43E-006</text:p>
          </table:table-cell>
          <table:table-cell office:value-type="float" office:value="10.428" calcext:value-type="float">
            <text:p>10.428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3113" calcext:value-type="float">
            <text:p>0.000001331130</text:p>
          </table:table-cell>
          <table:table-cell office:value-type="float" office:value="0.000000286235" calcext:value-type="float">
            <text:p>0.000000286235</text:p>
          </table:table-cell>
          <table:table-cell table:style-name="ce2" office:value-type="float" office:value="0.00000161736" calcext:value-type="float">
            <text:p>1.6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9215" calcext:value-type="float">
            <text:p>26.9215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0944067" calcext:value-type="float">
            <text:p>0.000000944067</text:p>
          </table:table-cell>
          <table:table-cell table:style-name="ce2" office:value-type="float" office:value="0.000000484875" calcext:value-type="float">
            <text:p>4.85E-007</text:p>
          </table:table-cell>
          <table:table-cell table:style-name="ce2" office:value-type="float" office:value="0.00000142894" calcext:value-type="float">
            <text:p>1.43E-006</text:p>
          </table:table-cell>
          <table:table-cell office:value-type="float" office:value="10.8135" calcext:value-type="float">
            <text:p>10.813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3488" calcext:value-type="float">
            <text:p>0.000001334880</text:p>
          </table:table-cell>
          <table:table-cell office:value-type="float" office:value="0.000000293594" calcext:value-type="float">
            <text:p>0.000000293594</text:p>
          </table:table-cell>
          <table:table-cell table:style-name="ce2" office:value-type="float" office:value="0.00000162847" calcext:value-type="float">
            <text:p>1.6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259" calcext:value-type="float">
            <text:p>27.259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0943949" calcext:value-type="float">
            <text:p>0.000000943949</text:p>
          </table:table-cell>
          <table:table-cell table:style-name="ce2" office:value-type="float" office:value="0.000000486497" calcext:value-type="float">
            <text:p>4.86E-007</text:p>
          </table:table-cell>
          <table:table-cell table:style-name="ce2" office:value-type="float" office:value="0.00000143045" calcext:value-type="float">
            <text:p>1.43E-006</text:p>
          </table:table-cell>
          <table:table-cell office:value-type="float" office:value="11.233" calcext:value-type="float">
            <text:p>11.233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3905" calcext:value-type="float">
            <text:p>0.000001339050</text:p>
          </table:table-cell>
          <table:table-cell office:value-type="float" office:value="0.00000030131" calcext:value-type="float">
            <text:p>0.000000301310</text:p>
          </table:table-cell>
          <table:table-cell table:style-name="ce2" office:value-type="float" office:value="0.00000164036" calcext:value-type="float">
            <text:p>1.6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756" calcext:value-type="float">
            <text:p>27.756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0943757" calcext:value-type="float">
            <text:p>0.000000943757</text:p>
          </table:table-cell>
          <table:table-cell table:style-name="ce2" office:value-type="float" office:value="0.000000488833" calcext:value-type="float">
            <text:p>4.89E-007</text:p>
          </table:table-cell>
          <table:table-cell table:style-name="ce2" office:value-type="float" office:value="0.00000143259" calcext:value-type="float">
            <text:p>1.43E-006</text:p>
          </table:table-cell>
          <table:table-cell office:value-type="float" office:value="11.611" calcext:value-type="float">
            <text:p>11.611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4139" calcext:value-type="float">
            <text:p>0.000001341390</text:p>
          </table:table-cell>
          <table:table-cell office:value-type="float" office:value="0.000000308016" calcext:value-type="float">
            <text:p>0.000000308016</text:p>
          </table:table-cell>
          <table:table-cell table:style-name="ce2" office:value-type="float" office:value="0.00000164941" calcext:value-type="float">
            <text:p>1.6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168" calcext:value-type="float">
            <text:p>28.168</text:p>
          </table:table-cell>
          <table:table-cell office:value-type="float" office:value="1.00035" calcext:value-type="float">
            <text:p>1.000350000000</text:p>
          </table:table-cell>
          <table:table-cell office:value-type="float" office:value="0.000000943536" calcext:value-type="float">
            <text:p>0.000000943536</text:p>
          </table:table-cell>
          <table:table-cell table:style-name="ce2" office:value-type="float" office:value="0.000000490704" calcext:value-type="float">
            <text:p>4.91E-007</text:p>
          </table:table-cell>
          <table:table-cell table:style-name="ce2" office:value-type="float" office:value="0.00000143424" calcext:value-type="float">
            <text:p>1.43E-006</text:p>
          </table:table-cell>
          <table:table-cell office:value-type="float" office:value="12.078" calcext:value-type="float">
            <text:p>12.078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4453" calcext:value-type="float">
            <text:p>0.000001344530</text:p>
          </table:table-cell>
          <table:table-cell office:value-type="float" office:value="0.000000316013" calcext:value-type="float">
            <text:p>0.000000316013</text:p>
          </table:table-cell>
          <table:table-cell table:style-name="ce2" office:value-type="float" office:value="0.00000166055" calcext:value-type="float">
            <text:p>1.6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53" calcext:value-type="float">
            <text:p>28.53</text:p>
          </table:table-cell>
          <table:table-cell office:value-type="float" office:value="1.00035" calcext:value-type="float">
            <text:p>1.000350000000</text:p>
          </table:table-cell>
          <table:table-cell office:value-type="float" office:value="0.000000943334" calcext:value-type="float">
            <text:p>0.000000943334</text:p>
          </table:table-cell>
          <table:table-cell table:style-name="ce2" office:value-type="float" office:value="0.000000492297" calcext:value-type="float">
            <text:p>4.92E-007</text:p>
          </table:table-cell>
          <table:table-cell table:style-name="ce2" office:value-type="float" office:value="0.00000143563" calcext:value-type="float">
            <text:p>1.44E-006</text:p>
          </table:table-cell>
          <table:table-cell office:value-type="float" office:value="12.395" calcext:value-type="float">
            <text:p>12.39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4667" calcext:value-type="float">
            <text:p>0.000001346670</text:p>
          </table:table-cell>
          <table:table-cell office:value-type="float" office:value="0.000000321276" calcext:value-type="float">
            <text:p>0.000000321276</text:p>
          </table:table-cell>
          <table:table-cell table:style-name="ce2" office:value-type="float" office:value="0.00000166794" calcext:value-type="float">
            <text:p>1.6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881" calcext:value-type="float">
            <text:p>28.881</text:p>
          </table:table-cell>
          <table:table-cell office:value-type="float" office:value="1.00035" calcext:value-type="float">
            <text:p>1.000350000000</text:p>
          </table:table-cell>
          <table:table-cell office:value-type="float" office:value="0.000000943213" calcext:value-type="float">
            <text:p>0.000000943213</text:p>
          </table:table-cell>
          <table:table-cell table:style-name="ce2" office:value-type="float" office:value="0.000000493794" calcext:value-type="float">
            <text:p>4.94E-007</text:p>
          </table:table-cell>
          <table:table-cell table:style-name="ce2" office:value-type="float" office:value="0.00000143701" calcext:value-type="float">
            <text:p>1.44E-006</text:p>
          </table:table-cell>
          <table:table-cell office:value-type="float" office:value="12.8" calcext:value-type="float">
            <text:p>12.8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4882" calcext:value-type="float">
            <text:p>0.000001348820</text:p>
          </table:table-cell>
          <table:table-cell office:value-type="float" office:value="0.000000327839" calcext:value-type="float">
            <text:p>0.000000327839</text:p>
          </table:table-cell>
          <table:table-cell table:style-name="ce2" office:value-type="float" office:value="0.00000167666" calcext:value-type="float">
            <text:p>1.6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324" calcext:value-type="float">
            <text:p>29.324</text:p>
          </table:table-cell>
          <table:table-cell office:value-type="float" office:value="1.00035" calcext:value-type="float">
            <text:p>1.000350000000</text:p>
          </table:table-cell>
          <table:table-cell office:value-type="float" office:value="0.0000009431" calcext:value-type="float">
            <text:p>0.000000943100</text:p>
          </table:table-cell>
          <table:table-cell table:style-name="ce2" office:value-type="float" office:value="0.000000495622" calcext:value-type="float">
            <text:p>4.96E-007</text:p>
          </table:table-cell>
          <table:table-cell table:style-name="ce2" office:value-type="float" office:value="0.00000143872" calcext:value-type="float">
            <text:p>1.44E-006</text:p>
          </table:table-cell>
          <table:table-cell office:value-type="float" office:value="13.151" calcext:value-type="float">
            <text:p>13.151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5039" calcext:value-type="float">
            <text:p>0.000001350390</text:p>
          </table:table-cell>
          <table:table-cell office:value-type="float" office:value="0.000000333391" calcext:value-type="float">
            <text:p>0.000000333391</text:p>
          </table:table-cell>
          <table:table-cell table:style-name="ce2" office:value-type="float" office:value="0.00000168378" calcext:value-type="float">
            <text:p>1.6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7325" calcext:value-type="float">
            <text:p>29.7325</text:p>
          </table:table-cell>
          <table:table-cell office:value-type="float" office:value="1.00035" calcext:value-type="float">
            <text:p>1.000350000000</text:p>
          </table:table-cell>
          <table:table-cell office:value-type="float" office:value="0.000000942943" calcext:value-type="float">
            <text:p>0.000000942943</text:p>
          </table:table-cell>
          <table:table-cell table:style-name="ce2" office:value-type="float" office:value="0.000000497277" calcext:value-type="float">
            <text:p>4.97E-007</text:p>
          </table:table-cell>
          <table:table-cell table:style-name="ce2" office:value-type="float" office:value="0.00000144022" calcext:value-type="float">
            <text:p>1.44E-006</text:p>
          </table:table-cell>
          <table:table-cell office:value-type="float" office:value="13.5975" calcext:value-type="float">
            <text:p>13.597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13518" calcext:value-type="float">
            <text:p>0.000001351800</text:p>
          </table:table-cell>
          <table:table-cell office:value-type="float" office:value="0.000000340263" calcext:value-type="float">
            <text:p>0.000000340263</text:p>
          </table:table-cell>
          <table:table-cell table:style-name="ce2" office:value-type="float" office:value="0.00000169206" calcext:value-type="float">
            <text:p>1.6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178" calcext:value-type="float">
            <text:p>30.178</text:p>
          </table:table-cell>
          <table:table-cell office:value-type="float" office:value="1.00034" calcext:value-type="float">
            <text:p>1.000340000000</text:p>
          </table:table-cell>
          <table:table-cell office:value-type="float" office:value="0.00000094279" calcext:value-type="float">
            <text:p>0.000000942790</text:p>
          </table:table-cell>
          <table:table-cell table:style-name="ce2" office:value-type="float" office:value="0.000000499029" calcext:value-type="float">
            <text:p>4.99E-007</text:p>
          </table:table-cell>
          <table:table-cell table:style-name="ce2" office:value-type="float" office:value="0.00000144182" calcext:value-type="float">
            <text:p>1.44E-006</text:p>
          </table:table-cell>
          <table:table-cell office:value-type="float" office:value="13.99" calcext:value-type="float">
            <text:p>13.99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35285" calcext:value-type="float">
            <text:p>0.000001352850</text:p>
          </table:table-cell>
          <table:table-cell office:value-type="float" office:value="0.000000346007" calcext:value-type="float">
            <text:p>0.000000346007</text:p>
          </table:table-cell>
          <table:table-cell table:style-name="ce2" office:value-type="float" office:value="0.00000169886" calcext:value-type="float">
            <text:p>1.7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561" calcext:value-type="float">
            <text:p>30.561</text:p>
          </table:table-cell>
          <table:table-cell office:value-type="float" office:value="1.00034" calcext:value-type="float">
            <text:p>1.000340000000</text:p>
          </table:table-cell>
          <table:table-cell office:value-type="float" office:value="0.00000094275" calcext:value-type="float">
            <text:p>0.000000942750</text:p>
          </table:table-cell>
          <table:table-cell table:style-name="ce2" office:value-type="float" office:value="0.000000500494" calcext:value-type="float">
            <text:p>5.00E-007</text:p>
          </table:table-cell>
          <table:table-cell table:style-name="ce2" office:value-type="float" office:value="0.00000144324" calcext:value-type="float">
            <text:p>1.44E-006</text:p>
          </table:table-cell>
          <table:table-cell office:value-type="float" office:value="14.471" calcext:value-type="float">
            <text:p>14.471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13545" calcext:value-type="float">
            <text:p>0.000001354500</text:p>
          </table:table-cell>
          <table:table-cell office:value-type="float" office:value="0.000000352588" calcext:value-type="float">
            <text:p>0.000000352588</text:p>
          </table:table-cell>
          <table:table-cell table:style-name="ce2" office:value-type="float" office:value="0.00000170709" calcext:value-type="float">
            <text:p>1.7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9755" calcext:value-type="float">
            <text:p>30.9755</text:p>
          </table:table-cell>
          <table:table-cell office:value-type="float" office:value="1.00034" calcext:value-type="float">
            <text:p>1.000340000000</text:p>
          </table:table-cell>
          <table:table-cell office:value-type="float" office:value="0.000000942552" calcext:value-type="float">
            <text:p>0.000000942552</text:p>
          </table:table-cell>
          <table:table-cell table:style-name="ce2" office:value-type="float" office:value="0.000000502055" calcext:value-type="float">
            <text:p>5.02E-007</text:p>
          </table:table-cell>
          <table:table-cell table:style-name="ce2" office:value-type="float" office:value="0.00000144461" calcext:value-type="float">
            <text:p>1.44E-006</text:p>
          </table:table-cell>
          <table:table-cell office:value-type="float" office:value="14.8405" calcext:value-type="float">
            <text:p>14.8405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135542" calcext:value-type="float">
            <text:p>0.000001355420</text:p>
          </table:table-cell>
          <table:table-cell office:value-type="float" office:value="0.000000357249" calcext:value-type="float">
            <text:p>0.000000357249</text:p>
          </table:table-cell>
          <table:table-cell table:style-name="ce2" office:value-type="float" office:value="0.00000171267" calcext:value-type="float">
            <text:p>1.7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313" calcext:value-type="float">
            <text:p>31.313</text:p>
          </table:table-cell>
          <table:table-cell office:value-type="float" office:value="1.00034" calcext:value-type="float">
            <text:p>1.000340000000</text:p>
          </table:table-cell>
          <table:table-cell office:value-type="float" office:value="0.000000942454" calcext:value-type="float">
            <text:p>0.000000942454</text:p>
          </table:table-cell>
          <table:table-cell table:style-name="ce2" office:value-type="float" office:value="0.000000503303" calcext:value-type="float">
            <text:p>5.03E-007</text:p>
          </table:table-cell>
          <table:table-cell table:style-name="ce2" office:value-type="float" office:value="0.00000144576" calcext:value-type="float">
            <text:p>1.45E-006</text:p>
          </table:table-cell>
          <table:table-cell office:value-type="float" office:value="15.179" calcext:value-type="float">
            <text:p>15.179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135675" calcext:value-type="float">
            <text:p>0.000001356750</text:p>
          </table:table-cell>
          <table:table-cell office:value-type="float" office:value="0.000000361236" calcext:value-type="float">
            <text:p>0.000000361236</text:p>
          </table:table-cell>
          <table:table-cell table:style-name="ce2" office:value-type="float" office:value="0.00000171798" calcext:value-type="float">
            <text:p>1.7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716" calcext:value-type="float">
            <text:p>31.716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2325" calcext:value-type="float">
            <text:p>0.000000942325</text:p>
          </table:table-cell>
          <table:table-cell table:style-name="ce2" office:value-type="float" office:value="0.000000504748" calcext:value-type="float">
            <text:p>5.05E-007</text:p>
          </table:table-cell>
          <table:table-cell table:style-name="ce2" office:value-type="float" office:value="0.00000144707" calcext:value-type="float">
            <text:p>1.45E-006</text:p>
          </table:table-cell>
          <table:table-cell office:value-type="float" office:value="15.709" calcext:value-type="float">
            <text:p>15.709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000135832" calcext:value-type="float">
            <text:p>0.000001358320</text:p>
          </table:table-cell>
          <table:table-cell office:value-type="float" office:value="0.000000366993" calcext:value-type="float">
            <text:p>0.000000366993</text:p>
          </table:table-cell>
          <table:table-cell table:style-name="ce2" office:value-type="float" office:value="0.00000172532" calcext:value-type="float">
            <text:p>1.7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124" calcext:value-type="float">
            <text:p>32.124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2194" calcext:value-type="float">
            <text:p>0.000000942194</text:p>
          </table:table-cell>
          <table:table-cell table:style-name="ce2" office:value-type="float" office:value="0.00000050615" calcext:value-type="float">
            <text:p>5.06E-007</text:p>
          </table:table-cell>
          <table:table-cell table:style-name="ce2" office:value-type="float" office:value="0.00000144834" calcext:value-type="float">
            <text:p>1.45E-006</text:p>
          </table:table-cell>
          <table:table-cell office:value-type="float" office:value="16.039" calcext:value-type="float">
            <text:p>16.039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.00000135943" calcext:value-type="float">
            <text:p>0.000001359430</text:p>
          </table:table-cell>
          <table:table-cell office:value-type="float" office:value="0.000000370258" calcext:value-type="float">
            <text:p>0.000000370258</text:p>
          </table:table-cell>
          <table:table-cell table:style-name="ce2" office:value-type="float" office:value="0.00000172969" calcext:value-type="float">
            <text:p>1.7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5425" calcext:value-type="float">
            <text:p>32.5425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2036" calcext:value-type="float">
            <text:p>0.000000942036</text:p>
          </table:table-cell>
          <table:table-cell table:style-name="ce2" office:value-type="float" office:value="0.000000507546" calcext:value-type="float">
            <text:p>5.08E-007</text:p>
          </table:table-cell>
          <table:table-cell table:style-name="ce2" office:value-type="float" office:value="0.00000144958" calcext:value-type="float">
            <text:p>1.45E-006</text:p>
          </table:table-cell>
          <table:table-cell office:value-type="float" office:value="16.4085" calcext:value-type="float">
            <text:p>16.4085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.00000136045" calcext:value-type="float">
            <text:p>0.000001360450</text:p>
          </table:table-cell>
          <table:table-cell office:value-type="float" office:value="0.000000373754" calcext:value-type="float">
            <text:p>0.000000373754</text:p>
          </table:table-cell>
          <table:table-cell table:style-name="ce2" office:value-type="float" office:value="0.00000173421" calcext:value-type="float">
            <text:p>1.7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954" calcext:value-type="float">
            <text:p>32.954</text:p>
          </table:table-cell>
          <table:table-cell office:value-type="float" office:value="1.00032" calcext:value-type="float">
            <text:p>1.000320000000</text:p>
          </table:table-cell>
          <table:table-cell office:value-type="float" office:value="0.000000942074" calcext:value-type="float">
            <text:p>0.000000942074</text:p>
          </table:table-cell>
          <table:table-cell table:style-name="ce2" office:value-type="float" office:value="0.000000508875" calcext:value-type="float">
            <text:p>5.09E-007</text:p>
          </table:table-cell>
          <table:table-cell table:style-name="ce2" office:value-type="float" office:value="0.00000145095" calcext:value-type="float">
            <text:p>1.45E-006</text:p>
          </table:table-cell>
          <table:table-cell office:value-type="float" office:value="16.8135" calcext:value-type="float">
            <text:p>16.8135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.00000136173" calcext:value-type="float">
            <text:p>0.000001361730</text:p>
          </table:table-cell>
          <table:table-cell office:value-type="float" office:value="0.000000377433" calcext:value-type="float">
            <text:p>0.000000377433</text:p>
          </table:table-cell>
          <table:table-cell table:style-name="ce2" office:value-type="float" office:value="0.00000173917" calcext:value-type="float">
            <text:p>1.7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3535" calcext:value-type="float">
            <text:p>33.3535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1948" calcext:value-type="float">
            <text:p>0.000000941948</text:p>
          </table:table-cell>
          <table:table-cell table:style-name="ce2" office:value-type="float" office:value="0.000000510177" calcext:value-type="float">
            <text:p>5.10E-007</text:p>
          </table:table-cell>
          <table:table-cell table:style-name="ce2" office:value-type="float" office:value="0.00000145213" calcext:value-type="float">
            <text:p>1.45E-006</text:p>
          </table:table-cell>
          <table:table-cell office:value-type="float" office:value="17.206" calcext:value-type="float">
            <text:p>17.206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36273" calcext:value-type="float">
            <text:p>0.000001362730</text:p>
          </table:table-cell>
          <table:table-cell office:value-type="float" office:value="0.00000038085" calcext:value-type="float">
            <text:p>0.000000380850</text:p>
          </table:table-cell>
          <table:table-cell table:style-name="ce2" office:value-type="float" office:value="0.00000174358" calcext:value-type="float">
            <text:p>1.7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705" calcext:value-type="float">
            <text:p>33.705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1796" calcext:value-type="float">
            <text:p>0.000000941796</text:p>
          </table:table-cell>
          <table:table-cell table:style-name="ce2" office:value-type="float" office:value="0.000000511349" calcext:value-type="float">
            <text:p>5.11E-007</text:p>
          </table:table-cell>
          <table:table-cell table:style-name="ce2" office:value-type="float" office:value="0.00000145314" calcext:value-type="float">
            <text:p>1.45E-006</text:p>
          </table:table-cell>
          <table:table-cell office:value-type="float" office:value="17.689" calcext:value-type="float">
            <text:p>17.689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36403" calcext:value-type="float">
            <text:p>0.000001364030</text:p>
          </table:table-cell>
          <table:table-cell office:value-type="float" office:value="0.000000384912" calcext:value-type="float">
            <text:p>0.000000384912</text:p>
          </table:table-cell>
          <table:table-cell table:style-name="ce2" office:value-type="float" office:value="0.00000174894" calcext:value-type="float">
            <text:p>1.7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.124" calcext:value-type="float">
            <text:p>34.124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1543" calcext:value-type="float">
            <text:p>0.000000941543</text:p>
          </table:table-cell>
          <table:table-cell table:style-name="ce2" office:value-type="float" office:value="0.000000512721" calcext:value-type="float">
            <text:p>5.13E-007</text:p>
          </table:table-cell>
          <table:table-cell table:style-name="ce2" office:value-type="float" office:value="0.00000145426" calcext:value-type="float">
            <text:p>1.45E-006</text:p>
          </table:table-cell>
          <table:table-cell office:value-type="float" office:value="18.07" calcext:value-type="float">
            <text:p>18.07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36489" calcext:value-type="float">
            <text:p>0.000001364890</text:p>
          </table:table-cell>
          <table:table-cell office:value-type="float" office:value="0.000000388012" calcext:value-type="float">
            <text:p>0.000000388012</text:p>
          </table:table-cell>
          <table:table-cell table:style-name="ce2" office:value-type="float" office:value="0.0000017529" calcext:value-type="float">
            <text:p>1.7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.5425" calcext:value-type="float">
            <text:p>34.5425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1307" calcext:value-type="float">
            <text:p>0.000000941307</text:p>
          </table:table-cell>
          <table:table-cell table:style-name="ce2" office:value-type="float" office:value="0.00000051407" calcext:value-type="float">
            <text:p>5.14E-007</text:p>
          </table:table-cell>
          <table:table-cell table:style-name="ce2" office:value-type="float" office:value="0.00000145538" calcext:value-type="float">
            <text:p>1.46E-006</text:p>
          </table:table-cell>
          <table:table-cell office:value-type="float" office:value="18.449" calcext:value-type="float">
            <text:p>18.449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36568" calcext:value-type="float">
            <text:p>0.000001365680</text:p>
          </table:table-cell>
          <table:table-cell office:value-type="float" office:value="0.000000391004" calcext:value-type="float">
            <text:p>0.000000391004</text:p>
          </table:table-cell>
          <table:table-cell table:style-name="ce2" office:value-type="float" office:value="0.00000175668" calcext:value-type="float">
            <text:p>1.7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.962" calcext:value-type="float">
            <text:p>34.962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1178" calcext:value-type="float">
            <text:p>0.000000941178</text:p>
          </table:table-cell>
          <table:table-cell table:style-name="ce2" office:value-type="float" office:value="0.000000515405" calcext:value-type="float">
            <text:p>5.15E-007</text:p>
          </table:table-cell>
          <table:table-cell table:style-name="ce2" office:value-type="float" office:value="0.00000145658" calcext:value-type="float">
            <text:p>1.46E-006</text:p>
          </table:table-cell>
          <table:table-cell office:value-type="float" office:value="18.927" calcext:value-type="float">
            <text:p>18.927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36637" calcext:value-type="float">
            <text:p>0.000001366370</text:p>
          </table:table-cell>
          <table:table-cell office:value-type="float" office:value="0.000000394685" calcext:value-type="float">
            <text:p>0.000000394685</text:p>
          </table:table-cell>
          <table:table-cell table:style-name="ce2" office:value-type="float" office:value="0.00000176105" calcext:value-type="float">
            <text:p>1.7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5.34" calcext:value-type="float">
            <text:p>35.34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0925" calcext:value-type="float">
            <text:p>0.000000940925</text:p>
          </table:table-cell>
          <table:table-cell table:style-name="ce2" office:value-type="float" office:value="0.000000516595" calcext:value-type="float">
            <text:p>5.17E-007</text:p>
          </table:table-cell>
          <table:table-cell table:style-name="ce2" office:value-type="float" office:value="0.00000145752" calcext:value-type="float">
            <text:p>1.46E-006</text:p>
          </table:table-cell>
          <table:table-cell office:value-type="float" office:value="19.2465" calcext:value-type="float">
            <text:p>19.246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36692" calcext:value-type="float">
            <text:p>0.000001366920</text:p>
          </table:table-cell>
          <table:table-cell office:value-type="float" office:value="0.000000397083" calcext:value-type="float">
            <text:p>0.000000397083</text:p>
          </table:table-cell>
          <table:table-cell table:style-name="ce2" office:value-type="float" office:value="0.00000176401" calcext:value-type="float">
            <text:p>1.7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5.7585" calcext:value-type="float">
            <text:p>35.7585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0767" calcext:value-type="float">
            <text:p>0.000000940767</text:p>
          </table:table-cell>
          <table:table-cell table:style-name="ce2" office:value-type="float" office:value="0.000000517896" calcext:value-type="float">
            <text:p>5.18E-007</text:p>
          </table:table-cell>
          <table:table-cell table:style-name="ce2" office:value-type="float" office:value="0.00000145866" calcext:value-type="float">
            <text:p>1.46E-006</text:p>
          </table:table-cell>
          <table:table-cell office:value-type="float" office:value="19.6785" calcext:value-type="float">
            <text:p>19.678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136754" calcext:value-type="float">
            <text:p>0.000001367540</text:p>
          </table:table-cell>
          <table:table-cell office:value-type="float" office:value="0.000000400239" calcext:value-type="float">
            <text:p>0.000000400239</text:p>
          </table:table-cell>
          <table:table-cell table:style-name="ce2" office:value-type="float" office:value="0.00000176778" calcext:value-type="float">
            <text:p>1.7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.151" calcext:value-type="float">
            <text:p>36.151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0456" calcext:value-type="float">
            <text:p>0.000000940456</text:p>
          </table:table-cell>
          <table:table-cell table:style-name="ce2" office:value-type="float" office:value="0.000000519096" calcext:value-type="float">
            <text:p>5.19E-007</text:p>
          </table:table-cell>
          <table:table-cell table:style-name="ce2" office:value-type="float" office:value="0.00000145955" calcext:value-type="float">
            <text:p>1.4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6.5695" calcext:value-type="float">
            <text:p>36.5695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0303" calcext:value-type="float">
            <text:p>0.000000940303</text:p>
          </table:table-cell>
          <table:table-cell table:style-name="ce2" office:value-type="float" office:value="0.000000520354" calcext:value-type="float">
            <text:p>5.20E-007</text:p>
          </table:table-cell>
          <table:table-cell table:style-name="ce2" office:value-type="float" office:value="0.00000146066" calcext:value-type="float">
            <text:p>1.4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6.9215" calcext:value-type="float">
            <text:p>36.9215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40106" calcext:value-type="float">
            <text:p>0.000000940106</text:p>
          </table:table-cell>
          <table:table-cell table:style-name="ce2" office:value-type="float" office:value="0.000000521395" calcext:value-type="float">
            <text:p>5.21E-007</text:p>
          </table:table-cell>
          <table:table-cell table:style-name="ce2" office:value-type="float" office:value="0.0000014615" calcext:value-type="float">
            <text:p>1.4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7.3805" calcext:value-type="float">
            <text:p>37.3805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39823" calcext:value-type="float">
            <text:p>0.000000939823</text:p>
          </table:table-cell>
          <table:table-cell table:style-name="ce2" office:value-type="float" office:value="0.000000522732" calcext:value-type="float">
            <text:p>5.23E-007</text:p>
          </table:table-cell>
          <table:table-cell table:style-name="ce2" office:value-type="float" office:value="0.00000146256" calcext:value-type="float">
            <text:p>1.4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7.772" calcext:value-type="float">
            <text:p>37.772</text:p>
          </table:table-cell>
          <table:table-cell office:value-type="float" office:value="1.00033" calcext:value-type="float">
            <text:p>1.000330000000</text:p>
          </table:table-cell>
          <table:table-cell office:value-type="float" office:value="0.000000939521" calcext:value-type="float">
            <text:p>0.000000939521</text:p>
          </table:table-cell>
          <table:table-cell table:style-name="ce2" office:value-type="float" office:value="0.000000523852" calcext:value-type="float">
            <text:p>5.24E-007</text:p>
          </table:table-cell>
          <table:table-cell table:style-name="ce2" office:value-type="float" office:value="0.00000146337" calcext:value-type="float">
            <text:p>1.46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362" calcext:value-type="float">
            <text:p>0.362</text:p>
          </table:table-cell>
          <table:table-cell office:value-type="float" office:value="1.00008" calcext:value-type="float">
            <text:p>1.000080000000</text:p>
          </table:table-cell>
          <table:table-cell office:value-type="float" office:value="0.00000169408" calcext:value-type="float">
            <text:p>0.000001694080</text:p>
          </table:table-cell>
          <table:table-cell table:style-name="ce2" office:value-type="float" office:value="0.00000000310416" calcext:value-type="float">
            <text:p>3.10E-009</text:p>
          </table:table-cell>
          <table:table-cell table:style-name="ce2" office:value-type="float" office:value="0.00000169719" calcext:value-type="float">
            <text:p>1.70E-006</text:p>
          </table:table-cell>
          <table:table-cell office:value-type="float" office:value="0.362" calcext:value-type="float">
            <text:p>0.362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0.00000169404" calcext:value-type="float">
            <text:p>0.000001694040</text:p>
          </table:table-cell>
          <table:table-cell office:value-type="float" office:value="0.00000000314861" calcext:value-type="float">
            <text:p>0.000000003149</text:p>
          </table:table-cell>
          <table:table-cell table:style-name="ce2" office:value-type="float" office:value="0.00000169719" calcext:value-type="float">
            <text:p>1.7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774" calcext:value-type="float">
            <text:p>0.774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208699" calcext:value-type="float">
            <text:p>0.000002086990</text:p>
          </table:table-cell>
          <table:table-cell table:style-name="ce2" office:value-type="float" office:value="0.000000012465" calcext:value-type="float">
            <text:p>1.25E-008</text:p>
          </table:table-cell>
          <table:table-cell table:style-name="ce2" office:value-type="float" office:value="0.00000209945" calcext:value-type="float">
            <text:p>2.10E-006</text:p>
          </table:table-cell>
          <table:table-cell office:value-type="float" office:value="0.774" calcext:value-type="float">
            <text:p>0.774</text:p>
          </table:table-cell>
          <table:table-cell office:value-type="float" office:value="1.00015" calcext:value-type="float">
            <text:p>1.00015</text:p>
          </table:table-cell>
          <table:table-cell office:value-type="float" office:value="0.00000208681" calcext:value-type="float">
            <text:p>0.000002086810</text:p>
          </table:table-cell>
          <table:table-cell office:value-type="float" office:value="0.0000000126435" calcext:value-type="float">
            <text:p>0.000000012644</text:p>
          </table:table-cell>
          <table:table-cell table:style-name="ce2" office:value-type="float" office:value="0.00000209945" calcext:value-type="float">
            <text:p>2.1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152" calcext:value-type="float">
            <text:p>1.152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226866" calcext:value-type="float">
            <text:p>0.000002268660</text:p>
          </table:table-cell>
          <table:table-cell table:style-name="ce2" office:value-type="float" office:value="0.0000000236817" calcext:value-type="float">
            <text:p>2.37E-008</text:p>
          </table:table-cell>
          <table:table-cell table:style-name="ce2" office:value-type="float" office:value="0.00000229235" calcext:value-type="float">
            <text:p>2.29E-006</text:p>
          </table:table-cell>
          <table:table-cell office:value-type="float" office:value="1.152" calcext:value-type="float">
            <text:p>1.152</text:p>
          </table:table-cell>
          <table:table-cell office:value-type="float" office:value="1.00019" calcext:value-type="float">
            <text:p>1.00019</text:p>
          </table:table-cell>
          <table:table-cell office:value-type="float" office:value="0.00000226832" calcext:value-type="float">
            <text:p>0.000002268320</text:p>
          </table:table-cell>
          <table:table-cell office:value-type="float" office:value="0.0000000240208" calcext:value-type="float">
            <text:p>0.000000024021</text:p>
          </table:table-cell>
          <table:table-cell table:style-name="ce2" office:value-type="float" office:value="0.00000229235" calcext:value-type="float">
            <text:p>2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599" calcext:value-type="float">
            <text:p>1.599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39091" calcext:value-type="float">
            <text:p>0.000002390910</text:p>
          </table:table-cell>
          <table:table-cell table:style-name="ce2" office:value-type="float" office:value="0.0000000372889" calcext:value-type="float">
            <text:p>3.73E-008</text:p>
          </table:table-cell>
          <table:table-cell table:style-name="ce2" office:value-type="float" office:value="0.0000024282" calcext:value-type="float">
            <text:p>2.43E-006</text:p>
          </table:table-cell>
          <table:table-cell office:value-type="float" office:value="1.599" calcext:value-type="float">
            <text:p>1.599</text:p>
          </table:table-cell>
          <table:table-cell office:value-type="float" office:value="1.00022" calcext:value-type="float">
            <text:p>1.00022</text:p>
          </table:table-cell>
          <table:table-cell office:value-type="float" office:value="0.00000239038" calcext:value-type="float">
            <text:p>0.000002390380</text:p>
          </table:table-cell>
          <table:table-cell office:value-type="float" office:value="0.0000000378229" calcext:value-type="float">
            <text:p>0.000000037823</text:p>
          </table:table-cell>
          <table:table-cell table:style-name="ce2" office:value-type="float" office:value="0.0000024282" calcext:value-type="float">
            <text:p>2.4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017" calcext:value-type="float">
            <text:p>2.017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246507" calcext:value-type="float">
            <text:p>0.000002465070</text:p>
          </table:table-cell>
          <table:table-cell table:style-name="ce2" office:value-type="float" office:value="0.0000000504394" calcext:value-type="float">
            <text:p>5.04E-008</text:p>
          </table:table-cell>
          <table:table-cell table:style-name="ce2" office:value-type="float" office:value="0.00000251551" calcext:value-type="float">
            <text:p>2.52E-006</text:p>
          </table:table-cell>
          <table:table-cell office:value-type="float" office:value="2.017" calcext:value-type="float">
            <text:p>2.017</text:p>
          </table:table-cell>
          <table:table-cell office:value-type="float" office:value="1.00026" calcext:value-type="float">
            <text:p>1.00026</text:p>
          </table:table-cell>
          <table:table-cell office:value-type="float" office:value="0.00000246435" calcext:value-type="float">
            <text:p>0.000002464350</text:p>
          </table:table-cell>
          <table:table-cell office:value-type="float" office:value="0.0000000511616" calcext:value-type="float">
            <text:p>0.000000051162</text:p>
          </table:table-cell>
          <table:table-cell table:style-name="ce2" office:value-type="float" office:value="0.00000251551" calcext:value-type="float">
            <text:p>2.5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368" calcext:value-type="float">
            <text:p>2.368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251652" calcext:value-type="float">
            <text:p>0.000002516520</text:p>
          </table:table-cell>
          <table:table-cell table:style-name="ce2" office:value-type="float" office:value="0.0000000620021" calcext:value-type="float">
            <text:p>6.20E-008</text:p>
          </table:table-cell>
          <table:table-cell table:style-name="ce2" office:value-type="float" office:value="0.00000257852" calcext:value-type="float">
            <text:p>2.58E-006</text:p>
          </table:table-cell>
          <table:table-cell office:value-type="float" office:value="2.368" calcext:value-type="float">
            <text:p>2.368</text:p>
          </table:table-cell>
          <table:table-cell office:value-type="float" office:value="1.00028" calcext:value-type="float">
            <text:p>1.00028</text:p>
          </table:table-cell>
          <table:table-cell office:value-type="float" office:value="0.00000251563" calcext:value-type="float">
            <text:p>0.000002515630</text:p>
          </table:table-cell>
          <table:table-cell office:value-type="float" office:value="0.0000000628899" calcext:value-type="float">
            <text:p>0.000000062890</text:p>
          </table:table-cell>
          <table:table-cell table:style-name="ce2" office:value-type="float" office:value="0.00000257852" calcext:value-type="float">
            <text:p>2.5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837" calcext:value-type="float">
            <text:p>2.837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257546" calcext:value-type="float">
            <text:p>0.000002575460</text:p>
          </table:table-cell>
          <table:table-cell table:style-name="ce2" office:value-type="float" office:value="0.0000000769898" calcext:value-type="float">
            <text:p>7.70E-008</text:p>
          </table:table-cell>
          <table:table-cell table:style-name="ce2" office:value-type="float" office:value="0.00000265245" calcext:value-type="float">
            <text:p>2.65E-006</text:p>
          </table:table-cell>
          <table:table-cell office:value-type="float" office:value="2.837" calcext:value-type="float">
            <text:p>2.837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000257436" calcext:value-type="float">
            <text:p>0.000002574360</text:p>
          </table:table-cell>
          <table:table-cell office:value-type="float" office:value="0.0000000780922" calcext:value-type="float">
            <text:p>0.000000078092</text:p>
          </table:table-cell>
          <table:table-cell table:style-name="ce2" office:value-type="float" office:value="0.00000265245" calcext:value-type="float">
            <text:p>2.6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206" calcext:value-type="float">
            <text:p>3.206</text:p>
          </table:table-cell>
          <table:table-cell office:value-type="float" office:value="1.00031" calcext:value-type="float">
            <text:p>1.000310000000</text:p>
          </table:table-cell>
          <table:table-cell office:value-type="float" office:value="0.00000260811" calcext:value-type="float">
            <text:p>0.000002608110</text:p>
          </table:table-cell>
          <table:table-cell table:style-name="ce2" office:value-type="float" office:value="0.000000088251" calcext:value-type="float">
            <text:p>8.83E-008</text:p>
          </table:table-cell>
          <table:table-cell table:style-name="ce2" office:value-type="float" office:value="0.00000269636" calcext:value-type="float">
            <text:p>2.70E-006</text:p>
          </table:table-cell>
          <table:table-cell office:value-type="float" office:value="3.206" calcext:value-type="float">
            <text:p>3.206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.00000260685" calcext:value-type="float">
            <text:p>0.000002606850</text:p>
          </table:table-cell>
          <table:table-cell office:value-type="float" office:value="0.0000000895147" calcext:value-type="float">
            <text:p>0.000000089515</text:p>
          </table:table-cell>
          <table:table-cell table:style-name="ce2" office:value-type="float" office:value="0.00000269636" calcext:value-type="float">
            <text:p>2.7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584" calcext:value-type="float">
            <text:p>3.584</text:p>
          </table:table-cell>
          <table:table-cell office:value-type="float" office:value="1.00034" calcext:value-type="float">
            <text:p>1.000340000000</text:p>
          </table:table-cell>
          <table:table-cell office:value-type="float" office:value="0.000002641" calcext:value-type="float">
            <text:p>0.000002641000</text:p>
          </table:table-cell>
          <table:table-cell table:style-name="ce2" office:value-type="float" office:value="0.000000100069" calcext:value-type="float">
            <text:p>1.00E-007</text:p>
          </table:table-cell>
          <table:table-cell table:style-name="ce2" office:value-type="float" office:value="0.00000274107" calcext:value-type="float">
            <text:p>2.74E-006</text:p>
          </table:table-cell>
          <table:table-cell office:value-type="float" office:value="3.584" calcext:value-type="float">
            <text:p>3.584</text:p>
          </table:table-cell>
          <table:table-cell office:value-type="float" office:value="1.00034" calcext:value-type="float">
            <text:p>1.00034</text:p>
          </table:table-cell>
          <table:table-cell office:value-type="float" office:value="0.00000263957" calcext:value-type="float">
            <text:p>0.000002639570</text:p>
          </table:table-cell>
          <table:table-cell office:value-type="float" office:value="0.000000101502" calcext:value-type="float">
            <text:p>0.000000101502</text:p>
          </table:table-cell>
          <table:table-cell table:style-name="ce2" office:value-type="float" office:value="0.00000274107" calcext:value-type="float">
            <text:p>2.7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992" calcext:value-type="float">
            <text:p>3.992</text:p>
          </table:table-cell>
          <table:table-cell office:value-type="float" office:value="1.00035" calcext:value-type="float">
            <text:p>1.000350000000</text:p>
          </table:table-cell>
          <table:table-cell office:value-type="float" office:value="0.00000266836" calcext:value-type="float">
            <text:p>0.000002668360</text:p>
          </table:table-cell>
          <table:table-cell table:style-name="ce2" office:value-type="float" office:value="0.000000113124" calcext:value-type="float">
            <text:p>1.13E-007</text:p>
          </table:table-cell>
          <table:table-cell table:style-name="ce2" office:value-type="float" office:value="0.00000278148" calcext:value-type="float">
            <text:p>2.78E-006</text:p>
          </table:table-cell>
          <table:table-cell office:value-type="float" office:value="3.992" calcext:value-type="float">
            <text:p>3.992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66674" calcext:value-type="float">
            <text:p>0.000002666740</text:p>
          </table:table-cell>
          <table:table-cell office:value-type="float" office:value="0.000000114744" calcext:value-type="float">
            <text:p>0.000000114744</text:p>
          </table:table-cell>
          <table:table-cell table:style-name="ce2" office:value-type="float" office:value="0.00000278148" calcext:value-type="float">
            <text:p>2.7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368" calcext:value-type="float">
            <text:p>4.368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268672" calcext:value-type="float">
            <text:p>0.000002686720</text:p>
          </table:table-cell>
          <table:table-cell table:style-name="ce2" office:value-type="float" office:value="0.00000012627" calcext:value-type="float">
            <text:p>1.26E-007</text:p>
          </table:table-cell>
          <table:table-cell table:style-name="ce2" office:value-type="float" office:value="0.00000281298" calcext:value-type="float">
            <text:p>2.81E-006</text:p>
          </table:table-cell>
          <table:table-cell office:value-type="float" office:value="4.368" calcext:value-type="float">
            <text:p>4.368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.00000268491" calcext:value-type="float">
            <text:p>0.000002684910</text:p>
          </table:table-cell>
          <table:table-cell office:value-type="float" office:value="0.000000128078" calcext:value-type="float">
            <text:p>0.000000128078</text:p>
          </table:table-cell>
          <table:table-cell table:style-name="ce2" office:value-type="float" office:value="0.00000281298" calcext:value-type="float">
            <text:p>2.8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774" calcext:value-type="float">
            <text:p>4.774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270464" calcext:value-type="float">
            <text:p>0.000002704640</text:p>
          </table:table-cell>
          <table:table-cell table:style-name="ce2" office:value-type="float" office:value="0.000000141738" calcext:value-type="float">
            <text:p>1.42E-007</text:p>
          </table:table-cell>
          <table:table-cell table:style-name="ce2" office:value-type="float" office:value="0.00000284637" calcext:value-type="float">
            <text:p>2.85E-006</text:p>
          </table:table-cell>
          <table:table-cell office:value-type="float" office:value="4.774" calcext:value-type="float">
            <text:p>4.774</text:p>
          </table:table-cell>
          <table:table-cell office:value-type="float" office:value="1.00043" calcext:value-type="float">
            <text:p>1.00043</text:p>
          </table:table-cell>
          <table:table-cell office:value-type="float" office:value="0.00000270261" calcext:value-type="float">
            <text:p>0.000002702610</text:p>
          </table:table-cell>
          <table:table-cell office:value-type="float" office:value="0.000000143767" calcext:value-type="float">
            <text:p>0.000000143767</text:p>
          </table:table-cell>
          <table:table-cell table:style-name="ce2" office:value-type="float" office:value="0.00000284637" calcext:value-type="float">
            <text:p>2.8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147" calcext:value-type="float">
            <text:p>5.147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27206" calcext:value-type="float">
            <text:p>0.000002720600</text:p>
          </table:table-cell>
          <table:table-cell table:style-name="ce2" office:value-type="float" office:value="0.000000155481" calcext:value-type="float">
            <text:p>1.55E-007</text:p>
          </table:table-cell>
          <table:table-cell table:style-name="ce2" office:value-type="float" office:value="0.00000287608" calcext:value-type="float">
            <text:p>2.88E-006</text:p>
          </table:table-cell>
          <table:table-cell office:value-type="float" office:value="5.147" calcext:value-type="float">
            <text:p>5.147</text:p>
          </table:table-cell>
          <table:table-cell office:value-type="float" office:value="1.00043" calcext:value-type="float">
            <text:p>1.00043</text:p>
          </table:table-cell>
          <table:table-cell office:value-type="float" office:value="0.00000271837" calcext:value-type="float">
            <text:p>0.000002718370</text:p>
          </table:table-cell>
          <table:table-cell office:value-type="float" office:value="0.000000157708" calcext:value-type="float">
            <text:p>0.000000157708</text:p>
          </table:table-cell>
          <table:table-cell table:style-name="ce2" office:value-type="float" office:value="0.00000287608" calcext:value-type="float">
            <text:p>2.8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584" calcext:value-type="float">
            <text:p>5.584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273621" calcext:value-type="float">
            <text:p>0.000002736210</text:p>
          </table:table-cell>
          <table:table-cell table:style-name="ce2" office:value-type="float" office:value="0.00000017084" calcext:value-type="float">
            <text:p>1.71E-007</text:p>
          </table:table-cell>
          <table:table-cell table:style-name="ce2" office:value-type="float" office:value="0.00000290705" calcext:value-type="float">
            <text:p>2.91E-006</text:p>
          </table:table-cell>
          <table:table-cell office:value-type="float" office:value="5.584" calcext:value-type="float">
            <text:p>5.584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273377" calcext:value-type="float">
            <text:p>0.000002733770</text:p>
          </table:table-cell>
          <table:table-cell office:value-type="float" office:value="0.000000173287" calcext:value-type="float">
            <text:p>0.000000173287</text:p>
          </table:table-cell>
          <table:table-cell table:style-name="ce2" office:value-type="float" office:value="0.00000290705" calcext:value-type="float">
            <text:p>2.9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9505" calcext:value-type="float">
            <text:p>5.9505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274609" calcext:value-type="float">
            <text:p>0.000002746090</text:p>
          </table:table-cell>
          <table:table-cell table:style-name="ce2" office:value-type="float" office:value="0.000000183265" calcext:value-type="float">
            <text:p>1.83E-007</text:p>
          </table:table-cell>
          <table:table-cell table:style-name="ce2" office:value-type="float" office:value="0.00000292936" calcext:value-type="float">
            <text:p>2.93E-006</text:p>
          </table:table-cell>
          <table:table-cell office:value-type="float" office:value="5.9505" calcext:value-type="float">
            <text:p>5.950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274347" calcext:value-type="float">
            <text:p>0.000002743470</text:p>
          </table:table-cell>
          <table:table-cell office:value-type="float" office:value="0.000000185889" calcext:value-type="float">
            <text:p>0.000000185889</text:p>
          </table:table-cell>
          <table:table-cell table:style-name="ce2" office:value-type="float" office:value="0.00000292936" calcext:value-type="float">
            <text:p>2.9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468" calcext:value-type="float">
            <text:p>6.468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275851" calcext:value-type="float">
            <text:p>0.000002758510</text:p>
          </table:table-cell>
          <table:table-cell table:style-name="ce2" office:value-type="float" office:value="0.000000200086" calcext:value-type="float">
            <text:p>2.00E-007</text:p>
          </table:table-cell>
          <table:table-cell table:style-name="ce2" office:value-type="float" office:value="0.0000029586" calcext:value-type="float">
            <text:p>2.96E-006</text:p>
          </table:table-cell>
          <table:table-cell office:value-type="float" office:value="6.468" calcext:value-type="float">
            <text:p>6.468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275565" calcext:value-type="float">
            <text:p>0.000002755650</text:p>
          </table:table-cell>
          <table:table-cell office:value-type="float" office:value="0.000000202951" calcext:value-type="float">
            <text:p>0.000000202951</text:p>
          </table:table-cell>
          <table:table-cell table:style-name="ce2" office:value-type="float" office:value="0.0000029586" calcext:value-type="float">
            <text:p>2.9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801" calcext:value-type="float">
            <text:p>6.801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276681" calcext:value-type="float">
            <text:p>0.000002766810</text:p>
          </table:table-cell>
          <table:table-cell table:style-name="ce2" office:value-type="float" office:value="0.000000210426" calcext:value-type="float">
            <text:p>2.10E-007</text:p>
          </table:table-cell>
          <table:table-cell table:style-name="ce2" office:value-type="float" office:value="0.00000297724" calcext:value-type="float">
            <text:p>2.98E-006</text:p>
          </table:table-cell>
          <table:table-cell office:value-type="float" office:value="6.801" calcext:value-type="float">
            <text:p>6.801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0.0000027638" calcext:value-type="float">
            <text:p>0.000002763800</text:p>
          </table:table-cell>
          <table:table-cell office:value-type="float" office:value="0.000000213439" calcext:value-type="float">
            <text:p>0.000000213439</text:p>
          </table:table-cell>
          <table:table-cell table:style-name="ce2" office:value-type="float" office:value="0.00000297724" calcext:value-type="float">
            <text:p>2.9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179" calcext:value-type="float">
            <text:p>7.179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277571" calcext:value-type="float">
            <text:p>0.000002775710</text:p>
          </table:table-cell>
          <table:table-cell table:style-name="ce2" office:value-type="float" office:value="0.000000221785" calcext:value-type="float">
            <text:p>2.22E-007</text:p>
          </table:table-cell>
          <table:table-cell table:style-name="ce2" office:value-type="float" office:value="0.00000299749" calcext:value-type="float">
            <text:p>3.00E-006</text:p>
          </table:table-cell>
          <table:table-cell office:value-type="float" office:value="7.179" calcext:value-type="float">
            <text:p>7.179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0.00000277253" calcext:value-type="float">
            <text:p>0.000002772530</text:p>
          </table:table-cell>
          <table:table-cell office:value-type="float" office:value="0.000000224961" calcext:value-type="float">
            <text:p>0.000000224961</text:p>
          </table:table-cell>
          <table:table-cell table:style-name="ce2" office:value-type="float" office:value="0.00000299749" calcext:value-type="float">
            <text:p>3.0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.54" calcext:value-type="float">
            <text:p>7.54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278154" calcext:value-type="float">
            <text:p>0.000002781540</text:p>
          </table:table-cell>
          <table:table-cell table:style-name="ce2" office:value-type="float" office:value="0.000000232184" calcext:value-type="float">
            <text:p>2.32E-007</text:p>
          </table:table-cell>
          <table:table-cell table:style-name="ce2" office:value-type="float" office:value="0.00000301372" calcext:value-type="float">
            <text:p>3.01E-006</text:p>
          </table:table-cell>
          <table:table-cell office:value-type="float" office:value="7.54" calcext:value-type="float">
            <text:p>7.54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0.00000277821" calcext:value-type="float">
            <text:p>0.000002778210</text:p>
          </table:table-cell>
          <table:table-cell office:value-type="float" office:value="0.000000235508" calcext:value-type="float">
            <text:p>0.000000235508</text:p>
          </table:table-cell>
          <table:table-cell table:style-name="ce2" office:value-type="float" office:value="0.00000301372" calcext:value-type="float">
            <text:p>3.0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0035" calcext:value-type="float">
            <text:p>8.0035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278863" calcext:value-type="float">
            <text:p>0.000002788630</text:p>
          </table:table-cell>
          <table:table-cell table:style-name="ce2" office:value-type="float" office:value="0.000000244861" calcext:value-type="float">
            <text:p>2.45E-007</text:p>
          </table:table-cell>
          <table:table-cell table:style-name="ce2" office:value-type="float" office:value="0.00000303349" calcext:value-type="float">
            <text:p>3.03E-006</text:p>
          </table:table-cell>
          <table:table-cell office:value-type="float" office:value="8.0035" calcext:value-type="float">
            <text:p>8.0035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0.00000278512" calcext:value-type="float">
            <text:p>0.000002785120</text:p>
          </table:table-cell>
          <table:table-cell office:value-type="float" office:value="0.000000248367" calcext:value-type="float">
            <text:p>0.000000248367</text:p>
          </table:table-cell>
          <table:table-cell table:style-name="ce2" office:value-type="float" office:value="0.00000303349" calcext:value-type="float">
            <text:p>3.0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422" calcext:value-type="float">
            <text:p>8.422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279413" calcext:value-type="float">
            <text:p>0.000002794130</text:p>
          </table:table-cell>
          <table:table-cell table:style-name="ce2" office:value-type="float" office:value="0.000000255728" calcext:value-type="float">
            <text:p>2.56E-007</text:p>
          </table:table-cell>
          <table:table-cell table:style-name="ce2" office:value-type="float" office:value="0.00000304986" calcext:value-type="float">
            <text:p>3.05E-006</text:p>
          </table:table-cell>
          <table:table-cell office:value-type="float" office:value="8.422" calcext:value-type="float">
            <text:p>8.422</text:p>
          </table:table-cell>
          <table:table-cell office:value-type="float" office:value="1.00047" calcext:value-type="float">
            <text:p>1.00047</text:p>
          </table:table-cell>
          <table:table-cell office:value-type="float" office:value="0.00000279047" calcext:value-type="float">
            <text:p>0.000002790470</text:p>
          </table:table-cell>
          <table:table-cell office:value-type="float" office:value="0.00000025939" calcext:value-type="float">
            <text:p>0.000000259390</text:p>
          </table:table-cell>
          <table:table-cell table:style-name="ce2" office:value-type="float" office:value="0.00000304986" calcext:value-type="float">
            <text:p>3.0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778" calcext:value-type="float">
            <text:p>8.778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0053" calcext:value-type="float">
            <text:p>0.000002800530</text:p>
          </table:table-cell>
          <table:table-cell table:style-name="ce2" office:value-type="float" office:value="0.000000264659" calcext:value-type="float">
            <text:p>2.65E-007</text:p>
          </table:table-cell>
          <table:table-cell table:style-name="ce2" office:value-type="float" office:value="0.00000306518" calcext:value-type="float">
            <text:p>3.07E-006</text:p>
          </table:table-cell>
          <table:table-cell office:value-type="float" office:value="8.778" calcext:value-type="float">
            <text:p>8.778</text:p>
          </table:table-cell>
          <table:table-cell office:value-type="float" office:value="1.00047" calcext:value-type="float">
            <text:p>1.00047</text:p>
          </table:table-cell>
          <table:table-cell office:value-type="float" office:value="0.00000279674" calcext:value-type="float">
            <text:p>0.000002796740</text:p>
          </table:table-cell>
          <table:table-cell office:value-type="float" office:value="0.000000268449" calcext:value-type="float">
            <text:p>0.000000268449</text:p>
          </table:table-cell>
          <table:table-cell table:style-name="ce2" office:value-type="float" office:value="0.00000306518" calcext:value-type="float">
            <text:p>3.0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2195" calcext:value-type="float">
            <text:p>9.2195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0408" calcext:value-type="float">
            <text:p>0.000002804080</text:p>
          </table:table-cell>
          <table:table-cell table:style-name="ce2" office:value-type="float" office:value="0.000000275394" calcext:value-type="float">
            <text:p>2.75E-007</text:p>
          </table:table-cell>
          <table:table-cell table:style-name="ce2" office:value-type="float" office:value="0.00000307947" calcext:value-type="float">
            <text:p>3.08E-006</text:p>
          </table:table-cell>
          <table:table-cell office:value-type="float" office:value="9.2195" calcext:value-type="float">
            <text:p>9.2195</text:p>
          </table:table-cell>
          <table:table-cell office:value-type="float" office:value="1.00047" calcext:value-type="float">
            <text:p>1.00047</text:p>
          </table:table-cell>
          <table:table-cell office:value-type="float" office:value="0.00000280013" calcext:value-type="float">
            <text:p>0.000002800130</text:p>
          </table:table-cell>
          <table:table-cell office:value-type="float" office:value="0.000000279338" calcext:value-type="float">
            <text:p>0.000000279338</text:p>
          </table:table-cell>
          <table:table-cell table:style-name="ce2" office:value-type="float" office:value="0.00000307947" calcext:value-type="float">
            <text:p>3.0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611" calcext:value-type="float">
            <text:p>9.611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0834" calcext:value-type="float">
            <text:p>0.000002808340</text:p>
          </table:table-cell>
          <table:table-cell table:style-name="ce2" office:value-type="float" office:value="0.000000284534" calcext:value-type="float">
            <text:p>2.85E-007</text:p>
          </table:table-cell>
          <table:table-cell table:style-name="ce2" office:value-type="float" office:value="0.00000309288" calcext:value-type="float">
            <text:p>3.09E-006</text:p>
          </table:table-cell>
          <table:table-cell office:value-type="float" office:value="9.611" calcext:value-type="float">
            <text:p>9.611</text:p>
          </table:table-cell>
          <table:table-cell office:value-type="float" office:value="1.00047" calcext:value-type="float">
            <text:p>1.00047</text:p>
          </table:table-cell>
          <table:table-cell office:value-type="float" office:value="0.00000280427" calcext:value-type="float">
            <text:p>0.000002804270</text:p>
          </table:table-cell>
          <table:table-cell office:value-type="float" office:value="0.000000288608" calcext:value-type="float">
            <text:p>0.000000288608</text:p>
          </table:table-cell>
          <table:table-cell table:style-name="ce2" office:value-type="float" office:value="0.00000309288" calcext:value-type="float">
            <text:p>3.0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99" calcext:value-type="float">
            <text:p>9.99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1265" calcext:value-type="float">
            <text:p>0.000002812650</text:p>
          </table:table-cell>
          <table:table-cell table:style-name="ce2" office:value-type="float" office:value="0.000000292993" calcext:value-type="float">
            <text:p>2.93E-007</text:p>
          </table:table-cell>
          <table:table-cell table:style-name="ce2" office:value-type="float" office:value="0.00000310564" calcext:value-type="float">
            <text:p>3.11E-006</text:p>
          </table:table-cell>
          <table:table-cell office:value-type="float" office:value="9.99" calcext:value-type="float">
            <text:p>9.99</text:p>
          </table:table-cell>
          <table:table-cell office:value-type="float" office:value="1.00047" calcext:value-type="float">
            <text:p>1.00047</text:p>
          </table:table-cell>
          <table:table-cell office:value-type="float" office:value="0.00000280845" calcext:value-type="float">
            <text:p>0.000002808450</text:p>
          </table:table-cell>
          <table:table-cell office:value-type="float" office:value="0.000000297189" calcext:value-type="float">
            <text:p>0.000000297189</text:p>
          </table:table-cell>
          <table:table-cell table:style-name="ce2" office:value-type="float" office:value="0.00000310564" calcext:value-type="float">
            <text:p>3.1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428" calcext:value-type="float">
            <text:p>10.428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1662" calcext:value-type="float">
            <text:p>0.000002816620</text:p>
          </table:table-cell>
          <table:table-cell table:style-name="ce2" office:value-type="float" office:value="0.000000302363" calcext:value-type="float">
            <text:p>3.02E-007</text:p>
          </table:table-cell>
          <table:table-cell table:style-name="ce2" office:value-type="float" office:value="0.00000311898" calcext:value-type="float">
            <text:p>3.12E-006</text:p>
          </table:table-cell>
          <table:table-cell office:value-type="float" office:value="10.428" calcext:value-type="float">
            <text:p>10.428</text:p>
          </table:table-cell>
          <table:table-cell office:value-type="float" office:value="1.00047" calcext:value-type="float">
            <text:p>1.00047</text:p>
          </table:table-cell>
          <table:table-cell office:value-type="float" office:value="0.00000281229" calcext:value-type="float">
            <text:p>0.000002812290</text:p>
          </table:table-cell>
          <table:table-cell office:value-type="float" office:value="0.000000306693" calcext:value-type="float">
            <text:p>0.000000306693</text:p>
          </table:table-cell>
          <table:table-cell table:style-name="ce2" office:value-type="float" office:value="0.00000311898" calcext:value-type="float">
            <text:p>3.1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8135" calcext:value-type="float">
            <text:p>10.8135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1846" calcext:value-type="float">
            <text:p>0.000002818460</text:p>
          </table:table-cell>
          <table:table-cell table:style-name="ce2" office:value-type="float" office:value="0.000000310327" calcext:value-type="float">
            <text:p>3.10E-007</text:p>
          </table:table-cell>
          <table:table-cell table:style-name="ce2" office:value-type="float" office:value="0.00000312879" calcext:value-type="float">
            <text:p>3.13E-006</text:p>
          </table:table-cell>
          <table:table-cell office:value-type="float" office:value="10.8135" calcext:value-type="float">
            <text:p>10.8135</text:p>
          </table:table-cell>
          <table:table-cell office:value-type="float" office:value="1.00047" calcext:value-type="float">
            <text:p>1.00047</text:p>
          </table:table-cell>
          <table:table-cell office:value-type="float" office:value="0.00000281402" calcext:value-type="float">
            <text:p>0.000002814020</text:p>
          </table:table-cell>
          <table:table-cell office:value-type="float" office:value="0.00000031477" calcext:value-type="float">
            <text:p>0.000000314770</text:p>
          </table:table-cell>
          <table:table-cell table:style-name="ce2" office:value-type="float" office:value="0.00000312879" calcext:value-type="float">
            <text:p>3.1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233" calcext:value-type="float">
            <text:p>11.233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2217" calcext:value-type="float">
            <text:p>0.000002822170</text:p>
          </table:table-cell>
          <table:table-cell table:style-name="ce2" office:value-type="float" office:value="0.000000318741" calcext:value-type="float">
            <text:p>3.19E-007</text:p>
          </table:table-cell>
          <table:table-cell table:style-name="ce2" office:value-type="float" office:value="0.00000314091" calcext:value-type="float">
            <text:p>3.14E-006</text:p>
          </table:table-cell>
          <table:table-cell office:value-type="float" office:value="11.233" calcext:value-type="float">
            <text:p>11.233</text:p>
          </table:table-cell>
          <table:table-cell office:value-type="float" office:value="1.00048" calcext:value-type="float">
            <text:p>1.00048</text:p>
          </table:table-cell>
          <table:table-cell office:value-type="float" office:value="0.00000281761" calcext:value-type="float">
            <text:p>0.000002817610</text:p>
          </table:table-cell>
          <table:table-cell office:value-type="float" office:value="0.000000323305" calcext:value-type="float">
            <text:p>0.000000323305</text:p>
          </table:table-cell>
          <table:table-cell table:style-name="ce2" office:value-type="float" office:value="0.00000314091" calcext:value-type="float">
            <text:p>3.1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611" calcext:value-type="float">
            <text:p>11.611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2352" calcext:value-type="float">
            <text:p>0.000002823520</text:p>
          </table:table-cell>
          <table:table-cell table:style-name="ce2" office:value-type="float" office:value="0.000000326097" calcext:value-type="float">
            <text:p>3.26E-007</text:p>
          </table:table-cell>
          <table:table-cell table:style-name="ce2" office:value-type="float" office:value="0.00000314962" calcext:value-type="float">
            <text:p>3.15E-006</text:p>
          </table:table-cell>
          <table:table-cell office:value-type="float" office:value="11.611" calcext:value-type="float">
            <text:p>11.611</text:p>
          </table:table-cell>
          <table:table-cell office:value-type="float" office:value="1.00047" calcext:value-type="float">
            <text:p>1.00047</text:p>
          </table:table-cell>
          <table:table-cell office:value-type="float" office:value="0.00000281885" calcext:value-type="float">
            <text:p>0.000002818850</text:p>
          </table:table-cell>
          <table:table-cell office:value-type="float" office:value="0.000000330767" calcext:value-type="float">
            <text:p>0.000000330767</text:p>
          </table:table-cell>
          <table:table-cell table:style-name="ce2" office:value-type="float" office:value="0.00000314962" calcext:value-type="float">
            <text:p>3.1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078" calcext:value-type="float">
            <text:p>12.078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282654" calcext:value-type="float">
            <text:p>0.000002826540</text:p>
          </table:table-cell>
          <table:table-cell table:style-name="ce2" office:value-type="float" office:value="0.000000335003" calcext:value-type="float">
            <text:p>3.35E-007</text:p>
          </table:table-cell>
          <table:table-cell table:style-name="ce2" office:value-type="float" office:value="0.00000316154" calcext:value-type="float">
            <text:p>3.16E-006</text:p>
          </table:table-cell>
          <table:table-cell office:value-type="float" office:value="12.078" calcext:value-type="float">
            <text:p>12.078</text:p>
          </table:table-cell>
          <table:table-cell office:value-type="float" office:value="1.00048" calcext:value-type="float">
            <text:p>1.00048</text:p>
          </table:table-cell>
          <table:table-cell office:value-type="float" office:value="0.00000282174" calcext:value-type="float">
            <text:p>0.000002821740</text:p>
          </table:table-cell>
          <table:table-cell office:value-type="float" office:value="0.0000003398" calcext:value-type="float">
            <text:p>0.000000339800</text:p>
          </table:table-cell>
          <table:table-cell table:style-name="ce2" office:value-type="float" office:value="0.00000316154" calcext:value-type="float">
            <text:p>3.1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395" calcext:value-type="float">
            <text:p>12.395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282728" calcext:value-type="float">
            <text:p>0.000002827280</text:p>
          </table:table-cell>
          <table:table-cell table:style-name="ce2" office:value-type="float" office:value="0.000000340919" calcext:value-type="float">
            <text:p>3.41E-007</text:p>
          </table:table-cell>
          <table:table-cell table:style-name="ce2" office:value-type="float" office:value="0.0000031682" calcext:value-type="float">
            <text:p>3.17E-006</text:p>
          </table:table-cell>
          <table:table-cell office:value-type="float" office:value="12.395" calcext:value-type="float">
            <text:p>12.395</text:p>
          </table:table-cell>
          <table:table-cell office:value-type="float" office:value="1.00048" calcext:value-type="float">
            <text:p>1.00048</text:p>
          </table:table-cell>
          <table:table-cell office:value-type="float" office:value="0.0000028224" calcext:value-type="float">
            <text:p>0.000002822400</text:p>
          </table:table-cell>
          <table:table-cell office:value-type="float" office:value="0.000000345801" calcext:value-type="float">
            <text:p>0.000000345801</text:p>
          </table:table-cell>
          <table:table-cell table:style-name="ce2" office:value-type="float" office:value="0.0000031682" calcext:value-type="float">
            <text:p>3.1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8" calcext:value-type="float">
            <text:p>12.8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282846" calcext:value-type="float">
            <text:p>0.000002828460</text:p>
          </table:table-cell>
          <table:table-cell table:style-name="ce2" office:value-type="float" office:value="0.000000348297" calcext:value-type="float">
            <text:p>3.48E-007</text:p>
          </table:table-cell>
          <table:table-cell table:style-name="ce2" office:value-type="float" office:value="0.00000317675" calcext:value-type="float">
            <text:p>3.18E-006</text:p>
          </table:table-cell>
          <table:table-cell office:value-type="float" office:value="12.8" calcext:value-type="float">
            <text:p>12.8</text:p>
          </table:table-cell>
          <table:table-cell office:value-type="float" office:value="1.00049" calcext:value-type="float">
            <text:p>1.00049</text:p>
          </table:table-cell>
          <table:table-cell office:value-type="float" office:value="0.00000282347" calcext:value-type="float">
            <text:p>0.000002823470</text:p>
          </table:table-cell>
          <table:table-cell office:value-type="float" office:value="0.000000353284" calcext:value-type="float">
            <text:p>0.000000353284</text:p>
          </table:table-cell>
          <table:table-cell table:style-name="ce2" office:value-type="float" office:value="0.00000317675" calcext:value-type="float">
            <text:p>3.1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151" calcext:value-type="float">
            <text:p>13.151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28293" calcext:value-type="float">
            <text:p>0.000002829300</text:p>
          </table:table-cell>
          <table:table-cell table:style-name="ce2" office:value-type="float" office:value="0.000000354586" calcext:value-type="float">
            <text:p>3.55E-007</text:p>
          </table:table-cell>
          <table:table-cell table:style-name="ce2" office:value-type="float" office:value="0.00000318389" calcext:value-type="float">
            <text:p>3.18E-006</text:p>
          </table:table-cell>
          <table:table-cell office:value-type="float" office:value="13.151" calcext:value-type="float">
            <text:p>13.151</text:p>
          </table:table-cell>
          <table:table-cell office:value-type="float" office:value="1.00049" calcext:value-type="float">
            <text:p>1.00049</text:p>
          </table:table-cell>
          <table:table-cell office:value-type="float" office:value="0.00000282423" calcext:value-type="float">
            <text:p>0.000002824230</text:p>
          </table:table-cell>
          <table:table-cell office:value-type="float" office:value="0.000000359663" calcext:value-type="float">
            <text:p>0.000000359663</text:p>
          </table:table-cell>
          <table:table-cell table:style-name="ce2" office:value-type="float" office:value="0.00000318389" calcext:value-type="float">
            <text:p>3.1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5975" calcext:value-type="float">
            <text:p>13.5975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83019" calcext:value-type="float">
            <text:p>0.000002830190</text:p>
          </table:table-cell>
          <table:table-cell table:style-name="ce2" office:value-type="float" office:value="0.000000362429" calcext:value-type="float">
            <text:p>3.62E-007</text:p>
          </table:table-cell>
          <table:table-cell table:style-name="ce2" office:value-type="float" office:value="0.00000319262" calcext:value-type="float">
            <text:p>3.19E-006</text:p>
          </table:table-cell>
          <table:table-cell office:value-type="float" office:value="13.5975" calcext:value-type="float">
            <text:p>13.5975</text:p>
          </table:table-cell>
          <table:table-cell office:value-type="float" office:value="1.00049" calcext:value-type="float">
            <text:p>1.00049</text:p>
          </table:table-cell>
          <table:table-cell office:value-type="float" office:value="0.000002825" calcext:value-type="float">
            <text:p>0.000002825000</text:p>
          </table:table-cell>
          <table:table-cell office:value-type="float" office:value="0.000000367618" calcext:value-type="float">
            <text:p>0.000000367618</text:p>
          </table:table-cell>
          <table:table-cell table:style-name="ce2" office:value-type="float" office:value="0.00000319262" calcext:value-type="float">
            <text:p>3.1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99" calcext:value-type="float">
            <text:p>13.99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283094" calcext:value-type="float">
            <text:p>0.000002830940</text:p>
          </table:table-cell>
          <table:table-cell table:style-name="ce2" office:value-type="float" office:value="0.000000369079" calcext:value-type="float">
            <text:p>3.69E-007</text:p>
          </table:table-cell>
          <table:table-cell table:style-name="ce2" office:value-type="float" office:value="0.00000320002" calcext:value-type="float">
            <text:p>3.20E-006</text:p>
          </table:table-cell>
          <table:table-cell office:value-type="float" office:value="13.99" calcext:value-type="float">
            <text:p>13.99</text:p>
          </table:table-cell>
          <table:table-cell office:value-type="float" office:value="1.00048" calcext:value-type="float">
            <text:p>1.00048</text:p>
          </table:table-cell>
          <table:table-cell office:value-type="float" office:value="0.00000282565" calcext:value-type="float">
            <text:p>0.000002825650</text:p>
          </table:table-cell>
          <table:table-cell office:value-type="float" office:value="0.000000374364" calcext:value-type="float">
            <text:p>0.000000374364</text:p>
          </table:table-cell>
          <table:table-cell table:style-name="ce2" office:value-type="float" office:value="0.00000320002" calcext:value-type="float">
            <text:p>3.2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471" calcext:value-type="float">
            <text:p>14.471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3111" calcext:value-type="float">
            <text:p>0.000002831110</text:p>
          </table:table-cell>
          <table:table-cell table:style-name="ce2" office:value-type="float" office:value="0.00000037675" calcext:value-type="float">
            <text:p>3.77E-007</text:p>
          </table:table-cell>
          <table:table-cell table:style-name="ce2" office:value-type="float" office:value="0.00000320786" calcext:value-type="float">
            <text:p>3.21E-006</text:p>
          </table:table-cell>
          <table:table-cell office:value-type="float" office:value="14.471" calcext:value-type="float">
            <text:p>14.471</text:p>
          </table:table-cell>
          <table:table-cell office:value-type="float" office:value="1.00048" calcext:value-type="float">
            <text:p>1.00048</text:p>
          </table:table-cell>
          <table:table-cell office:value-type="float" office:value="0.00000282571" calcext:value-type="float">
            <text:p>0.000002825710</text:p>
          </table:table-cell>
          <table:table-cell office:value-type="float" office:value="0.000000382145" calcext:value-type="float">
            <text:p>0.000000382145</text:p>
          </table:table-cell>
          <table:table-cell table:style-name="ce2" office:value-type="float" office:value="0.00000320786" calcext:value-type="float">
            <text:p>3.2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.8405" calcext:value-type="float">
            <text:p>14.8405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83216" calcext:value-type="float">
            <text:p>0.000002832160</text:p>
          </table:table-cell>
          <table:table-cell table:style-name="ce2" office:value-type="float" office:value="0.000000382345" calcext:value-type="float">
            <text:p>3.82E-007</text:p>
          </table:table-cell>
          <table:table-cell table:style-name="ce2" office:value-type="float" office:value="0.0000032145" calcext:value-type="float">
            <text:p>3.21E-006</text:p>
          </table:table-cell>
          <table:table-cell office:value-type="float" office:value="14.8405" calcext:value-type="float">
            <text:p>14.8405</text:p>
          </table:table-cell>
          <table:table-cell office:value-type="float" office:value="1.00047" calcext:value-type="float">
            <text:p>1.00047</text:p>
          </table:table-cell>
          <table:table-cell office:value-type="float" office:value="0.00000282668" calcext:value-type="float">
            <text:p>0.000002826680</text:p>
          </table:table-cell>
          <table:table-cell office:value-type="float" office:value="0.00000038782" calcext:value-type="float">
            <text:p>0.000000387820</text:p>
          </table:table-cell>
          <table:table-cell table:style-name="ce2" office:value-type="float" office:value="0.0000032145" calcext:value-type="float">
            <text:p>3.2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179" calcext:value-type="float">
            <text:p>15.179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28328" calcext:value-type="float">
            <text:p>0.000002832800</text:p>
          </table:table-cell>
          <table:table-cell table:style-name="ce2" office:value-type="float" office:value="0.000000387209" calcext:value-type="float">
            <text:p>3.87E-007</text:p>
          </table:table-cell>
          <table:table-cell table:style-name="ce2" office:value-type="float" office:value="0.00000322001" calcext:value-type="float">
            <text:p>3.22E-006</text:p>
          </table:table-cell>
          <table:table-cell office:value-type="float" office:value="15.179" calcext:value-type="float">
            <text:p>15.179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0.00000282725" calcext:value-type="float">
            <text:p>0.000002827250</text:p>
          </table:table-cell>
          <table:table-cell office:value-type="float" office:value="0.000000392754" calcext:value-type="float">
            <text:p>0.000000392754</text:p>
          </table:table-cell>
          <table:table-cell table:style-name="ce2" office:value-type="float" office:value="0.00000322001" calcext:value-type="float">
            <text:p>3.2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709" calcext:value-type="float">
            <text:p>15.709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28333" calcext:value-type="float">
            <text:p>0.000002833300</text:p>
          </table:table-cell>
          <table:table-cell table:style-name="ce2" office:value-type="float" office:value="0.00000039434" calcext:value-type="float">
            <text:p>3.94E-007</text:p>
          </table:table-cell>
          <table:table-cell table:style-name="ce2" office:value-type="float" office:value="0.00000322764" calcext:value-type="float">
            <text:p>3.23E-006</text:p>
          </table:table-cell>
          <table:table-cell office:value-type="float" office:value="15.709" calcext:value-type="float">
            <text:p>15.709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0.00000282766" calcext:value-type="float">
            <text:p>0.000002827660</text:p>
          </table:table-cell>
          <table:table-cell office:value-type="float" office:value="0.000000399986" calcext:value-type="float">
            <text:p>0.000000399986</text:p>
          </table:table-cell>
          <table:table-cell table:style-name="ce2" office:value-type="float" office:value="0.00000322764" calcext:value-type="float">
            <text:p>3.2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039" calcext:value-type="float">
            <text:p>16.039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283415" calcext:value-type="float">
            <text:p>0.000002834150</text:p>
          </table:table-cell>
          <table:table-cell table:style-name="ce2" office:value-type="float" office:value="0.000000398524" calcext:value-type="float">
            <text:p>3.99E-007</text:p>
          </table:table-cell>
          <table:table-cell table:style-name="ce2" office:value-type="float" office:value="0.00000323267" calcext:value-type="float">
            <text:p>3.23E-006</text:p>
          </table:table-cell>
          <table:table-cell office:value-type="float" office:value="16.039" calcext:value-type="float">
            <text:p>16.039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282844" calcext:value-type="float">
            <text:p>0.000002828440</text:p>
          </table:table-cell>
          <table:table-cell office:value-type="float" office:value="0.00000040423" calcext:value-type="float">
            <text:p>0.000000404230</text:p>
          </table:table-cell>
          <table:table-cell table:style-name="ce2" office:value-type="float" office:value="0.00000323267" calcext:value-type="float">
            <text:p>3.2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4085" calcext:value-type="float">
            <text:p>16.4085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283454" calcext:value-type="float">
            <text:p>0.000002834540</text:p>
          </table:table-cell>
          <table:table-cell table:style-name="ce2" office:value-type="float" office:value="0.000000403007" calcext:value-type="float">
            <text:p>4.03E-007</text:p>
          </table:table-cell>
          <table:table-cell table:style-name="ce2" office:value-type="float" office:value="0.00000323755" calcext:value-type="float">
            <text:p>3.24E-006</text:p>
          </table:table-cell>
          <table:table-cell office:value-type="float" office:value="16.4085" calcext:value-type="float">
            <text:p>16.408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0000282877" calcext:value-type="float">
            <text:p>0.000002828770</text:p>
          </table:table-cell>
          <table:table-cell office:value-type="float" office:value="0.000000408778" calcext:value-type="float">
            <text:p>0.000000408778</text:p>
          </table:table-cell>
          <table:table-cell table:style-name="ce2" office:value-type="float" office:value="0.00000323755" calcext:value-type="float">
            <text:p>3.2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.8135" calcext:value-type="float">
            <text:p>16.8135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283516" calcext:value-type="float">
            <text:p>0.000002835160</text:p>
          </table:table-cell>
          <table:table-cell table:style-name="ce2" office:value-type="float" office:value="0.000000407729" calcext:value-type="float">
            <text:p>4.08E-007</text:p>
          </table:table-cell>
          <table:table-cell table:style-name="ce2" office:value-type="float" office:value="0.00000324288" calcext:value-type="float">
            <text:p>3.24E-006</text:p>
          </table:table-cell>
          <table:table-cell office:value-type="float" office:value="16.8135" calcext:value-type="float">
            <text:p>16.8135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282932" calcext:value-type="float">
            <text:p>0.000002829320</text:p>
          </table:table-cell>
          <table:table-cell office:value-type="float" office:value="0.000000413567" calcext:value-type="float">
            <text:p>0.000000413567</text:p>
          </table:table-cell>
          <table:table-cell table:style-name="ce2" office:value-type="float" office:value="0.00000324288" calcext:value-type="float">
            <text:p>3.2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206" calcext:value-type="float">
            <text:p>17.206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283582" calcext:value-type="float">
            <text:p>0.000002835820</text:p>
          </table:table-cell>
          <table:table-cell table:style-name="ce2" office:value-type="float" office:value="0.000000412116" calcext:value-type="float">
            <text:p>4.12E-007</text:p>
          </table:table-cell>
          <table:table-cell table:style-name="ce2" office:value-type="float" office:value="0.00000324793" calcext:value-type="float">
            <text:p>3.25E-006</text:p>
          </table:table-cell>
          <table:table-cell office:value-type="float" office:value="17.206" calcext:value-type="float">
            <text:p>17.206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00282992" calcext:value-type="float">
            <text:p>0.000002829920</text:p>
          </table:table-cell>
          <table:table-cell office:value-type="float" office:value="0.000000418017" calcext:value-type="float">
            <text:p>0.000000418017</text:p>
          </table:table-cell>
          <table:table-cell table:style-name="ce2" office:value-type="float" office:value="0.00000324793" calcext:value-type="float">
            <text:p>3.2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689" calcext:value-type="float">
            <text:p>17.689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28367" calcext:value-type="float">
            <text:p>0.000002836700</text:p>
          </table:table-cell>
          <table:table-cell table:style-name="ce2" office:value-type="float" office:value="0.000000417249" calcext:value-type="float">
            <text:p>4.17E-007</text:p>
          </table:table-cell>
          <table:table-cell table:style-name="ce2" office:value-type="float" office:value="0.00000325395" calcext:value-type="float">
            <text:p>3.25E-006</text:p>
          </table:table-cell>
          <table:table-cell office:value-type="float" office:value="17.689" calcext:value-type="float">
            <text:p>17.689</text:p>
          </table:table-cell>
          <table:table-cell office:value-type="float" office:value="1.00043" calcext:value-type="float">
            <text:p>1.00043</text:p>
          </table:table-cell>
          <table:table-cell office:value-type="float" office:value="0.00000283073" calcext:value-type="float">
            <text:p>0.000002830730</text:p>
          </table:table-cell>
          <table:table-cell office:value-type="float" office:value="0.000000423224" calcext:value-type="float">
            <text:p>0.000000423224</text:p>
          </table:table-cell>
          <table:table-cell table:style-name="ce2" office:value-type="float" office:value="0.00000325395" calcext:value-type="float">
            <text:p>3.2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07" calcext:value-type="float">
            <text:p>18.07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283697" calcext:value-type="float">
            <text:p>0.000002836970</text:p>
          </table:table-cell>
          <table:table-cell table:style-name="ce2" office:value-type="float" office:value="0.000000421102" calcext:value-type="float">
            <text:p>4.21E-007</text:p>
          </table:table-cell>
          <table:table-cell table:style-name="ce2" office:value-type="float" office:value="0.00000325807" calcext:value-type="float">
            <text:p>3.26E-006</text:p>
          </table:table-cell>
          <table:table-cell office:value-type="float" office:value="18.07" calcext:value-type="float">
            <text:p>18.07</text:p>
          </table:table-cell>
          <table:table-cell office:value-type="float" office:value="1.00043" calcext:value-type="float">
            <text:p>1.00043</text:p>
          </table:table-cell>
          <table:table-cell office:value-type="float" office:value="0.00000283094" calcext:value-type="float">
            <text:p>0.000002830940</text:p>
          </table:table-cell>
          <table:table-cell office:value-type="float" office:value="0.000000427131" calcext:value-type="float">
            <text:p>0.000000427131</text:p>
          </table:table-cell>
          <table:table-cell table:style-name="ce2" office:value-type="float" office:value="0.00000325807" calcext:value-type="float">
            <text:p>3.2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449" calcext:value-type="float">
            <text:p>18.449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283775" calcext:value-type="float">
            <text:p>0.000002837750</text:p>
          </table:table-cell>
          <table:table-cell table:style-name="ce2" office:value-type="float" office:value="0.000000424789" calcext:value-type="float">
            <text:p>4.25E-007</text:p>
          </table:table-cell>
          <table:table-cell table:style-name="ce2" office:value-type="float" office:value="0.00000326254" calcext:value-type="float">
            <text:p>3.26E-006</text:p>
          </table:table-cell>
          <table:table-cell office:value-type="float" office:value="18.449" calcext:value-type="float">
            <text:p>18.449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283167" calcext:value-type="float">
            <text:p>0.000002831670</text:p>
          </table:table-cell>
          <table:table-cell office:value-type="float" office:value="0.000000430871" calcext:value-type="float">
            <text:p>0.000000430871</text:p>
          </table:table-cell>
          <table:table-cell table:style-name="ce2" office:value-type="float" office:value="0.00000326254" calcext:value-type="float">
            <text:p>3.2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927" calcext:value-type="float">
            <text:p>18.927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283858" calcext:value-type="float">
            <text:p>0.000002838580</text:p>
          </table:table-cell>
          <table:table-cell table:style-name="ce2" office:value-type="float" office:value="0.000000429249" calcext:value-type="float">
            <text:p>4.29E-007</text:p>
          </table:table-cell>
          <table:table-cell table:style-name="ce2" office:value-type="float" office:value="0.00000326782" calcext:value-type="float">
            <text:p>3.27E-006</text:p>
          </table:table-cell>
          <table:table-cell office:value-type="float" office:value="18.927" calcext:value-type="float">
            <text:p>18.927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283243" calcext:value-type="float">
            <text:p>0.000002832430</text:p>
          </table:table-cell>
          <table:table-cell office:value-type="float" office:value="0.000000435396" calcext:value-type="float">
            <text:p>0.000000435396</text:p>
          </table:table-cell>
          <table:table-cell table:style-name="ce2" office:value-type="float" office:value="0.00000326782" calcext:value-type="float">
            <text:p>3.2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.2465" calcext:value-type="float">
            <text:p>19.2465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283879" calcext:value-type="float">
            <text:p>0.000002838790</text:p>
          </table:table-cell>
          <table:table-cell table:style-name="ce2" office:value-type="float" office:value="0.00000043213" calcext:value-type="float">
            <text:p>4.32E-007</text:p>
          </table:table-cell>
          <table:table-cell table:style-name="ce2" office:value-type="float" office:value="0.00000327092" calcext:value-type="float">
            <text:p>3.27E-006</text:p>
          </table:table-cell>
          <table:table-cell office:value-type="float" office:value="19.2465" calcext:value-type="float">
            <text:p>19.2465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28326" calcext:value-type="float">
            <text:p>0.000002832600</text:p>
          </table:table-cell>
          <table:table-cell office:value-type="float" office:value="0.000000438317" calcext:value-type="float">
            <text:p>0.000000438317</text:p>
          </table:table-cell>
          <table:table-cell table:style-name="ce2" office:value-type="float" office:value="0.00000327092" calcext:value-type="float">
            <text:p>3.2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.6785" calcext:value-type="float">
            <text:p>19.6785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283946" calcext:value-type="float">
            <text:p>0.000002839460</text:p>
          </table:table-cell>
          <table:table-cell table:style-name="ce2" office:value-type="float" office:value="0.00000043592" calcext:value-type="float">
            <text:p>4.36E-007</text:p>
          </table:table-cell>
          <table:table-cell table:style-name="ce2" office:value-type="float" office:value="0.00000327538" calcext:value-type="float">
            <text:p>3.28E-006</text:p>
          </table:table-cell>
          <table:table-cell office:value-type="float" office:value="19.6785" calcext:value-type="float">
            <text:p>19.6785</text:p>
          </table:table-cell>
          <table:table-cell office:value-type="float" office:value="1.00042" calcext:value-type="float">
            <text:p>1.00042</text:p>
          </table:table-cell>
          <table:table-cell office:value-type="float" office:value="0.00000283322" calcext:value-type="float">
            <text:p>0.000002833220</text:p>
          </table:table-cell>
          <table:table-cell office:value-type="float" office:value="0.000000442162" calcext:value-type="float">
            <text:p>0.000000442162</text:p>
          </table:table-cell>
          <table:table-cell table:style-name="ce2" office:value-type="float" office:value="0.00000327538" calcext:value-type="float">
            <text:p>3.2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082" calcext:value-type="float">
            <text:p>20.082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283981" calcext:value-type="float">
            <text:p>0.000002839810</text:p>
          </table:table-cell>
          <table:table-cell table:style-name="ce2" office:value-type="float" office:value="0.000000439361" calcext:value-type="float">
            <text:p>4.39E-007</text:p>
          </table:table-cell>
          <table:table-cell table:style-name="ce2" office:value-type="float" office:value="0.00000327917" calcext:value-type="float">
            <text:p>3.28E-006</text:p>
          </table:table-cell>
          <table:table-cell office:value-type="float" office:value="20.082" calcext:value-type="float">
            <text:p>20.082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.00000283352" calcext:value-type="float">
            <text:p>0.000002833520</text:p>
          </table:table-cell>
          <table:table-cell office:value-type="float" office:value="0.000000445652" calcext:value-type="float">
            <text:p>0.000000445652</text:p>
          </table:table-cell>
          <table:table-cell table:style-name="ce2" office:value-type="float" office:value="0.00000327917" calcext:value-type="float">
            <text:p>3.2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503" calcext:value-type="float">
            <text:p>20.503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284" calcext:value-type="float">
            <text:p>0.000002840000</text:p>
          </table:table-cell>
          <table:table-cell table:style-name="ce2" office:value-type="float" office:value="0.000000442838" calcext:value-type="float">
            <text:p>4.43E-007</text:p>
          </table:table-cell>
          <table:table-cell table:style-name="ce2" office:value-type="float" office:value="0.00000328284" calcext:value-type="float">
            <text:p>3.28E-006</text:p>
          </table:table-cell>
          <table:table-cell office:value-type="float" office:value="20.503" calcext:value-type="float">
            <text:p>20.503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.00000283366" calcext:value-type="float">
            <text:p>0.000002833660</text:p>
          </table:table-cell>
          <table:table-cell office:value-type="float" office:value="0.000000449179" calcext:value-type="float">
            <text:p>0.000000449179</text:p>
          </table:table-cell>
          <table:table-cell table:style-name="ce2" office:value-type="float" office:value="0.00000328284" calcext:value-type="float">
            <text:p>3.28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.881" calcext:value-type="float">
            <text:p>20.881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284049" calcext:value-type="float">
            <text:p>0.000002840490</text:p>
          </table:table-cell>
          <table:table-cell table:style-name="ce2" office:value-type="float" office:value="0.000000445863" calcext:value-type="float">
            <text:p>4.46E-007</text:p>
          </table:table-cell>
          <table:table-cell table:style-name="ce2" office:value-type="float" office:value="0.00000328635" calcext:value-type="float">
            <text:p>3.29E-006</text:p>
          </table:table-cell>
          <table:table-cell office:value-type="float" office:value="20.881" calcext:value-type="float">
            <text:p>20.881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.00000283411" calcext:value-type="float">
            <text:p>0.000002834110</text:p>
          </table:table-cell>
          <table:table-cell office:value-type="float" office:value="0.000000452247" calcext:value-type="float">
            <text:p>0.000000452247</text:p>
          </table:table-cell>
          <table:table-cell table:style-name="ce2" office:value-type="float" office:value="0.00000328635" calcext:value-type="float">
            <text:p>3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.32" calcext:value-type="float">
            <text:p>21.32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284048" calcext:value-type="float">
            <text:p>0.000002840480</text:p>
          </table:table-cell>
          <table:table-cell table:style-name="ce2" office:value-type="float" office:value="0.000000449271" calcext:value-type="float">
            <text:p>4.49E-007</text:p>
          </table:table-cell>
          <table:table-cell table:style-name="ce2" office:value-type="float" office:value="0.00000328975" calcext:value-type="float">
            <text:p>3.29E-006</text:p>
          </table:table-cell>
          <table:table-cell office:value-type="float" office:value="21.32" calcext:value-type="float">
            <text:p>21.32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.00000283405" calcext:value-type="float">
            <text:p>0.000002834050</text:p>
          </table:table-cell>
          <table:table-cell office:value-type="float" office:value="0.000000455704" calcext:value-type="float">
            <text:p>0.000000455704</text:p>
          </table:table-cell>
          <table:table-cell table:style-name="ce2" office:value-type="float" office:value="0.00000328975" calcext:value-type="float">
            <text:p>3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.611" calcext:value-type="float">
            <text:p>21.611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284071" calcext:value-type="float">
            <text:p>0.000002840710</text:p>
          </table:table-cell>
          <table:table-cell table:style-name="ce2" office:value-type="float" office:value="0.000000451458" calcext:value-type="float">
            <text:p>4.51E-007</text:p>
          </table:table-cell>
          <table:table-cell table:style-name="ce2" office:value-type="float" office:value="0.00000329216" calcext:value-type="float">
            <text:p>3.29E-006</text:p>
          </table:table-cell>
          <table:table-cell office:value-type="float" office:value="21.611" calcext:value-type="float">
            <text:p>21.611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000283424" calcext:value-type="float">
            <text:p>0.000002834240</text:p>
          </table:table-cell>
          <table:table-cell office:value-type="float" office:value="0.000000457923" calcext:value-type="float">
            <text:p>0.000000457923</text:p>
          </table:table-cell>
          <table:table-cell table:style-name="ce2" office:value-type="float" office:value="0.00000329216" calcext:value-type="float">
            <text:p>3.29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1375" calcext:value-type="float">
            <text:p>22.1375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284127" calcext:value-type="float">
            <text:p>0.000002841270</text:p>
          </table:table-cell>
          <table:table-cell table:style-name="ce2" office:value-type="float" office:value="0.000000455271" calcext:value-type="float">
            <text:p>4.55E-007</text:p>
          </table:table-cell>
          <table:table-cell table:style-name="ce2" office:value-type="float" office:value="0.00000329654" calcext:value-type="float">
            <text:p>3.30E-006</text:p>
          </table:table-cell>
          <table:table-cell office:value-type="float" office:value="22.1375" calcext:value-type="float">
            <text:p>22.1375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000283475" calcext:value-type="float">
            <text:p>0.000002834750</text:p>
          </table:table-cell>
          <table:table-cell office:value-type="float" office:value="0.00000046179" calcext:value-type="float">
            <text:p>0.000000461790</text:p>
          </table:table-cell>
          <table:table-cell table:style-name="ce2" office:value-type="float" office:value="0.00000329654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475" calcext:value-type="float">
            <text:p>22.475</text:p>
          </table:table-cell>
          <table:table-cell office:value-type="float" office:value="1.00039" calcext:value-type="float">
            <text:p>1.000390000000</text:p>
          </table:table-cell>
          <table:table-cell office:value-type="float" office:value="0.00000284121" calcext:value-type="float">
            <text:p>0.000002841210</text:p>
          </table:table-cell>
          <table:table-cell table:style-name="ce2" office:value-type="float" office:value="0.000000457627" calcext:value-type="float">
            <text:p>4.58E-007</text:p>
          </table:table-cell>
          <table:table-cell table:style-name="ce2" office:value-type="float" office:value="0.00000329884" calcext:value-type="float">
            <text:p>3.30E-006</text:p>
          </table:table-cell>
          <table:table-cell office:value-type="float" office:value="22.475" calcext:value-type="float">
            <text:p>22.475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000283466" calcext:value-type="float">
            <text:p>0.000002834660</text:p>
          </table:table-cell>
          <table:table-cell office:value-type="float" office:value="0.00000046418" calcext:value-type="float">
            <text:p>0.000000464180</text:p>
          </table:table-cell>
          <table:table-cell table:style-name="ce2" office:value-type="float" office:value="0.00000329884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8135" calcext:value-type="float">
            <text:p>22.8135</text:p>
          </table:table-cell>
          <table:table-cell office:value-type="float" office:value="1.00039" calcext:value-type="float">
            <text:p>1.000390000000</text:p>
          </table:table-cell>
          <table:table-cell office:value-type="float" office:value="0.00000284152" calcext:value-type="float">
            <text:p>0.000002841520</text:p>
          </table:table-cell>
          <table:table-cell table:style-name="ce2" office:value-type="float" office:value="0.000000459912" calcext:value-type="float">
            <text:p>4.60E-007</text:p>
          </table:table-cell>
          <table:table-cell table:style-name="ce2" office:value-type="float" office:value="0.00000330144" calcext:value-type="float">
            <text:p>3.30E-006</text:p>
          </table:table-cell>
          <table:table-cell office:value-type="float" office:value="22.8135" calcext:value-type="float">
            <text:p>22.8135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.00000283494" calcext:value-type="float">
            <text:p>0.000002834940</text:p>
          </table:table-cell>
          <table:table-cell office:value-type="float" office:value="0.000000466498" calcext:value-type="float">
            <text:p>0.000000466498</text:p>
          </table:table-cell>
          <table:table-cell table:style-name="ce2" office:value-type="float" office:value="0.00000330144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3" calcext:value-type="float">
            <text:p>23.3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193" calcext:value-type="float">
            <text:p>0.000002841930</text:p>
          </table:table-cell>
          <table:table-cell table:style-name="ce2" office:value-type="float" office:value="0.000000463067" calcext:value-type="float">
            <text:p>4.63E-007</text:p>
          </table:table-cell>
          <table:table-cell table:style-name="ce2" office:value-type="float" office:value="0.00000330499" calcext:value-type="float">
            <text:p>3.30E-006</text:p>
          </table:table-cell>
          <table:table-cell office:value-type="float" office:value="23.3" calcext:value-type="float">
            <text:p>23.3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.0000028353" calcext:value-type="float">
            <text:p>0.000002835300</text:p>
          </table:table-cell>
          <table:table-cell office:value-type="float" office:value="0.000000469698" calcext:value-type="float">
            <text:p>0.000000469698</text:p>
          </table:table-cell>
          <table:table-cell table:style-name="ce2" office:value-type="float" office:value="0.00000330499" calcext:value-type="float">
            <text:p>3.30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6515" calcext:value-type="float">
            <text:p>23.6515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213" calcext:value-type="float">
            <text:p>0.000002842130</text:p>
          </table:table-cell>
          <table:table-cell table:style-name="ce2" office:value-type="float" office:value="0.000000465262" calcext:value-type="float">
            <text:p>4.65E-007</text:p>
          </table:table-cell>
          <table:table-cell table:style-name="ce2" office:value-type="float" office:value="0.00000330739" calcext:value-type="float">
            <text:p>3.31E-006</text:p>
          </table:table-cell>
          <table:table-cell office:value-type="float" office:value="23.6515" calcext:value-type="float">
            <text:p>23.651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547" calcext:value-type="float">
            <text:p>0.000002835470</text:p>
          </table:table-cell>
          <table:table-cell office:value-type="float" office:value="0.000000471924" calcext:value-type="float">
            <text:p>0.000000471924</text:p>
          </table:table-cell>
          <table:table-cell table:style-name="ce2" office:value-type="float" office:value="0.00000330739" calcext:value-type="float">
            <text:p>3.3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1105" calcext:value-type="float">
            <text:p>24.1105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236" calcext:value-type="float">
            <text:p>0.000002842360</text:p>
          </table:table-cell>
          <table:table-cell table:style-name="ce2" office:value-type="float" office:value="0.000000468039" calcext:value-type="float">
            <text:p>4.68E-007</text:p>
          </table:table-cell>
          <table:table-cell table:style-name="ce2" office:value-type="float" office:value="0.0000033104" calcext:value-type="float">
            <text:p>3.31E-006</text:p>
          </table:table-cell>
          <table:table-cell office:value-type="float" office:value="24.1105" calcext:value-type="float">
            <text:p>24.110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566" calcext:value-type="float">
            <text:p>0.000002835660</text:p>
          </table:table-cell>
          <table:table-cell office:value-type="float" office:value="0.000000474741" calcext:value-type="float">
            <text:p>0.000000474741</text:p>
          </table:table-cell>
          <table:table-cell table:style-name="ce2" office:value-type="float" office:value="0.0000033104" calcext:value-type="float">
            <text:p>3.3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538" calcext:value-type="float">
            <text:p>24.538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271" calcext:value-type="float">
            <text:p>0.000002842710</text:p>
          </table:table-cell>
          <table:table-cell table:style-name="ce2" office:value-type="float" office:value="0.000000470559" calcext:value-type="float">
            <text:p>4.71E-007</text:p>
          </table:table-cell>
          <table:table-cell table:style-name="ce2" office:value-type="float" office:value="0.00000331327" calcext:value-type="float">
            <text:p>3.31E-006</text:p>
          </table:table-cell>
          <table:table-cell office:value-type="float" office:value="24.538" calcext:value-type="float">
            <text:p>24.538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598" calcext:value-type="float">
            <text:p>0.000002835980</text:p>
          </table:table-cell>
          <table:table-cell office:value-type="float" office:value="0.000000477297" calcext:value-type="float">
            <text:p>0.000000477297</text:p>
          </table:table-cell>
          <table:table-cell table:style-name="ce2" office:value-type="float" office:value="0.00000331327" calcext:value-type="float">
            <text:p>3.31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908" calcext:value-type="float">
            <text:p>24.908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277" calcext:value-type="float">
            <text:p>0.000002842770</text:p>
          </table:table-cell>
          <table:table-cell table:style-name="ce2" office:value-type="float" office:value="0.000000472704" calcext:value-type="float">
            <text:p>4.73E-007</text:p>
          </table:table-cell>
          <table:table-cell table:style-name="ce2" office:value-type="float" office:value="0.00000331547" calcext:value-type="float">
            <text:p>3.32E-006</text:p>
          </table:table-cell>
          <table:table-cell office:value-type="float" office:value="24.908" calcext:value-type="float">
            <text:p>24.908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6" calcext:value-type="float">
            <text:p>0.000002836000</text:p>
          </table:table-cell>
          <table:table-cell office:value-type="float" office:value="0.000000479473" calcext:value-type="float">
            <text:p>0.000000479473</text:p>
          </table:table-cell>
          <table:table-cell table:style-name="ce2" office:value-type="float" office:value="0.00000331547" calcext:value-type="float">
            <text:p>3.3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265" calcext:value-type="float">
            <text:p>25.3265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308" calcext:value-type="float">
            <text:p>0.000002843080</text:p>
          </table:table-cell>
          <table:table-cell table:style-name="ce2" office:value-type="float" office:value="0.000000475092" calcext:value-type="float">
            <text:p>4.75E-007</text:p>
          </table:table-cell>
          <table:table-cell table:style-name="ce2" office:value-type="float" office:value="0.00000331817" calcext:value-type="float">
            <text:p>3.32E-006</text:p>
          </table:table-cell>
          <table:table-cell office:value-type="float" office:value="25.3265" calcext:value-type="float">
            <text:p>25.326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628" calcext:value-type="float">
            <text:p>0.000002836280</text:p>
          </table:table-cell>
          <table:table-cell office:value-type="float" office:value="0.000000481895" calcext:value-type="float">
            <text:p>0.000000481895</text:p>
          </table:table-cell>
          <table:table-cell table:style-name="ce2" office:value-type="float" office:value="0.00000331817" calcext:value-type="float">
            <text:p>3.3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776" calcext:value-type="float">
            <text:p>25.776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318" calcext:value-type="float">
            <text:p>0.000002843180</text:p>
          </table:table-cell>
          <table:table-cell table:style-name="ce2" office:value-type="float" office:value="0.000000477619" calcext:value-type="float">
            <text:p>4.78E-007</text:p>
          </table:table-cell>
          <table:table-cell table:style-name="ce2" office:value-type="float" office:value="0.00000332079" calcext:value-type="float">
            <text:p>3.32E-006</text:p>
          </table:table-cell>
          <table:table-cell office:value-type="float" office:value="25.776" calcext:value-type="float">
            <text:p>25.776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634" calcext:value-type="float">
            <text:p>0.000002836340</text:p>
          </table:table-cell>
          <table:table-cell office:value-type="float" office:value="0.000000484458" calcext:value-type="float">
            <text:p>0.000000484458</text:p>
          </table:table-cell>
          <table:table-cell table:style-name="ce2" office:value-type="float" office:value="0.00000332079" calcext:value-type="float">
            <text:p>3.3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07" calcext:value-type="float">
            <text:p>26.07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297" calcext:value-type="float">
            <text:p>0.000002842970</text:p>
          </table:table-cell>
          <table:table-cell table:style-name="ce2" office:value-type="float" office:value="0.00000047925" calcext:value-type="float">
            <text:p>4.79E-007</text:p>
          </table:table-cell>
          <table:table-cell table:style-name="ce2" office:value-type="float" office:value="0.00000332222" calcext:value-type="float">
            <text:p>3.32E-006</text:p>
          </table:table-cell>
          <table:table-cell office:value-type="float" office:value="26.07" calcext:value-type="float">
            <text:p>26.07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611" calcext:value-type="float">
            <text:p>0.000002836110</text:p>
          </table:table-cell>
          <table:table-cell office:value-type="float" office:value="0.000000486112" calcext:value-type="float">
            <text:p>0.000000486112</text:p>
          </table:table-cell>
          <table:table-cell table:style-name="ce2" office:value-type="float" office:value="0.00000332222" calcext:value-type="float">
            <text:p>3.3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518" calcext:value-type="float">
            <text:p>26.518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3" calcext:value-type="float">
            <text:p>0.000002843000</text:p>
          </table:table-cell>
          <table:table-cell table:style-name="ce2" office:value-type="float" office:value="0.000000481693" calcext:value-type="float">
            <text:p>4.82E-007</text:p>
          </table:table-cell>
          <table:table-cell table:style-name="ce2" office:value-type="float" office:value="0.0000033247" calcext:value-type="float">
            <text:p>3.32E-006</text:p>
          </table:table-cell>
          <table:table-cell office:value-type="float" office:value="26.518" calcext:value-type="float">
            <text:p>26.518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611" calcext:value-type="float">
            <text:p>0.000002836110</text:p>
          </table:table-cell>
          <table:table-cell office:value-type="float" office:value="0.000000488591" calcext:value-type="float">
            <text:p>0.000000488591</text:p>
          </table:table-cell>
          <table:table-cell table:style-name="ce2" office:value-type="float" office:value="0.0000033247" calcext:value-type="float">
            <text:p>3.32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9215" calcext:value-type="float">
            <text:p>26.9215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299" calcext:value-type="float">
            <text:p>0.000002842990</text:p>
          </table:table-cell>
          <table:table-cell table:style-name="ce2" office:value-type="float" office:value="0.00000048385" calcext:value-type="float">
            <text:p>4.84E-007</text:p>
          </table:table-cell>
          <table:table-cell table:style-name="ce2" office:value-type="float" office:value="0.00000332684" calcext:value-type="float">
            <text:p>3.33E-006</text:p>
          </table:table-cell>
          <table:table-cell office:value-type="float" office:value="26.9215" calcext:value-type="float">
            <text:p>26.921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607" calcext:value-type="float">
            <text:p>0.000002836070</text:p>
          </table:table-cell>
          <table:table-cell office:value-type="float" office:value="0.000000490778" calcext:value-type="float">
            <text:p>0.000000490778</text:p>
          </table:table-cell>
          <table:table-cell table:style-name="ce2" office:value-type="float" office:value="0.00000332684" calcext:value-type="float">
            <text:p>3.3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259" calcext:value-type="float">
            <text:p>27.259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284303" calcext:value-type="float">
            <text:p>0.000002843030</text:p>
          </table:table-cell>
          <table:table-cell table:style-name="ce2" office:value-type="float" office:value="0.000000485619" calcext:value-type="float">
            <text:p>4.86E-007</text:p>
          </table:table-cell>
          <table:table-cell table:style-name="ce2" office:value-type="float" office:value="0.00000332865" calcext:value-type="float">
            <text:p>3.33E-006</text:p>
          </table:table-cell>
          <table:table-cell office:value-type="float" office:value="27.259" calcext:value-type="float">
            <text:p>27.259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608" calcext:value-type="float">
            <text:p>0.000002836080</text:p>
          </table:table-cell>
          <table:table-cell office:value-type="float" office:value="0.000000492573" calcext:value-type="float">
            <text:p>0.000000492573</text:p>
          </table:table-cell>
          <table:table-cell table:style-name="ce2" office:value-type="float" office:value="0.00000332865" calcext:value-type="float">
            <text:p>3.3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756" calcext:value-type="float">
            <text:p>27.756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284301" calcext:value-type="float">
            <text:p>0.000002843010</text:p>
          </table:table-cell>
          <table:table-cell table:style-name="ce2" office:value-type="float" office:value="0.000000488168" calcext:value-type="float">
            <text:p>4.88E-007</text:p>
          </table:table-cell>
          <table:table-cell table:style-name="ce2" office:value-type="float" office:value="0.00000333118" calcext:value-type="float">
            <text:p>3.33E-006</text:p>
          </table:table-cell>
          <table:table-cell office:value-type="float" office:value="27.756" calcext:value-type="float">
            <text:p>27.756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602" calcext:value-type="float">
            <text:p>0.000002836020</text:p>
          </table:table-cell>
          <table:table-cell office:value-type="float" office:value="0.000000495158" calcext:value-type="float">
            <text:p>0.000000495158</text:p>
          </table:table-cell>
          <table:table-cell table:style-name="ce2" office:value-type="float" office:value="0.00000333118" calcext:value-type="float">
            <text:p>3.3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168" calcext:value-type="float">
            <text:p>28.168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284292" calcext:value-type="float">
            <text:p>0.000002842920</text:p>
          </table:table-cell>
          <table:table-cell table:style-name="ce2" office:value-type="float" office:value="0.000000490229" calcext:value-type="float">
            <text:p>4.90E-007</text:p>
          </table:table-cell>
          <table:table-cell table:style-name="ce2" office:value-type="float" office:value="0.00000333315" calcext:value-type="float">
            <text:p>3.33E-006</text:p>
          </table:table-cell>
          <table:table-cell office:value-type="float" office:value="28.168" calcext:value-type="float">
            <text:p>28.168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0.0000028359" calcext:value-type="float">
            <text:p>0.000002835900</text:p>
          </table:table-cell>
          <table:table-cell office:value-type="float" office:value="0.000000497249" calcext:value-type="float">
            <text:p>0.000000497249</text:p>
          </table:table-cell>
          <table:table-cell table:style-name="ce2" office:value-type="float" office:value="0.00000333315" calcext:value-type="float">
            <text:p>3.33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53" calcext:value-type="float">
            <text:p>28.53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284305" calcext:value-type="float">
            <text:p>0.000002843050</text:p>
          </table:table-cell>
          <table:table-cell table:style-name="ce2" office:value-type="float" office:value="0.000000492001" calcext:value-type="float">
            <text:p>4.92E-007</text:p>
          </table:table-cell>
          <table:table-cell table:style-name="ce2" office:value-type="float" office:value="0.00000333505" calcext:value-type="float">
            <text:p>3.34E-006</text:p>
          </table:table-cell>
          <table:table-cell office:value-type="float" office:value="28.53" calcext:value-type="float">
            <text:p>28.53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00000283601" calcext:value-type="float">
            <text:p>0.000002836010</text:p>
          </table:table-cell>
          <table:table-cell office:value-type="float" office:value="0.000000499046" calcext:value-type="float">
            <text:p>0.000000499046</text:p>
          </table:table-cell>
          <table:table-cell table:style-name="ce2" office:value-type="float" office:value="0.00000333505" calcext:value-type="float">
            <text:p>3.3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881" calcext:value-type="float">
            <text:p>28.881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284299" calcext:value-type="float">
            <text:p>0.000002842990</text:p>
          </table:table-cell>
          <table:table-cell table:style-name="ce2" office:value-type="float" office:value="0.000000493683" calcext:value-type="float">
            <text:p>4.94E-007</text:p>
          </table:table-cell>
          <table:table-cell table:style-name="ce2" office:value-type="float" office:value="0.00000333668" calcext:value-type="float">
            <text:p>3.34E-006</text:p>
          </table:table-cell>
          <table:table-cell office:value-type="float" office:value="28.881" calcext:value-type="float">
            <text:p>28.881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00000283592" calcext:value-type="float">
            <text:p>0.000002835920</text:p>
          </table:table-cell>
          <table:table-cell office:value-type="float" office:value="0.000000500752" calcext:value-type="float">
            <text:p>0.000000500752</text:p>
          </table:table-cell>
          <table:table-cell table:style-name="ce2" office:value-type="float" office:value="0.00000333668" calcext:value-type="float">
            <text:p>3.3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324" calcext:value-type="float">
            <text:p>29.324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284293" calcext:value-type="float">
            <text:p>0.000002842930</text:p>
          </table:table-cell>
          <table:table-cell table:style-name="ce2" office:value-type="float" office:value="0.000000495758" calcext:value-type="float">
            <text:p>4.96E-007</text:p>
          </table:table-cell>
          <table:table-cell table:style-name="ce2" office:value-type="float" office:value="0.00000333869" calcext:value-type="float">
            <text:p>3.34E-006</text:p>
          </table:table-cell>
          <table:table-cell office:value-type="float" office:value="29.324" calcext:value-type="float">
            <text:p>29.324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00000283583" calcext:value-type="float">
            <text:p>0.000002835830</text:p>
          </table:table-cell>
          <table:table-cell office:value-type="float" office:value="0.000000502856" calcext:value-type="float">
            <text:p>0.000000502856</text:p>
          </table:table-cell>
          <table:table-cell table:style-name="ce2" office:value-type="float" office:value="0.00000333869" calcext:value-type="float">
            <text:p>3.3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7325" calcext:value-type="float">
            <text:p>29.7325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284285" calcext:value-type="float">
            <text:p>0.000002842850</text:p>
          </table:table-cell>
          <table:table-cell table:style-name="ce2" office:value-type="float" office:value="0.000000497617" calcext:value-type="float">
            <text:p>4.98E-007</text:p>
          </table:table-cell>
          <table:table-cell table:style-name="ce2" office:value-type="float" office:value="0.00000334046" calcext:value-type="float">
            <text:p>3.34E-006</text:p>
          </table:table-cell>
          <table:table-cell office:value-type="float" office:value="29.7325" calcext:value-type="float">
            <text:p>29.7325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00000283572" calcext:value-type="float">
            <text:p>0.000002835720</text:p>
          </table:table-cell>
          <table:table-cell office:value-type="float" office:value="0.000000504743" calcext:value-type="float">
            <text:p>0.000000504743</text:p>
          </table:table-cell>
          <table:table-cell table:style-name="ce2" office:value-type="float" office:value="0.00000334046" calcext:value-type="float">
            <text:p>3.34E-00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30.178" calcext:value-type="float">
            <text:p>30.178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.00000283563" calcext:value-type="float">
            <text:p>0.000002835630</text:p>
          </table:table-cell>
          <table:table-cell office:value-type="float" office:value="0.00000050674" calcext:value-type="float">
            <text:p>0.000000506740</text:p>
          </table:table-cell>
          <table:table-cell table:style-name="ce2" office:value-type="float" office:value="0.00000334237" calcext:value-type="float">
            <text:p>3.3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721" calcext:value-type="float">
            <text:p>0.72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084096" calcext:value-type="float">
            <text:p>0.000000840960</text:p>
          </table:table-cell>
          <table:table-cell table:style-name="ce2" office:value-type="float" office:value="0.0000000221478" calcext:value-type="float">
            <text:p>2.21E-008</text:p>
          </table:table-cell>
          <table:table-cell table:style-name="ce2" office:value-type="float" office:value="0.000000863108" calcext:value-type="float">
            <text:p>8.63E-007</text:p>
          </table:table-cell>
          <table:table-cell office:value-type="float" office:value="30.561" calcext:value-type="float">
            <text:p>30.561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83538" calcext:value-type="float">
            <text:p>0.000002835380</text:p>
          </table:table-cell>
          <table:table-cell office:value-type="float" office:value="0.000000508411" calcext:value-type="float">
            <text:p>0.000000508411</text:p>
          </table:table-cell>
          <table:table-cell table:style-name="ce2" office:value-type="float" office:value="0.00000334379" calcext:value-type="float">
            <text:p>3.34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084" calcext:value-type="float">
            <text:p>1.084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873734" calcext:value-type="float">
            <text:p>0.000000873734</text:p>
          </table:table-cell>
          <table:table-cell table:style-name="ce2" office:value-type="float" office:value="0.0000000622799" calcext:value-type="float">
            <text:p>6.23E-008</text:p>
          </table:table-cell>
          <table:table-cell table:style-name="ce2" office:value-type="float" office:value="0.000000936014" calcext:value-type="float">
            <text:p>9.36E-007</text:p>
          </table:table-cell>
          <table:table-cell office:value-type="float" office:value="30.9755" calcext:value-type="float">
            <text:p>30.9755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83537" calcext:value-type="float">
            <text:p>0.000002835370</text:p>
          </table:table-cell>
          <table:table-cell office:value-type="float" office:value="0.000000510173" calcext:value-type="float">
            <text:p>0.000000510173</text:p>
          </table:table-cell>
          <table:table-cell table:style-name="ce2" office:value-type="float" office:value="0.00000334554" calcext:value-type="float">
            <text:p>3.3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52" calcext:value-type="float">
            <text:p>1.52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0878841" calcext:value-type="float">
            <text:p>0.000000878841</text:p>
          </table:table-cell>
          <table:table-cell table:style-name="ce2" office:value-type="float" office:value="0.000000130201" calcext:value-type="float">
            <text:p>1.30E-007</text:p>
          </table:table-cell>
          <table:table-cell table:style-name="ce2" office:value-type="float" office:value="0.00000100904" calcext:value-type="float">
            <text:p>1.01E-006</text:p>
          </table:table-cell>
          <table:table-cell office:value-type="float" office:value="31.313" calcext:value-type="float">
            <text:p>31.313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83506" calcext:value-type="float">
            <text:p>0.000002835060</text:p>
          </table:table-cell>
          <table:table-cell office:value-type="float" office:value="0.000000511583" calcext:value-type="float">
            <text:p>0.000000511583</text:p>
          </table:table-cell>
          <table:table-cell table:style-name="ce2" office:value-type="float" office:value="0.00000334664" calcext:value-type="float">
            <text:p>3.3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882" calcext:value-type="float">
            <text:p>1.882</text:p>
          </table:table-cell>
          <table:table-cell office:value-type="float" office:value="1.00052" calcext:value-type="float">
            <text:p>1.000520000000</text:p>
          </table:table-cell>
          <table:table-cell office:value-type="float" office:value="0.000000877745" calcext:value-type="float">
            <text:p>0.000000877745</text:p>
          </table:table-cell>
          <table:table-cell table:style-name="ce2" office:value-type="float" office:value="0.000000183869" calcext:value-type="float">
            <text:p>1.84E-007</text:p>
          </table:table-cell>
          <table:table-cell table:style-name="ce2" office:value-type="float" office:value="0.00000106161" calcext:value-type="float">
            <text:p>1.06E-006</text:p>
          </table:table-cell>
          <table:table-cell office:value-type="float" office:value="31.716" calcext:value-type="float">
            <text:p>31.716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83488" calcext:value-type="float">
            <text:p>0.000002834880</text:p>
          </table:table-cell>
          <table:table-cell office:value-type="float" office:value="0.000000513232" calcext:value-type="float">
            <text:p>0.000000513232</text:p>
          </table:table-cell>
          <table:table-cell table:style-name="ce2" office:value-type="float" office:value="0.00000334811" calcext:value-type="float">
            <text:p>3.3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245" calcext:value-type="float">
            <text:p>2.245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86185" calcext:value-type="float">
            <text:p>0.000000861850</text:p>
          </table:table-cell>
          <table:table-cell table:style-name="ce2" office:value-type="float" office:value="0.000000241375" calcext:value-type="float">
            <text:p>2.41E-007</text:p>
          </table:table-cell>
          <table:table-cell table:style-name="ce2" office:value-type="float" office:value="0.00000110322" calcext:value-type="float">
            <text:p>1.10E-006</text:p>
          </table:table-cell>
          <table:table-cell office:value-type="float" office:value="32.124" calcext:value-type="float">
            <text:p>32.124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83468" calcext:value-type="float">
            <text:p>0.000002834680</text:p>
          </table:table-cell>
          <table:table-cell office:value-type="float" office:value="0.000000514865" calcext:value-type="float">
            <text:p>0.000000514865</text:p>
          </table:table-cell>
          <table:table-cell table:style-name="ce2" office:value-type="float" office:value="0.00000334954" calcext:value-type="float">
            <text:p>3.3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.68" calcext:value-type="float">
            <text:p>2.68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0836241" calcext:value-type="float">
            <text:p>0.000000836241</text:p>
          </table:table-cell>
          <table:table-cell table:style-name="ce2" office:value-type="float" office:value="0.000000311205" calcext:value-type="float">
            <text:p>3.11E-007</text:p>
          </table:table-cell>
          <table:table-cell table:style-name="ce2" office:value-type="float" office:value="0.00000114745" calcext:value-type="float">
            <text:p>1.15E-006</text:p>
          </table:table-cell>
          <table:table-cell office:value-type="float" office:value="32.5425" calcext:value-type="float">
            <text:p>32.5425</text:p>
          </table:table-cell>
          <table:table-cell office:value-type="float" office:value="1.00036" calcext:value-type="float">
            <text:p>1.00036</text:p>
          </table:table-cell>
          <table:table-cell office:value-type="float" office:value="0.00000283457" calcext:value-type="float">
            <text:p>0.000002834570</text:p>
          </table:table-cell>
          <table:table-cell office:value-type="float" office:value="0.000000516508" calcext:value-type="float">
            <text:p>0.000000516508</text:p>
          </table:table-cell>
          <table:table-cell table:style-name="ce2" office:value-type="float" office:value="0.00000335108" calcext:value-type="float">
            <text:p>3.3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043" calcext:value-type="float">
            <text:p>3.043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0814553" calcext:value-type="float">
            <text:p>0.000000814553</text:p>
          </table:table-cell>
          <table:table-cell table:style-name="ce2" office:value-type="float" office:value="0.000000364559" calcext:value-type="float">
            <text:p>3.65E-007</text:p>
          </table:table-cell>
          <table:table-cell table:style-name="ce2" office:value-type="float" office:value="0.00000117911" calcext:value-type="float">
            <text:p>1.18E-006</text:p>
          </table:table-cell>
          <table:table-cell office:value-type="float" office:value="32.954" calcext:value-type="float">
            <text:p>32.954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432" calcext:value-type="float">
            <text:p>0.000002834320</text:p>
          </table:table-cell>
          <table:table-cell office:value-type="float" office:value="0.000000518089" calcext:value-type="float">
            <text:p>0.000000518089</text:p>
          </table:table-cell>
          <table:table-cell table:style-name="ce2" office:value-type="float" office:value="0.00000335241" calcext:value-type="float">
            <text:p>3.3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406" calcext:value-type="float">
            <text:p>3.406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0791385" calcext:value-type="float">
            <text:p>0.000000791385</text:p>
          </table:table-cell>
          <table:table-cell table:style-name="ce2" office:value-type="float" office:value="0.000000416248" calcext:value-type="float">
            <text:p>4.16E-007</text:p>
          </table:table-cell>
          <table:table-cell table:style-name="ce2" office:value-type="float" office:value="0.00000120763" calcext:value-type="float">
            <text:p>1.21E-006</text:p>
          </table:table-cell>
          <table:table-cell office:value-type="float" office:value="33.3535" calcext:value-type="float">
            <text:p>33.3535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411" calcext:value-type="float">
            <text:p>0.000002834110</text:p>
          </table:table-cell>
          <table:table-cell office:value-type="float" office:value="0.000000519591" calcext:value-type="float">
            <text:p>0.000000519591</text:p>
          </table:table-cell>
          <table:table-cell table:style-name="ce2" office:value-type="float" office:value="0.0000033537" calcext:value-type="float">
            <text:p>3.3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841" calcext:value-type="float">
            <text:p>3.841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0765596" calcext:value-type="float">
            <text:p>0.000000765596</text:p>
          </table:table-cell>
          <table:table-cell table:style-name="ce2" office:value-type="float" office:value="0.000000473695" calcext:value-type="float">
            <text:p>4.74E-007</text:p>
          </table:table-cell>
          <table:table-cell table:style-name="ce2" office:value-type="float" office:value="0.00000123929" calcext:value-type="float">
            <text:p>1.24E-006</text:p>
          </table:table-cell>
          <table:table-cell office:value-type="float" office:value="33.705" calcext:value-type="float">
            <text:p>33.705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39" calcext:value-type="float">
            <text:p>0.000002833900</text:p>
          </table:table-cell>
          <table:table-cell office:value-type="float" office:value="0.000000520887" calcext:value-type="float">
            <text:p>0.000000520887</text:p>
          </table:table-cell>
          <table:table-cell table:style-name="ce2" office:value-type="float" office:value="0.00000335479" calcext:value-type="float">
            <text:p>3.35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204" calcext:value-type="float">
            <text:p>4.204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0745648" calcext:value-type="float">
            <text:p>0.000000745648</text:p>
          </table:table-cell>
          <table:table-cell table:style-name="ce2" office:value-type="float" office:value="0.00000051713" calcext:value-type="float">
            <text:p>5.17E-007</text:p>
          </table:table-cell>
          <table:table-cell table:style-name="ce2" office:value-type="float" office:value="0.00000126278" calcext:value-type="float">
            <text:p>1.26E-006</text:p>
          </table:table-cell>
          <table:table-cell office:value-type="float" office:value="34.124" calcext:value-type="float">
            <text:p>34.124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36" calcext:value-type="float">
            <text:p>0.000002833600</text:p>
          </table:table-cell>
          <table:table-cell office:value-type="float" office:value="0.000000522407" calcext:value-type="float">
            <text:p>0.000000522407</text:p>
          </table:table-cell>
          <table:table-cell table:style-name="ce2" office:value-type="float" office:value="0.000003356" calcext:value-type="float">
            <text:p>3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.567" calcext:value-type="float">
            <text:p>4.567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0729222" calcext:value-type="float">
            <text:p>0.000000729222</text:p>
          </table:table-cell>
          <table:table-cell table:style-name="ce2" office:value-type="float" office:value="0.000000556876" calcext:value-type="float">
            <text:p>5.57E-007</text:p>
          </table:table-cell>
          <table:table-cell table:style-name="ce2" office:value-type="float" office:value="0.0000012861" calcext:value-type="float">
            <text:p>1.29E-006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343" calcext:value-type="float">
            <text:p>0.000002833430</text:p>
          </table:table-cell>
          <table:table-cell office:value-type="float" office:value="0.000000523899" calcext:value-type="float">
            <text:p>0.000000523899</text:p>
          </table:table-cell>
          <table:table-cell table:style-name="ce2" office:value-type="float" office:value="0.00000335733" calcext:value-type="float">
            <text:p>3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.728" calcext:value-type="float">
            <text:p>5.728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0.000000682863" calcext:value-type="float">
            <text:p>0.000000682863</text:p>
          </table:table-cell>
          <table:table-cell table:style-name="ce2" office:value-type="float" office:value="0.000000663619" calcext:value-type="float">
            <text:p>6.64E-007</text:p>
          </table:table-cell>
          <table:table-cell table:style-name="ce2" office:value-type="float" office:value="0.00000134648" calcext:value-type="float">
            <text:p>1.35E-006</text:p>
          </table:table-cell>
          <table:table-cell office:value-type="float" office:value="34.962" calcext:value-type="float">
            <text:p>34.962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311" calcext:value-type="float">
            <text:p>0.000002833110</text:p>
          </table:table-cell>
          <table:table-cell office:value-type="float" office:value="0.000000525376" calcext:value-type="float">
            <text:p>0.000000525376</text:p>
          </table:table-cell>
          <table:table-cell table:style-name="ce2" office:value-type="float" office:value="0.00000335849" calcext:value-type="float">
            <text:p>3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889" calcext:value-type="float">
            <text:p>6.889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0649258" calcext:value-type="float">
            <text:p>0.000000649258</text:p>
          </table:table-cell>
          <table:table-cell table:style-name="ce2" office:value-type="float" office:value="0.000000746581" calcext:value-type="float">
            <text:p>7.47E-007</text:p>
          </table:table-cell>
          <table:table-cell table:style-name="ce2" office:value-type="float" office:value="0.00000139584" calcext:value-type="float">
            <text:p>1.40E-006</text:p>
          </table:table-cell>
          <table:table-cell office:value-type="float" office:value="35.34" calcext:value-type="float">
            <text:p>35.34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292" calcext:value-type="float">
            <text:p>0.000002832920</text:p>
          </table:table-cell>
          <table:table-cell office:value-type="float" office:value="0.000000526694" calcext:value-type="float">
            <text:p>0.000000526694</text:p>
          </table:table-cell>
          <table:table-cell table:style-name="ce2" office:value-type="float" office:value="0.00000335961" calcext:value-type="float">
            <text:p>3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05" calcext:value-type="float">
            <text:p>8.05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0625704" calcext:value-type="float">
            <text:p>0.000000625704</text:p>
          </table:table-cell>
          <table:table-cell table:style-name="ce2" office:value-type="float" office:value="0.00000081189" calcext:value-type="float">
            <text:p>8.12E-007</text:p>
          </table:table-cell>
          <table:table-cell table:style-name="ce2" office:value-type="float" office:value="0.00000143759" calcext:value-type="float">
            <text:p>1.44E-006</text:p>
          </table:table-cell>
          <table:table-cell office:value-type="float" office:value="35.7585" calcext:value-type="float">
            <text:p>35.7585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255" calcext:value-type="float">
            <text:p>0.000002832550</text:p>
          </table:table-cell>
          <table:table-cell office:value-type="float" office:value="0.000000528134" calcext:value-type="float">
            <text:p>0.000000528134</text:p>
          </table:table-cell>
          <table:table-cell table:style-name="ce2" office:value-type="float" office:value="0.00000336069" calcext:value-type="float">
            <text:p>3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211" calcext:value-type="float">
            <text:p>9.211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606938" calcext:value-type="float">
            <text:p>0.000000606938</text:p>
          </table:table-cell>
          <table:table-cell table:style-name="ce2" office:value-type="float" office:value="0.000000864659" calcext:value-type="float">
            <text:p>8.65E-007</text:p>
          </table:table-cell>
          <table:table-cell table:style-name="ce2" office:value-type="float" office:value="0.0000014716" calcext:value-type="float">
            <text:p>1.47E-006</text:p>
          </table:table-cell>
          <table:table-cell office:value-type="float" office:value="36.151" calcext:value-type="float">
            <text:p>36.151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23" calcext:value-type="float">
            <text:p>0.000002832300</text:p>
          </table:table-cell>
          <table:table-cell office:value-type="float" office:value="0.000000529463" calcext:value-type="float">
            <text:p>0.000000529463</text:p>
          </table:table-cell>
          <table:table-cell table:style-name="ce2" office:value-type="float" office:value="0.00000336176" calcext:value-type="float">
            <text:p>3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444" calcext:value-type="float">
            <text:p>10.444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589783" calcext:value-type="float">
            <text:p>0.000000589783</text:p>
          </table:table-cell>
          <table:table-cell table:style-name="ce2" office:value-type="float" office:value="0.000000912204" calcext:value-type="float">
            <text:p>9.12E-007</text:p>
          </table:table-cell>
          <table:table-cell table:style-name="ce2" office:value-type="float" office:value="0.00000150199" calcext:value-type="float">
            <text:p>1.50E-006</text:p>
          </table:table-cell>
          <table:table-cell office:value-type="float" office:value="36.5695" calcext:value-type="float">
            <text:p>36.5695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194" calcext:value-type="float">
            <text:p>0.000002831940</text:p>
          </table:table-cell>
          <table:table-cell office:value-type="float" office:value="0.000000530854" calcext:value-type="float">
            <text:p>0.000000530854</text:p>
          </table:table-cell>
          <table:table-cell table:style-name="ce2" office:value-type="float" office:value="0.0000033628" calcext:value-type="float">
            <text:p>3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533" calcext:value-type="float">
            <text:p>11.533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0576258" calcext:value-type="float">
            <text:p>0.000000576258</text:p>
          </table:table-cell>
          <table:table-cell table:style-name="ce2" office:value-type="float" office:value="0.000000948523" calcext:value-type="float">
            <text:p>9.49E-007</text:p>
          </table:table-cell>
          <table:table-cell table:style-name="ce2" office:value-type="float" office:value="0.00000152478" calcext:value-type="float">
            <text:p>1.52E-006</text:p>
          </table:table-cell>
          <table:table-cell office:value-type="float" office:value="36.9215" calcext:value-type="float">
            <text:p>36.9215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167" calcext:value-type="float">
            <text:p>0.000002831670</text:p>
          </table:table-cell>
          <table:table-cell office:value-type="float" office:value="0.000000532007" calcext:value-type="float">
            <text:p>0.000000532007</text:p>
          </table:table-cell>
          <table:table-cell table:style-name="ce2" office:value-type="float" office:value="0.00000336367" calcext:value-type="float">
            <text:p>3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.694" calcext:value-type="float">
            <text:p>12.694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0563664" calcext:value-type="float">
            <text:p>0.000000563664</text:p>
          </table:table-cell>
          <table:table-cell table:style-name="ce2" office:value-type="float" office:value="0.000000981457" calcext:value-type="float">
            <text:p>9.81E-007</text:p>
          </table:table-cell>
          <table:table-cell table:style-name="ce2" office:value-type="float" office:value="0.00000154512" calcext:value-type="float">
            <text:p>1.55E-006</text:p>
          </table:table-cell>
          <table:table-cell office:value-type="float" office:value="37.3805" calcext:value-type="float">
            <text:p>37.3805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0.00000283137" calcext:value-type="float">
            <text:p>0.000002831370</text:p>
          </table:table-cell>
          <table:table-cell office:value-type="float" office:value="0.000000533487" calcext:value-type="float">
            <text:p>0.000000533487</text:p>
          </table:table-cell>
          <table:table-cell table:style-name="ce2" office:value-type="float" office:value="0.00000336485" calcext:value-type="float">
            <text:p>3.36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.927" calcext:value-type="float">
            <text:p>13.927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0552711" calcext:value-type="float">
            <text:p>0.000000552711</text:p>
          </table:table-cell>
          <table:table-cell table:style-name="ce2" office:value-type="float" office:value="0.00000101093" calcext:value-type="float">
            <text:p>1.01E-006</text:p>
          </table:table-cell>
          <table:table-cell table:style-name="ce2" office:value-type="float" office:value="0.00000156364" calcext:value-type="float">
            <text:p>1.56E-006</text:p>
          </table:table-cell>
          <table:table-cell office:value-type="float" office:value="37.772" calcext:value-type="float">
            <text:p>37.772</text:p>
          </table:table-cell>
          <table:table-cell office:value-type="float" office:value="1.00034" calcext:value-type="float">
            <text:p>1.00034</text:p>
          </table:table-cell>
          <table:table-cell office:value-type="float" office:value="0.00000283094" calcext:value-type="float">
            <text:p>0.000002830940</text:p>
          </table:table-cell>
          <table:table-cell office:value-type="float" office:value="0.000000534726" calcext:value-type="float">
            <text:p>0.000000534726</text:p>
          </table:table-cell>
          <table:table-cell table:style-name="ce2" office:value-type="float" office:value="0.00000336567" calcext:value-type="float">
            <text:p>3.37E-0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016" calcext:value-type="float">
            <text:p>15.016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0543879" calcext:value-type="float">
            <text:p>0.000000543879</text:p>
          </table:table-cell>
          <table:table-cell table:style-name="ce2" office:value-type="float" office:value="0.00000103386" calcext:value-type="float">
            <text:p>1.03E-006</text:p>
          </table:table-cell>
          <table:table-cell table:style-name="ce2" office:value-type="float" office:value="0.00000157773" calcext:value-type="float">
            <text:p>1.5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249" calcext:value-type="float">
            <text:p>16.249</text:p>
          </table:table-cell>
          <table:table-cell office:value-type="float" office:value="1.00053" calcext:value-type="float">
            <text:p>1.000530000000</text:p>
          </table:table-cell>
          <table:table-cell office:value-type="float" office:value="0.000000534551" calcext:value-type="float">
            <text:p>0.000000534551</text:p>
          </table:table-cell>
          <table:table-cell table:style-name="ce2" office:value-type="float" office:value="0.00000105683" calcext:value-type="float">
            <text:p>1.06E-006</text:p>
          </table:table-cell>
          <table:table-cell table:style-name="ce2" office:value-type="float" office:value="0.00000159138" calcext:value-type="float">
            <text:p>1.5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41" calcext:value-type="float">
            <text:p>17.41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0526877" calcext:value-type="float">
            <text:p>0.000000526877</text:p>
          </table:table-cell>
          <table:table-cell table:style-name="ce2" office:value-type="float" office:value="0.00000107547" calcext:value-type="float">
            <text:p>1.08E-006</text:p>
          </table:table-cell>
          <table:table-cell table:style-name="ce2" office:value-type="float" office:value="0.00000160235" calcext:value-type="float">
            <text:p>1.6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571" calcext:value-type="float">
            <text:p>18.571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0520484" calcext:value-type="float">
            <text:p>0.000000520484</text:p>
          </table:table-cell>
          <table:table-cell table:style-name="ce2" office:value-type="float" office:value="0.00000109167" calcext:value-type="float">
            <text:p>1.09E-006</text:p>
          </table:table-cell>
          <table:table-cell table:style-name="ce2" office:value-type="float" office:value="0.00000161215" calcext:value-type="float">
            <text:p>1.6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732" calcext:value-type="float">
            <text:p>19.732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0514049" calcext:value-type="float">
            <text:p>0.000000514049</text:p>
          </table:table-cell>
          <table:table-cell table:style-name="ce2" office:value-type="float" office:value="0.0000011065" calcext:value-type="float">
            <text:p>1.11E-006</text:p>
          </table:table-cell>
          <table:table-cell table:style-name="ce2" office:value-type="float" office:value="0.00000162054" calcext:value-type="float">
            <text:p>1.62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721" calcext:value-type="float">
            <text:p>0.72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0694193" calcext:value-type="float">
            <text:p>0.000000694193</text:p>
          </table:table-cell>
          <table:table-cell table:style-name="ce2" office:value-type="float" office:value="0.0000000220235" calcext:value-type="float">
            <text:p>2.20E-008</text:p>
          </table:table-cell>
          <table:table-cell table:style-name="ce2" office:value-type="float" office:value="0.000000716216" calcext:value-type="float">
            <text:p>7.16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84" calcext:value-type="float">
            <text:p>1.084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0751358" calcext:value-type="float">
            <text:p>0.000000751358</text:p>
          </table:table-cell>
          <table:table-cell table:style-name="ce2" office:value-type="float" office:value="0.0000000619303" calcext:value-type="float">
            <text:p>6.19E-008</text:p>
          </table:table-cell>
          <table:table-cell table:style-name="ce2" office:value-type="float" office:value="0.000000813288" calcext:value-type="float">
            <text:p>8.13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 calcext:value-type="float">
            <text:p>1.52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0783727" calcext:value-type="float">
            <text:p>0.000000783727</text:p>
          </table:table-cell>
          <table:table-cell table:style-name="ce2" office:value-type="float" office:value="0.00000012947" calcext:value-type="float">
            <text:p>1.29E-007</text:p>
          </table:table-cell>
          <table:table-cell table:style-name="ce2" office:value-type="float" office:value="0.000000913197" calcext:value-type="float">
            <text:p>9.13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882" calcext:value-type="float">
            <text:p>1.882</text:p>
          </table:table-cell>
          <table:table-cell office:value-type="float" office:value="1.00052" calcext:value-type="float">
            <text:p>1.000520000000</text:p>
          </table:table-cell>
          <table:table-cell office:value-type="float" office:value="0.000000798806" calcext:value-type="float">
            <text:p>0.000000798806</text:p>
          </table:table-cell>
          <table:table-cell table:style-name="ce2" office:value-type="float" office:value="0.000000182837" calcext:value-type="float">
            <text:p>1.83E-007</text:p>
          </table:table-cell>
          <table:table-cell table:style-name="ce2" office:value-type="float" office:value="0.000000981643" calcext:value-type="float">
            <text:p>9.82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45" calcext:value-type="float">
            <text:p>2.245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805954" calcext:value-type="float">
            <text:p>0.000000805954</text:p>
          </table:table-cell>
          <table:table-cell table:style-name="ce2" office:value-type="float" office:value="0.00000024002" calcext:value-type="float">
            <text:p>2.40E-007</text:p>
          </table:table-cell>
          <table:table-cell table:style-name="ce2" office:value-type="float" office:value="0.00000104597" calcext:value-type="float">
            <text:p>1.0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68" calcext:value-type="float">
            <text:p>2.68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0796715" calcext:value-type="float">
            <text:p>0.000000796715</text:p>
          </table:table-cell>
          <table:table-cell table:style-name="ce2" office:value-type="float" office:value="0.000000309458" calcext:value-type="float">
            <text:p>3.09E-007</text:p>
          </table:table-cell>
          <table:table-cell table:style-name="ce2" office:value-type="float" office:value="0.00000110617" calcext:value-type="float">
            <text:p>1.1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43" calcext:value-type="float">
            <text:p>3.043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0793423" calcext:value-type="float">
            <text:p>0.000000793423</text:p>
          </table:table-cell>
          <table:table-cell table:style-name="ce2" office:value-type="float" office:value="0.000000362513" calcext:value-type="float">
            <text:p>3.63E-007</text:p>
          </table:table-cell>
          <table:table-cell table:style-name="ce2" office:value-type="float" office:value="0.00000115594" calcext:value-type="float">
            <text:p>1.1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406" calcext:value-type="float">
            <text:p>3.406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0783987" calcext:value-type="float">
            <text:p>0.000000783987</text:p>
          </table:table-cell>
          <table:table-cell table:style-name="ce2" office:value-type="float" office:value="0.000000413912" calcext:value-type="float">
            <text:p>4.14E-007</text:p>
          </table:table-cell>
          <table:table-cell table:style-name="ce2" office:value-type="float" office:value="0.0000011979" calcext:value-type="float">
            <text:p>1.2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841" calcext:value-type="float">
            <text:p>3.841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0773544" calcext:value-type="float">
            <text:p>0.000000773544</text:p>
          </table:table-cell>
          <table:table-cell table:style-name="ce2" office:value-type="float" office:value="0.000000471036" calcext:value-type="float">
            <text:p>4.71E-007</text:p>
          </table:table-cell>
          <table:table-cell table:style-name="ce2" office:value-type="float" office:value="0.00000124458" calcext:value-type="float">
            <text:p>1.2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204" calcext:value-type="float">
            <text:p>4.204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0765014" calcext:value-type="float">
            <text:p>0.000000765014</text:p>
          </table:table-cell>
          <table:table-cell table:style-name="ce2" office:value-type="float" office:value="0.000000514228" calcext:value-type="float">
            <text:p>5.14E-007</text:p>
          </table:table-cell>
          <table:table-cell table:style-name="ce2" office:value-type="float" office:value="0.00000127924" calcext:value-type="float">
            <text:p>1.2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567" calcext:value-type="float">
            <text:p>4.567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0757452" calcext:value-type="float">
            <text:p>0.000000757452</text:p>
          </table:table-cell>
          <table:table-cell table:style-name="ce2" office:value-type="float" office:value="0.000000553751" calcext:value-type="float">
            <text:p>5.54E-007</text:p>
          </table:table-cell>
          <table:table-cell table:style-name="ce2" office:value-type="float" office:value="0.0000013112" calcext:value-type="float">
            <text:p>1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728" calcext:value-type="float">
            <text:p>5.728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0.000000741768" calcext:value-type="float">
            <text:p>0.000000741768</text:p>
          </table:table-cell>
          <table:table-cell table:style-name="ce2" office:value-type="float" office:value="0.000000659894" calcext:value-type="float">
            <text:p>6.60E-007</text:p>
          </table:table-cell>
          <table:table-cell table:style-name="ce2" office:value-type="float" office:value="0.00000140166" calcext:value-type="float">
            <text:p>1.4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889" calcext:value-type="float">
            <text:p>6.889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0730037" calcext:value-type="float">
            <text:p>0.000000730037</text:p>
          </table:table-cell>
          <table:table-cell table:style-name="ce2" office:value-type="float" office:value="0.000000742391" calcext:value-type="float">
            <text:p>7.42E-007</text:p>
          </table:table-cell>
          <table:table-cell table:style-name="ce2" office:value-type="float" office:value="0.00000147243" calcext:value-type="float">
            <text:p>1.4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05" calcext:value-type="float">
            <text:p>8.05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0722386" calcext:value-type="float">
            <text:p>0.000000722386</text:p>
          </table:table-cell>
          <table:table-cell table:style-name="ce2" office:value-type="float" office:value="0.000000807332" calcext:value-type="float">
            <text:p>8.07E-007</text:p>
          </table:table-cell>
          <table:table-cell table:style-name="ce2" office:value-type="float" office:value="0.00000152972" calcext:value-type="float">
            <text:p>1.5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211" calcext:value-type="float">
            <text:p>9.211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717691" calcext:value-type="float">
            <text:p>0.000000717691</text:p>
          </table:table-cell>
          <table:table-cell table:style-name="ce2" office:value-type="float" office:value="0.000000859805" calcext:value-type="float">
            <text:p>8.60E-007</text:p>
          </table:table-cell>
          <table:table-cell table:style-name="ce2" office:value-type="float" office:value="0.0000015775" calcext:value-type="float">
            <text:p>1.5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444" calcext:value-type="float">
            <text:p>10.444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711113" calcext:value-type="float">
            <text:p>0.000000711113</text:p>
          </table:table-cell>
          <table:table-cell table:style-name="ce2" office:value-type="float" office:value="0.000000907083" calcext:value-type="float">
            <text:p>9.07E-007</text:p>
          </table:table-cell>
          <table:table-cell table:style-name="ce2" office:value-type="float" office:value="0.0000016182" calcext:value-type="float">
            <text:p>1.6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533" calcext:value-type="float">
            <text:p>11.533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0704166" calcext:value-type="float">
            <text:p>0.000000704166</text:p>
          </table:table-cell>
          <table:table-cell table:style-name="ce2" office:value-type="float" office:value="0.000000943199" calcext:value-type="float">
            <text:p>9.43E-007</text:p>
          </table:table-cell>
          <table:table-cell table:style-name="ce2" office:value-type="float" office:value="0.00000164736" calcext:value-type="float">
            <text:p>1.6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694" calcext:value-type="float">
            <text:p>12.694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069843" calcext:value-type="float">
            <text:p>0.000000698430</text:p>
          </table:table-cell>
          <table:table-cell table:style-name="ce2" office:value-type="float" office:value="0.000000975948" calcext:value-type="float">
            <text:p>9.76E-007</text:p>
          </table:table-cell>
          <table:table-cell table:style-name="ce2" office:value-type="float" office:value="0.00000167438" calcext:value-type="float">
            <text:p>1.6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927" calcext:value-type="float">
            <text:p>13.927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0692671" calcext:value-type="float">
            <text:p>0.000000692671</text:p>
          </table:table-cell>
          <table:table-cell table:style-name="ce2" office:value-type="float" office:value="0.00000100525" calcext:value-type="float">
            <text:p>1.01E-006</text:p>
          </table:table-cell>
          <table:table-cell table:style-name="ce2" office:value-type="float" office:value="0.00000169792" calcext:value-type="float">
            <text:p>1.7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016" calcext:value-type="float">
            <text:p>15.016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0687515" calcext:value-type="float">
            <text:p>0.000000687515</text:p>
          </table:table-cell>
          <table:table-cell table:style-name="ce2" office:value-type="float" office:value="0.00000102805" calcext:value-type="float">
            <text:p>1.03E-006</text:p>
          </table:table-cell>
          <table:table-cell table:style-name="ce2" office:value-type="float" office:value="0.00000171557" calcext:value-type="float">
            <text:p>1.7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249" calcext:value-type="float">
            <text:p>16.249</text:p>
          </table:table-cell>
          <table:table-cell office:value-type="float" office:value="1.00053" calcext:value-type="float">
            <text:p>1.000530000000</text:p>
          </table:table-cell>
          <table:table-cell office:value-type="float" office:value="0.000000681593" calcext:value-type="float">
            <text:p>0.000000681593</text:p>
          </table:table-cell>
          <table:table-cell table:style-name="ce2" office:value-type="float" office:value="0.0000010509" calcext:value-type="float">
            <text:p>1.05E-006</text:p>
          </table:table-cell>
          <table:table-cell table:style-name="ce2" office:value-type="float" office:value="0.00000173249" calcext:value-type="float">
            <text:p>1.7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41" calcext:value-type="float">
            <text:p>17.41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0676567" calcext:value-type="float">
            <text:p>0.000000676567</text:p>
          </table:table-cell>
          <table:table-cell table:style-name="ce2" office:value-type="float" office:value="0.00000106944" calcext:value-type="float">
            <text:p>1.07E-006</text:p>
          </table:table-cell>
          <table:table-cell table:style-name="ce2" office:value-type="float" office:value="0.000001746" calcext:value-type="float">
            <text:p>1.7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571" calcext:value-type="float">
            <text:p>18.571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0672185" calcext:value-type="float">
            <text:p>0.000000672185</text:p>
          </table:table-cell>
          <table:table-cell table:style-name="ce2" office:value-type="float" office:value="0.00000108554" calcext:value-type="float">
            <text:p>1.09E-006</text:p>
          </table:table-cell>
          <table:table-cell table:style-name="ce2" office:value-type="float" office:value="0.00000175772" calcext:value-type="float">
            <text:p>1.7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732" calcext:value-type="float">
            <text:p>19.732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0667951" calcext:value-type="float">
            <text:p>0.000000667951</text:p>
          </table:table-cell>
          <table:table-cell table:style-name="ce2" office:value-type="float" office:value="0.00000110028" calcext:value-type="float">
            <text:p>1.10E-006</text:p>
          </table:table-cell>
          <table:table-cell table:style-name="ce2" office:value-type="float" office:value="0.00000176824" calcext:value-type="float">
            <text:p>1.77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721" calcext:value-type="float">
            <text:p>0.72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0391326" calcext:value-type="float">
            <text:p>0.000000391326</text:p>
          </table:table-cell>
          <table:table-cell table:style-name="ce2" office:value-type="float" office:value="0.0000000224245" calcext:value-type="float">
            <text:p>2.24E-008</text:p>
          </table:table-cell>
          <table:table-cell table:style-name="ce2" office:value-type="float" office:value="0.000000413751" calcext:value-type="float">
            <text:p>4.14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84" calcext:value-type="float">
            <text:p>1.084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0502292" calcext:value-type="float">
            <text:p>0.000000502292</text:p>
          </table:table-cell>
          <table:table-cell table:style-name="ce2" office:value-type="float" office:value="0.000000063058" calcext:value-type="float">
            <text:p>6.31E-008</text:p>
          </table:table-cell>
          <table:table-cell table:style-name="ce2" office:value-type="float" office:value="0.00000056535" calcext:value-type="float">
            <text:p>5.65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 calcext:value-type="float">
            <text:p>1.52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0539812" calcext:value-type="float">
            <text:p>0.000000539812</text:p>
          </table:table-cell>
          <table:table-cell table:style-name="ce2" office:value-type="float" office:value="0.000000131827" calcext:value-type="float">
            <text:p>1.32E-007</text:p>
          </table:table-cell>
          <table:table-cell table:style-name="ce2" office:value-type="float" office:value="0.00000067164" calcext:value-type="float">
            <text:p>6.72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882" calcext:value-type="float">
            <text:p>1.882</text:p>
          </table:table-cell>
          <table:table-cell office:value-type="float" office:value="1.00053" calcext:value-type="float">
            <text:p>1.000530000000</text:p>
          </table:table-cell>
          <table:table-cell office:value-type="float" office:value="0.000000564719" calcext:value-type="float">
            <text:p>0.000000564719</text:p>
          </table:table-cell>
          <table:table-cell table:style-name="ce2" office:value-type="float" office:value="0.000000186166" calcext:value-type="float">
            <text:p>1.86E-007</text:p>
          </table:table-cell>
          <table:table-cell table:style-name="ce2" office:value-type="float" office:value="0.000000750886" calcext:value-type="float">
            <text:p>7.51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45" calcext:value-type="float">
            <text:p>2.245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0561938" calcext:value-type="float">
            <text:p>0.000000561938</text:p>
          </table:table-cell>
          <table:table-cell table:style-name="ce2" office:value-type="float" office:value="0.00000024439" calcext:value-type="float">
            <text:p>2.44E-007</text:p>
          </table:table-cell>
          <table:table-cell table:style-name="ce2" office:value-type="float" office:value="0.000000806328" calcext:value-type="float">
            <text:p>8.06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68" calcext:value-type="float">
            <text:p>2.68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0547128" calcext:value-type="float">
            <text:p>0.000000547128</text:p>
          </table:table-cell>
          <table:table-cell table:style-name="ce2" office:value-type="float" office:value="0.000000315093" calcext:value-type="float">
            <text:p>3.15E-007</text:p>
          </table:table-cell>
          <table:table-cell table:style-name="ce2" office:value-type="float" office:value="0.000000862221" calcext:value-type="float">
            <text:p>8.62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43" calcext:value-type="float">
            <text:p>3.043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0.000000532596" calcext:value-type="float">
            <text:p>0.000000532596</text:p>
          </table:table-cell>
          <table:table-cell table:style-name="ce2" office:value-type="float" office:value="0.000000369114" calcext:value-type="float">
            <text:p>3.69E-007</text:p>
          </table:table-cell>
          <table:table-cell table:style-name="ce2" office:value-type="float" office:value="0.00000090171" calcext:value-type="float">
            <text:p>9.02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406" calcext:value-type="float">
            <text:p>3.406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0519481" calcext:value-type="float">
            <text:p>0.000000519481</text:p>
          </table:table-cell>
          <table:table-cell table:style-name="ce2" office:value-type="float" office:value="0.000000421449" calcext:value-type="float">
            <text:p>4.21E-007</text:p>
          </table:table-cell>
          <table:table-cell table:style-name="ce2" office:value-type="float" office:value="0.000000940929" calcext:value-type="float">
            <text:p>9.41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841" calcext:value-type="float">
            <text:p>3.841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0495831" calcext:value-type="float">
            <text:p>0.000000495831</text:p>
          </table:table-cell>
          <table:table-cell table:style-name="ce2" office:value-type="float" office:value="0.000000479613" calcext:value-type="float">
            <text:p>4.80E-007</text:p>
          </table:table-cell>
          <table:table-cell table:style-name="ce2" office:value-type="float" office:value="0.000000975443" calcext:value-type="float">
            <text:p>9.75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204" calcext:value-type="float">
            <text:p>4.204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048256" calcext:value-type="float">
            <text:p>0.000000482560</text:p>
          </table:table-cell>
          <table:table-cell table:style-name="ce2" office:value-type="float" office:value="0.000000523591" calcext:value-type="float">
            <text:p>5.24E-007</text:p>
          </table:table-cell>
          <table:table-cell table:style-name="ce2" office:value-type="float" office:value="0.00000100615" calcext:value-type="float">
            <text:p>1.0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567" calcext:value-type="float">
            <text:p>4.567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0466291" calcext:value-type="float">
            <text:p>0.000000466291</text:p>
          </table:table-cell>
          <table:table-cell table:style-name="ce2" office:value-type="float" office:value="0.000000563834" calcext:value-type="float">
            <text:p>5.64E-007</text:p>
          </table:table-cell>
          <table:table-cell table:style-name="ce2" office:value-type="float" office:value="0.00000103012" calcext:value-type="float">
            <text:p>1.0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728" calcext:value-type="float">
            <text:p>5.728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0.000000424922" calcext:value-type="float">
            <text:p>0.000000424922</text:p>
          </table:table-cell>
          <table:table-cell table:style-name="ce2" office:value-type="float" office:value="0.00000067191" calcext:value-type="float">
            <text:p>6.72E-007</text:p>
          </table:table-cell>
          <table:table-cell table:style-name="ce2" office:value-type="float" office:value="0.00000109683" calcext:value-type="float">
            <text:p>1.1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889" calcext:value-type="float">
            <text:p>6.889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0393242" calcext:value-type="float">
            <text:p>0.000000393242</text:p>
          </table:table-cell>
          <table:table-cell table:style-name="ce2" office:value-type="float" office:value="0.000000755909" calcext:value-type="float">
            <text:p>7.56E-007</text:p>
          </table:table-cell>
          <table:table-cell table:style-name="ce2" office:value-type="float" office:value="0.00000114915" calcext:value-type="float">
            <text:p>1.1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05" calcext:value-type="float">
            <text:p>8.05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0370905" calcext:value-type="float">
            <text:p>0.000000370905</text:p>
          </table:table-cell>
          <table:table-cell table:style-name="ce2" office:value-type="float" office:value="0.000000822033" calcext:value-type="float">
            <text:p>8.22E-007</text:p>
          </table:table-cell>
          <table:table-cell table:style-name="ce2" office:value-type="float" office:value="0.00000119294" calcext:value-type="float">
            <text:p>1.1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211" calcext:value-type="float">
            <text:p>9.211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35225" calcext:value-type="float">
            <text:p>0.000000352250</text:p>
          </table:table-cell>
          <table:table-cell table:style-name="ce2" office:value-type="float" office:value="0.000000875461" calcext:value-type="float">
            <text:p>8.75E-007</text:p>
          </table:table-cell>
          <table:table-cell table:style-name="ce2" office:value-type="float" office:value="0.00000122771" calcext:value-type="float">
            <text:p>1.2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444" calcext:value-type="float">
            <text:p>10.444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334355" calcext:value-type="float">
            <text:p>0.000000334355</text:p>
          </table:table-cell>
          <table:table-cell table:style-name="ce2" office:value-type="float" office:value="0.0000009236" calcext:value-type="float">
            <text:p>9.24E-007</text:p>
          </table:table-cell>
          <table:table-cell table:style-name="ce2" office:value-type="float" office:value="0.00000125795" calcext:value-type="float">
            <text:p>1.2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533" calcext:value-type="float">
            <text:p>11.533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0321206" calcext:value-type="float">
            <text:p>0.000000321206</text:p>
          </table:table-cell>
          <table:table-cell table:style-name="ce2" office:value-type="float" office:value="0.000000960373" calcext:value-type="float">
            <text:p>9.60E-007</text:p>
          </table:table-cell>
          <table:table-cell table:style-name="ce2" office:value-type="float" office:value="0.00000128158" calcext:value-type="float">
            <text:p>1.2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694" calcext:value-type="float">
            <text:p>12.694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0309062" calcext:value-type="float">
            <text:p>0.000000309062</text:p>
          </table:table-cell>
          <table:table-cell table:style-name="ce2" office:value-type="float" office:value="0.000000993719" calcext:value-type="float">
            <text:p>9.94E-007</text:p>
          </table:table-cell>
          <table:table-cell table:style-name="ce2" office:value-type="float" office:value="0.00000130278" calcext:value-type="float">
            <text:p>1.3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927" calcext:value-type="float">
            <text:p>13.927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0299045" calcext:value-type="float">
            <text:p>0.000000299045</text:p>
          </table:table-cell>
          <table:table-cell table:style-name="ce2" office:value-type="float" office:value="0.00000102356" calcext:value-type="float">
            <text:p>1.02E-006</text:p>
          </table:table-cell>
          <table:table-cell table:style-name="ce2" office:value-type="float" office:value="0.0000013226" calcext:value-type="float">
            <text:p>1.3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016" calcext:value-type="float">
            <text:p>15.016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0291031" calcext:value-type="float">
            <text:p>0.000000291031</text:p>
          </table:table-cell>
          <table:table-cell table:style-name="ce2" office:value-type="float" office:value="0.00000104677" calcext:value-type="float">
            <text:p>1.05E-006</text:p>
          </table:table-cell>
          <table:table-cell table:style-name="ce2" office:value-type="float" office:value="0.0000013378" calcext:value-type="float">
            <text:p>1.3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249" calcext:value-type="float">
            <text:p>16.249</text:p>
          </table:table-cell>
          <table:table-cell office:value-type="float" office:value="1.00053" calcext:value-type="float">
            <text:p>1.000530000000</text:p>
          </table:table-cell>
          <table:table-cell office:value-type="float" office:value="0.000000282897" calcext:value-type="float">
            <text:p>0.000000282897</text:p>
          </table:table-cell>
          <table:table-cell table:style-name="ce2" office:value-type="float" office:value="0.00000107003" calcext:value-type="float">
            <text:p>1.07E-006</text:p>
          </table:table-cell>
          <table:table-cell table:style-name="ce2" office:value-type="float" office:value="0.00000135293" calcext:value-type="float">
            <text:p>1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41" calcext:value-type="float">
            <text:p>17.41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0276323" calcext:value-type="float">
            <text:p>0.000000276323</text:p>
          </table:table-cell>
          <table:table-cell table:style-name="ce2" office:value-type="float" office:value="0.00000108891" calcext:value-type="float">
            <text:p>1.09E-006</text:p>
          </table:table-cell>
          <table:table-cell table:style-name="ce2" office:value-type="float" office:value="0.00000136523" calcext:value-type="float">
            <text:p>1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571" calcext:value-type="float">
            <text:p>18.571</text:p>
          </table:table-cell>
          <table:table-cell office:value-type="float" office:value="1.0005" calcext:value-type="float">
            <text:p>1.000500000000</text:p>
          </table:table-cell>
          <table:table-cell office:value-type="float" office:value="0.000000270826" calcext:value-type="float">
            <text:p>0.000000270826</text:p>
          </table:table-cell>
          <table:table-cell table:style-name="ce2" office:value-type="float" office:value="0.0000011053" calcext:value-type="float">
            <text:p>1.11E-006</text:p>
          </table:table-cell>
          <table:table-cell table:style-name="ce2" office:value-type="float" office:value="0.00000137613" calcext:value-type="float">
            <text:p>1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732" calcext:value-type="float">
            <text:p>19.732</text:p>
          </table:table-cell>
          <table:table-cell office:value-type="float" office:value="1.0005" calcext:value-type="float">
            <text:p>1.000500000000</text:p>
          </table:table-cell>
          <table:table-cell office:value-type="float" office:value="0.000000265556" calcext:value-type="float">
            <text:p>0.000000265556</text:p>
          </table:table-cell>
          <table:table-cell table:style-name="ce2" office:value-type="float" office:value="0.00000112032" calcext:value-type="float">
            <text:p>1.12E-006</text:p>
          </table:table-cell>
          <table:table-cell table:style-name="ce2" office:value-type="float" office:value="0.00000138587" calcext:value-type="float">
            <text:p>1.3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.82" calcext:value-type="float">
            <text:p>20.82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0260791" calcext:value-type="float">
            <text:p>0.000000260791</text:p>
          </table:table-cell>
          <table:table-cell table:style-name="ce2" office:value-type="float" office:value="0.00000113348" calcext:value-type="float">
            <text:p>1.13E-006</text:p>
          </table:table-cell>
          <table:table-cell table:style-name="ce2" office:value-type="float" office:value="0.00000139427" calcext:value-type="float">
            <text:p>1.3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.054" calcext:value-type="float">
            <text:p>22.054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0255523" calcext:value-type="float">
            <text:p>0.000000255523</text:p>
          </table:table-cell>
          <table:table-cell table:style-name="ce2" office:value-type="float" office:value="0.0000011473" calcext:value-type="float">
            <text:p>1.15E-006</text:p>
          </table:table-cell>
          <table:table-cell table:style-name="ce2" office:value-type="float" office:value="0.00000140283" calcext:value-type="float">
            <text:p>1.4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.142" calcext:value-type="float">
            <text:p>23.142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0250745" calcext:value-type="float">
            <text:p>0.000000250745</text:p>
          </table:table-cell>
          <table:table-cell table:style-name="ce2" office:value-type="float" office:value="0.00000115866" calcext:value-type="float">
            <text:p>1.16E-006</text:p>
          </table:table-cell>
          <table:table-cell table:style-name="ce2" office:value-type="float" office:value="0.0000014094" calcext:value-type="float">
            <text:p>1.4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.303" calcext:value-type="float">
            <text:p>24.303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0246085" calcext:value-type="float">
            <text:p>0.000000246085</text:p>
          </table:table-cell>
          <table:table-cell table:style-name="ce2" office:value-type="float" office:value="0.0000011701" calcext:value-type="float">
            <text:p>1.17E-006</text:p>
          </table:table-cell>
          <table:table-cell table:style-name="ce2" office:value-type="float" office:value="0.00000141618" calcext:value-type="float">
            <text:p>1.4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.537" calcext:value-type="float">
            <text:p>25.537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0241112" calcext:value-type="float">
            <text:p>0.000000241112</text:p>
          </table:table-cell>
          <table:table-cell table:style-name="ce2" office:value-type="float" office:value="0.00000118126" calcext:value-type="float">
            <text:p>1.18E-006</text:p>
          </table:table-cell>
          <table:table-cell table:style-name="ce2" office:value-type="float" office:value="0.00000142238" calcext:value-type="float">
            <text:p>1.4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.77" calcext:value-type="float">
            <text:p>26.77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0237242" calcext:value-type="float">
            <text:p>0.000000237242</text:p>
          </table:table-cell>
          <table:table-cell table:style-name="ce2" office:value-type="float" office:value="0.00000119102" calcext:value-type="float">
            <text:p>1.19E-006</text:p>
          </table:table-cell>
          <table:table-cell table:style-name="ce2" office:value-type="float" office:value="0.00000142826" calcext:value-type="float">
            <text:p>1.4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.859" calcext:value-type="float">
            <text:p>27.859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0234182" calcext:value-type="float">
            <text:p>0.000000234182</text:p>
          </table:table-cell>
          <table:table-cell table:style-name="ce2" office:value-type="float" office:value="0.00000119882" calcext:value-type="float">
            <text:p>1.20E-006</text:p>
          </table:table-cell>
          <table:table-cell table:style-name="ce2" office:value-type="float" office:value="0.000001433" calcext:value-type="float">
            <text:p>1.4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02" calcext:value-type="float">
            <text:p>29.02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0230905" calcext:value-type="float">
            <text:p>0.000000230905</text:p>
          </table:table-cell>
          <table:table-cell table:style-name="ce2" office:value-type="float" office:value="0.00000120649" calcext:value-type="float">
            <text:p>1.21E-006</text:p>
          </table:table-cell>
          <table:table-cell table:style-name="ce2" office:value-type="float" office:value="0.0000014374" calcext:value-type="float">
            <text:p>1.44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721" calcext:value-type="float">
            <text:p>0.72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04499" calcext:value-type="float">
            <text:p>0.000002044990</text:p>
          </table:table-cell>
          <table:table-cell table:style-name="ce2" office:value-type="float" office:value="0.0000000227562" calcext:value-type="float">
            <text:p>2.28E-008</text:p>
          </table:table-cell>
          <table:table-cell table:style-name="ce2" office:value-type="float" office:value="0.00000206774" calcext:value-type="float">
            <text:p>2.0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84" calcext:value-type="float">
            <text:p>1.084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22087" calcext:value-type="float">
            <text:p>0.000002208700</text:p>
          </table:table-cell>
          <table:table-cell table:style-name="ce2" office:value-type="float" office:value="0.0000000639908" calcext:value-type="float">
            <text:p>6.40E-008</text:p>
          </table:table-cell>
          <table:table-cell table:style-name="ce2" office:value-type="float" office:value="0.00000227269" calcext:value-type="float">
            <text:p>2.2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 calcext:value-type="float">
            <text:p>1.52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26695" calcext:value-type="float">
            <text:p>0.000002266950</text:p>
          </table:table-cell>
          <table:table-cell table:style-name="ce2" office:value-type="float" office:value="0.000000133777" calcext:value-type="float">
            <text:p>1.34E-007</text:p>
          </table:table-cell>
          <table:table-cell table:style-name="ce2" office:value-type="float" office:value="0.00000240072" calcext:value-type="float">
            <text:p>2.4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882" calcext:value-type="float">
            <text:p>1.882</text:p>
          </table:table-cell>
          <table:table-cell office:value-type="float" office:value="1.00053" calcext:value-type="float">
            <text:p>1.000530000000</text:p>
          </table:table-cell>
          <table:table-cell office:value-type="float" office:value="0.00000230626" calcext:value-type="float">
            <text:p>0.000002306260</text:p>
          </table:table-cell>
          <table:table-cell table:style-name="ce2" office:value-type="float" office:value="0.00000018892" calcext:value-type="float">
            <text:p>1.89E-007</text:p>
          </table:table-cell>
          <table:table-cell table:style-name="ce2" office:value-type="float" office:value="0.00000249518" calcext:value-type="float">
            <text:p>2.5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45" calcext:value-type="float">
            <text:p>2.245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231326" calcext:value-type="float">
            <text:p>0.000002313260</text:p>
          </table:table-cell>
          <table:table-cell table:style-name="ce2" office:value-type="float" office:value="0.000000248005" calcext:value-type="float">
            <text:p>2.48E-007</text:p>
          </table:table-cell>
          <table:table-cell table:style-name="ce2" office:value-type="float" office:value="0.00000256126" calcext:value-type="float">
            <text:p>2.5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68" calcext:value-type="float">
            <text:p>2.68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231222" calcext:value-type="float">
            <text:p>0.000002312220</text:p>
          </table:table-cell>
          <table:table-cell table:style-name="ce2" office:value-type="float" office:value="0.000000319754" calcext:value-type="float">
            <text:p>3.20E-007</text:p>
          </table:table-cell>
          <table:table-cell table:style-name="ce2" office:value-type="float" office:value="0.00000263198" calcext:value-type="float">
            <text:p>2.6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43" calcext:value-type="float">
            <text:p>3.043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0.00000230322" calcext:value-type="float">
            <text:p>0.000002303220</text:p>
          </table:table-cell>
          <table:table-cell table:style-name="ce2" office:value-type="float" office:value="0.000000374574" calcext:value-type="float">
            <text:p>3.75E-007</text:p>
          </table:table-cell>
          <table:table-cell table:style-name="ce2" office:value-type="float" office:value="0.0000026778" calcext:value-type="float">
            <text:p>2.6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406" calcext:value-type="float">
            <text:p>3.406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29218" calcext:value-type="float">
            <text:p>0.000002292180</text:p>
          </table:table-cell>
          <table:table-cell table:style-name="ce2" office:value-type="float" office:value="0.000000427683" calcext:value-type="float">
            <text:p>4.28E-007</text:p>
          </table:table-cell>
          <table:table-cell table:style-name="ce2" office:value-type="float" office:value="0.00000271986" calcext:value-type="float">
            <text:p>2.7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841" calcext:value-type="float">
            <text:p>3.841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28028" calcext:value-type="float">
            <text:p>0.000002280280</text:p>
          </table:table-cell>
          <table:table-cell table:style-name="ce2" office:value-type="float" office:value="0.000000486707" calcext:value-type="float">
            <text:p>4.87E-007</text:p>
          </table:table-cell>
          <table:table-cell table:style-name="ce2" office:value-type="float" office:value="0.00000276698" calcext:value-type="float">
            <text:p>2.7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204" calcext:value-type="float">
            <text:p>4.204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26852" calcext:value-type="float">
            <text:p>0.000002268520</text:p>
          </table:table-cell>
          <table:table-cell table:style-name="ce2" office:value-type="float" office:value="0.000000531336" calcext:value-type="float">
            <text:p>5.31E-007</text:p>
          </table:table-cell>
          <table:table-cell table:style-name="ce2" office:value-type="float" office:value="0.00000279985" calcext:value-type="float">
            <text:p>2.8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567" calcext:value-type="float">
            <text:p>4.567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25786" calcext:value-type="float">
            <text:p>0.000002257860</text:p>
          </table:table-cell>
          <table:table-cell table:style-name="ce2" office:value-type="float" office:value="0.000000572174" calcext:value-type="float">
            <text:p>5.72E-007</text:p>
          </table:table-cell>
          <table:table-cell table:style-name="ce2" office:value-type="float" office:value="0.00000283003" calcext:value-type="float">
            <text:p>2.8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728" calcext:value-type="float">
            <text:p>5.728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223494" calcext:value-type="float">
            <text:p>0.000002234940</text:p>
          </table:table-cell>
          <table:table-cell table:style-name="ce2" office:value-type="float" office:value="0.000000681849" calcext:value-type="float">
            <text:p>6.82E-007</text:p>
          </table:table-cell>
          <table:table-cell table:style-name="ce2" office:value-type="float" office:value="0.00000291679" calcext:value-type="float">
            <text:p>2.9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889" calcext:value-type="float">
            <text:p>6.889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0.00000221529" calcext:value-type="float">
            <text:p>0.000002215290</text:p>
          </table:table-cell>
          <table:table-cell table:style-name="ce2" office:value-type="float" office:value="0.00000076709" calcext:value-type="float">
            <text:p>7.67E-007</text:p>
          </table:table-cell>
          <table:table-cell table:style-name="ce2" office:value-type="float" office:value="0.00000298238" calcext:value-type="float">
            <text:p>2.9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05" calcext:value-type="float">
            <text:p>8.05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220158" calcext:value-type="float">
            <text:p>0.000002201580</text:p>
          </table:table-cell>
          <table:table-cell table:style-name="ce2" office:value-type="float" office:value="0.000000834192" calcext:value-type="float">
            <text:p>8.34E-007</text:p>
          </table:table-cell>
          <table:table-cell table:style-name="ce2" office:value-type="float" office:value="0.00000303577" calcext:value-type="float">
            <text:p>3.0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211" calcext:value-type="float">
            <text:p>9.211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219106" calcext:value-type="float">
            <text:p>0.000002191060</text:p>
          </table:table-cell>
          <table:table-cell table:style-name="ce2" office:value-type="float" office:value="0.000000888411" calcext:value-type="float">
            <text:p>8.88E-007</text:p>
          </table:table-cell>
          <table:table-cell table:style-name="ce2" office:value-type="float" office:value="0.00000307947" calcext:value-type="float">
            <text:p>3.0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444" calcext:value-type="float">
            <text:p>10.444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218198" calcext:value-type="float">
            <text:p>0.000002181980</text:p>
          </table:table-cell>
          <table:table-cell table:style-name="ce2" office:value-type="float" office:value="0.000000937006" calcext:value-type="float">
            <text:p>9.37E-007</text:p>
          </table:table-cell>
          <table:table-cell table:style-name="ce2" office:value-type="float" office:value="0.00000311898" calcext:value-type="float">
            <text:p>3.1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533" calcext:value-type="float">
            <text:p>11.533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217459" calcext:value-type="float">
            <text:p>0.000002174590</text:p>
          </table:table-cell>
          <table:table-cell table:style-name="ce2" office:value-type="float" office:value="0.000000973897" calcext:value-type="float">
            <text:p>9.74E-007</text:p>
          </table:table-cell>
          <table:table-cell table:style-name="ce2" office:value-type="float" office:value="0.00000314849" calcext:value-type="float">
            <text:p>3.1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694" calcext:value-type="float">
            <text:p>12.694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216713" calcext:value-type="float">
            <text:p>0.000002167130</text:p>
          </table:table-cell>
          <table:table-cell table:style-name="ce2" office:value-type="float" office:value="0.00000100752" calcext:value-type="float">
            <text:p>1.01E-006</text:p>
          </table:table-cell>
          <table:table-cell table:style-name="ce2" office:value-type="float" office:value="0.00000317465" calcext:value-type="float">
            <text:p>3.1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927" calcext:value-type="float">
            <text:p>13.927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216008" calcext:value-type="float">
            <text:p>0.000002160080</text:p>
          </table:table-cell>
          <table:table-cell table:style-name="ce2" office:value-type="float" office:value="0.00000103815" calcext:value-type="float">
            <text:p>1.04E-006</text:p>
          </table:table-cell>
          <table:table-cell table:style-name="ce2" office:value-type="float" office:value="0.00000319823" calcext:value-type="float">
            <text:p>3.2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016" calcext:value-type="float">
            <text:p>15.016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215461" calcext:value-type="float">
            <text:p>0.000002154610</text:p>
          </table:table-cell>
          <table:table-cell table:style-name="ce2" office:value-type="float" office:value="0.00000106231" calcext:value-type="float">
            <text:p>1.06E-006</text:p>
          </table:table-cell>
          <table:table-cell table:style-name="ce2" office:value-type="float" office:value="0.00000321691" calcext:value-type="float">
            <text:p>3.2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249" calcext:value-type="float">
            <text:p>16.249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214877" calcext:value-type="float">
            <text:p>0.000002148770</text:p>
          </table:table-cell>
          <table:table-cell table:style-name="ce2" office:value-type="float" office:value="0.00000108667" calcext:value-type="float">
            <text:p>1.09E-006</text:p>
          </table:table-cell>
          <table:table-cell table:style-name="ce2" office:value-type="float" office:value="0.00000323544" calcext:value-type="float">
            <text:p>3.2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41" calcext:value-type="float">
            <text:p>17.41</text:p>
          </table:table-cell>
          <table:table-cell office:value-type="float" office:value="1.00052" calcext:value-type="float">
            <text:p>1.000520000000</text:p>
          </table:table-cell>
          <table:table-cell office:value-type="float" office:value="0.00000214378" calcext:value-type="float">
            <text:p>0.000002143780</text:p>
          </table:table-cell>
          <table:table-cell table:style-name="ce2" office:value-type="float" office:value="0.0000011066" calcext:value-type="float">
            <text:p>1.11E-006</text:p>
          </table:table-cell>
          <table:table-cell table:style-name="ce2" office:value-type="float" office:value="0.00000325038" calcext:value-type="float">
            <text:p>3.2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571" calcext:value-type="float">
            <text:p>18.571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21397" calcext:value-type="float">
            <text:p>0.000002139700</text:p>
          </table:table-cell>
          <table:table-cell table:style-name="ce2" office:value-type="float" office:value="0.00000112394" calcext:value-type="float">
            <text:p>1.12E-006</text:p>
          </table:table-cell>
          <table:table-cell table:style-name="ce2" office:value-type="float" office:value="0.00000326363" calcext:value-type="float">
            <text:p>3.2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732" calcext:value-type="float">
            <text:p>19.732</text:p>
          </table:table-cell>
          <table:table-cell office:value-type="float" office:value="1.0005" calcext:value-type="float">
            <text:p>1.000500000000</text:p>
          </table:table-cell>
          <table:table-cell office:value-type="float" office:value="0.00000213637" calcext:value-type="float">
            <text:p>0.000002136370</text:p>
          </table:table-cell>
          <table:table-cell table:style-name="ce2" office:value-type="float" office:value="0.00000113951" calcext:value-type="float">
            <text:p>1.14E-006</text:p>
          </table:table-cell>
          <table:table-cell table:style-name="ce2" office:value-type="float" office:value="0.00000327588" calcext:value-type="float">
            <text:p>3.2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.82" calcext:value-type="float">
            <text:p>20.82</text:p>
          </table:table-cell>
          <table:table-cell office:value-type="float" office:value="1.0005" calcext:value-type="float">
            <text:p>1.000500000000</text:p>
          </table:table-cell>
          <table:table-cell office:value-type="float" office:value="0.00000213265" calcext:value-type="float">
            <text:p>0.000002132650</text:p>
          </table:table-cell>
          <table:table-cell table:style-name="ce2" office:value-type="float" office:value="0.00000115286" calcext:value-type="float">
            <text:p>1.15E-006</text:p>
          </table:table-cell>
          <table:table-cell table:style-name="ce2" office:value-type="float" office:value="0.0000032855" calcext:value-type="float">
            <text:p>3.2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.054" calcext:value-type="float">
            <text:p>22.054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12889" calcext:value-type="float">
            <text:p>0.000002128890</text:p>
          </table:table-cell>
          <table:table-cell table:style-name="ce2" office:value-type="float" office:value="0.00000116689" calcext:value-type="float">
            <text:p>1.17E-006</text:p>
          </table:table-cell>
          <table:table-cell table:style-name="ce2" office:value-type="float" office:value="0.00000329578" calcext:value-type="float">
            <text:p>3.3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.142" calcext:value-type="float">
            <text:p>23.142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1255" calcext:value-type="float">
            <text:p>0.000002125500</text:p>
          </table:table-cell>
          <table:table-cell table:style-name="ce2" office:value-type="float" office:value="0.00000117841" calcext:value-type="float">
            <text:p>1.18E-006</text:p>
          </table:table-cell>
          <table:table-cell table:style-name="ce2" office:value-type="float" office:value="0.00000330391" calcext:value-type="float">
            <text:p>3.3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.303" calcext:value-type="float">
            <text:p>24.303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12167" calcext:value-type="float">
            <text:p>0.000002121670</text:p>
          </table:table-cell>
          <table:table-cell table:style-name="ce2" office:value-type="float" office:value="0.00000119002" calcext:value-type="float">
            <text:p>1.19E-006</text:p>
          </table:table-cell>
          <table:table-cell table:style-name="ce2" office:value-type="float" office:value="0.00000331168" calcext:value-type="float">
            <text:p>3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.537" calcext:value-type="float">
            <text:p>25.537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11801" calcext:value-type="float">
            <text:p>0.000002118010</text:p>
          </table:table-cell>
          <table:table-cell table:style-name="ce2" office:value-type="float" office:value="0.00000120135" calcext:value-type="float">
            <text:p>1.20E-006</text:p>
          </table:table-cell>
          <table:table-cell table:style-name="ce2" office:value-type="float" office:value="0.00000331936" calcext:value-type="float">
            <text:p>3.3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.77" calcext:value-type="float">
            <text:p>26.77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211479" calcext:value-type="float">
            <text:p>0.000002114790</text:p>
          </table:table-cell>
          <table:table-cell table:style-name="ce2" office:value-type="float" office:value="0.00000121125" calcext:value-type="float">
            <text:p>1.21E-006</text:p>
          </table:table-cell>
          <table:table-cell table:style-name="ce2" office:value-type="float" office:value="0.00000332604" calcext:value-type="float">
            <text:p>3.3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.859" calcext:value-type="float">
            <text:p>27.859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21125" calcext:value-type="float">
            <text:p>0.000002112500</text:p>
          </table:table-cell>
          <table:table-cell table:style-name="ce2" office:value-type="float" office:value="0.00000121917" calcext:value-type="float">
            <text:p>1.22E-006</text:p>
          </table:table-cell>
          <table:table-cell table:style-name="ce2" office:value-type="float" office:value="0.00000333167" calcext:value-type="float">
            <text:p>3.3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02" calcext:value-type="float">
            <text:p>29.02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211017" calcext:value-type="float">
            <text:p>0.000002110170</text:p>
          </table:table-cell>
          <table:table-cell table:style-name="ce2" office:value-type="float" office:value="0.00000122696" calcext:value-type="float">
            <text:p>1.23E-006</text:p>
          </table:table-cell>
          <table:table-cell table:style-name="ce2" office:value-type="float" office:value="0.00000333712" calcext:value-type="float">
            <text:p>3.34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721" calcext:value-type="float">
            <text:p>0.72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04499" calcext:value-type="float">
            <text:p>0.000002044990</text:p>
          </table:table-cell>
          <table:table-cell table:style-name="ce2" office:value-type="float" office:value="0.0000000227562" calcext:value-type="float">
            <text:p>2.28E-008</text:p>
          </table:table-cell>
          <table:table-cell table:style-name="ce2" office:value-type="float" office:value="0.00000206774" calcext:value-type="float">
            <text:p>2.0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84" calcext:value-type="float">
            <text:p>1.084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22087" calcext:value-type="float">
            <text:p>0.000002208700</text:p>
          </table:table-cell>
          <table:table-cell table:style-name="ce2" office:value-type="float" office:value="0.0000000639908" calcext:value-type="float">
            <text:p>6.40E-008</text:p>
          </table:table-cell>
          <table:table-cell table:style-name="ce2" office:value-type="float" office:value="0.00000227269" calcext:value-type="float">
            <text:p>2.2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 calcext:value-type="float">
            <text:p>1.52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26695" calcext:value-type="float">
            <text:p>0.000002266950</text:p>
          </table:table-cell>
          <table:table-cell table:style-name="ce2" office:value-type="float" office:value="0.000000133777" calcext:value-type="float">
            <text:p>1.34E-007</text:p>
          </table:table-cell>
          <table:table-cell table:style-name="ce2" office:value-type="float" office:value="0.00000240072" calcext:value-type="float">
            <text:p>2.4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882" calcext:value-type="float">
            <text:p>1.882</text:p>
          </table:table-cell>
          <table:table-cell office:value-type="float" office:value="1.00053" calcext:value-type="float">
            <text:p>1.000530000000</text:p>
          </table:table-cell>
          <table:table-cell office:value-type="float" office:value="0.00000230626" calcext:value-type="float">
            <text:p>0.000002306260</text:p>
          </table:table-cell>
          <table:table-cell table:style-name="ce2" office:value-type="float" office:value="0.00000018892" calcext:value-type="float">
            <text:p>1.89E-007</text:p>
          </table:table-cell>
          <table:table-cell table:style-name="ce2" office:value-type="float" office:value="0.00000249518" calcext:value-type="float">
            <text:p>2.5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45" calcext:value-type="float">
            <text:p>2.245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231326" calcext:value-type="float">
            <text:p>0.000002313260</text:p>
          </table:table-cell>
          <table:table-cell table:style-name="ce2" office:value-type="float" office:value="0.000000248005" calcext:value-type="float">
            <text:p>2.48E-007</text:p>
          </table:table-cell>
          <table:table-cell table:style-name="ce2" office:value-type="float" office:value="0.00000256126" calcext:value-type="float">
            <text:p>2.5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68" calcext:value-type="float">
            <text:p>2.68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231222" calcext:value-type="float">
            <text:p>0.000002312220</text:p>
          </table:table-cell>
          <table:table-cell table:style-name="ce2" office:value-type="float" office:value="0.000000319754" calcext:value-type="float">
            <text:p>3.20E-007</text:p>
          </table:table-cell>
          <table:table-cell table:style-name="ce2" office:value-type="float" office:value="0.00000263198" calcext:value-type="float">
            <text:p>2.6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43" calcext:value-type="float">
            <text:p>3.043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0.00000230322" calcext:value-type="float">
            <text:p>0.000002303220</text:p>
          </table:table-cell>
          <table:table-cell table:style-name="ce2" office:value-type="float" office:value="0.000000374574" calcext:value-type="float">
            <text:p>3.75E-007</text:p>
          </table:table-cell>
          <table:table-cell table:style-name="ce2" office:value-type="float" office:value="0.0000026778" calcext:value-type="float">
            <text:p>2.6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406" calcext:value-type="float">
            <text:p>3.406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29218" calcext:value-type="float">
            <text:p>0.000002292180</text:p>
          </table:table-cell>
          <table:table-cell table:style-name="ce2" office:value-type="float" office:value="0.000000427683" calcext:value-type="float">
            <text:p>4.28E-007</text:p>
          </table:table-cell>
          <table:table-cell table:style-name="ce2" office:value-type="float" office:value="0.00000271986" calcext:value-type="float">
            <text:p>2.7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841" calcext:value-type="float">
            <text:p>3.841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28028" calcext:value-type="float">
            <text:p>0.000002280280</text:p>
          </table:table-cell>
          <table:table-cell table:style-name="ce2" office:value-type="float" office:value="0.000000486707" calcext:value-type="float">
            <text:p>4.87E-007</text:p>
          </table:table-cell>
          <table:table-cell table:style-name="ce2" office:value-type="float" office:value="0.00000276698" calcext:value-type="float">
            <text:p>2.7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204" calcext:value-type="float">
            <text:p>4.204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26852" calcext:value-type="float">
            <text:p>0.000002268520</text:p>
          </table:table-cell>
          <table:table-cell table:style-name="ce2" office:value-type="float" office:value="0.000000531336" calcext:value-type="float">
            <text:p>5.31E-007</text:p>
          </table:table-cell>
          <table:table-cell table:style-name="ce2" office:value-type="float" office:value="0.00000279985" calcext:value-type="float">
            <text:p>2.8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567" calcext:value-type="float">
            <text:p>4.567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25786" calcext:value-type="float">
            <text:p>0.000002257860</text:p>
          </table:table-cell>
          <table:table-cell table:style-name="ce2" office:value-type="float" office:value="0.000000572174" calcext:value-type="float">
            <text:p>5.72E-007</text:p>
          </table:table-cell>
          <table:table-cell table:style-name="ce2" office:value-type="float" office:value="0.00000283003" calcext:value-type="float">
            <text:p>2.8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728" calcext:value-type="float">
            <text:p>5.728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223494" calcext:value-type="float">
            <text:p>0.000002234940</text:p>
          </table:table-cell>
          <table:table-cell table:style-name="ce2" office:value-type="float" office:value="0.000000681849" calcext:value-type="float">
            <text:p>6.82E-007</text:p>
          </table:table-cell>
          <table:table-cell table:style-name="ce2" office:value-type="float" office:value="0.00000291679" calcext:value-type="float">
            <text:p>2.9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889" calcext:value-type="float">
            <text:p>6.889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0.00000221529" calcext:value-type="float">
            <text:p>0.000002215290</text:p>
          </table:table-cell>
          <table:table-cell table:style-name="ce2" office:value-type="float" office:value="0.00000076709" calcext:value-type="float">
            <text:p>7.67E-007</text:p>
          </table:table-cell>
          <table:table-cell table:style-name="ce2" office:value-type="float" office:value="0.00000298238" calcext:value-type="float">
            <text:p>2.9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05" calcext:value-type="float">
            <text:p>8.05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220158" calcext:value-type="float">
            <text:p>0.000002201580</text:p>
          </table:table-cell>
          <table:table-cell table:style-name="ce2" office:value-type="float" office:value="0.000000834192" calcext:value-type="float">
            <text:p>8.34E-007</text:p>
          </table:table-cell>
          <table:table-cell table:style-name="ce2" office:value-type="float" office:value="0.00000303577" calcext:value-type="float">
            <text:p>3.0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211" calcext:value-type="float">
            <text:p>9.211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219106" calcext:value-type="float">
            <text:p>0.000002191060</text:p>
          </table:table-cell>
          <table:table-cell table:style-name="ce2" office:value-type="float" office:value="0.000000888411" calcext:value-type="float">
            <text:p>8.88E-007</text:p>
          </table:table-cell>
          <table:table-cell table:style-name="ce2" office:value-type="float" office:value="0.00000307947" calcext:value-type="float">
            <text:p>3.0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444" calcext:value-type="float">
            <text:p>10.444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218198" calcext:value-type="float">
            <text:p>0.000002181980</text:p>
          </table:table-cell>
          <table:table-cell table:style-name="ce2" office:value-type="float" office:value="0.000000937006" calcext:value-type="float">
            <text:p>9.37E-007</text:p>
          </table:table-cell>
          <table:table-cell table:style-name="ce2" office:value-type="float" office:value="0.00000311898" calcext:value-type="float">
            <text:p>3.1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533" calcext:value-type="float">
            <text:p>11.533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217459" calcext:value-type="float">
            <text:p>0.000002174590</text:p>
          </table:table-cell>
          <table:table-cell table:style-name="ce2" office:value-type="float" office:value="0.000000973897" calcext:value-type="float">
            <text:p>9.74E-007</text:p>
          </table:table-cell>
          <table:table-cell table:style-name="ce2" office:value-type="float" office:value="0.00000314849" calcext:value-type="float">
            <text:p>3.1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694" calcext:value-type="float">
            <text:p>12.694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216713" calcext:value-type="float">
            <text:p>0.000002167130</text:p>
          </table:table-cell>
          <table:table-cell table:style-name="ce2" office:value-type="float" office:value="0.00000100752" calcext:value-type="float">
            <text:p>1.01E-006</text:p>
          </table:table-cell>
          <table:table-cell table:style-name="ce2" office:value-type="float" office:value="0.00000317465" calcext:value-type="float">
            <text:p>3.1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927" calcext:value-type="float">
            <text:p>13.927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216008" calcext:value-type="float">
            <text:p>0.000002160080</text:p>
          </table:table-cell>
          <table:table-cell table:style-name="ce2" office:value-type="float" office:value="0.00000103815" calcext:value-type="float">
            <text:p>1.04E-006</text:p>
          </table:table-cell>
          <table:table-cell table:style-name="ce2" office:value-type="float" office:value="0.00000319823" calcext:value-type="float">
            <text:p>3.2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016" calcext:value-type="float">
            <text:p>15.016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215461" calcext:value-type="float">
            <text:p>0.000002154610</text:p>
          </table:table-cell>
          <table:table-cell table:style-name="ce2" office:value-type="float" office:value="0.00000106231" calcext:value-type="float">
            <text:p>1.06E-006</text:p>
          </table:table-cell>
          <table:table-cell table:style-name="ce2" office:value-type="float" office:value="0.00000321691" calcext:value-type="float">
            <text:p>3.2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249" calcext:value-type="float">
            <text:p>16.249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214877" calcext:value-type="float">
            <text:p>0.000002148770</text:p>
          </table:table-cell>
          <table:table-cell table:style-name="ce2" office:value-type="float" office:value="0.00000108667" calcext:value-type="float">
            <text:p>1.09E-006</text:p>
          </table:table-cell>
          <table:table-cell table:style-name="ce2" office:value-type="float" office:value="0.00000323544" calcext:value-type="float">
            <text:p>3.2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41" calcext:value-type="float">
            <text:p>17.41</text:p>
          </table:table-cell>
          <table:table-cell office:value-type="float" office:value="1.00052" calcext:value-type="float">
            <text:p>1.000520000000</text:p>
          </table:table-cell>
          <table:table-cell office:value-type="float" office:value="0.00000214378" calcext:value-type="float">
            <text:p>0.000002143780</text:p>
          </table:table-cell>
          <table:table-cell table:style-name="ce2" office:value-type="float" office:value="0.0000011066" calcext:value-type="float">
            <text:p>1.11E-006</text:p>
          </table:table-cell>
          <table:table-cell table:style-name="ce2" office:value-type="float" office:value="0.00000325038" calcext:value-type="float">
            <text:p>3.2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571" calcext:value-type="float">
            <text:p>18.571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21397" calcext:value-type="float">
            <text:p>0.000002139700</text:p>
          </table:table-cell>
          <table:table-cell table:style-name="ce2" office:value-type="float" office:value="0.00000112394" calcext:value-type="float">
            <text:p>1.12E-006</text:p>
          </table:table-cell>
          <table:table-cell table:style-name="ce2" office:value-type="float" office:value="0.00000326363" calcext:value-type="float">
            <text:p>3.2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732" calcext:value-type="float">
            <text:p>19.732</text:p>
          </table:table-cell>
          <table:table-cell office:value-type="float" office:value="1.0005" calcext:value-type="float">
            <text:p>1.000500000000</text:p>
          </table:table-cell>
          <table:table-cell office:value-type="float" office:value="0.00000213637" calcext:value-type="float">
            <text:p>0.000002136370</text:p>
          </table:table-cell>
          <table:table-cell table:style-name="ce2" office:value-type="float" office:value="0.00000113951" calcext:value-type="float">
            <text:p>1.14E-006</text:p>
          </table:table-cell>
          <table:table-cell table:style-name="ce2" office:value-type="float" office:value="0.00000327588" calcext:value-type="float">
            <text:p>3.2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.82" calcext:value-type="float">
            <text:p>20.82</text:p>
          </table:table-cell>
          <table:table-cell office:value-type="float" office:value="1.0005" calcext:value-type="float">
            <text:p>1.000500000000</text:p>
          </table:table-cell>
          <table:table-cell office:value-type="float" office:value="0.00000213265" calcext:value-type="float">
            <text:p>0.000002132650</text:p>
          </table:table-cell>
          <table:table-cell table:style-name="ce2" office:value-type="float" office:value="0.00000115286" calcext:value-type="float">
            <text:p>1.15E-006</text:p>
          </table:table-cell>
          <table:table-cell table:style-name="ce2" office:value-type="float" office:value="0.0000032855" calcext:value-type="float">
            <text:p>3.2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.054" calcext:value-type="float">
            <text:p>22.054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12889" calcext:value-type="float">
            <text:p>0.000002128890</text:p>
          </table:table-cell>
          <table:table-cell table:style-name="ce2" office:value-type="float" office:value="0.00000116689" calcext:value-type="float">
            <text:p>1.17E-006</text:p>
          </table:table-cell>
          <table:table-cell table:style-name="ce2" office:value-type="float" office:value="0.00000329578" calcext:value-type="float">
            <text:p>3.3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.142" calcext:value-type="float">
            <text:p>23.142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1255" calcext:value-type="float">
            <text:p>0.000002125500</text:p>
          </table:table-cell>
          <table:table-cell table:style-name="ce2" office:value-type="float" office:value="0.00000117841" calcext:value-type="float">
            <text:p>1.18E-006</text:p>
          </table:table-cell>
          <table:table-cell table:style-name="ce2" office:value-type="float" office:value="0.00000330391" calcext:value-type="float">
            <text:p>3.3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.303" calcext:value-type="float">
            <text:p>24.303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12167" calcext:value-type="float">
            <text:p>0.000002121670</text:p>
          </table:table-cell>
          <table:table-cell table:style-name="ce2" office:value-type="float" office:value="0.00000119002" calcext:value-type="float">
            <text:p>1.19E-006</text:p>
          </table:table-cell>
          <table:table-cell table:style-name="ce2" office:value-type="float" office:value="0.00000331168" calcext:value-type="float">
            <text:p>3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.537" calcext:value-type="float">
            <text:p>25.537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11801" calcext:value-type="float">
            <text:p>0.000002118010</text:p>
          </table:table-cell>
          <table:table-cell table:style-name="ce2" office:value-type="float" office:value="0.00000120135" calcext:value-type="float">
            <text:p>1.20E-006</text:p>
          </table:table-cell>
          <table:table-cell table:style-name="ce2" office:value-type="float" office:value="0.00000331936" calcext:value-type="float">
            <text:p>3.3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.77" calcext:value-type="float">
            <text:p>26.77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211479" calcext:value-type="float">
            <text:p>0.000002114790</text:p>
          </table:table-cell>
          <table:table-cell table:style-name="ce2" office:value-type="float" office:value="0.00000121125" calcext:value-type="float">
            <text:p>1.21E-006</text:p>
          </table:table-cell>
          <table:table-cell table:style-name="ce2" office:value-type="float" office:value="0.00000332604" calcext:value-type="float">
            <text:p>3.3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.859" calcext:value-type="float">
            <text:p>27.859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21125" calcext:value-type="float">
            <text:p>0.000002112500</text:p>
          </table:table-cell>
          <table:table-cell table:style-name="ce2" office:value-type="float" office:value="0.00000121917" calcext:value-type="float">
            <text:p>1.22E-006</text:p>
          </table:table-cell>
          <table:table-cell table:style-name="ce2" office:value-type="float" office:value="0.00000333167" calcext:value-type="float">
            <text:p>3.3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02" calcext:value-type="float">
            <text:p>29.02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211017" calcext:value-type="float">
            <text:p>0.000002110170</text:p>
          </table:table-cell>
          <table:table-cell table:style-name="ce2" office:value-type="float" office:value="0.00000122696" calcext:value-type="float">
            <text:p>1.23E-006</text:p>
          </table:table-cell>
          <table:table-cell table:style-name="ce2" office:value-type="float" office:value="0.00000333712" calcext:value-type="float">
            <text:p>3.34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639" calcext:value-type="float">
            <text:p>0.639</text:p>
          </table:table-cell>
          <table:table-cell office:value-type="float" office:value="1.00089" calcext:value-type="float">
            <text:p>1.000890000000</text:p>
          </table:table-cell>
          <table:table-cell office:value-type="float" office:value="0.000000496245" calcext:value-type="float">
            <text:p>0.000000496245</text:p>
          </table:table-cell>
          <table:table-cell table:style-name="ce2" office:value-type="float" office:value="0.000000347601" calcext:value-type="float">
            <text:p>3.48E-007</text:p>
          </table:table-cell>
          <table:table-cell table:style-name="ce2" office:value-type="float" office:value="0.000000843845" calcext:value-type="float">
            <text:p>8.44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709" calcext:value-type="float">
            <text:p>1.709</text:p>
          </table:table-cell>
          <table:table-cell office:value-type="float" office:value="1.00082" calcext:value-type="float">
            <text:p>1.000820000000</text:p>
          </table:table-cell>
          <table:table-cell office:value-type="float" office:value="-0.000000186932" calcext:value-type="float">
            <text:p>-0.000000186932</text:p>
          </table:table-cell>
          <table:table-cell table:style-name="ce2" office:value-type="float" office:value="0.00000122335" calcext:value-type="float">
            <text:p>1.22E-006</text:p>
          </table:table-cell>
          <table:table-cell table:style-name="ce2" office:value-type="float" office:value="0.00000103642" calcext:value-type="float">
            <text:p>1.0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834" calcext:value-type="float">
            <text:p>2.834</text:p>
          </table:table-cell>
          <table:table-cell office:value-type="float" office:value="1.00075" calcext:value-type="float">
            <text:p>1.000750000000</text:p>
          </table:table-cell>
          <table:table-cell office:value-type="float" office:value="-0.000000393649" calcext:value-type="float">
            <text:p>-0.000000393649</text:p>
          </table:table-cell>
          <table:table-cell table:style-name="ce2" office:value-type="float" office:value="0.00000155366" calcext:value-type="float">
            <text:p>1.55E-006</text:p>
          </table:table-cell>
          <table:table-cell table:style-name="ce2" office:value-type="float" office:value="0.00000116001" calcext:value-type="float">
            <text:p>1.1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96" calcext:value-type="float">
            <text:p>3.96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-0.000000492369" calcext:value-type="float">
            <text:p>-0.000000492369</text:p>
          </table:table-cell>
          <table:table-cell table:style-name="ce2" office:value-type="float" office:value="0.0000017391" calcext:value-type="float">
            <text:p>1.74E-006</text:p>
          </table:table-cell>
          <table:table-cell table:style-name="ce2" office:value-type="float" office:value="0.00000124674" calcext:value-type="float">
            <text:p>1.2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085" calcext:value-type="float">
            <text:p>5.085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-0.000000559437" calcext:value-type="float">
            <text:p>-0.000000559437</text:p>
          </table:table-cell>
          <table:table-cell table:style-name="ce2" office:value-type="float" office:value="0.00000187305" calcext:value-type="float">
            <text:p>1.87E-006</text:p>
          </table:table-cell>
          <table:table-cell table:style-name="ce2" office:value-type="float" office:value="0.00000131361" calcext:value-type="float">
            <text:p>1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38" calcext:value-type="float">
            <text:p>6.238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-0.000000610323" calcext:value-type="float">
            <text:p>-0.000000610323</text:p>
          </table:table-cell>
          <table:table-cell table:style-name="ce2" office:value-type="float" office:value="0.00000198033" calcext:value-type="float">
            <text:p>1.98E-006</text:p>
          </table:table-cell>
          <table:table-cell table:style-name="ce2" office:value-type="float" office:value="0.00000137001" calcext:value-type="float">
            <text:p>1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363" calcext:value-type="float">
            <text:p>7.363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-0.000000650342" calcext:value-type="float">
            <text:p>-0.000000650342</text:p>
          </table:table-cell>
          <table:table-cell table:style-name="ce2" office:value-type="float" office:value="0.00000206461" calcext:value-type="float">
            <text:p>2.06E-006</text:p>
          </table:table-cell>
          <table:table-cell table:style-name="ce2" office:value-type="float" office:value="0.00000141427" calcext:value-type="float">
            <text:p>1.4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489" calcext:value-type="float">
            <text:p>8.489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-0.000000683843" calcext:value-type="float">
            <text:p>-0.000000683843</text:p>
          </table:table-cell>
          <table:table-cell table:style-name="ce2" office:value-type="float" office:value="0.0000021351" calcext:value-type="float">
            <text:p>2.14E-006</text:p>
          </table:table-cell>
          <table:table-cell table:style-name="ce2" office:value-type="float" office:value="0.00000145126" calcext:value-type="float">
            <text:p>1.4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641" calcext:value-type="float">
            <text:p>9.641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-0.00000071312" calcext:value-type="float">
            <text:p>-0.000000713120</text:p>
          </table:table-cell>
          <table:table-cell table:style-name="ce2" office:value-type="float" office:value="0.00000219619" calcext:value-type="float">
            <text:p>2.20E-006</text:p>
          </table:table-cell>
          <table:table-cell table:style-name="ce2" office:value-type="float" office:value="0.00000148307" calcext:value-type="float">
            <text:p>1.4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794" calcext:value-type="float">
            <text:p>10.794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-0.000000739186" calcext:value-type="float">
            <text:p>-0.000000739186</text:p>
          </table:table-cell>
          <table:table-cell table:style-name="ce2" office:value-type="float" office:value="0.00000224899" calcext:value-type="float">
            <text:p>2.25E-006</text:p>
          </table:table-cell>
          <table:table-cell table:style-name="ce2" office:value-type="float" office:value="0.0000015098" calcext:value-type="float">
            <text:p>1.5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892" calcext:value-type="float">
            <text:p>11.892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-0.000000761001" calcext:value-type="float">
            <text:p>-0.000000761001</text:p>
          </table:table-cell>
          <table:table-cell table:style-name="ce2" office:value-type="float" office:value="0.00000229241" calcext:value-type="float">
            <text:p>2.29E-006</text:p>
          </table:table-cell>
          <table:table-cell table:style-name="ce2" office:value-type="float" office:value="0.00000153141" calcext:value-type="float">
            <text:p>1.5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017" calcext:value-type="float">
            <text:p>13.017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-0.000000781421" calcext:value-type="float">
            <text:p>-0.000000781421</text:p>
          </table:table-cell>
          <table:table-cell table:style-name="ce2" office:value-type="float" office:value="0.00000233179" calcext:value-type="float">
            <text:p>2.33E-006</text:p>
          </table:table-cell>
          <table:table-cell table:style-name="ce2" office:value-type="float" office:value="0.00000155037" calcext:value-type="float">
            <text:p>1.5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.143" calcext:value-type="float">
            <text:p>14.143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-0.00000080079" calcext:value-type="float">
            <text:p>-0.000000800790</text:p>
          </table:table-cell>
          <table:table-cell table:style-name="ce2" office:value-type="float" office:value="0.00000236741" calcext:value-type="float">
            <text:p>2.37E-006</text:p>
          </table:table-cell>
          <table:table-cell table:style-name="ce2" office:value-type="float" office:value="0.00000156662" calcext:value-type="float">
            <text:p>1.5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295" calcext:value-type="float">
            <text:p>15.295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-0.000000819486" calcext:value-type="float">
            <text:p>-0.000000819486</text:p>
          </table:table-cell>
          <table:table-cell table:style-name="ce2" office:value-type="float" office:value="0.00000240044" calcext:value-type="float">
            <text:p>2.40E-006</text:p>
          </table:table-cell>
          <table:table-cell table:style-name="ce2" office:value-type="float" office:value="0.00000158095" calcext:value-type="float">
            <text:p>1.5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21" calcext:value-type="float">
            <text:p>16.421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0836825" calcext:value-type="float">
            <text:p>-0.000000836825</text:p>
          </table:table-cell>
          <table:table-cell table:style-name="ce2" office:value-type="float" office:value="0.00000242986" calcext:value-type="float">
            <text:p>2.43E-006</text:p>
          </table:table-cell>
          <table:table-cell table:style-name="ce2" office:value-type="float" office:value="0.00000159304" calcext:value-type="float">
            <text:p>1.5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573" calcext:value-type="float">
            <text:p>17.573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0853648" calcext:value-type="float">
            <text:p>-0.000000853648</text:p>
          </table:table-cell>
          <table:table-cell table:style-name="ce2" office:value-type="float" office:value="0.00000245744" calcext:value-type="float">
            <text:p>2.46E-006</text:p>
          </table:table-cell>
          <table:table-cell table:style-name="ce2" office:value-type="float" office:value="0.0000016038" calcext:value-type="float">
            <text:p>1.6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699" calcext:value-type="float">
            <text:p>18.699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0869647" calcext:value-type="float">
            <text:p>-0.000000869647</text:p>
          </table:table-cell>
          <table:table-cell table:style-name="ce2" office:value-type="float" office:value="0.00000248264" calcext:value-type="float">
            <text:p>2.48E-006</text:p>
          </table:table-cell>
          <table:table-cell table:style-name="ce2" office:value-type="float" office:value="0.000001613" calcext:value-type="float">
            <text:p>1.6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824" calcext:value-type="float">
            <text:p>19.824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0885431" calcext:value-type="float">
            <text:p>-0.000000885431</text:p>
          </table:table-cell>
          <table:table-cell table:style-name="ce2" office:value-type="float" office:value="0.00000250653" calcext:value-type="float">
            <text:p>2.51E-006</text:p>
          </table:table-cell>
          <table:table-cell table:style-name="ce2" office:value-type="float" office:value="0.0000016211" calcext:value-type="float">
            <text:p>1.62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639" calcext:value-type="float">
            <text:p>0.639</text:p>
          </table:table-cell>
          <table:table-cell office:value-type="float" office:value="1.00089" calcext:value-type="float">
            <text:p>1.000890000000</text:p>
          </table:table-cell>
          <table:table-cell office:value-type="float" office:value="0.000000347355" calcext:value-type="float">
            <text:p>0.000000347355</text:p>
          </table:table-cell>
          <table:table-cell table:style-name="ce2" office:value-type="float" office:value="0.000000343582" calcext:value-type="float">
            <text:p>3.44E-007</text:p>
          </table:table-cell>
          <table:table-cell table:style-name="ce2" office:value-type="float" office:value="0.000000690937" calcext:value-type="float">
            <text:p>6.91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709" calcext:value-type="float">
            <text:p>1.709</text:p>
          </table:table-cell>
          <table:table-cell office:value-type="float" office:value="1.00081" calcext:value-type="float">
            <text:p>1.000810000000</text:p>
          </table:table-cell>
          <table:table-cell office:value-type="float" office:value="-0.000000258047" calcext:value-type="float">
            <text:p>-0.000000258047</text:p>
          </table:table-cell>
          <table:table-cell table:style-name="ce2" office:value-type="float" office:value="0.00000120921" calcext:value-type="float">
            <text:p>1.21E-006</text:p>
          </table:table-cell>
          <table:table-cell table:style-name="ce2" office:value-type="float" office:value="0.000000951163" calcext:value-type="float">
            <text:p>9.51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834" calcext:value-type="float">
            <text:p>2.834</text:p>
          </table:table-cell>
          <table:table-cell office:value-type="float" office:value="1.00074" calcext:value-type="float">
            <text:p>1.000740000000</text:p>
          </table:table-cell>
          <table:table-cell office:value-type="float" office:value="-0.000000407544" calcext:value-type="float">
            <text:p>-0.000000407544</text:p>
          </table:table-cell>
          <table:table-cell table:style-name="ce2" office:value-type="float" office:value="0.0000015357" calcext:value-type="float">
            <text:p>1.54E-006</text:p>
          </table:table-cell>
          <table:table-cell table:style-name="ce2" office:value-type="float" office:value="0.00000112815" calcext:value-type="float">
            <text:p>1.1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96" calcext:value-type="float">
            <text:p>3.96</text:p>
          </table:table-cell>
          <table:table-cell office:value-type="float" office:value="1.00072" calcext:value-type="float">
            <text:p>1.000720000000</text:p>
          </table:table-cell>
          <table:table-cell office:value-type="float" office:value="-0.000000463442" calcext:value-type="float">
            <text:p>-0.000000463442</text:p>
          </table:table-cell>
          <table:table-cell table:style-name="ce2" office:value-type="float" office:value="0.000001719" calcext:value-type="float">
            <text:p>1.72E-006</text:p>
          </table:table-cell>
          <table:table-cell table:style-name="ce2" office:value-type="float" office:value="0.00000125556" calcext:value-type="float">
            <text:p>1.2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085" calcext:value-type="float">
            <text:p>5.085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-0.000000497537" calcext:value-type="float">
            <text:p>-0.000000497537</text:p>
          </table:table-cell>
          <table:table-cell table:style-name="ce2" office:value-type="float" office:value="0.00000185139" calcext:value-type="float">
            <text:p>1.85E-006</text:p>
          </table:table-cell>
          <table:table-cell table:style-name="ce2" office:value-type="float" office:value="0.00000135386" calcext:value-type="float">
            <text:p>1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38" calcext:value-type="float">
            <text:p>6.238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-0.000000523567" calcext:value-type="float">
            <text:p>-0.000000523567</text:p>
          </table:table-cell>
          <table:table-cell table:style-name="ce2" office:value-type="float" office:value="0.00000195744" calcext:value-type="float">
            <text:p>1.96E-006</text:p>
          </table:table-cell>
          <table:table-cell table:style-name="ce2" office:value-type="float" office:value="0.00000143387" calcext:value-type="float">
            <text:p>1.4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363" calcext:value-type="float">
            <text:p>7.363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-0.000000543692" calcext:value-type="float">
            <text:p>-0.000000543692</text:p>
          </table:table-cell>
          <table:table-cell table:style-name="ce2" office:value-type="float" office:value="0.00000204074" calcext:value-type="float">
            <text:p>2.04E-006</text:p>
          </table:table-cell>
          <table:table-cell table:style-name="ce2" office:value-type="float" office:value="0.00000149705" calcext:value-type="float">
            <text:p>1.5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489" calcext:value-type="float">
            <text:p>8.489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-0.000000561786" calcext:value-type="float">
            <text:p>-0.000000561786</text:p>
          </table:table-cell>
          <table:table-cell table:style-name="ce2" office:value-type="float" office:value="0.00000211041" calcext:value-type="float">
            <text:p>2.11E-006</text:p>
          </table:table-cell>
          <table:table-cell table:style-name="ce2" office:value-type="float" office:value="0.00000154863" calcext:value-type="float">
            <text:p>1.5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641" calcext:value-type="float">
            <text:p>9.641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-0.000000578789" calcext:value-type="float">
            <text:p>-0.000000578789</text:p>
          </table:table-cell>
          <table:table-cell table:style-name="ce2" office:value-type="float" office:value="0.0000021708" calcext:value-type="float">
            <text:p>2.17E-006</text:p>
          </table:table-cell>
          <table:table-cell table:style-name="ce2" office:value-type="float" office:value="0.00000159201" calcext:value-type="float">
            <text:p>1.5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794" calcext:value-type="float">
            <text:p>10.794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-0.000000594511" calcext:value-type="float">
            <text:p>-0.000000594511</text:p>
          </table:table-cell>
          <table:table-cell table:style-name="ce2" office:value-type="float" office:value="0.00000222298" calcext:value-type="float">
            <text:p>2.22E-006</text:p>
          </table:table-cell>
          <table:table-cell table:style-name="ce2" office:value-type="float" office:value="0.00000162847" calcext:value-type="float">
            <text:p>1.6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892" calcext:value-type="float">
            <text:p>11.892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-0.000000609222" calcext:value-type="float">
            <text:p>-0.000000609222</text:p>
          </table:table-cell>
          <table:table-cell table:style-name="ce2" office:value-type="float" office:value="0.00000226591" calcext:value-type="float">
            <text:p>2.27E-006</text:p>
          </table:table-cell>
          <table:table-cell table:style-name="ce2" office:value-type="float" office:value="0.00000165669" calcext:value-type="float">
            <text:p>1.6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017" calcext:value-type="float">
            <text:p>13.017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-0.000000623748" calcext:value-type="float">
            <text:p>-0.000000623748</text:p>
          </table:table-cell>
          <table:table-cell table:style-name="ce2" office:value-type="float" office:value="0.00000230483" calcext:value-type="float">
            <text:p>2.30E-006</text:p>
          </table:table-cell>
          <table:table-cell table:style-name="ce2" office:value-type="float" office:value="0.00000168108" calcext:value-type="float">
            <text:p>1.6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.143" calcext:value-type="float">
            <text:p>14.143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-0.000000638362" calcext:value-type="float">
            <text:p>-0.000000638362</text:p>
          </table:table-cell>
          <table:table-cell table:style-name="ce2" office:value-type="float" office:value="0.00000234004" calcext:value-type="float">
            <text:p>2.34E-006</text:p>
          </table:table-cell>
          <table:table-cell table:style-name="ce2" office:value-type="float" office:value="0.00000170167" calcext:value-type="float">
            <text:p>1.7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295" calcext:value-type="float">
            <text:p>15.295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0653112" calcext:value-type="float">
            <text:p>-0.000000653112</text:p>
          </table:table-cell>
          <table:table-cell table:style-name="ce2" office:value-type="float" office:value="0.00000237268" calcext:value-type="float">
            <text:p>2.37E-006</text:p>
          </table:table-cell>
          <table:table-cell table:style-name="ce2" office:value-type="float" office:value="0.00000171957" calcext:value-type="float">
            <text:p>1.7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21" calcext:value-type="float">
            <text:p>16.421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0667219" calcext:value-type="float">
            <text:p>-0.000000667219</text:p>
          </table:table-cell>
          <table:table-cell table:style-name="ce2" office:value-type="float" office:value="0.00000240177" calcext:value-type="float">
            <text:p>2.40E-006</text:p>
          </table:table-cell>
          <table:table-cell table:style-name="ce2" office:value-type="float" office:value="0.00000173455" calcext:value-type="float">
            <text:p>1.7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573" calcext:value-type="float">
            <text:p>17.573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-0.000000681245" calcext:value-type="float">
            <text:p>-0.000000681245</text:p>
          </table:table-cell>
          <table:table-cell table:style-name="ce2" office:value-type="float" office:value="0.00000242903" calcext:value-type="float">
            <text:p>2.43E-006</text:p>
          </table:table-cell>
          <table:table-cell table:style-name="ce2" office:value-type="float" office:value="0.00000174779" calcext:value-type="float">
            <text:p>1.7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699" calcext:value-type="float">
            <text:p>18.699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-0.000000694919" calcext:value-type="float">
            <text:p>-0.000000694919</text:p>
          </table:table-cell>
          <table:table-cell table:style-name="ce2" office:value-type="float" office:value="0.00000245394" calcext:value-type="float">
            <text:p>2.45E-006</text:p>
          </table:table-cell>
          <table:table-cell table:style-name="ce2" office:value-type="float" office:value="0.00000175902" calcext:value-type="float">
            <text:p>1.7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824" calcext:value-type="float">
            <text:p>19.824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0708636" calcext:value-type="float">
            <text:p>-0.000000708636</text:p>
          </table:table-cell>
          <table:table-cell table:style-name="ce2" office:value-type="float" office:value="0.00000247755" calcext:value-type="float">
            <text:p>2.48E-006</text:p>
          </table:table-cell>
          <table:table-cell table:style-name="ce2" office:value-type="float" office:value="0.00000176892" calcext:value-type="float">
            <text:p>1.77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639" calcext:value-type="float">
            <text:p>0.639</text:p>
          </table:table-cell>
          <table:table-cell office:value-type="float" office:value="1.00089" calcext:value-type="float">
            <text:p>1.000890000000</text:p>
          </table:table-cell>
          <table:table-cell office:value-type="float" office:value="0.0000000430943" calcext:value-type="float">
            <text:p>0.000000043094</text:p>
          </table:table-cell>
          <table:table-cell table:style-name="ce2" office:value-type="float" office:value="0.000000343442" calcext:value-type="float">
            <text:p>3.43E-007</text:p>
          </table:table-cell>
          <table:table-cell table:style-name="ce2" office:value-type="float" office:value="0.000000386537" calcext:value-type="float">
            <text:p>3.87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709" calcext:value-type="float">
            <text:p>1.709</text:p>
          </table:table-cell>
          <table:table-cell office:value-type="float" office:value="1.00081" calcext:value-type="float">
            <text:p>1.000810000000</text:p>
          </table:table-cell>
          <table:table-cell office:value-type="float" office:value="-0.000000495247" calcext:value-type="float">
            <text:p>-0.000000495247</text:p>
          </table:table-cell>
          <table:table-cell table:style-name="ce2" office:value-type="float" office:value="0.00000120872" calcext:value-type="float">
            <text:p>1.21E-006</text:p>
          </table:table-cell>
          <table:table-cell table:style-name="ce2" office:value-type="float" office:value="0.000000713472" calcext:value-type="float">
            <text:p>7.13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834" calcext:value-type="float">
            <text:p>2.834</text:p>
          </table:table-cell>
          <table:table-cell office:value-type="float" office:value="1.00074" calcext:value-type="float">
            <text:p>1.000740000000</text:p>
          </table:table-cell>
          <table:table-cell office:value-type="float" office:value="-0.0000006549" calcext:value-type="float">
            <text:p>-0.000000654900</text:p>
          </table:table-cell>
          <table:table-cell table:style-name="ce2" office:value-type="float" office:value="0.00000153507" calcext:value-type="float">
            <text:p>1.54E-006</text:p>
          </table:table-cell>
          <table:table-cell table:style-name="ce2" office:value-type="float" office:value="0.000000880175" calcext:value-type="float">
            <text:p>8.80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96" calcext:value-type="float">
            <text:p>3.96</text:p>
          </table:table-cell>
          <table:table-cell office:value-type="float" office:value="1.00072" calcext:value-type="float">
            <text:p>1.000720000000</text:p>
          </table:table-cell>
          <table:table-cell office:value-type="float" office:value="-0.000000731128" calcext:value-type="float">
            <text:p>-0.000000731128</text:p>
          </table:table-cell>
          <table:table-cell table:style-name="ce2" office:value-type="float" office:value="0.0000017183" calcext:value-type="float">
            <text:p>1.72E-006</text:p>
          </table:table-cell>
          <table:table-cell table:style-name="ce2" office:value-type="float" office:value="0.000000987173" calcext:value-type="float">
            <text:p>9.87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085" calcext:value-type="float">
            <text:p>5.085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-0.00000078947" calcext:value-type="float">
            <text:p>-0.000000789470</text:p>
          </table:table-cell>
          <table:table-cell table:style-name="ce2" office:value-type="float" office:value="0.00000185064" calcext:value-type="float">
            <text:p>1.85E-006</text:p>
          </table:table-cell>
          <table:table-cell table:style-name="ce2" office:value-type="float" office:value="0.00000106117" calcext:value-type="float">
            <text:p>1.0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38" calcext:value-type="float">
            <text:p>6.238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-0.000000835657" calcext:value-type="float">
            <text:p>-0.000000835657</text:p>
          </table:table-cell>
          <table:table-cell table:style-name="ce2" office:value-type="float" office:value="0.00000195664" calcext:value-type="float">
            <text:p>1.96E-006</text:p>
          </table:table-cell>
          <table:table-cell table:style-name="ce2" office:value-type="float" office:value="0.00000112099" calcext:value-type="float">
            <text:p>1.1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363" calcext:value-type="float">
            <text:p>7.363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-0.00000087148" calcext:value-type="float">
            <text:p>-0.000000871480</text:p>
          </table:table-cell>
          <table:table-cell table:style-name="ce2" office:value-type="float" office:value="0.00000203991" calcext:value-type="float">
            <text:p>2.04E-006</text:p>
          </table:table-cell>
          <table:table-cell table:style-name="ce2" office:value-type="float" office:value="0.00000116843" calcext:value-type="float">
            <text:p>1.1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489" calcext:value-type="float">
            <text:p>8.489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-0.000000903744" calcext:value-type="float">
            <text:p>-0.000000903744</text:p>
          </table:table-cell>
          <table:table-cell table:style-name="ce2" office:value-type="float" office:value="0.00000210956" calcext:value-type="float">
            <text:p>2.11E-006</text:p>
          </table:table-cell>
          <table:table-cell table:style-name="ce2" office:value-type="float" office:value="0.00000120581" calcext:value-type="float">
            <text:p>1.2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641" calcext:value-type="float">
            <text:p>9.641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-0.000000931528" calcext:value-type="float">
            <text:p>-0.000000931528</text:p>
          </table:table-cell>
          <table:table-cell table:style-name="ce2" office:value-type="float" office:value="0.00000216992" calcext:value-type="float">
            <text:p>2.17E-006</text:p>
          </table:table-cell>
          <table:table-cell table:style-name="ce2" office:value-type="float" office:value="0.0000012384" calcext:value-type="float">
            <text:p>1.2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794" calcext:value-type="float">
            <text:p>10.794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-0.00000095622" calcext:value-type="float">
            <text:p>-0.000000956220</text:p>
          </table:table-cell>
          <table:table-cell table:style-name="ce2" office:value-type="float" office:value="0.00000222208" calcext:value-type="float">
            <text:p>2.22E-006</text:p>
          </table:table-cell>
          <table:table-cell table:style-name="ce2" office:value-type="float" office:value="0.00000126586" calcext:value-type="float">
            <text:p>1.2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892" calcext:value-type="float">
            <text:p>11.892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-0.0000009767" calcext:value-type="float">
            <text:p>-0.000000976700</text:p>
          </table:table-cell>
          <table:table-cell table:style-name="ce2" office:value-type="float" office:value="0.00000226499" calcext:value-type="float">
            <text:p>2.26E-006</text:p>
          </table:table-cell>
          <table:table-cell table:style-name="ce2" office:value-type="float" office:value="0.00000128829" calcext:value-type="float">
            <text:p>1.2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017" calcext:value-type="float">
            <text:p>13.017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-0.000000995271" calcext:value-type="float">
            <text:p>-0.000000995271</text:p>
          </table:table-cell>
          <table:table-cell table:style-name="ce2" office:value-type="float" office:value="0.00000230389" calcext:value-type="float">
            <text:p>2.30E-006</text:p>
          </table:table-cell>
          <table:table-cell table:style-name="ce2" office:value-type="float" office:value="0.00000130862" calcext:value-type="float">
            <text:p>1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.143" calcext:value-type="float">
            <text:p>14.143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-0.00000101355" calcext:value-type="float">
            <text:p>-0.000001013550</text:p>
          </table:table-cell>
          <table:table-cell table:style-name="ce2" office:value-type="float" office:value="0.00000233909" calcext:value-type="float">
            <text:p>2.34E-006</text:p>
          </table:table-cell>
          <table:table-cell table:style-name="ce2" office:value-type="float" office:value="0.00000132554" calcext:value-type="float">
            <text:p>1.3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295" calcext:value-type="float">
            <text:p>15.295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103071" calcext:value-type="float">
            <text:p>-0.000001030710</text:p>
          </table:table-cell>
          <table:table-cell table:style-name="ce2" office:value-type="float" office:value="0.00000237172" calcext:value-type="float">
            <text:p>2.37E-006</text:p>
          </table:table-cell>
          <table:table-cell table:style-name="ce2" office:value-type="float" office:value="0.00000134101" calcext:value-type="float">
            <text:p>1.3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21" calcext:value-type="float">
            <text:p>16.421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104614" calcext:value-type="float">
            <text:p>-0.000001046140</text:p>
          </table:table-cell>
          <table:table-cell table:style-name="ce2" office:value-type="float" office:value="0.00000240079" calcext:value-type="float">
            <text:p>2.40E-006</text:p>
          </table:table-cell>
          <table:table-cell table:style-name="ce2" office:value-type="float" office:value="0.00000135465" calcext:value-type="float">
            <text:p>1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573" calcext:value-type="float">
            <text:p>17.573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-0.00000106136" calcext:value-type="float">
            <text:p>-0.000001061360</text:p>
          </table:table-cell>
          <table:table-cell table:style-name="ce2" office:value-type="float" office:value="0.00000242805" calcext:value-type="float">
            <text:p>2.43E-006</text:p>
          </table:table-cell>
          <table:table-cell table:style-name="ce2" office:value-type="float" office:value="0.00000136669" calcext:value-type="float">
            <text:p>1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699" calcext:value-type="float">
            <text:p>18.699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-0.00000107548" calcext:value-type="float">
            <text:p>-0.000001075480</text:p>
          </table:table-cell>
          <table:table-cell table:style-name="ce2" office:value-type="float" office:value="0.00000245295" calcext:value-type="float">
            <text:p>2.45E-006</text:p>
          </table:table-cell>
          <table:table-cell table:style-name="ce2" office:value-type="float" office:value="0.00000137747" calcext:value-type="float">
            <text:p>1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824" calcext:value-type="float">
            <text:p>19.824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-0.00000108989" calcext:value-type="float">
            <text:p>-0.000001089890</text:p>
          </table:table-cell>
          <table:table-cell table:style-name="ce2" office:value-type="float" office:value="0.00000247655" calcext:value-type="float">
            <text:p>2.48E-006</text:p>
          </table:table-cell>
          <table:table-cell table:style-name="ce2" office:value-type="float" office:value="0.00000138666" calcext:value-type="float">
            <text:p>1.39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639" calcext:value-type="float">
            <text:p>0.639</text:p>
          </table:table-cell>
          <table:table-cell office:value-type="float" office:value="1.00087" calcext:value-type="float">
            <text:p>1.000870000000</text:p>
          </table:table-cell>
          <table:table-cell office:value-type="float" office:value="0.00000187285" calcext:value-type="float">
            <text:p>0.000001872850</text:p>
          </table:table-cell>
          <table:table-cell table:style-name="ce2" office:value-type="float" office:value="0.000000159965" calcext:value-type="float">
            <text:p>1.60E-007</text:p>
          </table:table-cell>
          <table:table-cell table:style-name="ce2" office:value-type="float" office:value="0.00000203281" calcext:value-type="float">
            <text:p>2.0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709" calcext:value-type="float">
            <text:p>1.709</text:p>
          </table:table-cell>
          <table:table-cell office:value-type="float" office:value="1.00081" calcext:value-type="float">
            <text:p>1.000810000000</text:p>
          </table:table-cell>
          <table:table-cell office:value-type="float" office:value="0.00000145205" calcext:value-type="float">
            <text:p>0.000001452050</text:p>
          </table:table-cell>
          <table:table-cell table:style-name="ce2" office:value-type="float" office:value="0.00000100018" calcext:value-type="float">
            <text:p>1.00E-006</text:p>
          </table:table-cell>
          <table:table-cell table:style-name="ce2" office:value-type="float" office:value="0.00000245223" calcext:value-type="float">
            <text:p>2.4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834" calcext:value-type="float">
            <text:p>2.834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0.00000133791" calcext:value-type="float">
            <text:p>0.000001337910</text:p>
          </table:table-cell>
          <table:table-cell table:style-name="ce2" office:value-type="float" office:value="0.00000131454" calcext:value-type="float">
            <text:p>1.31E-006</text:p>
          </table:table-cell>
          <table:table-cell table:style-name="ce2" office:value-type="float" office:value="0.00000265245" calcext:value-type="float">
            <text:p>2.6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96" calcext:value-type="float">
            <text:p>3.96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0.00000129471" calcext:value-type="float">
            <text:p>0.000001294710</text:p>
          </table:table-cell>
          <table:table-cell table:style-name="ce2" office:value-type="float" office:value="0.00000148168" calcext:value-type="float">
            <text:p>1.48E-006</text:p>
          </table:table-cell>
          <table:table-cell table:style-name="ce2" office:value-type="float" office:value="0.00000277639" calcext:value-type="float">
            <text:p>2.7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085" calcext:value-type="float">
            <text:p>5.085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127619" calcext:value-type="float">
            <text:p>0.000001276190</text:p>
          </table:table-cell>
          <table:table-cell table:style-name="ce2" office:value-type="float" office:value="0.00000159637" calcext:value-type="float">
            <text:p>1.60E-006</text:p>
          </table:table-cell>
          <table:table-cell table:style-name="ce2" office:value-type="float" office:value="0.00000287257" calcext:value-type="float">
            <text:p>2.8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38" calcext:value-type="float">
            <text:p>6.238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26193" calcext:value-type="float">
            <text:p>0.000001261930</text:p>
          </table:table-cell>
          <table:table-cell table:style-name="ce2" office:value-type="float" office:value="0.00000168516" calcext:value-type="float">
            <text:p>1.69E-006</text:p>
          </table:table-cell>
          <table:table-cell table:style-name="ce2" office:value-type="float" office:value="0.00000294709" calcext:value-type="float">
            <text:p>2.9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363" calcext:value-type="float">
            <text:p>7.363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2515" calcext:value-type="float">
            <text:p>0.000001251500</text:p>
          </table:table-cell>
          <table:table-cell table:style-name="ce2" office:value-type="float" office:value="0.00000175301" calcext:value-type="float">
            <text:p>1.75E-006</text:p>
          </table:table-cell>
          <table:table-cell table:style-name="ce2" office:value-type="float" office:value="0.00000300451" calcext:value-type="float">
            <text:p>3.0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489" calcext:value-type="float">
            <text:p>8.489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124669" calcext:value-type="float">
            <text:p>0.000001246690</text:p>
          </table:table-cell>
          <table:table-cell table:style-name="ce2" office:value-type="float" office:value="0.00000180692" calcext:value-type="float">
            <text:p>1.81E-006</text:p>
          </table:table-cell>
          <table:table-cell table:style-name="ce2" office:value-type="float" office:value="0.00000305362" calcext:value-type="float">
            <text:p>3.0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641" calcext:value-type="float">
            <text:p>9.641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124518" calcext:value-type="float">
            <text:p>0.000001245180</text:p>
          </table:table-cell>
          <table:table-cell table:style-name="ce2" office:value-type="float" office:value="0.00000184948" calcext:value-type="float">
            <text:p>1.85E-006</text:p>
          </table:table-cell>
          <table:table-cell table:style-name="ce2" office:value-type="float" office:value="0.00000309467" calcext:value-type="float">
            <text:p>3.0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794" calcext:value-type="float">
            <text:p>10.794</text:p>
          </table:table-cell>
          <table:table-cell office:value-type="float" office:value="1.00052" calcext:value-type="float">
            <text:p>1.000520000000</text:p>
          </table:table-cell>
          <table:table-cell office:value-type="float" office:value="0.00000124685" calcext:value-type="float">
            <text:p>0.000001246850</text:p>
          </table:table-cell>
          <table:table-cell table:style-name="ce2" office:value-type="float" office:value="0.00000188194" calcext:value-type="float">
            <text:p>1.88E-006</text:p>
          </table:table-cell>
          <table:table-cell table:style-name="ce2" office:value-type="float" office:value="0.00000312879" calcext:value-type="float">
            <text:p>3.1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892" calcext:value-type="float">
            <text:p>11.892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12491" calcext:value-type="float">
            <text:p>0.000001249100</text:p>
          </table:table-cell>
          <table:table-cell table:style-name="ce2" office:value-type="float" office:value="0.00000190771" calcext:value-type="float">
            <text:p>1.91E-006</text:p>
          </table:table-cell>
          <table:table-cell table:style-name="ce2" office:value-type="float" office:value="0.00000315681" calcext:value-type="float">
            <text:p>3.1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017" calcext:value-type="float">
            <text:p>13.017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125083" calcext:value-type="float">
            <text:p>0.000001250830</text:p>
          </table:table-cell>
          <table:table-cell table:style-name="ce2" office:value-type="float" office:value="0.00000193005" calcext:value-type="float">
            <text:p>1.93E-006</text:p>
          </table:table-cell>
          <table:table-cell table:style-name="ce2" office:value-type="float" office:value="0.00000318088" calcext:value-type="float">
            <text:p>3.1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.143" calcext:value-type="float">
            <text:p>14.143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125413" calcext:value-type="float">
            <text:p>0.000001254130</text:p>
          </table:table-cell>
          <table:table-cell table:style-name="ce2" office:value-type="float" office:value="0.00000194853" calcext:value-type="float">
            <text:p>1.95E-006</text:p>
          </table:table-cell>
          <table:table-cell table:style-name="ce2" office:value-type="float" office:value="0.00000320266" calcext:value-type="float">
            <text:p>3.2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295" calcext:value-type="float">
            <text:p>15.295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12568" calcext:value-type="float">
            <text:p>0.000001256800</text:p>
          </table:table-cell>
          <table:table-cell table:style-name="ce2" office:value-type="float" office:value="0.00000196484" calcext:value-type="float">
            <text:p>1.96E-006</text:p>
          </table:table-cell>
          <table:table-cell table:style-name="ce2" office:value-type="float" office:value="0.00000322164" calcext:value-type="float">
            <text:p>3.2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21" calcext:value-type="float">
            <text:p>16.421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125892" calcext:value-type="float">
            <text:p>0.000001258920</text:p>
          </table:table-cell>
          <table:table-cell table:style-name="ce2" office:value-type="float" office:value="0.00000197862" calcext:value-type="float">
            <text:p>1.98E-006</text:p>
          </table:table-cell>
          <table:table-cell table:style-name="ce2" office:value-type="float" office:value="0.00000323755" calcext:value-type="float">
            <text:p>3.2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573" calcext:value-type="float">
            <text:p>17.573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126134" calcext:value-type="float">
            <text:p>0.000001261340</text:p>
          </table:table-cell>
          <table:table-cell table:style-name="ce2" office:value-type="float" office:value="0.00000199086" calcext:value-type="float">
            <text:p>1.99E-006</text:p>
          </table:table-cell>
          <table:table-cell table:style-name="ce2" office:value-type="float" office:value="0.0000032522" calcext:value-type="float">
            <text:p>3.2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699" calcext:value-type="float">
            <text:p>18.699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26454" calcext:value-type="float">
            <text:p>0.000001264540</text:p>
          </table:table-cell>
          <table:table-cell table:style-name="ce2" office:value-type="float" office:value="0.00000200073" calcext:value-type="float">
            <text:p>2.00E-006</text:p>
          </table:table-cell>
          <table:table-cell table:style-name="ce2" office:value-type="float" office:value="0.00000326526" calcext:value-type="float">
            <text:p>3.2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824" calcext:value-type="float">
            <text:p>19.824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12677" calcext:value-type="float">
            <text:p>0.000001267700</text:p>
          </table:table-cell>
          <table:table-cell table:style-name="ce2" office:value-type="float" office:value="0.0000020086" calcext:value-type="float">
            <text:p>2.01E-006</text:p>
          </table:table-cell>
          <table:table-cell table:style-name="ce2" office:value-type="float" office:value="0.00000327631" calcext:value-type="float">
            <text:p>3.28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639" calcext:value-type="float">
            <text:p>0.639</text:p>
          </table:table-cell>
          <table:table-cell office:value-type="float" office:value="1.00087" calcext:value-type="float">
            <text:p>1.000870000000</text:p>
          </table:table-cell>
          <table:table-cell office:value-type="float" office:value="0.00000187285" calcext:value-type="float">
            <text:p>0.000001872850</text:p>
          </table:table-cell>
          <table:table-cell table:style-name="ce2" office:value-type="float" office:value="0.000000159965" calcext:value-type="float">
            <text:p>1.60E-007</text:p>
          </table:table-cell>
          <table:table-cell table:style-name="ce2" office:value-type="float" office:value="0.00000203281" calcext:value-type="float">
            <text:p>2.0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709" calcext:value-type="float">
            <text:p>1.709</text:p>
          </table:table-cell>
          <table:table-cell office:value-type="float" office:value="1.00081" calcext:value-type="float">
            <text:p>1.000810000000</text:p>
          </table:table-cell>
          <table:table-cell office:value-type="float" office:value="0.00000145205" calcext:value-type="float">
            <text:p>0.000001452050</text:p>
          </table:table-cell>
          <table:table-cell table:style-name="ce2" office:value-type="float" office:value="0.00000100018" calcext:value-type="float">
            <text:p>1.00E-006</text:p>
          </table:table-cell>
          <table:table-cell table:style-name="ce2" office:value-type="float" office:value="0.00000245223" calcext:value-type="float">
            <text:p>2.4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834" calcext:value-type="float">
            <text:p>2.834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0.00000133791" calcext:value-type="float">
            <text:p>0.000001337910</text:p>
          </table:table-cell>
          <table:table-cell table:style-name="ce2" office:value-type="float" office:value="0.00000131454" calcext:value-type="float">
            <text:p>1.31E-006</text:p>
          </table:table-cell>
          <table:table-cell table:style-name="ce2" office:value-type="float" office:value="0.00000265245" calcext:value-type="float">
            <text:p>2.6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96" calcext:value-type="float">
            <text:p>3.96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0.00000129471" calcext:value-type="float">
            <text:p>0.000001294710</text:p>
          </table:table-cell>
          <table:table-cell table:style-name="ce2" office:value-type="float" office:value="0.00000148168" calcext:value-type="float">
            <text:p>1.48E-006</text:p>
          </table:table-cell>
          <table:table-cell table:style-name="ce2" office:value-type="float" office:value="0.00000277639" calcext:value-type="float">
            <text:p>2.7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085" calcext:value-type="float">
            <text:p>5.085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127619" calcext:value-type="float">
            <text:p>0.000001276190</text:p>
          </table:table-cell>
          <table:table-cell table:style-name="ce2" office:value-type="float" office:value="0.00000159637" calcext:value-type="float">
            <text:p>1.60E-006</text:p>
          </table:table-cell>
          <table:table-cell table:style-name="ce2" office:value-type="float" office:value="0.00000287257" calcext:value-type="float">
            <text:p>2.8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38" calcext:value-type="float">
            <text:p>6.238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26193" calcext:value-type="float">
            <text:p>0.000001261930</text:p>
          </table:table-cell>
          <table:table-cell table:style-name="ce2" office:value-type="float" office:value="0.00000168516" calcext:value-type="float">
            <text:p>1.69E-006</text:p>
          </table:table-cell>
          <table:table-cell table:style-name="ce2" office:value-type="float" office:value="0.00000294709" calcext:value-type="float">
            <text:p>2.9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363" calcext:value-type="float">
            <text:p>7.363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2515" calcext:value-type="float">
            <text:p>0.000001251500</text:p>
          </table:table-cell>
          <table:table-cell table:style-name="ce2" office:value-type="float" office:value="0.00000175301" calcext:value-type="float">
            <text:p>1.75E-006</text:p>
          </table:table-cell>
          <table:table-cell table:style-name="ce2" office:value-type="float" office:value="0.00000300451" calcext:value-type="float">
            <text:p>3.0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489" calcext:value-type="float">
            <text:p>8.489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124669" calcext:value-type="float">
            <text:p>0.000001246690</text:p>
          </table:table-cell>
          <table:table-cell table:style-name="ce2" office:value-type="float" office:value="0.00000180692" calcext:value-type="float">
            <text:p>1.81E-006</text:p>
          </table:table-cell>
          <table:table-cell table:style-name="ce2" office:value-type="float" office:value="0.00000305362" calcext:value-type="float">
            <text:p>3.0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641" calcext:value-type="float">
            <text:p>9.641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124518" calcext:value-type="float">
            <text:p>0.000001245180</text:p>
          </table:table-cell>
          <table:table-cell table:style-name="ce2" office:value-type="float" office:value="0.00000184948" calcext:value-type="float">
            <text:p>1.85E-006</text:p>
          </table:table-cell>
          <table:table-cell table:style-name="ce2" office:value-type="float" office:value="0.00000309467" calcext:value-type="float">
            <text:p>3.0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794" calcext:value-type="float">
            <text:p>10.794</text:p>
          </table:table-cell>
          <table:table-cell office:value-type="float" office:value="1.00052" calcext:value-type="float">
            <text:p>1.000520000000</text:p>
          </table:table-cell>
          <table:table-cell office:value-type="float" office:value="0.00000124685" calcext:value-type="float">
            <text:p>0.000001246850</text:p>
          </table:table-cell>
          <table:table-cell table:style-name="ce2" office:value-type="float" office:value="0.00000188194" calcext:value-type="float">
            <text:p>1.88E-006</text:p>
          </table:table-cell>
          <table:table-cell table:style-name="ce2" office:value-type="float" office:value="0.00000312879" calcext:value-type="float">
            <text:p>3.1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892" calcext:value-type="float">
            <text:p>11.892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12491" calcext:value-type="float">
            <text:p>0.000001249100</text:p>
          </table:table-cell>
          <table:table-cell table:style-name="ce2" office:value-type="float" office:value="0.00000190771" calcext:value-type="float">
            <text:p>1.91E-006</text:p>
          </table:table-cell>
          <table:table-cell table:style-name="ce2" office:value-type="float" office:value="0.00000315681" calcext:value-type="float">
            <text:p>3.1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017" calcext:value-type="float">
            <text:p>13.017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125083" calcext:value-type="float">
            <text:p>0.000001250830</text:p>
          </table:table-cell>
          <table:table-cell table:style-name="ce2" office:value-type="float" office:value="0.00000193005" calcext:value-type="float">
            <text:p>1.93E-006</text:p>
          </table:table-cell>
          <table:table-cell table:style-name="ce2" office:value-type="float" office:value="0.00000318088" calcext:value-type="float">
            <text:p>3.1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.143" calcext:value-type="float">
            <text:p>14.143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125413" calcext:value-type="float">
            <text:p>0.000001254130</text:p>
          </table:table-cell>
          <table:table-cell table:style-name="ce2" office:value-type="float" office:value="0.00000194853" calcext:value-type="float">
            <text:p>1.95E-006</text:p>
          </table:table-cell>
          <table:table-cell table:style-name="ce2" office:value-type="float" office:value="0.00000320266" calcext:value-type="float">
            <text:p>3.2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295" calcext:value-type="float">
            <text:p>15.295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12568" calcext:value-type="float">
            <text:p>0.000001256800</text:p>
          </table:table-cell>
          <table:table-cell table:style-name="ce2" office:value-type="float" office:value="0.00000196484" calcext:value-type="float">
            <text:p>1.96E-006</text:p>
          </table:table-cell>
          <table:table-cell table:style-name="ce2" office:value-type="float" office:value="0.00000322164" calcext:value-type="float">
            <text:p>3.2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21" calcext:value-type="float">
            <text:p>16.421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125892" calcext:value-type="float">
            <text:p>0.000001258920</text:p>
          </table:table-cell>
          <table:table-cell table:style-name="ce2" office:value-type="float" office:value="0.00000197862" calcext:value-type="float">
            <text:p>1.98E-006</text:p>
          </table:table-cell>
          <table:table-cell table:style-name="ce2" office:value-type="float" office:value="0.00000323755" calcext:value-type="float">
            <text:p>3.2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573" calcext:value-type="float">
            <text:p>17.573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126134" calcext:value-type="float">
            <text:p>0.000001261340</text:p>
          </table:table-cell>
          <table:table-cell table:style-name="ce2" office:value-type="float" office:value="0.00000199086" calcext:value-type="float">
            <text:p>1.99E-006</text:p>
          </table:table-cell>
          <table:table-cell table:style-name="ce2" office:value-type="float" office:value="0.0000032522" calcext:value-type="float">
            <text:p>3.2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699" calcext:value-type="float">
            <text:p>18.699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26454" calcext:value-type="float">
            <text:p>0.000001264540</text:p>
          </table:table-cell>
          <table:table-cell table:style-name="ce2" office:value-type="float" office:value="0.00000200073" calcext:value-type="float">
            <text:p>2.00E-006</text:p>
          </table:table-cell>
          <table:table-cell table:style-name="ce2" office:value-type="float" office:value="0.00000326526" calcext:value-type="float">
            <text:p>3.2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824" calcext:value-type="float">
            <text:p>19.824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12677" calcext:value-type="float">
            <text:p>0.000001267700</text:p>
          </table:table-cell>
          <table:table-cell table:style-name="ce2" office:value-type="float" office:value="0.0000020086" calcext:value-type="float">
            <text:p>2.01E-006</text:p>
          </table:table-cell>
          <table:table-cell table:style-name="ce2" office:value-type="float" office:value="0.00000327631" calcext:value-type="float">
            <text:p>3.28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713" calcext:value-type="float">
            <text:p>0.713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0564984" calcext:value-type="float">
            <text:p>0.000000564984</text:p>
          </table:table-cell>
          <table:table-cell table:style-name="ce2" office:value-type="float" office:value="0.000000151232" calcext:value-type="float">
            <text:p>1.51E-007</text:p>
          </table:table-cell>
          <table:table-cell table:style-name="ce2" office:value-type="float" office:value="0.000000716216" calcext:value-type="float">
            <text:p>7.16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04" calcext:value-type="float">
            <text:p>0.904</text:p>
          </table:table-cell>
          <table:table-cell office:value-type="float" office:value="1.00054" calcext:value-type="float">
            <text:p>1.000540000000</text:p>
          </table:table-cell>
          <table:table-cell office:value-type="float" office:value="0.000000553388" calcext:value-type="float">
            <text:p>0.000000553388</text:p>
          </table:table-cell>
          <table:table-cell table:style-name="ce2" office:value-type="float" office:value="0.000000217281" calcext:value-type="float">
            <text:p>2.17E-007</text:p>
          </table:table-cell>
          <table:table-cell table:style-name="ce2" office:value-type="float" office:value="0.000000770669" calcext:value-type="float">
            <text:p>7.71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59" calcext:value-type="float">
            <text:p>1.159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0542049" calcext:value-type="float">
            <text:p>0.000000542049</text:p>
          </table:table-cell>
          <table:table-cell table:style-name="ce2" office:value-type="float" office:value="0.000000291402" calcext:value-type="float">
            <text:p>2.91E-007</text:p>
          </table:table-cell>
          <table:table-cell table:style-name="ce2" office:value-type="float" office:value="0.000000833451" calcext:value-type="float">
            <text:p>8.33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0539751" calcext:value-type="float">
            <text:p>0.000000539751</text:p>
          </table:table-cell>
          <table:table-cell table:style-name="ce2" office:value-type="float" office:value="0.00000033814" calcext:value-type="float">
            <text:p>3.38E-007</text:p>
          </table:table-cell>
          <table:table-cell table:style-name="ce2" office:value-type="float" office:value="0.000000877892" calcext:value-type="float">
            <text:p>8.78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604" calcext:value-type="float">
            <text:p>1.604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0535713" calcext:value-type="float">
            <text:p>0.000000535713</text:p>
          </table:table-cell>
          <table:table-cell table:style-name="ce2" office:value-type="float" office:value="0.00000039415" calcext:value-type="float">
            <text:p>3.94E-007</text:p>
          </table:table-cell>
          <table:table-cell table:style-name="ce2" office:value-type="float" office:value="0.000000929862" calcext:value-type="float">
            <text:p>9.30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795" calcext:value-type="float">
            <text:p>1.795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0533709" calcext:value-type="float">
            <text:p>0.000000533709</text:p>
          </table:table-cell>
          <table:table-cell table:style-name="ce2" office:value-type="float" office:value="0.000000433032" calcext:value-type="float">
            <text:p>4.33E-007</text:p>
          </table:table-cell>
          <table:table-cell table:style-name="ce2" office:value-type="float" office:value="0.000000966741" calcext:value-type="float">
            <text:p>9.67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05" calcext:value-type="float">
            <text:p>2.05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529032" calcext:value-type="float">
            <text:p>0.000000529032</text:p>
          </table:table-cell>
          <table:table-cell table:style-name="ce2" office:value-type="float" office:value="0.000000481125" calcext:value-type="float">
            <text:p>4.81E-007</text:p>
          </table:table-cell>
          <table:table-cell table:style-name="ce2" office:value-type="float" office:value="0.00000101016" calcext:value-type="float">
            <text:p>1.0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304" calcext:value-type="float">
            <text:p>2.304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52943" calcext:value-type="float">
            <text:p>0.000000529430</text:p>
          </table:table-cell>
          <table:table-cell table:style-name="ce2" office:value-type="float" office:value="0.000000524937" calcext:value-type="float">
            <text:p>5.25E-007</text:p>
          </table:table-cell>
          <table:table-cell table:style-name="ce2" office:value-type="float" office:value="0.00000105437" calcext:value-type="float">
            <text:p>1.0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95" calcext:value-type="float">
            <text:p>2.495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0526959" calcext:value-type="float">
            <text:p>0.000000526959</text:p>
          </table:table-cell>
          <table:table-cell table:style-name="ce2" office:value-type="float" office:value="0.000000555981" calcext:value-type="float">
            <text:p>5.56E-007</text:p>
          </table:table-cell>
          <table:table-cell table:style-name="ce2" office:value-type="float" office:value="0.00000108294" calcext:value-type="float">
            <text:p>1.0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686" calcext:value-type="float">
            <text:p>2.686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0523907" calcext:value-type="float">
            <text:p>0.000000523907</text:p>
          </table:table-cell>
          <table:table-cell table:style-name="ce2" office:value-type="float" office:value="0.000000585956" calcext:value-type="float">
            <text:p>5.86E-007</text:p>
          </table:table-cell>
          <table:table-cell table:style-name="ce2" office:value-type="float" office:value="0.00000110986" calcext:value-type="float">
            <text:p>1.1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941" calcext:value-type="float">
            <text:p>2.941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051836" calcext:value-type="float">
            <text:p>0.000000518360</text:p>
          </table:table-cell>
          <table:table-cell table:style-name="ce2" office:value-type="float" office:value="0.000000623966" calcext:value-type="float">
            <text:p>6.24E-007</text:p>
          </table:table-cell>
          <table:table-cell table:style-name="ce2" office:value-type="float" office:value="0.00000114233" calcext:value-type="float">
            <text:p>1.1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132" calcext:value-type="float">
            <text:p>3.132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0516156" calcext:value-type="float">
            <text:p>0.000000516156</text:p>
          </table:table-cell>
          <table:table-cell table:style-name="ce2" office:value-type="float" office:value="0.000000649884" calcext:value-type="float">
            <text:p>6.50E-007</text:p>
          </table:table-cell>
          <table:table-cell table:style-name="ce2" office:value-type="float" office:value="0.00000116604" calcext:value-type="float">
            <text:p>1.1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386" calcext:value-type="float">
            <text:p>3.386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514289" calcext:value-type="float">
            <text:p>0.000000514289</text:p>
          </table:table-cell>
          <table:table-cell table:style-name="ce2" office:value-type="float" office:value="0.000000680453" calcext:value-type="float">
            <text:p>6.80E-007</text:p>
          </table:table-cell>
          <table:table-cell table:style-name="ce2" office:value-type="float" office:value="0.00000119474" calcext:value-type="float">
            <text:p>1.1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641" calcext:value-type="float">
            <text:p>3.641</text:p>
          </table:table-cell>
          <table:table-cell office:value-type="float" office:value="1.00059" calcext:value-type="float">
            <text:p>1.000590000000</text:p>
          </table:table-cell>
          <table:table-cell office:value-type="float" office:value="0.000000517557" calcext:value-type="float">
            <text:p>0.000000517557</text:p>
          </table:table-cell>
          <table:table-cell table:style-name="ce2" office:value-type="float" office:value="0.000000707163" calcext:value-type="float">
            <text:p>7.07E-007</text:p>
          </table:table-cell>
          <table:table-cell table:style-name="ce2" office:value-type="float" office:value="0.00000122472" calcext:value-type="float">
            <text:p>1.2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895" calcext:value-type="float">
            <text:p>3.895</text:p>
          </table:table-cell>
          <table:table-cell office:value-type="float" office:value="1.00059" calcext:value-type="float">
            <text:p>1.000590000000</text:p>
          </table:table-cell>
          <table:table-cell office:value-type="float" office:value="0.00000051934" calcext:value-type="float">
            <text:p>0.000000519340</text:p>
          </table:table-cell>
          <table:table-cell table:style-name="ce2" office:value-type="float" office:value="0.000000730767" calcext:value-type="float">
            <text:p>7.31E-007</text:p>
          </table:table-cell>
          <table:table-cell table:style-name="ce2" office:value-type="float" office:value="0.00000125011" calcext:value-type="float">
            <text:p>1.2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532" calcext:value-type="float">
            <text:p>4.532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052584" calcext:value-type="float">
            <text:p>0.000000525840</text:p>
          </table:table-cell>
          <table:table-cell table:style-name="ce2" office:value-type="float" office:value="0.000000783021" calcext:value-type="float">
            <text:p>7.83E-007</text:p>
          </table:table-cell>
          <table:table-cell table:style-name="ce2" office:value-type="float" office:value="0.00000130886" calcext:value-type="float">
            <text:p>1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168" calcext:value-type="float">
            <text:p>5.168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529932" calcext:value-type="float">
            <text:p>0.000000529932</text:p>
          </table:table-cell>
          <table:table-cell table:style-name="ce2" office:value-type="float" office:value="0.000000830237" calcext:value-type="float">
            <text:p>8.30E-007</text:p>
          </table:table-cell>
          <table:table-cell table:style-name="ce2" office:value-type="float" office:value="0.00000136017" calcext:value-type="float">
            <text:p>1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805" calcext:value-type="float">
            <text:p>5.805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530909" calcext:value-type="float">
            <text:p>0.000000530909</text:p>
          </table:table-cell>
          <table:table-cell table:style-name="ce2" office:value-type="float" office:value="0.000000874498" calcext:value-type="float">
            <text:p>8.74E-007</text:p>
          </table:table-cell>
          <table:table-cell table:style-name="ce2" office:value-type="float" office:value="0.00000140541" calcext:value-type="float">
            <text:p>1.4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505" calcext:value-type="float">
            <text:p>6.505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0532454" calcext:value-type="float">
            <text:p>0.000000532454</text:p>
          </table:table-cell>
          <table:table-cell table:style-name="ce2" office:value-type="float" office:value="0.000000918044" calcext:value-type="float">
            <text:p>9.18E-007</text:p>
          </table:table-cell>
          <table:table-cell table:style-name="ce2" office:value-type="float" office:value="0.0000014505" calcext:value-type="float">
            <text:p>1.4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141" calcext:value-type="float">
            <text:p>7.141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532245" calcext:value-type="float">
            <text:p>0.000000532245</text:p>
          </table:table-cell>
          <table:table-cell table:style-name="ce2" office:value-type="float" office:value="0.000000953442" calcext:value-type="float">
            <text:p>9.53E-007</text:p>
          </table:table-cell>
          <table:table-cell table:style-name="ce2" office:value-type="float" office:value="0.00000148569" calcext:value-type="float">
            <text:p>1.4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841" calcext:value-type="float">
            <text:p>7.841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532259" calcext:value-type="float">
            <text:p>0.000000532259</text:p>
          </table:table-cell>
          <table:table-cell table:style-name="ce2" office:value-type="float" office:value="0.000000988706" calcext:value-type="float">
            <text:p>9.89E-007</text:p>
          </table:table-cell>
          <table:table-cell table:style-name="ce2" office:value-type="float" office:value="0.00000152096" calcext:value-type="float">
            <text:p>1.5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478" calcext:value-type="float">
            <text:p>8.478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530662" calcext:value-type="float">
            <text:p>0.000000530662</text:p>
          </table:table-cell>
          <table:table-cell table:style-name="ce2" office:value-type="float" office:value="0.00000101797" calcext:value-type="float">
            <text:p>1.02E-006</text:p>
          </table:table-cell>
          <table:table-cell table:style-name="ce2" office:value-type="float" office:value="0.00000154863" calcext:value-type="float">
            <text:p>1.5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178" calcext:value-type="float">
            <text:p>9.178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529039" calcext:value-type="float">
            <text:p>0.000000529039</text:p>
          </table:table-cell>
          <table:table-cell table:style-name="ce2" office:value-type="float" office:value="0.00000104746" calcext:value-type="float">
            <text:p>1.05E-006</text:p>
          </table:table-cell>
          <table:table-cell table:style-name="ce2" office:value-type="float" office:value="0.0000015765" calcext:value-type="float">
            <text:p>1.5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814" calcext:value-type="float">
            <text:p>9.814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526128" calcext:value-type="float">
            <text:p>0.000000526128</text:p>
          </table:table-cell>
          <table:table-cell table:style-name="ce2" office:value-type="float" office:value="0.00000107233" calcext:value-type="float">
            <text:p>1.07E-006</text:p>
          </table:table-cell>
          <table:table-cell table:style-name="ce2" office:value-type="float" office:value="0.00000159845" calcext:value-type="float">
            <text:p>1.6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514" calcext:value-type="float">
            <text:p>10.514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522039" calcext:value-type="float">
            <text:p>0.000000522039</text:p>
          </table:table-cell>
          <table:table-cell table:style-name="ce2" office:value-type="float" office:value="0.00000109775" calcext:value-type="float">
            <text:p>1.10E-006</text:p>
          </table:table-cell>
          <table:table-cell table:style-name="ce2" office:value-type="float" office:value="0.00000161979" calcext:value-type="float">
            <text:p>1.6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151" calcext:value-type="float">
            <text:p>11.151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0518983" calcext:value-type="float">
            <text:p>0.000000518983</text:p>
          </table:table-cell>
          <table:table-cell table:style-name="ce2" office:value-type="float" office:value="0.00000111919" calcext:value-type="float">
            <text:p>1.12E-006</text:p>
          </table:table-cell>
          <table:table-cell table:style-name="ce2" office:value-type="float" office:value="0.00000163818" calcext:value-type="float">
            <text:p>1.6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851" calcext:value-type="float">
            <text:p>11.851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0514199" calcext:value-type="float">
            <text:p>0.000000514199</text:p>
          </table:table-cell>
          <table:table-cell table:style-name="ce2" office:value-type="float" office:value="0.00000114118" calcext:value-type="float">
            <text:p>1.14E-006</text:p>
          </table:table-cell>
          <table:table-cell table:style-name="ce2" office:value-type="float" office:value="0.00000165538" calcext:value-type="float">
            <text:p>1.6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487" calcext:value-type="float">
            <text:p>12.487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0509674" calcext:value-type="float">
            <text:p>0.000000509674</text:p>
          </table:table-cell>
          <table:table-cell table:style-name="ce2" office:value-type="float" office:value="0.00000116005" calcext:value-type="float">
            <text:p>1.16E-006</text:p>
          </table:table-cell>
          <table:table-cell table:style-name="ce2" office:value-type="float" office:value="0.00000166973" calcext:value-type="float">
            <text:p>1.6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187" calcext:value-type="float">
            <text:p>13.187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0504637" calcext:value-type="float">
            <text:p>0.000000504637</text:p>
          </table:table-cell>
          <table:table-cell table:style-name="ce2" office:value-type="float" office:value="0.00000117967" calcext:value-type="float">
            <text:p>1.18E-006</text:p>
          </table:table-cell>
          <table:table-cell table:style-name="ce2" office:value-type="float" office:value="0.0000016843" calcext:value-type="float">
            <text:p>1.6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887" calcext:value-type="float">
            <text:p>13.887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0498718" calcext:value-type="float">
            <text:p>0.000000498718</text:p>
          </table:table-cell>
          <table:table-cell table:style-name="ce2" office:value-type="float" office:value="0.00000119824" calcext:value-type="float">
            <text:p>1.20E-006</text:p>
          </table:table-cell>
          <table:table-cell table:style-name="ce2" office:value-type="float" office:value="0.00000169696" calcext:value-type="float">
            <text:p>1.7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.523" calcext:value-type="float">
            <text:p>14.523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049464" calcext:value-type="float">
            <text:p>0.000000494640</text:p>
          </table:table-cell>
          <table:table-cell table:style-name="ce2" office:value-type="float" office:value="0.00000121331" calcext:value-type="float">
            <text:p>1.21E-006</text:p>
          </table:table-cell>
          <table:table-cell table:style-name="ce2" office:value-type="float" office:value="0.00000170795" calcext:value-type="float">
            <text:p>1.7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16" calcext:value-type="float">
            <text:p>15.16</text:p>
          </table:table-cell>
          <table:table-cell office:value-type="float" office:value="1.00054" calcext:value-type="float">
            <text:p>1.000540000000</text:p>
          </table:table-cell>
          <table:table-cell office:value-type="float" office:value="0.000000491347" calcext:value-type="float">
            <text:p>0.000000491347</text:p>
          </table:table-cell>
          <table:table-cell table:style-name="ce2" office:value-type="float" office:value="0.00000122624" calcext:value-type="float">
            <text:p>1.23E-006</text:p>
          </table:table-cell>
          <table:table-cell table:style-name="ce2" office:value-type="float" office:value="0.00000171759" calcext:value-type="float">
            <text:p>1.7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86" calcext:value-type="float">
            <text:p>15.86</text:p>
          </table:table-cell>
          <table:table-cell office:value-type="float" office:value="1.00054" calcext:value-type="float">
            <text:p>1.000540000000</text:p>
          </table:table-cell>
          <table:table-cell office:value-type="float" office:value="0.000000487705" calcext:value-type="float">
            <text:p>0.000000487705</text:p>
          </table:table-cell>
          <table:table-cell table:style-name="ce2" office:value-type="float" office:value="0.00000123945" calcext:value-type="float">
            <text:p>1.24E-006</text:p>
          </table:table-cell>
          <table:table-cell table:style-name="ce2" office:value-type="float" office:value="0.00000172716" calcext:value-type="float">
            <text:p>1.7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96" calcext:value-type="float">
            <text:p>16.496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0484447" calcext:value-type="float">
            <text:p>0.000000484447</text:p>
          </table:table-cell>
          <table:table-cell table:style-name="ce2" office:value-type="float" office:value="0.00000125111" calcext:value-type="float">
            <text:p>1.25E-006</text:p>
          </table:table-cell>
          <table:table-cell table:style-name="ce2" office:value-type="float" office:value="0.00000173556" calcext:value-type="float">
            <text:p>1.7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196" calcext:value-type="float">
            <text:p>17.196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0479997" calcext:value-type="float">
            <text:p>0.000000479997</text:p>
          </table:table-cell>
          <table:table-cell table:style-name="ce2" office:value-type="float" office:value="0.00000126358" calcext:value-type="float">
            <text:p>1.26E-006</text:p>
          </table:table-cell>
          <table:table-cell table:style-name="ce2" office:value-type="float" office:value="0.00000174358" calcext:value-type="float">
            <text:p>1.7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833" calcext:value-type="float">
            <text:p>17.833</text:p>
          </table:table-cell>
          <table:table-cell office:value-type="float" office:value="1.00052" calcext:value-type="float">
            <text:p>1.000520000000</text:p>
          </table:table-cell>
          <table:table-cell office:value-type="float" office:value="0.000000476426" calcext:value-type="float">
            <text:p>0.000000476426</text:p>
          </table:table-cell>
          <table:table-cell table:style-name="ce2" office:value-type="float" office:value="0.00000127395" calcext:value-type="float">
            <text:p>1.27E-006</text:p>
          </table:table-cell>
          <table:table-cell table:style-name="ce2" office:value-type="float" office:value="0.00000175038" calcext:value-type="float">
            <text:p>1.7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533" calcext:value-type="float">
            <text:p>18.533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0473874" calcext:value-type="float">
            <text:p>0.000000473874</text:p>
          </table:table-cell>
          <table:table-cell table:style-name="ce2" office:value-type="float" office:value="0.00000128359" calcext:value-type="float">
            <text:p>1.28E-006</text:p>
          </table:table-cell>
          <table:table-cell table:style-name="ce2" office:value-type="float" office:value="0.00000175747" calcext:value-type="float">
            <text:p>1.7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233" calcext:value-type="float">
            <text:p>19.233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0471437" calcext:value-type="float">
            <text:p>0.000000471437</text:p>
          </table:table-cell>
          <table:table-cell table:style-name="ce2" office:value-type="float" office:value="0.00000129232" calcext:value-type="float">
            <text:p>1.29E-006</text:p>
          </table:table-cell>
          <table:table-cell table:style-name="ce2" office:value-type="float" office:value="0.00000176376" calcext:value-type="float">
            <text:p>1.7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869" calcext:value-type="float">
            <text:p>19.869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046944" calcext:value-type="float">
            <text:p>0.000000469440</text:p>
          </table:table-cell>
          <table:table-cell table:style-name="ce2" office:value-type="float" office:value="0.00000129993" calcext:value-type="float">
            <text:p>1.30E-006</text:p>
          </table:table-cell>
          <table:table-cell table:style-name="ce2" office:value-type="float" office:value="0.00000176937" calcext:value-type="float">
            <text:p>1.77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713" calcext:value-type="float">
            <text:p>0.713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191269" calcext:value-type="float">
            <text:p>0.000001912690</text:p>
          </table:table-cell>
          <table:table-cell table:style-name="ce2" office:value-type="float" office:value="0.000000155057" calcext:value-type="float">
            <text:p>1.55E-007</text:p>
          </table:table-cell>
          <table:table-cell table:style-name="ce2" office:value-type="float" office:value="0.00000206774" calcext:value-type="float">
            <text:p>2.0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04" calcext:value-type="float">
            <text:p>0.904</text:p>
          </table:table-cell>
          <table:table-cell office:value-type="float" office:value="1.00052" calcext:value-type="float">
            <text:p>1.000520000000</text:p>
          </table:table-cell>
          <table:table-cell office:value-type="float" office:value="0.00000196878" calcext:value-type="float">
            <text:p>0.000001968780</text:p>
          </table:table-cell>
          <table:table-cell table:style-name="ce2" office:value-type="float" office:value="0.000000216831" calcext:value-type="float">
            <text:p>2.17E-007</text:p>
          </table:table-cell>
          <table:table-cell table:style-name="ce2" office:value-type="float" office:value="0.00000218561" calcext:value-type="float">
            <text:p>2.1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59" calcext:value-type="float">
            <text:p>1.159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200214" calcext:value-type="float">
            <text:p>0.000002002140</text:p>
          </table:table-cell>
          <table:table-cell table:style-name="ce2" office:value-type="float" office:value="0.000000290207" calcext:value-type="float">
            <text:p>2.90E-007</text:p>
          </table:table-cell>
          <table:table-cell table:style-name="ce2" office:value-type="float" office:value="0.00000229235" calcext:value-type="float">
            <text:p>2.2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201797" calcext:value-type="float">
            <text:p>0.000002017970</text:p>
          </table:table-cell>
          <table:table-cell table:style-name="ce2" office:value-type="float" office:value="0.000000340098" calcext:value-type="float">
            <text:p>3.40E-007</text:p>
          </table:table-cell>
          <table:table-cell table:style-name="ce2" office:value-type="float" office:value="0.00000235807" calcext:value-type="float">
            <text:p>2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604" calcext:value-type="float">
            <text:p>1.604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202746" calcext:value-type="float">
            <text:p>0.000002027460</text:p>
          </table:table-cell>
          <table:table-cell table:style-name="ce2" office:value-type="float" office:value="0.000000400744" calcext:value-type="float">
            <text:p>4.01E-007</text:p>
          </table:table-cell>
          <table:table-cell table:style-name="ce2" office:value-type="float" office:value="0.0000024282" calcext:value-type="float">
            <text:p>2.4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795" calcext:value-type="float">
            <text:p>1.795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203146" calcext:value-type="float">
            <text:p>0.000002031460</text:p>
          </table:table-cell>
          <table:table-cell table:style-name="ce2" office:value-type="float" office:value="0.000000442846" calcext:value-type="float">
            <text:p>4.43E-007</text:p>
          </table:table-cell>
          <table:table-cell table:style-name="ce2" office:value-type="float" office:value="0.00000247431" calcext:value-type="float">
            <text:p>2.4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05" calcext:value-type="float">
            <text:p>2.05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203092" calcext:value-type="float">
            <text:p>0.000002030920</text:p>
          </table:table-cell>
          <table:table-cell table:style-name="ce2" office:value-type="float" office:value="0.000000494922" calcext:value-type="float">
            <text:p>4.95E-007</text:p>
          </table:table-cell>
          <table:table-cell table:style-name="ce2" office:value-type="float" office:value="0.00000252584" calcext:value-type="float">
            <text:p>2.5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304" calcext:value-type="float">
            <text:p>2.304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202802" calcext:value-type="float">
            <text:p>0.000002028020</text:p>
          </table:table-cell>
          <table:table-cell table:style-name="ce2" office:value-type="float" office:value="0.000000542361" calcext:value-type="float">
            <text:p>5.42E-007</text:p>
          </table:table-cell>
          <table:table-cell table:style-name="ce2" office:value-type="float" office:value="0.00000257038" calcext:value-type="float">
            <text:p>2.5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95" calcext:value-type="float">
            <text:p>2.495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202573" calcext:value-type="float">
            <text:p>0.000002025730</text:p>
          </table:table-cell>
          <table:table-cell table:style-name="ce2" office:value-type="float" office:value="0.000000575975" calcext:value-type="float">
            <text:p>5.76E-007</text:p>
          </table:table-cell>
          <table:table-cell table:style-name="ce2" office:value-type="float" office:value="0.0000026017" calcext:value-type="float">
            <text:p>2.6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686" calcext:value-type="float">
            <text:p>2.686</text:p>
          </table:table-cell>
          <table:table-cell office:value-type="float" office:value="1.00067" calcext:value-type="float">
            <text:p>1.000670000000</text:p>
          </table:table-cell>
          <table:table-cell office:value-type="float" office:value="0.00000202355" calcext:value-type="float">
            <text:p>0.000002023550</text:p>
          </table:table-cell>
          <table:table-cell table:style-name="ce2" office:value-type="float" office:value="0.000000608433" calcext:value-type="float">
            <text:p>6.08E-007</text:p>
          </table:table-cell>
          <table:table-cell table:style-name="ce2" office:value-type="float" office:value="0.00000263198" calcext:value-type="float">
            <text:p>2.6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941" calcext:value-type="float">
            <text:p>2.941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0.00000201629" calcext:value-type="float">
            <text:p>0.000002016290</text:p>
          </table:table-cell>
          <table:table-cell table:style-name="ce2" office:value-type="float" office:value="0.00000064959" calcext:value-type="float">
            <text:p>6.50E-007</text:p>
          </table:table-cell>
          <table:table-cell table:style-name="ce2" office:value-type="float" office:value="0.00000266588" calcext:value-type="float">
            <text:p>2.6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132" calcext:value-type="float">
            <text:p>3.132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201253" calcext:value-type="float">
            <text:p>0.000002012530</text:p>
          </table:table-cell>
          <table:table-cell table:style-name="ce2" office:value-type="float" office:value="0.000000677654" calcext:value-type="float">
            <text:p>6.78E-007</text:p>
          </table:table-cell>
          <table:table-cell table:style-name="ce2" office:value-type="float" office:value="0.00000269018" calcext:value-type="float">
            <text:p>2.6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386" calcext:value-type="float">
            <text:p>3.386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200911" calcext:value-type="float">
            <text:p>0.000002009110</text:p>
          </table:table-cell>
          <table:table-cell table:style-name="ce2" office:value-type="float" office:value="0.000000710754" calcext:value-type="float">
            <text:p>7.11E-007</text:p>
          </table:table-cell>
          <table:table-cell table:style-name="ce2" office:value-type="float" office:value="0.00000271986" calcext:value-type="float">
            <text:p>2.7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641" calcext:value-type="float">
            <text:p>3.641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200631" calcext:value-type="float">
            <text:p>0.000002006310</text:p>
          </table:table-cell>
          <table:table-cell table:style-name="ce2" office:value-type="float" office:value="0.000000740354" calcext:value-type="float">
            <text:p>7.40E-007</text:p>
          </table:table-cell>
          <table:table-cell table:style-name="ce2" office:value-type="float" office:value="0.00000274667" calcext:value-type="float">
            <text:p>2.7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895" calcext:value-type="float">
            <text:p>3.895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20043" calcext:value-type="float">
            <text:p>0.000002004300</text:p>
          </table:table-cell>
          <table:table-cell table:style-name="ce2" office:value-type="float" office:value="0.000000767369" calcext:value-type="float">
            <text:p>7.67E-007</text:p>
          </table:table-cell>
          <table:table-cell table:style-name="ce2" office:value-type="float" office:value="0.00000277166" calcext:value-type="float">
            <text:p>2.7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532" calcext:value-type="float">
            <text:p>4.532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200278" calcext:value-type="float">
            <text:p>0.000002002780</text:p>
          </table:table-cell>
          <table:table-cell table:style-name="ce2" office:value-type="float" office:value="0.000000827247" calcext:value-type="float">
            <text:p>8.27E-007</text:p>
          </table:table-cell>
          <table:table-cell table:style-name="ce2" office:value-type="float" office:value="0.00000283003" calcext:value-type="float">
            <text:p>2.8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168" calcext:value-type="float">
            <text:p>5.168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99668" calcext:value-type="float">
            <text:p>0.000001996680</text:p>
          </table:table-cell>
          <table:table-cell table:style-name="ce2" office:value-type="float" office:value="0.000000879403" calcext:value-type="float">
            <text:p>8.79E-007</text:p>
          </table:table-cell>
          <table:table-cell table:style-name="ce2" office:value-type="float" office:value="0.00000287608" calcext:value-type="float">
            <text:p>2.8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805" calcext:value-type="float">
            <text:p>5.805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99319" calcext:value-type="float">
            <text:p>0.000001993190</text:p>
          </table:table-cell>
          <table:table-cell table:style-name="ce2" office:value-type="float" office:value="0.000000927026" calcext:value-type="float">
            <text:p>9.27E-007</text:p>
          </table:table-cell>
          <table:table-cell table:style-name="ce2" office:value-type="float" office:value="0.00000292021" calcext:value-type="float">
            <text:p>2.9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505" calcext:value-type="float">
            <text:p>6.505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98692" calcext:value-type="float">
            <text:p>0.000001986920</text:p>
          </table:table-cell>
          <table:table-cell table:style-name="ce2" office:value-type="float" office:value="0.000000974445" calcext:value-type="float">
            <text:p>9.74E-007</text:p>
          </table:table-cell>
          <table:table-cell table:style-name="ce2" office:value-type="float" office:value="0.00000296136" calcext:value-type="float">
            <text:p>2.9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141" calcext:value-type="float">
            <text:p>7.141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98135" calcext:value-type="float">
            <text:p>0.000001981350</text:p>
          </table:table-cell>
          <table:table-cell table:style-name="ce2" office:value-type="float" office:value="0.00000101368" calcext:value-type="float">
            <text:p>1.01E-006</text:p>
          </table:table-cell>
          <table:table-cell table:style-name="ce2" office:value-type="float" office:value="0.00000299503" calcext:value-type="float">
            <text:p>3.0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841" calcext:value-type="float">
            <text:p>7.841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197404" calcext:value-type="float">
            <text:p>0.000001974040</text:p>
          </table:table-cell>
          <table:table-cell table:style-name="ce2" office:value-type="float" office:value="0.00000105304" calcext:value-type="float">
            <text:p>1.05E-006</text:p>
          </table:table-cell>
          <table:table-cell table:style-name="ce2" office:value-type="float" office:value="0.00000302708" calcext:value-type="float">
            <text:p>3.0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478" calcext:value-type="float">
            <text:p>8.478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96812" calcext:value-type="float">
            <text:p>0.000001968120</text:p>
          </table:table-cell>
          <table:table-cell table:style-name="ce2" office:value-type="float" office:value="0.0000010855" calcext:value-type="float">
            <text:p>1.09E-006</text:p>
          </table:table-cell>
          <table:table-cell table:style-name="ce2" office:value-type="float" office:value="0.00000305362" calcext:value-type="float">
            <text:p>3.0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178" calcext:value-type="float">
            <text:p>9.178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196144" calcext:value-type="float">
            <text:p>0.000001961440</text:p>
          </table:table-cell>
          <table:table-cell table:style-name="ce2" office:value-type="float" office:value="0.00000111803" calcext:value-type="float">
            <text:p>1.12E-006</text:p>
          </table:table-cell>
          <table:table-cell table:style-name="ce2" office:value-type="float" office:value="0.00000307947" calcext:value-type="float">
            <text:p>3.0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814" calcext:value-type="float">
            <text:p>9.814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95434" calcext:value-type="float">
            <text:p>0.000001954340</text:p>
          </table:table-cell>
          <table:table-cell table:style-name="ce2" office:value-type="float" office:value="0.00000114512" calcext:value-type="float">
            <text:p>1.15E-006</text:p>
          </table:table-cell>
          <table:table-cell table:style-name="ce2" office:value-type="float" office:value="0.00000309946" calcext:value-type="float">
            <text:p>3.1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514" calcext:value-type="float">
            <text:p>10.514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94768" calcext:value-type="float">
            <text:p>0.000001947680</text:p>
          </table:table-cell>
          <table:table-cell table:style-name="ce2" office:value-type="float" office:value="0.00000117281" calcext:value-type="float">
            <text:p>1.17E-006</text:p>
          </table:table-cell>
          <table:table-cell table:style-name="ce2" office:value-type="float" office:value="0.00000312049" calcext:value-type="float">
            <text:p>3.1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151" calcext:value-type="float">
            <text:p>11.151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94176" calcext:value-type="float">
            <text:p>0.000001941760</text:p>
          </table:table-cell>
          <table:table-cell table:style-name="ce2" office:value-type="float" office:value="0.00000119646" calcext:value-type="float">
            <text:p>1.20E-006</text:p>
          </table:table-cell>
          <table:table-cell table:style-name="ce2" office:value-type="float" office:value="0.00000313822" calcext:value-type="float">
            <text:p>3.1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851" calcext:value-type="float">
            <text:p>11.851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93476" calcext:value-type="float">
            <text:p>0.000001934760</text:p>
          </table:table-cell>
          <table:table-cell table:style-name="ce2" office:value-type="float" office:value="0.00000122086" calcext:value-type="float">
            <text:p>1.22E-006</text:p>
          </table:table-cell>
          <table:table-cell table:style-name="ce2" office:value-type="float" office:value="0.00000315562" calcext:value-type="float">
            <text:p>3.1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487" calcext:value-type="float">
            <text:p>12.487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9287" calcext:value-type="float">
            <text:p>0.000001928700</text:p>
          </table:table-cell>
          <table:table-cell table:style-name="ce2" office:value-type="float" office:value="0.00000124168" calcext:value-type="float">
            <text:p>1.24E-006</text:p>
          </table:table-cell>
          <table:table-cell table:style-name="ce2" office:value-type="float" office:value="0.00000317037" calcext:value-type="float">
            <text:p>3.1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187" calcext:value-type="float">
            <text:p>13.187</text:p>
          </table:table-cell>
          <table:table-cell office:value-type="float" office:value="1.00063" calcext:value-type="float">
            <text:p>1.000630000000</text:p>
          </table:table-cell>
          <table:table-cell office:value-type="float" office:value="0.00000192175" calcext:value-type="float">
            <text:p>0.000001921750</text:p>
          </table:table-cell>
          <table:table-cell table:style-name="ce2" office:value-type="float" office:value="0.00000126318" calcext:value-type="float">
            <text:p>1.26E-006</text:p>
          </table:table-cell>
          <table:table-cell table:style-name="ce2" office:value-type="float" office:value="0.00000318492" calcext:value-type="float">
            <text:p>3.1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887" calcext:value-type="float">
            <text:p>13.887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191481" calcext:value-type="float">
            <text:p>0.000001914810</text:p>
          </table:table-cell>
          <table:table-cell table:style-name="ce2" office:value-type="float" office:value="0.00000128342" calcext:value-type="float">
            <text:p>1.28E-006</text:p>
          </table:table-cell>
          <table:table-cell table:style-name="ce2" office:value-type="float" office:value="0.00000319823" calcext:value-type="float">
            <text:p>3.2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.523" calcext:value-type="float">
            <text:p>14.523</text:p>
          </table:table-cell>
          <table:table-cell office:value-type="float" office:value="1.00062" calcext:value-type="float">
            <text:p>1.000620000000</text:p>
          </table:table-cell>
          <table:table-cell office:value-type="float" office:value="0.00000190782" calcext:value-type="float">
            <text:p>0.000001907820</text:p>
          </table:table-cell>
          <table:table-cell table:style-name="ce2" office:value-type="float" office:value="0.00000130086" calcext:value-type="float">
            <text:p>1.30E-006</text:p>
          </table:table-cell>
          <table:table-cell table:style-name="ce2" office:value-type="float" office:value="0.00000320867" calcext:value-type="float">
            <text:p>3.2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16" calcext:value-type="float">
            <text:p>15.16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1902" calcext:value-type="float">
            <text:p>0.000001902000</text:p>
          </table:table-cell>
          <table:table-cell table:style-name="ce2" office:value-type="float" office:value="0.00000131731" calcext:value-type="float">
            <text:p>1.32E-006</text:p>
          </table:table-cell>
          <table:table-cell table:style-name="ce2" office:value-type="float" office:value="0.00000321931" calcext:value-type="float">
            <text:p>3.2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.86" calcext:value-type="float">
            <text:p>15.86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189562" calcext:value-type="float">
            <text:p>0.000001895620</text:p>
          </table:table-cell>
          <table:table-cell table:style-name="ce2" office:value-type="float" office:value="0.00000133418" calcext:value-type="float">
            <text:p>1.33E-006</text:p>
          </table:table-cell>
          <table:table-cell table:style-name="ce2" office:value-type="float" office:value="0.0000032298" calcext:value-type="float">
            <text:p>3.2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96" calcext:value-type="float">
            <text:p>16.496</text:p>
          </table:table-cell>
          <table:table-cell office:value-type="float" office:value="1.0006" calcext:value-type="float">
            <text:p>1.000600000000</text:p>
          </table:table-cell>
          <table:table-cell office:value-type="float" office:value="0.00000189034" calcext:value-type="float">
            <text:p>0.000001890340</text:p>
          </table:table-cell>
          <table:table-cell table:style-name="ce2" office:value-type="float" office:value="0.0000013485" calcext:value-type="float">
            <text:p>1.35E-006</text:p>
          </table:table-cell>
          <table:table-cell table:style-name="ce2" office:value-type="float" office:value="0.00000323884" calcext:value-type="float">
            <text:p>3.2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196" calcext:value-type="float">
            <text:p>17.196</text:p>
          </table:table-cell>
          <table:table-cell office:value-type="float" office:value="1.00059" calcext:value-type="float">
            <text:p>1.000590000000</text:p>
          </table:table-cell>
          <table:table-cell office:value-type="float" office:value="0.00000188471" calcext:value-type="float">
            <text:p>0.000001884710</text:p>
          </table:table-cell>
          <table:table-cell table:style-name="ce2" office:value-type="float" office:value="0.00000136322" calcext:value-type="float">
            <text:p>1.36E-006</text:p>
          </table:table-cell>
          <table:table-cell table:style-name="ce2" office:value-type="float" office:value="0.00000324793" calcext:value-type="float">
            <text:p>3.2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.833" calcext:value-type="float">
            <text:p>17.833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187997" calcext:value-type="float">
            <text:p>0.000001879970</text:p>
          </table:table-cell>
          <table:table-cell table:style-name="ce2" office:value-type="float" office:value="0.0000013758" calcext:value-type="float">
            <text:p>1.38E-006</text:p>
          </table:table-cell>
          <table:table-cell table:style-name="ce2" office:value-type="float" office:value="0.00000325577" calcext:value-type="float">
            <text:p>3.2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533" calcext:value-type="float">
            <text:p>18.533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187481" calcext:value-type="float">
            <text:p>0.000001874810</text:p>
          </table:table-cell>
          <table:table-cell table:style-name="ce2" office:value-type="float" office:value="0.00000138883" calcext:value-type="float">
            <text:p>1.39E-006</text:p>
          </table:table-cell>
          <table:table-cell table:style-name="ce2" office:value-type="float" office:value="0.00000326363" calcext:value-type="float">
            <text:p>3.2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233" calcext:value-type="float">
            <text:p>19.233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186969" calcext:value-type="float">
            <text:p>0.000001869690</text:p>
          </table:table-cell>
          <table:table-cell table:style-name="ce2" office:value-type="float" office:value="0.00000140123" calcext:value-type="float">
            <text:p>1.40E-006</text:p>
          </table:table-cell>
          <table:table-cell table:style-name="ce2" office:value-type="float" office:value="0.00000327092" calcext:value-type="float">
            <text:p>3.2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869" calcext:value-type="float">
            <text:p>19.869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18649" calcext:value-type="float">
            <text:p>0.000001864900</text:p>
          </table:table-cell>
          <table:table-cell table:style-name="ce2" office:value-type="float" office:value="0.0000014119" calcext:value-type="float">
            <text:p>1.41E-006</text:p>
          </table:table-cell>
          <table:table-cell table:style-name="ce2" office:value-type="float" office:value="0.0000032768" calcext:value-type="float">
            <text:p>3.2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.506" calcext:value-type="float">
            <text:p>20.506</text:p>
          </table:table-cell>
          <table:table-cell office:value-type="float" office:value="1.00057" calcext:value-type="float">
            <text:p>1.000570000000</text:p>
          </table:table-cell>
          <table:table-cell office:value-type="float" office:value="0.00000186078" calcext:value-type="float">
            <text:p>0.000001860780</text:p>
          </table:table-cell>
          <table:table-cell table:style-name="ce2" office:value-type="float" office:value="0.00000142206" calcext:value-type="float">
            <text:p>1.42E-006</text:p>
          </table:table-cell>
          <table:table-cell table:style-name="ce2" office:value-type="float" office:value="0.00000328284" calcext:value-type="float">
            <text:p>3.2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.206" calcext:value-type="float">
            <text:p>21.206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5615" calcext:value-type="float">
            <text:p>0.000001856150</text:p>
          </table:table-cell>
          <table:table-cell table:style-name="ce2" office:value-type="float" office:value="0.00000143275" calcext:value-type="float">
            <text:p>1.43E-006</text:p>
          </table:table-cell>
          <table:table-cell table:style-name="ce2" office:value-type="float" office:value="0.0000032889" calcext:value-type="float">
            <text:p>3.2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.778" calcext:value-type="float">
            <text:p>21.778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526" calcext:value-type="float">
            <text:p>0.000001852600</text:p>
          </table:table-cell>
          <table:table-cell table:style-name="ce2" office:value-type="float" office:value="0.00000144119" calcext:value-type="float">
            <text:p>1.44E-006</text:p>
          </table:table-cell>
          <table:table-cell table:style-name="ce2" office:value-type="float" office:value="0.00000329378" calcext:value-type="float">
            <text:p>3.2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.542" calcext:value-type="float">
            <text:p>22.542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4756" calcext:value-type="float">
            <text:p>0.000001847560</text:p>
          </table:table-cell>
          <table:table-cell table:style-name="ce2" office:value-type="float" office:value="0.00000145202" calcext:value-type="float">
            <text:p>1.45E-006</text:p>
          </table:table-cell>
          <table:table-cell table:style-name="ce2" office:value-type="float" office:value="0.00000329957" calcext:value-type="float">
            <text:p>3.3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.179" calcext:value-type="float">
            <text:p>23.179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4365" calcext:value-type="float">
            <text:p>0.000001843650</text:p>
          </table:table-cell>
          <table:table-cell table:style-name="ce2" office:value-type="float" office:value="0.00000146065" calcext:value-type="float">
            <text:p>1.46E-006</text:p>
          </table:table-cell>
          <table:table-cell table:style-name="ce2" office:value-type="float" office:value="0.0000033043" calcext:value-type="float">
            <text:p>3.3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.815" calcext:value-type="float">
            <text:p>23.815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183941" calcext:value-type="float">
            <text:p>0.000001839410</text:p>
          </table:table-cell>
          <table:table-cell table:style-name="ce2" office:value-type="float" office:value="0.00000146902" calcext:value-type="float">
            <text:p>1.47E-006</text:p>
          </table:table-cell>
          <table:table-cell table:style-name="ce2" office:value-type="float" office:value="0.00000330842" calcext:value-type="float">
            <text:p>3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.515" calcext:value-type="float">
            <text:p>24.515</text:p>
          </table:table-cell>
          <table:table-cell office:value-type="float" office:value="1.00055" calcext:value-type="float">
            <text:p>1.000550000000</text:p>
          </table:table-cell>
          <table:table-cell office:value-type="float" office:value="0.00000183513" calcext:value-type="float">
            <text:p>0.000001835130</text:p>
          </table:table-cell>
          <table:table-cell table:style-name="ce2" office:value-type="float" office:value="0.00000147786" calcext:value-type="float">
            <text:p>1.48E-006</text:p>
          </table:table-cell>
          <table:table-cell table:style-name="ce2" office:value-type="float" office:value="0.00000331299" calcext:value-type="float">
            <text:p>3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.151" calcext:value-type="float">
            <text:p>25.151</text:p>
          </table:table-cell>
          <table:table-cell office:value-type="float" office:value="1.00054" calcext:value-type="float">
            <text:p>1.000540000000</text:p>
          </table:table-cell>
          <table:table-cell office:value-type="float" office:value="0.00000183156" calcext:value-type="float">
            <text:p>0.000001831560</text:p>
          </table:table-cell>
          <table:table-cell table:style-name="ce2" office:value-type="float" office:value="0.00000148546" calcext:value-type="float">
            <text:p>1.49E-006</text:p>
          </table:table-cell>
          <table:table-cell table:style-name="ce2" office:value-type="float" office:value="0.00000331701" calcext:value-type="float">
            <text:p>3.3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.851" calcext:value-type="float">
            <text:p>25.851</text:p>
          </table:table-cell>
          <table:table-cell office:value-type="float" office:value="1.00053" calcext:value-type="float">
            <text:p>1.000530000000</text:p>
          </table:table-cell>
          <table:table-cell office:value-type="float" office:value="0.00000182775" calcext:value-type="float">
            <text:p>0.000001827750</text:p>
          </table:table-cell>
          <table:table-cell table:style-name="ce2" office:value-type="float" office:value="0.00000149335" calcext:value-type="float">
            <text:p>1.49E-006</text:p>
          </table:table-cell>
          <table:table-cell table:style-name="ce2" office:value-type="float" office:value="0.0000033211" calcext:value-type="float">
            <text:p>3.3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.552" calcext:value-type="float">
            <text:p>26.552</text:p>
          </table:table-cell>
          <table:table-cell office:value-type="float" office:value="1.00052" calcext:value-type="float">
            <text:p>1.000520000000</text:p>
          </table:table-cell>
          <table:table-cell office:value-type="float" office:value="0.00000182419" calcext:value-type="float">
            <text:p>0.000001824190</text:p>
          </table:table-cell>
          <table:table-cell table:style-name="ce2" office:value-type="float" office:value="0.00000150079" calcext:value-type="float">
            <text:p>1.50E-006</text:p>
          </table:table-cell>
          <table:table-cell table:style-name="ce2" office:value-type="float" office:value="0.00000332497" calcext:value-type="float">
            <text:p>3.3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.2513" calcext:value-type="float">
            <text:p>27.2513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182089" calcext:value-type="float">
            <text:p>0.000001820890</text:p>
          </table:table-cell>
          <table:table-cell table:style-name="ce2" office:value-type="float" office:value="0.00000150776" calcext:value-type="float">
            <text:p>1.51E-006</text:p>
          </table:table-cell>
          <table:table-cell table:style-name="ce2" office:value-type="float" office:value="0.00000332865" calcext:value-type="float">
            <text:p>3.3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.888" calcext:value-type="float">
            <text:p>27.888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181819" calcext:value-type="float">
            <text:p>0.000001818190</text:p>
          </table:table-cell>
          <table:table-cell table:style-name="ce2" office:value-type="float" office:value="0.00000151376" calcext:value-type="float">
            <text:p>1.51E-006</text:p>
          </table:table-cell>
          <table:table-cell table:style-name="ce2" office:value-type="float" office:value="0.00000333194" calcext:value-type="float">
            <text:p>3.3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.524" calcext:value-type="float">
            <text:p>28.524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181531" calcext:value-type="float">
            <text:p>0.000001815310</text:p>
          </table:table-cell>
          <table:table-cell table:style-name="ce2" office:value-type="float" office:value="0.00000151953" calcext:value-type="float">
            <text:p>1.52E-006</text:p>
          </table:table-cell>
          <table:table-cell table:style-name="ce2" office:value-type="float" office:value="0.00000333483" calcext:value-type="float">
            <text:p>3.3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161" calcext:value-type="float">
            <text:p>29.161</text:p>
          </table:table-cell>
          <table:table-cell office:value-type="float" office:value="1.0005" calcext:value-type="float">
            <text:p>1.000500000000</text:p>
          </table:table-cell>
          <table:table-cell office:value-type="float" office:value="0.00000181271" calcext:value-type="float">
            <text:p>0.000001812710</text:p>
          </table:table-cell>
          <table:table-cell table:style-name="ce2" office:value-type="float" office:value="0.00000152509" calcext:value-type="float">
            <text:p>1.53E-006</text:p>
          </table:table-cell>
          <table:table-cell table:style-name="ce2" office:value-type="float" office:value="0.0000033378" calcext:value-type="float">
            <text:p>3.3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846" calcext:value-type="float">
            <text:p>29.846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181009" calcext:value-type="float">
            <text:p>0.000001810090</text:p>
          </table:table-cell>
          <table:table-cell table:style-name="ce2" office:value-type="float" office:value="0.00000153081" calcext:value-type="float">
            <text:p>1.53E-006</text:p>
          </table:table-cell>
          <table:table-cell table:style-name="ce2" office:value-type="float" office:value="0.0000033409" calcext:value-type="float">
            <text:p>3.3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.07" calcext:value-type="float">
            <text:p>30.07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180915" calcext:value-type="float">
            <text:p>0.000001809150</text:p>
          </table:table-cell>
          <table:table-cell table:style-name="ce2" office:value-type="float" office:value="0.00000153259" calcext:value-type="float">
            <text:p>1.53E-006</text:p>
          </table:table-cell>
          <table:table-cell table:style-name="ce2" office:value-type="float" office:value="0.00000334174" calcext:value-type="float">
            <text:p>3.3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.226" calcext:value-type="float">
            <text:p>30.226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180878" calcext:value-type="float">
            <text:p>0.000001808780</text:p>
          </table:table-cell>
          <table:table-cell table:style-name="ce2" office:value-type="float" office:value="0.00000153379" calcext:value-type="float">
            <text:p>1.53E-006</text:p>
          </table:table-cell>
          <table:table-cell table:style-name="ce2" office:value-type="float" office:value="0.00000334257" calcext:value-type="float">
            <text:p>3.3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.744" calcext:value-type="float">
            <text:p>30.744</text:p>
          </table:table-cell>
          <table:table-cell office:value-type="float" office:value="1.00048" calcext:value-type="float">
            <text:p>1.000480000000</text:p>
          </table:table-cell>
          <table:table-cell office:value-type="float" office:value="0.00000180691" calcext:value-type="float">
            <text:p>0.000001806910</text:p>
          </table:table-cell>
          <table:table-cell table:style-name="ce2" office:value-type="float" office:value="0.00000153766" calcext:value-type="float">
            <text:p>1.54E-006</text:p>
          </table:table-cell>
          <table:table-cell table:style-name="ce2" office:value-type="float" office:value="0.00000334456" calcext:value-type="float">
            <text:p>3.3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1.416" calcext:value-type="float">
            <text:p>31.416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18045" calcext:value-type="float">
            <text:p>0.000001804500</text:p>
          </table:table-cell>
          <table:table-cell table:style-name="ce2" office:value-type="float" office:value="0.00000154253" calcext:value-type="float">
            <text:p>1.54E-006</text:p>
          </table:table-cell>
          <table:table-cell table:style-name="ce2" office:value-type="float" office:value="0.00000334703" calcext:value-type="float">
            <text:p>3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1.66" calcext:value-type="float">
            <text:p>31.66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180369" calcext:value-type="float">
            <text:p>0.000001803690</text:p>
          </table:table-cell>
          <table:table-cell table:style-name="ce2" office:value-type="float" office:value="0.00000154425" calcext:value-type="float">
            <text:p>1.54E-006</text:p>
          </table:table-cell>
          <table:table-cell table:style-name="ce2" office:value-type="float" office:value="0.00000334793" calcext:value-type="float">
            <text:p>3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.049" calcext:value-type="float">
            <text:p>32.049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180247" calcext:value-type="float">
            <text:p>0.000001802470</text:p>
          </table:table-cell>
          <table:table-cell table:style-name="ce2" office:value-type="float" office:value="0.00000154691" calcext:value-type="float">
            <text:p>1.55E-006</text:p>
          </table:table-cell>
          <table:table-cell table:style-name="ce2" office:value-type="float" office:value="0.00000334937" calcext:value-type="float">
            <text:p>3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.532" calcext:value-type="float">
            <text:p>32.532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180096" calcext:value-type="float">
            <text:p>0.000001800960</text:p>
          </table:table-cell>
          <table:table-cell table:style-name="ce2" office:value-type="float" office:value="0.00000155012" calcext:value-type="float">
            <text:p>1.55E-006</text:p>
          </table:table-cell>
          <table:table-cell table:style-name="ce2" office:value-type="float" office:value="0.00000335108" calcext:value-type="float">
            <text:p>3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.945" calcext:value-type="float">
            <text:p>32.945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179964" calcext:value-type="float">
            <text:p>0.000001799640</text:p>
          </table:table-cell>
          <table:table-cell table:style-name="ce2" office:value-type="float" office:value="0.00000155278" calcext:value-type="float">
            <text:p>1.55E-006</text:p>
          </table:table-cell>
          <table:table-cell table:style-name="ce2" office:value-type="float" office:value="0.00000335241" calcext:value-type="float">
            <text:p>3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.2" calcext:value-type="float">
            <text:p>33.2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179885" calcext:value-type="float">
            <text:p>0.000001798850</text:p>
          </table:table-cell>
          <table:table-cell table:style-name="ce2" office:value-type="float" office:value="0.00000155437" calcext:value-type="float">
            <text:p>1.55E-006</text:p>
          </table:table-cell>
          <table:table-cell table:style-name="ce2" office:value-type="float" office:value="0.00000335322" calcext:value-type="float">
            <text:p>3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.411" calcext:value-type="float">
            <text:p>33.411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179819" calcext:value-type="float">
            <text:p>0.000001798190</text:p>
          </table:table-cell>
          <table:table-cell table:style-name="ce2" office:value-type="float" office:value="0.00000155567" calcext:value-type="float">
            <text:p>1.56E-006</text:p>
          </table:table-cell>
          <table:table-cell table:style-name="ce2" office:value-type="float" office:value="0.00000335386" calcext:value-type="float">
            <text:p>3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.676" calcext:value-type="float">
            <text:p>33.676</text:p>
          </table:table-cell>
          <table:table-cell office:value-type="float" office:value="1.00045" calcext:value-type="float">
            <text:p>1.000450000000</text:p>
          </table:table-cell>
          <table:table-cell office:value-type="float" office:value="0.00000179753" calcext:value-type="float">
            <text:p>0.000001797530</text:p>
          </table:table-cell>
          <table:table-cell table:style-name="ce2" office:value-type="float" office:value="0.00000155726" calcext:value-type="float">
            <text:p>1.56E-006</text:p>
          </table:table-cell>
          <table:table-cell table:style-name="ce2" office:value-type="float" office:value="0.00000335479" calcext:value-type="float">
            <text:p>3.3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.886" calcext:value-type="float">
            <text:p>33.886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179691" calcext:value-type="float">
            <text:p>0.000001796910</text:p>
          </table:table-cell>
          <table:table-cell table:style-name="ce2" office:value-type="float" office:value="0.00000155848" calcext:value-type="float">
            <text:p>1.56E-006</text:p>
          </table:table-cell>
          <table:table-cell table:style-name="ce2" office:value-type="float" office:value="0.00000335539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097" calcext:value-type="float">
            <text:p>34.097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179633" calcext:value-type="float">
            <text:p>0.000001796330</text:p>
          </table:table-cell>
          <table:table-cell table:style-name="ce2" office:value-type="float" office:value="0.00000155968" calcext:value-type="float">
            <text:p>1.56E-006</text:p>
          </table:table-cell>
          <table:table-cell table:style-name="ce2" office:value-type="float" office:value="0.000003356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288" calcext:value-type="float">
            <text:p>34.288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179587" calcext:value-type="float">
            <text:p>0.000001795870</text:p>
          </table:table-cell>
          <table:table-cell table:style-name="ce2" office:value-type="float" office:value="0.00000156074" calcext:value-type="float">
            <text:p>1.56E-006</text:p>
          </table:table-cell>
          <table:table-cell table:style-name="ce2" office:value-type="float" office:value="0.00000335661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532" calcext:value-type="float">
            <text:p>34.532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179527" calcext:value-type="float">
            <text:p>0.000001795270</text:p>
          </table:table-cell>
          <table:table-cell table:style-name="ce2" office:value-type="float" office:value="0.00000156206" calcext:value-type="float">
            <text:p>1.56E-006</text:p>
          </table:table-cell>
          <table:table-cell table:style-name="ce2" office:value-type="float" office:value="0.00000335733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731" calcext:value-type="float">
            <text:p>34.731</text:p>
          </table:table-cell>
          <table:table-cell office:value-type="float" office:value="1.00043" calcext:value-type="float">
            <text:p>1.000430000000</text:p>
          </table:table-cell>
          <table:table-cell office:value-type="float" office:value="0.00000179479" calcext:value-type="float">
            <text:p>0.000001794790</text:p>
          </table:table-cell>
          <table:table-cell table:style-name="ce2" office:value-type="float" office:value="0.00000156312" calcext:value-type="float">
            <text:p>1.56E-006</text:p>
          </table:table-cell>
          <table:table-cell table:style-name="ce2" office:value-type="float" office:value="0.00000335791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993" calcext:value-type="float">
            <text:p>34.993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179417" calcext:value-type="float">
            <text:p>0.000001794170</text:p>
          </table:table-cell>
          <table:table-cell table:style-name="ce2" office:value-type="float" office:value="0.00000156447" calcext:value-type="float">
            <text:p>1.56E-006</text:p>
          </table:table-cell>
          <table:table-cell table:style-name="ce2" office:value-type="float" office:value="0.00000335863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5.213" calcext:value-type="float">
            <text:p>35.213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179363" calcext:value-type="float">
            <text:p>0.000001793630</text:p>
          </table:table-cell>
          <table:table-cell table:style-name="ce2" office:value-type="float" office:value="0.00000156556" calcext:value-type="float">
            <text:p>1.57E-006</text:p>
          </table:table-cell>
          <table:table-cell table:style-name="ce2" office:value-type="float" office:value="0.00000335919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5.402" calcext:value-type="float">
            <text:p>35.402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179326" calcext:value-type="float">
            <text:p>0.000001793260</text:p>
          </table:table-cell>
          <table:table-cell table:style-name="ce2" office:value-type="float" office:value="0.00000156648" calcext:value-type="float">
            <text:p>1.57E-006</text:p>
          </table:table-cell>
          <table:table-cell table:style-name="ce2" office:value-type="float" office:value="0.00000335974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5.633" calcext:value-type="float">
            <text:p>35.633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179282" calcext:value-type="float">
            <text:p>0.000001792820</text:p>
          </table:table-cell>
          <table:table-cell table:style-name="ce2" office:value-type="float" office:value="0.0000015676" calcext:value-type="float">
            <text:p>1.57E-006</text:p>
          </table:table-cell>
          <table:table-cell table:style-name="ce2" office:value-type="float" office:value="0.00000336042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5.865" calcext:value-type="float">
            <text:p>35.865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179228" calcext:value-type="float">
            <text:p>0.000001792280</text:p>
          </table:table-cell>
          <table:table-cell table:style-name="ce2" office:value-type="float" office:value="0.0000015687" calcext:value-type="float">
            <text:p>1.57E-006</text:p>
          </table:table-cell>
          <table:table-cell table:style-name="ce2" office:value-type="float" office:value="0.00000336097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6.1" calcext:value-type="float">
            <text:p>36.1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179184" calcext:value-type="float">
            <text:p>0.000001791840</text:p>
          </table:table-cell>
          <table:table-cell table:style-name="ce2" office:value-type="float" office:value="0.00000156979" calcext:value-type="float">
            <text:p>1.57E-006</text:p>
          </table:table-cell>
          <table:table-cell table:style-name="ce2" office:value-type="float" office:value="0.00000336163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6.298" calcext:value-type="float">
            <text:p>36.298</text:p>
          </table:table-cell>
          <table:table-cell office:value-type="float" office:value="1.00041" calcext:value-type="float">
            <text:p>1.000410000000</text:p>
          </table:table-cell>
          <table:table-cell office:value-type="float" office:value="0.00000179145" calcext:value-type="float">
            <text:p>0.000001791450</text:p>
          </table:table-cell>
          <table:table-cell table:style-name="ce2" office:value-type="float" office:value="0.0000015707" calcext:value-type="float">
            <text:p>1.57E-006</text:p>
          </table:table-cell>
          <table:table-cell table:style-name="ce2" office:value-type="float" office:value="0.00000336215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6.56" calcext:value-type="float">
            <text:p>36.56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179091" calcext:value-type="float">
            <text:p>0.000001790910</text:p>
          </table:table-cell>
          <table:table-cell table:style-name="ce2" office:value-type="float" office:value="0.00000157189" calcext:value-type="float">
            <text:p>1.57E-006</text:p>
          </table:table-cell>
          <table:table-cell table:style-name="ce2" office:value-type="float" office:value="0.0000033628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6.756" calcext:value-type="float">
            <text:p>36.756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179054" calcext:value-type="float">
            <text:p>0.000001790540</text:p>
          </table:table-cell>
          <table:table-cell table:style-name="ce2" office:value-type="float" office:value="0.00000157276" calcext:value-type="float">
            <text:p>1.57E-006</text:p>
          </table:table-cell>
          <table:table-cell table:style-name="ce2" office:value-type="float" office:value="0.0000033633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6.931" calcext:value-type="float">
            <text:p>36.931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179026" calcext:value-type="float">
            <text:p>0.000001790260</text:p>
          </table:table-cell>
          <table:table-cell table:style-name="ce2" office:value-type="float" office:value="0.00000157354" calcext:value-type="float">
            <text:p>1.57E-006</text:p>
          </table:table-cell>
          <table:table-cell table:style-name="ce2" office:value-type="float" office:value="0.0000033638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7.22" calcext:value-type="float">
            <text:p>37.22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178959" calcext:value-type="float">
            <text:p>0.000001789590</text:p>
          </table:table-cell>
          <table:table-cell table:style-name="ce2" office:value-type="float" office:value="0.0000015748" calcext:value-type="float">
            <text:p>1.57E-006</text:p>
          </table:table-cell>
          <table:table-cell table:style-name="ce2" office:value-type="float" office:value="0.00000336439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7.44" calcext:value-type="float">
            <text:p>37.44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178923" calcext:value-type="float">
            <text:p>0.000001789230</text:p>
          </table:table-cell>
          <table:table-cell table:style-name="ce2" office:value-type="float" office:value="0.00000157575" calcext:value-type="float">
            <text:p>1.58E-006</text:p>
          </table:table-cell>
          <table:table-cell table:style-name="ce2" office:value-type="float" office:value="0.00000336498" calcext:value-type="float">
            <text:p>3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7.626" calcext:value-type="float">
            <text:p>37.626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178889" calcext:value-type="float">
            <text:p>0.000001788890</text:p>
          </table:table-cell>
          <table:table-cell table:style-name="ce2" office:value-type="float" office:value="0.00000157654" calcext:value-type="float">
            <text:p>1.58E-006</text:p>
          </table:table-cell>
          <table:table-cell table:style-name="ce2" office:value-type="float" office:value="0.00000336543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7.886" calcext:value-type="float">
            <text:p>37.886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178837" calcext:value-type="float">
            <text:p>0.000001788370</text:p>
          </table:table-cell>
          <table:table-cell table:style-name="ce2" office:value-type="float" office:value="0.00000157762" calcext:value-type="float">
            <text:p>1.58E-006</text:p>
          </table:table-cell>
          <table:table-cell table:style-name="ce2" office:value-type="float" office:value="0.00000336599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.085" calcext:value-type="float">
            <text:p>38.085</text:p>
          </table:table-cell>
          <table:table-cell office:value-type="float" office:value="1.0004" calcext:value-type="float">
            <text:p>1.000400000000</text:p>
          </table:table-cell>
          <table:table-cell office:value-type="float" office:value="0.00000178799" calcext:value-type="float">
            <text:p>0.000001787990</text:p>
          </table:table-cell>
          <table:table-cell table:style-name="ce2" office:value-type="float" office:value="0.00000157845" calcext:value-type="float">
            <text:p>1.58E-006</text:p>
          </table:table-cell>
          <table:table-cell table:style-name="ce2" office:value-type="float" office:value="0.00000336643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.318" calcext:value-type="float">
            <text:p>38.318</text:p>
          </table:table-cell>
          <table:table-cell office:value-type="float" office:value="1.00039" calcext:value-type="float">
            <text:p>1.000390000000</text:p>
          </table:table-cell>
          <table:table-cell office:value-type="float" office:value="0.00000178747" calcext:value-type="float">
            <text:p>0.000001787470</text:p>
          </table:table-cell>
          <table:table-cell table:style-name="ce2" office:value-type="float" office:value="0.0000015794" calcext:value-type="float">
            <text:p>1.58E-006</text:p>
          </table:table-cell>
          <table:table-cell table:style-name="ce2" office:value-type="float" office:value="0.00000336686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.548" calcext:value-type="float">
            <text:p>38.548</text:p>
          </table:table-cell>
          <table:table-cell office:value-type="float" office:value="1.00039" calcext:value-type="float">
            <text:p>1.000390000000</text:p>
          </table:table-cell>
          <table:table-cell office:value-type="float" office:value="0.00000178707" calcext:value-type="float">
            <text:p>0.000001787070</text:p>
          </table:table-cell>
          <table:table-cell table:style-name="ce2" office:value-type="float" office:value="0.00000158032" calcext:value-type="float">
            <text:p>1.58E-006</text:p>
          </table:table-cell>
          <table:table-cell table:style-name="ce2" office:value-type="float" office:value="0.00000336738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.766" calcext:value-type="float">
            <text:p>38.766</text:p>
          </table:table-cell>
          <table:table-cell office:value-type="float" office:value="1.00039" calcext:value-type="float">
            <text:p>1.000390000000</text:p>
          </table:table-cell>
          <table:table-cell office:value-type="float" office:value="0.00000178662" calcext:value-type="float">
            <text:p>0.000001786620</text:p>
          </table:table-cell>
          <table:table-cell table:style-name="ce2" office:value-type="float" office:value="0.00000158118" calcext:value-type="float">
            <text:p>1.58E-006</text:p>
          </table:table-cell>
          <table:table-cell table:style-name="ce2" office:value-type="float" office:value="0.00000336779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.963" calcext:value-type="float">
            <text:p>38.963</text:p>
          </table:table-cell>
          <table:table-cell office:value-type="float" office:value="1.00039" calcext:value-type="float">
            <text:p>1.000390000000</text:p>
          </table:table-cell>
          <table:table-cell office:value-type="float" office:value="0.00000178627" calcext:value-type="float">
            <text:p>0.000001786270</text:p>
          </table:table-cell>
          <table:table-cell table:style-name="ce2" office:value-type="float" office:value="0.00000158194" calcext:value-type="float">
            <text:p>1.58E-006</text:p>
          </table:table-cell>
          <table:table-cell table:style-name="ce2" office:value-type="float" office:value="0.00000336821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9.187" calcext:value-type="float">
            <text:p>39.187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78591" calcext:value-type="float">
            <text:p>0.000001785910</text:p>
          </table:table-cell>
          <table:table-cell table:style-name="ce2" office:value-type="float" office:value="0.00000158279" calcext:value-type="float">
            <text:p>1.58E-006</text:p>
          </table:table-cell>
          <table:table-cell table:style-name="ce2" office:value-type="float" office:value="0.0000033687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9.417" calcext:value-type="float">
            <text:p>39.417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78547" calcext:value-type="float">
            <text:p>0.000001785470</text:p>
          </table:table-cell>
          <table:table-cell table:style-name="ce2" office:value-type="float" office:value="0.00000158366" calcext:value-type="float">
            <text:p>1.58E-006</text:p>
          </table:table-cell>
          <table:table-cell table:style-name="ce2" office:value-type="float" office:value="0.00000336912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9.672" calcext:value-type="float">
            <text:p>39.672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78501" calcext:value-type="float">
            <text:p>0.000001785010</text:p>
          </table:table-cell>
          <table:table-cell table:style-name="ce2" office:value-type="float" office:value="0.00000158461" calcext:value-type="float">
            <text:p>1.58E-006</text:p>
          </table:table-cell>
          <table:table-cell table:style-name="ce2" office:value-type="float" office:value="0.00000336961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9.862" calcext:value-type="float">
            <text:p>39.862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78471" calcext:value-type="float">
            <text:p>0.000001784710</text:p>
          </table:table-cell>
          <table:table-cell table:style-name="ce2" office:value-type="float" office:value="0.0000015853" calcext:value-type="float">
            <text:p>1.59E-006</text:p>
          </table:table-cell>
          <table:table-cell table:style-name="ce2" office:value-type="float" office:value="0.00000337001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.094" calcext:value-type="float">
            <text:p>40.094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78435" calcext:value-type="float">
            <text:p>0.000001784350</text:p>
          </table:table-cell>
          <table:table-cell table:style-name="ce2" office:value-type="float" office:value="0.00000158614" calcext:value-type="float">
            <text:p>1.59E-006</text:p>
          </table:table-cell>
          <table:table-cell table:style-name="ce2" office:value-type="float" office:value="0.00000337049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.317" calcext:value-type="float">
            <text:p>40.317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78394" calcext:value-type="float">
            <text:p>0.000001783940</text:p>
          </table:table-cell>
          <table:table-cell table:style-name="ce2" office:value-type="float" office:value="0.00000158694" calcext:value-type="float">
            <text:p>1.59E-006</text:p>
          </table:table-cell>
          <table:table-cell table:style-name="ce2" office:value-type="float" office:value="0.00000337088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.506" calcext:value-type="float">
            <text:p>40.506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78365" calcext:value-type="float">
            <text:p>0.000001783650</text:p>
          </table:table-cell>
          <table:table-cell table:style-name="ce2" office:value-type="float" office:value="0.00000158761" calcext:value-type="float">
            <text:p>1.59E-006</text:p>
          </table:table-cell>
          <table:table-cell table:style-name="ce2" office:value-type="float" office:value="0.00000337126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.728" calcext:value-type="float">
            <text:p>40.728</text:p>
          </table:table-cell>
          <table:table-cell office:value-type="float" office:value="1.00038" calcext:value-type="float">
            <text:p>1.000380000000</text:p>
          </table:table-cell>
          <table:table-cell office:value-type="float" office:value="0.00000178335" calcext:value-type="float">
            <text:p>0.000001783350</text:p>
          </table:table-cell>
          <table:table-cell table:style-name="ce2" office:value-type="float" office:value="0.00000158838" calcext:value-type="float">
            <text:p>1.59E-006</text:p>
          </table:table-cell>
          <table:table-cell table:style-name="ce2" office:value-type="float" office:value="0.00000337173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.973" calcext:value-type="float">
            <text:p>40.973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8289" calcext:value-type="float">
            <text:p>0.000001782890</text:p>
          </table:table-cell>
          <table:table-cell table:style-name="ce2" office:value-type="float" office:value="0.00000158922" calcext:value-type="float">
            <text:p>1.59E-006</text:p>
          </table:table-cell>
          <table:table-cell table:style-name="ce2" office:value-type="float" office:value="0.00000337211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.209" calcext:value-type="float">
            <text:p>41.209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8254" calcext:value-type="float">
            <text:p>0.000001782540</text:p>
          </table:table-cell>
          <table:table-cell table:style-name="ce2" office:value-type="float" office:value="0.00000159002" calcext:value-type="float">
            <text:p>1.59E-006</text:p>
          </table:table-cell>
          <table:table-cell table:style-name="ce2" office:value-type="float" office:value="0.00000337256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.411" calcext:value-type="float">
            <text:p>41.411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8222" calcext:value-type="float">
            <text:p>0.000001782220</text:p>
          </table:table-cell>
          <table:table-cell table:style-name="ce2" office:value-type="float" office:value="0.0000015907" calcext:value-type="float">
            <text:p>1.59E-006</text:p>
          </table:table-cell>
          <table:table-cell table:style-name="ce2" office:value-type="float" office:value="0.00000337292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.651" calcext:value-type="float">
            <text:p>41.651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8188" calcext:value-type="float">
            <text:p>0.000001781880</text:p>
          </table:table-cell>
          <table:table-cell table:style-name="ce2" office:value-type="float" office:value="0.00000159151" calcext:value-type="float">
            <text:p>1.59E-006</text:p>
          </table:table-cell>
          <table:table-cell table:style-name="ce2" office:value-type="float" office:value="0.00000337339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.866" calcext:value-type="float">
            <text:p>41.866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8153" calcext:value-type="float">
            <text:p>0.000001781530</text:p>
          </table:table-cell>
          <table:table-cell table:style-name="ce2" office:value-type="float" office:value="0.00000159222" calcext:value-type="float">
            <text:p>1.59E-006</text:p>
          </table:table-cell>
          <table:table-cell table:style-name="ce2" office:value-type="float" office:value="0.00000337374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.052" calcext:value-type="float">
            <text:p>42.052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8127" calcext:value-type="float">
            <text:p>0.000001781270</text:p>
          </table:table-cell>
          <table:table-cell table:style-name="ce2" office:value-type="float" office:value="0.00000159282" calcext:value-type="float">
            <text:p>1.59E-006</text:p>
          </table:table-cell>
          <table:table-cell table:style-name="ce2" office:value-type="float" office:value="0.00000337409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.272" calcext:value-type="float">
            <text:p>42.272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8092" calcext:value-type="float">
            <text:p>0.000001780920</text:p>
          </table:table-cell>
          <table:table-cell table:style-name="ce2" office:value-type="float" office:value="0.00000159353" calcext:value-type="float">
            <text:p>1.59E-006</text:p>
          </table:table-cell>
          <table:table-cell table:style-name="ce2" office:value-type="float" office:value="0.00000337445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.552" calcext:value-type="float">
            <text:p>42.552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8055" calcext:value-type="float">
            <text:p>0.000001780550</text:p>
          </table:table-cell>
          <table:table-cell table:style-name="ce2" office:value-type="float" office:value="0.00000159443" calcext:value-type="float">
            <text:p>1.59E-006</text:p>
          </table:table-cell>
          <table:table-cell table:style-name="ce2" office:value-type="float" office:value="0.00000337497" calcext:value-type="float">
            <text:p>3.3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.763" calcext:value-type="float">
            <text:p>42.763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8022" calcext:value-type="float">
            <text:p>0.000001780220</text:p>
          </table:table-cell>
          <table:table-cell table:style-name="ce2" office:value-type="float" office:value="0.0000015951" calcext:value-type="float">
            <text:p>1.60E-006</text:p>
          </table:table-cell>
          <table:table-cell table:style-name="ce2" office:value-type="float" office:value="0.00000337532" calcext:value-type="float">
            <text:p>3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.95" calcext:value-type="float">
            <text:p>42.95</text:p>
          </table:table-cell>
          <table:table-cell office:value-type="float" office:value="1.00037" calcext:value-type="float">
            <text:p>1.000370000000</text:p>
          </table:table-cell>
          <table:table-cell office:value-type="float" office:value="0.00000177998" calcext:value-type="float">
            <text:p>0.000001779980</text:p>
          </table:table-cell>
          <table:table-cell table:style-name="ce2" office:value-type="float" office:value="0.00000159568" calcext:value-type="float">
            <text:p>1.60E-006</text:p>
          </table:table-cell>
          <table:table-cell table:style-name="ce2" office:value-type="float" office:value="0.00000337566" calcext:value-type="float">
            <text:p>3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.235" calcext:value-type="float">
            <text:p>43.235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177961" calcext:value-type="float">
            <text:p>0.000001779610</text:p>
          </table:table-cell>
          <table:table-cell table:style-name="ce2" office:value-type="float" office:value="0.00000159656" calcext:value-type="float">
            <text:p>1.60E-006</text:p>
          </table:table-cell>
          <table:table-cell table:style-name="ce2" office:value-type="float" office:value="0.00000337617" calcext:value-type="float">
            <text:p>3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.422" calcext:value-type="float">
            <text:p>43.422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177928" calcext:value-type="float">
            <text:p>0.000001779280</text:p>
          </table:table-cell>
          <table:table-cell table:style-name="ce2" office:value-type="float" office:value="0.00000159713" calcext:value-type="float">
            <text:p>1.60E-006</text:p>
          </table:table-cell>
          <table:table-cell table:style-name="ce2" office:value-type="float" office:value="0.00000337641" calcext:value-type="float">
            <text:p>3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.621" calcext:value-type="float">
            <text:p>43.621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177902" calcext:value-type="float">
            <text:p>0.000001779020</text:p>
          </table:table-cell>
          <table:table-cell table:style-name="ce2" office:value-type="float" office:value="0.00000159773" calcext:value-type="float">
            <text:p>1.60E-006</text:p>
          </table:table-cell>
          <table:table-cell table:style-name="ce2" office:value-type="float" office:value="0.00000337675" calcext:value-type="float">
            <text:p>3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.905" calcext:value-type="float">
            <text:p>43.905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177868" calcext:value-type="float">
            <text:p>0.000001778680</text:p>
          </table:table-cell>
          <table:table-cell table:style-name="ce2" office:value-type="float" office:value="0.00000159857" calcext:value-type="float">
            <text:p>1.60E-006</text:p>
          </table:table-cell>
          <table:table-cell table:style-name="ce2" office:value-type="float" office:value="0.00000337725" calcext:value-type="float">
            <text:p>3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4.062" calcext:value-type="float">
            <text:p>44.062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177845" calcext:value-type="float">
            <text:p>0.000001778450</text:p>
          </table:table-cell>
          <table:table-cell table:style-name="ce2" office:value-type="float" office:value="0.00000159904" calcext:value-type="float">
            <text:p>1.60E-006</text:p>
          </table:table-cell>
          <table:table-cell table:style-name="ce2" office:value-type="float" office:value="0.00000337749" calcext:value-type="float">
            <text:p>3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4.347" calcext:value-type="float">
            <text:p>44.347</text:p>
          </table:table-cell>
          <table:table-cell office:value-type="float" office:value="1.00036" calcext:value-type="float">
            <text:p>1.000360000000</text:p>
          </table:table-cell>
          <table:table-cell office:value-type="float" office:value="0.00000177802" calcext:value-type="float">
            <text:p>0.000001778020</text:p>
          </table:table-cell>
          <table:table-cell table:style-name="ce2" office:value-type="float" office:value="0.00000159987" calcext:value-type="float">
            <text:p>1.60E-006</text:p>
          </table:table-cell>
          <table:table-cell table:style-name="ce2" office:value-type="float" office:value="0.00000337789" calcext:value-type="float">
            <text:p>3.38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3.824" calcext:value-type="float">
            <text:p>3.824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100148" calcext:value-type="float">
            <text:p>0.000001001480</text:p>
          </table:table-cell>
          <table:table-cell table:style-name="ce2" office:value-type="float" office:value="0.000000240362" calcext:value-type="float">
            <text:p>2.40E-007</text:p>
          </table:table-cell>
          <table:table-cell table:style-name="ce2" office:value-type="float" office:value="0.00000124184" calcext:value-type="float">
            <text:p>1.24E-006</text:p>
          </table:table-cell>
          <table:table-cell/>
          <table:table-cell office:value-type="float" office:value="3.824" calcext:value-type="float">
            <text:p>3.824</text:p>
          </table:table-cell>
          <table:table-cell office:value-type="float" office:value="209.576" calcext:value-type="float">
            <text:p>209.576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702" calcext:value-type="float">
            <text:p>5.702</text:p>
          </table:table-cell>
          <table:table-cell office:value-type="float" office:value="1.00071" calcext:value-type="float">
            <text:p>1.000710000000</text:p>
          </table:table-cell>
          <table:table-cell office:value-type="float" office:value="0.000000956446" calcext:value-type="float">
            <text:p>0.000000956446</text:p>
          </table:table-cell>
          <table:table-cell table:style-name="ce2" office:value-type="float" office:value="0.000000443364" calcext:value-type="float">
            <text:p>4.43E-007</text:p>
          </table:table-cell>
          <table:table-cell table:style-name="ce2" office:value-type="float" office:value="0.00000139981" calcext:value-type="float">
            <text:p>1.40E-006</text:p>
          </table:table-cell>
          <table:table-cell/>
          <table:table-cell office:value-type="float" office:value="5.702" calcext:value-type="float">
            <text:p>5.702</text:p>
          </table:table-cell>
          <table:table-cell office:value-type="float" office:value="213.662" calcext:value-type="float">
            <text:p>213.662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.665" calcext:value-type="float">
            <text:p>7.665</text:p>
          </table:table-cell>
          <table:table-cell office:value-type="float" office:value="1.00074" calcext:value-type="float">
            <text:p>1.000740000000</text:p>
          </table:table-cell>
          <table:table-cell office:value-type="float" office:value="0.000000911614" calcext:value-type="float">
            <text:p>0.000000911614</text:p>
          </table:table-cell>
          <table:table-cell table:style-name="ce2" office:value-type="float" office:value="0.000000600284" calcext:value-type="float">
            <text:p>6.00E-007</text:p>
          </table:table-cell>
          <table:table-cell table:style-name="ce2" office:value-type="float" office:value="0.0000015119" calcext:value-type="float">
            <text:p>1.51E-006</text:p>
          </table:table-cell>
          <table:table-cell/>
          <table:table-cell office:value-type="float" office:value="7.665" calcext:value-type="float">
            <text:p>7.665</text:p>
          </table:table-cell>
          <table:table-cell office:value-type="float" office:value="221.636" calcext:value-type="float">
            <text:p>221.636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.628" calcext:value-type="float">
            <text:p>9.628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0868238" calcext:value-type="float">
            <text:p>0.000000868238</text:p>
          </table:table-cell>
          <table:table-cell table:style-name="ce2" office:value-type="float" office:value="0.000000723776" calcext:value-type="float">
            <text:p>7.24E-007</text:p>
          </table:table-cell>
          <table:table-cell table:style-name="ce2" office:value-type="float" office:value="0.00000159201" calcext:value-type="float">
            <text:p>1.59E-006</text:p>
          </table:table-cell>
          <table:table-cell/>
          <table:table-cell office:value-type="float" office:value="9.628" calcext:value-type="float">
            <text:p>9.628</text:p>
          </table:table-cell>
          <table:table-cell office:value-type="float" office:value="217.987" calcext:value-type="float">
            <text:p>217.987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21" calcext:value-type="float">
            <text:p>11.421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0833676" calcext:value-type="float">
            <text:p>0.000000833676</text:p>
          </table:table-cell>
          <table:table-cell table:style-name="ce2" office:value-type="float" office:value="0.000000810911" calcext:value-type="float">
            <text:p>8.11E-007</text:p>
          </table:table-cell>
          <table:table-cell table:style-name="ce2" office:value-type="float" office:value="0.00000164459" calcext:value-type="float">
            <text:p>1.64E-006</text:p>
          </table:table-cell>
          <table:table-cell/>
          <table:table-cell office:value-type="float" office:value="11.421" calcext:value-type="float">
            <text:p>11.421</text:p>
          </table:table-cell>
          <table:table-cell office:value-type="float" office:value="209.088" calcext:value-type="float">
            <text:p>209.088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.469" calcext:value-type="float">
            <text:p>13.469</text:p>
          </table:table-cell>
          <table:table-cell office:value-type="float" office:value="1.00068" calcext:value-type="float">
            <text:p>1.000680000000</text:p>
          </table:table-cell>
          <table:table-cell office:value-type="float" office:value="0.00000079984" calcext:value-type="float">
            <text:p>0.000000799840</text:p>
          </table:table-cell>
          <table:table-cell table:style-name="ce2" office:value-type="float" office:value="0.000000889698" calcext:value-type="float">
            <text:p>8.90E-007</text:p>
          </table:table-cell>
          <table:table-cell table:style-name="ce2" office:value-type="float" office:value="0.00000168954" calcext:value-type="float">
            <text:p>1.69E-006</text:p>
          </table:table-cell>
          <table:table-cell/>
          <table:table-cell office:value-type="float" office:value="13.469" calcext:value-type="float">
            <text:p>13.469</text:p>
          </table:table-cell>
          <table:table-cell office:value-type="float" office:value="204.641" calcext:value-type="float">
            <text:p>204.641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47" calcext:value-type="float">
            <text:p>15.347</text:p>
          </table:table-cell>
          <table:table-cell office:value-type="float" office:value="1.00065" calcext:value-type="float">
            <text:p>1.000650000000</text:p>
          </table:table-cell>
          <table:table-cell office:value-type="float" office:value="0.000000772074" calcext:value-type="float">
            <text:p>0.000000772074</text:p>
          </table:table-cell>
          <table:table-cell table:style-name="ce2" office:value-type="float" office:value="0.000000948289" calcext:value-type="float">
            <text:p>9.48E-007</text:p>
          </table:table-cell>
          <table:table-cell table:style-name="ce2" office:value-type="float" office:value="0.00000172036" calcext:value-type="float">
            <text:p>1.72E-006</text:p>
          </table:table-cell>
          <table:table-cell/>
          <table:table-cell office:value-type="float" office:value="15.347" calcext:value-type="float">
            <text:p>15.347</text:p>
          </table:table-cell>
          <table:table-cell office:value-type="float" office:value="196.527" calcext:value-type="float">
            <text:p>196.527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.139" calcext:value-type="float">
            <text:p>17.139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0748538" calcext:value-type="float">
            <text:p>0.000000748538</text:p>
          </table:table-cell>
          <table:table-cell table:style-name="ce2" office:value-type="float" office:value="0.000000994424" calcext:value-type="float">
            <text:p>9.94E-007</text:p>
          </table:table-cell>
          <table:table-cell table:style-name="ce2" office:value-type="float" office:value="0.00000174296" calcext:value-type="float">
            <text:p>1.74E-006</text:p>
          </table:table-cell>
          <table:table-cell/>
          <table:table-cell office:value-type="float" office:value="17.139" calcext:value-type="float">
            <text:p>17.139</text:p>
          </table:table-cell>
          <table:table-cell office:value-type="float" office:value="190.879" calcext:value-type="float">
            <text:p>190.879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.188" calcext:value-type="float">
            <text:p>19.188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0725386" calcext:value-type="float">
            <text:p>0.000000725386</text:p>
          </table:table-cell>
          <table:table-cell table:style-name="ce2" office:value-type="float" office:value="0.00000103814" calcext:value-type="float">
            <text:p>1.04E-006</text:p>
          </table:table-cell>
          <table:table-cell table:style-name="ce2" office:value-type="float" office:value="0.00000176352" calcext:value-type="float">
            <text:p>1.76E-006</text:p>
          </table:table-cell>
          <table:table-cell/>
          <table:table-cell office:value-type="float" office:value="19.188" calcext:value-type="float">
            <text:p>19.188</text:p>
          </table:table-cell>
          <table:table-cell office:value-type="float" office:value="181.725" calcext:value-type="float">
            <text:p>181.725000000000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3.824" calcext:value-type="float">
            <text:p>3.824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51766" calcext:value-type="float">
            <text:p>0.000002517660</text:p>
          </table:table-cell>
          <table:table-cell table:style-name="ce2" office:value-type="float" office:value="0.000000244039" calcext:value-type="float">
            <text:p>2.44E-007</text:p>
          </table:table-cell>
          <table:table-cell table:style-name="ce2" office:value-type="float" office:value="0.0000027617" calcext:value-type="float">
            <text:p>2.76E-006</text:p>
          </table:table-cell>
          <table:table-cell/>
          <table:table-cell office:value-type="float" office:value="3.824" calcext:value-type="float">
            <text:p>3.824</text:p>
          </table:table-cell>
          <table:table-cell office:value-type="float" office:value="209.576" calcext:value-type="float">
            <text:p>209.576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702" calcext:value-type="float">
            <text:p>5.702</text:p>
          </table:table-cell>
          <table:table-cell office:value-type="float" office:value="1.00072" calcext:value-type="float">
            <text:p>1.000720000000</text:p>
          </table:table-cell>
          <table:table-cell office:value-type="float" office:value="0.00000246353" calcext:value-type="float">
            <text:p>0.000002463530</text:p>
          </table:table-cell>
          <table:table-cell table:style-name="ce2" office:value-type="float" office:value="0.000000450148" calcext:value-type="float">
            <text:p>4.50E-007</text:p>
          </table:table-cell>
          <table:table-cell table:style-name="ce2" office:value-type="float" office:value="0.00000291368" calcext:value-type="float">
            <text:p>2.91E-006</text:p>
          </table:table-cell>
          <table:table-cell/>
          <table:table-cell office:value-type="float" office:value="5.702" calcext:value-type="float">
            <text:p>5.702</text:p>
          </table:table-cell>
          <table:table-cell office:value-type="float" office:value="213.662" calcext:value-type="float">
            <text:p>213.662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.665" calcext:value-type="float">
            <text:p>7.665</text:p>
          </table:table-cell>
          <table:table-cell office:value-type="float" office:value="1.00074" calcext:value-type="float">
            <text:p>1.000740000000</text:p>
          </table:table-cell>
          <table:table-cell office:value-type="float" office:value="0.00000240882" calcext:value-type="float">
            <text:p>0.000002408820</text:p>
          </table:table-cell>
          <table:table-cell table:style-name="ce2" office:value-type="float" office:value="0.000000609468" calcext:value-type="float">
            <text:p>6.09E-007</text:p>
          </table:table-cell>
          <table:table-cell table:style-name="ce2" office:value-type="float" office:value="0.00000301828" calcext:value-type="float">
            <text:p>3.02E-006</text:p>
          </table:table-cell>
          <table:table-cell/>
          <table:table-cell office:value-type="float" office:value="7.665" calcext:value-type="float">
            <text:p>7.665</text:p>
          </table:table-cell>
          <table:table-cell office:value-type="float" office:value="221.636" calcext:value-type="float">
            <text:p>221.636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.628" calcext:value-type="float">
            <text:p>9.628</text:p>
          </table:table-cell>
          <table:table-cell office:value-type="float" office:value="1.00073" calcext:value-type="float">
            <text:p>1.000730000000</text:p>
          </table:table-cell>
          <table:table-cell office:value-type="float" office:value="0.00000235982" calcext:value-type="float">
            <text:p>0.000002359820</text:p>
          </table:table-cell>
          <table:table-cell table:style-name="ce2" office:value-type="float" office:value="0.000000734849" calcext:value-type="float">
            <text:p>7.35E-007</text:p>
          </table:table-cell>
          <table:table-cell table:style-name="ce2" office:value-type="float" office:value="0.00000309467" calcext:value-type="float">
            <text:p>3.09E-006</text:p>
          </table:table-cell>
          <table:table-cell/>
          <table:table-cell office:value-type="float" office:value="9.628" calcext:value-type="float">
            <text:p>9.628</text:p>
          </table:table-cell>
          <table:table-cell office:value-type="float" office:value="217.987" calcext:value-type="float">
            <text:p>217.987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21" calcext:value-type="float">
            <text:p>11.421</text:p>
          </table:table-cell>
          <table:table-cell office:value-type="float" office:value="1.0007" calcext:value-type="float">
            <text:p>1.000700000000</text:p>
          </table:table-cell>
          <table:table-cell office:value-type="float" office:value="0.00000232135" calcext:value-type="float">
            <text:p>0.000002321350</text:p>
          </table:table-cell>
          <table:table-cell table:style-name="ce2" office:value-type="float" office:value="0.000000823318" calcext:value-type="float">
            <text:p>8.23E-007</text:p>
          </table:table-cell>
          <table:table-cell table:style-name="ce2" office:value-type="float" office:value="0.00000314467" calcext:value-type="float">
            <text:p>3.14E-006</text:p>
          </table:table-cell>
          <table:table-cell/>
          <table:table-cell office:value-type="float" office:value="11.421" calcext:value-type="float">
            <text:p>11.421</text:p>
          </table:table-cell>
          <table:table-cell office:value-type="float" office:value="209.088" calcext:value-type="float">
            <text:p>209.088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.469" calcext:value-type="float">
            <text:p>13.469</text:p>
          </table:table-cell>
          <table:table-cell office:value-type="float" office:value="1.00069" calcext:value-type="float">
            <text:p>1.000690000000</text:p>
          </table:table-cell>
          <table:table-cell office:value-type="float" office:value="0.00000228652" calcext:value-type="float">
            <text:p>0.000002286520</text:p>
          </table:table-cell>
          <table:table-cell table:style-name="ce2" office:value-type="float" office:value="0.00000090331" calcext:value-type="float">
            <text:p>9.03E-007</text:p>
          </table:table-cell>
          <table:table-cell table:style-name="ce2" office:value-type="float" office:value="0.00000318983" calcext:value-type="float">
            <text:p>3.19E-006</text:p>
          </table:table-cell>
          <table:table-cell/>
          <table:table-cell office:value-type="float" office:value="13.469" calcext:value-type="float">
            <text:p>13.469</text:p>
          </table:table-cell>
          <table:table-cell office:value-type="float" office:value="204.641" calcext:value-type="float">
            <text:p>204.641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47" calcext:value-type="float">
            <text:p>15.347</text:p>
          </table:table-cell>
          <table:table-cell office:value-type="float" office:value="1.00066" calcext:value-type="float">
            <text:p>1.000660000000</text:p>
          </table:table-cell>
          <table:table-cell office:value-type="float" office:value="0.00000225955" calcext:value-type="float">
            <text:p>0.000002259550</text:p>
          </table:table-cell>
          <table:table-cell table:style-name="ce2" office:value-type="float" office:value="0.000000962797" calcext:value-type="float">
            <text:p>9.63E-007</text:p>
          </table:table-cell>
          <table:table-cell table:style-name="ce2" office:value-type="float" office:value="0.00000322235" calcext:value-type="float">
            <text:p>3.22E-006</text:p>
          </table:table-cell>
          <table:table-cell/>
          <table:table-cell office:value-type="float" office:value="15.347" calcext:value-type="float">
            <text:p>15.347</text:p>
          </table:table-cell>
          <table:table-cell office:value-type="float" office:value="196.527" calcext:value-type="float">
            <text:p>196.527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.139" calcext:value-type="float">
            <text:p>17.139</text:p>
          </table:table-cell>
          <table:table-cell office:value-type="float" office:value="1.00064" calcext:value-type="float">
            <text:p>1.000640000000</text:p>
          </table:table-cell>
          <table:table-cell office:value-type="float" office:value="0.00000223767" calcext:value-type="float">
            <text:p>0.000002237670</text:p>
          </table:table-cell>
          <table:table-cell table:style-name="ce2" office:value-type="float" office:value="0.00000100964" calcext:value-type="float">
            <text:p>1.01E-006</text:p>
          </table:table-cell>
          <table:table-cell table:style-name="ce2" office:value-type="float" office:value="0.0000032473" calcext:value-type="float">
            <text:p>3.25E-006</text:p>
          </table:table-cell>
          <table:table-cell/>
          <table:table-cell office:value-type="float" office:value="17.139" calcext:value-type="float">
            <text:p>17.139</text:p>
          </table:table-cell>
          <table:table-cell office:value-type="float" office:value="190.879" calcext:value-type="float">
            <text:p>190.879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.188" calcext:value-type="float">
            <text:p>19.188</text:p>
          </table:table-cell>
          <table:table-cell office:value-type="float" office:value="1.00061" calcext:value-type="float">
            <text:p>1.000610000000</text:p>
          </table:table-cell>
          <table:table-cell office:value-type="float" office:value="0.00000221639" calcext:value-type="float">
            <text:p>0.000002216390</text:p>
          </table:table-cell>
          <table:table-cell table:style-name="ce2" office:value-type="float" office:value="0.00000105402" calcext:value-type="float">
            <text:p>1.05E-006</text:p>
          </table:table-cell>
          <table:table-cell table:style-name="ce2" office:value-type="float" office:value="0.0000032704" calcext:value-type="float">
            <text:p>3.27E-006</text:p>
          </table:table-cell>
          <table:table-cell/>
          <table:table-cell office:value-type="float" office:value="19.188" calcext:value-type="float">
            <text:p>19.188</text:p>
          </table:table-cell>
          <table:table-cell office:value-type="float" office:value="181.725" calcext:value-type="float">
            <text:p>181.725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.151" calcext:value-type="float">
            <text:p>21.151</text:p>
          </table:table-cell>
          <table:table-cell office:value-type="float" office:value="1.00058" calcext:value-type="float">
            <text:p>1.000580000000</text:p>
          </table:table-cell>
          <table:table-cell office:value-type="float" office:value="0.0000021997" calcext:value-type="float">
            <text:p>0.000002199700</text:p>
          </table:table-cell>
          <table:table-cell table:style-name="ce2" office:value-type="float" office:value="0.00000108878" calcext:value-type="float">
            <text:p>1.09E-006</text:p>
          </table:table-cell>
          <table:table-cell table:style-name="ce2" office:value-type="float" office:value="0.00000328847" calcext:value-type="float">
            <text:p>3.29E-006</text:p>
          </table:table-cell>
          <table:table-cell/>
          <table:table-cell office:value-type="float" office:value="21.151" calcext:value-type="float">
            <text:p>21.151</text:p>
          </table:table-cell>
          <table:table-cell office:value-type="float" office:value="173.526" calcext:value-type="float">
            <text:p>173.526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.029" calcext:value-type="float">
            <text:p>23.029</text:p>
          </table:table-cell>
          <table:table-cell office:value-type="float" office:value="1.00056" calcext:value-type="float">
            <text:p>1.000560000000</text:p>
          </table:table-cell>
          <table:table-cell office:value-type="float" office:value="0.00000218642" calcext:value-type="float">
            <text:p>0.000002186420</text:p>
          </table:table-cell>
          <table:table-cell table:style-name="ce2" office:value-type="float" office:value="0.00000111681" calcext:value-type="float">
            <text:p>1.12E-006</text:p>
          </table:table-cell>
          <table:table-cell table:style-name="ce2" office:value-type="float" office:value="0.00000330322" calcext:value-type="float">
            <text:p>3.30E-006</text:p>
          </table:table-cell>
          <table:table-cell/>
          <table:table-cell office:value-type="float" office:value="23.029" calcext:value-type="float">
            <text:p>23.029</text:p>
          </table:table-cell>
          <table:table-cell office:value-type="float" office:value="168.109" calcext:value-type="float">
            <text:p>168.109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.992" calcext:value-type="float">
            <text:p>24.992</text:p>
          </table:table-cell>
          <table:table-cell office:value-type="float" office:value="1.00054" calcext:value-type="float">
            <text:p>1.000540000000</text:p>
          </table:table-cell>
          <table:table-cell office:value-type="float" office:value="0.0000021744" calcext:value-type="float">
            <text:p>0.000002174400</text:p>
          </table:table-cell>
          <table:table-cell table:style-name="ce2" office:value-type="float" office:value="0.00000114169" calcext:value-type="float">
            <text:p>1.14E-006</text:p>
          </table:table-cell>
          <table:table-cell table:style-name="ce2" office:value-type="float" office:value="0.00000331609" calcext:value-type="float">
            <text:p>3.32E-006</text:p>
          </table:table-cell>
          <table:table-cell/>
          <table:table-cell office:value-type="float" office:value="24.992" calcext:value-type="float">
            <text:p>24.992</text:p>
          </table:table-cell>
          <table:table-cell office:value-type="float" office:value="159.988" calcext:value-type="float">
            <text:p>159.988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.87" calcext:value-type="float">
            <text:p>26.87</text:p>
          </table:table-cell>
          <table:table-cell office:value-type="float" office:value="1.00051" calcext:value-type="float">
            <text:p>1.000510000000</text:p>
          </table:table-cell>
          <table:table-cell office:value-type="float" office:value="0.00000216492" calcext:value-type="float">
            <text:p>0.000002164920</text:p>
          </table:table-cell>
          <table:table-cell table:style-name="ce2" office:value-type="float" office:value="0.00000116165" calcext:value-type="float">
            <text:p>1.16E-006</text:p>
          </table:table-cell>
          <table:table-cell table:style-name="ce2" office:value-type="float" office:value="0.00000332657" calcext:value-type="float">
            <text:p>3.33E-006</text:p>
          </table:table-cell>
          <table:table-cell/>
          <table:table-cell office:value-type="float" office:value="26.87" calcext:value-type="float">
            <text:p>26.87</text:p>
          </table:table-cell>
          <table:table-cell office:value-type="float" office:value="152.301" calcext:value-type="float">
            <text:p>152.301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.748" calcext:value-type="float">
            <text:p>28.748</text:p>
          </table:table-cell>
          <table:table-cell office:value-type="float" office:value="1.00049" calcext:value-type="float">
            <text:p>1.000490000000</text:p>
          </table:table-cell>
          <table:table-cell office:value-type="float" office:value="0.00000215738" calcext:value-type="float">
            <text:p>0.000002157380</text:p>
          </table:table-cell>
          <table:table-cell table:style-name="ce2" office:value-type="float" office:value="0.00000117861" calcext:value-type="float">
            <text:p>1.18E-006</text:p>
          </table:table-cell>
          <table:table-cell table:style-name="ce2" office:value-type="float" office:value="0.00000333598" calcext:value-type="float">
            <text:p>3.34E-006</text:p>
          </table:table-cell>
          <table:table-cell/>
          <table:table-cell office:value-type="float" office:value="28.748" calcext:value-type="float">
            <text:p>28.748</text:p>
          </table:table-cell>
          <table:table-cell office:value-type="float" office:value="145.945" calcext:value-type="float">
            <text:p>145.945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.711" calcext:value-type="float">
            <text:p>30.711</text:p>
          </table:table-cell>
          <table:table-cell office:value-type="float" office:value="1.00047" calcext:value-type="float">
            <text:p>1.000470000000</text:p>
          </table:table-cell>
          <table:table-cell office:value-type="float" office:value="0.00000215055" calcext:value-type="float">
            <text:p>0.000002150550</text:p>
          </table:table-cell>
          <table:table-cell table:style-name="ce2" office:value-type="float" office:value="0.00000119384" calcext:value-type="float">
            <text:p>1.19E-006</text:p>
          </table:table-cell>
          <table:table-cell table:style-name="ce2" office:value-type="float" office:value="0.00000334438" calcext:value-type="float">
            <text:p>3.34E-006</text:p>
          </table:table-cell>
          <table:table-cell/>
          <table:table-cell office:value-type="float" office:value="30.711" calcext:value-type="float">
            <text:p>30.711</text:p>
          </table:table-cell>
          <table:table-cell office:value-type="float" office:value="139.879" calcext:value-type="float">
            <text:p>139.879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.589" calcext:value-type="float">
            <text:p>32.589</text:p>
          </table:table-cell>
          <table:table-cell office:value-type="float" office:value="1.00046" calcext:value-type="float">
            <text:p>1.000460000000</text:p>
          </table:table-cell>
          <table:table-cell office:value-type="float" office:value="0.0000021447" calcext:value-type="float">
            <text:p>0.000002144700</text:p>
          </table:table-cell>
          <table:table-cell table:style-name="ce2" office:value-type="float" office:value="0.00000120655" calcext:value-type="float">
            <text:p>1.21E-006</text:p>
          </table:table-cell>
          <table:table-cell table:style-name="ce2" office:value-type="float" office:value="0.00000335125" calcext:value-type="float">
            <text:p>3.35E-006</text:p>
          </table:table-cell>
          <table:table-cell/>
          <table:table-cell office:value-type="float" office:value="32.589" calcext:value-type="float">
            <text:p>32.589</text:p>
          </table:table-cell>
          <table:table-cell office:value-type="float" office:value="135.664" calcext:value-type="float">
            <text:p>135.664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.552" calcext:value-type="float">
            <text:p>34.552</text:p>
          </table:table-cell>
          <table:table-cell office:value-type="float" office:value="1.00044" calcext:value-type="float">
            <text:p>1.000440000000</text:p>
          </table:table-cell>
          <table:table-cell office:value-type="float" office:value="0.00000213909" calcext:value-type="float">
            <text:p>0.000002139090</text:p>
          </table:table-cell>
          <table:table-cell table:style-name="ce2" office:value-type="float" office:value="0.00000121824" calcext:value-type="float">
            <text:p>1.22E-006</text:p>
          </table:table-cell>
          <table:table-cell table:style-name="ce2" office:value-type="float" office:value="0.00000335733" calcext:value-type="float">
            <text:p>3.36E-006</text:p>
          </table:table-cell>
          <table:table-cell/>
          <table:table-cell office:value-type="float" office:value="34.552" calcext:value-type="float">
            <text:p>34.552</text:p>
          </table:table-cell>
          <table:table-cell office:value-type="float" office:value="130.495" calcext:value-type="float">
            <text:p>130.495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.43" calcext:value-type="float">
            <text:p>36.43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213449" calcext:value-type="float">
            <text:p>0.000002134490</text:p>
          </table:table-cell>
          <table:table-cell table:style-name="ce2" office:value-type="float" office:value="0.00000122805" calcext:value-type="float">
            <text:p>1.23E-006</text:p>
          </table:table-cell>
          <table:table-cell table:style-name="ce2" office:value-type="float" office:value="0.00000336254" calcext:value-type="float">
            <text:p>3.36E-006</text:p>
          </table:table-cell>
          <table:table-cell/>
          <table:table-cell office:value-type="float" office:value="36.43" calcext:value-type="float">
            <text:p>36.43</text:p>
          </table:table-cell>
          <table:table-cell office:value-type="float" office:value="125.945" calcext:value-type="float">
            <text:p>125.945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.393" calcext:value-type="float">
            <text:p>38.393</text:p>
          </table:table-cell>
          <table:table-cell office:value-type="float" office:value="1.00042" calcext:value-type="float">
            <text:p>1.000420000000</text:p>
          </table:table-cell>
          <table:table-cell office:value-type="float" office:value="0.00000212956" calcext:value-type="float">
            <text:p>0.000002129560</text:p>
          </table:table-cell>
          <table:table-cell table:style-name="ce2" office:value-type="float" office:value="0.00000123741" calcext:value-type="float">
            <text:p>1.24E-006</text:p>
          </table:table-cell>
          <table:table-cell table:style-name="ce2" office:value-type="float" office:value="0.00000336697" calcext:value-type="float">
            <text:p>3.37E-006</text:p>
          </table:table-cell>
          <table:table-cell/>
          <table:table-cell office:value-type="float" office:value="38.393" calcext:value-type="float">
            <text:p>38.393</text:p>
          </table:table-cell>
          <table:table-cell office:value-type="float" office:value="125.683" calcext:value-type="float">
            <text:p>125.683000000000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306" calcext:value-type="float">
            <text:p>0.306</text:p>
          </table:table-cell>
          <table:table-cell office:value-type="float" office:value="0.00165449" calcext:value-type="float">
            <text:p>0.001654490000</text:p>
          </table:table-cell>
          <table:table-cell table:number-columns-repeated="4"/>
          <table:table-cell office:value-type="float" office:value="0.306" calcext:value-type="float">
            <text:p>0.306</text:p>
          </table:table-cell>
          <table:table-cell office:value-type="float" office:value="1.00004" calcext:value-type="float">
            <text:p>1.000040000000</text:p>
          </table:table-cell>
          <table:table-cell office:value-type="float" office:value="0.000000564943" calcext:value-type="float">
            <text:p>0.000000564943</text:p>
          </table:table-cell>
          <table:table-cell table:style-name="ce2" office:value-type="float" office:value="0.000000000939466" calcext:value-type="float">
            <text:p>9.39E-010</text:p>
          </table:table-cell>
          <table:table-cell table:style-name="ce2" office:value-type="float" office:value="0.000000565882" calcext:value-type="float">
            <text:p>5.66E-007</text:p>
          </table:table-cell>
          <table:table-cell/>
        </table:table-row>
        <table:table-row table:style-name="ro2">
          <table:table-cell/>
          <table:table-cell office:value-type="float" office:value="0.6" calcext:value-type="float">
            <text:p>0.6</text:p>
          </table:table-cell>
          <table:table-cell office:value-type="float" office:value="0.00467808" calcext:value-type="float">
            <text:p>0.004678080000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1.00007" calcext:value-type="float">
            <text:p>1.000070000000</text:p>
          </table:table-cell>
          <table:table-cell office:value-type="float" office:value="0.000000678754" calcext:value-type="float">
            <text:p>0.000000678754</text:p>
          </table:table-cell>
          <table:table-cell table:style-name="ce2" office:value-type="float" office:value="0.00000000320122" calcext:value-type="float">
            <text:p>3.20E-009</text:p>
          </table:table-cell>
          <table:table-cell table:style-name="ce2" office:value-type="float" office:value="0.000000681955" calcext:value-type="float">
            <text:p>6.82E-007</text:p>
          </table:table-cell>
          <table:table-cell/>
        </table:table-row>
        <table:table-row table:style-name="ro2">
          <table:table-cell/>
          <table:table-cell office:value-type="float" office:value="0.906" calcext:value-type="float">
            <text:p>0.906</text:p>
          </table:table-cell>
          <table:table-cell office:value-type="float" office:value="0.00777904" calcext:value-type="float">
            <text:p>0.007779040000</text:p>
          </table:table-cell>
          <table:table-cell table:number-columns-repeated="4"/>
          <table:table-cell office:value-type="float" office:value="0.906" calcext:value-type="float">
            <text:p>0.906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0764653" calcext:value-type="float">
            <text:p>0.000000764653</text:p>
          </table:table-cell>
          <table:table-cell table:style-name="ce2" office:value-type="float" office:value="0.00000000601569" calcext:value-type="float">
            <text:p>6.02E-009</text:p>
          </table:table-cell>
          <table:table-cell table:style-name="ce2" office:value-type="float" office:value="0.000000770669" calcext:value-type="float">
            <text:p>7.71E-007</text:p>
          </table:table-cell>
          <table:table-cell/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0.0101982" calcext:value-type="float">
            <text:p>0.010198200000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0831554" calcext:value-type="float">
            <text:p>0.000000831554</text:p>
          </table:table-cell>
          <table:table-cell table:style-name="ce2" office:value-type="float" office:value="0.00000000859748" calcext:value-type="float">
            <text:p>8.60E-009</text:p>
          </table:table-cell>
          <table:table-cell table:style-name="ce2" office:value-type="float" office:value="0.000000840151" calcext:value-type="float">
            <text:p>8.40E-007</text:p>
          </table:table-cell>
          <table:table-cell/>
        </table:table-row>
        <table:table-row table:style-name="ro2">
          <table:table-cell/>
          <table:table-cell office:value-type="float" office:value="1.507" calcext:value-type="float">
            <text:p>1.507</text:p>
          </table:table-cell>
          <table:table-cell office:value-type="float" office:value="0.0122433" calcext:value-type="float">
            <text:p>0.012243300000</text:p>
          </table:table-cell>
          <table:table-cell table:number-columns-repeated="4"/>
          <table:table-cell office:value-type="float" office:value="1.507" calcext:value-type="float">
            <text:p>1.507</text:p>
          </table:table-cell>
          <table:table-cell office:value-type="float" office:value="1.00011" calcext:value-type="float">
            <text:p>1.000110000000</text:p>
          </table:table-cell>
          <table:table-cell office:value-type="float" office:value="0.000000901978" calcext:value-type="float">
            <text:p>0.000000901978</text:p>
          </table:table-cell>
          <table:table-cell table:style-name="ce2" office:value-type="float" office:value="0.000000011219" calcext:value-type="float">
            <text:p>1.12E-008</text:p>
          </table:table-cell>
          <table:table-cell table:style-name="ce2" office:value-type="float" office:value="0.000000913197" calcext:value-type="float">
            <text:p>9.13E-007</text:p>
          </table:table-cell>
          <table:table-cell/>
        </table:table-row>
        <table:table-row table:style-name="ro2">
          <table:table-cell/>
          <table:table-cell office:value-type="float" office:value="1.809" calcext:value-type="float">
            <text:p>1.809</text:p>
          </table:table-cell>
          <table:table-cell office:value-type="float" office:value="0.0141631" calcext:value-type="float">
            <text:p>0.014163100000</text:p>
          </table:table-cell>
          <table:table-cell table:number-columns-repeated="4"/>
          <table:table-cell office:value-type="float" office:value="1.809" calcext:value-type="float">
            <text:p>1.809</text:p>
          </table:table-cell>
          <table:table-cell office:value-type="float" office:value="1.00012" calcext:value-type="float">
            <text:p>1.000120000000</text:p>
          </table:table-cell>
          <table:table-cell office:value-type="float" office:value="0.00000095789" calcext:value-type="float">
            <text:p>0.000000957890</text:p>
          </table:table-cell>
          <table:table-cell table:style-name="ce2" office:value-type="float" office:value="0.0000000138097" calcext:value-type="float">
            <text:p>1.38E-008</text:p>
          </table:table-cell>
          <table:table-cell table:style-name="ce2" office:value-type="float" office:value="0.000000971699" calcext:value-type="float">
            <text:p>9.72E-007</text:p>
          </table:table-cell>
          <table:table-cell/>
        </table:table-row>
        <table:table-row table:style-name="ro2">
          <table:table-cell/>
          <table:table-cell office:value-type="float" office:value="2.098" calcext:value-type="float">
            <text:p>2.098</text:p>
          </table:table-cell>
          <table:table-cell office:value-type="float" office:value="0.01599" calcext:value-type="float">
            <text:p>0.015990000000</text:p>
          </table:table-cell>
          <table:table-cell table:number-columns-repeated="4"/>
          <table:table-cell office:value-type="float" office:value="2.098" calcext:value-type="float">
            <text:p>2.098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100302" calcext:value-type="float">
            <text:p>0.000001003020</text:p>
          </table:table-cell>
          <table:table-cell table:style-name="ce2" office:value-type="float" office:value="0.0000000163559" calcext:value-type="float">
            <text:p>1.64E-008</text:p>
          </table:table-cell>
          <table:table-cell table:style-name="ce2" office:value-type="float" office:value="0.00000101937" calcext:value-type="float">
            <text:p>1.02E-006</text:p>
          </table:table-cell>
          <table:table-cell/>
        </table:table-row>
        <table:table-row table:style-name="ro2">
          <table:table-cell/>
          <table:table-cell office:value-type="float" office:value="2.409" calcext:value-type="float">
            <text:p>2.409</text:p>
          </table:table-cell>
          <table:table-cell office:value-type="float" office:value="0.0177584" calcext:value-type="float">
            <text:p>0.017758400000</text:p>
          </table:table-cell>
          <table:table-cell table:number-columns-repeated="4"/>
          <table:table-cell office:value-type="float" office:value="2.409" calcext:value-type="float">
            <text:p>2.409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105186" calcext:value-type="float">
            <text:p>0.000001051860</text:p>
          </table:table-cell>
          <table:table-cell table:style-name="ce2" office:value-type="float" office:value="0.0000000190837" calcext:value-type="float">
            <text:p>1.91E-008</text:p>
          </table:table-cell>
          <table:table-cell table:style-name="ce2" office:value-type="float" office:value="0.00000107095" calcext:value-type="float">
            <text:p>1.07E-006</text:p>
          </table:table-cell>
          <table:table-cell/>
        </table:table-row>
        <table:table-row table:style-name="ro2">
          <table:table-cell/>
          <table:table-cell office:value-type="float" office:value="2.692" calcext:value-type="float">
            <text:p>2.692</text:p>
          </table:table-cell>
          <table:table-cell office:value-type="float" office:value="0.0193664" calcext:value-type="float">
            <text:p>0.019366400000</text:p>
          </table:table-cell>
          <table:table-cell table:number-columns-repeated="4"/>
          <table:table-cell office:value-type="float" office:value="2.692" calcext:value-type="float">
            <text:p>2.692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10883" calcext:value-type="float">
            <text:p>0.000001088300</text:p>
          </table:table-cell>
          <table:table-cell table:style-name="ce2" office:value-type="float" office:value="0.0000000215681" calcext:value-type="float">
            <text:p>2.16E-008</text:p>
          </table:table-cell>
          <table:table-cell table:style-name="ce2" office:value-type="float" office:value="0.00000110986" calcext:value-type="float">
            <text:p>1.11E-006</text:p>
          </table:table-cell>
          <table:table-cell/>
        </table:table-row>
        <table:table-row table:style-name="ro2">
          <table:table-cell/>
          <table:table-cell office:value-type="float" office:value="2.998" calcext:value-type="float">
            <text:p>2.998</text:p>
          </table:table-cell>
          <table:table-cell office:value-type="float" office:value="0.0211852" calcext:value-type="float">
            <text:p>0.021185200000</text:p>
          </table:table-cell>
          <table:table-cell table:number-columns-repeated="4"/>
          <table:table-cell office:value-type="float" office:value="2.998" calcext:value-type="float">
            <text:p>2.998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112481" calcext:value-type="float">
            <text:p>0.000001124810</text:p>
          </table:table-cell>
          <table:table-cell table:style-name="ce2" office:value-type="float" office:value="0.0000000244307" calcext:value-type="float">
            <text:p>2.44E-008</text:p>
          </table:table-cell>
          <table:table-cell table:style-name="ce2" office:value-type="float" office:value="0.00000114924" calcext:value-type="float">
            <text:p>1.15E-006</text:p>
          </table:table-cell>
          <table:table-cell/>
        </table:table-row>
        <table:table-row table:style-name="ro2">
          <table:table-cell/>
          <table:table-cell office:value-type="float" office:value="3.288" calcext:value-type="float">
            <text:p>3.288</text:p>
          </table:table-cell>
          <table:table-cell office:value-type="float" office:value="0.0229591" calcext:value-type="float">
            <text:p>0.022959100000</text:p>
          </table:table-cell>
          <table:table-cell table:number-columns-repeated="4"/>
          <table:table-cell office:value-type="float" office:value="3.288" calcext:value-type="float">
            <text:p>3.288</text:p>
          </table:table-cell>
          <table:table-cell office:value-type="float" office:value="1.00018" calcext:value-type="float">
            <text:p>1.000180000000</text:p>
          </table:table-cell>
          <table:table-cell office:value-type="float" office:value="0.00000115807" calcext:value-type="float">
            <text:p>0.000001158070</text:p>
          </table:table-cell>
          <table:table-cell table:style-name="ce2" office:value-type="float" office:value="0.0000000273088" calcext:value-type="float">
            <text:p>2.73E-008</text:p>
          </table:table-cell>
          <table:table-cell table:style-name="ce2" office:value-type="float" office:value="0.00000118538" calcext:value-type="float">
            <text:p>1.19E-006</text:p>
          </table:table-cell>
          <table:table-cell/>
        </table:table-row>
        <table:table-row table:style-name="ro2">
          <table:table-cell/>
          <table:table-cell office:value-type="float" office:value="3.599" calcext:value-type="float">
            <text:p>3.599</text:p>
          </table:table-cell>
          <table:table-cell office:value-type="float" office:value="0.0249238" calcext:value-type="float">
            <text:p>0.024923800000</text:p>
          </table:table-cell>
          <table:table-cell table:number-columns-repeated="4"/>
          <table:table-cell office:value-type="float" office:value="3.599" calcext:value-type="float">
            <text:p>3.599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118849" calcext:value-type="float">
            <text:p>0.000001188490</text:p>
          </table:table-cell>
          <table:table-cell table:style-name="ce2" office:value-type="float" office:value="0.000000030486" calcext:value-type="float">
            <text:p>3.05E-008</text:p>
          </table:table-cell>
          <table:table-cell table:style-name="ce2" office:value-type="float" office:value="0.00000121897" calcext:value-type="float">
            <text:p>1.22E-006</text:p>
          </table:table-cell>
          <table:table-cell/>
        </table:table-row>
        <table:table-row table:style-name="ro2">
          <table:table-cell/>
          <table:table-cell office:value-type="float" office:value="3.91" calcext:value-type="float">
            <text:p>3.91</text:p>
          </table:table-cell>
          <table:table-cell office:value-type="float" office:value="0.0268091" calcext:value-type="float">
            <text:p>0.026809100000</text:p>
          </table:table-cell>
          <table:table-cell table:number-columns-repeated="4"/>
          <table:table-cell office:value-type="float" office:value="3.91" calcext:value-type="float">
            <text:p>3.91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121648" calcext:value-type="float">
            <text:p>0.000001216480</text:p>
          </table:table-cell>
          <table:table-cell table:style-name="ce2" office:value-type="float" office:value="0.0000000336296" calcext:value-type="float">
            <text:p>3.36E-008</text:p>
          </table:table-cell>
          <table:table-cell table:style-name="ce2" office:value-type="float" office:value="0.00000125011" calcext:value-type="float">
            <text:p>1.25E-006</text:p>
          </table:table-cell>
          <table:table-cell/>
        </table:table-row>
        <table:table-row table:style-name="ro2">
          <table:table-cell/>
          <table:table-cell office:value-type="float" office:value="4.2" calcext:value-type="float">
            <text:p>4.2</text:p>
          </table:table-cell>
          <table:table-cell office:value-type="float" office:value="0.0284201" calcext:value-type="float">
            <text:p>0.028420100000</text:p>
          </table:table-cell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124276" calcext:value-type="float">
            <text:p>0.000001242760</text:p>
          </table:table-cell>
          <table:table-cell table:style-name="ce2" office:value-type="float" office:value="0.0000000364812" calcext:value-type="float">
            <text:p>3.65E-008</text:p>
          </table:table-cell>
          <table:table-cell table:style-name="ce2" office:value-type="float" office:value="0.00000127924" calcext:value-type="float">
            <text:p>1.28E-006</text:p>
          </table:table-cell>
          <table:table-cell/>
        </table:table-row>
        <table:table-row table:style-name="ro2">
          <table:table-cell/>
          <table:table-cell office:value-type="float" office:value="4.498" calcext:value-type="float">
            <text:p>4.498</text:p>
          </table:table-cell>
          <table:table-cell office:value-type="float" office:value="0.0299887" calcext:value-type="float">
            <text:p>0.029988700000</text:p>
          </table:table-cell>
          <table:table-cell table:number-columns-repeated="4"/>
          <table:table-cell office:value-type="float" office:value="4.498" calcext:value-type="float">
            <text:p>4.49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2671" calcext:value-type="float">
            <text:p>0.000001267100</text:p>
          </table:table-cell>
          <table:table-cell table:style-name="ce2" office:value-type="float" office:value="0.0000000393126" calcext:value-type="float">
            <text:p>3.93E-008</text:p>
          </table:table-cell>
          <table:table-cell table:style-name="ce2" office:value-type="float" office:value="0.00000130642" calcext:value-type="float">
            <text:p>1.31E-006</text:p>
          </table:table-cell>
          <table:table-cell/>
        </table:table-row>
        <table:table-row table:style-name="ro2">
          <table:table-cell/>
          <table:table-cell office:value-type="float" office:value="4.788" calcext:value-type="float">
            <text:p>4.788</text:p>
          </table:table-cell>
          <table:table-cell office:value-type="float" office:value="0.0314807" calcext:value-type="float">
            <text:p>0.031480700000</text:p>
          </table:table-cell>
          <table:table-cell table:number-columns-repeated="4"/>
          <table:table-cell office:value-type="float" office:value="4.788" calcext:value-type="float">
            <text:p>4.78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28769" calcext:value-type="float">
            <text:p>0.000001287690</text:p>
          </table:table-cell>
          <table:table-cell table:style-name="ce2" office:value-type="float" office:value="0.0000000420038" calcext:value-type="float">
            <text:p>4.20E-008</text:p>
          </table:table-cell>
          <table:table-cell table:style-name="ce2" office:value-type="float" office:value="0.0000013297" calcext:value-type="float">
            <text:p>1.33E-006</text:p>
          </table:table-cell>
          <table:table-cell/>
        </table:table-row>
        <table:table-row table:style-name="ro2">
          <table:table-cell/>
          <table:table-cell office:value-type="float" office:value="5.103" calcext:value-type="float">
            <text:p>5.103</text:p>
          </table:table-cell>
          <table:table-cell office:value-type="float" office:value="0.0329184" calcext:value-type="float">
            <text:p>0.032918400000</text:p>
          </table:table-cell>
          <table:table-cell table:number-columns-repeated="4"/>
          <table:table-cell office:value-type="float" office:value="5.103" calcext:value-type="float">
            <text:p>5.10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1116" calcext:value-type="float">
            <text:p>0.000001311160</text:p>
          </table:table-cell>
          <table:table-cell table:style-name="ce2" office:value-type="float" office:value="0.0000000447892" calcext:value-type="float">
            <text:p>4.48E-008</text:p>
          </table:table-cell>
          <table:table-cell table:style-name="ce2" office:value-type="float" office:value="0.00000135595" calcext:value-type="float">
            <text:p>1.36E-006</text:p>
          </table:table-cell>
          <table:table-cell/>
        </table:table-row>
        <table:table-row table:style-name="ro2">
          <table:table-cell/>
          <table:table-cell office:value-type="float" office:value="5.401" calcext:value-type="float">
            <text:p>5.401</text:p>
          </table:table-cell>
          <table:table-cell office:value-type="float" office:value="0.0341616" calcext:value-type="float">
            <text:p>0.034161600000</text:p>
          </table:table-cell>
          <table:table-cell table:number-columns-repeated="4"/>
          <table:table-cell office:value-type="float" office:value="5.401" calcext:value-type="float">
            <text:p>5.40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313" calcext:value-type="float">
            <text:p>0.000001331300</text:p>
          </table:table-cell>
          <table:table-cell table:style-name="ce2" office:value-type="float" office:value="0.0000000472557" calcext:value-type="float">
            <text:p>4.73E-008</text:p>
          </table:table-cell>
          <table:table-cell table:style-name="ce2" office:value-type="float" office:value="0.00000137855" calcext:value-type="float">
            <text:p>1.38E-006</text:p>
          </table:table-cell>
          <table:table-cell/>
        </table:table-row>
        <table:table-row table:style-name="ro2">
          <table:table-cell/>
          <table:table-cell office:value-type="float" office:value="5.695" calcext:value-type="float">
            <text:p>5.695</text:p>
          </table:table-cell>
          <table:table-cell office:value-type="float" office:value="0.03532" calcext:value-type="float">
            <text:p>0.035320000000</text:p>
          </table:table-cell>
          <table:table-cell table:number-columns-repeated="4"/>
          <table:table-cell office:value-type="float" office:value="5.695" calcext:value-type="float">
            <text:p>5.6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484" calcext:value-type="float">
            <text:p>0.000001348400</text:p>
          </table:table-cell>
          <table:table-cell table:style-name="ce2" office:value-type="float" office:value="0.0000000495455" calcext:value-type="float">
            <text:p>4.95E-008</text:p>
          </table:table-cell>
          <table:table-cell table:style-name="ce2" office:value-type="float" office:value="0.00000139795" calcext:value-type="float">
            <text:p>1.40E-006</text:p>
          </table:table-cell>
          <table:table-cell/>
        </table:table-row>
        <table:table-row table:style-name="ro2">
          <table:table-cell/>
          <table:table-cell office:value-type="float" office:value="6.002" calcext:value-type="float">
            <text:p>6.002</text:p>
          </table:table-cell>
          <table:table-cell office:value-type="float" office:value="0.0363752" calcext:value-type="float">
            <text:p>0.036375200000</text:p>
          </table:table-cell>
          <table:table-cell table:number-columns-repeated="4"/>
          <table:table-cell office:value-type="float" office:value="6.002" calcext:value-type="float">
            <text:p>6.00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6814" calcext:value-type="float">
            <text:p>0.000001368140</text:p>
          </table:table-cell>
          <table:table-cell table:style-name="ce2" office:value-type="float" office:value="0.0000000518295" calcext:value-type="float">
            <text:p>5.18E-008</text:p>
          </table:table-cell>
          <table:table-cell table:style-name="ce2" office:value-type="float" office:value="0.00000141997" calcext:value-type="float">
            <text:p>1.42E-006</text:p>
          </table:table-cell>
          <table:table-cell/>
        </table:table-row>
        <table:table-row table:style-name="ro2">
          <table:table-cell/>
          <table:table-cell office:value-type="float" office:value="6.296" calcext:value-type="float">
            <text:p>6.296</text:p>
          </table:table-cell>
          <table:table-cell office:value-type="float" office:value="0.0374123" calcext:value-type="float">
            <text:p>0.037412300000</text:p>
          </table:table-cell>
          <table:table-cell table:number-columns-repeated="4"/>
          <table:table-cell office:value-type="float" office:value="6.296" calcext:value-type="float">
            <text:p>6.296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8332" calcext:value-type="float">
            <text:p>0.000001383320</text:p>
          </table:table-cell>
          <table:table-cell table:style-name="ce2" office:value-type="float" office:value="0.0000000539568" calcext:value-type="float">
            <text:p>5.40E-008</text:p>
          </table:table-cell>
          <table:table-cell table:style-name="ce2" office:value-type="float" office:value="0.00000143728" calcext:value-type="float">
            <text:p>1.44E-006</text:p>
          </table:table-cell>
          <table:table-cell/>
        </table:table-row>
        <table:table-row table:style-name="ro2">
          <table:table-cell/>
          <table:table-cell office:value-type="float" office:value="6.607" calcext:value-type="float">
            <text:p>6.607</text:p>
          </table:table-cell>
          <table:table-cell office:value-type="float" office:value="0.0384113" calcext:value-type="float">
            <text:p>0.038411300000</text:p>
          </table:table-cell>
          <table:table-cell table:number-columns-repeated="4"/>
          <table:table-cell office:value-type="float" office:value="6.607" calcext:value-type="float">
            <text:p>6.607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140078" calcext:value-type="float">
            <text:p>0.000001400780</text:p>
          </table:table-cell>
          <table:table-cell table:style-name="ce2" office:value-type="float" office:value="0.0000000561554" calcext:value-type="float">
            <text:p>5.62E-008</text:p>
          </table:table-cell>
          <table:table-cell table:style-name="ce2" office:value-type="float" office:value="0.00000145694" calcext:value-type="float">
            <text:p>1.46E-006</text:p>
          </table:table-cell>
          <table:table-cell/>
        </table:table-row>
        <table:table-row table:style-name="ro2">
          <table:table-cell/>
          <table:table-cell office:value-type="float" office:value="6.881" calcext:value-type="float">
            <text:p>6.881</text:p>
          </table:table-cell>
          <table:table-cell office:value-type="float" office:value="0.0392693" calcext:value-type="float">
            <text:p>0.039269300000</text:p>
          </table:table-cell>
          <table:table-cell table:number-columns-repeated="4"/>
          <table:table-cell office:value-type="float" office:value="6.881" calcext:value-type="float">
            <text:p>6.88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1441" calcext:value-type="float">
            <text:p>0.000001414410</text:p>
          </table:table-cell>
          <table:table-cell table:style-name="ce2" office:value-type="float" office:value="0.0000000580201" calcext:value-type="float">
            <text:p>5.80E-008</text:p>
          </table:table-cell>
          <table:table-cell table:style-name="ce2" office:value-type="float" office:value="0.00000147243" calcext:value-type="float">
            <text:p>1.47E-006</text:p>
          </table:table-cell>
          <table:table-cell/>
        </table:table-row>
        <table:table-row table:style-name="ro2">
          <table:table-cell/>
          <table:table-cell office:value-type="float" office:value="7.195" calcext:value-type="float">
            <text:p>7.195</text:p>
          </table:table-cell>
          <table:table-cell office:value-type="float" office:value="0.0401932" calcext:value-type="float">
            <text:p>0.040193200000</text:p>
          </table:table-cell>
          <table:table-cell table:number-columns-repeated="4"/>
          <table:table-cell office:value-type="float" office:value="7.195" calcext:value-type="float">
            <text:p>7.1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2853" calcext:value-type="float">
            <text:p>0.000001428530</text:p>
          </table:table-cell>
          <table:table-cell table:style-name="ce2" office:value-type="float" office:value="0.0000000600362" calcext:value-type="float">
            <text:p>6.00E-008</text:p>
          </table:table-cell>
          <table:table-cell table:style-name="ce2" office:value-type="float" office:value="0.00000148857" calcext:value-type="float">
            <text:p>1.49E-006</text:p>
          </table:table-cell>
          <table:table-cell/>
        </table:table-row>
        <table:table-row table:style-name="ro2">
          <table:table-cell/>
          <table:table-cell office:value-type="float" office:value="7.481" calcext:value-type="float">
            <text:p>7.481</text:p>
          </table:table-cell>
          <table:table-cell office:value-type="float" office:value="0.0409348" calcext:value-type="float">
            <text:p>0.040934800000</text:p>
          </table:table-cell>
          <table:table-cell table:number-columns-repeated="4"/>
          <table:table-cell office:value-type="float" office:value="7.481" calcext:value-type="float">
            <text:p>7.48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4213" calcext:value-type="float">
            <text:p>0.000001442130</text:p>
          </table:table-cell>
          <table:table-cell table:style-name="ce2" office:value-type="float" office:value="0.000000061774" calcext:value-type="float">
            <text:p>6.18E-008</text:p>
          </table:table-cell>
          <table:table-cell table:style-name="ce2" office:value-type="float" office:value="0.00000150391" calcext:value-type="float">
            <text:p>1.50E-006</text:p>
          </table:table-cell>
          <table:table-cell/>
        </table:table-row>
        <table:table-row table:style-name="ro2">
          <table:table-cell/>
          <table:table-cell office:value-type="float" office:value="7.792" calcext:value-type="float">
            <text:p>7.792</text:p>
          </table:table-cell>
          <table:table-cell office:value-type="float" office:value="0.0417221" calcext:value-type="float">
            <text:p>0.041722100000</text:p>
          </table:table-cell>
          <table:table-cell table:number-columns-repeated="4"/>
          <table:table-cell office:value-type="float" office:value="7.792" calcext:value-type="float">
            <text:p>7.79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5483" calcext:value-type="float">
            <text:p>0.000001454830</text:p>
          </table:table-cell>
          <table:table-cell table:style-name="ce2" office:value-type="float" office:value="0.0000000635688" calcext:value-type="float">
            <text:p>6.36E-008</text:p>
          </table:table-cell>
          <table:table-cell table:style-name="ce2" office:value-type="float" office:value="0.0000015184" calcext:value-type="float">
            <text:p>1.52E-006</text:p>
          </table:table-cell>
          <table:table-cell/>
        </table:table-row>
        <table:table-row table:style-name="ro2">
          <table:table-cell/>
          <table:table-cell office:value-type="float" office:value="8.099" calcext:value-type="float">
            <text:p>8.099</text:p>
          </table:table-cell>
          <table:table-cell office:value-type="float" office:value="0.0424469" calcext:value-type="float">
            <text:p>0.042446900000</text:p>
          </table:table-cell>
          <table:table-cell table:number-columns-repeated="4"/>
          <table:table-cell office:value-type="float" office:value="8.099" calcext:value-type="float">
            <text:p>8.099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6692" calcext:value-type="float">
            <text:p>0.000001466920</text:p>
          </table:table-cell>
          <table:table-cell table:style-name="ce2" office:value-type="float" office:value="0.0000000652599" calcext:value-type="float">
            <text:p>6.53E-008</text:p>
          </table:table-cell>
          <table:table-cell table:style-name="ce2" office:value-type="float" office:value="0.00000153218" calcext:value-type="float">
            <text:p>1.53E-006</text:p>
          </table:table-cell>
          <table:table-cell/>
        </table:table-row>
        <table:table-row table:style-name="ro2">
          <table:table-cell/>
          <table:table-cell office:value-type="float" office:value="8.385" calcext:value-type="float">
            <text:p>8.385</text:p>
          </table:table-cell>
          <table:table-cell office:value-type="float" office:value="0.043066" calcext:value-type="float">
            <text:p>0.043066000000</text:p>
          </table:table-cell>
          <table:table-cell table:number-columns-repeated="4"/>
          <table:table-cell office:value-type="float" office:value="8.385" calcext:value-type="float">
            <text:p>8.38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7842" calcext:value-type="float">
            <text:p>0.000001478420</text:p>
          </table:table-cell>
          <table:table-cell table:style-name="ce2" office:value-type="float" office:value="0.0000000667745" calcext:value-type="float">
            <text:p>6.68E-008</text:p>
          </table:table-cell>
          <table:table-cell table:style-name="ce2" office:value-type="float" office:value="0.0000015452" calcext:value-type="float">
            <text:p>1.55E-006</text:p>
          </table:table-cell>
          <table:table-cell/>
        </table:table-row>
        <table:table-row table:style-name="ro2">
          <table:table-cell/>
          <table:table-cell office:value-type="float" office:value="8.687" calcext:value-type="float">
            <text:p>8.687</text:p>
          </table:table-cell>
          <table:table-cell office:value-type="float" office:value="0.043706" calcext:value-type="float">
            <text:p>0.043706000000</text:p>
          </table:table-cell>
          <table:table-cell table:number-columns-repeated="4"/>
          <table:table-cell office:value-type="float" office:value="8.687" calcext:value-type="float">
            <text:p>8.687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8929" calcext:value-type="float">
            <text:p>0.000001489290</text:p>
          </table:table-cell>
          <table:table-cell table:style-name="ce2" office:value-type="float" office:value="0.0000000683105" calcext:value-type="float">
            <text:p>6.83E-008</text:p>
          </table:table-cell>
          <table:table-cell table:style-name="ce2" office:value-type="float" office:value="0.0000015576" calcext:value-type="float">
            <text:p>1.56E-006</text:p>
          </table:table-cell>
          <table:table-cell/>
        </table:table-row>
        <table:table-row table:style-name="ro2">
          <table:table-cell/>
          <table:table-cell office:value-type="float" office:value="8.973" calcext:value-type="float">
            <text:p>8.973</text:p>
          </table:table-cell>
          <table:table-cell office:value-type="float" office:value="0.0442975" calcext:value-type="float">
            <text:p>0.044297500000</text:p>
          </table:table-cell>
          <table:table-cell table:number-columns-repeated="4"/>
          <table:table-cell office:value-type="float" office:value="8.973" calcext:value-type="float">
            <text:p>8.97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9859" calcext:value-type="float">
            <text:p>0.000001498590</text:p>
          </table:table-cell>
          <table:table-cell table:style-name="ce2" office:value-type="float" office:value="0.000000069711" calcext:value-type="float">
            <text:p>6.97E-008</text:p>
          </table:table-cell>
          <table:table-cell table:style-name="ce2" office:value-type="float" office:value="0.00000156831" calcext:value-type="float">
            <text:p>1.57E-006</text:p>
          </table:table-cell>
          <table:table-cell/>
        </table:table-row>
        <table:table-row table:style-name="ro2">
          <table:table-cell/>
          <table:table-cell office:value-type="float" office:value="9.295" calcext:value-type="float">
            <text:p>9.295</text:p>
          </table:table-cell>
          <table:table-cell office:value-type="float" office:value="0.044946" calcext:value-type="float">
            <text:p>0.044946000000</text:p>
          </table:table-cell>
          <table:table-cell table:number-columns-repeated="4"/>
          <table:table-cell office:value-type="float" office:value="9.295" calcext:value-type="float">
            <text:p>9.2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50826" calcext:value-type="float">
            <text:p>0.000001508260</text:p>
          </table:table-cell>
          <table:table-cell table:style-name="ce2" office:value-type="float" office:value="0.0000000712365" calcext:value-type="float">
            <text:p>7.12E-008</text:p>
          </table:table-cell>
          <table:table-cell table:style-name="ce2" office:value-type="float" office:value="0.0000015795" calcext:value-type="float">
            <text:p>1.58E-006</text:p>
          </table:table-cell>
          <table:table-cell/>
        </table:table-row>
        <table:table-row table:style-name="ro2">
          <table:table-cell/>
          <table:table-cell office:value-type="float" office:value="0.306" calcext:value-type="float">
            <text:p>0.306</text:p>
          </table:table-cell>
          <table:table-cell office:value-type="float" office:value="12.995" calcext:value-type="float">
            <text:p>12.995000000000</text:p>
          </table:table-cell>
          <table:table-cell table:number-columns-repeated="4"/>
          <table:table-cell office:value-type="float" office:value="5.103" calcext:value-type="float">
            <text:p>5.103</text:p>
          </table:table-cell>
          <table:table-cell office:value-type="float" office:value="62.5365" calcext:value-type="float">
            <text:p>62.5365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6" calcext:value-type="float">
            <text:p>0.6</text:p>
          </table:table-cell>
          <table:table-cell office:value-type="float" office:value="22.3289" calcext:value-type="float">
            <text:p>22.328900000000</text:p>
          </table:table-cell>
          <table:table-cell table:number-columns-repeated="4"/>
          <table:table-cell office:value-type="float" office:value="5.103" calcext:value-type="float">
            <text:p>5.10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1116" calcext:value-type="float">
            <text:p>0.000001311160</text:p>
          </table:table-cell>
          <table:table-cell table:style-name="ce2" office:value-type="float" office:value="0.0000000447892" calcext:value-type="float">
            <text:p>4.48E-008</text:p>
          </table:table-cell>
          <table:table-cell table:style-name="ce2" office:value-type="float" office:value="0.00000135595" calcext:value-type="float">
            <text:p>1.36E-006</text:p>
          </table:table-cell>
          <table:table-cell/>
        </table:table-row>
        <table:table-row table:style-name="ro2">
          <table:table-cell/>
          <table:table-cell office:value-type="float" office:value="0.906" calcext:value-type="float">
            <text:p>0.906</text:p>
          </table:table-cell>
          <table:table-cell office:value-type="float" office:value="27.295" calcext:value-type="float">
            <text:p>27.295000000000</text:p>
          </table:table-cell>
          <table:table-cell table:number-columns-repeated="4"/>
          <table:table-cell office:value-type="float" office:value="5.401" calcext:value-type="float">
            <text:p>5.401</text:p>
          </table:table-cell>
          <table:table-cell office:value-type="float" office:value="62.4204" calcext:value-type="float">
            <text:p>62.4204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30.1234" calcext:value-type="float">
            <text:p>30.123400000000</text:p>
          </table:table-cell>
          <table:table-cell table:number-columns-repeated="4"/>
          <table:table-cell office:value-type="float" office:value="5.401" calcext:value-type="float">
            <text:p>5.40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313" calcext:value-type="float">
            <text:p>0.000001331300</text:p>
          </table:table-cell>
          <table:table-cell table:style-name="ce2" office:value-type="float" office:value="0.0000000472557" calcext:value-type="float">
            <text:p>4.73E-008</text:p>
          </table:table-cell>
          <table:table-cell table:style-name="ce2" office:value-type="float" office:value="0.00000137855" calcext:value-type="float">
            <text:p>1.38E-006</text:p>
          </table:table-cell>
          <table:table-cell/>
        </table:table-row>
        <table:table-row table:style-name="ro2">
          <table:table-cell/>
          <table:table-cell office:value-type="float" office:value="1.507" calcext:value-type="float">
            <text:p>1.507</text:p>
          </table:table-cell>
          <table:table-cell office:value-type="float" office:value="34.257" calcext:value-type="float">
            <text:p>34.257000000000</text:p>
          </table:table-cell>
          <table:table-cell table:number-columns-repeated="4"/>
          <table:table-cell office:value-type="float" office:value="5.695" calcext:value-type="float">
            <text:p>5.695</text:p>
          </table:table-cell>
          <table:table-cell office:value-type="float" office:value="62.1645" calcext:value-type="float">
            <text:p>62.1645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09" calcext:value-type="float">
            <text:p>1.809</text:p>
          </table:table-cell>
          <table:table-cell office:value-type="float" office:value="37.1582" calcext:value-type="float">
            <text:p>37.158200000000</text:p>
          </table:table-cell>
          <table:table-cell table:number-columns-repeated="4"/>
          <table:table-cell office:value-type="float" office:value="5.695" calcext:value-type="float">
            <text:p>5.6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484" calcext:value-type="float">
            <text:p>0.000001348400</text:p>
          </table:table-cell>
          <table:table-cell table:style-name="ce2" office:value-type="float" office:value="0.0000000495455" calcext:value-type="float">
            <text:p>4.95E-008</text:p>
          </table:table-cell>
          <table:table-cell table:style-name="ce2" office:value-type="float" office:value="0.00000139795" calcext:value-type="float">
            <text:p>1.40E-006</text:p>
          </table:table-cell>
          <table:table-cell/>
        </table:table-row>
        <table:table-row table:style-name="ro2">
          <table:table-cell/>
          <table:table-cell office:value-type="float" office:value="2.098" calcext:value-type="float">
            <text:p>2.098</text:p>
          </table:table-cell>
          <table:table-cell office:value-type="float" office:value="41.4877" calcext:value-type="float">
            <text:p>41.487700000000</text:p>
          </table:table-cell>
          <table:table-cell table:number-columns-repeated="4"/>
          <table:table-cell office:value-type="float" office:value="6.002" calcext:value-type="float">
            <text:p>6.002</text:p>
          </table:table-cell>
          <table:table-cell office:value-type="float" office:value="62.8797" calcext:value-type="float">
            <text:p>62.8797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09" calcext:value-type="float">
            <text:p>2.409</text:p>
          </table:table-cell>
          <table:table-cell office:value-type="float" office:value="42.6818" calcext:value-type="float">
            <text:p>42.681800000000</text:p>
          </table:table-cell>
          <table:table-cell table:number-columns-repeated="4"/>
          <table:table-cell office:value-type="float" office:value="6.002" calcext:value-type="float">
            <text:p>6.00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6814" calcext:value-type="float">
            <text:p>0.000001368140</text:p>
          </table:table-cell>
          <table:table-cell table:style-name="ce2" office:value-type="float" office:value="0.0000000518295" calcext:value-type="float">
            <text:p>5.18E-008</text:p>
          </table:table-cell>
          <table:table-cell table:style-name="ce2" office:value-type="float" office:value="0.00000141997" calcext:value-type="float">
            <text:p>1.42E-006</text:p>
          </table:table-cell>
          <table:table-cell/>
        </table:table-row>
        <table:table-row table:style-name="ro2">
          <table:table-cell/>
          <table:table-cell office:value-type="float" office:value="2.692" calcext:value-type="float">
            <text:p>2.692</text:p>
          </table:table-cell>
          <table:table-cell office:value-type="float" office:value="47.0335" calcext:value-type="float">
            <text:p>47.033500000000</text:p>
          </table:table-cell>
          <table:table-cell table:number-columns-repeated="4"/>
          <table:table-cell office:value-type="float" office:value="6.296" calcext:value-type="float">
            <text:p>6.296</text:p>
          </table:table-cell>
          <table:table-cell office:value-type="float" office:value="63.5724" calcext:value-type="float">
            <text:p>63.5724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998" calcext:value-type="float">
            <text:p>2.998</text:p>
          </table:table-cell>
          <table:table-cell office:value-type="float" office:value="50.7711" calcext:value-type="float">
            <text:p>50.771100000000</text:p>
          </table:table-cell>
          <table:table-cell table:number-columns-repeated="4"/>
          <table:table-cell office:value-type="float" office:value="6.296" calcext:value-type="float">
            <text:p>6.296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8332" calcext:value-type="float">
            <text:p>0.000001383320</text:p>
          </table:table-cell>
          <table:table-cell table:style-name="ce2" office:value-type="float" office:value="0.0000000539568" calcext:value-type="float">
            <text:p>5.40E-008</text:p>
          </table:table-cell>
          <table:table-cell table:style-name="ce2" office:value-type="float" office:value="0.00000143728" calcext:value-type="float">
            <text:p>1.44E-006</text:p>
          </table:table-cell>
          <table:table-cell/>
        </table:table-row>
        <table:table-row table:style-name="ro2">
          <table:table-cell/>
          <table:table-cell office:value-type="float" office:value="3.288" calcext:value-type="float">
            <text:p>3.288</text:p>
          </table:table-cell>
          <table:table-cell office:value-type="float" office:value="55.1229" calcext:value-type="float">
            <text:p>55.122900000000</text:p>
          </table:table-cell>
          <table:table-cell table:number-columns-repeated="4"/>
          <table:table-cell office:value-type="float" office:value="6.607" calcext:value-type="float">
            <text:p>6.607</text:p>
          </table:table-cell>
          <table:table-cell office:value-type="float" office:value="64.4569" calcext:value-type="float">
            <text:p>64.4569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599" calcext:value-type="float">
            <text:p>3.599</text:p>
          </table:table-cell>
          <table:table-cell office:value-type="float" office:value="57.2988" calcext:value-type="float">
            <text:p>57.298800000000</text:p>
          </table:table-cell>
          <table:table-cell table:number-columns-repeated="4"/>
          <table:table-cell office:value-type="float" office:value="6.607" calcext:value-type="float">
            <text:p>6.607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140078" calcext:value-type="float">
            <text:p>0.000001400780</text:p>
          </table:table-cell>
          <table:table-cell table:style-name="ce2" office:value-type="float" office:value="0.0000000561554" calcext:value-type="float">
            <text:p>5.62E-008</text:p>
          </table:table-cell>
          <table:table-cell table:style-name="ce2" office:value-type="float" office:value="0.00000145694" calcext:value-type="float">
            <text:p>1.46E-006</text:p>
          </table:table-cell>
          <table:table-cell/>
        </table:table-row>
        <table:table-row table:style-name="ro2">
          <table:table-cell/>
          <table:table-cell office:value-type="float" office:value="3.91" calcext:value-type="float">
            <text:p>3.91</text:p>
          </table:table-cell>
          <table:table-cell office:value-type="float" office:value="59.4748" calcext:value-type="float">
            <text:p>59.474800000000</text:p>
          </table:table-cell>
          <table:table-cell table:number-columns-repeated="4"/>
          <table:table-cell office:value-type="float" office:value="6.881" calcext:value-type="float">
            <text:p>6.881</text:p>
          </table:table-cell>
          <table:table-cell office:value-type="float" office:value="63.9555" calcext:value-type="float">
            <text:p>63.9555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2" calcext:value-type="float">
            <text:p>4.2</text:p>
          </table:table-cell>
          <table:table-cell office:value-type="float" office:value="60.2" calcext:value-type="float">
            <text:p>60.200000000000</text:p>
          </table:table-cell>
          <table:table-cell table:number-columns-repeated="4"/>
          <table:table-cell office:value-type="float" office:value="6.881" calcext:value-type="float">
            <text:p>6.88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1441" calcext:value-type="float">
            <text:p>0.000001414410</text:p>
          </table:table-cell>
          <table:table-cell table:style-name="ce2" office:value-type="float" office:value="0.0000000580201" calcext:value-type="float">
            <text:p>5.80E-008</text:p>
          </table:table-cell>
          <table:table-cell table:style-name="ce2" office:value-type="float" office:value="0.00000147243" calcext:value-type="float">
            <text:p>1.47E-006</text:p>
          </table:table-cell>
          <table:table-cell/>
        </table:table-row>
        <table:table-row table:style-name="ro2">
          <table:table-cell/>
          <table:table-cell office:value-type="float" office:value="4.498" calcext:value-type="float">
            <text:p>4.498</text:p>
          </table:table-cell>
          <table:table-cell office:value-type="float" office:value="61.6506" calcext:value-type="float">
            <text:p>61.650600000000</text:p>
          </table:table-cell>
          <table:table-cell table:number-columns-repeated="4"/>
          <table:table-cell office:value-type="float" office:value="7.195" calcext:value-type="float">
            <text:p>7.195</text:p>
          </table:table-cell>
          <table:table-cell office:value-type="float" office:value="63.4594" calcext:value-type="float">
            <text:p>63.4594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788" calcext:value-type="float">
            <text:p>4.788</text:p>
          </table:table-cell>
          <table:table-cell office:value-type="float" office:value="62.7766" calcext:value-type="float">
            <text:p>62.776600000000</text:p>
          </table:table-cell>
          <table:table-cell table:number-columns-repeated="4"/>
          <table:table-cell office:value-type="float" office:value="7.195" calcext:value-type="float">
            <text:p>7.1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2853" calcext:value-type="float">
            <text:p>0.000001428530</text:p>
          </table:table-cell>
          <table:table-cell table:style-name="ce2" office:value-type="float" office:value="0.0000000600362" calcext:value-type="float">
            <text:p>6.00E-008</text:p>
          </table:table-cell>
          <table:table-cell table:style-name="ce2" office:value-type="float" office:value="0.00000148857" calcext:value-type="float">
            <text:p>1.49E-006</text:p>
          </table:table-cell>
          <table:table-cell/>
        </table:table-row>
        <table:table-row table:style-name="ro2">
          <table:table-cell/>
          <table:table-cell office:value-type="float" office:value="5.103" calcext:value-type="float">
            <text:p>5.103</text:p>
          </table:table-cell>
          <table:table-cell office:value-type="float" office:value="62.5365" calcext:value-type="float">
            <text:p>62.536500000000</text:p>
          </table:table-cell>
          <table:table-cell table:number-columns-repeated="4"/>
          <table:table-cell office:value-type="float" office:value="7.481" calcext:value-type="float">
            <text:p>7.481</text:p>
          </table:table-cell>
          <table:table-cell office:value-type="float" office:value="63.114" calcext:value-type="float">
            <text:p>63.1140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401" calcext:value-type="float">
            <text:p>5.401</text:p>
          </table:table-cell>
          <table:table-cell office:value-type="float" office:value="62.4204" calcext:value-type="float">
            <text:p>62.420400000000</text:p>
          </table:table-cell>
          <table:table-cell table:number-columns-repeated="4"/>
          <table:table-cell office:value-type="float" office:value="7.481" calcext:value-type="float">
            <text:p>7.48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4213" calcext:value-type="float">
            <text:p>0.000001442130</text:p>
          </table:table-cell>
          <table:table-cell table:style-name="ce2" office:value-type="float" office:value="0.000000061774" calcext:value-type="float">
            <text:p>6.18E-008</text:p>
          </table:table-cell>
          <table:table-cell table:style-name="ce2" office:value-type="float" office:value="0.00000150391" calcext:value-type="float">
            <text:p>1.50E-006</text:p>
          </table:table-cell>
          <table:table-cell/>
        </table:table-row>
        <table:table-row table:style-name="ro2">
          <table:table-cell/>
          <table:table-cell office:value-type="float" office:value="5.695" calcext:value-type="float">
            <text:p>5.695</text:p>
          </table:table-cell>
          <table:table-cell office:value-type="float" office:value="62.1645" calcext:value-type="float">
            <text:p>62.164500000000</text:p>
          </table:table-cell>
          <table:table-cell table:number-columns-repeated="4"/>
          <table:table-cell office:value-type="float" office:value="7.792" calcext:value-type="float">
            <text:p>7.792</text:p>
          </table:table-cell>
          <table:table-cell office:value-type="float" office:value="62.7237" calcext:value-type="float">
            <text:p>62.7237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002" calcext:value-type="float">
            <text:p>6.002</text:p>
          </table:table-cell>
          <table:table-cell office:value-type="float" office:value="62.8797" calcext:value-type="float">
            <text:p>62.879700000000</text:p>
          </table:table-cell>
          <table:table-cell table:number-columns-repeated="4"/>
          <table:table-cell office:value-type="float" office:value="7.792" calcext:value-type="float">
            <text:p>7.79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5483" calcext:value-type="float">
            <text:p>0.000001454830</text:p>
          </table:table-cell>
          <table:table-cell table:style-name="ce2" office:value-type="float" office:value="0.0000000635688" calcext:value-type="float">
            <text:p>6.36E-008</text:p>
          </table:table-cell>
          <table:table-cell table:style-name="ce2" office:value-type="float" office:value="0.0000015184" calcext:value-type="float">
            <text:p>1.52E-006</text:p>
          </table:table-cell>
          <table:table-cell/>
        </table:table-row>
        <table:table-row table:style-name="ro2">
          <table:table-cell/>
          <table:table-cell office:value-type="float" office:value="6.296" calcext:value-type="float">
            <text:p>6.296</text:p>
          </table:table-cell>
          <table:table-cell office:value-type="float" office:value="63.5724" calcext:value-type="float">
            <text:p>63.572400000000</text:p>
          </table:table-cell>
          <table:table-cell table:number-columns-repeated="4"/>
          <table:table-cell office:value-type="float" office:value="8.099" calcext:value-type="float">
            <text:p>8.099</text:p>
          </table:table-cell>
          <table:table-cell office:value-type="float" office:value="62.6892" calcext:value-type="float">
            <text:p>62.6892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607" calcext:value-type="float">
            <text:p>6.607</text:p>
          </table:table-cell>
          <table:table-cell office:value-type="float" office:value="64.4569" calcext:value-type="float">
            <text:p>64.456900000000</text:p>
          </table:table-cell>
          <table:table-cell table:number-columns-repeated="4"/>
          <table:table-cell office:value-type="float" office:value="8.099" calcext:value-type="float">
            <text:p>8.099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6692" calcext:value-type="float">
            <text:p>0.000001466920</text:p>
          </table:table-cell>
          <table:table-cell table:style-name="ce2" office:value-type="float" office:value="0.0000000652599" calcext:value-type="float">
            <text:p>6.53E-008</text:p>
          </table:table-cell>
          <table:table-cell table:style-name="ce2" office:value-type="float" office:value="0.00000153218" calcext:value-type="float">
            <text:p>1.53E-006</text:p>
          </table:table-cell>
          <table:table-cell/>
        </table:table-row>
        <table:table-row table:style-name="ro2">
          <table:table-cell/>
          <table:table-cell office:value-type="float" office:value="6.881" calcext:value-type="float">
            <text:p>6.881</text:p>
          </table:table-cell>
          <table:table-cell office:value-type="float" office:value="63.9555" calcext:value-type="float">
            <text:p>63.955500000000</text:p>
          </table:table-cell>
          <table:table-cell table:number-columns-repeated="4"/>
          <table:table-cell office:value-type="float" office:value="8.385" calcext:value-type="float">
            <text:p>8.385</text:p>
          </table:table-cell>
          <table:table-cell office:value-type="float" office:value="62.5545" calcext:value-type="float">
            <text:p>62.5545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.195" calcext:value-type="float">
            <text:p>7.195</text:p>
          </table:table-cell>
          <table:table-cell office:value-type="float" office:value="63.4594" calcext:value-type="float">
            <text:p>63.459400000000</text:p>
          </table:table-cell>
          <table:table-cell table:number-columns-repeated="4"/>
          <table:table-cell office:value-type="float" office:value="8.385" calcext:value-type="float">
            <text:p>8.38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7842" calcext:value-type="float">
            <text:p>0.000001478420</text:p>
          </table:table-cell>
          <table:table-cell table:style-name="ce2" office:value-type="float" office:value="0.0000000667745" calcext:value-type="float">
            <text:p>6.68E-008</text:p>
          </table:table-cell>
          <table:table-cell table:style-name="ce2" office:value-type="float" office:value="0.0000015452" calcext:value-type="float">
            <text:p>1.55E-006</text:p>
          </table:table-cell>
          <table:table-cell/>
        </table:table-row>
        <table:table-row table:style-name="ro2">
          <table:table-cell/>
          <table:table-cell office:value-type="float" office:value="7.481" calcext:value-type="float">
            <text:p>7.481</text:p>
          </table:table-cell>
          <table:table-cell office:value-type="float" office:value="63.114" calcext:value-type="float">
            <text:p>63.114000000000</text:p>
          </table:table-cell>
          <table:table-cell table:number-columns-repeated="4"/>
          <table:table-cell office:value-type="float" office:value="8.687" calcext:value-type="float">
            <text:p>8.687</text:p>
          </table:table-cell>
          <table:table-cell office:value-type="float" office:value="62.3528" calcext:value-type="float">
            <text:p>62.3528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.792" calcext:value-type="float">
            <text:p>7.792</text:p>
          </table:table-cell>
          <table:table-cell office:value-type="float" office:value="62.7237" calcext:value-type="float">
            <text:p>62.723700000000</text:p>
          </table:table-cell>
          <table:table-cell table:number-columns-repeated="4"/>
          <table:table-cell office:value-type="float" office:value="8.687" calcext:value-type="float">
            <text:p>8.687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8929" calcext:value-type="float">
            <text:p>0.000001489290</text:p>
          </table:table-cell>
          <table:table-cell table:style-name="ce2" office:value-type="float" office:value="0.0000000683105" calcext:value-type="float">
            <text:p>6.83E-008</text:p>
          </table:table-cell>
          <table:table-cell table:style-name="ce2" office:value-type="float" office:value="0.0000015576" calcext:value-type="float">
            <text:p>1.56E-006</text:p>
          </table:table-cell>
          <table:table-cell/>
        </table:table-row>
        <table:table-row table:style-name="ro2">
          <table:table-cell/>
          <table:table-cell office:value-type="float" office:value="8.099" calcext:value-type="float">
            <text:p>8.099</text:p>
          </table:table-cell>
          <table:table-cell office:value-type="float" office:value="62.6892" calcext:value-type="float">
            <text:p>62.689200000000</text:p>
          </table:table-cell>
          <table:table-cell table:number-columns-repeated="4"/>
          <table:table-cell office:value-type="float" office:value="8.973" calcext:value-type="float">
            <text:p>8.973</text:p>
          </table:table-cell>
          <table:table-cell office:value-type="float" office:value="62.3096" calcext:value-type="float">
            <text:p>62.3096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.385" calcext:value-type="float">
            <text:p>8.385</text:p>
          </table:table-cell>
          <table:table-cell office:value-type="float" office:value="62.5545" calcext:value-type="float">
            <text:p>62.554500000000</text:p>
          </table:table-cell>
          <table:table-cell table:number-columns-repeated="4"/>
          <table:table-cell office:value-type="float" office:value="8.973" calcext:value-type="float">
            <text:p>8.97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9859" calcext:value-type="float">
            <text:p>0.000001498590</text:p>
          </table:table-cell>
          <table:table-cell table:style-name="ce2" office:value-type="float" office:value="0.000000069711" calcext:value-type="float">
            <text:p>6.97E-008</text:p>
          </table:table-cell>
          <table:table-cell table:style-name="ce2" office:value-type="float" office:value="0.00000156831" calcext:value-type="float">
            <text:p>1.57E-006</text:p>
          </table:table-cell>
          <table:table-cell/>
        </table:table-row>
        <table:table-row table:style-name="ro2">
          <table:table-cell/>
          <table:table-cell office:value-type="float" office:value="8.687" calcext:value-type="float">
            <text:p>8.687</text:p>
          </table:table-cell>
          <table:table-cell office:value-type="float" office:value="62.3528" calcext:value-type="float">
            <text:p>62.352800000000</text:p>
          </table:table-cell>
          <table:table-cell table:number-columns-repeated="4"/>
          <table:table-cell office:value-type="float" office:value="9.295" calcext:value-type="float">
            <text:p>9.295</text:p>
          </table:table-cell>
          <table:table-cell office:value-type="float" office:value="62.3987" calcext:value-type="float">
            <text:p>62.398700000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.973" calcext:value-type="float">
            <text:p>8.973</text:p>
          </table:table-cell>
          <table:table-cell office:value-type="float" office:value="62.3096" calcext:value-type="float">
            <text:p>62.309600000000</text:p>
          </table:table-cell>
          <table:table-cell table:number-columns-repeated="4"/>
          <table:table-cell office:value-type="float" office:value="9.295" calcext:value-type="float">
            <text:p>9.2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50826" calcext:value-type="float">
            <text:p>0.000001508260</text:p>
          </table:table-cell>
          <table:table-cell table:style-name="ce2" office:value-type="float" office:value="0.0000000712365" calcext:value-type="float">
            <text:p>7.12E-008</text:p>
          </table:table-cell>
          <table:table-cell table:style-name="ce2" office:value-type="float" office:value="0.0000015795" calcext:value-type="float">
            <text:p>1.58E-006</text:p>
          </table:table-cell>
          <table:table-cell/>
        </table:table-row>
        <table:table-row table:style-name="ro2">
          <table:table-cell/>
          <table:table-cell office:value-type="float" office:value="9.295" calcext:value-type="float">
            <text:p>9.295</text:p>
          </table:table-cell>
          <table:table-cell office:value-type="float" office:value="62.3987" calcext:value-type="float">
            <text:p>62.3987000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306" calcext:value-type="float">
            <text:p>0.306</text:p>
          </table:table-cell>
          <table:table-cell office:value-type="float" office:value="1.00004" calcext:value-type="float">
            <text:p>1.000040000000</text:p>
          </table:table-cell>
          <table:table-cell office:value-type="float" office:value="0.000000564943" calcext:value-type="float">
            <text:p>0.000000564943</text:p>
          </table:table-cell>
          <table:table-cell table:style-name="ce2" office:value-type="float" office:value="0.000000000939466" calcext:value-type="float">
            <text:p>9.39E-010</text:p>
          </table:table-cell>
          <table:table-cell table:style-name="ce2" office:value-type="float" office:value="0.000000565882" calcext:value-type="float">
            <text:p>5.66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6" calcext:value-type="float">
            <text:p>0.6</text:p>
          </table:table-cell>
          <table:table-cell office:value-type="float" office:value="1.00007" calcext:value-type="float">
            <text:p>1.000070000000</text:p>
          </table:table-cell>
          <table:table-cell office:value-type="float" office:value="0.000000678754" calcext:value-type="float">
            <text:p>0.000000678754</text:p>
          </table:table-cell>
          <table:table-cell table:style-name="ce2" office:value-type="float" office:value="0.00000000320122" calcext:value-type="float">
            <text:p>3.20E-009</text:p>
          </table:table-cell>
          <table:table-cell table:style-name="ce2" office:value-type="float" office:value="0.000000681955" calcext:value-type="float">
            <text:p>6.82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06" calcext:value-type="float">
            <text:p>0.906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0764653" calcext:value-type="float">
            <text:p>0.000000764653</text:p>
          </table:table-cell>
          <table:table-cell table:style-name="ce2" office:value-type="float" office:value="0.00000000601569" calcext:value-type="float">
            <text:p>6.02E-009</text:p>
          </table:table-cell>
          <table:table-cell table:style-name="ce2" office:value-type="float" office:value="0.000000770669" calcext:value-type="float">
            <text:p>7.71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0831554" calcext:value-type="float">
            <text:p>0.000000831554</text:p>
          </table:table-cell>
          <table:table-cell table:style-name="ce2" office:value-type="float" office:value="0.00000000859748" calcext:value-type="float">
            <text:p>8.60E-009</text:p>
          </table:table-cell>
          <table:table-cell table:style-name="ce2" office:value-type="float" office:value="0.000000840151" calcext:value-type="float">
            <text:p>8.40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07" calcext:value-type="float">
            <text:p>1.507</text:p>
          </table:table-cell>
          <table:table-cell office:value-type="float" office:value="1.00011" calcext:value-type="float">
            <text:p>1.000110000000</text:p>
          </table:table-cell>
          <table:table-cell office:value-type="float" office:value="0.000000901978" calcext:value-type="float">
            <text:p>0.000000901978</text:p>
          </table:table-cell>
          <table:table-cell table:style-name="ce2" office:value-type="float" office:value="0.000000011219" calcext:value-type="float">
            <text:p>1.12E-008</text:p>
          </table:table-cell>
          <table:table-cell table:style-name="ce2" office:value-type="float" office:value="0.000000913197" calcext:value-type="float">
            <text:p>9.13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809" calcext:value-type="float">
            <text:p>1.809</text:p>
          </table:table-cell>
          <table:table-cell office:value-type="float" office:value="1.00012" calcext:value-type="float">
            <text:p>1.000120000000</text:p>
          </table:table-cell>
          <table:table-cell office:value-type="float" office:value="0.00000095789" calcext:value-type="float">
            <text:p>0.000000957890</text:p>
          </table:table-cell>
          <table:table-cell table:style-name="ce2" office:value-type="float" office:value="0.0000000138097" calcext:value-type="float">
            <text:p>1.38E-008</text:p>
          </table:table-cell>
          <table:table-cell table:style-name="ce2" office:value-type="float" office:value="0.000000971699" calcext:value-type="float">
            <text:p>9.72E-0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098" calcext:value-type="float">
            <text:p>2.098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100302" calcext:value-type="float">
            <text:p>0.000001003020</text:p>
          </table:table-cell>
          <table:table-cell table:style-name="ce2" office:value-type="float" office:value="0.0000000163559" calcext:value-type="float">
            <text:p>1.64E-008</text:p>
          </table:table-cell>
          <table:table-cell table:style-name="ce2" office:value-type="float" office:value="0.00000101937" calcext:value-type="float">
            <text:p>1.0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09" calcext:value-type="float">
            <text:p>2.409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105186" calcext:value-type="float">
            <text:p>0.000001051860</text:p>
          </table:table-cell>
          <table:table-cell table:style-name="ce2" office:value-type="float" office:value="0.0000000190837" calcext:value-type="float">
            <text:p>1.91E-008</text:p>
          </table:table-cell>
          <table:table-cell table:style-name="ce2" office:value-type="float" office:value="0.00000107095" calcext:value-type="float">
            <text:p>1.0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692" calcext:value-type="float">
            <text:p>2.692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10883" calcext:value-type="float">
            <text:p>0.000001088300</text:p>
          </table:table-cell>
          <table:table-cell table:style-name="ce2" office:value-type="float" office:value="0.0000000215681" calcext:value-type="float">
            <text:p>2.16E-008</text:p>
          </table:table-cell>
          <table:table-cell table:style-name="ce2" office:value-type="float" office:value="0.00000110986" calcext:value-type="float">
            <text:p>1.1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998" calcext:value-type="float">
            <text:p>2.998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112481" calcext:value-type="float">
            <text:p>0.000001124810</text:p>
          </table:table-cell>
          <table:table-cell table:style-name="ce2" office:value-type="float" office:value="0.0000000244307" calcext:value-type="float">
            <text:p>2.44E-008</text:p>
          </table:table-cell>
          <table:table-cell table:style-name="ce2" office:value-type="float" office:value="0.00000114924" calcext:value-type="float">
            <text:p>1.1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288" calcext:value-type="float">
            <text:p>3.288</text:p>
          </table:table-cell>
          <table:table-cell office:value-type="float" office:value="1.00018" calcext:value-type="float">
            <text:p>1.000180000000</text:p>
          </table:table-cell>
          <table:table-cell office:value-type="float" office:value="0.00000115807" calcext:value-type="float">
            <text:p>0.000001158070</text:p>
          </table:table-cell>
          <table:table-cell table:style-name="ce2" office:value-type="float" office:value="0.0000000273088" calcext:value-type="float">
            <text:p>2.73E-008</text:p>
          </table:table-cell>
          <table:table-cell table:style-name="ce2" office:value-type="float" office:value="0.00000118538" calcext:value-type="float">
            <text:p>1.1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599" calcext:value-type="float">
            <text:p>3.599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118849" calcext:value-type="float">
            <text:p>0.000001188490</text:p>
          </table:table-cell>
          <table:table-cell table:style-name="ce2" office:value-type="float" office:value="0.000000030486" calcext:value-type="float">
            <text:p>3.05E-008</text:p>
          </table:table-cell>
          <table:table-cell table:style-name="ce2" office:value-type="float" office:value="0.00000121897" calcext:value-type="float">
            <text:p>1.2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91" calcext:value-type="float">
            <text:p>3.91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121648" calcext:value-type="float">
            <text:p>0.000001216480</text:p>
          </table:table-cell>
          <table:table-cell table:style-name="ce2" office:value-type="float" office:value="0.0000000336296" calcext:value-type="float">
            <text:p>3.36E-008</text:p>
          </table:table-cell>
          <table:table-cell table:style-name="ce2" office:value-type="float" office:value="0.00000125011" calcext:value-type="float">
            <text:p>1.2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2" calcext:value-type="float">
            <text:p>4.2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124276" calcext:value-type="float">
            <text:p>0.000001242760</text:p>
          </table:table-cell>
          <table:table-cell table:style-name="ce2" office:value-type="float" office:value="0.0000000364812" calcext:value-type="float">
            <text:p>3.65E-008</text:p>
          </table:table-cell>
          <table:table-cell table:style-name="ce2" office:value-type="float" office:value="0.00000127924" calcext:value-type="float">
            <text:p>1.2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498" calcext:value-type="float">
            <text:p>4.49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2671" calcext:value-type="float">
            <text:p>0.000001267100</text:p>
          </table:table-cell>
          <table:table-cell table:style-name="ce2" office:value-type="float" office:value="0.0000000393126" calcext:value-type="float">
            <text:p>3.93E-008</text:p>
          </table:table-cell>
          <table:table-cell table:style-name="ce2" office:value-type="float" office:value="0.00000130642" calcext:value-type="float">
            <text:p>1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788" calcext:value-type="float">
            <text:p>4.78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28769" calcext:value-type="float">
            <text:p>0.000001287690</text:p>
          </table:table-cell>
          <table:table-cell table:style-name="ce2" office:value-type="float" office:value="0.0000000420038" calcext:value-type="float">
            <text:p>4.20E-008</text:p>
          </table:table-cell>
          <table:table-cell table:style-name="ce2" office:value-type="float" office:value="0.0000013297" calcext:value-type="float">
            <text:p>1.3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103" calcext:value-type="float">
            <text:p>5.10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1116" calcext:value-type="float">
            <text:p>0.000001311160</text:p>
          </table:table-cell>
          <table:table-cell table:style-name="ce2" office:value-type="float" office:value="0.0000000447892" calcext:value-type="float">
            <text:p>4.48E-008</text:p>
          </table:table-cell>
          <table:table-cell table:style-name="ce2" office:value-type="float" office:value="0.00000135595" calcext:value-type="float">
            <text:p>1.3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401" calcext:value-type="float">
            <text:p>5.40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313" calcext:value-type="float">
            <text:p>0.000001331300</text:p>
          </table:table-cell>
          <table:table-cell table:style-name="ce2" office:value-type="float" office:value="0.0000000472557" calcext:value-type="float">
            <text:p>4.73E-008</text:p>
          </table:table-cell>
          <table:table-cell table:style-name="ce2" office:value-type="float" office:value="0.00000137855" calcext:value-type="float">
            <text:p>1.3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695" calcext:value-type="float">
            <text:p>5.6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484" calcext:value-type="float">
            <text:p>0.000001348400</text:p>
          </table:table-cell>
          <table:table-cell table:style-name="ce2" office:value-type="float" office:value="0.0000000495455" calcext:value-type="float">
            <text:p>4.95E-008</text:p>
          </table:table-cell>
          <table:table-cell table:style-name="ce2" office:value-type="float" office:value="0.00000139795" calcext:value-type="float">
            <text:p>1.4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002" calcext:value-type="float">
            <text:p>6.00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6814" calcext:value-type="float">
            <text:p>0.000001368140</text:p>
          </table:table-cell>
          <table:table-cell table:style-name="ce2" office:value-type="float" office:value="0.0000000518295" calcext:value-type="float">
            <text:p>5.18E-008</text:p>
          </table:table-cell>
          <table:table-cell table:style-name="ce2" office:value-type="float" office:value="0.00000141997" calcext:value-type="float">
            <text:p>1.4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96" calcext:value-type="float">
            <text:p>6.296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8332" calcext:value-type="float">
            <text:p>0.000001383320</text:p>
          </table:table-cell>
          <table:table-cell table:style-name="ce2" office:value-type="float" office:value="0.0000000539568" calcext:value-type="float">
            <text:p>5.40E-008</text:p>
          </table:table-cell>
          <table:table-cell table:style-name="ce2" office:value-type="float" office:value="0.00000143728" calcext:value-type="float">
            <text:p>1.4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07" calcext:value-type="float">
            <text:p>6.607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140078" calcext:value-type="float">
            <text:p>0.000001400780</text:p>
          </table:table-cell>
          <table:table-cell table:style-name="ce2" office:value-type="float" office:value="0.0000000561554" calcext:value-type="float">
            <text:p>5.62E-008</text:p>
          </table:table-cell>
          <table:table-cell table:style-name="ce2" office:value-type="float" office:value="0.00000145694" calcext:value-type="float">
            <text:p>1.4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881" calcext:value-type="float">
            <text:p>6.88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1441" calcext:value-type="float">
            <text:p>0.000001414410</text:p>
          </table:table-cell>
          <table:table-cell table:style-name="ce2" office:value-type="float" office:value="0.0000000580201" calcext:value-type="float">
            <text:p>5.80E-008</text:p>
          </table:table-cell>
          <table:table-cell table:style-name="ce2" office:value-type="float" office:value="0.00000147243" calcext:value-type="float">
            <text:p>1.4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195" calcext:value-type="float">
            <text:p>7.1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2853" calcext:value-type="float">
            <text:p>0.000001428530</text:p>
          </table:table-cell>
          <table:table-cell table:style-name="ce2" office:value-type="float" office:value="0.0000000600362" calcext:value-type="float">
            <text:p>6.00E-008</text:p>
          </table:table-cell>
          <table:table-cell table:style-name="ce2" office:value-type="float" office:value="0.00000148857" calcext:value-type="float">
            <text:p>1.4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481" calcext:value-type="float">
            <text:p>7.48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4213" calcext:value-type="float">
            <text:p>0.000001442130</text:p>
          </table:table-cell>
          <table:table-cell table:style-name="ce2" office:value-type="float" office:value="0.000000061774" calcext:value-type="float">
            <text:p>6.18E-008</text:p>
          </table:table-cell>
          <table:table-cell table:style-name="ce2" office:value-type="float" office:value="0.00000150391" calcext:value-type="float">
            <text:p>1.5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792" calcext:value-type="float">
            <text:p>7.79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5483" calcext:value-type="float">
            <text:p>0.000001454830</text:p>
          </table:table-cell>
          <table:table-cell table:style-name="ce2" office:value-type="float" office:value="0.0000000635688" calcext:value-type="float">
            <text:p>6.36E-008</text:p>
          </table:table-cell>
          <table:table-cell table:style-name="ce2" office:value-type="float" office:value="0.0000015184" calcext:value-type="float">
            <text:p>1.5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099" calcext:value-type="float">
            <text:p>8.099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6692" calcext:value-type="float">
            <text:p>0.000001466920</text:p>
          </table:table-cell>
          <table:table-cell table:style-name="ce2" office:value-type="float" office:value="0.0000000652599" calcext:value-type="float">
            <text:p>6.53E-008</text:p>
          </table:table-cell>
          <table:table-cell table:style-name="ce2" office:value-type="float" office:value="0.00000153218" calcext:value-type="float">
            <text:p>1.5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385" calcext:value-type="float">
            <text:p>8.38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7842" calcext:value-type="float">
            <text:p>0.000001478420</text:p>
          </table:table-cell>
          <table:table-cell table:style-name="ce2" office:value-type="float" office:value="0.0000000667745" calcext:value-type="float">
            <text:p>6.68E-008</text:p>
          </table:table-cell>
          <table:table-cell table:style-name="ce2" office:value-type="float" office:value="0.0000015452" calcext:value-type="float">
            <text:p>1.5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687" calcext:value-type="float">
            <text:p>8.687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8929" calcext:value-type="float">
            <text:p>0.000001489290</text:p>
          </table:table-cell>
          <table:table-cell table:style-name="ce2" office:value-type="float" office:value="0.0000000683105" calcext:value-type="float">
            <text:p>6.83E-008</text:p>
          </table:table-cell>
          <table:table-cell table:style-name="ce2" office:value-type="float" office:value="0.0000015576" calcext:value-type="float">
            <text:p>1.5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973" calcext:value-type="float">
            <text:p>8.97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9859" calcext:value-type="float">
            <text:p>0.000001498590</text:p>
          </table:table-cell>
          <table:table-cell table:style-name="ce2" office:value-type="float" office:value="0.000000069711" calcext:value-type="float">
            <text:p>6.97E-008</text:p>
          </table:table-cell>
          <table:table-cell table:style-name="ce2" office:value-type="float" office:value="0.00000156831" calcext:value-type="float">
            <text:p>1.5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295" calcext:value-type="float">
            <text:p>9.2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50826" calcext:value-type="float">
            <text:p>0.000001508260</text:p>
          </table:table-cell>
          <table:table-cell table:style-name="ce2" office:value-type="float" office:value="0.0000000712365" calcext:value-type="float">
            <text:p>7.12E-008</text:p>
          </table:table-cell>
          <table:table-cell table:style-name="ce2" office:value-type="float" office:value="0.0000015795" calcext:value-type="float">
            <text:p>1.58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306" calcext:value-type="float">
            <text:p>0.306</text:p>
          </table:table-cell>
          <table:table-cell office:value-type="float" office:value="1.00004" calcext:value-type="float">
            <text:p>1.000040000000</text:p>
          </table:table-cell>
          <table:table-cell office:value-type="float" office:value="0.00000160634" calcext:value-type="float">
            <text:p>0.000001606340</text:p>
          </table:table-cell>
          <table:table-cell table:style-name="ce2" office:value-type="float" office:value="0.000000000983648" calcext:value-type="float">
            <text:p>9.84E-010</text:p>
          </table:table-cell>
          <table:table-cell table:style-name="ce2" office:value-type="float" office:value="0.00000160732" calcext:value-type="float">
            <text:p>1.6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6" calcext:value-type="float">
            <text:p>0.6</text:p>
          </table:table-cell>
          <table:table-cell office:value-type="float" office:value="1.00008" calcext:value-type="float">
            <text:p>1.000080000000</text:p>
          </table:table-cell>
          <table:table-cell office:value-type="float" office:value="0.00000198822" calcext:value-type="float">
            <text:p>0.000001988220</text:p>
          </table:table-cell>
          <table:table-cell table:style-name="ce2" office:value-type="float" office:value="0.00000000335177" calcext:value-type="float">
            <text:p>3.35E-009</text:p>
          </table:table-cell>
          <table:table-cell table:style-name="ce2" office:value-type="float" office:value="0.00000199157" calcext:value-type="float">
            <text:p>1.9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06" calcext:value-type="float">
            <text:p>0.906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217931" calcext:value-type="float">
            <text:p>0.000002179310</text:p>
          </table:table-cell>
          <table:table-cell table:style-name="ce2" office:value-type="float" office:value="0.0000000062986" calcext:value-type="float">
            <text:p>6.30E-009</text:p>
          </table:table-cell>
          <table:table-cell table:style-name="ce2" office:value-type="float" office:value="0.00000218561" calcext:value-type="float">
            <text:p>2.1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229998" calcext:value-type="float">
            <text:p>0.000002299980</text:p>
          </table:table-cell>
          <table:table-cell table:style-name="ce2" office:value-type="float" office:value="0.00000000900181" calcext:value-type="float">
            <text:p>9.00E-009</text:p>
          </table:table-cell>
          <table:table-cell table:style-name="ce2" office:value-type="float" office:value="0.00000230898" calcext:value-type="float">
            <text:p>2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07" calcext:value-type="float">
            <text:p>1.507</text:p>
          </table:table-cell>
          <table:table-cell office:value-type="float" office:value="1.00012" calcext:value-type="float">
            <text:p>1.000120000000</text:p>
          </table:table-cell>
          <table:table-cell office:value-type="float" office:value="0.00000238898" calcext:value-type="float">
            <text:p>0.000002388980</text:p>
          </table:table-cell>
          <table:table-cell table:style-name="ce2" office:value-type="float" office:value="0.0000000117466" calcext:value-type="float">
            <text:p>1.17E-008</text:p>
          </table:table-cell>
          <table:table-cell table:style-name="ce2" office:value-type="float" office:value="0.00000240072" calcext:value-type="float">
            <text:p>2.4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809" calcext:value-type="float">
            <text:p>1.809</text:p>
          </table:table-cell>
          <table:table-cell office:value-type="float" office:value="1.00013" calcext:value-type="float">
            <text:p>1.000130000000</text:p>
          </table:table-cell>
          <table:table-cell office:value-type="float" office:value="0.00000245985" calcext:value-type="float">
            <text:p>0.000002459850</text:p>
          </table:table-cell>
          <table:table-cell table:style-name="ce2" office:value-type="float" office:value="0.0000000144591" calcext:value-type="float">
            <text:p>1.45E-008</text:p>
          </table:table-cell>
          <table:table-cell table:style-name="ce2" office:value-type="float" office:value="0.00000247431" calcext:value-type="float">
            <text:p>2.4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098" calcext:value-type="float">
            <text:p>2.098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251738" calcext:value-type="float">
            <text:p>0.000002517380</text:p>
          </table:table-cell>
          <table:table-cell table:style-name="ce2" office:value-type="float" office:value="0.000000017125" calcext:value-type="float">
            <text:p>1.71E-008</text:p>
          </table:table-cell>
          <table:table-cell table:style-name="ce2" office:value-type="float" office:value="0.0000025345" calcext:value-type="float">
            <text:p>2.5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09" calcext:value-type="float">
            <text:p>2.409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256681" calcext:value-type="float">
            <text:p>0.000002566810</text:p>
          </table:table-cell>
          <table:table-cell table:style-name="ce2" office:value-type="float" office:value="0.0000000199812" calcext:value-type="float">
            <text:p>2.00E-008</text:p>
          </table:table-cell>
          <table:table-cell table:style-name="ce2" office:value-type="float" office:value="0.00000258679" calcext:value-type="float">
            <text:p>2.5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692" calcext:value-type="float">
            <text:p>2.692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260939" calcext:value-type="float">
            <text:p>0.000002609390</text:p>
          </table:table-cell>
          <table:table-cell table:style-name="ce2" office:value-type="float" office:value="0.0000000225824" calcext:value-type="float">
            <text:p>2.26E-008</text:p>
          </table:table-cell>
          <table:table-cell table:style-name="ce2" office:value-type="float" office:value="0.00000263198" calcext:value-type="float">
            <text:p>2.6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998" calcext:value-type="float">
            <text:p>2.998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264659" calcext:value-type="float">
            <text:p>0.000002646590</text:p>
          </table:table-cell>
          <table:table-cell table:style-name="ce2" office:value-type="float" office:value="0.0000000255796" calcext:value-type="float">
            <text:p>2.56E-008</text:p>
          </table:table-cell>
          <table:table-cell table:style-name="ce2" office:value-type="float" office:value="0.00000267217" calcext:value-type="float">
            <text:p>2.6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288" calcext:value-type="float">
            <text:p>3.288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267992" calcext:value-type="float">
            <text:p>0.000002679920</text:p>
          </table:table-cell>
          <table:table-cell table:style-name="ce2" office:value-type="float" office:value="0.0000000285931" calcext:value-type="float">
            <text:p>2.86E-008</text:p>
          </table:table-cell>
          <table:table-cell table:style-name="ce2" office:value-type="float" office:value="0.00000270851" calcext:value-type="float">
            <text:p>2.7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599" calcext:value-type="float">
            <text:p>3.599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270915" calcext:value-type="float">
            <text:p>0.000002709150</text:p>
          </table:table-cell>
          <table:table-cell table:style-name="ce2" office:value-type="float" office:value="0.0000000319197" calcext:value-type="float">
            <text:p>3.19E-008</text:p>
          </table:table-cell>
          <table:table-cell table:style-name="ce2" office:value-type="float" office:value="0.00000274107" calcext:value-type="float">
            <text:p>2.7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91" calcext:value-type="float">
            <text:p>3.91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273645" calcext:value-type="float">
            <text:p>0.000002736450</text:p>
          </table:table-cell>
          <table:table-cell table:style-name="ce2" office:value-type="float" office:value="0.0000000352111" calcext:value-type="float">
            <text:p>3.52E-008</text:p>
          </table:table-cell>
          <table:table-cell table:style-name="ce2" office:value-type="float" office:value="0.00000277166" calcext:value-type="float">
            <text:p>2.7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2" calcext:value-type="float">
            <text:p>4.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76165" calcext:value-type="float">
            <text:p>0.000002761650</text:p>
          </table:table-cell>
          <table:table-cell table:style-name="ce2" office:value-type="float" office:value="0.0000000381969" calcext:value-type="float">
            <text:p>3.82E-008</text:p>
          </table:table-cell>
          <table:table-cell table:style-name="ce2" office:value-type="float" office:value="0.00000279985" calcext:value-type="float">
            <text:p>2.8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498" calcext:value-type="float">
            <text:p>4.49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78475" calcext:value-type="float">
            <text:p>0.000002784750</text:p>
          </table:table-cell>
          <table:table-cell table:style-name="ce2" office:value-type="float" office:value="0.0000000411614" calcext:value-type="float">
            <text:p>4.12E-008</text:p>
          </table:table-cell>
          <table:table-cell table:style-name="ce2" office:value-type="float" office:value="0.00000282591" calcext:value-type="float">
            <text:p>2.8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788" calcext:value-type="float">
            <text:p>4.78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0596" calcext:value-type="float">
            <text:p>0.000002805960</text:p>
          </table:table-cell>
          <table:table-cell table:style-name="ce2" office:value-type="float" office:value="0.0000000439791" calcext:value-type="float">
            <text:p>4.40E-008</text:p>
          </table:table-cell>
          <table:table-cell table:style-name="ce2" office:value-type="float" office:value="0.00000284994" calcext:value-type="float">
            <text:p>2.8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103" calcext:value-type="float">
            <text:p>5.10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2567" calcext:value-type="float">
            <text:p>0.000002825670</text:p>
          </table:table-cell>
          <table:table-cell table:style-name="ce2" office:value-type="float" office:value="0.0000000468955" calcext:value-type="float">
            <text:p>4.69E-008</text:p>
          </table:table-cell>
          <table:table-cell table:style-name="ce2" office:value-type="float" office:value="0.00000287257" calcext:value-type="float">
            <text:p>2.8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401" calcext:value-type="float">
            <text:p>5.40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443" calcext:value-type="float">
            <text:p>0.000002844300</text:p>
          </table:table-cell>
          <table:table-cell table:style-name="ce2" office:value-type="float" office:value="0.000000049478" calcext:value-type="float">
            <text:p>4.95E-008</text:p>
          </table:table-cell>
          <table:table-cell table:style-name="ce2" office:value-type="float" office:value="0.00000289378" calcext:value-type="float">
            <text:p>2.8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695" calcext:value-type="float">
            <text:p>5.6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618" calcext:value-type="float">
            <text:p>0.000002861800</text:p>
          </table:table-cell>
          <table:table-cell table:style-name="ce2" office:value-type="float" office:value="0.0000000518755" calcext:value-type="float">
            <text:p>5.19E-008</text:p>
          </table:table-cell>
          <table:table-cell table:style-name="ce2" office:value-type="float" office:value="0.00000291368" calcext:value-type="float">
            <text:p>2.9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002" calcext:value-type="float">
            <text:p>6.00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7831" calcext:value-type="float">
            <text:p>0.000002878310</text:p>
          </table:table-cell>
          <table:table-cell table:style-name="ce2" office:value-type="float" office:value="0.000000054267" calcext:value-type="float">
            <text:p>5.43E-008</text:p>
          </table:table-cell>
          <table:table-cell table:style-name="ce2" office:value-type="float" office:value="0.00000293258" calcext:value-type="float">
            <text:p>2.9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96" calcext:value-type="float">
            <text:p>6.296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89353" calcext:value-type="float">
            <text:p>0.000002893530</text:p>
          </table:table-cell>
          <table:table-cell table:style-name="ce2" office:value-type="float" office:value="0.0000000564944" calcext:value-type="float">
            <text:p>5.65E-008</text:p>
          </table:table-cell>
          <table:table-cell table:style-name="ce2" office:value-type="float" office:value="0.00000295002" calcext:value-type="float">
            <text:p>2.9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07" calcext:value-type="float">
            <text:p>6.607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90796" calcext:value-type="float">
            <text:p>0.000002907960</text:p>
          </table:table-cell>
          <table:table-cell table:style-name="ce2" office:value-type="float" office:value="0.0000000587964" calcext:value-type="float">
            <text:p>5.88E-008</text:p>
          </table:table-cell>
          <table:table-cell table:style-name="ce2" office:value-type="float" office:value="0.00000296676" calcext:value-type="float">
            <text:p>2.9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881" calcext:value-type="float">
            <text:p>6.881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92163" calcext:value-type="float">
            <text:p>0.000002921630</text:p>
          </table:table-cell>
          <table:table-cell table:style-name="ce2" office:value-type="float" office:value="0.0000000607487" calcext:value-type="float">
            <text:p>6.07E-008</text:p>
          </table:table-cell>
          <table:table-cell table:style-name="ce2" office:value-type="float" office:value="0.00000298238" calcext:value-type="float">
            <text:p>2.9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195" calcext:value-type="float">
            <text:p>7.195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93463" calcext:value-type="float">
            <text:p>0.000002934630</text:p>
          </table:table-cell>
          <table:table-cell table:style-name="ce2" office:value-type="float" office:value="0.0000000628597" calcext:value-type="float">
            <text:p>6.29E-008</text:p>
          </table:table-cell>
          <table:table-cell table:style-name="ce2" office:value-type="float" office:value="0.00000299749" calcext:value-type="float">
            <text:p>3.0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481" calcext:value-type="float">
            <text:p>7.481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9468" calcext:value-type="float">
            <text:p>0.000002946800</text:p>
          </table:table-cell>
          <table:table-cell table:style-name="ce2" office:value-type="float" office:value="0.0000000646791" calcext:value-type="float">
            <text:p>6.47E-008</text:p>
          </table:table-cell>
          <table:table-cell table:style-name="ce2" office:value-type="float" office:value="0.00000301148" calcext:value-type="float">
            <text:p>3.0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792" calcext:value-type="float">
            <text:p>7.79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5837" calcext:value-type="float">
            <text:p>0.000002958370</text:p>
          </table:table-cell>
          <table:table-cell table:style-name="ce2" office:value-type="float" office:value="0.0000000665584" calcext:value-type="float">
            <text:p>6.66E-008</text:p>
          </table:table-cell>
          <table:table-cell table:style-name="ce2" office:value-type="float" office:value="0.00000302493" calcext:value-type="float">
            <text:p>3.0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099" calcext:value-type="float">
            <text:p>8.099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6942" calcext:value-type="float">
            <text:p>0.000002969420</text:p>
          </table:table-cell>
          <table:table-cell table:style-name="ce2" office:value-type="float" office:value="0.000000068329" calcext:value-type="float">
            <text:p>6.83E-008</text:p>
          </table:table-cell>
          <table:table-cell table:style-name="ce2" office:value-type="float" office:value="0.00000303775" calcext:value-type="float">
            <text:p>3.0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385" calcext:value-type="float">
            <text:p>8.38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7994" calcext:value-type="float">
            <text:p>0.000002979940</text:p>
          </table:table-cell>
          <table:table-cell table:style-name="ce2" office:value-type="float" office:value="0.0000000699148" calcext:value-type="float">
            <text:p>6.99E-008</text:p>
          </table:table-cell>
          <table:table-cell table:style-name="ce2" office:value-type="float" office:value="0.00000304986" calcext:value-type="float">
            <text:p>3.0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687" calcext:value-type="float">
            <text:p>8.687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8982" calcext:value-type="float">
            <text:p>0.000002989820</text:p>
          </table:table-cell>
          <table:table-cell table:style-name="ce2" office:value-type="float" office:value="0.000000071523" calcext:value-type="float">
            <text:p>7.15E-008</text:p>
          </table:table-cell>
          <table:table-cell table:style-name="ce2" office:value-type="float" office:value="0.00000306134" calcext:value-type="float">
            <text:p>3.0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973" calcext:value-type="float">
            <text:p>8.97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993" calcext:value-type="float">
            <text:p>0.000002999300</text:p>
          </table:table-cell>
          <table:table-cell table:style-name="ce2" office:value-type="float" office:value="0.0000000729894" calcext:value-type="float">
            <text:p>7.30E-008</text:p>
          </table:table-cell>
          <table:table-cell table:style-name="ce2" office:value-type="float" office:value="0.00000307229" calcext:value-type="float">
            <text:p>3.0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295" calcext:value-type="float">
            <text:p>9.2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30065" calcext:value-type="float">
            <text:p>0.000003006500</text:p>
          </table:table-cell>
          <table:table-cell table:style-name="ce2" office:value-type="float" office:value="0.0000000745867" calcext:value-type="float">
            <text:p>7.46E-008</text:p>
          </table:table-cell>
          <table:table-cell table:style-name="ce2" office:value-type="float" office:value="0.00000308108" calcext:value-type="float">
            <text:p>3.08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306" calcext:value-type="float">
            <text:p>0.306</text:p>
          </table:table-cell>
          <table:table-cell office:value-type="float" office:value="1.00004" calcext:value-type="float">
            <text:p>1.000040000000</text:p>
          </table:table-cell>
          <table:table-cell office:value-type="float" office:value="0.00000160634" calcext:value-type="float">
            <text:p>0.000001606340</text:p>
          </table:table-cell>
          <table:table-cell table:style-name="ce2" office:value-type="float" office:value="0.000000000983648" calcext:value-type="float">
            <text:p>9.84E-010</text:p>
          </table:table-cell>
          <table:table-cell table:style-name="ce2" office:value-type="float" office:value="0.00000160732" calcext:value-type="float">
            <text:p>1.6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6" calcext:value-type="float">
            <text:p>0.6</text:p>
          </table:table-cell>
          <table:table-cell office:value-type="float" office:value="1.00008" calcext:value-type="float">
            <text:p>1.000080000000</text:p>
          </table:table-cell>
          <table:table-cell office:value-type="float" office:value="0.00000198822" calcext:value-type="float">
            <text:p>0.000001988220</text:p>
          </table:table-cell>
          <table:table-cell table:style-name="ce2" office:value-type="float" office:value="0.00000000335177" calcext:value-type="float">
            <text:p>3.35E-009</text:p>
          </table:table-cell>
          <table:table-cell table:style-name="ce2" office:value-type="float" office:value="0.00000199157" calcext:value-type="float">
            <text:p>1.9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06" calcext:value-type="float">
            <text:p>0.906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217931" calcext:value-type="float">
            <text:p>0.000002179310</text:p>
          </table:table-cell>
          <table:table-cell table:style-name="ce2" office:value-type="float" office:value="0.0000000062986" calcext:value-type="float">
            <text:p>6.30E-009</text:p>
          </table:table-cell>
          <table:table-cell table:style-name="ce2" office:value-type="float" office:value="0.00000218561" calcext:value-type="float">
            <text:p>2.1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229998" calcext:value-type="float">
            <text:p>0.000002299980</text:p>
          </table:table-cell>
          <table:table-cell table:style-name="ce2" office:value-type="float" office:value="0.00000000900181" calcext:value-type="float">
            <text:p>9.00E-009</text:p>
          </table:table-cell>
          <table:table-cell table:style-name="ce2" office:value-type="float" office:value="0.00000230898" calcext:value-type="float">
            <text:p>2.3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07" calcext:value-type="float">
            <text:p>1.507</text:p>
          </table:table-cell>
          <table:table-cell office:value-type="float" office:value="1.00012" calcext:value-type="float">
            <text:p>1.000120000000</text:p>
          </table:table-cell>
          <table:table-cell office:value-type="float" office:value="0.00000238898" calcext:value-type="float">
            <text:p>0.000002388980</text:p>
          </table:table-cell>
          <table:table-cell table:style-name="ce2" office:value-type="float" office:value="0.0000000117466" calcext:value-type="float">
            <text:p>1.17E-008</text:p>
          </table:table-cell>
          <table:table-cell table:style-name="ce2" office:value-type="float" office:value="0.00000240072" calcext:value-type="float">
            <text:p>2.4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809" calcext:value-type="float">
            <text:p>1.809</text:p>
          </table:table-cell>
          <table:table-cell office:value-type="float" office:value="1.00013" calcext:value-type="float">
            <text:p>1.000130000000</text:p>
          </table:table-cell>
          <table:table-cell office:value-type="float" office:value="0.00000245985" calcext:value-type="float">
            <text:p>0.000002459850</text:p>
          </table:table-cell>
          <table:table-cell table:style-name="ce2" office:value-type="float" office:value="0.0000000144591" calcext:value-type="float">
            <text:p>1.45E-008</text:p>
          </table:table-cell>
          <table:table-cell table:style-name="ce2" office:value-type="float" office:value="0.00000247431" calcext:value-type="float">
            <text:p>2.4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098" calcext:value-type="float">
            <text:p>2.098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251738" calcext:value-type="float">
            <text:p>0.000002517380</text:p>
          </table:table-cell>
          <table:table-cell table:style-name="ce2" office:value-type="float" office:value="0.000000017125" calcext:value-type="float">
            <text:p>1.71E-008</text:p>
          </table:table-cell>
          <table:table-cell table:style-name="ce2" office:value-type="float" office:value="0.0000025345" calcext:value-type="float">
            <text:p>2.5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09" calcext:value-type="float">
            <text:p>2.409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256681" calcext:value-type="float">
            <text:p>0.000002566810</text:p>
          </table:table-cell>
          <table:table-cell table:style-name="ce2" office:value-type="float" office:value="0.0000000199812" calcext:value-type="float">
            <text:p>2.00E-008</text:p>
          </table:table-cell>
          <table:table-cell table:style-name="ce2" office:value-type="float" office:value="0.00000258679" calcext:value-type="float">
            <text:p>2.5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692" calcext:value-type="float">
            <text:p>2.692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260939" calcext:value-type="float">
            <text:p>0.000002609390</text:p>
          </table:table-cell>
          <table:table-cell table:style-name="ce2" office:value-type="float" office:value="0.0000000225824" calcext:value-type="float">
            <text:p>2.26E-008</text:p>
          </table:table-cell>
          <table:table-cell table:style-name="ce2" office:value-type="float" office:value="0.00000263198" calcext:value-type="float">
            <text:p>2.6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998" calcext:value-type="float">
            <text:p>2.998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264659" calcext:value-type="float">
            <text:p>0.000002646590</text:p>
          </table:table-cell>
          <table:table-cell table:style-name="ce2" office:value-type="float" office:value="0.0000000255796" calcext:value-type="float">
            <text:p>2.56E-008</text:p>
          </table:table-cell>
          <table:table-cell table:style-name="ce2" office:value-type="float" office:value="0.00000267217" calcext:value-type="float">
            <text:p>2.6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288" calcext:value-type="float">
            <text:p>3.288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267992" calcext:value-type="float">
            <text:p>0.000002679920</text:p>
          </table:table-cell>
          <table:table-cell table:style-name="ce2" office:value-type="float" office:value="0.0000000285931" calcext:value-type="float">
            <text:p>2.86E-008</text:p>
          </table:table-cell>
          <table:table-cell table:style-name="ce2" office:value-type="float" office:value="0.00000270851" calcext:value-type="float">
            <text:p>2.7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599" calcext:value-type="float">
            <text:p>3.599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270915" calcext:value-type="float">
            <text:p>0.000002709150</text:p>
          </table:table-cell>
          <table:table-cell table:style-name="ce2" office:value-type="float" office:value="0.0000000319197" calcext:value-type="float">
            <text:p>3.19E-008</text:p>
          </table:table-cell>
          <table:table-cell table:style-name="ce2" office:value-type="float" office:value="0.00000274107" calcext:value-type="float">
            <text:p>2.7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91" calcext:value-type="float">
            <text:p>3.91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273645" calcext:value-type="float">
            <text:p>0.000002736450</text:p>
          </table:table-cell>
          <table:table-cell table:style-name="ce2" office:value-type="float" office:value="0.0000000352111" calcext:value-type="float">
            <text:p>3.52E-008</text:p>
          </table:table-cell>
          <table:table-cell table:style-name="ce2" office:value-type="float" office:value="0.00000277166" calcext:value-type="float">
            <text:p>2.7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2" calcext:value-type="float">
            <text:p>4.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76165" calcext:value-type="float">
            <text:p>0.000002761650</text:p>
          </table:table-cell>
          <table:table-cell table:style-name="ce2" office:value-type="float" office:value="0.0000000381969" calcext:value-type="float">
            <text:p>3.82E-008</text:p>
          </table:table-cell>
          <table:table-cell table:style-name="ce2" office:value-type="float" office:value="0.00000279985" calcext:value-type="float">
            <text:p>2.8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498" calcext:value-type="float">
            <text:p>4.49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78475" calcext:value-type="float">
            <text:p>0.000002784750</text:p>
          </table:table-cell>
          <table:table-cell table:style-name="ce2" office:value-type="float" office:value="0.0000000411614" calcext:value-type="float">
            <text:p>4.12E-008</text:p>
          </table:table-cell>
          <table:table-cell table:style-name="ce2" office:value-type="float" office:value="0.00000282591" calcext:value-type="float">
            <text:p>2.8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788" calcext:value-type="float">
            <text:p>4.78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0596" calcext:value-type="float">
            <text:p>0.000002805960</text:p>
          </table:table-cell>
          <table:table-cell table:style-name="ce2" office:value-type="float" office:value="0.0000000439791" calcext:value-type="float">
            <text:p>4.40E-008</text:p>
          </table:table-cell>
          <table:table-cell table:style-name="ce2" office:value-type="float" office:value="0.00000284994" calcext:value-type="float">
            <text:p>2.8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103" calcext:value-type="float">
            <text:p>5.10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2567" calcext:value-type="float">
            <text:p>0.000002825670</text:p>
          </table:table-cell>
          <table:table-cell table:style-name="ce2" office:value-type="float" office:value="0.0000000468955" calcext:value-type="float">
            <text:p>4.69E-008</text:p>
          </table:table-cell>
          <table:table-cell table:style-name="ce2" office:value-type="float" office:value="0.00000287257" calcext:value-type="float">
            <text:p>2.8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401" calcext:value-type="float">
            <text:p>5.40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443" calcext:value-type="float">
            <text:p>0.000002844300</text:p>
          </table:table-cell>
          <table:table-cell table:style-name="ce2" office:value-type="float" office:value="0.000000049478" calcext:value-type="float">
            <text:p>4.95E-008</text:p>
          </table:table-cell>
          <table:table-cell table:style-name="ce2" office:value-type="float" office:value="0.00000289378" calcext:value-type="float">
            <text:p>2.89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.695" calcext:value-type="float">
            <text:p>5.6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618" calcext:value-type="float">
            <text:p>0.000002861800</text:p>
          </table:table-cell>
          <table:table-cell table:style-name="ce2" office:value-type="float" office:value="0.0000000518755" calcext:value-type="float">
            <text:p>5.19E-008</text:p>
          </table:table-cell>
          <table:table-cell table:style-name="ce2" office:value-type="float" office:value="0.00000291368" calcext:value-type="float">
            <text:p>2.9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002" calcext:value-type="float">
            <text:p>6.00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87831" calcext:value-type="float">
            <text:p>0.000002878310</text:p>
          </table:table-cell>
          <table:table-cell table:style-name="ce2" office:value-type="float" office:value="0.000000054267" calcext:value-type="float">
            <text:p>5.43E-008</text:p>
          </table:table-cell>
          <table:table-cell table:style-name="ce2" office:value-type="float" office:value="0.00000293258" calcext:value-type="float">
            <text:p>2.93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96" calcext:value-type="float">
            <text:p>6.296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89353" calcext:value-type="float">
            <text:p>0.000002893530</text:p>
          </table:table-cell>
          <table:table-cell table:style-name="ce2" office:value-type="float" office:value="0.0000000564944" calcext:value-type="float">
            <text:p>5.65E-008</text:p>
          </table:table-cell>
          <table:table-cell table:style-name="ce2" office:value-type="float" office:value="0.00000295002" calcext:value-type="float">
            <text:p>2.9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07" calcext:value-type="float">
            <text:p>6.607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90796" calcext:value-type="float">
            <text:p>0.000002907960</text:p>
          </table:table-cell>
          <table:table-cell table:style-name="ce2" office:value-type="float" office:value="0.0000000587964" calcext:value-type="float">
            <text:p>5.88E-008</text:p>
          </table:table-cell>
          <table:table-cell table:style-name="ce2" office:value-type="float" office:value="0.00000296676" calcext:value-type="float">
            <text:p>2.9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881" calcext:value-type="float">
            <text:p>6.881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92163" calcext:value-type="float">
            <text:p>0.000002921630</text:p>
          </table:table-cell>
          <table:table-cell table:style-name="ce2" office:value-type="float" office:value="0.0000000607487" calcext:value-type="float">
            <text:p>6.07E-008</text:p>
          </table:table-cell>
          <table:table-cell table:style-name="ce2" office:value-type="float" office:value="0.00000298238" calcext:value-type="float">
            <text:p>2.9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195" calcext:value-type="float">
            <text:p>7.195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93463" calcext:value-type="float">
            <text:p>0.000002934630</text:p>
          </table:table-cell>
          <table:table-cell table:style-name="ce2" office:value-type="float" office:value="0.0000000628597" calcext:value-type="float">
            <text:p>6.29E-008</text:p>
          </table:table-cell>
          <table:table-cell table:style-name="ce2" office:value-type="float" office:value="0.00000299749" calcext:value-type="float">
            <text:p>3.00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481" calcext:value-type="float">
            <text:p>7.481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9468" calcext:value-type="float">
            <text:p>0.000002946800</text:p>
          </table:table-cell>
          <table:table-cell table:style-name="ce2" office:value-type="float" office:value="0.0000000646791" calcext:value-type="float">
            <text:p>6.47E-008</text:p>
          </table:table-cell>
          <table:table-cell table:style-name="ce2" office:value-type="float" office:value="0.00000301148" calcext:value-type="float">
            <text:p>3.01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792" calcext:value-type="float">
            <text:p>7.792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5837" calcext:value-type="float">
            <text:p>0.000002958370</text:p>
          </table:table-cell>
          <table:table-cell table:style-name="ce2" office:value-type="float" office:value="0.0000000665584" calcext:value-type="float">
            <text:p>6.66E-008</text:p>
          </table:table-cell>
          <table:table-cell table:style-name="ce2" office:value-type="float" office:value="0.00000302493" calcext:value-type="float">
            <text:p>3.02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099" calcext:value-type="float">
            <text:p>8.099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6942" calcext:value-type="float">
            <text:p>0.000002969420</text:p>
          </table:table-cell>
          <table:table-cell table:style-name="ce2" office:value-type="float" office:value="0.000000068329" calcext:value-type="float">
            <text:p>6.83E-008</text:p>
          </table:table-cell>
          <table:table-cell table:style-name="ce2" office:value-type="float" office:value="0.00000303775" calcext:value-type="float">
            <text:p>3.04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385" calcext:value-type="float">
            <text:p>8.38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7994" calcext:value-type="float">
            <text:p>0.000002979940</text:p>
          </table:table-cell>
          <table:table-cell table:style-name="ce2" office:value-type="float" office:value="0.0000000699148" calcext:value-type="float">
            <text:p>6.99E-008</text:p>
          </table:table-cell>
          <table:table-cell table:style-name="ce2" office:value-type="float" office:value="0.00000304986" calcext:value-type="float">
            <text:p>3.05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687" calcext:value-type="float">
            <text:p>8.687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8982" calcext:value-type="float">
            <text:p>0.000002989820</text:p>
          </table:table-cell>
          <table:table-cell table:style-name="ce2" office:value-type="float" office:value="0.000000071523" calcext:value-type="float">
            <text:p>7.15E-008</text:p>
          </table:table-cell>
          <table:table-cell table:style-name="ce2" office:value-type="float" office:value="0.00000306134" calcext:value-type="float">
            <text:p>3.06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973" calcext:value-type="float">
            <text:p>8.973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993" calcext:value-type="float">
            <text:p>0.000002999300</text:p>
          </table:table-cell>
          <table:table-cell table:style-name="ce2" office:value-type="float" office:value="0.0000000729894" calcext:value-type="float">
            <text:p>7.30E-008</text:p>
          </table:table-cell>
          <table:table-cell table:style-name="ce2" office:value-type="float" office:value="0.00000307229" calcext:value-type="float">
            <text:p>3.07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295" calcext:value-type="float">
            <text:p>9.29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30065" calcext:value-type="float">
            <text:p>0.000003006500</text:p>
          </table:table-cell>
          <table:table-cell table:style-name="ce2" office:value-type="float" office:value="0.0000000745867" calcext:value-type="float">
            <text:p>7.46E-008</text:p>
          </table:table-cell>
          <table:table-cell table:style-name="ce2" office:value-type="float" office:value="0.00000308108" calcext:value-type="float">
            <text:p>3.08E-0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57" calcext:value-type="float">
            <text:p>0.57</text:p>
          </table:table-cell>
          <table:table-cell office:value-type="float" office:value="1.00008" calcext:value-type="float">
            <text:p>1.000080000000</text:p>
          </table:table-cell>
          <table:table-cell office:value-type="float" office:value="0.000000660305" calcext:value-type="float">
            <text:p>0.000000660305</text:p>
          </table:table-cell>
          <table:table-cell office:value-type="float" office:value="25.0841" calcext:value-type="float">
            <text:p>25.0841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73" calcext:value-type="float">
            <text:p>0.73</text:p>
          </table:table-cell>
          <table:table-cell office:value-type="float" office:value="1.00008" calcext:value-type="float">
            <text:p>1.000080000000</text:p>
          </table:table-cell>
          <table:table-cell office:value-type="float" office:value="0.000000711069" calcext:value-type="float">
            <text:p>0.000000711069</text:p>
          </table:table-cell>
          <table:table-cell office:value-type="float" office:value="23.3348" calcext:value-type="float">
            <text:p>23.3348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86" calcext:value-type="float">
            <text:p>0.86</text:p>
          </table:table-cell>
          <table:table-cell office:value-type="float" office:value="1.00006" calcext:value-type="float">
            <text:p>1.000060000000</text:p>
          </table:table-cell>
          <table:table-cell office:value-type="float" office:value="0.000000749739" calcext:value-type="float">
            <text:p>0.000000749739</text:p>
          </table:table-cell>
          <table:table-cell office:value-type="float" office:value="16.8955" calcext:value-type="float">
            <text:p>16.8955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99" calcext:value-type="float">
            <text:p>0.99</text:p>
          </table:table-cell>
          <table:table-cell office:value-type="float" office:value="1.00007" calcext:value-type="float">
            <text:p>1.000070000000</text:p>
          </table:table-cell>
          <table:table-cell office:value-type="float" office:value="0.000000785923" calcext:value-type="float">
            <text:p>0.000000785923</text:p>
          </table:table-cell>
          <table:table-cell office:value-type="float" office:value="19.8552" calcext:value-type="float">
            <text:p>19.855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1.00007" calcext:value-type="float">
            <text:p>1.000070000000</text:p>
          </table:table-cell>
          <table:table-cell office:value-type="float" office:value="0.00000079272" calcext:value-type="float">
            <text:p>0.000000792720</text:p>
          </table:table-cell>
          <table:table-cell office:value-type="float" office:value="20.9834" calcext:value-type="float">
            <text:p>20.983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26" calcext:value-type="float">
            <text:p>1.26</text:p>
          </table:table-cell>
          <table:table-cell office:value-type="float" office:value="1.00008" calcext:value-type="float">
            <text:p>1.000080000000</text:p>
          </table:table-cell>
          <table:table-cell office:value-type="float" office:value="0.000000851577" calcext:value-type="float">
            <text:p>0.000000851577</text:p>
          </table:table-cell>
          <table:table-cell office:value-type="float" office:value="24.1363" calcext:value-type="float">
            <text:p>24.1363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36" calcext:value-type="float">
            <text:p>1.36</text:p>
          </table:table-cell>
          <table:table-cell office:value-type="float" office:value="1.00008" calcext:value-type="float">
            <text:p>1.000080000000</text:p>
          </table:table-cell>
          <table:table-cell office:value-type="float" office:value="0.000000869632" calcext:value-type="float">
            <text:p>0.000000869632</text:p>
          </table:table-cell>
          <table:table-cell office:value-type="float" office:value="23.4799" calcext:value-type="float">
            <text:p>23.479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52" calcext:value-type="float">
            <text:p>1.52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0904182" calcext:value-type="float">
            <text:p>0.000000904182</text:p>
          </table:table-cell>
          <table:table-cell office:value-type="float" office:value="25.9721" calcext:value-type="float">
            <text:p>25.972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66" calcext:value-type="float">
            <text:p>1.66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0930944" calcext:value-type="float">
            <text:p>0.000000930944</text:p>
          </table:table-cell>
          <table:table-cell office:value-type="float" office:value="30.3174" calcext:value-type="float">
            <text:p>30.317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79" calcext:value-type="float">
            <text:p>1.79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0956183" calcext:value-type="float">
            <text:p>0.000000956183</text:p>
          </table:table-cell>
          <table:table-cell office:value-type="float" office:value="30.0912" calcext:value-type="float">
            <text:p>30.091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92" calcext:value-type="float">
            <text:p>1.92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0980172" calcext:value-type="float">
            <text:p>0.000000980172</text:p>
          </table:table-cell>
          <table:table-cell office:value-type="float" office:value="27.8247" calcext:value-type="float">
            <text:p>27.8247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05" calcext:value-type="float">
            <text:p>2.05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099839" calcext:value-type="float">
            <text:p>0.000000998390</text:p>
          </table:table-cell>
          <table:table-cell office:value-type="float" office:value="27.1057" calcext:value-type="float">
            <text:p>27.1057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18" calcext:value-type="float">
            <text:p>2.18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102048" calcext:value-type="float">
            <text:p>0.000001020480</text:p>
          </table:table-cell>
          <table:table-cell office:value-type="float" office:value="29.7382" calcext:value-type="float">
            <text:p>29.7382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33" calcext:value-type="float">
            <text:p>2.33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104565" calcext:value-type="float">
            <text:p>0.000001045650</text:p>
          </table:table-cell>
          <table:table-cell office:value-type="float" office:value="30.6325" calcext:value-type="float">
            <text:p>30.6325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46" calcext:value-type="float">
            <text:p>2.46</text:p>
          </table:table-cell>
          <table:table-cell office:value-type="float" office:value="1.00011" calcext:value-type="float">
            <text:p>1.000110000000</text:p>
          </table:table-cell>
          <table:table-cell office:value-type="float" office:value="0.00000106145" calcext:value-type="float">
            <text:p>0.000001061450</text:p>
          </table:table-cell>
          <table:table-cell office:value-type="float" office:value="34.1436" calcext:value-type="float">
            <text:p>34.1436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6" calcext:value-type="float">
            <text:p>2.6</text:p>
          </table:table-cell>
          <table:table-cell office:value-type="float" office:value="1.00012" calcext:value-type="float">
            <text:p>1.000120000000</text:p>
          </table:table-cell>
          <table:table-cell office:value-type="float" office:value="0.00000108418" calcext:value-type="float">
            <text:p>0.000001084180</text:p>
          </table:table-cell>
          <table:table-cell office:value-type="float" office:value="35.7666" calcext:value-type="float">
            <text:p>35.7666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72" calcext:value-type="float">
            <text:p>2.72</text:p>
          </table:table-cell>
          <table:table-cell office:value-type="float" office:value="1.00012" calcext:value-type="float">
            <text:p>1.000120000000</text:p>
          </table:table-cell>
          <table:table-cell office:value-type="float" office:value="0.00000109862" calcext:value-type="float">
            <text:p>0.000001098620</text:p>
          </table:table-cell>
          <table:table-cell office:value-type="float" office:value="36.8295" calcext:value-type="float">
            <text:p>36.8295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82" calcext:value-type="float">
            <text:p>2.82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11125" calcext:value-type="float">
            <text:p>0.000001112500</text:p>
          </table:table-cell>
          <table:table-cell office:value-type="float" office:value="41.0262" calcext:value-type="float">
            <text:p>41.0262</text:p>
          </table:table-cell>
          <table:table-cell table:number-columns-repeated="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11324" calcext:value-type="float">
            <text:p>0.000001132400</text:p>
          </table:table-cell>
          <table:table-cell office:value-type="float" office:value="41.9779" calcext:value-type="float">
            <text:p>41.97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12" calcext:value-type="float">
            <text:p>3.12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11484" calcext:value-type="float">
            <text:p>0.000001148400</text:p>
          </table:table-cell>
          <table:table-cell office:value-type="float" office:value="43.7646" calcext:value-type="float">
            <text:p>43.7646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26" calcext:value-type="float">
            <text:p>3.26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116361" calcext:value-type="float">
            <text:p>0.000001163610</text:p>
          </table:table-cell>
          <table:table-cell office:value-type="float" office:value="46.4119" calcext:value-type="float">
            <text:p>46.4119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4" calcext:value-type="float">
            <text:p>3.4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117826" calcext:value-type="float">
            <text:p>0.000001178260</text:p>
          </table:table-cell>
          <table:table-cell office:value-type="float" office:value="46.4827" calcext:value-type="float">
            <text:p>46.4827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52" calcext:value-type="float">
            <text:p>3.52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11895" calcext:value-type="float">
            <text:p>0.000001189500</text:p>
          </table:table-cell>
          <table:table-cell office:value-type="float" office:value="46.8262" calcext:value-type="float">
            <text:p>46.8262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64" calcext:value-type="float">
            <text:p>3.64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120346" calcext:value-type="float">
            <text:p>0.000001203460</text:p>
          </table:table-cell>
          <table:table-cell office:value-type="float" office:value="44.4443" calcext:value-type="float">
            <text:p>44.4443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8" calcext:value-type="float">
            <text:p>3.8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121684" calcext:value-type="float">
            <text:p>0.000001216840</text:p>
          </table:table-cell>
          <table:table-cell office:value-type="float" office:value="46.1983" calcext:value-type="float">
            <text:p>46.1983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9" calcext:value-type="float">
            <text:p>3.9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122724" calcext:value-type="float">
            <text:p>0.000001227240</text:p>
          </table:table-cell>
          <table:table-cell office:value-type="float" office:value="46.8683" calcext:value-type="float">
            <text:p>46.8683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05" calcext:value-type="float">
            <text:p>4.05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123975" calcext:value-type="float">
            <text:p>0.000001239750</text:p>
          </table:table-cell>
          <table:table-cell office:value-type="float" office:value="48.4352" calcext:value-type="float">
            <text:p>48.4352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15" calcext:value-type="float">
            <text:p>4.15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12496" calcext:value-type="float">
            <text:p>0.000001249600</text:p>
          </table:table-cell>
          <table:table-cell office:value-type="float" office:value="49.6383" calcext:value-type="float">
            <text:p>49.6383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31" calcext:value-type="float">
            <text:p>4.31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126376" calcext:value-type="float">
            <text:p>0.000001263760</text:p>
          </table:table-cell>
          <table:table-cell office:value-type="float" office:value="50.5326" calcext:value-type="float">
            <text:p>50.5326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41" calcext:value-type="float">
            <text:p>4.41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127298" calcext:value-type="float">
            <text:p>0.000001272980</text:p>
          </table:table-cell>
          <table:table-cell office:value-type="float" office:value="52.0041" calcext:value-type="float">
            <text:p>52.0041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56" calcext:value-type="float">
            <text:p>4.56</text:p>
          </table:table-cell>
          <table:table-cell office:value-type="float" office:value="1.00018" calcext:value-type="float">
            <text:p>1.000180000000</text:p>
          </table:table-cell>
          <table:table-cell office:value-type="float" office:value="0.00000128393" calcext:value-type="float">
            <text:p>0.000001283930</text:p>
          </table:table-cell>
          <table:table-cell office:value-type="float" office:value="55.1184" calcext:value-type="float">
            <text:p>55.1184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129448" calcext:value-type="float">
            <text:p>0.000001294480</text:p>
          </table:table-cell>
          <table:table-cell office:value-type="float" office:value="60.4004" calcext:value-type="float">
            <text:p>60.4004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8" calcext:value-type="float">
            <text:p>4.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027" calcext:value-type="float">
            <text:p>0.000001302700</text:p>
          </table:table-cell>
          <table:table-cell office:value-type="float" office:value="64.3215" calcext:value-type="float">
            <text:p>64.32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91" calcext:value-type="float">
            <text:p>4.91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131044" calcext:value-type="float">
            <text:p>0.000001310440</text:p>
          </table:table-cell>
          <table:table-cell office:value-type="float" office:value="67.8047" calcext:value-type="float">
            <text:p>67.8047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05" calcext:value-type="float">
            <text:p>5.05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131981" calcext:value-type="float">
            <text:p>0.000001319810</text:p>
          </table:table-cell>
          <table:table-cell office:value-type="float" office:value="68.8288" calcext:value-type="float">
            <text:p>68.8288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2" calcext:value-type="float">
            <text:p>5.2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13288" calcext:value-type="float">
            <text:p>0.000001328800</text:p>
          </table:table-cell>
          <table:table-cell office:value-type="float" office:value="69.7403" calcext:value-type="float">
            <text:p>69.7403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3" calcext:value-type="float">
            <text:p>5.3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133603" calcext:value-type="float">
            <text:p>0.000001336030</text:p>
          </table:table-cell>
          <table:table-cell office:value-type="float" office:value="69.6721" calcext:value-type="float">
            <text:p>69.6721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45" calcext:value-type="float">
            <text:p>5.45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134649" calcext:value-type="float">
            <text:p>0.000001346490</text:p>
          </table:table-cell>
          <table:table-cell office:value-type="float" office:value="69.795" calcext:value-type="float">
            <text:p>69.795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59" calcext:value-type="float">
            <text:p>5.59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35494" calcext:value-type="float">
            <text:p>0.000001354940</text:p>
          </table:table-cell>
          <table:table-cell office:value-type="float" office:value="64.2176" calcext:value-type="float">
            <text:p>64.2176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7" calcext:value-type="float">
            <text:p>5.7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136173" calcext:value-type="float">
            <text:p>0.000001361730</text:p>
          </table:table-cell>
          <table:table-cell office:value-type="float" office:value="60.7105" calcext:value-type="float">
            <text:p>60.7105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83" calcext:value-type="float">
            <text:p>5.83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136834" calcext:value-type="float">
            <text:p>0.000001368340</text:p>
          </table:table-cell>
          <table:table-cell office:value-type="float" office:value="56.881" calcext:value-type="float">
            <text:p>56.881</text:p>
          </table:table-cell>
          <table:table-cell table:number-columns-repeated="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138" calcext:value-type="float">
            <text:p>0.000001380000</text:p>
          </table:table-cell>
          <table:table-cell office:value-type="float" office:value="55.7305" calcext:value-type="float">
            <text:p>55.7305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13" calcext:value-type="float">
            <text:p>6.13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138632" calcext:value-type="float">
            <text:p>0.000001386320</text:p>
          </table:table-cell>
          <table:table-cell office:value-type="float" office:value="50.7997" calcext:value-type="float">
            <text:p>50.7997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2" calcext:value-type="float">
            <text:p>6.2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139117" calcext:value-type="float">
            <text:p>0.000001391170</text:p>
          </table:table-cell>
          <table:table-cell office:value-type="float" office:value="47.6113" calcext:value-type="float">
            <text:p>47.61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35" calcext:value-type="float">
            <text:p>6.35</text:p>
          </table:table-cell>
          <table:table-cell office:value-type="float" office:value="1.00018" calcext:value-type="float">
            <text:p>1.000180000000</text:p>
          </table:table-cell>
          <table:table-cell office:value-type="float" office:value="0.00000139896" calcext:value-type="float">
            <text:p>0.000001398960</text:p>
          </table:table-cell>
          <table:table-cell office:value-type="float" office:value="52.9591" calcext:value-type="float">
            <text:p>52.9591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5" calcext:value-type="float">
            <text:p>6.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0798" calcext:value-type="float">
            <text:p>0.000001407980</text:p>
          </table:table-cell>
          <table:table-cell office:value-type="float" office:value="63.901" calcext:value-type="float">
            <text:p>63.901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63" calcext:value-type="float">
            <text:p>6.63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141505" calcext:value-type="float">
            <text:p>0.000001415050</text:p>
          </table:table-cell>
          <table:table-cell office:value-type="float" office:value="65.9375" calcext:value-type="float">
            <text:p>65.9375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75" calcext:value-type="float">
            <text:p>6.7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42049" calcext:value-type="float">
            <text:p>0.000001420490</text:p>
          </table:table-cell>
          <table:table-cell office:value-type="float" office:value="63.7302" calcext:value-type="float">
            <text:p>63.7302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85" calcext:value-type="float">
            <text:p>6.85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142589" calcext:value-type="float">
            <text:p>0.000001425890</text:p>
          </table:table-cell>
          <table:table-cell office:value-type="float" office:value="67.4229" calcext:value-type="float">
            <text:p>67.422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05" calcext:value-type="float">
            <text:p>7.05</text:p>
          </table:table-cell>
          <table:table-cell office:value-type="float" office:value="1.00024" calcext:value-type="float">
            <text:p>1.000240000000</text:p>
          </table:table-cell>
          <table:table-cell office:value-type="float" office:value="0.00000143478" calcext:value-type="float">
            <text:p>0.000001434780</text:p>
          </table:table-cell>
          <table:table-cell office:value-type="float" office:value="72.1786" calcext:value-type="float">
            <text:p>72.1786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16" calcext:value-type="float">
            <text:p>7.16</text:p>
          </table:table-cell>
          <table:table-cell office:value-type="float" office:value="1.00025" calcext:value-type="float">
            <text:p>1.000250000000</text:p>
          </table:table-cell>
          <table:table-cell office:value-type="float" office:value="0.00000143969" calcext:value-type="float">
            <text:p>0.000001439690</text:p>
          </table:table-cell>
          <table:table-cell office:value-type="float" office:value="73.4979" calcext:value-type="float">
            <text:p>73.49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25" calcext:value-type="float">
            <text:p>7.25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144316" calcext:value-type="float">
            <text:p>0.000001443160</text:p>
          </table:table-cell>
          <table:table-cell office:value-type="float" office:value="77.9957" calcext:value-type="float">
            <text:p>77.9957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39" calcext:value-type="float">
            <text:p>7.39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144883" calcext:value-type="float">
            <text:p>0.000001448830</text:p>
          </table:table-cell>
          <table:table-cell office:value-type="float" office:value="79.4689" calcext:value-type="float">
            <text:p>79.468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145325" calcext:value-type="float">
            <text:p>0.000001453250</text:p>
          </table:table-cell>
          <table:table-cell office:value-type="float" office:value="82.3531" calcext:value-type="float">
            <text:p>82.353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62" calcext:value-type="float">
            <text:p>7.62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145872" calcext:value-type="float">
            <text:p>0.000001458720</text:p>
          </table:table-cell>
          <table:table-cell office:value-type="float" office:value="83.7178" calcext:value-type="float">
            <text:p>83.7178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8" calcext:value-type="float">
            <text:p>7.8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146466" calcext:value-type="float">
            <text:p>0.000001464660</text:p>
          </table:table-cell>
          <table:table-cell office:value-type="float" office:value="85.7652" calcext:value-type="float">
            <text:p>85.765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9" calcext:value-type="float">
            <text:p>7.9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146871" calcext:value-type="float">
            <text:p>0.000001468710</text:p>
          </table:table-cell>
          <table:table-cell office:value-type="float" office:value="85.7909" calcext:value-type="float">
            <text:p>85.79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147265" calcext:value-type="float">
            <text:p>0.000001472650</text:p>
          </table:table-cell>
          <table:table-cell office:value-type="float" office:value="84.9079" calcext:value-type="float">
            <text:p>84.90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15" calcext:value-type="float">
            <text:p>8.15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47716" calcext:value-type="float">
            <text:p>0.000001477160</text:p>
          </table:table-cell>
          <table:table-cell office:value-type="float" office:value="90.6928" calcext:value-type="float">
            <text:p>90.6928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3" calcext:value-type="float">
            <text:p>8.3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48267" calcext:value-type="float">
            <text:p>0.000001482670</text:p>
          </table:table-cell>
          <table:table-cell office:value-type="float" office:value="89.3481" calcext:value-type="float">
            <text:p>89.3481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41" calcext:value-type="float">
            <text:p>8.41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48612" calcext:value-type="float">
            <text:p>0.000001486120</text:p>
          </table:table-cell>
          <table:table-cell office:value-type="float" office:value="89.6058" calcext:value-type="float">
            <text:p>89.60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54" calcext:value-type="float">
            <text:p>8.54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48931" calcext:value-type="float">
            <text:p>0.000001489310</text:p>
          </table:table-cell>
          <table:table-cell office:value-type="float" office:value="89.9852" calcext:value-type="float">
            <text:p>89.9852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7" calcext:value-type="float">
            <text:p>8.7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49433" calcext:value-type="float">
            <text:p>0.000001494330</text:p>
          </table:table-cell>
          <table:table-cell office:value-type="float" office:value="89.8276" calcext:value-type="float">
            <text:p>89.8276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85" calcext:value-type="float">
            <text:p>8.85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49927" calcext:value-type="float">
            <text:p>0.000001499270</text:p>
          </table:table-cell>
          <table:table-cell office:value-type="float" office:value="89.6212" calcext:value-type="float">
            <text:p>89.6212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92" calcext:value-type="float">
            <text:p>8.92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50069" calcext:value-type="float">
            <text:p>0.000001500690</text:p>
          </table:table-cell>
          <table:table-cell office:value-type="float" office:value="89.9591" calcext:value-type="float">
            <text:p>89.9591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1" calcext:value-type="float">
            <text:p>9.1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50618" calcext:value-type="float">
            <text:p>0.000001506180</text:p>
          </table:table-cell>
          <table:table-cell office:value-type="float" office:value="89.6356" calcext:value-type="float">
            <text:p>89.6356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302" calcext:value-type="float">
            <text:p>9.302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151135" calcext:value-type="float">
            <text:p>0.000001511350</text:p>
          </table:table-cell>
          <table:table-cell office:value-type="float" office:value="85.2435" calcext:value-type="float">
            <text:p>85.2435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421" calcext:value-type="float">
            <text:p>9.421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151422" calcext:value-type="float">
            <text:p>0.000001514220</text:p>
          </table:table-cell>
          <table:table-cell office:value-type="float" office:value="84.6525" calcext:value-type="float">
            <text:p>84.6525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553" calcext:value-type="float">
            <text:p>9.553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15179" calcext:value-type="float">
            <text:p>0.000001517900</text:p>
          </table:table-cell>
          <table:table-cell office:value-type="float" office:value="85.0669" calcext:value-type="float">
            <text:p>85.0669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685" calcext:value-type="float">
            <text:p>9.685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152145" calcext:value-type="float">
            <text:p>0.000001521450</text:p>
          </table:table-cell>
          <table:table-cell office:value-type="float" office:value="87.0779" calcext:value-type="float">
            <text:p>87.07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818" calcext:value-type="float">
            <text:p>9.818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52484" calcext:value-type="float">
            <text:p>0.000001524840</text:p>
          </table:table-cell>
          <table:table-cell office:value-type="float" office:value="89.7481" calcext:value-type="float">
            <text:p>89.7481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95" calcext:value-type="float">
            <text:p>9.95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52809" calcext:value-type="float">
            <text:p>0.000001528090</text:p>
          </table:table-cell>
          <table:table-cell office:value-type="float" office:value="90.7226" calcext:value-type="float">
            <text:p>90.722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082" calcext:value-type="float">
            <text:p>10.082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153127" calcext:value-type="float">
            <text:p>0.000001531270</text:p>
          </table:table-cell>
          <table:table-cell office:value-type="float" office:value="88.6226" calcext:value-type="float">
            <text:p>88.622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228" calcext:value-type="float">
            <text:p>10.228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153433" calcext:value-type="float">
            <text:p>0.000001534330</text:p>
          </table:table-cell>
          <table:table-cell office:value-type="float" office:value="85.485" calcext:value-type="float">
            <text:p>85.485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347" calcext:value-type="float">
            <text:p>10.347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153676" calcext:value-type="float">
            <text:p>0.000001536760</text:p>
          </table:table-cell>
          <table:table-cell office:value-type="float" office:value="84.0385" calcext:value-type="float">
            <text:p>84.0385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479" calcext:value-type="float">
            <text:p>10.479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153989" calcext:value-type="float">
            <text:p>0.000001539890</text:p>
          </table:table-cell>
          <table:table-cell office:value-type="float" office:value="80.9364" calcext:value-type="float">
            <text:p>80.936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612" calcext:value-type="float">
            <text:p>10.612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154295" calcext:value-type="float">
            <text:p>0.000001542950</text:p>
          </table:table-cell>
          <table:table-cell office:value-type="float" office:value="83.1219" calcext:value-type="float">
            <text:p>83.121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744" calcext:value-type="float">
            <text:p>10.744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154593" calcext:value-type="float">
            <text:p>0.000001545930</text:p>
          </table:table-cell>
          <table:table-cell office:value-type="float" office:value="83.0426" calcext:value-type="float">
            <text:p>83.042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876" calcext:value-type="float">
            <text:p>10.876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154886" calcext:value-type="float">
            <text:p>0.000001548860</text:p>
          </table:table-cell>
          <table:table-cell office:value-type="float" office:value="79.5357" calcext:value-type="float">
            <text:p>79.535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009" calcext:value-type="float">
            <text:p>11.009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155105" calcext:value-type="float">
            <text:p>0.000001551050</text:p>
          </table:table-cell>
          <table:table-cell office:value-type="float" office:value="76.5092" calcext:value-type="float">
            <text:p>76.509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154" calcext:value-type="float">
            <text:p>11.154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155456" calcext:value-type="float">
            <text:p>0.000001554560</text:p>
          </table:table-cell>
          <table:table-cell office:value-type="float" office:value="80.742" calcext:value-type="float">
            <text:p>80.74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286" calcext:value-type="float">
            <text:p>11.286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15566" calcext:value-type="float">
            <text:p>0.000001556600</text:p>
          </table:table-cell>
          <table:table-cell office:value-type="float" office:value="79.5501" calcext:value-type="float">
            <text:p>79.550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432" calcext:value-type="float">
            <text:p>11.432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155994" calcext:value-type="float">
            <text:p>0.000001559940</text:p>
          </table:table-cell>
          <table:table-cell office:value-type="float" office:value="76.5117" calcext:value-type="float">
            <text:p>76.511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564" calcext:value-type="float">
            <text:p>11.564</text:p>
          </table:table-cell>
          <table:table-cell office:value-type="float" office:value="1.00025" calcext:value-type="float">
            <text:p>1.000250000000</text:p>
          </table:table-cell>
          <table:table-cell office:value-type="float" office:value="0.00000156264" calcext:value-type="float">
            <text:p>0.000001562640</text:p>
          </table:table-cell>
          <table:table-cell office:value-type="float" office:value="74.9687" calcext:value-type="float">
            <text:p>74.968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67" calcext:value-type="float">
            <text:p>11.67</text:p>
          </table:table-cell>
          <table:table-cell office:value-type="float" office:value="1.00025" calcext:value-type="float">
            <text:p>1.000250000000</text:p>
          </table:table-cell>
          <table:table-cell office:value-type="float" office:value="0.00000156412" calcext:value-type="float">
            <text:p>0.000001564120</text:p>
          </table:table-cell>
          <table:table-cell office:value-type="float" office:value="74.9354" calcext:value-type="float">
            <text:p>74.935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816" calcext:value-type="float">
            <text:p>11.816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15673" calcext:value-type="float">
            <text:p>0.000001567300</text:p>
          </table:table-cell>
          <table:table-cell office:value-type="float" office:value="77.6565" calcext:value-type="float">
            <text:p>77.65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935" calcext:value-type="float">
            <text:p>11.935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156923" calcext:value-type="float">
            <text:p>0.000001569230</text:p>
          </table:table-cell>
          <table:table-cell office:value-type="float" office:value="78.6448" calcext:value-type="float">
            <text:p>78.644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08" calcext:value-type="float">
            <text:p>12.08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157161" calcext:value-type="float">
            <text:p>0.000001571610</text:p>
          </table:table-cell>
          <table:table-cell office:value-type="float" office:value="76.6988" calcext:value-type="float">
            <text:p>76.698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213" calcext:value-type="float">
            <text:p>12.213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157402" calcext:value-type="float">
            <text:p>0.000001574020</text:p>
          </table:table-cell>
          <table:table-cell office:value-type="float" office:value="77.1838" calcext:value-type="float">
            <text:p>77.183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345" calcext:value-type="float">
            <text:p>12.345</text:p>
          </table:table-cell>
          <table:table-cell office:value-type="float" office:value="1.00025" calcext:value-type="float">
            <text:p>1.000250000000</text:p>
          </table:table-cell>
          <table:table-cell office:value-type="float" office:value="0.00000157638" calcext:value-type="float">
            <text:p>0.000001576380</text:p>
          </table:table-cell>
          <table:table-cell office:value-type="float" office:value="75.7608" calcext:value-type="float">
            <text:p>75.760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477" calcext:value-type="float">
            <text:p>12.477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157877" calcext:value-type="float">
            <text:p>0.000001578770</text:p>
          </table:table-cell>
          <table:table-cell office:value-type="float" office:value="66.1787" calcext:value-type="float">
            <text:p>66.178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61" calcext:value-type="float">
            <text:p>12.6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5812" calcext:value-type="float">
            <text:p>0.000001581200</text:p>
          </table:table-cell>
          <table:table-cell office:value-type="float" office:value="63.6739" calcext:value-type="float">
            <text:p>63.673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755" calcext:value-type="float">
            <text:p>12.75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58355" calcext:value-type="float">
            <text:p>0.000001583550</text:p>
          </table:table-cell>
          <table:table-cell office:value-type="float" office:value="63.3898" calcext:value-type="float">
            <text:p>63.389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888" calcext:value-type="float">
            <text:p>12.88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158591" calcext:value-type="float">
            <text:p>0.000001585910</text:p>
          </table:table-cell>
          <table:table-cell office:value-type="float" office:value="62.4746" calcext:value-type="float">
            <text:p>62.474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.007" calcext:value-type="float">
            <text:p>13.007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158773" calcext:value-type="float">
            <text:p>0.000001587730</text:p>
          </table:table-cell>
          <table:table-cell office:value-type="float" office:value="60.7905" calcext:value-type="float">
            <text:p>60.7905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0.57" calcext:value-type="float">
            <text:p>0.57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193991" calcext:value-type="float">
            <text:p>0.000001939910</text:p>
          </table:table-cell>
          <table:table-cell office:value-type="float" office:value="27.249" calcext:value-type="float">
            <text:p>27.2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1.00008" calcext:value-type="float">
            <text:p>1.000080000000</text:p>
          </table:table-cell>
          <table:table-cell office:value-type="float" office:value="0.00000209349" calcext:value-type="float">
            <text:p>0.000002093490</text:p>
          </table:table-cell>
          <table:table-cell office:value-type="float" office:value="23.4682" calcext:value-type="float">
            <text:p>23.4682</text:p>
          </table:table-cell>
          <table:table-cell/>
          <table:table-cell table:style-name="ce3" office:value-type="string" calcext:value-type="string">
            <text:p>ξ<text:span text:style-name="T3">c</text:span>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86" calcext:value-type="float">
            <text:p>0.86</text:p>
          </table:table-cell>
          <table:table-cell office:value-type="float" office:value="1.00007" calcext:value-type="float">
            <text:p>1.000070000000</text:p>
          </table:table-cell>
          <table:table-cell office:value-type="float" office:value="0.00000215325" calcext:value-type="float">
            <text:p>0.000002153250</text:p>
          </table:table-cell>
          <table:table-cell office:value-type="float" office:value="19.5751" calcext:value-type="float">
            <text:p>19.5751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99" calcext:value-type="float">
            <text:p>0.99</text:p>
          </table:table-cell>
          <table:table-cell office:value-type="float" office:value="1.00007" calcext:value-type="float">
            <text:p>1.000070000000</text:p>
          </table:table-cell>
          <table:table-cell office:value-type="float" office:value="0.00000222321" calcext:value-type="float">
            <text:p>0.000002223210</text:p>
          </table:table-cell>
          <table:table-cell office:value-type="float" office:value="21.0917" calcext:value-type="float">
            <text:p>21.091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1.00007" calcext:value-type="float">
            <text:p>1.000070000000</text:p>
          </table:table-cell>
          <table:table-cell office:value-type="float" office:value="0.0000022464" calcext:value-type="float">
            <text:p>0.000002246400</text:p>
          </table:table-cell>
          <table:table-cell office:value-type="float" office:value="22.1141" calcext:value-type="float">
            <text:p>22.114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26" calcext:value-type="float">
            <text:p>1.26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231726" calcext:value-type="float">
            <text:p>0.000002317260</text:p>
          </table:table-cell>
          <table:table-cell office:value-type="float" office:value="25.7342" calcext:value-type="float">
            <text:p>25.734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36" calcext:value-type="float">
            <text:p>1.36</text:p>
          </table:table-cell>
          <table:table-cell office:value-type="float" office:value="1.00008" calcext:value-type="float">
            <text:p>1.000080000000</text:p>
          </table:table-cell>
          <table:table-cell office:value-type="float" office:value="0.00000234856" calcext:value-type="float">
            <text:p>0.000002348560</text:p>
          </table:table-cell>
          <table:table-cell office:value-type="float" office:value="24.9618" calcext:value-type="float">
            <text:p>24.961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52" calcext:value-type="float">
            <text:p>1.52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239035" calcext:value-type="float">
            <text:p>0.000002390350</text:p>
          </table:table-cell>
          <table:table-cell office:value-type="float" office:value="27.8051" calcext:value-type="float">
            <text:p>27.805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66" calcext:value-type="float">
            <text:p>1.66</text:p>
          </table:table-cell>
          <table:table-cell office:value-type="float" office:value="1.00011" calcext:value-type="float">
            <text:p>1.000110000000</text:p>
          </table:table-cell>
          <table:table-cell office:value-type="float" office:value="0.00000242787" calcext:value-type="float">
            <text:p>0.000002427870</text:p>
          </table:table-cell>
          <table:table-cell office:value-type="float" office:value="31.5014" calcext:value-type="float">
            <text:p>31.501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79" calcext:value-type="float">
            <text:p>1.79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246226" calcext:value-type="float">
            <text:p>0.000002462260</text:p>
          </table:table-cell>
          <table:table-cell office:value-type="float" office:value="30.8246" calcext:value-type="float">
            <text:p>30.824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92" calcext:value-type="float">
            <text:p>1.92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248244" calcext:value-type="float">
            <text:p>0.000002482440</text:p>
          </table:table-cell>
          <table:table-cell office:value-type="float" office:value="28.8821" calcext:value-type="float">
            <text:p>28.882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05" calcext:value-type="float">
            <text:p>2.05</text:p>
          </table:table-cell>
          <table:table-cell office:value-type="float" office:value="1.00009" calcext:value-type="float">
            <text:p>1.000090000000</text:p>
          </table:table-cell>
          <table:table-cell office:value-type="float" office:value="0.00000251249" calcext:value-type="float">
            <text:p>0.000002512490</text:p>
          </table:table-cell>
          <table:table-cell office:value-type="float" office:value="28.4399" calcext:value-type="float">
            <text:p>28.4399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18" calcext:value-type="float">
            <text:p>2.18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253877" calcext:value-type="float">
            <text:p>0.000002538770</text:p>
          </table:table-cell>
          <table:table-cell office:value-type="float" office:value="30.8403" calcext:value-type="float">
            <text:p>30.8403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33" calcext:value-type="float">
            <text:p>2.33</text:p>
          </table:table-cell>
          <table:table-cell office:value-type="float" office:value="1.0001" calcext:value-type="float">
            <text:p>1.000100000000</text:p>
          </table:table-cell>
          <table:table-cell office:value-type="float" office:value="0.00000256386" calcext:value-type="float">
            <text:p>0.000002563860</text:p>
          </table:table-cell>
          <table:table-cell office:value-type="float" office:value="31.2568" calcext:value-type="float">
            <text:p>31.2568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46" calcext:value-type="float">
            <text:p>2.46</text:p>
          </table:table-cell>
          <table:table-cell office:value-type="float" office:value="1.00012" calcext:value-type="float">
            <text:p>1.000120000000</text:p>
          </table:table-cell>
          <table:table-cell office:value-type="float" office:value="0.00000257892" calcext:value-type="float">
            <text:p>0.000002578920</text:p>
          </table:table-cell>
          <table:table-cell office:value-type="float" office:value="35.1249" calcext:value-type="float">
            <text:p>35.12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6" calcext:value-type="float">
            <text:p>2.6</text:p>
          </table:table-cell>
          <table:table-cell office:value-type="float" office:value="1.00012" calcext:value-type="float">
            <text:p>1.000120000000</text:p>
          </table:table-cell>
          <table:table-cell office:value-type="float" office:value="0.00000260087" calcext:value-type="float">
            <text:p>0.000002600870</text:p>
          </table:table-cell>
          <table:table-cell office:value-type="float" office:value="35.971" calcext:value-type="float">
            <text:p>35.97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72" calcext:value-type="float">
            <text:p>2.72</text:p>
          </table:table-cell>
          <table:table-cell office:value-type="float" office:value="1.00013" calcext:value-type="float">
            <text:p>1.000130000000</text:p>
          </table:table-cell>
          <table:table-cell office:value-type="float" office:value="0.00000261519" calcext:value-type="float">
            <text:p>0.000002615190</text:p>
          </table:table-cell>
          <table:table-cell office:value-type="float" office:value="37.6015" calcext:value-type="float">
            <text:p>37.60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82" calcext:value-type="float">
            <text:p>2.82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262793" calcext:value-type="float">
            <text:p>0.000002627930</text:p>
          </table:table-cell>
          <table:table-cell office:value-type="float" office:value="41.5976" calcext:value-type="float">
            <text:p>41.5976</text:p>
          </table:table-cell>
          <table:table-cell table:number-columns-repeated="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.00014" calcext:value-type="float">
            <text:p>1.000140000000</text:p>
          </table:table-cell>
          <table:table-cell office:value-type="float" office:value="0.00000265355" calcext:value-type="float">
            <text:p>0.000002653550</text:p>
          </table:table-cell>
          <table:table-cell office:value-type="float" office:value="42.2178" calcext:value-type="float">
            <text:p>42.2178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12" calcext:value-type="float">
            <text:p>3.12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266507" calcext:value-type="float">
            <text:p>0.000002665070</text:p>
          </table:table-cell>
          <table:table-cell office:value-type="float" office:value="44.0147" calcext:value-type="float">
            <text:p>44.0147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26" calcext:value-type="float">
            <text:p>3.26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268207" calcext:value-type="float">
            <text:p>0.000002682070</text:p>
          </table:table-cell>
          <table:table-cell office:value-type="float" office:value="46.6771" calcext:value-type="float">
            <text:p>46.6771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4" calcext:value-type="float">
            <text:p>3.4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26984" calcext:value-type="float">
            <text:p>0.000002698400</text:p>
          </table:table-cell>
          <table:table-cell office:value-type="float" office:value="46.7483" calcext:value-type="float">
            <text:p>46.7483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52" calcext:value-type="float">
            <text:p>3.52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270853" calcext:value-type="float">
            <text:p>0.000002708530</text:p>
          </table:table-cell>
          <table:table-cell office:value-type="float" office:value="47.0938" calcext:value-type="float">
            <text:p>47.0938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64" calcext:value-type="float">
            <text:p>3.64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272357" calcext:value-type="float">
            <text:p>0.000002723570</text:p>
          </table:table-cell>
          <table:table-cell office:value-type="float" office:value="44.6982" calcext:value-type="float">
            <text:p>44.6982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8" calcext:value-type="float">
            <text:p>3.8</text:p>
          </table:table-cell>
          <table:table-cell office:value-type="float" office:value="1.00015" calcext:value-type="float">
            <text:p>1.000150000000</text:p>
          </table:table-cell>
          <table:table-cell office:value-type="float" office:value="0.00000273761" calcext:value-type="float">
            <text:p>0.000002737610</text:p>
          </table:table-cell>
          <table:table-cell office:value-type="float" office:value="46.4623" calcext:value-type="float">
            <text:p>46.4623</text:p>
          </table:table-cell>
          <table:table-cell table:number-columns-repeated="8"/>
        </table:table-row>
        <table:table-row table:style-name="ro2">
          <table:table-cell/>
          <table:table-cell office:value-type="float" office:value="3.9" calcext:value-type="float">
            <text:p>3.9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274694" calcext:value-type="float">
            <text:p>0.000002746940</text:p>
          </table:table-cell>
          <table:table-cell office:value-type="float" office:value="47.1361" calcext:value-type="float">
            <text:p>47.1361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05" calcext:value-type="float">
            <text:p>4.05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276054" calcext:value-type="float">
            <text:p>0.000002760540</text:p>
          </table:table-cell>
          <table:table-cell office:value-type="float" office:value="48.7119" calcext:value-type="float">
            <text:p>48.7119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15" calcext:value-type="float">
            <text:p>4.15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276897" calcext:value-type="float">
            <text:p>0.000002768970</text:p>
          </table:table-cell>
          <table:table-cell office:value-type="float" office:value="49.922" calcext:value-type="float">
            <text:p>49.922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31" calcext:value-type="float">
            <text:p>4.31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278115" calcext:value-type="float">
            <text:p>0.000002781150</text:p>
          </table:table-cell>
          <table:table-cell office:value-type="float" office:value="50.8213" calcext:value-type="float">
            <text:p>50.82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41" calcext:value-type="float">
            <text:p>4.41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278929" calcext:value-type="float">
            <text:p>0.000002789290</text:p>
          </table:table-cell>
          <table:table-cell office:value-type="float" office:value="52.3012" calcext:value-type="float">
            <text:p>52.3012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56" calcext:value-type="float">
            <text:p>4.56</text:p>
          </table:table-cell>
          <table:table-cell office:value-type="float" office:value="1.00018" calcext:value-type="float">
            <text:p>1.000180000000</text:p>
          </table:table-cell>
          <table:table-cell office:value-type="float" office:value="0.00000280085" calcext:value-type="float">
            <text:p>0.000002800850</text:p>
          </table:table-cell>
          <table:table-cell office:value-type="float" office:value="55.4333" calcext:value-type="float">
            <text:p>55.4333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281178" calcext:value-type="float">
            <text:p>0.000002811780</text:p>
          </table:table-cell>
          <table:table-cell office:value-type="float" office:value="60.7455" calcext:value-type="float">
            <text:p>60.7455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8" calcext:value-type="float">
            <text:p>4.8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8187" calcext:value-type="float">
            <text:p>0.000002818700</text:p>
          </table:table-cell>
          <table:table-cell office:value-type="float" office:value="64.6891" calcext:value-type="float">
            <text:p>64.6891</text:p>
          </table:table-cell>
          <table:table-cell table:number-columns-repeated="8"/>
        </table:table-row>
        <table:table-row table:style-name="ro2">
          <table:table-cell/>
          <table:table-cell office:value-type="float" office:value="4.91" calcext:value-type="float">
            <text:p>4.91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282517" calcext:value-type="float">
            <text:p>0.000002825170</text:p>
          </table:table-cell>
          <table:table-cell office:value-type="float" office:value="68.1921" calcext:value-type="float">
            <text:p>68.1921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05" calcext:value-type="float">
            <text:p>5.05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28349" calcext:value-type="float">
            <text:p>0.000002834900</text:p>
          </table:table-cell>
          <table:table-cell office:value-type="float" office:value="69.2221" calcext:value-type="float">
            <text:p>69.2221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2" calcext:value-type="float">
            <text:p>5.2</text:p>
          </table:table-cell>
          <table:table-cell office:value-type="float" office:value="1.00024" calcext:value-type="float">
            <text:p>1.000240000000</text:p>
          </table:table-cell>
          <table:table-cell office:value-type="float" office:value="0.00000284443" calcext:value-type="float">
            <text:p>0.000002844430</text:p>
          </table:table-cell>
          <table:table-cell office:value-type="float" office:value="70.9249" calcext:value-type="float">
            <text:p>70.92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3" calcext:value-type="float">
            <text:p>5.3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285029" calcext:value-type="float">
            <text:p>0.000002850290</text:p>
          </table:table-cell>
          <table:table-cell office:value-type="float" office:value="70.0703" calcext:value-type="float">
            <text:p>70.0703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45" calcext:value-type="float">
            <text:p>5.45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285922" calcext:value-type="float">
            <text:p>0.000002859220</text:p>
          </table:table-cell>
          <table:table-cell office:value-type="float" office:value="70.1938" calcext:value-type="float">
            <text:p>70.1938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59" calcext:value-type="float">
            <text:p>5.59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86777" calcext:value-type="float">
            <text:p>0.000002867770</text:p>
          </table:table-cell>
          <table:table-cell office:value-type="float" office:value="64.5845" calcext:value-type="float">
            <text:p>64.5845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7" calcext:value-type="float">
            <text:p>5.7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287353" calcext:value-type="float">
            <text:p>0.000002873530</text:p>
          </table:table-cell>
          <table:table-cell office:value-type="float" office:value="61.0574" calcext:value-type="float">
            <text:p>61.0574</text:p>
          </table:table-cell>
          <table:table-cell table:number-columns-repeated="8"/>
        </table:table-row>
        <table:table-row table:style-name="ro2">
          <table:table-cell/>
          <table:table-cell office:value-type="float" office:value="5.83" calcext:value-type="float">
            <text:p>5.83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288236" calcext:value-type="float">
            <text:p>0.000002882360</text:p>
          </table:table-cell>
          <table:table-cell office:value-type="float" office:value="57.206" calcext:value-type="float">
            <text:p>57.2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.00019" calcext:value-type="float">
            <text:p>1.000190000000</text:p>
          </table:table-cell>
          <table:table-cell office:value-type="float" office:value="0.00000289053" calcext:value-type="float">
            <text:p>0.000002890530</text:p>
          </table:table-cell>
          <table:table-cell office:value-type="float" office:value="56.049" calcext:value-type="float">
            <text:p>56.0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13" calcext:value-type="float">
            <text:p>6.13</text:p>
          </table:table-cell>
          <table:table-cell office:value-type="float" office:value="1.00017" calcext:value-type="float">
            <text:p>1.000170000000</text:p>
          </table:table-cell>
          <table:table-cell office:value-type="float" office:value="0.00000289857" calcext:value-type="float">
            <text:p>0.000002898570</text:p>
          </table:table-cell>
          <table:table-cell office:value-type="float" office:value="51.09" calcext:value-type="float">
            <text:p>51.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2" calcext:value-type="float">
            <text:p>6.2</text:p>
          </table:table-cell>
          <table:table-cell office:value-type="float" office:value="1.00016" calcext:value-type="float">
            <text:p>1.000160000000</text:p>
          </table:table-cell>
          <table:table-cell office:value-type="float" office:value="0.00000290141" calcext:value-type="float">
            <text:p>0.000002901410</text:p>
          </table:table-cell>
          <table:table-cell office:value-type="float" office:value="47.8833" calcext:value-type="float">
            <text:p>47.8833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35" calcext:value-type="float">
            <text:p>6.35</text:p>
          </table:table-cell>
          <table:table-cell office:value-type="float" office:value="1.00018" calcext:value-type="float">
            <text:p>1.000180000000</text:p>
          </table:table-cell>
          <table:table-cell office:value-type="float" office:value="0.00000290933" calcext:value-type="float">
            <text:p>0.000002909330</text:p>
          </table:table-cell>
          <table:table-cell office:value-type="float" office:value="53.2617" calcext:value-type="float">
            <text:p>53.2617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5" calcext:value-type="float">
            <text:p>6.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1673" calcext:value-type="float">
            <text:p>0.000002916730</text:p>
          </table:table-cell>
          <table:table-cell office:value-type="float" office:value="64.2661" calcext:value-type="float">
            <text:p>64.2661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63" calcext:value-type="float">
            <text:p>6.63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292387" calcext:value-type="float">
            <text:p>0.000002923870</text:p>
          </table:table-cell>
          <table:table-cell office:value-type="float" office:value="66.3143" calcext:value-type="float">
            <text:p>66.3143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75" calcext:value-type="float">
            <text:p>6.7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292817" calcext:value-type="float">
            <text:p>0.000002928170</text:p>
          </table:table-cell>
          <table:table-cell office:value-type="float" office:value="64.0944" calcext:value-type="float">
            <text:p>64.0944</text:p>
          </table:table-cell>
          <table:table-cell table:number-columns-repeated="8"/>
        </table:table-row>
        <table:table-row table:style-name="ro2">
          <table:table-cell/>
          <table:table-cell office:value-type="float" office:value="6.85" calcext:value-type="float">
            <text:p>6.85</text:p>
          </table:table-cell>
          <table:table-cell office:value-type="float" office:value="1.00023" calcext:value-type="float">
            <text:p>1.000230000000</text:p>
          </table:table-cell>
          <table:table-cell office:value-type="float" office:value="0.00000293278" calcext:value-type="float">
            <text:p>0.000002932780</text:p>
          </table:table-cell>
          <table:table-cell office:value-type="float" office:value="67.8081" calcext:value-type="float">
            <text:p>67.808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05" calcext:value-type="float">
            <text:p>7.05</text:p>
          </table:table-cell>
          <table:table-cell office:value-type="float" office:value="1.00024" calcext:value-type="float">
            <text:p>1.000240000000</text:p>
          </table:table-cell>
          <table:table-cell office:value-type="float" office:value="0.00000294139" calcext:value-type="float">
            <text:p>0.000002941390</text:p>
          </table:table-cell>
          <table:table-cell office:value-type="float" office:value="72.591" calcext:value-type="float">
            <text:p>72.59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16" calcext:value-type="float">
            <text:p>7.16</text:p>
          </table:table-cell>
          <table:table-cell office:value-type="float" office:value="1.00025" calcext:value-type="float">
            <text:p>1.000250000000</text:p>
          </table:table-cell>
          <table:table-cell office:value-type="float" office:value="0.0000029454" calcext:value-type="float">
            <text:p>0.000002945400</text:p>
          </table:table-cell>
          <table:table-cell office:value-type="float" office:value="73.9179" calcext:value-type="float">
            <text:p>73.91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25" calcext:value-type="float">
            <text:p>7.25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294948" calcext:value-type="float">
            <text:p>0.000002949480</text:p>
          </table:table-cell>
          <table:table-cell office:value-type="float" office:value="78.4413" calcext:value-type="float">
            <text:p>78.44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39" calcext:value-type="float">
            <text:p>7.39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295524" calcext:value-type="float">
            <text:p>0.000002955240</text:p>
          </table:table-cell>
          <table:table-cell office:value-type="float" office:value="79.923" calcext:value-type="float">
            <text:p>79.923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5" calcext:value-type="float">
            <text:p>7.5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295862" calcext:value-type="float">
            <text:p>0.000002958620</text:p>
          </table:table-cell>
          <table:table-cell office:value-type="float" office:value="82.8237" calcext:value-type="float">
            <text:p>82.82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62" calcext:value-type="float">
            <text:p>7.62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296201" calcext:value-type="float">
            <text:p>0.000002962010</text:p>
          </table:table-cell>
          <table:table-cell office:value-type="float" office:value="84.1962" calcext:value-type="float">
            <text:p>84.1962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8" calcext:value-type="float">
            <text:p>7.8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296895" calcext:value-type="float">
            <text:p>0.000002968950</text:p>
          </table:table-cell>
          <table:table-cell office:value-type="float" office:value="86.2553" calcext:value-type="float">
            <text:p>86.2553</text:p>
          </table:table-cell>
          <table:table-cell table:number-columns-repeated="8"/>
        </table:table-row>
        <table:table-row table:style-name="ro2">
          <table:table-cell/>
          <table:table-cell office:value-type="float" office:value="7.9" calcext:value-type="float">
            <text:p>7.9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297227" calcext:value-type="float">
            <text:p>0.000002972270</text:p>
          </table:table-cell>
          <table:table-cell office:value-type="float" office:value="86.955" calcext:value-type="float">
            <text:p>86.955</text:p>
          </table:table-cell>
          <table:table-cell table:number-columns-repeated="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29754" calcext:value-type="float">
            <text:p>0.000002975400</text:p>
          </table:table-cell>
          <table:table-cell office:value-type="float" office:value="85.1684" calcext:value-type="float">
            <text:p>85.1684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15" calcext:value-type="float">
            <text:p>8.15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297993" calcext:value-type="float">
            <text:p>0.000002979930</text:p>
          </table:table-cell>
          <table:table-cell office:value-type="float" office:value="91.211" calcext:value-type="float">
            <text:p>91.211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3" calcext:value-type="float">
            <text:p>8.3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298459" calcext:value-type="float">
            <text:p>0.000002984590</text:p>
          </table:table-cell>
          <table:table-cell office:value-type="float" office:value="90.6448" calcext:value-type="float">
            <text:p>90.6448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41" calcext:value-type="float">
            <text:p>8.41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298729" calcext:value-type="float">
            <text:p>0.000002987290</text:p>
          </table:table-cell>
          <table:table-cell office:value-type="float" office:value="90.1178" calcext:value-type="float">
            <text:p>90.1178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54" calcext:value-type="float">
            <text:p>8.54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299175" calcext:value-type="float">
            <text:p>0.000002991750</text:p>
          </table:table-cell>
          <table:table-cell office:value-type="float" office:value="90.4994" calcext:value-type="float">
            <text:p>90.4994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7" calcext:value-type="float">
            <text:p>8.7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299569" calcext:value-type="float">
            <text:p>0.000002995690</text:p>
          </table:table-cell>
          <table:table-cell office:value-type="float" office:value="90.3409" calcext:value-type="float">
            <text:p>90.34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85" calcext:value-type="float">
            <text:p>8.85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299972" calcext:value-type="float">
            <text:p>0.000002999720</text:p>
          </table:table-cell>
          <table:table-cell office:value-type="float" office:value="90.1333" calcext:value-type="float">
            <text:p>90.1333</text:p>
          </table:table-cell>
          <table:table-cell table:number-columns-repeated="8"/>
        </table:table-row>
        <table:table-row table:style-name="ro2">
          <table:table-cell/>
          <table:table-cell office:value-type="float" office:value="8.92" calcext:value-type="float">
            <text:p>8.92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300096" calcext:value-type="float">
            <text:p>0.000003000960</text:p>
          </table:table-cell>
          <table:table-cell office:value-type="float" office:value="90.4732" calcext:value-type="float">
            <text:p>90.4732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1" calcext:value-type="float">
            <text:p>9.1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300632" calcext:value-type="float">
            <text:p>0.000003006320</text:p>
          </table:table-cell>
          <table:table-cell office:value-type="float" office:value="90.1478" calcext:value-type="float">
            <text:p>90.1478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302" calcext:value-type="float">
            <text:p>9.302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301143" calcext:value-type="float">
            <text:p>0.000003011430</text:p>
          </table:table-cell>
          <table:table-cell office:value-type="float" office:value="85.7306" calcext:value-type="float">
            <text:p>85.73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421" calcext:value-type="float">
            <text:p>9.421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301369" calcext:value-type="float">
            <text:p>0.000003013690</text:p>
          </table:table-cell>
          <table:table-cell office:value-type="float" office:value="85.1362" calcext:value-type="float">
            <text:p>85.1362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553" calcext:value-type="float">
            <text:p>9.553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301753" calcext:value-type="float">
            <text:p>0.000003017530</text:p>
          </table:table-cell>
          <table:table-cell office:value-type="float" office:value="85.553" calcext:value-type="float">
            <text:p>85.553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685" calcext:value-type="float">
            <text:p>9.685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302125" calcext:value-type="float">
            <text:p>0.000003021250</text:p>
          </table:table-cell>
          <table:table-cell office:value-type="float" office:value="87.5755" calcext:value-type="float">
            <text:p>87.5755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818" calcext:value-type="float">
            <text:p>9.818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302334" calcext:value-type="float">
            <text:p>0.000003023340</text:p>
          </table:table-cell>
          <table:table-cell office:value-type="float" office:value="90.2609" calcext:value-type="float">
            <text:p>90.26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9.95" calcext:value-type="float">
            <text:p>9.95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302675" calcext:value-type="float">
            <text:p>0.000003026750</text:p>
          </table:table-cell>
          <table:table-cell office:value-type="float" office:value="91.241" calcext:value-type="float">
            <text:p>91.24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082" calcext:value-type="float">
            <text:p>10.082</text:p>
          </table:table-cell>
          <table:table-cell office:value-type="float" office:value="1.0003" calcext:value-type="float">
            <text:p>1.000300000000</text:p>
          </table:table-cell>
          <table:table-cell office:value-type="float" office:value="0.00000303019" calcext:value-type="float">
            <text:p>0.000003030190</text:p>
          </table:table-cell>
          <table:table-cell office:value-type="float" office:value="89.129" calcext:value-type="float">
            <text:p>89.12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228" calcext:value-type="float">
            <text:p>10.228</text:p>
          </table:table-cell>
          <table:table-cell office:value-type="float" office:value="1.00029" calcext:value-type="float">
            <text:p>1.000290000000</text:p>
          </table:table-cell>
          <table:table-cell office:value-type="float" office:value="0.00000303342" calcext:value-type="float">
            <text:p>0.000003033420</text:p>
          </table:table-cell>
          <table:table-cell office:value-type="float" office:value="85.9735" calcext:value-type="float">
            <text:p>85.9735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347" calcext:value-type="float">
            <text:p>10.347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30354" calcext:value-type="float">
            <text:p>0.000003035400</text:p>
          </table:table-cell>
          <table:table-cell office:value-type="float" office:value="84.5187" calcext:value-type="float">
            <text:p>84.518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479" calcext:value-type="float">
            <text:p>10.479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303882" calcext:value-type="float">
            <text:p>0.000003038820</text:p>
          </table:table-cell>
          <table:table-cell office:value-type="float" office:value="81.3989" calcext:value-type="float">
            <text:p>81.398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612" calcext:value-type="float">
            <text:p>10.612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304071" calcext:value-type="float">
            <text:p>0.000003040710</text:p>
          </table:table-cell>
          <table:table-cell office:value-type="float" office:value="83.5969" calcext:value-type="float">
            <text:p>83.596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744" calcext:value-type="float">
            <text:p>10.744</text:p>
          </table:table-cell>
          <table:table-cell office:value-type="float" office:value="1.00028" calcext:value-type="float">
            <text:p>1.000280000000</text:p>
          </table:table-cell>
          <table:table-cell office:value-type="float" office:value="0.0000030439" calcext:value-type="float">
            <text:p>0.000003043900</text:p>
          </table:table-cell>
          <table:table-cell office:value-type="float" office:value="83.5172" calcext:value-type="float">
            <text:p>83.517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.876" calcext:value-type="float">
            <text:p>10.876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30471" calcext:value-type="float">
            <text:p>0.000003047100</text:p>
          </table:table-cell>
          <table:table-cell office:value-type="float" office:value="79.9902" calcext:value-type="float">
            <text:p>79.990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009" calcext:value-type="float">
            <text:p>11.009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304903" calcext:value-type="float">
            <text:p>0.000003049030</text:p>
          </table:table-cell>
          <table:table-cell office:value-type="float" office:value="76.9464" calcext:value-type="float">
            <text:p>76.946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154" calcext:value-type="float">
            <text:p>11.154</text:p>
          </table:table-cell>
          <table:table-cell office:value-type="float" office:value="1.00027" calcext:value-type="float">
            <text:p>1.000270000000</text:p>
          </table:table-cell>
          <table:table-cell office:value-type="float" office:value="0.00000305198" calcext:value-type="float">
            <text:p>0.000003051980</text:p>
          </table:table-cell>
          <table:table-cell office:value-type="float" office:value="81.2034" calcext:value-type="float">
            <text:p>81.203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286" calcext:value-type="float">
            <text:p>11.286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305505" calcext:value-type="float">
            <text:p>0.000003055050</text:p>
          </table:table-cell>
          <table:table-cell office:value-type="float" office:value="77.9831" calcext:value-type="float">
            <text:p>77.983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432" calcext:value-type="float">
            <text:p>11.432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305793" calcext:value-type="float">
            <text:p>0.000003057930</text:p>
          </table:table-cell>
          <table:table-cell office:value-type="float" office:value="76.9489" calcext:value-type="float">
            <text:p>76.948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564" calcext:value-type="float">
            <text:p>11.564</text:p>
          </table:table-cell>
          <table:table-cell office:value-type="float" office:value="1.00025" calcext:value-type="float">
            <text:p>1.000250000000</text:p>
          </table:table-cell>
          <table:table-cell office:value-type="float" office:value="0.00000305982" calcext:value-type="float">
            <text:p>0.000003059820</text:p>
          </table:table-cell>
          <table:table-cell office:value-type="float" office:value="75.3971" calcext:value-type="float">
            <text:p>75.397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67" calcext:value-type="float">
            <text:p>11.67</text:p>
          </table:table-cell>
          <table:table-cell office:value-type="float" office:value="1.00025" calcext:value-type="float">
            <text:p>1.000250000000</text:p>
          </table:table-cell>
          <table:table-cell office:value-type="float" office:value="0.00000306163" calcext:value-type="float">
            <text:p>0.000003061630</text:p>
          </table:table-cell>
          <table:table-cell office:value-type="float" office:value="75.3636" calcext:value-type="float">
            <text:p>75.363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816" calcext:value-type="float">
            <text:p>11.816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306441" calcext:value-type="float">
            <text:p>0.000003064410</text:p>
          </table:table-cell>
          <table:table-cell office:value-type="float" office:value="78.1003" calcext:value-type="float">
            <text:p>78.1003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.935" calcext:value-type="float">
            <text:p>11.935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306722" calcext:value-type="float">
            <text:p>0.000003067220</text:p>
          </table:table-cell>
          <table:table-cell office:value-type="float" office:value="79.0942" calcext:value-type="float">
            <text:p>79.094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08" calcext:value-type="float">
            <text:p>12.08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306997" calcext:value-type="float">
            <text:p>0.000003069970</text:p>
          </table:table-cell>
          <table:table-cell office:value-type="float" office:value="77.1371" calcext:value-type="float">
            <text:p>77.137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213" calcext:value-type="float">
            <text:p>12.213</text:p>
          </table:table-cell>
          <table:table-cell office:value-type="float" office:value="1.00026" calcext:value-type="float">
            <text:p>1.000260000000</text:p>
          </table:table-cell>
          <table:table-cell office:value-type="float" office:value="0.00000307141" calcext:value-type="float">
            <text:p>0.000003071410</text:p>
          </table:table-cell>
          <table:table-cell office:value-type="float" office:value="77.6249" calcext:value-type="float">
            <text:p>77.62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345" calcext:value-type="float">
            <text:p>12.345</text:p>
          </table:table-cell>
          <table:table-cell office:value-type="float" office:value="1.00025" calcext:value-type="float">
            <text:p>1.000250000000</text:p>
          </table:table-cell>
          <table:table-cell office:value-type="float" office:value="0.00000307409" calcext:value-type="float">
            <text:p>0.000003074090</text:p>
          </table:table-cell>
          <table:table-cell office:value-type="float" office:value="76.1937" calcext:value-type="float">
            <text:p>76.19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477" calcext:value-type="float">
            <text:p>12.477</text:p>
          </table:table-cell>
          <table:table-cell office:value-type="float" office:value="1.00022" calcext:value-type="float">
            <text:p>1.000220000000</text:p>
          </table:table-cell>
          <table:table-cell office:value-type="float" office:value="0.00000307676" calcext:value-type="float">
            <text:p>0.000003076760</text:p>
          </table:table-cell>
          <table:table-cell office:value-type="float" office:value="66.5569" calcext:value-type="float">
            <text:p>66.556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61" calcext:value-type="float">
            <text:p>12.61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307846" calcext:value-type="float">
            <text:p>0.000003078460</text:p>
          </table:table-cell>
          <table:table-cell office:value-type="float" office:value="64.0378" calcext:value-type="float">
            <text:p>64.037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755" calcext:value-type="float">
            <text:p>12.755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308105" calcext:value-type="float">
            <text:p>0.000003081050</text:p>
          </table:table-cell>
          <table:table-cell office:value-type="float" office:value="64.0889" calcext:value-type="float">
            <text:p>64.088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.888" calcext:value-type="float">
            <text:p>12.888</text:p>
          </table:table-cell>
          <table:table-cell office:value-type="float" office:value="1.00021" calcext:value-type="float">
            <text:p>1.000210000000</text:p>
          </table:table-cell>
          <table:table-cell office:value-type="float" office:value="0.00000308373" calcext:value-type="float">
            <text:p>0.000003083730</text:p>
          </table:table-cell>
          <table:table-cell office:value-type="float" office:value="62.8316" calcext:value-type="float">
            <text:p>62.831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.007" calcext:value-type="float">
            <text:p>13.007</text:p>
          </table:table-cell>
          <table:table-cell office:value-type="float" office:value="1.0002" calcext:value-type="float">
            <text:p>1.000200000000</text:p>
          </table:table-cell>
          <table:table-cell office:value-type="float" office:value="0.00000308539" calcext:value-type="float">
            <text:p>0.000003085390</text:p>
          </table:table-cell>
          <table:table-cell office:value-type="float" office:value="61.1378" calcext:value-type="float">
            <text:p>61.1378</text:p>
          </table:table-cell>
          <table:table-cell table:number-columns-repeated="8"/>
        </table:table-row>
        <table:table-row table:style-name="ro2" table:number-rows-repeated="104698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n2841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2:32:12.631882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5:09:51.572194498</meta:creation-date>
    <meta:generator>LibreOffice/4.2.8.2$Linux_X86_64 LibreOffice_project/420m0$Build-2</meta:generator>
    <dc:date>2016-04-04T12:32:21.449254335</dc:date>
    <meta:editing-duration>P0D</meta:editing-duration>
    <meta:editing-cycles>2</meta:editing-cycles>
    <meta:document-statistic meta:table-count="2" meta:cell-count="11878" meta:object-count="0"/>
  </office:meta>
</office:document-meta>
</file>